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Hyperlink" style:data-style-name="N0">
      <style:text-properties fo:color="#0563C1" style:font-name="Arial" style:font-name-asian="Arial" style:font-name-complex="Arial" style:text-underline-style="solid" style:text-underline-type="single"/>
    </style:style>
    <style:style style:name="ce7" style:family="table-cell" style:parent-style-name="Default" style:data-style-name="N0">
      <style:text-properties style:font-name="Arial" style:font-name-asian="Arial" style:font-name-complex="Arial"/>
    </style:style>
    <style:style style:name="ce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" style:data-style-name="N0">
      <style:table-cell-properties fo:background-color="#FFFFFF"/>
      <style:text-properties fo:color="#0563C1" style:font-name="Arial" style:font-name-asian="Arial" style:font-name-complex="Arial" style:text-underline-style="solid" style:text-underline-type="single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2pt solid #BFBFB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BFBFBF" fo:border-right="2pt solid #BFBFB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BFBFBF" fo:border-right="2pt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D9D9D9" fo:border-left="2pt solid #000000" fo:border-right="2pt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000000" fo:border-bottom="thin solid #D9D9D9" fo:border-left="2pt solid #BFBFBF" fo:border-right="2pt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000000" fo:border-bottom="thin solid #D9D9D9" fo:border-left="2pt solid #BFBFBF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3">
      <style:table-cell-properties fo:border-top="2pt solid #000000" fo:border-bottom="thin solid #D9D9D9" fo:border-left="2pt solid #BFBFBF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D9D9D9" fo:border-bottom="thin solid #D9D9D9" fo:border-left="2pt solid #000000" fo:border-right="2pt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D9D9D9" fo:border-bottom="thin solid #D9D9D9" fo:border-left="2pt solid #BFBFBF" fo:border-right="2pt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D9D9D9" fo:border-bottom="thin solid #D9D9D9" fo:border-left="2pt solid #BFBFBF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3">
      <style:table-cell-properties fo:border-top="thin solid #D9D9D9" fo:border-bottom="thin solid #D9D9D9" fo:border-left="2pt solid #BFBFBF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D9D9D9" fo:border-bottom="2pt solid #000000" fo:border-left="2pt solid #BFBFBF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3">
      <style:table-cell-properties fo:border-top="thin solid #D9D9D9" fo:border-bottom="2pt solid #000000" fo:border-left="2pt solid #BFBFBF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D9D9D9" fo:border-bottom="2pt solid #000000" fo:border-left="2pt solid #000000" fo:border-right="2pt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D9D9D9" fo:border-bottom="2pt solid #000000" fo:border-left="2pt solid #BFBFBF" fo:border-right="2pt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/>
    </style:style>
    <style:style style:name="ce2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30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_32_3" style:data-style-name="N0">
      <style:table-cell-properties fo:border-top="none" fo:border-bottom="2pt solid #000000" fo:border-left="none" fo:border-right="2pt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5_32_2" style:data-style-name="N0">
      <style:table-cell-properties fo:border-top="2pt solid #000000" fo:border-bottom="2pt solid #000000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5_32_2" style:data-style-name="N0">
      <style:table-cell-properties fo:border-top="2pt solid #000000" fo:border-bottom="2pt solid #000000" fo:border-left="2pt solid #BFBFBF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2_32_3" style:data-style-name="N0">
      <style:table-cell-properties fo:border-top="none" fo:border-bottom="2pt solid #000000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2_32_3" style:data-style-name="N0">
      <style:table-cell-properties fo:border-top="none" fo:border-bottom="2pt solid #000000" fo:border-left="none" fo:border-right="2pt solid #BFBFB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_32_3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5_32_2" style:data-style-name="N0">
      <style:table-cell-properties fo:border-top="2pt solid #000000" fo:border-bottom="2pt solid #000000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5_32_2" style:data-style-name="N0">
      <style:table-cell-properties fo:border-top="2pt solid #000000" fo:border-bottom="2pt solid #000000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_32_3" style:data-style-name="N3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_32_3" style:data-style-name="N3">
      <style:table-cell-properties fo:border-top="2pt solid #000000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32_2_32_3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2_32_3" style:data-style-name="N36">
      <style:table-cell-properties fo:border-top="2pt solid #000000" fo:border-bottom="2pt solid #000000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_32_3" style:data-style-name="N36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5_32_2" style:data-style-name="N0">
      <style:table-cell-properties fo:border-top="2pt solid #000000" fo:border-bottom="none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5_32_2" style:data-style-name="N0">
      <style:table-cell-properties fo:border-top="2pt solid #000000" fo:border-bottom="none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_32_3" style:data-style-name="N3">
      <style:table-cell-properties fo:border-top="none" fo:border-bottom="none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32_2_32_3" style:data-style-name="N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_32_3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_32_3" style:data-style-name="N36">
      <style:table-cell-properties fo:border-top="none" fo:border-bottom="none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_32_3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5_32_2" style:data-style-name="N0">
      <style:table-cell-properties fo:border-top="none" fo:border-bottom="none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5_32_2" style:data-style-name="N0">
      <style:table-cell-properties fo:border-top="none" fo:border-bottom="none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5_32_2" style:data-style-name="N0">
      <style:table-cell-properties fo:border-top="none" fo:border-bottom="none" fo:border-left="2pt solid #BFBFBF" fo:border-right="2pt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5_32_2" style:data-style-name="N0">
      <style:table-cell-properties fo:border-top="none" fo:border-bottom="2pt solid #000000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5_32_2" style:data-style-name="N0">
      <style:table-cell-properties fo:border-top="none" fo:border-bottom="2pt solid #000000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Normal_32_2_32_3" style:data-style-name="N3">
      <style:table-cell-properties fo:border-top="none" fo:border-bottom="2pt solid #000000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2_32_3" style:data-style-name="N3">
      <style:table-cell-properties fo:border-top="none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Normal_32_2_32_3" style:data-style-name="N36">
      <style:table-cell-properties fo:border-top="none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Normal_32_2_32_3" style:data-style-name="N36">
      <style:table-cell-properties fo:border-top="none" fo:border-bottom="2pt solid #000000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Normal_32_2_32_3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2_2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/>
    </style:style>
    <style:style style:name="ce70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Hyperlink" style:data-style-name="N0">
      <style:text-properties fo:color="#0563C1" style:text-underline-style="solid" style:text-underline-type="single"/>
    </style:style>
    <style:style style:name="ce74" style:family="table-cell" style:parent-style-name="Normal_32_2_32_3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Hyperlink_32_2" style:data-style-name="N0">
      <style:table-cell-properties fo:background-color="#FFFFFF"/>
      <style:text-properties fo:color="#0563C1" style:font-name="Arial" style:font-name-asian="Arial" style:font-name-complex="Arial" style:text-underline-style="solid" style:text-underline-type="single"/>
    </style:style>
    <style:style style:name="ce76" style:family="table-cell" style:parent-style-name="Normal_32_2" style:data-style-name="N0">
      <style:table-cell-properties style:vertical-align="automatic" fo:background-color="#FFFFFF"/>
    </style:style>
    <style:style style:name="ce77" style:family="table-cell" style:parent-style-name="Normal_32_2" style:data-style-name="N0">
      <style:table-cell-properties style:vertical-align="automatic" fo:background-color="#FFFFFF"/>
      <style:text-properties fo:color="#FF0000" fo:font-style="italic" style:font-style-asian="italic" style:font-style-complex="italic"/>
    </style:style>
    <style:style style:name="ce78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Normal_32_5_32_2" style:data-style-name="N0">
      <style:table-cell-properties fo:border-top="2pt solid #000000" fo:border-bottom="2pt solid #000000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1" style:family="table-cell" style:parent-style-name="Normal_32_2_32_3" style:data-style-name="N0">
      <style:table-cell-properties fo:border-top="2pt solid #000000" fo:border-bottom="none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32_2_32_3" style:data-style-name="N0">
      <style:table-cell-properties fo:border-top="2pt solid #000000" fo:border-bottom="none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2_32_3" style:data-style-name="N0">
      <style:table-cell-properties fo:border-top="2pt solid #000000" fo:border-bottom="none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_32_3" style:data-style-name="N0">
      <style:table-cell-properties fo:border-top="2pt solid #000000" fo:border-bottom="none" fo:border-left="2pt solid #BFBFBF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_32_3" style:data-style-name="N3">
      <style:table-cell-properties fo:border-top="2pt solid #000000" fo:border-bottom="none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Normal_32_2_32_3" style:data-style-name="N3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Normal_32_2_32_3" style:data-style-name="N36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Normal_32_2_32_3" style:data-style-name="N36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Normal_32_2_32_3" style:data-style-name="N36">
      <style:table-cell-properties fo:border-top="2pt solid #000000" fo:border-bottom="none" fo:border-left="none" fo:border-right="2pt solid #BFBFB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Normal_32_2_32_3" style:data-style-name="N0">
      <style:table-cell-properties fo:border-top="none" fo:border-bottom="none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Normal_32_2_32_3" style:data-style-name="N0">
      <style:table-cell-properties fo:border-top="none" fo:border-bottom="none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2" style:family="table-cell" style:parent-style-name="Normal_32_2_32_3" style:data-style-name="N0">
      <style:table-cell-properties fo:border-top="none" fo:border-bottom="none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3" style:family="table-cell" style:parent-style-name="Normal_32_2_32_3" style:data-style-name="N0">
      <style:table-cell-properties fo:border-top="none" fo:border-bottom="none" fo:border-left="2pt solid #BFBFBF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4" style:family="table-cell" style:parent-style-name="Normal_32_2_32_3" style:data-style-name="N3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Normal_32_2_32_3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Normal_32_2_32_3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_32_3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8" style:family="table-cell" style:parent-style-name="Normal_32_2_32_3" style:data-style-name="N36">
      <style:table-cell-properties fo:border-top="none" fo:border-bottom="none" fo:border-left="none" fo:border-right="2pt solid #BFBFB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32_2_32_3" style:data-style-name="N0">
      <style:table-cell-properties fo:border-top="none" fo:border-bottom="2pt solid #000000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0" style:family="table-cell" style:parent-style-name="Normal_32_2_32_3" style:data-style-name="N0">
      <style:table-cell-properties fo:border-top="none" fo:border-bottom="2pt solid #000000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Normal_32_2_32_3" style:data-style-name="N0">
      <style:table-cell-properties fo:border-top="none" fo:border-bottom="2pt solid #000000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2" style:family="table-cell" style:parent-style-name="Normal_32_2_32_3" style:data-style-name="N0">
      <style:table-cell-properties fo:border-top="none" fo:border-bottom="2pt solid #000000" fo:border-left="2pt solid #BFBFBF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_32_3" style:data-style-name="N3">
      <style:table-cell-properties fo:border-top="none" fo:border-bottom="2pt solid #000000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Normal_32_2_32_3" style:data-style-name="N3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5" style:family="table-cell" style:parent-style-name="Normal_32_2_32_3" style:data-style-name="N36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2_32_3" style:data-style-name="N36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7" style:family="table-cell" style:parent-style-name="Normal_32_2_32_3" style:data-style-name="N36">
      <style:table-cell-properties fo:border-top="none" fo:border-bottom="2pt solid #000000" fo:border-left="none" fo:border-right="2pt solid #BFBFB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8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9" style:family="table-cell" style:parent-style-name="Normal_32_2_32_3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1" style:family="table-cell" style:parent-style-name="Normal_32_2_32_3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2" style:family="table-cell" style:parent-style-name="Normal_32_2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4" style:family="table-cell" style:parent-style-name="Normal_32_2" style:data-style-name="N0">
      <style:table-cell-properties style:vertical-align="automatic" fo:background-color="transparent"/>
    </style:style>
    <style:style style:name="ce115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6" style:family="table-cell" style:parent-style-name="Normal_32_2_32_3" style:data-style-name="N0">
      <style:table-cell-properties fo:border-top="2pt solid #000000" fo:border-bottom="none" fo:border-left="2pt solid #000000" fo:border-right="2pt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automatic" fo:wrap-option="wrap"/>
    </style:style>
    <style:style style:name="ce1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20" style:family="table-cell" style:parent-style-name="Default" style:data-style-name="N0">
      <style:text-properties fo:font-size="10pt" style:font-size-asian="10pt" style:font-size-complex="10pt"/>
    </style:style>
    <style:style style:name="ce121" style:family="table-cell" style:parent-style-name="Normal_32_2" style:data-style-name="N0">
      <style:table-cell-properties fo:border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fo:border-top="2pt solid #000000" fo:border-bottom="2pt solid #000000" fo:border-left="2pt solid #000000" fo:border-right="2pt solid #BFBFBF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2pt solid #000000" fo:border-bottom="2pt solid #000000" fo:border-left="2pt solid #BFBFBF" fo:border-right="2pt solid #BFBFBF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2pt solid #000000" fo:border-bottom="2pt solid #000000" fo:border-left="2pt solid #BFBFBF" fo:border-right="2pt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19">
      <style:table-cell-properties fo:border-top="2pt solid #000000" fo:border-bottom="2pt solid #D9D9D9" fo:border-left="2pt solid #000000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6" style:family="table-cell" style:parent-style-name="Normal_32_2" style:data-style-name="N2">
      <style:table-cell-properties fo:border-top="2pt solid #000000" fo:border-bottom="2pt solid #D9D9D9" fo:border-left="2pt solid #000000" fo:border-right="2pt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7" style:family="table-cell" style:parent-style-name="Normal_32_2" style:data-style-name="N2">
      <style:table-cell-properties fo:border-top="2pt solid #000000" fo:border-bottom="2pt solid #D9D9D9" fo:border-left="2pt solid #BFBFBF" fo:border-right="2pt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2" style:data-style-name="N2">
      <style:table-cell-properties fo:border-top="2pt solid #000000" fo:border-bottom="2pt solid #D9D9D9" fo:border-left="2pt solid #BFBFBF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9" style:family="table-cell" style:parent-style-name="Normal_32_2" style:data-style-name="N19">
      <style:table-cell-properties fo:border-top="2pt solid #D9D9D9" fo:border-bottom="2pt solid #D9D9D9" fo:border-left="2pt solid #000000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0" style:family="table-cell" style:parent-style-name="Normal_32_2" style:data-style-name="N2">
      <style:table-cell-properties fo:border-top="2pt solid #D9D9D9" fo:border-bottom="2pt solid #D9D9D9" fo:border-left="2pt solid #000000" fo:border-right="2pt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1" style:family="table-cell" style:parent-style-name="Normal_32_2" style:data-style-name="N2">
      <style:table-cell-properties fo:border-top="2pt solid #D9D9D9" fo:border-bottom="2pt solid #D9D9D9" fo:border-left="2pt solid #BFBFBF" fo:border-right="2pt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Normal_32_2" style:data-style-name="N2">
      <style:table-cell-properties fo:border-top="2pt solid #D9D9D9" fo:border-bottom="2pt solid #D9D9D9" fo:border-left="2pt solid #BFBFBF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3" style:family="table-cell" style:parent-style-name="Normal_32_2" style:data-style-name="N19">
      <style:table-cell-properties fo:border-top="2pt solid #D9D9D9" fo:border-bottom="2pt solid #000000" fo:border-left="2pt solid #000000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4" style:family="table-cell" style:parent-style-name="Normal_32_2" style:data-style-name="N2">
      <style:table-cell-properties fo:border-top="2pt solid #D9D9D9" fo:border-bottom="2pt solid #000000" fo:border-left="2pt solid #000000" fo:border-right="2pt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5" style:family="table-cell" style:parent-style-name="Normal_32_2" style:data-style-name="N2">
      <style:table-cell-properties fo:border-top="2pt solid #D9D9D9" fo:border-bottom="2pt solid #000000" fo:border-left="2pt solid #BFBFBF" fo:border-right="2pt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6" style:family="table-cell" style:parent-style-name="Normal_32_2" style:data-style-name="N2">
      <style:table-cell-properties fo:border-top="2pt solid #D9D9D9" fo:border-bottom="2pt solid #000000" fo:border-left="2pt solid #BFBFBF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style="italic" style:font-style-asian="italic" style:font-style-complex="italic"/>
    </style:style>
    <style:style style:name="ce139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140" style:family="table-cell" style:parent-style-name="Default" style:data-style-name="N0">
      <style:table-cell-properties fo:border-top="2pt solid #000000" fo:border-bottom="2pt solid #000000" fo:border-left="2pt solid #BFBFBF" fo:border-right="2pt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none" fo:border-bottom="2pt solid #000000" fo:border-left="2pt solid #BFBFBF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142" style:family="table-cell" style:parent-style-name="Default" style:data-style-name="N3">
      <style:table-cell-properties fo:border-top="none" fo:border-bottom="2pt solid #000000" fo:border-left="2pt solid #BFBFBF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143" style:family="table-cell" style:parent-style-name="Default" style:data-style-name="N0">
      <style:text-properties fo:color="#FF0000" style:font-name="Arial" style:font-name-asian="Arial" style:font-name-complex="Arial" fo:font-size="10pt" style:font-size-asian="10pt" style:font-size-complex="10pt"/>
    </style:style>
    <style:style style:name="ce144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46" style:family="table-cell" style:parent-style-name="Normal_32_5_32_2" style:data-style-name="N0">
      <style:table-cell-properties fo:border-top="2pt solid #000000" fo:border-bottom="thin solid #D9D9D9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7" style:family="table-cell" style:parent-style-name="Normal_32_5_32_2" style:data-style-name="N0">
      <style:table-cell-properties fo:border-top="2pt solid #000000" fo:border-bottom="thin solid #D9D9D9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8" style:family="table-cell" style:parent-style-name="Normal_32_2_32_3" style:data-style-name="N3">
      <style:table-cell-properties fo:border-top="2pt solid #000000" fo:border-bottom="thin solid #D9D9D9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49" style:family="table-cell" style:parent-style-name="Normal_32_2_32_3" style:data-style-name="N3">
      <style:table-cell-properties fo:border-top="2pt solid #000000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0" style:family="table-cell" style:parent-style-name="Normal_32_2_32_3" style:data-style-name="N36">
      <style:table-cell-properties fo:border-top="2pt solid #000000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1" style:family="table-cell" style:parent-style-name="Normal_32_2_32_3" style:data-style-name="N36">
      <style:table-cell-properties fo:border-top="2pt solid #000000" fo:border-bottom="thin solid #D9D9D9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2" style:family="table-cell" style:parent-style-name="Normal_32_2_32_3" style:data-style-name="N36">
      <style:table-cell-properties fo:border-top="2pt solid #000000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3" style:family="table-cell" style:parent-style-name="Normal_32_5_32_2" style:data-style-name="N0">
      <style:table-cell-properties fo:border-top="thin solid #D9D9D9" fo:border-bottom="thin solid #D9D9D9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4" style:family="table-cell" style:parent-style-name="Normal_32_5_32_2" style:data-style-name="N0">
      <style:table-cell-properties fo:border-top="thin solid #D9D9D9" fo:border-bottom="thin solid #D9D9D9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5" style:family="table-cell" style:parent-style-name="Normal_32_2_32_3" style:data-style-name="N3">
      <style:table-cell-properties fo:border-top="thin solid #D9D9D9" fo:border-bottom="thin solid #D9D9D9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6" style:family="table-cell" style:parent-style-name="Normal_32_2_32_3" style:data-style-name="N3">
      <style:table-cell-properties fo:border-top="thin solid #D9D9D9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7" style:family="table-cell" style:parent-style-name="Normal_32_2_32_3" style:data-style-name="N36">
      <style:table-cell-properties fo:border-top="thin solid #D9D9D9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8" style:family="table-cell" style:parent-style-name="Normal_32_2_32_3" style:data-style-name="N36">
      <style:table-cell-properties fo:border-top="thin solid #D9D9D9" fo:border-bottom="thin solid #D9D9D9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9" style:family="table-cell" style:parent-style-name="Normal_32_2_32_3" style:data-style-name="N36">
      <style:table-cell-properties fo:border-top="thin solid #D9D9D9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0" style:family="table-cell" style:parent-style-name="Normal_32_5_32_2" style:data-style-name="N0">
      <style:table-cell-properties fo:border-top="thin solid #D9D9D9" fo:border-bottom="thin solid #D9D9D9" fo:border-left="2pt solid #BFBFBF" fo:border-right="2pt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1" style:family="table-cell" style:parent-style-name="Normal_32_5_32_2" style:data-style-name="N0">
      <style:table-cell-properties fo:border-top="thin solid #D9D9D9" fo:border-bottom="2pt solid #000000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2" style:family="table-cell" style:parent-style-name="Normal_32_5_32_2" style:data-style-name="N0">
      <style:table-cell-properties fo:border-top="thin solid #D9D9D9" fo:border-bottom="2pt solid #000000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3" style:family="table-cell" style:parent-style-name="Normal_32_2_32_3" style:data-style-name="N3">
      <style:table-cell-properties fo:border-top="thin solid #D9D9D9" fo:border-bottom="2pt solid #000000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4" style:family="table-cell" style:parent-style-name="Normal_32_2_32_3" style:data-style-name="N3">
      <style:table-cell-properties fo:border-top="thin solid #D9D9D9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5" style:family="table-cell" style:parent-style-name="Normal_32_2_32_3" style:data-style-name="N36">
      <style:table-cell-properties fo:border-top="thin solid #D9D9D9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6" style:family="table-cell" style:parent-style-name="Normal_32_2_32_3" style:data-style-name="N36">
      <style:table-cell-properties fo:border-top="thin solid #D9D9D9" fo:border-bottom="2pt solid #000000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7" style:family="table-cell" style:parent-style-name="Normal_32_2_32_3" style:data-style-name="N36">
      <style:table-cell-properties fo:border-top="thin solid #D9D9D9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8" style:family="table-cell" style:parent-style-name="Default" style:data-style-name="N3">
      <style:text-properties style:font-name="Arial" style:font-name-asian="Arial" style:font-name-complex="Arial" fo:font-size="10pt" style:font-size-asian="10pt" style:font-size-complex="10pt"/>
    </style:style>
    <style:style style:name="ce16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0" style:family="table-cell" style:parent-style-name="Default" style:data-style-name="N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1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2" style:family="table-cell" style:parent-style-name="Hyperlink_32_2" style:data-style-name="N0"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73" style:family="table-cell" style:parent-style-name="Hyperlink_32_2" style:data-style-name="N0">
      <style:table-cell-properties fo:border-top="none" fo:border-bottom="2pt solid #000000" fo:border-left="none" fo:border-right="none" fo:background-color="#FFFFFF"/>
      <style:text-properties fo:color="#0563C1" style:font-name="Arial" style:font-name-asian="Arial" style:font-name-complex="Arial" style:text-underline-style="solid" style:text-underline-type="single"/>
    </style:style>
    <style:style style:name="ce17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5" style:family="table-cell" style:parent-style-name="Default" style:data-style-name="N0">
      <style:table-cell-properties fo:border-top="2pt solid #000000" fo:border-bottom="none" fo:border-left="2pt solid #000000" fo:border-right="2pt solid #BFBFB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_32_3" style:data-style-name="N0">
      <style:table-cell-properties fo:border-top="2pt solid #000000" fo:border-bottom="none" fo:border-left="2pt solid #BFBFBF" fo:border-right="2pt solid #BFBFBF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7" style:family="table-cell" style:parent-style-name="Normal_32_2_32_3" style:data-style-name="N0">
      <style:table-cell-properties fo:border-top="2pt solid #000000" fo:border-bottom="none" fo:border-left="2pt solid #BFBFBF" fo:border-right="2pt solid #BFBFBF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8" style:family="table-cell" style:parent-style-name="Normal_32_2_32_3" style:data-style-name="N0">
      <style:table-cell-properties fo:border-top="2pt solid #000000" fo:border-bottom="none" fo:border-left="2pt solid #BFBFBF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9" style:family="table-cell" style:parent-style-name="Normal_32_2_32_3" style:data-style-name="N0">
      <style:table-cell-properties fo:border-top="none" fo:border-bottom="2pt solid #000000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_32_5_32_2" style:data-style-name="N0">
      <style:table-cell-properties fo:border-top="none" fo:border-bottom="2pt solid #000000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1" style:family="table-cell" style:parent-style-name="Normal_32_5_32_2" style:data-style-name="N0">
      <style:table-cell-properties fo:border-top="none" fo:border-bottom="2pt solid #000000" fo:border-left="2pt solid #BFBFBF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2" style:family="table-cell" style:parent-style-name="Normal_32_2_32_3" style:data-style-name="N0">
      <style:table-cell-properties fo:border-top="2pt solid #000000" fo:border-bottom="thin solid #D9D9D9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83" style:family="table-cell" style:parent-style-name="Normal_32_2_32_3" style:data-style-name="N0">
      <style:table-cell-properties fo:border-top="2pt solid #000000" fo:border-bottom="thin solid #D9D9D9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84" style:family="table-cell" style:parent-style-name="Normal_32_2_32_3" style:data-style-name="N0">
      <style:table-cell-properties fo:border-top="2pt solid #000000" fo:border-bottom="thin solid #D9D9D9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5" style:family="table-cell" style:parent-style-name="Normal_32_2_32_3" style:data-style-name="N0">
      <style:table-cell-properties fo:border-top="2pt solid #000000" fo:border-bottom="thin solid #D9D9D9" fo:border-left="2pt solid #BFBFBF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6" style:family="table-cell" style:parent-style-name="Normal_32_2_32_3" style:data-style-name="N3">
      <style:table-cell-properties fo:border-top="2pt solid #000000" fo:border-bottom="thin solid #D9D9D9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7" style:family="table-cell" style:parent-style-name="Normal_32_2_32_3" style:data-style-name="N3">
      <style:table-cell-properties fo:border-top="2pt solid #000000" fo:border-bottom="thin solid #D9D9D9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8" style:family="table-cell" style:parent-style-name="Normal_32_2_32_3" style:data-style-name="N36">
      <style:table-cell-properties fo:border-top="2pt solid #000000" fo:border-bottom="thin solid #D9D9D9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9" style:family="table-cell" style:parent-style-name="Normal_32_2_32_3" style:data-style-name="N36">
      <style:table-cell-properties fo:border-top="2pt solid #000000" fo:border-bottom="thin solid #D9D9D9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0" style:family="table-cell" style:parent-style-name="Default" style:data-style-name="N3"/>
    <style:style style:name="ce191" style:family="table-cell" style:parent-style-name="Normal_32_2_32_3" style:data-style-name="N0">
      <style:table-cell-properties fo:border-top="thin solid #D9D9D9" fo:border-bottom="thin solid #D9D9D9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2" style:family="table-cell" style:parent-style-name="Normal_32_2_32_3" style:data-style-name="N0">
      <style:table-cell-properties fo:border-top="thin solid #D9D9D9" fo:border-bottom="thin solid #D9D9D9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3" style:family="table-cell" style:parent-style-name="Normal_32_2_32_3" style:data-style-name="N0">
      <style:table-cell-properties fo:border-top="thin solid #D9D9D9" fo:border-bottom="thin solid #D9D9D9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4" style:family="table-cell" style:parent-style-name="Normal_32_2_32_3" style:data-style-name="N0">
      <style:table-cell-properties fo:border-top="thin solid #D9D9D9" fo:border-bottom="thin solid #D9D9D9" fo:border-left="2pt solid #BFBFBF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5" style:family="table-cell" style:parent-style-name="Normal_32_2_32_3" style:data-style-name="N3">
      <style:table-cell-properties fo:border-top="thin solid #D9D9D9" fo:border-bottom="thin solid #D9D9D9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6" style:family="table-cell" style:parent-style-name="Normal_32_2_32_3" style:data-style-name="N3">
      <style:table-cell-properties fo:border-top="thin solid #D9D9D9" fo:border-bottom="thin solid #D9D9D9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7" style:family="table-cell" style:parent-style-name="Normal_32_2_32_3" style:data-style-name="N36">
      <style:table-cell-properties fo:border-top="thin solid #D9D9D9" fo:border-bottom="thin solid #D9D9D9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8" style:family="table-cell" style:parent-style-name="Normal_32_2_32_3" style:data-style-name="N36">
      <style:table-cell-properties fo:border-top="thin solid #D9D9D9" fo:border-bottom="thin solid #D9D9D9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9" style:family="table-cell" style:parent-style-name="Normal_32_2_32_3" style:data-style-name="N0">
      <style:table-cell-properties fo:border-top="thin solid #D9D9D9" fo:border-bottom="2pt solid #000000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0" style:family="table-cell" style:parent-style-name="Normal_32_2_32_3" style:data-style-name="N0">
      <style:table-cell-properties fo:border-top="thin solid #D9D9D9" fo:border-bottom="2pt solid #000000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1" style:family="table-cell" style:parent-style-name="Normal_32_2_32_3" style:data-style-name="N0">
      <style:table-cell-properties fo:border-top="thin solid #D9D9D9" fo:border-bottom="2pt solid #000000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2" style:family="table-cell" style:parent-style-name="Normal_32_2_32_3" style:data-style-name="N0">
      <style:table-cell-properties fo:border-top="thin solid #D9D9D9" fo:border-bottom="2pt solid #000000" fo:border-left="2pt solid #BFBFBF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3" style:family="table-cell" style:parent-style-name="Normal_32_2_32_3" style:data-style-name="N3">
      <style:table-cell-properties fo:border-top="thin solid #D9D9D9" fo:border-bottom="2pt solid #000000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4" style:family="table-cell" style:parent-style-name="Normal_32_2_32_3" style:data-style-name="N3">
      <style:table-cell-properties fo:border-top="thin solid #D9D9D9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5" style:family="table-cell" style:parent-style-name="Normal_32_2_32_3" style:data-style-name="N36">
      <style:table-cell-properties fo:border-top="thin solid #D9D9D9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6" style:family="table-cell" style:parent-style-name="Normal_32_2_32_3" style:data-style-name="N36">
      <style:table-cell-properties fo:border-top="thin solid #D9D9D9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7" style:family="table-cell" style:parent-style-name="Default" style:data-style-name="N37">
      <style:table-cell-properties fo:border-top="thin solid #D9D9D9" fo:border-bottom="2pt solid #000000" fo:border-left="none" fo:border-right="none"/>
    </style:style>
    <style:style style:name="ce20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09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0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11" style:family="table-cell" style:parent-style-name="Default" style:data-style-name="N0">
      <style:table-cell-properties fo:background-color="transparent"/>
    </style:style>
    <style:style style:name="ce212" style:family="table-cell" style:parent-style-name="Hyperlink_32_2" style:data-style-name="N0">
      <style:text-properties fo:color="#0563C1" style:font-name="Arial" style:font-name-asian="Arial" style:font-name-complex="Arial" style:text-underline-style="solid" style:text-underline-type="single"/>
    </style:style>
    <style:style style:name="ce21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214" style:family="table-cell" style:parent-style-name="Normal_32_2_32_3" style:data-style-name="N0">
      <style:table-cell-properties fo:border-top="none" fo:border-bottom="none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5" style:family="table-cell" style:parent-style-name="Normal_32_5" style:data-style-name="N0">
      <style:table-cell-properties fo:border-top="2pt solid #000000" fo:border-bottom="2pt solid #000000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6" style:family="table-cell" style:parent-style-name="Normal_32_5" style:data-style-name="N0">
      <style:table-cell-properties fo:border-top="2pt solid #000000" fo:border-bottom="2pt solid #000000" fo:border-left="2pt solid #BFBFBF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7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8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9" style:family="table-cell" style:parent-style-name="Normal_32_2" style:data-style-name="N0">
      <style:table-cell-properties fo:border-top="2pt solid #000000" fo:border-bottom="2pt solid #000000" fo:border-left="none" fo:border-right="2pt solid #BFBFB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0" style:family="table-cell" style:parent-style-name="Normal_32_2" style:data-style-name="N0">
      <style:table-cell-properties fo:border-top="2pt solid #000000" fo:border-bottom="2pt solid #000000" fo:border-left="2pt solid #BFBFB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1" style:family="table-cell" style:parent-style-name="Normal_32_2" style:data-style-name="N0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2" style:family="table-cell" style:parent-style-name="Normal_32_2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3" style:family="table-cell" style:parent-style-name="Normal_32_5" style:data-style-name="N0">
      <style:table-cell-properties fo:border-top="2pt solid #000000" fo:border-bottom="thin solid #D9D9D9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4" style:family="table-cell" style:parent-style-name="Normal_32_5" style:data-style-name="N0">
      <style:table-cell-properties fo:border-top="2pt solid #000000" fo:border-bottom="thin solid #D9D9D9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5" style:family="table-cell" style:parent-style-name="Normal_32_2" style:data-style-name="N3">
      <style:table-cell-properties fo:border-top="2pt solid #000000" fo:border-bottom="thin solid #D9D9D9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26" style:family="table-cell" style:parent-style-name="Normal_32_2" style:data-style-name="N36">
      <style:table-cell-properties fo:border-top="2pt solid #000000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27" style:family="table-cell" style:parent-style-name="Normal_32_2" style:data-style-name="N36">
      <style:table-cell-properties fo:border-top="2pt solid #000000" fo:border-bottom="thin solid #D9D9D9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28" style:family="table-cell" style:parent-style-name="Normal_32_2" style:data-style-name="N3">
      <style:table-cell-properties fo:border-top="2pt solid #000000" fo:border-bottom="thin solid #D9D9D9" fo:border-left="2pt solid #BFBFBF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29" style:family="table-cell" style:parent-style-name="Normal_32_2" style:data-style-name="N3">
      <style:table-cell-properties fo:border-top="2pt solid #000000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0" style:family="table-cell" style:parent-style-name="Normal_32_2" style:data-style-name="N36">
      <style:table-cell-properties fo:border-top="2pt solid #000000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1" style:family="table-cell" style:parent-style-name="Normal_32_2" style:data-style-name="N36">
      <style:table-cell-properties fo:border-top="2pt solid #000000" fo:border-bottom="thin solid #D9D9D9" fo:border-left="2pt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2" style:family="table-cell" style:parent-style-name="Normal_32_5" style:data-style-name="N0">
      <style:table-cell-properties fo:border-top="thin solid #D9D9D9" fo:border-bottom="thin solid #D9D9D9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33" style:family="table-cell" style:parent-style-name="Normal_32_5" style:data-style-name="N0">
      <style:table-cell-properties fo:border-top="thin solid #D9D9D9" fo:border-bottom="thin solid #D9D9D9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34" style:family="table-cell" style:parent-style-name="Normal_32_2" style:data-style-name="N3">
      <style:table-cell-properties fo:border-top="thin solid #D9D9D9" fo:border-bottom="thin solid #D9D9D9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5" style:family="table-cell" style:parent-style-name="Normal_32_2" style:data-style-name="N36">
      <style:table-cell-properties fo:border-top="thin solid #D9D9D9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6" style:family="table-cell" style:parent-style-name="Normal_32_2" style:data-style-name="N36">
      <style:table-cell-properties fo:border-top="thin solid #D9D9D9" fo:border-bottom="thin solid #D9D9D9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7" style:family="table-cell" style:parent-style-name="Normal_32_2" style:data-style-name="N3">
      <style:table-cell-properties fo:border-top="thin solid #D9D9D9" fo:border-bottom="thin solid #D9D9D9" fo:border-left="2pt solid #BFBFBF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8" style:family="table-cell" style:parent-style-name="Normal_32_2" style:data-style-name="N3">
      <style:table-cell-properties fo:border-top="thin solid #D9D9D9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9" style:family="table-cell" style:parent-style-name="Normal_32_2" style:data-style-name="N36">
      <style:table-cell-properties fo:border-top="thin solid #D9D9D9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40" style:family="table-cell" style:parent-style-name="Normal_32_2" style:data-style-name="N36">
      <style:table-cell-properties fo:border-top="thin solid #D9D9D9" fo:border-bottom="thin solid #D9D9D9" fo:border-left="2pt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1" style:family="table-cell" style:parent-style-name="Normal_32_5" style:data-style-name="N0">
      <style:table-cell-properties fo:border-top="thin solid #D9D9D9" fo:border-bottom="thin solid #D9D9D9" fo:border-left="2pt solid #BFBFBF" fo:border-right="2pt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2" style:family="table-cell" style:parent-style-name="Normal_32_5" style:data-style-name="N0">
      <style:table-cell-properties fo:border-top="thin solid #D9D9D9" fo:border-bottom="2pt solid #000000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3" style:family="table-cell" style:parent-style-name="Normal_32_5" style:data-style-name="N0">
      <style:table-cell-properties fo:border-top="thin solid #D9D9D9" fo:border-bottom="2pt solid #000000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4" style:family="table-cell" style:parent-style-name="Normal_32_2" style:data-style-name="N3">
      <style:table-cell-properties fo:border-top="thin solid #D9D9D9" fo:border-bottom="2pt solid #000000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45" style:family="table-cell" style:parent-style-name="Normal_32_2" style:data-style-name="N36">
      <style:table-cell-properties fo:border-top="thin solid #D9D9D9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46" style:family="table-cell" style:parent-style-name="Normal_32_2" style:data-style-name="N36">
      <style:table-cell-properties fo:border-top="thin solid #D9D9D9" fo:border-bottom="2pt solid #000000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47" style:family="table-cell" style:parent-style-name="Normal_32_2" style:data-style-name="N3">
      <style:table-cell-properties fo:border-top="thin solid #D9D9D9" fo:border-bottom="2pt solid #000000" fo:border-left="2pt solid #BFBFBF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48" style:family="table-cell" style:parent-style-name="Normal_32_2" style:data-style-name="N3">
      <style:table-cell-properties fo:border-top="thin solid #D9D9D9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49" style:family="table-cell" style:parent-style-name="Normal_32_2" style:data-style-name="N36">
      <style:table-cell-properties fo:border-top="thin solid #D9D9D9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50" style:family="table-cell" style:parent-style-name="Normal_32_2" style:data-style-name="N36">
      <style:table-cell-properties fo:border-top="thin solid #D9D9D9" fo:border-bottom="2pt solid #000000" fo:border-left="2pt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1" style:family="table-cell" style:parent-style-name="Normal_32_5" style:data-style-name="N0">
      <style:table-cell-properties fo:border-top="2pt solid #000000" fo:border-bottom="2pt solid #000000" fo:border-left="2pt solid #000000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2" style:family="table-cell" style:parent-style-name="Normal_32_5" style:data-style-name="N0">
      <style:table-cell-properties fo:border-top="2pt solid #000000" fo:border-bottom="2pt solid #000000" fo:border-left="2pt solid #BFBFBF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3" style:family="table-cell" style:parent-style-name="Default" style:data-style-name="N3">
      <style:table-cell-properties fo:border-top="2pt solid #000000" fo:border-bottom="2pt solid #000000" fo:border-left="2pt solid #000000" fo:border-right="none"/>
      <style:text-properties style:font-name="Arial" style:font-name-asian="Arial" style:font-name-complex="Arial" fo:font-size="10pt" style:font-size-asian="10pt" style:font-size-complex="10pt"/>
    </style:style>
    <style:style style:name="ce254" style:family="table-cell" style:parent-style-name="Default" style:data-style-name="N36">
      <style:table-cell-properties fo:border-top="2pt solid #000000" fo:border-bottom="2pt solid #000000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255" style:family="table-cell" style:parent-style-name="Default" style:data-style-name="N36">
      <style:table-cell-properties fo:border-top="2pt solid #000000" fo:border-bottom="2pt solid #000000" fo:border-left="none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256" style:family="table-cell" style:parent-style-name="Default" style:data-style-name="N3">
      <style:table-cell-properties fo:border-top="2pt solid #000000" fo:border-bottom="2pt solid #000000" fo:border-left="2pt solid #BFBFBF" fo:border-right="none"/>
      <style:text-properties style:font-name="Arial" style:font-name-asian="Arial" style:font-name-complex="Arial" fo:font-size="10pt" style:font-size-asian="10pt" style:font-size-complex="10pt"/>
    </style:style>
    <style:style style:name="ce257" style:family="table-cell" style:parent-style-name="Default" style:data-style-name="N3">
      <style:table-cell-properties fo:border-top="2pt solid #000000" fo:border-bottom="2pt solid #000000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258" style:family="table-cell" style:parent-style-name="Default" style:data-style-name="N36">
      <style:table-cell-properties fo:border-top="2pt solid #000000" fo:border-bottom="2pt solid #000000" fo:border-left="none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259" style:family="table-cell" style:parent-style-name="Default" style:data-style-name="N36">
      <style:table-cell-properties fo:border="2pt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0" style:family="table-cell" style:parent-style-name="Hyperlink" style:data-style-name="N0"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261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262" style:family="table-cell" style:parent-style-name="Normal_32_2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3" style:family="table-cell" style:parent-style-name="Normal_32_2" style:data-style-name="N0">
      <style:table-cell-properties fo:border-top="none" fo:border-bottom="2pt solid #000000" fo:border-left="2pt solid #000000" fo:border-right="2pt solid #BFBFBF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4" style:family="table-cell" style:parent-style-name="Normal_32_2" style:data-style-name="N0">
      <style:table-cell-properties fo:border-top="none" fo:border-bottom="2pt solid #000000" fo:border-left="2pt solid #BFBFBF" fo:border-right="2pt solid #BFBFBF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5" style:family="table-cell" style:parent-style-name="Normal_32_2" style:data-style-name="N0">
      <style:table-cell-properties fo:border-top="none" fo:border-bottom="2pt solid #000000" fo:border-left="2pt solid #BFBFBF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98638888888889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4611111111111cm"/>
    </style:style>
    <style:style style:name="co4" style:family="table-column">
      <style:table-column-properties fo:break-before="auto" style:column-width="4.42736111111111cm"/>
    </style:style>
    <style:style style:name="co5" style:family="table-column">
      <style:table-column-properties fo:break-before="auto" style:column-width="5.73263888888889cm" style:use-optimal-column-width="true"/>
    </style:style>
    <style:style style:name="co6" style:family="table-column">
      <style:table-column-properties fo:break-before="auto" style:column-width="1.78152777777778cm"/>
    </style:style>
    <style:style style:name="co7" style:family="table-column">
      <style:table-column-properties fo:break-before="auto" style:column-width="2.36361111111111cm"/>
    </style:style>
    <style:style style:name="co8" style:family="table-column">
      <style:table-column-properties fo:break-before="auto" style:column-width="4.93888888888889cm"/>
    </style:style>
    <style:style style:name="co9" style:family="table-column">
      <style:table-column-properties fo:break-before="auto" style:column-width="2.04611111111111cm" style:use-optimal-column-width="true"/>
    </style:style>
    <style:style style:name="co10" style:family="table-column">
      <style:table-column-properties fo:break-before="auto" style:column-width="2.09902777777778cm" style:use-optimal-column-width="true"/>
    </style:style>
    <style:style style:name="co11" style:family="table-column">
      <style:table-column-properties fo:break-before="auto" style:column-width="1.07597222222222cm" style:use-optimal-column-width="true"/>
    </style:style>
    <style:style style:name="co12" style:family="table-column">
      <style:table-column-properties fo:break-before="auto" style:column-width="1.83444444444444cm" style:use-optimal-column-width="true"/>
    </style:style>
    <style:style style:name="co13" style:family="table-column">
      <style:table-column-properties fo:break-before="auto" style:column-width="1.83444444444444cm"/>
    </style:style>
    <style:style style:name="co14" style:family="table-column">
      <style:table-column-properties fo:break-before="auto" style:column-width="1.71097222222222cm"/>
    </style:style>
    <style:style style:name="co15" style:family="table-column">
      <style:table-column-properties fo:break-before="auto" style:column-width="1.46402777777778cm" style:use-optimal-column-width="true"/>
    </style:style>
    <style:style style:name="co16" style:family="table-column">
      <style:table-column-properties fo:break-before="auto" style:column-width="2.43416666666667cm"/>
    </style:style>
    <style:style style:name="co17" style:family="table-column">
      <style:table-column-properties fo:break-before="auto" style:column-width="4.95652777777778cm" style:use-optimal-column-width="true"/>
    </style:style>
    <style:style style:name="co18" style:family="table-column">
      <style:table-column-properties fo:break-before="auto" style:column-width="2.24013888888889cm"/>
    </style:style>
    <style:style style:name="co19" style:family="table-column">
      <style:table-column-properties fo:break-before="auto" style:column-width="7.07319444444444cm" style:use-optimal-column-width="true"/>
    </style:style>
    <style:style style:name="co20" style:family="table-column">
      <style:table-column-properties fo:break-before="auto" style:column-width="1.25236111111111cm" style:use-optimal-column-width="true"/>
    </style:style>
    <style:style style:name="co21" style:family="table-column">
      <style:table-column-properties fo:break-before="auto" style:column-width="2.15194444444444cm"/>
    </style:style>
    <style:style style:name="co22" style:family="table-column">
      <style:table-column-properties fo:break-before="auto" style:column-width="1.62277777777778cm"/>
    </style:style>
    <style:style style:name="co23" style:family="table-column">
      <style:table-column-properties fo:break-before="auto" style:column-width="5.92666666666667cm"/>
    </style:style>
    <style:style style:name="co24" style:family="table-column">
      <style:table-column-properties fo:break-before="auto" style:column-width="2.78694444444444cm"/>
    </style:style>
    <style:style style:name="co25" style:family="table-column">
      <style:table-column-properties fo:break-before="auto" style:column-width="2.55763888888889cm"/>
    </style:style>
    <style:style style:name="co26" style:family="table-column">
      <style:table-column-properties fo:break-before="auto" style:column-width="2.29305555555556cm" style:use-optimal-column-width="true"/>
    </style:style>
    <style:style style:name="co27" style:family="table-column">
      <style:table-column-properties fo:break-before="auto" style:column-width="2.2225cm" style:use-optimal-column-width="true"/>
    </style:style>
    <style:style style:name="co28" style:family="table-column">
      <style:table-column-properties fo:break-before="auto" style:column-width="2.02847222222222cm" style:use-optimal-column-width="true"/>
    </style:style>
    <style:style style:name="co29" style:family="table-column">
      <style:table-column-properties fo:break-before="auto" style:column-width="2.99861111111111cm"/>
    </style:style>
    <style:style style:name="co30" style:family="table-column">
      <style:table-column-properties fo:break-before="auto" style:column-width="4.46263888888889cm" style:use-optimal-column-width="true"/>
    </style:style>
    <style:style style:name="co31" style:family="table-column">
      <style:table-column-properties fo:break-before="auto" style:column-width="7.91986111111111cm" style:use-optimal-column-width="true"/>
    </style:style>
    <style:style style:name="co32" style:family="table-column">
      <style:table-column-properties fo:break-before="auto" style:column-width="1.46402777777778cm"/>
    </style:style>
    <style:style style:name="co33" style:family="table-column">
      <style:table-column-properties fo:break-before="auto" style:column-width="2.43416666666667cm" style:use-optimal-column-width="true"/>
    </style:style>
    <style:style style:name="co34" style:family="table-column">
      <style:table-column-properties fo:break-before="auto" style:column-width="5.82083333333333cm"/>
    </style:style>
    <style:style style:name="co35" style:family="table-column">
      <style:table-column-properties fo:break-before="auto" style:column-width="1.97555555555556cm" style:use-optimal-column-width="true"/>
    </style:style>
    <style:style style:name="co36" style:family="table-column">
      <style:table-column-properties fo:break-before="auto" style:column-width="1.51694444444444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8.5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3pt" style:use-optimal-row-height="fals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8pt" style:use-optimal-row-height="false" fo:break-before="auto"/>
    </style:style>
    <style:style style:name="ro8" style:family="table-row">
      <style:table-row-properties style:row-height="13pt" style:use-optimal-row-height="true" fo:break-before="auto"/>
    </style:style>
    <style:style style:name="ro9" style:family="table-row">
      <style:table-row-properties style:row-height="12.5pt" style:use-optimal-row-height="true" fo:break-before="auto"/>
    </style:style>
    <style:style style:name="ro10" style:family="table-row">
      <style:table-row-properties style:row-height="12.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9.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6pt" style:use-optimal-row-height="false" fo:break-before="auto"/>
    </style:style>
    <style:style style:name="ro15" style:family="table-row">
      <style:table-row-properties style:row-height="17.5pt" style:use-optimal-row-height="false" fo:break-before="auto"/>
    </style:style>
    <style:style style:name="ro16" style:family="table-row">
      <style:table-row-properties style:row-height="13.5pt" style:use-optimal-row-height="false" fo:break-before="auto"/>
    </style:style>
    <style:style style:name="ro17" style:family="table-row">
      <style:table-row-properties style:row-height="15.75pt" style:use-optimal-row-height="false" fo:break-before="auto"/>
    </style:style>
    <style:style style:name="ro18" style:family="table-row">
      <style:table-row-properties style:row-height="13.5pt" style:use-optimal-row-height="true" fo:break-before="auto"/>
    </style:style>
    <style:style style:name="ro19" style:family="table-row">
      <style:table-row-properties style:row-height="14.5pt" style:use-optimal-row-height="false" fo:break-before="auto"/>
    </style:style>
    <style:style style:name="ro20" style:family="table-row">
      <style:table-row-properties style:row-height="15pt" style:use-optimal-row-height="false" fo:break-before="auto"/>
    </style:style>
    <style:style style:name="ro21" style:family="table-row">
      <style:table-row-properties style:row-height="7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isparities in the risk and outcomes of COVID-19 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3"/>
        </table:table-row>
        <table:table-row table:style-name="ro3">
          <table:table-cell office:value-type="string" table:style-name="ce4">
            <text:p>Section 2: Geography</text:p>
          </table:table-cell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">
            <text:p>Content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6">
            <text:p><text:a xlink:href="#Figure_2_1.A1">Figure 2.1</text:a></text:p>
          </table:table-cell>
          <table:table-cell office:value-type="string" table:style-name="ce7">
            <text:p>Number of positive cases by week by region, as of week ending 9 May 2020, England.</text:p>
          </table:table-cell>
          <table:table-cell table:style-name="ce1"/>
          <table:table-cell table:style-name="ce6"/>
          <table:table-cell table:style-name="ce7"/>
          <table:table-cell table:style-name="ce1"/>
          <table:table-cell table:style-name="ce6"/>
          <table:table-cell table:style-name="ce7"/>
          <table:table-cell table:number-columns-repeated="16376"/>
        </table:table-row>
        <table:table-row table:style-name="ro4">
          <table:table-cell office:value-type="string" table:style-name="ce6">
            <text:p><text:a xlink:href="#Figure_2_2.A1">Figure 2.2</text:a></text:p>
          </table:table-cell>
          <table:table-cell office:value-type="string" table:style-name="ce7">
            <text:p>Age standardised diagnosis rates per 100,000 population, by region and sex, as of 13 May 2020, England.</text:p>
          </table:table-cell>
          <table:table-cell table:style-name="ce1"/>
          <table:table-cell table:style-name="ce6"/>
          <table:table-cell table:style-name="ce7"/>
          <table:table-cell table:style-name="ce1"/>
          <table:table-cell table:style-name="ce6"/>
          <table:table-cell table:style-name="ce7"/>
          <table:table-cell table:number-columns-repeated="16376"/>
        </table:table-row>
        <table:table-row table:style-name="ro4">
          <table:table-cell office:value-type="string" table:style-name="ce6">
            <text:p><text:a xlink:href="#'Map__2_1A_&amp;_2_1B'.A1">Map 2.1A and 2.1B</text:a></text:p>
          </table:table-cell>
          <table:table-cell office:value-type="string" table:style-name="ce7">
            <text:p>Age standardised diagnosis rates per 100,000 population, by local authority and sex, as of 13 May 2020, England.</text:p>
          </table:table-cell>
          <table:table-cell table:style-name="ce1"/>
          <table:table-cell table:style-name="ce6"/>
          <table:table-cell table:style-name="ce7"/>
          <table:table-cell table:style-name="ce1"/>
          <table:table-cell table:style-name="ce6"/>
          <table:table-cell table:style-name="ce7"/>
          <table:table-cell table:number-columns-repeated="16376"/>
        </table:table-row>
        <table:table-row table:style-name="ro4">
          <table:table-cell office:value-type="string" table:style-name="ce6">
            <text:p><text:a xlink:href="#Figure_2_3.A1">Figure 2.3</text:a></text:p>
          </table:table-cell>
          <table:table-cell office:value-type="string" table:style-name="ce7">
            <text:p>3-day moving average rate per 100,000 trust catchment population, of hospital admission to all levels of care <text:s/>for laboratory confirmed COVID-19, by NHS region, as of 19 May 2020, England.</text:p>
          </table:table-cell>
          <table:table-cell table:style-name="ce1"/>
          <table:table-cell table:style-name="ce6"/>
          <table:table-cell table:style-name="ce7"/>
          <table:table-cell table:style-name="ce1"/>
          <table:table-cell table:style-name="ce6"/>
          <table:table-cell table:style-name="ce7"/>
          <table:table-cell table:number-columns-repeated="16376"/>
        </table:table-row>
        <table:table-row table:style-name="ro4">
          <table:table-cell office:value-type="string" table:style-name="ce6">
            <text:p><text:a xlink:href="#Figure_2_4.A1">Figure 2.4</text:a></text:p>
          </table:table-cell>
          <table:table-cell office:value-type="string" table:style-name="ce7">
            <text:p>Number of deaths in laboratory confirmed COVID-19 cases by region and week, as of 9 May 2020, England.</text:p>
          </table:table-cell>
          <table:table-cell table:style-name="ce1"/>
          <table:table-cell table:style-name="ce6"/>
          <table:table-cell table:style-name="ce7"/>
          <table:table-cell table:style-name="ce1"/>
          <table:table-cell table:style-name="ce6"/>
          <table:table-cell table:style-name="ce7"/>
          <table:table-cell table:number-columns-repeated="16376"/>
        </table:table-row>
        <table:table-row table:style-name="ro4">
          <table:table-cell office:value-type="string" table:style-name="ce6">
            <text:p><text:a xlink:href="#Figure_2_5.A1">Figure 2.5</text:a></text:p>
          </table:table-cell>
          <table:table-cell office:value-type="string" table:style-name="ce7">
            <text:p>Age standardised death rates in laboratory confirmed COVID-19 cases, per 100,000 population, by region and sex, as of 13 May 2020, England.</text:p>
          </table:table-cell>
          <table:table-cell table:style-name="ce1"/>
          <table:table-cell table:style-name="ce6"/>
          <table:table-cell table:style-name="ce7"/>
          <table:table-cell table:style-name="ce1"/>
          <table:table-cell table:style-name="ce6"/>
          <table:table-cell table:style-name="ce7"/>
          <table:table-cell table:number-columns-repeated="16376"/>
        </table:table-row>
        <table:table-row table:style-name="ro4">
          <table:table-cell office:value-type="string" table:style-name="ce6">
            <text:p><text:a xlink:href="#'Map_2_2A_&amp;_2_2B'.A1">Map 2.2A and 2.2B</text:a></text:p>
          </table:table-cell>
          <table:table-cell office:value-type="string" table:style-name="ce7">
            <text:p>Age standardised death rates in laboratory confirmed COVID-19 cases, per 100,000 population, by upper tier local authority (UTLA) and sex, as of 13 May 2020, England.</text:p>
          </table:table-cell>
          <table:table-cell table:style-name="ce1"/>
          <table:table-cell table:style-name="ce6"/>
          <table:table-cell table:style-name="ce7"/>
          <table:table-cell table:style-name="ce1"/>
          <table:table-cell table:style-name="ce6"/>
          <table:table-cell table:style-name="ce7"/>
          <table:table-cell table:number-columns-repeated="16376"/>
        </table:table-row>
        <table:table-row table:style-name="ro4">
          <table:table-cell office:value-type="string" table:style-name="ce6">
            <text:p><text:a xlink:href="#'Figure_2_6A_&amp;_2_6B'.A1">Figure 2.6A and 2.6B</text:a></text:p>
          </table:table-cell>
          <table:table-cell office:value-type="string" table:style-name="ce7">
            <text:p>Age standardised mortality rates per 100,000 population, for all cause deaths and deaths mentioning COVID-19, 21 March to 8 May 2020, compared with baseline mortality rates (2014 to 2018), by region and sex, England.</text:p>
          </table:table-cell>
          <table:table-cell table:style-name="ce1"/>
          <table:table-cell table:style-name="ce6"/>
          <table:table-cell table:style-name="ce7"/>
          <table:table-cell table:style-name="ce1"/>
          <table:table-cell table:style-name="ce6"/>
          <table:table-cell table:style-name="ce7"/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3">
            <text:p>Public Health England</text:p>
          </table:table-cell>
          <table:table-cell table:number-columns-repeated="16383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Figure_2_1" table:style-name="ta1"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6" table:number-columns-repeated="16380" table:default-cell-style-name="ce8"/>
        <table:table-row table:style-name="ro2">
          <table:table-cell office:value-type="string" table:style-name="ce3">
            <text:p>Figure 2.1: Number of positive cases by week by region, as of 9 May 2020, England.</text:p>
          </table:table-cell>
          <table:table-cell table:number-columns-repeated="10" table:style-name="ce8"/>
          <table:table-cell table:style-name="ce1"/>
          <table:table-cell table:number-columns-repeated="16372"/>
        </table:table-row>
        <table:table-row table:style-name="ro5">
          <table:table-cell table:style-name="ce3"/>
          <table:table-cell table:number-columns-repeated="2" table:style-name="ce8"/>
          <table:table-cell table:number-columns-repeated="8" table:style-name="ce9"/>
          <table:table-cell table:style-name="ce1"/>
          <table:table-cell table:number-columns-repeated="16372"/>
        </table:table-row>
        <table:table-row table:style-name="ro6">
          <table:table-cell office:value-type="string" table:style-name="ce10">
            <text:p><text:a xlink:href="#Contents.A1">Back to contents</text:a></text:p>
          </table:table-cell>
          <table:table-cell table:number-columns-repeated="2" table:style-name="ce8"/>
          <table:table-cell table:number-columns-repeated="8" table:style-name="ce9"/>
          <table:table-cell table:number-columns-repeated="16373" table:style-name="ce8"/>
        </table:table-row>
        <table:table-row table:style-name="ro7">
          <table:table-cell table:number-columns-repeated="16384" table:style-name="ce8"/>
        </table:table-row>
        <table:table-row table:style-name="ro8">
          <table:table-cell office:value-type="string" table:style-name="ce11">
            <text:p>Area Code</text:p>
          </table:table-cell>
          <table:table-cell office:value-type="string" table:style-name="ce12">
            <text:p>Area Name</text:p>
          </table:table-cell>
          <table:table-cell office:value-type="string" table:style-name="ce12">
            <text:p>Week ending (week of specimen)</text:p>
          </table:table-cell>
          <table:table-cell office:value-type="string" table:style-name="ce13">
            <text:p>Cases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4">
            <text:p>E12000001</text:p>
          </table:table-cell>
          <table:table-cell office:value-type="string" table:style-name="ce15">
            <text:p>North East</text:p>
          </table:table-cell>
          <table:table-cell office:value-type="string" table:style-name="ce16">
            <text:p>Up to 07-Mar</text:p>
          </table:table-cell>
          <table:table-cell office:value-type="float" office:value="7" table:style-name="ce17">
            <text:p>7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14-Mar</text:p>
          </table:table-cell>
          <table:table-cell office:value-type="float" office:value="22" table:style-name="ce21">
            <text:p>22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21-Mar</text:p>
          </table:table-cell>
          <table:table-cell office:value-type="float" office:value="114" table:style-name="ce21">
            <text:p>114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28-Mar</text:p>
          </table:table-cell>
          <table:table-cell office:value-type="float" office:value="541" table:style-name="ce21">
            <text:p>541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04-Apr</text:p>
          </table:table-cell>
          <table:table-cell office:value-type="float" office:value="1523" table:style-name="ce21">
            <text:p>1,523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11-Apr</text:p>
          </table:table-cell>
          <table:table-cell office:value-type="float" office:value="2062" table:style-name="ce21">
            <text:p>2,062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18-Apr</text:p>
          </table:table-cell>
          <table:table-cell office:value-type="float" office:value="1526" table:style-name="ce21">
            <text:p>1,526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25-Apr</text:p>
          </table:table-cell>
          <table:table-cell office:value-type="float" office:value="1375" table:style-name="ce21">
            <text:p>1,375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02-May</text:p>
          </table:table-cell>
          <table:table-cell office:value-type="float" office:value="1170" table:style-name="ce21">
            <text:p>1,170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2">
            <text:p>09-May</text:p>
          </table:table-cell>
          <table:table-cell office:value-type="float" office:value="786" table:style-name="ce23">
            <text:p>786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4">
            <text:p>E12000002</text:p>
          </table:table-cell>
          <table:table-cell office:value-type="string" table:style-name="ce15">
            <text:p>North West</text:p>
          </table:table-cell>
          <table:table-cell office:value-type="string" table:style-name="ce16">
            <text:p>Up to 07-Mar</text:p>
          </table:table-cell>
          <table:table-cell office:value-type="float" office:value="42" table:style-name="ce17">
            <text:p>42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14-Mar</text:p>
          </table:table-cell>
          <table:table-cell office:value-type="float" office:value="150" table:style-name="ce21">
            <text:p>15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21-Mar</text:p>
          </table:table-cell>
          <table:table-cell office:value-type="float" office:value="512" table:style-name="ce21">
            <text:p>512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28-Mar</text:p>
          </table:table-cell>
          <table:table-cell office:value-type="float" office:value="1814" table:style-name="ce21">
            <text:p>1,81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04-Apr</text:p>
          </table:table-cell>
          <table:table-cell office:value-type="float" office:value="4004" table:style-name="ce21">
            <text:p>4,00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11-Apr</text:p>
          </table:table-cell>
          <table:table-cell office:value-type="float" office:value="5161" table:style-name="ce21">
            <text:p>5,16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18-Apr</text:p>
          </table:table-cell>
          <table:table-cell office:value-type="float" office:value="3907" table:style-name="ce21">
            <text:p>3,907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25-Apr</text:p>
          </table:table-cell>
          <table:table-cell office:value-type="float" office:value="3174" table:style-name="ce21">
            <text:p>3,17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02-May</text:p>
          </table:table-cell>
          <table:table-cell office:value-type="float" office:value="2361" table:style-name="ce21">
            <text:p>2,36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2">
            <text:p>09-May</text:p>
          </table:table-cell>
          <table:table-cell office:value-type="float" office:value="1529" table:style-name="ce23">
            <text:p>1,529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3</text:p>
          </table:table-cell>
          <table:table-cell office:value-type="string" table:style-name="ce15">
            <text:p>Yorkshire and The Humber</text:p>
          </table:table-cell>
          <table:table-cell office:value-type="string" table:style-name="ce16">
            <text:p>Up to 07-Mar</text:p>
          </table:table-cell>
          <table:table-cell office:value-type="float" office:value="26" table:style-name="ce17">
            <text:p>2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14-Mar</text:p>
          </table:table-cell>
          <table:table-cell office:value-type="float" office:value="76" table:style-name="ce21">
            <text:p>7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21-Mar</text:p>
          </table:table-cell>
          <table:table-cell office:value-type="float" office:value="306" table:style-name="ce21">
            <text:p>30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28-Mar</text:p>
          </table:table-cell>
          <table:table-cell office:value-type="float" office:value="1084" table:style-name="ce21">
            <text:p>1,08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04-Apr</text:p>
          </table:table-cell>
          <table:table-cell office:value-type="float" office:value="1871" table:style-name="ce21">
            <text:p>1,87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11-Apr</text:p>
          </table:table-cell>
          <table:table-cell office:value-type="float" office:value="2025" table:style-name="ce21">
            <text:p>2,02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18-Apr</text:p>
          </table:table-cell>
          <table:table-cell office:value-type="float" office:value="2070" table:style-name="ce21">
            <text:p>2,07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25-Apr</text:p>
          </table:table-cell>
          <table:table-cell office:value-type="float" office:value="2055" table:style-name="ce21">
            <text:p>2,05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02-May</text:p>
          </table:table-cell>
          <table:table-cell office:value-type="float" office:value="1832" table:style-name="ce21">
            <text:p>1,832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2">
            <text:p>09-May</text:p>
          </table:table-cell>
          <table:table-cell office:value-type="float" office:value="1068" table:style-name="ce23">
            <text:p>1,068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4</text:p>
          </table:table-cell>
          <table:table-cell office:value-type="string" table:style-name="ce15">
            <text:p>East Midlands</text:p>
          </table:table-cell>
          <table:table-cell office:value-type="string" table:style-name="ce16">
            <text:p>Up to 07-Mar</text:p>
          </table:table-cell>
          <table:table-cell office:value-type="float" office:value="31" table:style-name="ce17">
            <text:p>3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14-Mar</text:p>
          </table:table-cell>
          <table:table-cell office:value-type="float" office:value="107" table:style-name="ce21">
            <text:p>107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21-Mar</text:p>
          </table:table-cell>
          <table:table-cell office:value-type="float" office:value="330" table:style-name="ce21">
            <text:p>33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28-Mar</text:p>
          </table:table-cell>
          <table:table-cell office:value-type="float" office:value="917" table:style-name="ce21">
            <text:p>917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04-Apr</text:p>
          </table:table-cell>
          <table:table-cell office:value-type="float" office:value="1569" table:style-name="ce21">
            <text:p>1,56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11-Apr</text:p>
          </table:table-cell>
          <table:table-cell office:value-type="float" office:value="1328" table:style-name="ce21">
            <text:p>1,328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18-Apr</text:p>
          </table:table-cell>
          <table:table-cell office:value-type="float" office:value="1136" table:style-name="ce21">
            <text:p>1,13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25-Apr</text:p>
          </table:table-cell>
          <table:table-cell office:value-type="float" office:value="1030" table:style-name="ce21">
            <text:p>1,03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02-May</text:p>
          </table:table-cell>
          <table:table-cell office:value-type="float" office:value="797" table:style-name="ce21">
            <text:p>797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2">
            <text:p>09-May</text:p>
          </table:table-cell>
          <table:table-cell office:value-type="float" office:value="564" table:style-name="ce23">
            <text:p>564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5</text:p>
          </table:table-cell>
          <table:table-cell office:value-type="string" table:style-name="ce15">
            <text:p>West Midlands</text:p>
          </table:table-cell>
          <table:table-cell office:value-type="string" table:style-name="ce16">
            <text:p>Up to 07-Mar</text:p>
          </table:table-cell>
          <table:table-cell office:value-type="float" office:value="25" table:style-name="ce17">
            <text:p>2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14-Mar</text:p>
          </table:table-cell>
          <table:table-cell office:value-type="float" office:value="194" table:style-name="ce21">
            <text:p>19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21-Mar</text:p>
          </table:table-cell>
          <table:table-cell office:value-type="float" office:value="666" table:style-name="ce21">
            <text:p>66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28-Mar</text:p>
          </table:table-cell>
          <table:table-cell office:value-type="float" office:value="1754" table:style-name="ce21">
            <text:p>1,75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04-Apr</text:p>
          </table:table-cell>
          <table:table-cell office:value-type="float" office:value="2770" table:style-name="ce21">
            <text:p>2,77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11-Apr</text:p>
          </table:table-cell>
          <table:table-cell office:value-type="float" office:value="2366" table:style-name="ce21">
            <text:p>2,36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18-Apr</text:p>
          </table:table-cell>
          <table:table-cell office:value-type="float" office:value="2404" table:style-name="ce21">
            <text:p>2,40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25-Apr</text:p>
          </table:table-cell>
          <table:table-cell office:value-type="float" office:value="2229" table:style-name="ce21">
            <text:p>2,22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02-May</text:p>
          </table:table-cell>
          <table:table-cell office:value-type="float" office:value="1608" table:style-name="ce21">
            <text:p>1,608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2">
            <text:p>09-May</text:p>
          </table:table-cell>
          <table:table-cell office:value-type="float" office:value="1132" table:style-name="ce23">
            <text:p>1,132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6</text:p>
          </table:table-cell>
          <table:table-cell office:value-type="string" table:style-name="ce15">
            <text:p>East of England</text:p>
          </table:table-cell>
          <table:table-cell office:value-type="string" table:style-name="ce16">
            <text:p>Up to 07-Mar</text:p>
          </table:table-cell>
          <table:table-cell office:value-type="float" office:value="28" table:style-name="ce17">
            <text:p>28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14-Mar</text:p>
          </table:table-cell>
          <table:table-cell office:value-type="float" office:value="105" table:style-name="ce21">
            <text:p>10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21-Mar</text:p>
          </table:table-cell>
          <table:table-cell office:value-type="float" office:value="373" table:style-name="ce21">
            <text:p>373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28-Mar</text:p>
          </table:table-cell>
          <table:table-cell office:value-type="float" office:value="1281" table:style-name="ce21">
            <text:p>1,28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04-Apr</text:p>
          </table:table-cell>
          <table:table-cell office:value-type="float" office:value="2134" table:style-name="ce21">
            <text:p>2,13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11-Apr</text:p>
          </table:table-cell>
          <table:table-cell office:value-type="float" office:value="2331" table:style-name="ce21">
            <text:p>2,33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18-Apr</text:p>
          </table:table-cell>
          <table:table-cell office:value-type="float" office:value="1902" table:style-name="ce21">
            <text:p>1,902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25-Apr</text:p>
          </table:table-cell>
          <table:table-cell office:value-type="float" office:value="1863" table:style-name="ce21">
            <text:p>1,863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02-May</text:p>
          </table:table-cell>
          <table:table-cell office:value-type="float" office:value="1496" table:style-name="ce21">
            <text:p>1,49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2">
            <text:p>09-May</text:p>
          </table:table-cell>
          <table:table-cell office:value-type="float" office:value="959" table:style-name="ce23">
            <text:p>959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7</text:p>
          </table:table-cell>
          <table:table-cell office:value-type="string" table:style-name="ce15">
            <text:p>London</text:p>
          </table:table-cell>
          <table:table-cell office:value-type="string" table:style-name="ce16">
            <text:p>Up to 07-Mar</text:p>
          </table:table-cell>
          <table:table-cell office:value-type="float" office:value="95" table:style-name="ce17">
            <text:p>9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14-Mar</text:p>
          </table:table-cell>
          <table:table-cell office:value-type="float" office:value="801" table:style-name="ce21">
            <text:p>80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21-Mar</text:p>
          </table:table-cell>
          <table:table-cell office:value-type="float" office:value="2174" table:style-name="ce21">
            <text:p>2,17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28-Mar</text:p>
          </table:table-cell>
          <table:table-cell office:value-type="float" office:value="4669" table:style-name="ce21">
            <text:p>4,66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04-Apr</text:p>
          </table:table-cell>
          <table:table-cell office:value-type="float" office:value="5985" table:style-name="ce21">
            <text:p>5,98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11-Apr</text:p>
          </table:table-cell>
          <table:table-cell office:value-type="float" office:value="5011" table:style-name="ce21">
            <text:p>5,01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18-Apr</text:p>
          </table:table-cell>
          <table:table-cell office:value-type="float" office:value="3295" table:style-name="ce21">
            <text:p>3,29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25-Apr</text:p>
          </table:table-cell>
          <table:table-cell office:value-type="float" office:value="1950" table:style-name="ce21">
            <text:p>1,95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02-May</text:p>
          </table:table-cell>
          <table:table-cell office:value-type="float" office:value="1265" table:style-name="ce21">
            <text:p>1,26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2">
            <text:p>09-May</text:p>
          </table:table-cell>
          <table:table-cell office:value-type="float" office:value="723" table:style-name="ce23">
            <text:p>723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8</text:p>
          </table:table-cell>
          <table:table-cell office:value-type="string" table:style-name="ce15">
            <text:p>South East</text:p>
          </table:table-cell>
          <table:table-cell office:value-type="string" table:style-name="ce16">
            <text:p>Up to 07-Mar</text:p>
          </table:table-cell>
          <table:table-cell office:value-type="float" office:value="58" table:style-name="ce17">
            <text:p>58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14-Mar</text:p>
          </table:table-cell>
          <table:table-cell office:value-type="float" office:value="285" table:style-name="ce21">
            <text:p>28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21-Mar</text:p>
          </table:table-cell>
          <table:table-cell office:value-type="float" office:value="724" table:style-name="ce21">
            <text:p>72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28-Mar</text:p>
          </table:table-cell>
          <table:table-cell office:value-type="float" office:value="1978" table:style-name="ce21">
            <text:p>1,978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04-Apr</text:p>
          </table:table-cell>
          <table:table-cell office:value-type="float" office:value="3231" table:style-name="ce21">
            <text:p>3,23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11-Apr</text:p>
          </table:table-cell>
          <table:table-cell office:value-type="float" office:value="3745" table:style-name="ce21">
            <text:p>3,74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18-Apr</text:p>
          </table:table-cell>
          <table:table-cell office:value-type="float" office:value="3766" table:style-name="ce21">
            <text:p>3,76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25-Apr</text:p>
          </table:table-cell>
          <table:table-cell office:value-type="float" office:value="2712" table:style-name="ce21">
            <text:p>2,712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02-May</text:p>
          </table:table-cell>
          <table:table-cell office:value-type="float" office:value="1835" table:style-name="ce21">
            <text:p>1,83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2">
            <text:p>09-May</text:p>
          </table:table-cell>
          <table:table-cell office:value-type="float" office:value="1116" table:style-name="ce23">
            <text:p>1,116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9</text:p>
          </table:table-cell>
          <table:table-cell office:value-type="string" table:style-name="ce15">
            <text:p>South West</text:p>
          </table:table-cell>
          <table:table-cell office:value-type="string" table:style-name="ce16">
            <text:p>Up to 07-Mar</text:p>
          </table:table-cell>
          <table:table-cell office:value-type="float" office:value="46" table:style-name="ce17">
            <text:p>4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14-Mar</text:p>
          </table:table-cell>
          <table:table-cell office:value-type="float" office:value="104" table:style-name="ce21">
            <text:p>10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21-Mar</text:p>
          </table:table-cell>
          <table:table-cell office:value-type="float" office:value="205" table:style-name="ce21">
            <text:p>20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28-Mar</text:p>
          </table:table-cell>
          <table:table-cell office:value-type="float" office:value="628" table:style-name="ce21">
            <text:p>628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04-Apr</text:p>
          </table:table-cell>
          <table:table-cell office:value-type="float" office:value="1129" table:style-name="ce21">
            <text:p>1,12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11-Apr</text:p>
          </table:table-cell>
          <table:table-cell office:value-type="float" office:value="1437" table:style-name="ce21">
            <text:p>1,437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18-Apr</text:p>
          </table:table-cell>
          <table:table-cell office:value-type="float" office:value="1365" table:style-name="ce21">
            <text:p>1,36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25-Apr</text:p>
          </table:table-cell>
          <table:table-cell office:value-type="float" office:value="1039" table:style-name="ce21">
            <text:p>1,03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02-May</text:p>
          </table:table-cell>
          <table:table-cell office:value-type="float" office:value="692" table:style-name="ce21">
            <text:p>692</text:p>
          </table:table-cell>
          <table:table-cell table:number-columns-repeated="16380"/>
        </table:table-row>
        <table:table-row table:style-name="ro9">
          <table:table-cell office:value-type="string" table:style-name="ce24">
            <text:p>E12000009</text:p>
          </table:table-cell>
          <table:table-cell office:value-type="string" table:style-name="ce25">
            <text:p>South West</text:p>
          </table:table-cell>
          <table:table-cell office:value-type="string" table:style-name="ce22">
            <text:p>09-May</text:p>
          </table:table-cell>
          <table:table-cell office:value-type="float" office:value="420" table:style-name="ce23">
            <text:p>420</text:p>
          </table:table-cell>
          <table:table-cell table:number-columns-repeated="16380"/>
        </table:table-row>
        <table:table-row table:style-name="ro7">
          <table:table-cell table:number-columns-repeated="16384" table:style-name="ce8"/>
        </table:table-row>
        <table:table-row table:style-name="ro9">
          <table:table-cell office:value-type="string" table:style-name="ce26">
            <text:p>Source: Public Health England Second Generation Surveillance System</text:p>
          </table:table-cell>
          <table:table-cell table:number-columns-repeated="16383"/>
        </table:table-row>
        <table:table-row table:number-rows-repeated="1048479" table:style-name="ro9">
          <table:table-cell table:number-columns-repeated="16384"/>
        </table:table-row>
      </table:table>
      <table:table table:name="Figure_2_2" table:style-name="ta1"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0" table:default-cell-style-name="ce28"/>
        <table:table-column table:style-name="co12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0" table:default-cell-style-name="ce28"/>
        <table:table-column table:style-name="co12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ce28"/>
        <table:table-column table:style-name="co10" table:default-cell-style-name="ce28"/>
        <table:table-column table:style-name="co14" table:default-cell-style-name="ce28"/>
        <table:table-column table:style-name="co12" table:default-cell-style-name="ce28"/>
        <table:table-column table:style-name="co14" table:number-columns-repeated="16366" table:default-cell-style-name="ce28"/>
        <table:table-row table:style-name="ro2">
          <table:table-cell office:value-type="string" table:style-name="ce27">
            <text:p>Figure 2.2: Age standardised diagnosis rates per 100,000 population, by region and sex, as of 13 May 2020, England.</text:p>
          </table:table-cell>
          <table:table-cell table:number-columns-repeated="10" table:style-name="ce28"/>
          <table:table-cell table:style-name="ce1"/>
          <table:table-cell table:number-columns-repeated="16372" table:style-name="ce28"/>
        </table:table-row>
        <table:table-row table:style-name="ro10">
          <table:table-cell table:style-name="ce27"/>
          <table:table-cell table:number-columns-repeated="7" table:style-name="ce28"/>
          <table:table-cell table:style-name="ce29"/>
          <table:table-cell table:number-columns-repeated="16375" table:style-name="ce28"/>
        </table:table-row>
        <table:table-row table:style-name="ro6">
          <table:table-cell office:value-type="string" table:style-name="ce10">
            <text:p><text:a xlink:href="#Contents.A1">Back to contents</text:a></text:p>
          </table:table-cell>
          <table:table-cell table:number-columns-repeated="15" table:style-name="ce30"/>
          <table:table-cell table:style-name="ce31"/>
          <table:table-cell table:number-columns-repeated="16367" table:style-name="ce30"/>
        </table:table-row>
        <table:table-row table:style-name="ro6">
          <table:table-cell office:value-type="string" table:style-name="ce10">
            <text:p><text:a xlink:href="#Figure_2_2.A19">See footnotes for data descriptions</text:a></text:p>
          </table:table-cell>
          <table:table-cell table:number-columns-repeated="15" table:style-name="ce30"/>
          <table:table-cell table:style-name="ce32"/>
          <table:table-cell table:number-columns-repeated="16367" table:style-name="ce30"/>
        </table:table-row>
        <table:table-row table:style-name="ro7">
          <table:table-cell table:number-columns-repeated="16384" table:style-name="ce28"/>
        </table:table-row>
        <table:table-row table:style-name="ro4">
          <table:table-cell table:style-name="ce33"/>
          <table:table-cell table:style-name="ce34"/>
          <table:table-cell office:value-type="string" table:number-columns-spanned="5" table:number-rows-spanned="1" table:style-name="ce74">
            <text:p>Males</text:p>
          </table:table-cell>
          <table:covered-table-cell table:number-columns-repeated="4"/>
          <table:table-cell office:value-type="string" table:number-columns-spanned="5" table:number-rows-spanned="1" table:style-name="ce74">
            <text:p>Females</text:p>
          </table:table-cell>
          <table:covered-table-cell table:number-columns-repeated="4"/>
          <table:table-cell office:value-type="string" table:number-columns-spanned="5" table:number-rows-spanned="1" table:style-name="ce74">
            <text:p>Persons</text:p>
          </table:table-cell>
          <table:covered-table-cell table:number-columns-repeated="4"/>
          <table:table-cell table:number-columns-repeated="16367"/>
        </table:table-row>
        <table:table-row table:style-name="ro4">
          <table:table-cell office:value-type="string" table:style-name="ce35">
            <text:p>Area Code</text:p>
          </table:table-cell>
          <table:table-cell office:value-type="string" table:style-name="ce36">
            <text:p>Area Name</text:p>
          </table:table-cell>
          <table:table-cell office:value-type="string" table:style-name="ce37">
            <text:p>Case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39">
            <text:p>Upper CL</text:p>
          </table:table-cell>
          <table:table-cell office:value-type="string" table:style-name="ce37">
            <text:p>Case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39">
            <text:p>Upper CL</text:p>
          </table:table-cell>
          <table:table-cell office:value-type="string" table:style-name="ce37">
            <text:p>Case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40">
            <text:p>Upper CL</text:p>
          </table:table-cell>
          <table:table-cell table:number-columns-repeated="16367"/>
        </table:table-row>
        <table:table-row table:style-name="ro4">
          <table:table-cell office:value-type="string" table:style-name="ce41">
            <text:p>E92000001</text:p>
          </table:table-cell>
          <table:table-cell office:value-type="string" table:style-name="ce42">
            <text:p>England</text:p>
          </table:table-cell>
          <table:table-cell office:value-type="float" office:value="63609" table:style-name="ce43">
            <text:p>63,609</text:p>
          </table:table-cell>
          <table:table-cell office:value-type="float" office:value="27827831" table:style-name="ce44">
            <text:p>27,827,831</text:p>
          </table:table-cell>
          <table:table-cell office:value-type="float" office:value="255.66655657233403" table:style-name="ce45">
            <text:p>255.7</text:p>
          </table:table-cell>
          <table:table-cell office:value-type="float" office:value="253.65970435842041" table:style-name="ce45">
            <text:p>253.7</text:p>
          </table:table-cell>
          <table:table-cell office:value-type="float" office:value="257.6851975450133" table:style-name="ce46">
            <text:p>257.7</text:p>
          </table:table-cell>
          <table:table-cell office:value-type="float" office:value="73480" table:style-name="ce43">
            <text:p>73,480</text:p>
          </table:table-cell>
          <table:table-cell office:value-type="float" office:value="28459130" table:style-name="ce44">
            <text:p>28,459,130</text:p>
          </table:table-cell>
          <table:table-cell office:value-type="float" office:value="251.68113143297313" table:style-name="ce45">
            <text:p>251.7</text:p>
          </table:table-cell>
          <table:table-cell office:value-type="float" office:value="249.85374810329984" table:style-name="ce45">
            <text:p>249.9</text:p>
          </table:table-cell>
          <table:table-cell office:value-type="float" office:value="253.51850000281695" table:style-name="ce46">
            <text:p>253.5</text:p>
          </table:table-cell>
          <table:table-cell office:value-type="float" office:value="138905" table:style-name="ce43">
            <text:p>138,905</text:p>
          </table:table-cell>
          <table:table-cell office:value-type="float" office:value="56286961" table:style-name="ce44">
            <text:p>56,286,961</text:p>
          </table:table-cell>
          <table:table-cell office:value-type="float" office:value="254.33518399701612" table:style-name="ce45">
            <text:p>254.3</text:p>
          </table:table-cell>
          <table:table-cell office:value-type="float" office:value="252.99590202712955" table:style-name="ce45">
            <text:p>253.0</text:p>
          </table:table-cell>
          <table:table-cell office:value-type="float" office:value="255.67978419903727" table:style-name="ce47">
            <text:p>255.7</text:p>
          </table:table-cell>
          <table:table-cell table:number-columns-repeated="16367"/>
        </table:table-row>
        <table:table-row table:style-name="ro6">
          <table:table-cell office:value-type="string" table:style-name="ce48">
            <text:p>E12000001</text:p>
          </table:table-cell>
          <table:table-cell office:value-type="string" table:style-name="ce49">
            <text:p>North East</text:p>
          </table:table-cell>
          <table:table-cell office:value-type="float" office:value="3532" table:style-name="ce50">
            <text:p>3,532</text:p>
          </table:table-cell>
          <table:table-cell office:value-type="float" office:value="1312124" table:style-name="ce51">
            <text:p>1,312,124</text:p>
          </table:table-cell>
          <table:table-cell office:value-type="float" office:value="294.65535705731241" table:style-name="ce52">
            <text:p>294.7</text:p>
          </table:table-cell>
          <table:table-cell office:value-type="float" office:value="284.81707514283607" table:style-name="ce52">
            <text:p>284.8</text:p>
          </table:table-cell>
          <table:table-cell office:value-type="float" office:value="304.74150620623107" table:style-name="ce53">
            <text:p>304.7</text:p>
          </table:table-cell>
          <table:table-cell office:value-type="float" office:value="5684" table:style-name="ce50">
            <text:p>5,684</text:p>
          </table:table-cell>
          <table:table-cell office:value-type="float" office:value="1357817" table:style-name="ce51">
            <text:p>1,357,817</text:p>
          </table:table-cell>
          <table:table-cell office:value-type="float" office:value="405.04969523965633" table:style-name="ce52">
            <text:p>405.0</text:p>
          </table:table-cell>
          <table:table-cell office:value-type="float" office:value="394.48665918575614" table:style-name="ce52">
            <text:p>394.5</text:p>
          </table:table-cell>
          <table:table-cell office:value-type="float" office:value="415.82190030170824" table:style-name="ce53">
            <text:p>415.8</text:p>
          </table:table-cell>
          <table:table-cell office:value-type="float" office:value="9257" table:style-name="ce50">
            <text:p>9,257</text:p>
          </table:table-cell>
          <table:table-cell office:value-type="float" office:value="2669941" table:style-name="ce51">
            <text:p>2,669,941</text:p>
          </table:table-cell>
          <table:table-cell office:value-type="float" office:value="351.27936681865003" table:style-name="ce52">
            <text:p>351.3</text:p>
          </table:table-cell>
          <table:table-cell office:value-type="float" office:value="344.11049057420837" table:style-name="ce52">
            <text:p>344.1</text:p>
          </table:table-cell>
          <table:table-cell office:value-type="float" office:value="358.55921804829387" table:style-name="ce54">
            <text:p>358.6</text:p>
          </table:table-cell>
          <table:table-cell table:number-columns-repeated="16367"/>
        </table:table-row>
        <table:table-row table:style-name="ro6">
          <table:table-cell office:value-type="string" table:style-name="ce55">
            <text:p>E12000002</text:p>
          </table:table-cell>
          <table:table-cell office:value-type="string" table:style-name="ce56">
            <text:p>North West</text:p>
          </table:table-cell>
          <table:table-cell office:value-type="float" office:value="9917" table:style-name="ce50">
            <text:p>9,917</text:p>
          </table:table-cell>
          <table:table-cell office:value-type="float" office:value="3625650" table:style-name="ce51">
            <text:p>3,625,650</text:p>
          </table:table-cell>
          <table:table-cell office:value-type="float" office:value="307.66681799053504" table:style-name="ce52">
            <text:p>307.7</text:p>
          </table:table-cell>
          <table:table-cell office:value-type="float" office:value="301.54192165463655" table:style-name="ce52">
            <text:p>301.5</text:p>
          </table:table-cell>
          <table:table-cell office:value-type="float" office:value="313.88329249476845" table:style-name="ce53">
            <text:p>313.9</text:p>
          </table:table-cell>
          <table:table-cell office:value-type="float" office:value="12736" table:style-name="ce50">
            <text:p>12,736</text:p>
          </table:table-cell>
          <table:table-cell office:value-type="float" office:value="3715546" table:style-name="ce51">
            <text:p>3,715,546</text:p>
          </table:table-cell>
          <table:table-cell office:value-type="float" office:value="335.31988621782125" table:style-name="ce52">
            <text:p>335.3</text:p>
          </table:table-cell>
          <table:table-cell office:value-type="float" office:value="329.48680346737262" table:style-name="ce52">
            <text:p>329.5</text:p>
          </table:table-cell>
          <table:table-cell office:value-type="float" office:value="341.22985419518642" table:style-name="ce53">
            <text:p>341.2</text:p>
          </table:table-cell>
          <table:table-cell office:value-type="float" office:value="22847" table:style-name="ce50">
            <text:p>22,847</text:p>
          </table:table-cell>
          <table:table-cell office:value-type="float" office:value="7341196" table:style-name="ce51">
            <text:p>7,341,196</text:p>
          </table:table-cell>
          <table:table-cell office:value-type="float" office:value="321.70363486772584" table:style-name="ce52">
            <text:p>321.7</text:p>
          </table:table-cell>
          <table:table-cell office:value-type="float" office:value="317.53033346142394" table:style-name="ce52">
            <text:p>317.5</text:p>
          </table:table-cell>
          <table:table-cell office:value-type="float" office:value="325.91793063260837" table:style-name="ce54">
            <text:p>325.9</text:p>
          </table:table-cell>
          <table:table-cell table:number-columns-repeated="16367"/>
        </table:table-row>
        <table:table-row table:style-name="ro6">
          <table:table-cell office:value-type="string" table:style-name="ce55">
            <text:p>E12000003</text:p>
          </table:table-cell>
          <table:table-cell office:value-type="string" table:style-name="ce57">
            <text:p>Yorkshire and The Humber</text:p>
          </table:table-cell>
          <table:table-cell office:value-type="float" office:value="5513" table:style-name="ce50">
            <text:p>5,513</text:p>
          </table:table-cell>
          <table:table-cell office:value-type="float" office:value="2717432" table:style-name="ce51">
            <text:p>2,717,432</text:p>
          </table:table-cell>
          <table:table-cell office:value-type="float" office:value="230.76674712011408" table:style-name="ce52">
            <text:p>230.8</text:p>
          </table:table-cell>
          <table:table-cell office:value-type="float" office:value="224.59128897234729" table:style-name="ce52">
            <text:p>224.6</text:p>
          </table:table-cell>
          <table:table-cell office:value-type="float" office:value="237.06639446372779" table:style-name="ce53">
            <text:p>237.1</text:p>
          </table:table-cell>
          <table:table-cell office:value-type="float" office:value="6994" table:style-name="ce50">
            <text:p>6,994</text:p>
          </table:table-cell>
          <table:table-cell office:value-type="float" office:value="2785535" table:style-name="ce51">
            <text:p>2,785,535</text:p>
          </table:table-cell>
          <table:table-cell office:value-type="float" office:value="246.54195528176939" table:style-name="ce52">
            <text:p>246.5</text:p>
          </table:table-cell>
          <table:table-cell office:value-type="float" office:value="240.75640793808418" table:style-name="ce52">
            <text:p>240.8</text:p>
          </table:table-cell>
          <table:table-cell office:value-type="float" office:value="252.43067180128116" table:style-name="ce53">
            <text:p>252.4</text:p>
          </table:table-cell>
          <table:table-cell office:value-type="float" office:value="12640" table:style-name="ce50">
            <text:p>12,640</text:p>
          </table:table-cell>
          <table:table-cell office:value-type="float" office:value="5502967" table:style-name="ce51">
            <text:p>5,502,967</text:p>
          </table:table-cell>
          <table:table-cell office:value-type="float" office:value="238.16145140757428" table:style-name="ce52">
            <text:p>238.2</text:p>
          </table:table-cell>
          <table:table-cell office:value-type="float" office:value="234.00990254895424" table:style-name="ce52">
            <text:p>234.0</text:p>
          </table:table-cell>
          <table:table-cell office:value-type="float" office:value="242.36793030543467" table:style-name="ce54">
            <text:p>242.4</text:p>
          </table:table-cell>
          <table:table-cell table:number-columns-repeated="16367"/>
        </table:table-row>
        <table:table-row table:style-name="ro6">
          <table:table-cell office:value-type="string" table:style-name="ce55">
            <text:p>E12000004</text:p>
          </table:table-cell>
          <table:table-cell office:value-type="string" table:style-name="ce56">
            <text:p>East Midlands</text:p>
          </table:table-cell>
          <table:table-cell office:value-type="float" office:value="3916" table:style-name="ce50">
            <text:p>3,916</text:p>
          </table:table-cell>
          <table:table-cell office:value-type="float" office:value="2391957" table:style-name="ce51">
            <text:p>2,391,957</text:p>
          </table:table-cell>
          <table:table-cell office:value-type="float" office:value="182.50440698044258" table:style-name="ce52">
            <text:p>182.5</text:p>
          </table:table-cell>
          <table:table-cell office:value-type="float" office:value="176.73190408455017" table:style-name="ce52">
            <text:p>176.7</text:p>
          </table:table-cell>
          <table:table-cell office:value-type="float" office:value="188.414932464652" table:style-name="ce53">
            <text:p>188.4</text:p>
          </table:table-cell>
          <table:table-cell office:value-type="float" office:value="3991" table:style-name="ce50">
            <text:p>3,991</text:p>
          </table:table-cell>
          <table:table-cell office:value-type="float" office:value="2443971" table:style-name="ce51">
            <text:p>2,443,971</text:p>
          </table:table-cell>
          <table:table-cell office:value-type="float" office:value="155.23433880860296" table:style-name="ce52">
            <text:p>155.2</text:p>
          </table:table-cell>
          <table:table-cell office:value-type="float" office:value="150.42137745883704" table:style-name="ce52">
            <text:p>150.4</text:p>
          </table:table-cell>
          <table:table-cell office:value-type="float" office:value="160.16127916680108" table:style-name="ce53">
            <text:p>160.2</text:p>
          </table:table-cell>
          <table:table-cell office:value-type="float" office:value="7917" table:style-name="ce50">
            <text:p>7,917</text:p>
          </table:table-cell>
          <table:table-cell office:value-type="float" office:value="4835928" table:style-name="ce51">
            <text:p>4,835,928</text:p>
          </table:table-cell>
          <table:table-cell office:value-type="float" office:value="166.61814910308331" table:style-name="ce52">
            <text:p>166.6</text:p>
          </table:table-cell>
          <table:table-cell office:value-type="float" office:value="162.95675732419465" table:style-name="ce52">
            <text:p>163.0</text:p>
          </table:table-cell>
          <table:table-cell office:value-type="float" office:value="170.34087148433665" table:style-name="ce54">
            <text:p>170.3</text:p>
          </table:table-cell>
          <table:table-cell table:number-columns-repeated="16367"/>
        </table:table-row>
        <table:table-row table:style-name="ro6">
          <table:table-cell office:value-type="string" table:style-name="ce55">
            <text:p>E12000005</text:p>
          </table:table-cell>
          <table:table-cell office:value-type="string" table:style-name="ce56">
            <text:p>West Midlands</text:p>
          </table:table-cell>
          <table:table-cell office:value-type="float" office:value="7084" table:style-name="ce50">
            <text:p>7,084</text:p>
          </table:table-cell>
          <table:table-cell office:value-type="float" office:value="2941291" table:style-name="ce51">
            <text:p>2,941,291</text:p>
          </table:table-cell>
          <table:table-cell office:value-type="float" office:value="273.66032908658968" table:style-name="ce52">
            <text:p>273.7</text:p>
          </table:table-cell>
          <table:table-cell office:value-type="float" office:value="267.22956268047983" table:style-name="ce52">
            <text:p>267.2</text:p>
          </table:table-cell>
          <table:table-cell office:value-type="float" office:value="280.20503242742416" table:style-name="ce53">
            <text:p>280.2</text:p>
          </table:table-cell>
          <table:table-cell office:value-type="float" office:value="8166" table:style-name="ce50">
            <text:p>8,166</text:p>
          </table:table-cell>
          <table:table-cell office:value-type="float" office:value="2992746" table:style-name="ce51">
            <text:p>2,992,746</text:p>
          </table:table-cell>
          <table:table-cell office:value-type="float" office:value="263.64895700311354" table:style-name="ce52">
            <text:p>263.6</text:p>
          </table:table-cell>
          <table:table-cell office:value-type="float" office:value="257.91447522064027" table:style-name="ce52">
            <text:p>257.9</text:p>
          </table:table-cell>
          <table:table-cell office:value-type="float" office:value="269.47800567356188" table:style-name="ce53">
            <text:p>269.5</text:p>
          </table:table-cell>
          <table:table-cell office:value-type="float" office:value="15268" table:style-name="ce50">
            <text:p>15,268</text:p>
          </table:table-cell>
          <table:table-cell office:value-type="float" office:value="5934037" table:style-name="ce51">
            <text:p>5,934,037</text:p>
          </table:table-cell>
          <table:table-cell office:value-type="float" office:value="266.52791897369593" table:style-name="ce52">
            <text:p>266.5</text:p>
          </table:table-cell>
          <table:table-cell office:value-type="float" office:value="262.30248851805561" table:style-name="ce52">
            <text:p>262.3</text:p>
          </table:table-cell>
          <table:table-cell office:value-type="float" office:value="270.80418487895759" table:style-name="ce54">
            <text:p>270.8</text:p>
          </table:table-cell>
          <table:table-cell table:number-columns-repeated="16367"/>
        </table:table-row>
        <table:table-row table:style-name="ro6">
          <table:table-cell office:value-type="string" table:style-name="ce55">
            <text:p>E12000006</text:p>
          </table:table-cell>
          <table:table-cell office:value-type="string" table:style-name="ce56">
            <text:p>East of England</text:p>
          </table:table-cell>
          <table:table-cell office:value-type="float" office:value="6093" table:style-name="ce50">
            <text:p>6,093</text:p>
          </table:table-cell>
          <table:table-cell office:value-type="float" office:value="3072499" table:style-name="ce51">
            <text:p>3,072,499</text:p>
          </table:table-cell>
          <table:table-cell office:value-type="float" office:value="212.5045067136495" table:style-name="ce52">
            <text:p>212.5</text:p>
          </table:table-cell>
          <table:table-cell office:value-type="float" office:value="207.15808778938327" table:style-name="ce52">
            <text:p>207.2</text:p>
          </table:table-cell>
          <table:table-cell office:value-type="float" office:value="217.95314213881528" table:style-name="ce53">
            <text:p>218.0</text:p>
          </table:table-cell>
          <table:table-cell office:value-type="float" office:value="6457" table:style-name="ce50">
            <text:p>6,457</text:p>
          </table:table-cell>
          <table:table-cell office:value-type="float" office:value="3163573" table:style-name="ce51">
            <text:p>3,163,573</text:p>
          </table:table-cell>
          <table:table-cell office:value-type="float" office:value="193.0264396642018" table:style-name="ce52">
            <text:p>193.0</text:p>
          </table:table-cell>
          <table:table-cell office:value-type="float" office:value="188.29490265115729" table:style-name="ce52">
            <text:p>188.3</text:p>
          </table:table-cell>
          <table:table-cell office:value-type="float" office:value="197.84582418427587" table:style-name="ce53">
            <text:p>197.8</text:p>
          </table:table-cell>
          <table:table-cell office:value-type="float" office:value="12561" table:style-name="ce50">
            <text:p>12,561</text:p>
          </table:table-cell>
          <table:table-cell office:value-type="float" office:value="6236072" table:style-name="ce51">
            <text:p>6,236,072</text:p>
          </table:table-cell>
          <table:table-cell office:value-type="float" office:value="199.94222040956214" table:style-name="ce52">
            <text:p>199.9</text:p>
          </table:table-cell>
          <table:table-cell office:value-type="float" office:value="196.44935696818078" table:style-name="ce52">
            <text:p>196.4</text:p>
          </table:table-cell>
          <table:table-cell office:value-type="float" office:value="203.48144484865421" table:style-name="ce54">
            <text:p>203.5</text:p>
          </table:table-cell>
          <table:table-cell table:number-columns-repeated="16367"/>
        </table:table-row>
        <table:table-row table:style-name="ro6">
          <table:table-cell office:value-type="string" table:style-name="ce55">
            <text:p>E12000007</text:p>
          </table:table-cell>
          <table:table-cell office:value-type="string" table:style-name="ce56">
            <text:p>London</text:p>
          </table:table-cell>
          <table:table-cell office:value-type="float" office:value="13506" table:style-name="ce50">
            <text:p>13,506</text:p>
          </table:table-cell>
          <table:table-cell office:value-type="float" office:value="4475817" table:style-name="ce51">
            <text:p>4,475,817</text:p>
          </table:table-cell>
          <table:table-cell office:value-type="float" office:value="423.90586589928517" table:style-name="ce52">
            <text:p>423.9</text:p>
          </table:table-cell>
          <table:table-cell office:value-type="float" office:value="416.42014777437686" table:style-name="ce52">
            <text:p>416.4</text:p>
          </table:table-cell>
          <table:table-cell office:value-type="float" office:value="431.48737834832934" table:style-name="ce53">
            <text:p>431.5</text:p>
          </table:table-cell>
          <table:table-cell office:value-type="float" office:value="12475" table:style-name="ce50">
            <text:p>12,475</text:p>
          </table:table-cell>
          <table:table-cell office:value-type="float" office:value="4486172" table:style-name="ce51">
            <text:p>4,486,172</text:p>
          </table:table-cell>
          <table:table-cell office:value-type="float" office:value="318.50211528717921" table:style-name="ce52">
            <text:p>318.5</text:p>
          </table:table-cell>
          <table:table-cell office:value-type="float" office:value="312.77454670902108" table:style-name="ce52">
            <text:p>312.8</text:p>
          </table:table-cell>
          <table:table-cell office:value-type="float" office:value="324.30596976452733" table:style-name="ce53">
            <text:p>324.3</text:p>
          </table:table-cell>
          <table:table-cell office:value-type="float" office:value="26021" table:style-name="ce50">
            <text:p>26,021</text:p>
          </table:table-cell>
          <table:table-cell office:value-type="float" office:value="8961989" table:style-name="ce51">
            <text:p>8,961,989</text:p>
          </table:table-cell>
          <table:table-cell office:value-type="float" office:value="365.92842539223557" table:style-name="ce52">
            <text:p>365.9</text:p>
          </table:table-cell>
          <table:table-cell office:value-type="float" office:value="361.33220054195499" table:style-name="ce52">
            <text:p>361.3</text:p>
          </table:table-cell>
          <table:table-cell office:value-type="float" office:value="370.56694137916031" table:style-name="ce54">
            <text:p>370.6</text:p>
          </table:table-cell>
          <table:table-cell table:number-columns-repeated="16367"/>
        </table:table-row>
        <table:table-row table:style-name="ro6">
          <table:table-cell office:value-type="string" table:style-name="ce55">
            <text:p>E12000008</text:p>
          </table:table-cell>
          <table:table-cell office:value-type="string" table:style-name="ce56">
            <text:p>South East</text:p>
          </table:table-cell>
          <table:table-cell office:value-type="float" office:value="8797" table:style-name="ce50">
            <text:p>8,797</text:p>
          </table:table-cell>
          <table:table-cell office:value-type="float" office:value="4523939" table:style-name="ce51">
            <text:p>4,523,939</text:p>
          </table:table-cell>
          <table:table-cell office:value-type="float" office:value="207.64734864306482" table:style-name="ce52">
            <text:p>207.6</text:p>
          </table:table-cell>
          <table:table-cell office:value-type="float" office:value="203.30735167638645" table:style-name="ce52">
            <text:p>203.3</text:p>
          </table:table-cell>
          <table:table-cell office:value-type="float" office:value="212.05627861183621" table:style-name="ce53">
            <text:p>212.1</text:p>
          </table:table-cell>
          <table:table-cell office:value-type="float" office:value="10758" table:style-name="ce50">
            <text:p>10,758</text:p>
          </table:table-cell>
          <table:table-cell office:value-type="float" office:value="4656196" table:style-name="ce51">
            <text:p>4,656,196</text:p>
          </table:table-cell>
          <table:table-cell office:value-type="float" office:value="222.13005882290136" table:style-name="ce52">
            <text:p>222.1</text:p>
          </table:table-cell>
          <table:table-cell office:value-type="float" office:value="217.90921373648538" table:style-name="ce52">
            <text:p>217.9</text:p>
          </table:table-cell>
          <table:table-cell office:value-type="float" office:value="226.41147617773655" table:style-name="ce53">
            <text:p>226.4</text:p>
          </table:table-cell>
          <table:table-cell office:value-type="float" office:value="19598" table:style-name="ce50">
            <text:p>19,598</text:p>
          </table:table-cell>
          <table:table-cell office:value-type="float" office:value="9180135" table:style-name="ce51">
            <text:p>9,180,135</text:p>
          </table:table-cell>
          <table:table-cell office:value-type="float" office:value="213.45081843613806" table:style-name="ce52">
            <text:p>213.5</text:p>
          </table:table-cell>
          <table:table-cell office:value-type="float" office:value="210.46341167880581" table:style-name="ce52">
            <text:p>210.5</text:p>
          </table:table-cell>
          <table:table-cell office:value-type="float" office:value="216.4699234852217" table:style-name="ce54">
            <text:p>216.5</text:p>
          </table:table-cell>
          <table:table-cell table:number-columns-repeated="16367"/>
        </table:table-row>
        <table:table-row table:style-name="ro4">
          <table:table-cell office:value-type="string" table:style-name="ce58">
            <text:p>E12000009</text:p>
          </table:table-cell>
          <table:table-cell office:value-type="string" table:style-name="ce59">
            <text:p>South West</text:p>
          </table:table-cell>
          <table:table-cell office:value-type="float" office:value="3357" table:style-name="ce60">
            <text:p>3,357</text:p>
          </table:table-cell>
          <table:table-cell office:value-type="float" office:value="2767122" table:style-name="ce61">
            <text:p>2,767,122</text:p>
          </table:table-cell>
          <table:table-cell office:value-type="float" office:value="122.71006032776393" table:style-name="ce62">
            <text:p>122.7</text:p>
          </table:table-cell>
          <table:table-cell office:value-type="float" office:value="118.56020346040994" table:style-name="ce62">
            <text:p>118.6</text:p>
          </table:table-cell>
          <table:table-cell office:value-type="float" office:value="126.96719814973513" table:style-name="ce63">
            <text:p>127.0</text:p>
          </table:table-cell>
          <table:table-cell office:value-type="float" office:value="3774" table:style-name="ce60">
            <text:p>3,774</text:p>
          </table:table-cell>
          <table:table-cell office:value-type="float" office:value="2857574" table:style-name="ce61">
            <text:p>2,857,574</text:p>
          </table:table-cell>
          <table:table-cell office:value-type="float" office:value="121.39172105874695" table:style-name="ce62">
            <text:p>121.4</text:p>
          </table:table-cell>
          <table:table-cell office:value-type="float" office:value="117.46489964045176" table:style-name="ce62">
            <text:p>117.5</text:p>
          </table:table-cell>
          <table:table-cell office:value-type="float" office:value="125.41420771193131" table:style-name="ce63">
            <text:p>125.4</text:p>
          </table:table-cell>
          <table:table-cell office:value-type="float" office:value="7155" table:style-name="ce60">
            <text:p>7,155</text:p>
          </table:table-cell>
          <table:table-cell office:value-type="float" office:value="5624696" table:style-name="ce61">
            <text:p>5,624,696</text:p>
          </table:table-cell>
          <table:table-cell office:value-type="float" office:value="121.144611255781" table:style-name="ce62">
            <text:p>121.1</text:p>
          </table:table-cell>
          <table:table-cell office:value-type="float" office:value="118.32691134582791" table:style-name="ce62">
            <text:p>118.3</text:p>
          </table:table-cell>
          <table:table-cell office:value-type="float" office:value="124.01198296125014" table:style-name="ce64">
            <text:p>124.0</text:p>
          </table:table-cell>
          <table:table-cell table:number-columns-repeated="16367"/>
        </table:table-row>
        <table:table-row table:style-name="ro7">
          <table:table-cell table:number-columns-repeated="3" table:style-name="ce30"/>
          <table:table-cell table:number-columns-repeated="2" table:style-name="ce65"/>
          <table:table-cell table:number-columns-repeated="3" table:style-name="ce66"/>
          <table:table-cell table:number-columns-repeated="16376" table:style-name="ce28"/>
        </table:table-row>
        <table:table-row table:style-name="ro6">
          <table:table-cell office:value-type="string" table:style-name="ce67">
            <text:p>Footnotes</text:p>
          </table:table-cell>
          <table:table-cell table:style-name="ce28"/>
          <table:table-cell table:number-columns-repeated="7" table:style-name="ce29"/>
          <table:table-cell table:number-columns-repeated="16375" table:style-name="ce28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68">
            <text:p>Rates by sex based on 132,750 records where age, sex and region were known<text:s/></text:p>
          </table:table-cell>
          <table:table-cell table:number-columns-repeated="5" table:style-name="ce29"/>
          <table:table-cell table:style-name="ce28"/>
          <table:table-cell table:style-name="ce69"/>
          <table:table-cell table:number-columns-repeated="16376" table:style-name="ce28"/>
        </table:table-row>
        <table:table-row table:style-name="ro11">
          <table:table-cell office:value-type="string" table:style-name="ce30">
            <text:p>Rates for all persons based on 133,264 records where age and region were known</text:p>
          </table:table-cell>
          <table:table-cell table:number-columns-repeated="16383" table:style-name="ce28"/>
        </table:table-row>
        <table:table-row table:style-name="ro11">
          <table:table-cell office:value-type="string" table:style-name="ce70">
            <text:p>Rates by sex for England based on 137,089 records where age and sex were known</text:p>
          </table:table-cell>
          <table:table-cell table:number-columns-repeated="16383" table:style-name="ce28"/>
        </table:table-row>
        <table:table-row table:style-name="ro11">
          <table:table-cell office:value-type="string" table:style-name="ce70">
            <text:p>Rates for all persons for England based on 138,905 records where age was known</text:p>
          </table:table-cell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table:style-name="ce70"/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office:value-type="string" table:style-name="ce71">
            <text:p>There were 139,086 records in total, of which 1,896 did not have sex recorded and 181 did not have age recorded.<text:s text:c="3"/></text:p>
          </table:table-cell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office:value-type="string" table:style-name="ce9">
            <text:p>80 records had neither age nor sex recorded.<text:s/></text:p>
          </table:table-cell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table:style-name="ce72"/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office:value-type="string" table:style-name="ce30">
            <text:p>Lower CL = lower 95% confidence limit</text:p>
          </table:table-cell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office:value-type="string" table:style-name="ce30">
            <text:p>Upper CL = upper 95% confidence limit<text:s/></text:p>
          </table:table-cell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table:style-name="ce70"/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office:value-type="string" table:style-name="ce70">
            <text:p>Regions are former Government Office Regions</text:p>
          </table:table-cell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table:style-name="ce70"/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office:value-type="string" table:style-name="ce30">
            <text:p>Populations are ONS Mid 2019 population estimates</text:p>
          </table:table-cell>
          <table:table-cell table:number-columns-repeated="16" table:style-name="ce28"/>
          <table:table-cell table:number-columns-repeated="16367" table:style-name="ce1"/>
        </table:table-row>
        <table:table-row table:style-name="ro11">
          <table:table-cell office:value-type="string" table:style-name="ce73">
            <text:p><text:a xlink:href="https://www.ons.gov.uk/peoplepopulationandcommunity/populationandmigration/populationestimates/bulletins/annualmidyearpopulationestimates/mid2019/relateddata">https://www.ons.gov.uk/peoplepopulationandcommunity/populationandmigration/populationestimates/bulletins/annualmidyearpopulationestimates/mid2019/relateddata</text:a></text:p>
          </table:table-cell>
          <table:table-cell table:number-columns-repeated="16" table:style-name="ce28"/>
          <table:table-cell table:number-columns-repeated="16367" table:style-name="ce1"/>
        </table:table-row>
        <table:table-row table:style-name="ro4">
          <table:table-cell table:style-name="ce30"/>
          <table:table-cell table:number-columns-repeated="16" table:style-name="ce28"/>
          <table:table-cell table:number-columns-repeated="16367" table:style-name="ce1"/>
        </table:table-row>
        <table:table-row table:style-name="ro4">
          <table:table-cell office:value-type="string" table:style-name="ce26">
            <text:p>Source: Public Health England Second Generation Surveillance System</text:p>
          </table:table-cell>
          <table:table-cell table:number-columns-repeated="16" table:style-name="ce28"/>
          <table:table-cell table:number-columns-repeated="16367" table:style-name="ce1"/>
        </table:table-row>
        <table:table-row table:number-rows-repeated="1048539" table:style-name="ro6">
          <table:table-cell table:number-columns-repeated="16384"/>
        </table:table-row>
      </table:table>
      <table:table table:name="Map__2_1A_&amp;_2_1B" table:style-name="ta1">
        <table:table-column table:style-name="co16" table:default-cell-style-name="ce76"/>
        <table:table-column table:style-name="co17" table:default-cell-style-name="ce76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11" table:default-cell-style-name="ce76"/>
        <table:table-column table:style-name="co12" table:default-cell-style-name="ce76"/>
        <table:table-column table:style-name="co6" table:default-cell-style-name="ce76"/>
        <table:table-column table:style-name="co22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20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4" table:number-columns-repeated="16365" table:default-cell-style-name="ce76"/>
        <table:table-row table:style-name="ro2">
          <table:table-cell office:value-type="string" table:style-name="ce27">
            <text:p>Map 2.1A and 2.1B: Age standardised diagnosis rates per 100,000 population, by local authority and sex, as of 13 May 2020, England.</text:p>
          </table:table-cell>
          <table:table-cell table:number-columns-repeated="16383" table:style-name="ce28"/>
        </table:table-row>
        <table:table-row table:style-name="ro12">
          <table:table-cell table:style-name="ce27"/>
          <table:table-cell table:number-columns-repeated="16383" table:style-name="ce28"/>
        </table:table-row>
        <table:table-row table:style-name="ro6">
          <table:table-cell office:value-type="string" table:style-name="ce75">
            <text:p><text:a xlink:href="#Contents.A1">Back to contents</text:a></text:p>
          </table:table-cell>
          <table:table-cell table:number-columns-repeated="16383" table:style-name="ce30"/>
        </table:table-row>
        <table:table-row table:style-name="ro6">
          <table:table-cell office:value-type="string" table:style-name="ce10">
            <text:p><text:a xlink:href="#'Map__2_1A_&amp;_2_1B'.A159">See footnotes for data descriptions</text:a></text:p>
          </table:table-cell>
          <table:table-cell table:number-columns-repeated="16" table:style-name="ce30"/>
          <table:table-cell table:style-name="ce31"/>
          <table:table-cell table:number-columns-repeated="16366" table:style-name="ce30"/>
        </table:table-row>
        <table:table-row table:style-name="ro7">
          <table:table-cell table:number-columns-repeated="11" table:style-name="ce76"/>
          <table:table-cell table:style-name="ce77"/>
          <table:table-cell table:number-columns-repeated="16372" table:style-name="ce76"/>
        </table:table-row>
        <table:table-row table:style-name="ro13">
          <table:table-cell table:style-name="ce78"/>
          <table:table-cell table:style-name="ce79"/>
          <table:table-cell table:style-name="ce33"/>
          <table:table-cell table:style-name="ce34"/>
          <table:table-cell office:value-type="string" table:number-columns-spanned="5" table:number-rows-spanned="1" table:style-name="ce116">
            <text:p>Males</text:p>
          </table:table-cell>
          <table:covered-table-cell table:number-columns-repeated="4"/>
          <table:table-cell office:value-type="string" table:number-columns-spanned="5" table:number-rows-spanned="1" table:style-name="ce116">
            <text:p>Females</text:p>
          </table:table-cell>
          <table:covered-table-cell table:number-columns-repeated="4"/>
          <table:table-cell office:value-type="string" table:number-columns-spanned="5" table:number-rows-spanned="1" table:style-name="ce116">
            <text:p>Persons</text:p>
          </table:table-cell>
          <table:covered-table-cell table:number-columns-repeated="4"/>
          <table:table-cell table:number-columns-repeated="16365"/>
        </table:table-row>
        <table:table-row table:style-name="ro13">
          <table:table-cell office:value-type="string" table:style-name="ce35">
            <text:p>Region Code</text:p>
          </table:table-cell>
          <table:table-cell office:value-type="string" table:style-name="ce80">
            <text:p>Region Name</text:p>
          </table:table-cell>
          <table:table-cell office:value-type="string" table:style-name="ce80">
            <text:p>Area Code</text:p>
          </table:table-cell>
          <table:table-cell office:value-type="string" table:style-name="ce36">
            <text:p>Area Name</text:p>
          </table:table-cell>
          <table:table-cell office:value-type="string" table:style-name="ce37">
            <text:p>Case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40">
            <text:p>Upper CL</text:p>
          </table:table-cell>
          <table:table-cell office:value-type="string" table:style-name="ce37">
            <text:p>Case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39">
            <text:p>Upper CL</text:p>
          </table:table-cell>
          <table:table-cell office:value-type="string" table:style-name="ce37">
            <text:p>Case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40">
            <text:p>Upper CL</text:p>
          </table:table-cell>
          <table:table-cell table:number-columns-repeated="16365"/>
        </table:table-row>
        <table:table-row table:style-name="ro4">
          <table:table-cell office:value-type="string" table:style-name="ce81">
            <text:p>E12000001</text:p>
          </table:table-cell>
          <table:table-cell office:value-type="string" table:style-name="ce82">
            <text:p>North East</text:p>
          </table:table-cell>
          <table:table-cell office:value-type="string" table:style-name="ce83">
            <text:p>E06000001</text:p>
          </table:table-cell>
          <table:table-cell office:value-type="string" table:style-name="ce84">
            <text:p>Hartlepool</text:p>
          </table:table-cell>
          <table:table-cell office:value-type="float" office:value="75" table:style-name="ce85">
            <text:p>75</text:p>
          </table:table-cell>
          <table:table-cell office:value-type="float" office:value="45833" table:style-name="ce86">
            <text:p>45,833</text:p>
          </table:table-cell>
          <table:table-cell office:value-type="float" office:value="181.98463913131101" table:style-name="ce87">
            <text:p>182.0</text:p>
          </table:table-cell>
          <table:table-cell office:value-type="float" office:value="142.36755071415399" table:style-name="ce87">
            <text:p>142.4</text:p>
          </table:table-cell>
          <table:table-cell office:value-type="float" office:value="229.03623841008101" table:style-name="ce88">
            <text:p>229.0</text:p>
          </table:table-cell>
          <table:table-cell office:value-type="float" office:value="170" table:style-name="ce85">
            <text:p>170</text:p>
          </table:table-cell>
          <table:table-cell office:value-type="float" office:value="47830" table:style-name="ce86">
            <text:p>47,830</text:p>
          </table:table-cell>
          <table:table-cell office:value-type="float" office:value="341.24050815111701" table:style-name="ce87">
            <text:p>341.2</text:p>
          </table:table-cell>
          <table:table-cell office:value-type="float" office:value="291.200381758172" table:style-name="ce87">
            <text:p>291.2</text:p>
          </table:table-cell>
          <table:table-cell office:value-type="float" office:value="397.31923352136101" table:style-name="ce89">
            <text:p>397.3</text:p>
          </table:table-cell>
          <table:table-cell office:value-type="float" office:value="245" table:style-name="ce85">
            <text:p>245</text:p>
          </table:table-cell>
          <table:table-cell office:value-type="float" office:value="93663" table:style-name="ce86">
            <text:p>93,663</text:p>
          </table:table-cell>
          <table:table-cell office:value-type="float" office:value="265.74046149826501" table:style-name="ce87">
            <text:p>265.7</text:p>
          </table:table-cell>
          <table:table-cell office:value-type="float" office:value="233.23044578836101" table:style-name="ce87">
            <text:p>233.2</text:p>
          </table:table-cell>
          <table:table-cell office:value-type="float" office:value="301.48382200810499" table:style-name="ce88">
            <text:p>301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1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E06000002</text:p>
          </table:table-cell>
          <table:table-cell office:value-type="string" table:style-name="ce93">
            <text:p>Middlesbrough</text:p>
          </table:table-cell>
          <table:table-cell office:value-type="float" office:value="255" table:style-name="ce94">
            <text:p>255</text:p>
          </table:table-cell>
          <table:table-cell office:value-type="float" office:value="69719" table:style-name="ce95">
            <text:p>69,719</text:p>
          </table:table-cell>
          <table:table-cell office:value-type="float" office:value="464.27280459162398" table:style-name="ce96">
            <text:p>464.3</text:p>
          </table:table-cell>
          <table:table-cell office:value-type="float" office:value="406.66526624147798" table:style-name="ce96">
            <text:p>406.7</text:p>
          </table:table-cell>
          <table:table-cell office:value-type="float" office:value="527.49044617368202" table:style-name="ce97">
            <text:p>527.5</text:p>
          </table:table-cell>
          <table:table-cell office:value-type="float" office:value="363" table:style-name="ce94">
            <text:p>363</text:p>
          </table:table-cell>
          <table:table-cell office:value-type="float" office:value="71261" table:style-name="ce95">
            <text:p>71,261</text:p>
          </table:table-cell>
          <table:table-cell office:value-type="float" office:value="530.63997445062296" table:style-name="ce96">
            <text:p>530.6</text:p>
          </table:table-cell>
          <table:table-cell office:value-type="float" office:value="476.95801173775402" table:style-name="ce96">
            <text:p>477.0</text:p>
          </table:table-cell>
          <table:table-cell office:value-type="float" office:value="588.66688854342203" table:style-name="ce98">
            <text:p>588.7</text:p>
          </table:table-cell>
          <table:table-cell office:value-type="float" office:value="629" table:style-name="ce94">
            <text:p>629</text:p>
          </table:table-cell>
          <table:table-cell office:value-type="float" office:value="140980" table:style-name="ce95">
            <text:p>140,980</text:p>
          </table:table-cell>
          <table:table-cell office:value-type="float" office:value="499.63019406846598" table:style-name="ce96">
            <text:p>499.6</text:p>
          </table:table-cell>
          <table:table-cell office:value-type="float" office:value="460.82624973152002" table:style-name="ce96">
            <text:p>460.8</text:p>
          </table:table-cell>
          <table:table-cell office:value-type="float" office:value="540.79529276853805" table:style-name="ce97">
            <text:p>540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1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E06000003</text:p>
          </table:table-cell>
          <table:table-cell office:value-type="string" table:style-name="ce93">
            <text:p>Redcar and Cleveland</text:p>
          </table:table-cell>
          <table:table-cell office:value-type="float" office:value="148" table:style-name="ce94">
            <text:p>148</text:p>
          </table:table-cell>
          <table:table-cell office:value-type="float" office:value="66579" table:style-name="ce95">
            <text:p>66,579</text:p>
          </table:table-cell>
          <table:table-cell office:value-type="float" office:value="227.182313726649" table:style-name="ce96">
            <text:p>227.2</text:p>
          </table:table-cell>
          <table:table-cell office:value-type="float" office:value="191.45091089299001" table:style-name="ce96">
            <text:p>191.5</text:p>
          </table:table-cell>
          <table:table-cell office:value-type="float" office:value="267.556208930504" table:style-name="ce97">
            <text:p>267.6</text:p>
          </table:table-cell>
          <table:table-cell office:value-type="float" office:value="222" table:style-name="ce94">
            <text:p>222</text:p>
          </table:table-cell>
          <table:table-cell office:value-type="float" office:value="70571" table:style-name="ce95">
            <text:p>70,571</text:p>
          </table:table-cell>
          <table:table-cell office:value-type="float" office:value="301.088935811071" table:style-name="ce96">
            <text:p>301.1</text:p>
          </table:table-cell>
          <table:table-cell office:value-type="float" office:value="262.03047733495299" table:style-name="ce96">
            <text:p>262.0</text:p>
          </table:table-cell>
          <table:table-cell office:value-type="float" office:value="344.23925613663198" table:style-name="ce98">
            <text:p>344.2</text:p>
          </table:table-cell>
          <table:table-cell office:value-type="float" office:value="376" table:style-name="ce94">
            <text:p>376</text:p>
          </table:table-cell>
          <table:table-cell office:value-type="float" office:value="137150" table:style-name="ce95">
            <text:p>137,150</text:p>
          </table:table-cell>
          <table:table-cell office:value-type="float" office:value="269.92830230510998" table:style-name="ce96">
            <text:p>269.9</text:p>
          </table:table-cell>
          <table:table-cell office:value-type="float" office:value="242.96660726578901" table:style-name="ce96">
            <text:p>243.0</text:p>
          </table:table-cell>
          <table:table-cell office:value-type="float" office:value="299.03256055979801" table:style-name="ce97">
            <text:p>299.0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1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E06000004</text:p>
          </table:table-cell>
          <table:table-cell office:value-type="string" table:style-name="ce93">
            <text:p>Stockton-on-Tees</text:p>
          </table:table-cell>
          <table:table-cell office:value-type="float" office:value="194" table:style-name="ce94">
            <text:p>194</text:p>
          </table:table-cell>
          <table:table-cell office:value-type="float" office:value="97593" table:style-name="ce95">
            <text:p>97,593</text:p>
          </table:table-cell>
          <table:table-cell office:value-type="float" office:value="216.674637960034" table:style-name="ce96">
            <text:p>216.7</text:p>
          </table:table-cell>
          <table:table-cell office:value-type="float" office:value="186.864806997302" table:style-name="ce96">
            <text:p>186.9</text:p>
          </table:table-cell>
          <table:table-cell office:value-type="float" office:value="249.83821718009099" table:style-name="ce97">
            <text:p>249.8</text:p>
          </table:table-cell>
          <table:table-cell office:value-type="float" office:value="266" table:style-name="ce94">
            <text:p>266</text:p>
          </table:table-cell>
          <table:table-cell office:value-type="float" office:value="99755" table:style-name="ce95">
            <text:p>99,755</text:p>
          </table:table-cell>
          <table:table-cell office:value-type="float" office:value="265.77615256400401" table:style-name="ce96">
            <text:p>265.8</text:p>
          </table:table-cell>
          <table:table-cell office:value-type="float" office:value="234.56915620416501" table:style-name="ce96">
            <text:p>234.6</text:p>
          </table:table-cell>
          <table:table-cell office:value-type="float" office:value="299.95550624488101" table:style-name="ce98">
            <text:p>300.0</text:p>
          </table:table-cell>
          <table:table-cell office:value-type="float" office:value="466" table:style-name="ce94">
            <text:p>466</text:p>
          </table:table-cell>
          <table:table-cell office:value-type="float" office:value="197348" table:style-name="ce95">
            <text:p>197,348</text:p>
          </table:table-cell>
          <table:table-cell office:value-type="float" office:value="246.28966144261599" table:style-name="ce96">
            <text:p>246.3</text:p>
          </table:table-cell>
          <table:table-cell office:value-type="float" office:value="224.291287082818" table:style-name="ce96">
            <text:p>224.3</text:p>
          </table:table-cell>
          <table:table-cell office:value-type="float" office:value="269.85150851233698" table:style-name="ce97">
            <text:p>269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1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E06000005</text:p>
          </table:table-cell>
          <table:table-cell office:value-type="string" table:style-name="ce93">
            <text:p>Darlington</text:p>
          </table:table-cell>
          <table:table-cell office:value-type="float" office:value="126" table:style-name="ce94">
            <text:p>126</text:p>
          </table:table-cell>
          <table:table-cell office:value-type="float" office:value="52065" table:style-name="ce95">
            <text:p>52,065</text:p>
          </table:table-cell>
          <table:table-cell office:value-type="float" office:value="257.29469816532401" table:style-name="ce96">
            <text:p>257.3</text:p>
          </table:table-cell>
          <table:table-cell office:value-type="float" office:value="213.78051403388" table:style-name="ce96">
            <text:p>213.8</text:p>
          </table:table-cell>
          <table:table-cell office:value-type="float" office:value="306.97157452532201" table:style-name="ce97">
            <text:p>307.0</text:p>
          </table:table-cell>
          <table:table-cell office:value-type="float" office:value="211" table:style-name="ce94">
            <text:p>211</text:p>
          </table:table-cell>
          <table:table-cell office:value-type="float" office:value="54738" table:style-name="ce95">
            <text:p>54,738</text:p>
          </table:table-cell>
          <table:table-cell office:value-type="float" office:value="372.80211797277099" table:style-name="ce96">
            <text:p>372.8</text:p>
          </table:table-cell>
          <table:table-cell office:value-type="float" office:value="323.615240569945" table:style-name="ce96">
            <text:p>323.6</text:p>
          </table:table-cell>
          <table:table-cell office:value-type="float" office:value="427.28213951725201" table:style-name="ce98">
            <text:p>427.3</text:p>
          </table:table-cell>
          <table:table-cell office:value-type="float" office:value="340" table:style-name="ce94">
            <text:p>340</text:p>
          </table:table-cell>
          <table:table-cell office:value-type="float" office:value="106803" table:style-name="ce95">
            <text:p>106,803</text:p>
          </table:table-cell>
          <table:table-cell office:value-type="float" office:value="315.92216981456198" table:style-name="ce96">
            <text:p>315.9</text:p>
          </table:table-cell>
          <table:table-cell office:value-type="float" office:value="283.04210708387899" table:style-name="ce96">
            <text:p>283.0</text:p>
          </table:table-cell>
          <table:table-cell office:value-type="float" office:value="351.55602825813901" table:style-name="ce97">
            <text:p>351.6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1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E06000047</text:p>
          </table:table-cell>
          <table:table-cell office:value-type="string" table:style-name="ce93">
            <text:p>County Durham</text:p>
          </table:table-cell>
          <table:table-cell office:value-type="float" office:value="656" table:style-name="ce94">
            <text:p>656</text:p>
          </table:table-cell>
          <table:table-cell office:value-type="float" office:value="260881" table:style-name="ce95">
            <text:p>260,881</text:p>
          </table:table-cell>
          <table:table-cell office:value-type="float" office:value="271.56612566263101" table:style-name="ce96">
            <text:p>271.6</text:p>
          </table:table-cell>
          <table:table-cell office:value-type="float" office:value="250.63319077338801" table:style-name="ce96">
            <text:p>250.6</text:p>
          </table:table-cell>
          <table:table-cell office:value-type="float" office:value="293.74545120372198" table:style-name="ce97">
            <text:p>293.7</text:p>
          </table:table-cell>
          <table:table-cell office:value-type="float" office:value="1111" table:style-name="ce94">
            <text:p>1,111</text:p>
          </table:table-cell>
          <table:table-cell office:value-type="float" office:value="269213" table:style-name="ce95">
            <text:p>269,213</text:p>
          </table:table-cell>
          <table:table-cell office:value-type="float" office:value="395.91091234744101" table:style-name="ce96">
            <text:p>395.9</text:p>
          </table:table-cell>
          <table:table-cell office:value-type="float" office:value="372.72990643219799" table:style-name="ce96">
            <text:p>372.7</text:p>
          </table:table-cell>
          <table:table-cell office:value-type="float" office:value="420.144621209153" table:style-name="ce98">
            <text:p>420.1</text:p>
          </table:table-cell>
          <table:table-cell office:value-type="float" office:value="1769" table:style-name="ce94">
            <text:p>1,769</text:p>
          </table:table-cell>
          <table:table-cell office:value-type="float" office:value="530094" table:style-name="ce95">
            <text:p>530,094</text:p>
          </table:table-cell>
          <table:table-cell office:value-type="float" office:value="335.600515834585" table:style-name="ce96">
            <text:p>335.6</text:p>
          </table:table-cell>
          <table:table-cell office:value-type="float" office:value="319.98853706263498" table:style-name="ce96">
            <text:p>320.0</text:p>
          </table:table-cell>
          <table:table-cell office:value-type="float" office:value="351.77147020258201" table:style-name="ce97">
            <text:p>351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1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E06000057</text:p>
          </table:table-cell>
          <table:table-cell office:value-type="string" table:style-name="ce93">
            <text:p>Northumberland</text:p>
          </table:table-cell>
          <table:table-cell office:value-type="float" office:value="362" table:style-name="ce94">
            <text:p>362</text:p>
          </table:table-cell>
          <table:table-cell office:value-type="float" office:value="157462" table:style-name="ce95">
            <text:p>157,462</text:p>
          </table:table-cell>
          <table:table-cell office:value-type="float" office:value="220.25148584124" table:style-name="ce96">
            <text:p>220.3</text:p>
          </table:table-cell>
          <table:table-cell office:value-type="float" office:value="197.74033423068599" table:style-name="ce96">
            <text:p>197.7</text:p>
          </table:table-cell>
          <table:table-cell office:value-type="float" office:value="244.587286537898" table:style-name="ce97">
            <text:p>244.6</text:p>
          </table:table-cell>
          <table:table-cell office:value-type="float" office:value="532" table:style-name="ce94">
            <text:p>532</text:p>
          </table:table-cell>
          <table:table-cell office:value-type="float" office:value="164972" table:style-name="ce95">
            <text:p>164,972</text:p>
          </table:table-cell>
          <table:table-cell office:value-type="float" office:value="309.65728582884401" table:style-name="ce96">
            <text:p>309.7</text:p>
          </table:table-cell>
          <table:table-cell office:value-type="float" office:value="283.11523796559902" table:style-name="ce96">
            <text:p>283.1</text:p>
          </table:table-cell>
          <table:table-cell office:value-type="float" office:value="337.96051466592002" table:style-name="ce98">
            <text:p>338.0</text:p>
          </table:table-cell>
          <table:table-cell office:value-type="float" office:value="897" table:style-name="ce94">
            <text:p>897</text:p>
          </table:table-cell>
          <table:table-cell office:value-type="float" office:value="322434" table:style-name="ce95">
            <text:p>322,434</text:p>
          </table:table-cell>
          <table:table-cell office:value-type="float" office:value="266.41383446108301" table:style-name="ce96">
            <text:p>266.4</text:p>
          </table:table-cell>
          <table:table-cell office:value-type="float" office:value="248.89671877106301" table:style-name="ce96">
            <text:p>248.9</text:p>
          </table:table-cell>
          <table:table-cell office:value-type="float" office:value="284.818744304853" table:style-name="ce97">
            <text:p>284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1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E08000021</text:p>
          </table:table-cell>
          <table:table-cell office:value-type="string" table:style-name="ce93">
            <text:p>Newcastle upon Tyne</text:p>
          </table:table-cell>
          <table:table-cell office:value-type="float" office:value="430" table:style-name="ce94">
            <text:p>430</text:p>
          </table:table-cell>
          <table:table-cell office:value-type="float" office:value="153112" table:style-name="ce95">
            <text:p>153,112</text:p>
          </table:table-cell>
          <table:table-cell office:value-type="float" office:value="355.72010457042302" table:style-name="ce96">
            <text:p>355.7</text:p>
          </table:table-cell>
          <table:table-cell office:value-type="float" office:value="321.35971650377297" table:style-name="ce96">
            <text:p>321.4</text:p>
          </table:table-cell>
          <table:table-cell office:value-type="float" office:value="392.62673622365202" table:style-name="ce97">
            <text:p>392.6</text:p>
          </table:table-cell>
          <table:table-cell office:value-type="float" office:value="577" table:style-name="ce94">
            <text:p>577</text:p>
          </table:table-cell>
          <table:table-cell office:value-type="float" office:value="149708" table:style-name="ce95">
            <text:p>149,708</text:p>
          </table:table-cell>
          <table:table-cell office:value-type="float" office:value="414.58446683412399" table:style-name="ce96">
            <text:p>414.6</text:p>
          </table:table-cell>
          <table:table-cell office:value-type="float" office:value="380.46598136274099" table:style-name="ce96">
            <text:p>380.5</text:p>
          </table:table-cell>
          <table:table-cell office:value-type="float" office:value="450.87368964347502" table:style-name="ce98">
            <text:p>450.9</text:p>
          </table:table-cell>
          <table:table-cell office:value-type="float" office:value="1011" table:style-name="ce94">
            <text:p>1,011</text:p>
          </table:table-cell>
          <table:table-cell office:value-type="float" office:value="302820" table:style-name="ce95">
            <text:p>302,820</text:p>
          </table:table-cell>
          <table:table-cell office:value-type="float" office:value="384.12878017627997" table:style-name="ce96">
            <text:p>384.1</text:p>
          </table:table-cell>
          <table:table-cell office:value-type="float" office:value="360.10243655518599" table:style-name="ce96">
            <text:p>360.1</text:p>
          </table:table-cell>
          <table:table-cell office:value-type="float" office:value="409.30027379938502" table:style-name="ce97">
            <text:p>409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1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E08000022</text:p>
          </table:table-cell>
          <table:table-cell office:value-type="string" table:style-name="ce93">
            <text:p>North Tyneside</text:p>
          </table:table-cell>
          <table:table-cell office:value-type="float" office:value="199" table:style-name="ce94">
            <text:p>199</text:p>
          </table:table-cell>
          <table:table-cell office:value-type="float" office:value="100649" table:style-name="ce95">
            <text:p>100,649</text:p>
          </table:table-cell>
          <table:table-cell office:value-type="float" office:value="218.03097205834001" table:style-name="ce96">
            <text:p>218.0</text:p>
          </table:table-cell>
          <table:table-cell office:value-type="float" office:value="188.06913373436799" table:style-name="ce96">
            <text:p>188.1</text:p>
          </table:table-cell>
          <table:table-cell office:value-type="float" office:value="251.318532575191" table:style-name="ce97">
            <text:p>251.3</text:p>
          </table:table-cell>
          <table:table-cell office:value-type="float" office:value="336" table:style-name="ce94">
            <text:p>336</text:p>
          </table:table-cell>
          <table:table-cell office:value-type="float" office:value="107264" table:style-name="ce95">
            <text:p>107,264</text:p>
          </table:table-cell>
          <table:table-cell office:value-type="float" office:value="303.29941973100102" table:style-name="ce96">
            <text:p>303.3</text:p>
          </table:table-cell>
          <table:table-cell office:value-type="float" office:value="271.43270100342301" table:style-name="ce96">
            <text:p>271.4</text:p>
          </table:table-cell>
          <table:table-cell office:value-type="float" office:value="337.85161984742399" table:style-name="ce98">
            <text:p>337.9</text:p>
          </table:table-cell>
          <table:table-cell office:value-type="float" office:value="537" table:style-name="ce94">
            <text:p>537</text:p>
          </table:table-cell>
          <table:table-cell office:value-type="float" office:value="207913" table:style-name="ce95">
            <text:p>207,913</text:p>
          </table:table-cell>
          <table:table-cell office:value-type="float" office:value="259.02524375488701" table:style-name="ce96">
            <text:p>259.0</text:p>
          </table:table-cell>
          <table:table-cell office:value-type="float" office:value="237.48702301030201" table:style-name="ce96">
            <text:p>237.5</text:p>
          </table:table-cell>
          <table:table-cell office:value-type="float" office:value="281.985712511212" table:style-name="ce97">
            <text:p>282.0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1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E08000023</text:p>
          </table:table-cell>
          <table:table-cell office:value-type="string" table:style-name="ce93">
            <text:p>South Tyneside</text:p>
          </table:table-cell>
          <table:table-cell office:value-type="float" office:value="218" table:style-name="ce94">
            <text:p>218</text:p>
          </table:table-cell>
          <table:table-cell office:value-type="float" office:value="73266" table:style-name="ce95">
            <text:p>73,266</text:p>
          </table:table-cell>
          <table:table-cell office:value-type="float" office:value="327.58253511652703" table:style-name="ce96">
            <text:p>327.6</text:p>
          </table:table-cell>
          <table:table-cell office:value-type="float" office:value="284.42477296426802" table:style-name="ce96">
            <text:p>284.4</text:p>
          </table:table-cell>
          <table:table-cell office:value-type="float" office:value="375.30522815349002" table:style-name="ce97">
            <text:p>375.3</text:p>
          </table:table-cell>
          <table:table-cell office:value-type="float" office:value="462" table:style-name="ce94">
            <text:p>462</text:p>
          </table:table-cell>
          <table:table-cell office:value-type="float" office:value="77710" table:style-name="ce95">
            <text:p>77,710</text:p>
          </table:table-cell>
          <table:table-cell office:value-type="float" office:value="563.15634150705" table:style-name="ce96">
            <text:p>563.2</text:p>
          </table:table-cell>
          <table:table-cell office:value-type="float" office:value="512.27470293535998" table:style-name="ce96">
            <text:p>512.3</text:p>
          </table:table-cell>
          <table:table-cell office:value-type="float" office:value="617.67047267864098" table:style-name="ce98">
            <text:p>617.7</text:p>
          </table:table-cell>
          <table:table-cell office:value-type="float" office:value="681" table:style-name="ce94">
            <text:p>681</text:p>
          </table:table-cell>
          <table:table-cell office:value-type="float" office:value="150976" table:style-name="ce95">
            <text:p>150,976</text:p>
          </table:table-cell>
          <table:table-cell office:value-type="float" office:value="446.63825478406301" table:style-name="ce96">
            <text:p>446.6</text:p>
          </table:table-cell>
          <table:table-cell office:value-type="float" office:value="413.44881081649498" table:style-name="ce96">
            <text:p>413.4</text:p>
          </table:table-cell>
          <table:table-cell office:value-type="float" office:value="481.76609514561801" table:style-name="ce97">
            <text:p>481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1</text:p>
          </table:table-cell>
          <table:table-cell office:value-type="string" table:style-name="ce91">
            <text:p>North East</text:p>
          </table:table-cell>
          <table:table-cell office:value-type="string" table:style-name="ce92">
            <text:p>E08000024</text:p>
          </table:table-cell>
          <table:table-cell office:value-type="string" table:style-name="ce93">
            <text:p>Sunderland</text:p>
          </table:table-cell>
          <table:table-cell office:value-type="float" office:value="493" table:style-name="ce94">
            <text:p>493</text:p>
          </table:table-cell>
          <table:table-cell office:value-type="float" office:value="135366" table:style-name="ce95">
            <text:p>135,366</text:p>
          </table:table-cell>
          <table:table-cell office:value-type="float" office:value="406.04313995034602" table:style-name="ce96">
            <text:p>406.0</text:p>
          </table:table-cell>
          <table:table-cell office:value-type="float" office:value="369.20644403269102" table:style-name="ce96">
            <text:p>369.2</text:p>
          </table:table-cell>
          <table:table-cell office:value-type="float" office:value="445.42249025880398" table:style-name="ce97">
            <text:p>445.4</text:p>
          </table:table-cell>
          <table:table-cell office:value-type="float" office:value="836" table:style-name="ce94">
            <text:p>836</text:p>
          </table:table-cell>
          <table:table-cell office:value-type="float" office:value="142339" table:style-name="ce95">
            <text:p>142,339</text:p>
          </table:table-cell>
          <table:table-cell office:value-type="float" office:value="576.38563043194597" table:style-name="ce96">
            <text:p>576.4</text:p>
          </table:table-cell>
          <table:table-cell office:value-type="float" office:value="537.57601757074406" table:style-name="ce96">
            <text:p>537.6</text:p>
          </table:table-cell>
          <table:table-cell office:value-type="float" office:value="617.23468625526596" table:style-name="ce98">
            <text:p>617.2</text:p>
          </table:table-cell>
          <table:table-cell office:value-type="float" office:value="1332" table:style-name="ce94">
            <text:p>1,332</text:p>
          </table:table-cell>
          <table:table-cell office:value-type="float" office:value="277705" table:style-name="ce95">
            <text:p>277,705</text:p>
          </table:table-cell>
          <table:table-cell office:value-type="float" office:value="492.51609047073498" table:style-name="ce96">
            <text:p>492.5</text:p>
          </table:table-cell>
          <table:table-cell office:value-type="float" office:value="466.02936209678501" table:style-name="ce96">
            <text:p>466.0</text:p>
          </table:table-cell>
          <table:table-cell office:value-type="float" office:value="520.09897864635798" table:style-name="ce97">
            <text:p>520.1</text:p>
          </table:table-cell>
          <table:table-cell table:number-columns-repeated="16365"/>
        </table:table-row>
        <table:table-row table:style-name="ro13">
          <table:table-cell office:value-type="string" table:style-name="ce99">
            <text:p>E12000001</text:p>
          </table:table-cell>
          <table:table-cell office:value-type="string" table:style-name="ce100">
            <text:p>North East</text:p>
          </table:table-cell>
          <table:table-cell office:value-type="string" table:style-name="ce101">
            <text:p>E08000037</text:p>
          </table:table-cell>
          <table:table-cell office:value-type="string" table:style-name="ce102">
            <text:p>Gateshead</text:p>
          </table:table-cell>
          <table:table-cell office:value-type="float" office:value="376" table:style-name="ce103">
            <text:p>376</text:p>
          </table:table-cell>
          <table:table-cell office:value-type="float" office:value="99599" table:style-name="ce104">
            <text:p>99,599</text:p>
          </table:table-cell>
          <table:table-cell office:value-type="float" office:value="412.72606784133501" table:style-name="ce105">
            <text:p>412.7</text:p>
          </table:table-cell>
          <table:table-cell office:value-type="float" office:value="371.251950412773" table:style-name="ce105">
            <text:p>371.3</text:p>
          </table:table-cell>
          <table:table-cell office:value-type="float" office:value="457.49600618407402" table:style-name="ce106">
            <text:p>457.5</text:p>
          </table:table-cell>
          <table:table-cell office:value-type="float" office:value="598" table:style-name="ce103">
            <text:p>598</text:p>
          </table:table-cell>
          <table:table-cell office:value-type="float" office:value="102456" table:style-name="ce104">
            <text:p>102,456</text:p>
          </table:table-cell>
          <table:table-cell office:value-type="float" office:value="540.44983512410295" table:style-name="ce105">
            <text:p>540.4</text:p>
          </table:table-cell>
          <table:table-cell office:value-type="float" office:value="497.56934556202901" table:style-name="ce105">
            <text:p>497.6</text:p>
          </table:table-cell>
          <table:table-cell office:value-type="float" office:value="586.00856523927905" table:style-name="ce107">
            <text:p>586.0</text:p>
          </table:table-cell>
          <table:table-cell office:value-type="float" office:value="974" table:style-name="ce103">
            <text:p>974</text:p>
          </table:table-cell>
          <table:table-cell office:value-type="float" office:value="202055" table:style-name="ce104">
            <text:p>202,055</text:p>
          </table:table-cell>
          <table:table-cell office:value-type="float" office:value="475.21754652777003" table:style-name="ce105">
            <text:p>475.2</text:p>
          </table:table-cell>
          <table:table-cell office:value-type="float" office:value="445.67273048983998" table:style-name="ce105">
            <text:p>445.7</text:p>
          </table:table-cell>
          <table:table-cell office:value-type="float" office:value="506.19773432763299" table:style-name="ce106">
            <text:p>506.2</text:p>
          </table:table-cell>
          <table:table-cell table:number-columns-repeated="16365"/>
        </table:table-row>
        <table:table-row table:style-name="ro4">
          <table:table-cell office:value-type="string" table:style-name="ce81">
            <text:p>E12000002</text:p>
          </table:table-cell>
          <table:table-cell office:value-type="string" table:style-name="ce82">
            <text:p>North West</text:p>
          </table:table-cell>
          <table:table-cell office:value-type="string" table:style-name="ce83">
            <text:p>E06000006</text:p>
          </table:table-cell>
          <table:table-cell office:value-type="string" table:style-name="ce84">
            <text:p>Halton</text:p>
          </table:table-cell>
          <table:table-cell office:value-type="float" office:value="157" table:style-name="ce85">
            <text:p>157</text:p>
          </table:table-cell>
          <table:table-cell office:value-type="float" office:value="63082" table:style-name="ce86">
            <text:p>63,082</text:p>
          </table:table-cell>
          <table:table-cell office:value-type="float" office:value="286.65271501643099" table:style-name="ce87">
            <text:p>286.7</text:p>
          </table:table-cell>
          <table:table-cell office:value-type="float" office:value="241.88020593140999" table:style-name="ce87">
            <text:p>241.9</text:p>
          </table:table-cell>
          <table:table-cell office:value-type="float" office:value="337.061976036065" table:style-name="ce88">
            <text:p>337.1</text:p>
          </table:table-cell>
          <table:table-cell office:value-type="float" office:value="193" table:style-name="ce85">
            <text:p>193</text:p>
          </table:table-cell>
          <table:table-cell office:value-type="float" office:value="66328" table:style-name="ce86">
            <text:p>66,328</text:p>
          </table:table-cell>
          <table:table-cell office:value-type="float" office:value="298.87584252656802" table:style-name="ce87">
            <text:p>298.9</text:p>
          </table:table-cell>
          <table:table-cell office:value-type="float" office:value="257.99907760379301" table:style-name="ce87">
            <text:p>258.0</text:p>
          </table:table-cell>
          <table:table-cell office:value-type="float" office:value="344.36404951268503" table:style-name="ce89">
            <text:p>344.4</text:p>
          </table:table-cell>
          <table:table-cell office:value-type="float" office:value="351" table:style-name="ce85">
            <text:p>351</text:p>
          </table:table-cell>
          <table:table-cell office:value-type="float" office:value="129410" table:style-name="ce86">
            <text:p>129,410</text:p>
          </table:table-cell>
          <table:table-cell office:value-type="float" office:value="292.45150570444099" table:style-name="ce87">
            <text:p>292.5</text:p>
          </table:table-cell>
          <table:table-cell office:value-type="float" office:value="262.28744417907097" table:style-name="ce87">
            <text:p>262.3</text:p>
          </table:table-cell>
          <table:table-cell office:value-type="float" office:value="325.10022391951799" table:style-name="ce88">
            <text:p>325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6000007</text:p>
          </table:table-cell>
          <table:table-cell office:value-type="string" table:style-name="ce93">
            <text:p>Warrington</text:p>
          </table:table-cell>
          <table:table-cell office:value-type="float" office:value="315" table:style-name="ce94">
            <text:p>315</text:p>
          </table:table-cell>
          <table:table-cell office:value-type="float" office:value="104362" table:style-name="ce95">
            <text:p>104,362</text:p>
          </table:table-cell>
          <table:table-cell office:value-type="float" office:value="334.519777572838" table:style-name="ce96">
            <text:p>334.5</text:p>
          </table:table-cell>
          <table:table-cell office:value-type="float" office:value="297.69765172666001" table:style-name="ce96">
            <text:p>297.7</text:p>
          </table:table-cell>
          <table:table-cell office:value-type="float" office:value="374.55151430542799" table:style-name="ce97">
            <text:p>374.6</text:p>
          </table:table-cell>
          <table:table-cell office:value-type="float" office:value="373" table:style-name="ce94">
            <text:p>373</text:p>
          </table:table-cell>
          <table:table-cell office:value-type="float" office:value="105652" table:style-name="ce95">
            <text:p>105,652</text:p>
          </table:table-cell>
          <table:table-cell office:value-type="float" office:value="339.22131900978502" table:style-name="ce96">
            <text:p>339.2</text:p>
          </table:table-cell>
          <table:table-cell office:value-type="float" office:value="305.53375008138102" table:style-name="ce96">
            <text:p>305.5</text:p>
          </table:table-cell>
          <table:table-cell office:value-type="float" office:value="375.59714086081499" table:style-name="ce98">
            <text:p>375.6</text:p>
          </table:table-cell>
          <table:table-cell office:value-type="float" office:value="688" table:style-name="ce94">
            <text:p>688</text:p>
          </table:table-cell>
          <table:table-cell office:value-type="float" office:value="210014" table:style-name="ce95">
            <text:p>210,014</text:p>
          </table:table-cell>
          <table:table-cell office:value-type="float" office:value="337.80316143060702" table:style-name="ce96">
            <text:p>337.8</text:p>
          </table:table-cell>
          <table:table-cell office:value-type="float" office:value="312.89761713930602" table:style-name="ce96">
            <text:p>312.9</text:p>
          </table:table-cell>
          <table:table-cell office:value-type="float" office:value="364.15563664999598" table:style-name="ce97">
            <text:p>364.2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6000008</text:p>
          </table:table-cell>
          <table:table-cell office:value-type="string" table:style-name="ce93">
            <text:p>Blackburn with Darwen</text:p>
          </table:table-cell>
          <table:table-cell office:value-type="float" office:value="170" table:style-name="ce94">
            <text:p>170</text:p>
          </table:table-cell>
          <table:table-cell office:value-type="float" office:value="75080" table:style-name="ce95">
            <text:p>75,080</text:p>
          </table:table-cell>
          <table:table-cell office:value-type="float" office:value="304.05097901287297" table:style-name="ce96">
            <text:p>304.1</text:p>
          </table:table-cell>
          <table:table-cell office:value-type="float" office:value="256.85437778161997" table:style-name="ce96">
            <text:p>256.9</text:p>
          </table:table-cell>
          <table:table-cell office:value-type="float" office:value="356.94303644040099" table:style-name="ce97">
            <text:p>356.9</text:p>
          </table:table-cell>
          <table:table-cell office:value-type="float" office:value="202" table:style-name="ce94">
            <text:p>202</text:p>
          </table:table-cell>
          <table:table-cell office:value-type="float" office:value="74616" table:style-name="ce95">
            <text:p>74,616</text:p>
          </table:table-cell>
          <table:table-cell office:value-type="float" office:value="297.73328902213098" table:style-name="ce96">
            <text:p>297.7</text:p>
          </table:table-cell>
          <table:table-cell office:value-type="float" office:value="257.74532952951301" table:style-name="ce96">
            <text:p>257.7</text:p>
          </table:table-cell>
          <table:table-cell office:value-type="float" office:value="342.12483817515499" table:style-name="ce98">
            <text:p>342.1</text:p>
          </table:table-cell>
          <table:table-cell office:value-type="float" office:value="372" table:style-name="ce94">
            <text:p>372</text:p>
          </table:table-cell>
          <table:table-cell office:value-type="float" office:value="149696" table:style-name="ce95">
            <text:p>149,696</text:p>
          </table:table-cell>
          <table:table-cell office:value-type="float" office:value="296.474702452543" table:style-name="ce96">
            <text:p>296.5</text:p>
          </table:table-cell>
          <table:table-cell office:value-type="float" office:value="266.43360775448798" table:style-name="ce96">
            <text:p>266.4</text:p>
          </table:table-cell>
          <table:table-cell office:value-type="float" office:value="328.91642139921402" table:style-name="ce97">
            <text:p>328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6000009</text:p>
          </table:table-cell>
          <table:table-cell office:value-type="string" table:style-name="ce93">
            <text:p>Blackpool</text:p>
          </table:table-cell>
          <table:table-cell office:value-type="float" office:value="202" table:style-name="ce94">
            <text:p>202</text:p>
          </table:table-cell>
          <table:table-cell office:value-type="float" office:value="69128" table:style-name="ce95">
            <text:p>69,128</text:p>
          </table:table-cell>
          <table:table-cell office:value-type="float" office:value="306.310784374918" table:style-name="ce96">
            <text:p>306.3</text:p>
          </table:table-cell>
          <table:table-cell office:value-type="float" office:value="264.92504817897901" table:style-name="ce96">
            <text:p>264.9</text:p>
          </table:table-cell>
          <table:table-cell office:value-type="float" office:value="352.25403744126402" table:style-name="ce97">
            <text:p>352.3</text:p>
          </table:table-cell>
          <table:table-cell office:value-type="float" office:value="320" table:style-name="ce94">
            <text:p>320</text:p>
          </table:table-cell>
          <table:table-cell office:value-type="float" office:value="70318" table:style-name="ce95">
            <text:p>70,318</text:p>
          </table:table-cell>
          <table:table-cell office:value-type="float" office:value="442.73719704734401" table:style-name="ce96">
            <text:p>442.7</text:p>
          </table:table-cell>
          <table:table-cell office:value-type="float" office:value="394.81539698335001" table:style-name="ce96">
            <text:p>394.8</text:p>
          </table:table-cell>
          <table:table-cell office:value-type="float" office:value="494.80183330564199" table:style-name="ce98">
            <text:p>494.8</text:p>
          </table:table-cell>
          <table:table-cell office:value-type="float" office:value="522" table:style-name="ce94">
            <text:p>522</text:p>
          </table:table-cell>
          <table:table-cell office:value-type="float" office:value="139446" table:style-name="ce95">
            <text:p>139,446</text:p>
          </table:table-cell>
          <table:table-cell office:value-type="float" office:value="374.52347513367198" table:style-name="ce96">
            <text:p>374.5</text:p>
          </table:table-cell>
          <table:table-cell office:value-type="float" office:value="342.80344972394698" table:style-name="ce96">
            <text:p>342.8</text:p>
          </table:table-cell>
          <table:table-cell office:value-type="float" office:value="408.36905489884799" table:style-name="ce97">
            <text:p>408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6000049</text:p>
          </table:table-cell>
          <table:table-cell office:value-type="string" table:style-name="ce93">
            <text:p>Cheshire East</text:p>
          </table:table-cell>
          <table:table-cell office:value-type="float" office:value="451" table:style-name="ce94">
            <text:p>451</text:p>
          </table:table-cell>
          <table:table-cell office:value-type="float" office:value="188096" table:style-name="ce95">
            <text:p>188,096</text:p>
          </table:table-cell>
          <table:table-cell office:value-type="float" office:value="233.246220657214" table:style-name="ce96">
            <text:p>233.2</text:p>
          </table:table-cell>
          <table:table-cell office:value-type="float" office:value="211.95793373466401" table:style-name="ce96">
            <text:p>212.0</text:p>
          </table:table-cell>
          <table:table-cell office:value-type="float" office:value="256.073441255283" table:style-name="ce97">
            <text:p>256.1</text:p>
          </table:table-cell>
          <table:table-cell office:value-type="float" office:value="599" table:style-name="ce94">
            <text:p>599</text:p>
          </table:table-cell>
          <table:table-cell office:value-type="float" office:value="196056" table:style-name="ce95">
            <text:p>196,056</text:p>
          </table:table-cell>
          <table:table-cell office:value-type="float" office:value="272.62184718822198" table:style-name="ce96">
            <text:p>272.6</text:p>
          </table:table-cell>
          <table:table-cell office:value-type="float" office:value="250.61535975757801" table:style-name="ce96">
            <text:p>250.6</text:p>
          </table:table-cell>
          <table:table-cell office:value-type="float" office:value="296.00163482758302" table:style-name="ce98">
            <text:p>296.0</text:p>
          </table:table-cell>
          <table:table-cell office:value-type="float" office:value="1050" table:style-name="ce94">
            <text:p>1,050</text:p>
          </table:table-cell>
          <table:table-cell office:value-type="float" office:value="384152" table:style-name="ce95">
            <text:p>384,152</text:p>
          </table:table-cell>
          <table:table-cell office:value-type="float" office:value="252.293760072872" table:style-name="ce96">
            <text:p>252.3</text:p>
          </table:table-cell>
          <table:table-cell office:value-type="float" office:value="237.034922575856" table:style-name="ce96">
            <text:p>237.0</text:p>
          </table:table-cell>
          <table:table-cell office:value-type="float" office:value="268.26588662825401" table:style-name="ce97">
            <text:p>268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6000050</text:p>
          </table:table-cell>
          <table:table-cell office:value-type="string" table:style-name="ce93">
            <text:p>Cheshire West and Chester</text:p>
          </table:table-cell>
          <table:table-cell office:value-type="float" office:value="424" table:style-name="ce94">
            <text:p>424</text:p>
          </table:table-cell>
          <table:table-cell office:value-type="float" office:value="167268" table:style-name="ce95">
            <text:p>167,268</text:p>
          </table:table-cell>
          <table:table-cell office:value-type="float" office:value="258.673033264548" table:style-name="ce96">
            <text:p>258.7</text:p>
          </table:table-cell>
          <table:table-cell office:value-type="float" office:value="234.396826125828" table:style-name="ce96">
            <text:p>234.4</text:p>
          </table:table-cell>
          <table:table-cell office:value-type="float" office:value="284.76139955557397" table:style-name="ce97">
            <text:p>284.8</text:p>
          </table:table-cell>
          <table:table-cell office:value-type="float" office:value="518" table:style-name="ce94">
            <text:p>518</text:p>
          </table:table-cell>
          <table:table-cell office:value-type="float" office:value="175803" table:style-name="ce95">
            <text:p>175,803</text:p>
          </table:table-cell>
          <table:table-cell office:value-type="float" office:value="271.33269898522599" table:style-name="ce96">
            <text:p>271.3</text:p>
          </table:table-cell>
          <table:table-cell office:value-type="float" office:value="248.15183121078701" table:style-name="ce96">
            <text:p>248.2</text:p>
          </table:table-cell>
          <table:table-cell office:value-type="float" office:value="296.07311703982401" table:style-name="ce98">
            <text:p>296.1</text:p>
          </table:table-cell>
          <table:table-cell office:value-type="float" office:value="942" table:style-name="ce94">
            <text:p>942</text:p>
          </table:table-cell>
          <table:table-cell office:value-type="float" office:value="343071" table:style-name="ce95">
            <text:p>343,071</text:p>
          </table:table-cell>
          <table:table-cell office:value-type="float" office:value="262.69731751471301" table:style-name="ce96">
            <text:p>262.7</text:p>
          </table:table-cell>
          <table:table-cell office:value-type="float" office:value="246.07328124384799" table:style-name="ce96">
            <text:p>246.1</text:p>
          </table:table-cell>
          <table:table-cell office:value-type="float" office:value="280.14296669309698" table:style-name="ce97">
            <text:p>280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01</text:p>
          </table:table-cell>
          <table:table-cell office:value-type="string" table:style-name="ce93">
            <text:p>Bolton</text:p>
          </table:table-cell>
          <table:table-cell office:value-type="float" office:value="412" table:style-name="ce94">
            <text:p>412</text:p>
          </table:table-cell>
          <table:table-cell office:value-type="float" office:value="142817" table:style-name="ce95">
            <text:p>142,817</text:p>
          </table:table-cell>
          <table:table-cell office:value-type="float" office:value="351.58999113327002" table:style-name="ce96">
            <text:p>351.6</text:p>
          </table:table-cell>
          <table:table-cell office:value-type="float" office:value="317.73310983783801" table:style-name="ce96">
            <text:p>317.7</text:p>
          </table:table-cell>
          <table:table-cell office:value-type="float" office:value="388.01223877029997" table:style-name="ce97">
            <text:p>388.0</text:p>
          </table:table-cell>
          <table:table-cell office:value-type="float" office:value="500" table:style-name="ce94">
            <text:p>500</text:p>
          </table:table-cell>
          <table:table-cell office:value-type="float" office:value="144733" table:style-name="ce95">
            <text:p>144,733</text:p>
          </table:table-cell>
          <table:table-cell office:value-type="float" office:value="357.00139823234798" table:style-name="ce96">
            <text:p>357.0</text:p>
          </table:table-cell>
          <table:table-cell office:value-type="float" office:value="326.31756588411901" table:style-name="ce96">
            <text:p>326.3</text:p>
          </table:table-cell>
          <table:table-cell office:value-type="float" office:value="389.78775464622902" table:style-name="ce98">
            <text:p>389.8</text:p>
          </table:table-cell>
          <table:table-cell office:value-type="float" office:value="913" table:style-name="ce94">
            <text:p>913</text:p>
          </table:table-cell>
          <table:table-cell office:value-type="float" office:value="287550" table:style-name="ce95">
            <text:p>287,550</text:p>
          </table:table-cell>
          <table:table-cell office:value-type="float" office:value="354.64201069352703" table:style-name="ce96">
            <text:p>354.6</text:p>
          </table:table-cell>
          <table:table-cell office:value-type="float" office:value="331.86497815363799" table:style-name="ce96">
            <text:p>331.9</text:p>
          </table:table-cell>
          <table:table-cell office:value-type="float" office:value="378.56298049354803" table:style-name="ce97">
            <text:p>378.6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02</text:p>
          </table:table-cell>
          <table:table-cell office:value-type="string" table:style-name="ce93">
            <text:p>Bury</text:p>
          </table:table-cell>
          <table:table-cell office:value-type="float" office:value="288" table:style-name="ce94">
            <text:p>288</text:p>
          </table:table-cell>
          <table:table-cell office:value-type="float" office:value="93732" table:style-name="ce95">
            <text:p>93,732</text:p>
          </table:table-cell>
          <table:table-cell office:value-type="float" office:value="356.17646197144802" table:style-name="ce96">
            <text:p>356.2</text:p>
          </table:table-cell>
          <table:table-cell office:value-type="float" office:value="315.56582938459297" table:style-name="ce96">
            <text:p>315.6</text:p>
          </table:table-cell>
          <table:table-cell office:value-type="float" office:value="400.49708286875398" table:style-name="ce97">
            <text:p>400.5</text:p>
          </table:table-cell>
          <table:table-cell office:value-type="float" office:value="362" table:style-name="ce94">
            <text:p>362</text:p>
          </table:table-cell>
          <table:table-cell office:value-type="float" office:value="97258" table:style-name="ce95">
            <text:p>97,258</text:p>
          </table:table-cell>
          <table:table-cell office:value-type="float" office:value="366.11018942560099" table:style-name="ce96">
            <text:p>366.1</text:p>
          </table:table-cell>
          <table:table-cell office:value-type="float" office:value="329.20678990077698" table:style-name="ce96">
            <text:p>329.2</text:p>
          </table:table-cell>
          <table:table-cell office:value-type="float" office:value="406.00480660921198" table:style-name="ce98">
            <text:p>406.0</text:p>
          </table:table-cell>
          <table:table-cell office:value-type="float" office:value="651" table:style-name="ce94">
            <text:p>651</text:p>
          </table:table-cell>
          <table:table-cell office:value-type="float" office:value="190990" table:style-name="ce95">
            <text:p>190,990</text:p>
          </table:table-cell>
          <table:table-cell office:value-type="float" office:value="359.784737381215" table:style-name="ce96">
            <text:p>359.8</text:p>
          </table:table-cell>
          <table:table-cell office:value-type="float" office:value="332.58161978223001" table:style-name="ce96">
            <text:p>332.6</text:p>
          </table:table-cell>
          <table:table-cell office:value-type="float" office:value="388.61399492553699" table:style-name="ce97">
            <text:p>388.6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03</text:p>
          </table:table-cell>
          <table:table-cell office:value-type="string" table:style-name="ce93">
            <text:p>Manchester</text:p>
          </table:table-cell>
          <table:table-cell office:value-type="float" office:value="674" table:style-name="ce94">
            <text:p>674</text:p>
          </table:table-cell>
          <table:table-cell office:value-type="float" office:value="280396" table:style-name="ce95">
            <text:p>280,396</text:p>
          </table:table-cell>
          <table:table-cell office:value-type="float" office:value="429.89542473531998" table:style-name="ce96">
            <text:p>429.9</text:p>
          </table:table-cell>
          <table:table-cell office:value-type="float" office:value="394.66036183946898" table:style-name="ce96">
            <text:p>394.7</text:p>
          </table:table-cell>
          <table:table-cell office:value-type="float" office:value="467.199354569131" table:style-name="ce97">
            <text:p>467.2</text:p>
          </table:table-cell>
          <table:table-cell office:value-type="float" office:value="687" table:style-name="ce94">
            <text:p>687</text:p>
          </table:table-cell>
          <table:table-cell office:value-type="float" office:value="272462" table:style-name="ce95">
            <text:p>272,462</text:p>
          </table:table-cell>
          <table:table-cell office:value-type="float" office:value="324.70152204963199" table:style-name="ce96">
            <text:p>324.7</text:p>
          </table:table-cell>
          <table:table-cell office:value-type="float" office:value="298.97129677458298" table:style-name="ce96">
            <text:p>299.0</text:p>
          </table:table-cell>
          <table:table-cell office:value-type="float" office:value="351.92771139554401" table:style-name="ce98">
            <text:p>351.9</text:p>
          </table:table-cell>
          <table:table-cell office:value-type="float" office:value="1361" table:style-name="ce94">
            <text:p>1,361</text:p>
          </table:table-cell>
          <table:table-cell office:value-type="float" office:value="552858" table:style-name="ce95">
            <text:p>552,858</text:p>
          </table:table-cell>
          <table:table-cell office:value-type="float" office:value="368.35130248343899" table:style-name="ce96">
            <text:p>368.4</text:p>
          </table:table-cell>
          <table:table-cell office:value-type="float" office:value="347.43237124820803" table:style-name="ce96">
            <text:p>347.4</text:p>
          </table:table-cell>
          <table:table-cell office:value-type="float" office:value="390.12648824420597" table:style-name="ce97">
            <text:p>390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04</text:p>
          </table:table-cell>
          <table:table-cell office:value-type="string" table:style-name="ce93">
            <text:p>Oldham</text:p>
          </table:table-cell>
          <table:table-cell office:value-type="float" office:value="401" table:style-name="ce94">
            <text:p>401</text:p>
          </table:table-cell>
          <table:table-cell office:value-type="float" office:value="116994" table:style-name="ce95">
            <text:p>116,994</text:p>
          </table:table-cell>
          <table:table-cell office:value-type="float" office:value="428.05181960524698" table:style-name="ce96">
            <text:p>428.1</text:p>
          </table:table-cell>
          <table:table-cell office:value-type="float" office:value="386.273862445144" table:style-name="ce96">
            <text:p>386.3</text:p>
          </table:table-cell>
          <table:table-cell office:value-type="float" office:value="473.04023888617502" table:style-name="ce97">
            <text:p>473.0</text:p>
          </table:table-cell>
          <table:table-cell office:value-type="float" office:value="558" table:style-name="ce94">
            <text:p>558</text:p>
          </table:table-cell>
          <table:table-cell office:value-type="float" office:value="120116" table:style-name="ce95">
            <text:p>120,116</text:p>
          </table:table-cell>
          <table:table-cell office:value-type="float" office:value="495.21555806092698" table:style-name="ce96">
            <text:p>495.2</text:p>
          </table:table-cell>
          <table:table-cell office:value-type="float" office:value="454.850872460294" table:style-name="ce96">
            <text:p>454.9</text:p>
          </table:table-cell>
          <table:table-cell office:value-type="float" office:value="538.19326215872604" table:style-name="ce98">
            <text:p>538.2</text:p>
          </table:table-cell>
          <table:table-cell office:value-type="float" office:value="960" table:style-name="ce94">
            <text:p>960</text:p>
          </table:table-cell>
          <table:table-cell office:value-type="float" office:value="237110" table:style-name="ce95">
            <text:p>237,110</text:p>
          </table:table-cell>
          <table:table-cell office:value-type="float" office:value="461.510331282143" table:style-name="ce96">
            <text:p>461.5</text:p>
          </table:table-cell>
          <table:table-cell office:value-type="float" office:value="432.58476078173402" table:style-name="ce96">
            <text:p>432.6</text:p>
          </table:table-cell>
          <table:table-cell office:value-type="float" office:value="491.85167087511599" table:style-name="ce97">
            <text:p>491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05</text:p>
          </table:table-cell>
          <table:table-cell office:value-type="string" table:style-name="ce93">
            <text:p>Rochdale</text:p>
          </table:table-cell>
          <table:table-cell office:value-type="float" office:value="295" table:style-name="ce94">
            <text:p>295</text:p>
          </table:table-cell>
          <table:table-cell office:value-type="float" office:value="109996" table:style-name="ce95">
            <text:p>109,996</text:p>
          </table:table-cell>
          <table:table-cell office:value-type="float" office:value="325.09708474471699" table:style-name="ce96">
            <text:p>325.1</text:p>
          </table:table-cell>
          <table:table-cell office:value-type="float" office:value="288.452199103537" table:style-name="ce96">
            <text:p>288.5</text:p>
          </table:table-cell>
          <table:table-cell office:value-type="float" office:value="365.04778095310297" table:style-name="ce97">
            <text:p>365.0</text:p>
          </table:table-cell>
          <table:table-cell office:value-type="float" office:value="379" table:style-name="ce94">
            <text:p>379</text:p>
          </table:table-cell>
          <table:table-cell office:value-type="float" office:value="112416" table:style-name="ce95">
            <text:p>112,416</text:p>
          </table:table-cell>
          <table:table-cell office:value-type="float" office:value="352.890966893631" table:style-name="ce96">
            <text:p>352.9</text:p>
          </table:table-cell>
          <table:table-cell office:value-type="float" office:value="318.14065843541601" table:style-name="ce96">
            <text:p>318.1</text:p>
          </table:table-cell>
          <table:table-cell office:value-type="float" office:value="390.391358506556" table:style-name="ce98">
            <text:p>390.4</text:p>
          </table:table-cell>
          <table:table-cell office:value-type="float" office:value="674" table:style-name="ce94">
            <text:p>674</text:p>
          </table:table-cell>
          <table:table-cell office:value-type="float" office:value="222412" table:style-name="ce95">
            <text:p>222,412</text:p>
          </table:table-cell>
          <table:table-cell office:value-type="float" office:value="339.69857131500999" table:style-name="ce96">
            <text:p>339.7</text:p>
          </table:table-cell>
          <table:table-cell office:value-type="float" office:value="314.37613041282299" table:style-name="ce96">
            <text:p>314.4</text:p>
          </table:table-cell>
          <table:table-cell office:value-type="float" office:value="366.50784823976397" table:style-name="ce97">
            <text:p>366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06</text:p>
          </table:table-cell>
          <table:table-cell office:value-type="string" table:style-name="ce93">
            <text:p>Salford</text:p>
          </table:table-cell>
          <table:table-cell office:value-type="float" office:value="377" table:style-name="ce94">
            <text:p>377</text:p>
          </table:table-cell>
          <table:table-cell office:value-type="float" office:value="130722" table:style-name="ce95">
            <text:p>130,722</text:p>
          </table:table-cell>
          <table:table-cell office:value-type="float" office:value="386.67777669098098" table:style-name="ce96">
            <text:p>386.7</text:p>
          </table:table-cell>
          <table:table-cell office:value-type="float" office:value="347.22220839307499" table:style-name="ce96">
            <text:p>347.2</text:p>
          </table:table-cell>
          <table:table-cell office:value-type="float" office:value="429.264419256275" table:style-name="ce97">
            <text:p>429.3</text:p>
          </table:table-cell>
          <table:table-cell office:value-type="float" office:value="500" table:style-name="ce94">
            <text:p>500</text:p>
          </table:table-cell>
          <table:table-cell office:value-type="float" office:value="128112" table:style-name="ce95">
            <text:p>128,112</text:p>
          </table:table-cell>
          <table:table-cell office:value-type="float" office:value="422.19279877945303" table:style-name="ce96">
            <text:p>422.2</text:p>
          </table:table-cell>
          <table:table-cell office:value-type="float" office:value="385.37936100945097" table:style-name="ce96">
            <text:p>385.4</text:p>
          </table:table-cell>
          <table:table-cell office:value-type="float" office:value="461.52877473739699" table:style-name="ce98">
            <text:p>461.5</text:p>
          </table:table-cell>
          <table:table-cell office:value-type="float" office:value="877" table:style-name="ce94">
            <text:p>877</text:p>
          </table:table-cell>
          <table:table-cell office:value-type="float" office:value="258834" table:style-name="ce95">
            <text:p>258,834</text:p>
          </table:table-cell>
          <table:table-cell office:value-type="float" office:value="405.713637057938" table:style-name="ce96">
            <text:p>405.7</text:p>
          </table:table-cell>
          <table:table-cell office:value-type="float" office:value="378.74994778950901" table:style-name="ce96">
            <text:p>378.7</text:p>
          </table:table-cell>
          <table:table-cell office:value-type="float" office:value="434.05981403823398" table:style-name="ce97">
            <text:p>434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07</text:p>
          </table:table-cell>
          <table:table-cell office:value-type="string" table:style-name="ce93">
            <text:p>Stockport</text:p>
          </table:table-cell>
          <table:table-cell office:value-type="float" office:value="443" table:style-name="ce94">
            <text:p>443</text:p>
          </table:table-cell>
          <table:table-cell office:value-type="float" office:value="143850" table:style-name="ce95">
            <text:p>143,850</text:p>
          </table:table-cell>
          <table:table-cell office:value-type="float" office:value="324.97194041239902" table:style-name="ce96">
            <text:p>325.0</text:p>
          </table:table-cell>
          <table:table-cell office:value-type="float" office:value="295.19352807678803" table:style-name="ce96">
            <text:p>295.2</text:p>
          </table:table-cell>
          <table:table-cell office:value-type="float" office:value="356.92315086046398" table:style-name="ce97">
            <text:p>356.9</text:p>
          </table:table-cell>
          <table:table-cell office:value-type="float" office:value="535" table:style-name="ce94">
            <text:p>535</text:p>
          </table:table-cell>
          <table:table-cell office:value-type="float" office:value="149573" table:style-name="ce95">
            <text:p>149,573</text:p>
          </table:table-cell>
          <table:table-cell office:value-type="float" office:value="326.11568494516001" table:style-name="ce96">
            <text:p>326.1</text:p>
          </table:table-cell>
          <table:table-cell office:value-type="float" office:value="298.71478120301202" table:style-name="ce96">
            <text:p>298.7</text:p>
          </table:table-cell>
          <table:table-cell office:value-type="float" office:value="355.32947101480102" table:style-name="ce98">
            <text:p>355.3</text:p>
          </table:table-cell>
          <table:table-cell office:value-type="float" office:value="978" table:style-name="ce94">
            <text:p>978</text:p>
          </table:table-cell>
          <table:table-cell office:value-type="float" office:value="293423" table:style-name="ce95">
            <text:p>293,423</text:p>
          </table:table-cell>
          <table:table-cell office:value-type="float" office:value="324.47201381202899" table:style-name="ce96">
            <text:p>324.5</text:p>
          </table:table-cell>
          <table:table-cell office:value-type="float" office:value="304.36427629966101" table:style-name="ce96">
            <text:p>304.4</text:p>
          </table:table-cell>
          <table:table-cell office:value-type="float" office:value="345.55459018385397" table:style-name="ce97">
            <text:p>345.6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08</text:p>
          </table:table-cell>
          <table:table-cell office:value-type="string" table:style-name="ce93">
            <text:p>Tameside</text:p>
          </table:table-cell>
          <table:table-cell office:value-type="float" office:value="267" table:style-name="ce94">
            <text:p>267</text:p>
          </table:table-cell>
          <table:table-cell office:value-type="float" office:value="111630" table:style-name="ce95">
            <text:p>111,630</text:p>
          </table:table-cell>
          <table:table-cell office:value-type="float" office:value="289.84919181455598" table:style-name="ce96">
            <text:p>289.8</text:p>
          </table:table-cell>
          <table:table-cell office:value-type="float" office:value="254.55097790434999" table:style-name="ce96">
            <text:p>254.6</text:p>
          </table:table-cell>
          <table:table-cell office:value-type="float" office:value="328.502815256617" table:style-name="ce97">
            <text:p>328.5</text:p>
          </table:table-cell>
          <table:table-cell office:value-type="float" office:value="291" table:style-name="ce94">
            <text:p>291</text:p>
          </table:table-cell>
          <table:table-cell office:value-type="float" office:value="114863" table:style-name="ce95">
            <text:p>114,863</text:p>
          </table:table-cell>
          <table:table-cell office:value-type="float" office:value="259.77474948204298" table:style-name="ce96">
            <text:p>259.8</text:p>
          </table:table-cell>
          <table:table-cell office:value-type="float" office:value="230.64801741662799" table:style-name="ce96">
            <text:p>230.6</text:p>
          </table:table-cell>
          <table:table-cell office:value-type="float" office:value="291.54793683664298" table:style-name="ce98">
            <text:p>291.5</text:p>
          </table:table-cell>
          <table:table-cell office:value-type="float" office:value="558" table:style-name="ce94">
            <text:p>558</text:p>
          </table:table-cell>
          <table:table-cell office:value-type="float" office:value="226493" table:style-name="ce95">
            <text:p>226,493</text:p>
          </table:table-cell>
          <table:table-cell office:value-type="float" office:value="268.792970650732" table:style-name="ce96">
            <text:p>268.8</text:p>
          </table:table-cell>
          <table:table-cell office:value-type="float" office:value="246.71433165893399" table:style-name="ce96">
            <text:p>246.7</text:p>
          </table:table-cell>
          <table:table-cell office:value-type="float" office:value="292.30087612186401" table:style-name="ce97">
            <text:p>292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09</text:p>
          </table:table-cell>
          <table:table-cell office:value-type="string" table:style-name="ce93">
            <text:p>Trafford</text:p>
          </table:table-cell>
          <table:table-cell office:value-type="float" office:value="320" table:style-name="ce94">
            <text:p>320</text:p>
          </table:table-cell>
          <table:table-cell office:value-type="float" office:value="116078" table:style-name="ce95">
            <text:p>116,078</text:p>
          </table:table-cell>
          <table:table-cell office:value-type="float" office:value="311.12484721357998" table:style-name="ce96">
            <text:p>311.1</text:p>
          </table:table-cell>
          <table:table-cell office:value-type="float" office:value="277.63259613880803" table:style-name="ce96">
            <text:p>277.6</text:p>
          </table:table-cell>
          <table:table-cell office:value-type="float" office:value="347.51250100269198" table:style-name="ce97">
            <text:p>347.5</text:p>
          </table:table-cell>
          <table:table-cell office:value-type="float" office:value="376" table:style-name="ce94">
            <text:p>376</text:p>
          </table:table-cell>
          <table:table-cell office:value-type="float" office:value="121276" table:style-name="ce95">
            <text:p>121,276</text:p>
          </table:table-cell>
          <table:table-cell office:value-type="float" office:value="297.44611460882101" table:style-name="ce96">
            <text:p>297.4</text:p>
          </table:table-cell>
          <table:table-cell office:value-type="float" office:value="267.75057569247002" table:style-name="ce96">
            <text:p>267.8</text:p>
          </table:table-cell>
          <table:table-cell office:value-type="float" office:value="329.50146692895999" table:style-name="ce98">
            <text:p>329.5</text:p>
          </table:table-cell>
          <table:table-cell office:value-type="float" office:value="696" table:style-name="ce94">
            <text:p>696</text:p>
          </table:table-cell>
          <table:table-cell office:value-type="float" office:value="237354" table:style-name="ce95">
            <text:p>237,354</text:p>
          </table:table-cell>
          <table:table-cell office:value-type="float" office:value="302.243689209428" table:style-name="ce96">
            <text:p>302.2</text:p>
          </table:table-cell>
          <table:table-cell office:value-type="float" office:value="280.08492697175899" table:style-name="ce96">
            <text:p>280.1</text:p>
          </table:table-cell>
          <table:table-cell office:value-type="float" office:value="325.68215078098802" table:style-name="ce97">
            <text:p>325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10</text:p>
          </table:table-cell>
          <table:table-cell office:value-type="string" table:style-name="ce93">
            <text:p>Wigan</text:p>
          </table:table-cell>
          <table:table-cell office:value-type="float" office:value="418" table:style-name="ce94">
            <text:p>418</text:p>
          </table:table-cell>
          <table:table-cell office:value-type="float" office:value="163978" table:style-name="ce95">
            <text:p>163,978</text:p>
          </table:table-cell>
          <table:table-cell office:value-type="float" office:value="298.78095134177403" table:style-name="ce96">
            <text:p>298.8</text:p>
          </table:table-cell>
          <table:table-cell office:value-type="float" office:value="269.56779931365497" table:style-name="ce96">
            <text:p>269.6</text:p>
          </table:table-cell>
          <table:table-cell office:value-type="float" office:value="330.191020395512" table:style-name="ce97">
            <text:p>330.2</text:p>
          </table:table-cell>
          <table:table-cell office:value-type="float" office:value="613" table:style-name="ce94">
            <text:p>613</text:p>
          </table:table-cell>
          <table:table-cell office:value-type="float" office:value="164684" table:style-name="ce95">
            <text:p>164,684</text:p>
          </table:table-cell>
          <table:table-cell office:value-type="float" office:value="374.56462936644698" table:style-name="ce96">
            <text:p>374.6</text:p>
          </table:table-cell>
          <table:table-cell office:value-type="float" office:value="345.37178430462501" table:style-name="ce96">
            <text:p>345.4</text:p>
          </table:table-cell>
          <table:table-cell office:value-type="float" office:value="405.55761223298902" table:style-name="ce98">
            <text:p>405.6</text:p>
          </table:table-cell>
          <table:table-cell office:value-type="float" office:value="1031" table:style-name="ce94">
            <text:p>1,031</text:p>
          </table:table-cell>
          <table:table-cell office:value-type="float" office:value="328662" table:style-name="ce95">
            <text:p>328,662</text:p>
          </table:table-cell>
          <table:table-cell office:value-type="float" office:value="332.858710397734" table:style-name="ce96">
            <text:p>332.9</text:p>
          </table:table-cell>
          <table:table-cell office:value-type="float" office:value="312.63177072692002" table:style-name="ce96">
            <text:p>312.6</text:p>
          </table:table-cell>
          <table:table-cell office:value-type="float" office:value="354.04007362737298" table:style-name="ce97">
            <text:p>354.0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11</text:p>
          </table:table-cell>
          <table:table-cell office:value-type="string" table:style-name="ce93">
            <text:p>Knowsley</text:p>
          </table:table-cell>
          <table:table-cell office:value-type="float" office:value="254" table:style-name="ce94">
            <text:p>254</text:p>
          </table:table-cell>
          <table:table-cell office:value-type="float" office:value="71717" table:style-name="ce95">
            <text:p>71,717</text:p>
          </table:table-cell>
          <table:table-cell office:value-type="float" office:value="410.21089788761799" table:style-name="ce96">
            <text:p>410.2</text:p>
          </table:table-cell>
          <table:table-cell office:value-type="float" office:value="360.12884734675401" table:style-name="ce96">
            <text:p>360.1</text:p>
          </table:table-cell>
          <table:table-cell office:value-type="float" office:value="465.18027404892001" table:style-name="ce97">
            <text:p>465.2</text:p>
          </table:table-cell>
          <table:table-cell office:value-type="float" office:value="370" table:style-name="ce94">
            <text:p>370</text:p>
          </table:table-cell>
          <table:table-cell office:value-type="float" office:value="79145" table:style-name="ce95">
            <text:p>79,145</text:p>
          </table:table-cell>
          <table:table-cell office:value-type="float" office:value="468.50579684575803" table:style-name="ce96">
            <text:p>468.5</text:p>
          </table:table-cell>
          <table:table-cell office:value-type="float" office:value="421.48649532509103" table:style-name="ce96">
            <text:p>421.5</text:p>
          </table:table-cell>
          <table:table-cell office:value-type="float" office:value="519.29305231331602" table:style-name="ce98">
            <text:p>519.3</text:p>
          </table:table-cell>
          <table:table-cell office:value-type="float" office:value="627" table:style-name="ce94">
            <text:p>627</text:p>
          </table:table-cell>
          <table:table-cell office:value-type="float" office:value="150862" table:style-name="ce95">
            <text:p>150,862</text:p>
          </table:table-cell>
          <table:table-cell office:value-type="float" office:value="444.21305115491299" table:style-name="ce96">
            <text:p>444.2</text:p>
          </table:table-cell>
          <table:table-cell office:value-type="float" office:value="409.74628252805297" table:style-name="ce96">
            <text:p>409.7</text:p>
          </table:table-cell>
          <table:table-cell office:value-type="float" office:value="480.78051697676102" table:style-name="ce97">
            <text:p>480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12</text:p>
          </table:table-cell>
          <table:table-cell office:value-type="string" table:style-name="ce93">
            <text:p>Liverpool</text:p>
          </table:table-cell>
          <table:table-cell office:value-type="float" office:value="743" table:style-name="ce94">
            <text:p>743</text:p>
          </table:table-cell>
          <table:table-cell office:value-type="float" office:value="248708" table:style-name="ce95">
            <text:p>248,708</text:p>
          </table:table-cell>
          <table:table-cell office:value-type="float" office:value="377.36247790381202" table:style-name="ce96">
            <text:p>377.4</text:p>
          </table:table-cell>
          <table:table-cell office:value-type="float" office:value="349.64418010121898" table:style-name="ce96">
            <text:p>349.6</text:p>
          </table:table-cell>
          <table:table-cell office:value-type="float" office:value="406.62852880127502" table:style-name="ce97">
            <text:p>406.6</text:p>
          </table:table-cell>
          <table:table-cell office:value-type="float" office:value="759" table:style-name="ce94">
            <text:p>759</text:p>
          </table:table-cell>
          <table:table-cell office:value-type="float" office:value="249334" table:style-name="ce95">
            <text:p>249,334</text:p>
          </table:table-cell>
          <table:table-cell office:value-type="float" office:value="323.96947463852598" table:style-name="ce96">
            <text:p>324.0</text:p>
          </table:table-cell>
          <table:table-cell office:value-type="float" office:value="300.81537006079498" table:style-name="ce96">
            <text:p>300.8</text:p>
          </table:table-cell>
          <table:table-cell office:value-type="float" office:value="348.402362821841" table:style-name="ce98">
            <text:p>348.4</text:p>
          </table:table-cell>
          <table:table-cell office:value-type="float" office:value="1515" table:style-name="ce94">
            <text:p>1,515</text:p>
          </table:table-cell>
          <table:table-cell office:value-type="float" office:value="498042" table:style-name="ce95">
            <text:p>498,042</text:p>
          </table:table-cell>
          <table:table-cell office:value-type="float" office:value="348.71129219641398" table:style-name="ce96">
            <text:p>348.7</text:p>
          </table:table-cell>
          <table:table-cell office:value-type="float" office:value="330.93546259966701" table:style-name="ce96">
            <text:p>330.9</text:p>
          </table:table-cell>
          <table:table-cell office:value-type="float" office:value="367.17594686658703" table:style-name="ce97">
            <text:p>367.2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13</text:p>
          </table:table-cell>
          <table:table-cell office:value-type="string" table:style-name="ce93">
            <text:p>St. Helens</text:p>
          </table:table-cell>
          <table:table-cell office:value-type="float" office:value="282" table:style-name="ce94">
            <text:p>282</text:p>
          </table:table-cell>
          <table:table-cell office:value-type="float" office:value="89003" table:style-name="ce95">
            <text:p>89,003</text:p>
          </table:table-cell>
          <table:table-cell office:value-type="float" office:value="340.80559692965102" table:style-name="ce96">
            <text:p>340.8</text:p>
          </table:table-cell>
          <table:table-cell office:value-type="float" office:value="300.677815895572" table:style-name="ce96">
            <text:p>300.7</text:p>
          </table:table-cell>
          <table:table-cell office:value-type="float" office:value="384.63996617612997" table:style-name="ce97">
            <text:p>384.6</text:p>
          </table:table-cell>
          <table:table-cell office:value-type="float" office:value="424" table:style-name="ce94">
            <text:p>424</text:p>
          </table:table-cell>
          <table:table-cell office:value-type="float" office:value="91582" table:style-name="ce95">
            <text:p>91,582</text:p>
          </table:table-cell>
          <table:table-cell office:value-type="float" office:value="451.39871540114802" table:style-name="ce96">
            <text:p>451.4</text:p>
          </table:table-cell>
          <table:table-cell office:value-type="float" office:value="409.06906686678502" table:style-name="ce96">
            <text:p>409.1</text:p>
          </table:table-cell>
          <table:table-cell office:value-type="float" office:value="496.88816808313197" table:style-name="ce98">
            <text:p>496.9</text:p>
          </table:table-cell>
          <table:table-cell office:value-type="float" office:value="708" table:style-name="ce94">
            <text:p>708</text:p>
          </table:table-cell>
          <table:table-cell office:value-type="float" office:value="180585" table:style-name="ce95">
            <text:p>180,585</text:p>
          </table:table-cell>
          <table:table-cell office:value-type="float" office:value="396.73996322015898" table:style-name="ce96">
            <text:p>396.7</text:p>
          </table:table-cell>
          <table:table-cell office:value-type="float" office:value="367.776138126072" table:style-name="ce96">
            <text:p>367.8</text:p>
          </table:table-cell>
          <table:table-cell office:value-type="float" office:value="427.361811131698" table:style-name="ce97">
            <text:p>427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14</text:p>
          </table:table-cell>
          <table:table-cell office:value-type="string" table:style-name="ce93">
            <text:p>Sefton</text:p>
          </table:table-cell>
          <table:table-cell office:value-type="float" office:value="415" table:style-name="ce94">
            <text:p>415</text:p>
          </table:table-cell>
          <table:table-cell office:value-type="float" office:value="133083" table:style-name="ce95">
            <text:p>133,083</text:p>
          </table:table-cell>
          <table:table-cell office:value-type="float" office:value="306.80771966469899" table:style-name="ce96">
            <text:p>306.8</text:p>
          </table:table-cell>
          <table:table-cell office:value-type="float" office:value="277.57193671565398" table:style-name="ce96">
            <text:p>277.6</text:p>
          </table:table-cell>
          <table:table-cell office:value-type="float" office:value="338.25037665706401" table:style-name="ce97">
            <text:p>338.3</text:p>
          </table:table-cell>
          <table:table-cell office:value-type="float" office:value="457" table:style-name="ce94">
            <text:p>457</text:p>
          </table:table-cell>
          <table:table-cell office:value-type="float" office:value="143327" table:style-name="ce95">
            <text:p>143,327</text:p>
          </table:table-cell>
          <table:table-cell office:value-type="float" office:value="298.48308310588499" table:style-name="ce96">
            <text:p>298.5</text:p>
          </table:table-cell>
          <table:table-cell office:value-type="float" office:value="270.80626676482098" table:style-name="ce96">
            <text:p>270.8</text:p>
          </table:table-cell>
          <table:table-cell office:value-type="float" office:value="328.14697303387499" table:style-name="ce98">
            <text:p>328.1</text:p>
          </table:table-cell>
          <table:table-cell office:value-type="float" office:value="873" table:style-name="ce94">
            <text:p>873</text:p>
          </table:table-cell>
          <table:table-cell office:value-type="float" office:value="276410" table:style-name="ce95">
            <text:p>276,410</text:p>
          </table:table-cell>
          <table:table-cell office:value-type="float" office:value="297.03207326569998" table:style-name="ce96">
            <text:p>297.0</text:p>
          </table:table-cell>
          <table:table-cell office:value-type="float" office:value="277.24185468704502" table:style-name="ce96">
            <text:p>277.2</text:p>
          </table:table-cell>
          <table:table-cell office:value-type="float" office:value="317.83936680706398" table:style-name="ce97">
            <text:p>317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08000015</text:p>
          </table:table-cell>
          <table:table-cell office:value-type="string" table:style-name="ce93">
            <text:p>Wirral</text:p>
          </table:table-cell>
          <table:table-cell office:value-type="float" office:value="430" table:style-name="ce94">
            <text:p>430</text:p>
          </table:table-cell>
          <table:table-cell office:value-type="float" office:value="156939" table:style-name="ce95">
            <text:p>156,939</text:p>
          </table:table-cell>
          <table:table-cell office:value-type="float" office:value="282.05460095680701" table:style-name="ce96">
            <text:p>282.1</text:p>
          </table:table-cell>
          <table:table-cell office:value-type="float" office:value="255.783719457628" table:style-name="ce96">
            <text:p>255.8</text:p>
          </table:table-cell>
          <table:table-cell office:value-type="float" office:value="310.27226092080599" table:style-name="ce97">
            <text:p>310.3</text:p>
          </table:table-cell>
          <table:table-cell office:value-type="float" office:value="560" table:style-name="ce94">
            <text:p>560</text:p>
          </table:table-cell>
          <table:table-cell office:value-type="float" office:value="167072" table:style-name="ce95">
            <text:p>167,072</text:p>
          </table:table-cell>
          <table:table-cell office:value-type="float" office:value="313.16347964651902" table:style-name="ce96">
            <text:p>313.2</text:p>
          </table:table-cell>
          <table:table-cell office:value-type="float" office:value="287.24800114561401" table:style-name="ce96">
            <text:p>287.2</text:p>
          </table:table-cell>
          <table:table-cell office:value-type="float" office:value="340.75350011411001" table:style-name="ce98">
            <text:p>340.8</text:p>
          </table:table-cell>
          <table:table-cell office:value-type="float" office:value="1144" table:style-name="ce94">
            <text:p>1,144</text:p>
          </table:table-cell>
          <table:table-cell office:value-type="float" office:value="324011" table:style-name="ce95">
            <text:p>324,011</text:p>
          </table:table-cell>
          <table:table-cell office:value-type="float" office:value="347.93264224826902" table:style-name="ce96">
            <text:p>347.9</text:p>
          </table:table-cell>
          <table:table-cell office:value-type="float" office:value="327.86526667778998" table:style-name="ce96">
            <text:p>327.9</text:p>
          </table:table-cell>
          <table:table-cell office:value-type="float" office:value="368.89776040711001" table:style-name="ce97">
            <text:p>368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2</text:p>
          </table:table-cell>
          <table:table-cell office:value-type="string" table:style-name="ce91">
            <text:p>North West</text:p>
          </table:table-cell>
          <table:table-cell office:value-type="string" table:style-name="ce92">
            <text:p>E10000006</text:p>
          </table:table-cell>
          <table:table-cell office:value-type="string" table:style-name="ce93">
            <text:p>Cumbria</text:p>
          </table:table-cell>
          <table:table-cell office:value-type="float" office:value="784" table:style-name="ce94">
            <text:p>784</text:p>
          </table:table-cell>
          <table:table-cell office:value-type="float" office:value="246456" table:style-name="ce95">
            <text:p>246,456</text:p>
          </table:table-cell>
          <table:table-cell office:value-type="float" office:value="304.25094069553302" table:style-name="ce96">
            <text:p>304.3</text:p>
          </table:table-cell>
          <table:table-cell office:value-type="float" office:value="282.86128734086202" table:style-name="ce96">
            <text:p>282.9</text:p>
          </table:table-cell>
          <table:table-cell office:value-type="float" office:value="326.80238026477099" table:style-name="ce97">
            <text:p>326.8</text:p>
          </table:table-cell>
          <table:table-cell office:value-type="float" office:value="1328" table:style-name="ce94">
            <text:p>1,328</text:p>
          </table:table-cell>
          <table:table-cell office:value-type="float" office:value="253556" table:style-name="ce95">
            <text:p>253,556</text:p>
          </table:table-cell>
          <table:table-cell office:value-type="float" office:value="499.56963324103901" table:style-name="ce96">
            <text:p>499.6</text:p>
          </table:table-cell>
          <table:table-cell office:value-type="float" office:value="472.14800570753499" table:style-name="ce96">
            <text:p>472.1</text:p>
          </table:table-cell>
          <table:table-cell office:value-type="float" office:value="528.12785812432799" table:style-name="ce98">
            <text:p>528.1</text:p>
          </table:table-cell>
          <table:table-cell office:value-type="float" office:value="2117" table:style-name="ce94">
            <text:p>2,117</text:p>
          </table:table-cell>
          <table:table-cell office:value-type="float" office:value="500012" table:style-name="ce95">
            <text:p>500,012</text:p>
          </table:table-cell>
          <table:table-cell office:value-type="float" office:value="401.11026546750702" table:style-name="ce96">
            <text:p>401.1</text:p>
          </table:table-cell>
          <table:table-cell office:value-type="float" office:value="383.81875411724798" table:style-name="ce96">
            <text:p>383.8</text:p>
          </table:table-cell>
          <table:table-cell office:value-type="float" office:value="418.96676564704001" table:style-name="ce97">
            <text:p>419.0</text:p>
          </table:table-cell>
          <table:table-cell table:number-columns-repeated="16365"/>
        </table:table-row>
        <table:table-row table:style-name="ro13">
          <table:table-cell office:value-type="string" table:style-name="ce99">
            <text:p>E12000002</text:p>
          </table:table-cell>
          <table:table-cell office:value-type="string" table:style-name="ce100">
            <text:p>North West</text:p>
          </table:table-cell>
          <table:table-cell office:value-type="string" table:style-name="ce101">
            <text:p>E10000017</text:p>
          </table:table-cell>
          <table:table-cell office:value-type="string" table:style-name="ce102">
            <text:p>Lancashire</text:p>
          </table:table-cell>
          <table:table-cell office:value-type="float" office:value="1395" table:style-name="ce103">
            <text:p>1,395</text:p>
          </table:table-cell>
          <table:table-cell office:value-type="float" office:value="602535" table:style-name="ce104">
            <text:p>602,535</text:p>
          </table:table-cell>
          <table:table-cell office:value-type="float" office:value="248.04515326839299" table:style-name="ce105">
            <text:p>248.0</text:p>
          </table:table-cell>
          <table:table-cell office:value-type="float" office:value="234.980365102962" table:style-name="ce105">
            <text:p>235.0</text:p>
          </table:table-cell>
          <table:table-cell office:value-type="float" office:value="261.63800787750301" table:style-name="ce106">
            <text:p>261.6</text:p>
          </table:table-cell>
          <table:table-cell office:value-type="float" office:value="1832" table:style-name="ce103">
            <text:p>1,832</text:p>
          </table:table-cell>
          <table:table-cell office:value-type="float" office:value="617264" table:style-name="ce104">
            <text:p>617,264</text:p>
          </table:table-cell>
          <table:table-cell office:value-type="float" office:value="289.269131532416" table:style-name="ce105">
            <text:p>289.3</text:p>
          </table:table-cell>
          <table:table-cell office:value-type="float" office:value="276.030921752925" table:style-name="ce105">
            <text:p>276.0</text:p>
          </table:table-cell>
          <table:table-cell office:value-type="float" office:value="302.97294625600898" table:style-name="ce107">
            <text:p>303.0</text:p>
          </table:table-cell>
          <table:table-cell office:value-type="float" office:value="3239" table:style-name="ce103">
            <text:p>3,239</text:p>
          </table:table-cell>
          <table:table-cell office:value-type="float" office:value="1219799" table:style-name="ce104">
            <text:p>1,219,799</text:p>
          </table:table-cell>
          <table:table-cell office:value-type="float" office:value="265.971280034926" table:style-name="ce105">
            <text:p>266.0</text:p>
          </table:table-cell>
          <table:table-cell office:value-type="float" office:value="256.83608868352002" table:style-name="ce105">
            <text:p>256.8</text:p>
          </table:table-cell>
          <table:table-cell office:value-type="float" office:value="275.34695687713401" table:style-name="ce106">
            <text:p>275.3</text:p>
          </table:table-cell>
          <table:table-cell table:number-columns-repeated="16365"/>
        </table:table-row>
        <table:table-row table:style-name="ro4">
          <table:table-cell office:value-type="string" table:style-name="ce81">
            <text:p>E12000003</text:p>
          </table:table-cell>
          <table:table-cell office:value-type="string" table:style-name="ce82">
            <text:p>Yorkshire and The Humber</text:p>
          </table:table-cell>
          <table:table-cell office:value-type="string" table:style-name="ce83">
            <text:p>E06000010</text:p>
          </table:table-cell>
          <table:table-cell office:value-type="string" table:style-name="ce84">
            <text:p>Kingston upon Hull, City of</text:p>
          </table:table-cell>
          <table:table-cell office:value-type="float" office:value="239" table:style-name="ce85">
            <text:p>239</text:p>
          </table:table-cell>
          <table:table-cell office:value-type="float" office:value="131062" table:style-name="ce86">
            <text:p>131,062</text:p>
          </table:table-cell>
          <table:table-cell office:value-type="float" office:value="238.795963328873" table:style-name="ce87">
            <text:p>238.8</text:p>
          </table:table-cell>
          <table:table-cell office:value-type="float" office:value="207.750967170629" table:style-name="ce87">
            <text:p>207.8</text:p>
          </table:table-cell>
          <table:table-cell office:value-type="float" office:value="272.96918452142" table:style-name="ce88">
            <text:p>273.0</text:p>
          </table:table-cell>
          <table:table-cell office:value-type="float" office:value="375" table:style-name="ce85">
            <text:p>375</text:p>
          </table:table-cell>
          <table:table-cell office:value-type="float" office:value="128716" table:style-name="ce86">
            <text:p>128,716</text:p>
          </table:table-cell>
          <table:table-cell office:value-type="float" office:value="310.23328977351599" table:style-name="ce87">
            <text:p>310.2</text:p>
          </table:table-cell>
          <table:table-cell office:value-type="float" office:value="279.19588737802599" table:style-name="ce87">
            <text:p>279.2</text:p>
          </table:table-cell>
          <table:table-cell office:value-type="float" office:value="343.74056640736001" table:style-name="ce89">
            <text:p>343.7</text:p>
          </table:table-cell>
          <table:table-cell office:value-type="float" office:value="615" table:style-name="ce85">
            <text:p>615</text:p>
          </table:table-cell>
          <table:table-cell office:value-type="float" office:value="259778" table:style-name="ce86">
            <text:p>259,778</text:p>
          </table:table-cell>
          <table:table-cell office:value-type="float" office:value="271.40757543793802" table:style-name="ce87">
            <text:p>271.4</text:p>
          </table:table-cell>
          <table:table-cell office:value-type="float" office:value="249.88828113316299" table:style-name="ce87">
            <text:p>249.9</text:p>
          </table:table-cell>
          <table:table-cell office:value-type="float" office:value="294.25159684352599" table:style-name="ce88">
            <text:p>294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6000011</text:p>
          </table:table-cell>
          <table:table-cell office:value-type="string" table:style-name="ce93">
            <text:p>East Riding of Yorkshire</text:p>
          </table:table-cell>
          <table:table-cell office:value-type="float" office:value="360" table:style-name="ce94">
            <text:p>360</text:p>
          </table:table-cell>
          <table:table-cell office:value-type="float" office:value="167258" table:style-name="ce95">
            <text:p>167,258</text:p>
          </table:table-cell>
          <table:table-cell office:value-type="float" office:value="209.02756740357799" table:style-name="ce96">
            <text:p>209.0</text:p>
          </table:table-cell>
          <table:table-cell office:value-type="float" office:value="187.311029874517" table:style-name="ce96">
            <text:p>187.3</text:p>
          </table:table-cell>
          <table:table-cell office:value-type="float" office:value="232.50944241653301" table:style-name="ce97">
            <text:p>232.5</text:p>
          </table:table-cell>
          <table:table-cell office:value-type="float" office:value="403" table:style-name="ce94">
            <text:p>403</text:p>
          </table:table-cell>
          <table:table-cell office:value-type="float" office:value="173915" table:style-name="ce95">
            <text:p>173,915</text:p>
          </table:table-cell>
          <table:table-cell office:value-type="float" office:value="211.75939846597299" table:style-name="ce96">
            <text:p>211.8</text:p>
          </table:table-cell>
          <table:table-cell office:value-type="float" office:value="190.69717371179999" table:style-name="ce96">
            <text:p>190.7</text:p>
          </table:table-cell>
          <table:table-cell office:value-type="float" office:value="234.435980338262" table:style-name="ce98">
            <text:p>234.4</text:p>
          </table:table-cell>
          <table:table-cell office:value-type="float" office:value="765" table:style-name="ce94">
            <text:p>765</text:p>
          </table:table-cell>
          <table:table-cell office:value-type="float" office:value="341173" table:style-name="ce95">
            <text:p>341,173</text:p>
          </table:table-cell>
          <table:table-cell office:value-type="float" office:value="207.03518061021001" table:style-name="ce96">
            <text:p>207.0</text:p>
          </table:table-cell>
          <table:table-cell office:value-type="float" office:value="192.18906390835801" table:style-name="ce96">
            <text:p>192.2</text:p>
          </table:table-cell>
          <table:table-cell office:value-type="float" office:value="222.69791898932999" table:style-name="ce97">
            <text:p>222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6000012</text:p>
          </table:table-cell>
          <table:table-cell office:value-type="string" table:style-name="ce93">
            <text:p>North East Lincolnshire</text:p>
          </table:table-cell>
          <table:table-cell office:value-type="float" office:value="68" table:style-name="ce94">
            <text:p>68</text:p>
          </table:table-cell>
          <table:table-cell office:value-type="float" office:value="78256" table:style-name="ce95">
            <text:p>78,256</text:p>
          </table:table-cell>
          <table:table-cell office:value-type="float" office:value="91.656305801180295" table:style-name="ce96">
            <text:p>91.7</text:p>
          </table:table-cell>
          <table:table-cell office:value-type="float" office:value="70.905564716928197" table:style-name="ce96">
            <text:p>70.9</text:p>
          </table:table-cell>
          <table:table-cell office:value-type="float" office:value="116.516552399086" table:style-name="ce97">
            <text:p>116.5</text:p>
          </table:table-cell>
          <table:table-cell office:value-type="float" office:value="77" table:style-name="ce94">
            <text:p>77</text:p>
          </table:table-cell>
          <table:table-cell office:value-type="float" office:value="81307" table:style-name="ce95">
            <text:p>81,307</text:p>
          </table:table-cell>
          <table:table-cell office:value-type="float" office:value="89.588860630421706" table:style-name="ce96">
            <text:p>89.6</text:p>
          </table:table-cell>
          <table:table-cell office:value-type="float" office:value="70.390717589165305" table:style-name="ce96">
            <text:p>70.4</text:p>
          </table:table-cell>
          <table:table-cell office:value-type="float" office:value="112.33812362047" table:style-name="ce98">
            <text:p>112.3</text:p>
          </table:table-cell>
          <table:table-cell office:value-type="float" office:value="145" table:style-name="ce94">
            <text:p>145</text:p>
          </table:table-cell>
          <table:table-cell office:value-type="float" office:value="159563" table:style-name="ce95">
            <text:p>159,563</text:p>
          </table:table-cell>
          <table:table-cell office:value-type="float" office:value="89.731044557287902" table:style-name="ce96">
            <text:p>89.7</text:p>
          </table:table-cell>
          <table:table-cell office:value-type="float" office:value="75.607559152606697" table:style-name="ce96">
            <text:p>75.6</text:p>
          </table:table-cell>
          <table:table-cell office:value-type="float" office:value="105.70975210828399" table:style-name="ce97">
            <text:p>105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6000013</text:p>
          </table:table-cell>
          <table:table-cell office:value-type="string" table:style-name="ce93">
            <text:p>North Lincolnshire</text:p>
          </table:table-cell>
          <table:table-cell office:value-type="float" office:value="172" table:style-name="ce94">
            <text:p>172</text:p>
          </table:table-cell>
          <table:table-cell office:value-type="float" office:value="85242" table:style-name="ce95">
            <text:p>85,242</text:p>
          </table:table-cell>
          <table:table-cell office:value-type="float" office:value="220.908451067404" table:style-name="ce96">
            <text:p>220.9</text:p>
          </table:table-cell>
          <table:table-cell office:value-type="float" office:value="188.29764562254601" table:style-name="ce96">
            <text:p>188.3</text:p>
          </table:table-cell>
          <table:table-cell office:value-type="float" office:value="257.43016750805299" table:style-name="ce97">
            <text:p>257.4</text:p>
          </table:table-cell>
          <table:table-cell office:value-type="float" office:value="275" table:style-name="ce94">
            <text:p>275</text:p>
          </table:table-cell>
          <table:table-cell office:value-type="float" office:value="87050" table:style-name="ce95">
            <text:p>87,050</text:p>
          </table:table-cell>
          <table:table-cell office:value-type="float" office:value="308.22572741762201" table:style-name="ce96">
            <text:p>308.2</text:p>
          </table:table-cell>
          <table:table-cell office:value-type="float" office:value="272.25480533437798" table:style-name="ce96">
            <text:p>272.3</text:p>
          </table:table-cell>
          <table:table-cell office:value-type="float" office:value="347.56339598673497" table:style-name="ce98">
            <text:p>347.6</text:p>
          </table:table-cell>
          <table:table-cell office:value-type="float" office:value="447" table:style-name="ce94">
            <text:p>447</text:p>
          </table:table-cell>
          <table:table-cell office:value-type="float" office:value="172292" table:style-name="ce95">
            <text:p>172,292</text:p>
          </table:table-cell>
          <table:table-cell office:value-type="float" office:value="259.43370643523701" table:style-name="ce96">
            <text:p>259.4</text:p>
          </table:table-cell>
          <table:table-cell office:value-type="float" office:value="235.76175096909299" table:style-name="ce96">
            <text:p>235.8</text:p>
          </table:table-cell>
          <table:table-cell office:value-type="float" office:value="284.82485017620098" table:style-name="ce97">
            <text:p>284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6000014</text:p>
          </table:table-cell>
          <table:table-cell office:value-type="string" table:style-name="ce93">
            <text:p>York</text:p>
          </table:table-cell>
          <table:table-cell office:value-type="float" office:value="193" table:style-name="ce94">
            <text:p>193</text:p>
          </table:table-cell>
          <table:table-cell office:value-type="float" office:value="103212" table:style-name="ce95">
            <text:p>103,212</text:p>
          </table:table-cell>
          <table:table-cell office:value-type="float" office:value="214.53706997379899" table:style-name="ce96">
            <text:p>214.5</text:p>
          </table:table-cell>
          <table:table-cell office:value-type="float" office:value="184.919266664292" table:style-name="ce96">
            <text:p>184.9</text:p>
          </table:table-cell>
          <table:table-cell office:value-type="float" office:value="247.49615492003201" table:style-name="ce97">
            <text:p>247.5</text:p>
          </table:table-cell>
          <table:table-cell office:value-type="float" office:value="225" table:style-name="ce94">
            <text:p>225</text:p>
          </table:table-cell>
          <table:table-cell office:value-type="float" office:value="107406" table:style-name="ce95">
            <text:p>107,406</text:p>
          </table:table-cell>
          <table:table-cell office:value-type="float" office:value="207.451471306065" table:style-name="ce96">
            <text:p>207.5</text:p>
          </table:table-cell>
          <table:table-cell office:value-type="float" office:value="180.73187070174399" table:style-name="ce96">
            <text:p>180.7</text:p>
          </table:table-cell>
          <table:table-cell office:value-type="float" office:value="236.95052318049301" table:style-name="ce98">
            <text:p>237.0</text:p>
          </table:table-cell>
          <table:table-cell office:value-type="float" office:value="420" table:style-name="ce94">
            <text:p>420</text:p>
          </table:table-cell>
          <table:table-cell office:value-type="float" office:value="210618" table:style-name="ce95">
            <text:p>210,618</text:p>
          </table:table-cell>
          <table:table-cell office:value-type="float" office:value="206.87999278730601" table:style-name="ce96">
            <text:p>206.9</text:p>
          </table:table-cell>
          <table:table-cell office:value-type="float" office:value="187.351662263279" table:style-name="ce96">
            <text:p>187.4</text:p>
          </table:table-cell>
          <table:table-cell office:value-type="float" office:value="227.873270273956" table:style-name="ce97">
            <text:p>227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8000016</text:p>
          </table:table-cell>
          <table:table-cell office:value-type="string" table:style-name="ce93">
            <text:p>Barnsley</text:p>
          </table:table-cell>
          <table:table-cell office:value-type="float" office:value="331" table:style-name="ce94">
            <text:p>331</text:p>
          </table:table-cell>
          <table:table-cell office:value-type="float" office:value="121801" table:style-name="ce95">
            <text:p>121,801</text:p>
          </table:table-cell>
          <table:table-cell office:value-type="float" office:value="297.51158387866599" table:style-name="ce96">
            <text:p>297.5</text:p>
          </table:table-cell>
          <table:table-cell office:value-type="float" office:value="265.431079644455" table:style-name="ce96">
            <text:p>265.4</text:p>
          </table:table-cell>
          <table:table-cell office:value-type="float" office:value="332.31685562734998" table:style-name="ce97">
            <text:p>332.3</text:p>
          </table:table-cell>
          <table:table-cell office:value-type="float" office:value="463" table:style-name="ce94">
            <text:p>463</text:p>
          </table:table-cell>
          <table:table-cell office:value-type="float" office:value="125065" table:style-name="ce95">
            <text:p>125,065</text:p>
          </table:table-cell>
          <table:table-cell office:value-type="float" office:value="360.939132506872" table:style-name="ce96">
            <text:p>360.9</text:p>
          </table:table-cell>
          <table:table-cell office:value-type="float" office:value="328.586363050476" table:style-name="ce96">
            <text:p>328.6</text:p>
          </table:table-cell>
          <table:table-cell office:value-type="float" office:value="395.59900784621601" table:style-name="ce98">
            <text:p>395.6</text:p>
          </table:table-cell>
          <table:table-cell office:value-type="float" office:value="794" table:style-name="ce94">
            <text:p>794</text:p>
          </table:table-cell>
          <table:table-cell office:value-type="float" office:value="246866" table:style-name="ce95">
            <text:p>246,866</text:p>
          </table:table-cell>
          <table:table-cell office:value-type="float" office:value="329.83431139060201" table:style-name="ce96">
            <text:p>329.8</text:p>
          </table:table-cell>
          <table:table-cell office:value-type="float" office:value="307.15520699854801" table:style-name="ce96">
            <text:p>307.2</text:p>
          </table:table-cell>
          <table:table-cell office:value-type="float" office:value="353.73722905807398" table:style-name="ce97">
            <text:p>353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8000017</text:p>
          </table:table-cell>
          <table:table-cell office:value-type="string" table:style-name="ce93">
            <text:p>Doncaster</text:p>
          </table:table-cell>
          <table:table-cell office:value-type="float" office:value="239" table:style-name="ce94">
            <text:p>239</text:p>
          </table:table-cell>
          <table:table-cell office:value-type="float" office:value="155108" table:style-name="ce95">
            <text:p>155,108</text:p>
          </table:table-cell>
          <table:table-cell office:value-type="float" office:value="169.020246409614" table:style-name="ce96">
            <text:p>169.0</text:p>
          </table:table-cell>
          <table:table-cell office:value-type="float" office:value="147.908791631486" table:style-name="ce96">
            <text:p>147.9</text:p>
          </table:table-cell>
          <table:table-cell office:value-type="float" office:value="192.25898060536099" table:style-name="ce97">
            <text:p>192.3</text:p>
          </table:table-cell>
          <table:table-cell office:value-type="float" office:value="382" table:style-name="ce94">
            <text:p>382</text:p>
          </table:table-cell>
          <table:table-cell office:value-type="float" office:value="156782" table:style-name="ce95">
            <text:p>156,782</text:p>
          </table:table-cell>
          <table:table-cell office:value-type="float" office:value="240.55767231154201" table:style-name="ce96">
            <text:p>240.6</text:p>
          </table:table-cell>
          <table:table-cell office:value-type="float" office:value="216.85111862200401" table:style-name="ce96">
            <text:p>216.9</text:p>
          </table:table-cell>
          <table:table-cell office:value-type="float" office:value="266.13262993230802" table:style-name="ce98">
            <text:p>266.1</text:p>
          </table:table-cell>
          <table:table-cell office:value-type="float" office:value="622" table:style-name="ce94">
            <text:p>622</text:p>
          </table:table-cell>
          <table:table-cell office:value-type="float" office:value="311890" table:style-name="ce95">
            <text:p>311,890</text:p>
          </table:table-cell>
          <table:table-cell office:value-type="float" office:value="204.720071497861" table:style-name="ce96">
            <text:p>204.7</text:p>
          </table:table-cell>
          <table:table-cell office:value-type="float" office:value="188.867216140241" table:style-name="ce96">
            <text:p>188.9</text:p>
          </table:table-cell>
          <table:table-cell office:value-type="float" office:value="221.54313856337299" table:style-name="ce97">
            <text:p>221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8000018</text:p>
          </table:table-cell>
          <table:table-cell office:value-type="string" table:style-name="ce93">
            <text:p>Rotherham</text:p>
          </table:table-cell>
          <table:table-cell office:value-type="float" office:value="333" table:style-name="ce94">
            <text:p>333</text:p>
          </table:table-cell>
          <table:table-cell office:value-type="float" office:value="130564" table:style-name="ce95">
            <text:p>130,564</text:p>
          </table:table-cell>
          <table:table-cell office:value-type="float" office:value="282.19359479383297" table:style-name="ce96">
            <text:p>282.2</text:p>
          </table:table-cell>
          <table:table-cell office:value-type="float" office:value="251.87667811441" table:style-name="ce96">
            <text:p>251.9</text:p>
          </table:table-cell>
          <table:table-cell office:value-type="float" office:value="315.07739194856998" table:style-name="ce97">
            <text:p>315.1</text:p>
          </table:table-cell>
          <table:table-cell office:value-type="float" office:value="497" table:style-name="ce94">
            <text:p>497</text:p>
          </table:table-cell>
          <table:table-cell office:value-type="float" office:value="134847" table:style-name="ce95">
            <text:p>134,847</text:p>
          </table:table-cell>
          <table:table-cell office:value-type="float" office:value="364.64313262981398" table:style-name="ce96">
            <text:p>364.6</text:p>
          </table:table-cell>
          <table:table-cell office:value-type="float" office:value="333.06122558003801" table:style-name="ce96">
            <text:p>333.1</text:p>
          </table:table-cell>
          <table:table-cell office:value-type="float" office:value="398.39586554124702" table:style-name="ce98">
            <text:p>398.4</text:p>
          </table:table-cell>
          <table:table-cell office:value-type="float" office:value="831" table:style-name="ce94">
            <text:p>831</text:p>
          </table:table-cell>
          <table:table-cell office:value-type="float" office:value="265411" table:style-name="ce95">
            <text:p>265,411</text:p>
          </table:table-cell>
          <table:table-cell office:value-type="float" office:value="319.90124128876602" table:style-name="ce96">
            <text:p>319.9</text:p>
          </table:table-cell>
          <table:table-cell office:value-type="float" office:value="298.42038197348199" table:style-name="ce96">
            <text:p>298.4</text:p>
          </table:table-cell>
          <table:table-cell office:value-type="float" office:value="342.51440663701601" table:style-name="ce97">
            <text:p>342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8000019</text:p>
          </table:table-cell>
          <table:table-cell office:value-type="string" table:style-name="ce93">
            <text:p>Sheffield</text:p>
          </table:table-cell>
          <table:table-cell office:value-type="float" office:value="957" table:style-name="ce94">
            <text:p>957</text:p>
          </table:table-cell>
          <table:table-cell office:value-type="float" office:value="291216" table:style-name="ce95">
            <text:p>291,216</text:p>
          </table:table-cell>
          <table:table-cell office:value-type="float" office:value="397.08456219918997" table:style-name="ce96">
            <text:p>397.1</text:p>
          </table:table-cell>
          <table:table-cell office:value-type="float" office:value="371.79503353617298" table:style-name="ce96">
            <text:p>371.8</text:p>
          </table:table-cell>
          <table:table-cell office:value-type="float" office:value="423.61388338569299" table:style-name="ce97">
            <text:p>423.6</text:p>
          </table:table-cell>
          <table:table-cell office:value-type="float" office:value="1445" table:style-name="ce94">
            <text:p>1,445</text:p>
          </table:table-cell>
          <table:table-cell office:value-type="float" office:value="293637" table:style-name="ce95">
            <text:p>293,637</text:p>
          </table:table-cell>
          <table:table-cell office:value-type="float" office:value="505.09979568946102" table:style-name="ce96">
            <text:p>505.1</text:p>
          </table:table-cell>
          <table:table-cell office:value-type="float" office:value="478.92093603415998" table:style-name="ce96">
            <text:p>478.9</text:p>
          </table:table-cell>
          <table:table-cell office:value-type="float" office:value="532.31791147841795" table:style-name="ce98">
            <text:p>532.3</text:p>
          </table:table-cell>
          <table:table-cell office:value-type="float" office:value="2416" table:style-name="ce94">
            <text:p>2,416</text:p>
          </table:table-cell>
          <table:table-cell office:value-type="float" office:value="584853" table:style-name="ce95">
            <text:p>584,853</text:p>
          </table:table-cell>
          <table:table-cell office:value-type="float" office:value="451.25065033647599" table:style-name="ce96">
            <text:p>451.3</text:p>
          </table:table-cell>
          <table:table-cell office:value-type="float" office:value="433.14923009330403" table:style-name="ce96">
            <text:p>433.1</text:p>
          </table:table-cell>
          <table:table-cell office:value-type="float" office:value="469.905081825227" table:style-name="ce97">
            <text:p>469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8000032</text:p>
          </table:table-cell>
          <table:table-cell office:value-type="string" table:style-name="ce93">
            <text:p>Bradford</text:p>
          </table:table-cell>
          <table:table-cell office:value-type="float" office:value="529" table:style-name="ce94">
            <text:p>529</text:p>
          </table:table-cell>
          <table:table-cell office:value-type="float" office:value="266280" table:style-name="ce95">
            <text:p>266,280</text:p>
          </table:table-cell>
          <table:table-cell office:value-type="float" office:value="259.25895212706899" table:style-name="ce96">
            <text:p>259.3</text:p>
          </table:table-cell>
          <table:table-cell office:value-type="float" office:value="236.99061568315599" table:style-name="ce96">
            <text:p>237.0</text:p>
          </table:table-cell>
          <table:table-cell office:value-type="float" office:value="283.00922453580802" table:style-name="ce97">
            <text:p>283.0</text:p>
          </table:table-cell>
          <table:table-cell office:value-type="float" office:value="580" table:style-name="ce94">
            <text:p>580</text:p>
          </table:table-cell>
          <table:table-cell office:value-type="float" office:value="273496" table:style-name="ce95">
            <text:p>273,496</text:p>
          </table:table-cell>
          <table:table-cell office:value-type="float" office:value="230.91687084356701" table:style-name="ce96">
            <text:p>230.9</text:p>
          </table:table-cell>
          <table:table-cell office:value-type="float" office:value="212.37018049168299" table:style-name="ce96">
            <text:p>212.4</text:p>
          </table:table-cell>
          <table:table-cell office:value-type="float" office:value="250.64040581082301" table:style-name="ce98">
            <text:p>250.6</text:p>
          </table:table-cell>
          <table:table-cell office:value-type="float" office:value="1128" table:style-name="ce94">
            <text:p>1,128</text:p>
          </table:table-cell>
          <table:table-cell office:value-type="float" office:value="539776" table:style-name="ce95">
            <text:p>539,776</text:p>
          </table:table-cell>
          <table:table-cell office:value-type="float" office:value="246.92293359925199" table:style-name="ce96">
            <text:p>246.9</text:p>
          </table:table-cell>
          <table:table-cell office:value-type="float" office:value="232.586561494102" table:style-name="ce96">
            <text:p>232.6</text:p>
          </table:table-cell>
          <table:table-cell office:value-type="float" office:value="261.90530778103499" table:style-name="ce97">
            <text:p>261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8000033</text:p>
          </table:table-cell>
          <table:table-cell office:value-type="string" table:style-name="ce93">
            <text:p>Calderdale</text:p>
          </table:table-cell>
          <table:table-cell office:value-type="float" office:value="140" table:style-name="ce94">
            <text:p>140</text:p>
          </table:table-cell>
          <table:table-cell office:value-type="float" office:value="103861" table:style-name="ce95">
            <text:p>103,861</text:p>
          </table:table-cell>
          <table:table-cell office:value-type="float" office:value="158.56296351389099" table:style-name="ce96">
            <text:p>158.6</text:p>
          </table:table-cell>
          <table:table-cell office:value-type="float" office:value="132.30102627471501" table:style-name="ce96">
            <text:p>132.3</text:p>
          </table:table-cell>
          <table:table-cell office:value-type="float" office:value="188.339960006551" table:style-name="ce97">
            <text:p>188.3</text:p>
          </table:table-cell>
          <table:table-cell office:value-type="float" office:value="137" table:style-name="ce94">
            <text:p>137</text:p>
          </table:table-cell>
          <table:table-cell office:value-type="float" office:value="107594" table:style-name="ce95">
            <text:p>107,594</text:p>
          </table:table-cell>
          <table:table-cell office:value-type="float" office:value="122.072121760481" table:style-name="ce96">
            <text:p>122.1</text:p>
          </table:table-cell>
          <table:table-cell office:value-type="float" office:value="102.37844811713499" table:style-name="ce96">
            <text:p>102.4</text:p>
          </table:table-cell>
          <table:table-cell office:value-type="float" office:value="144.43246639472301" table:style-name="ce98">
            <text:p>144.4</text:p>
          </table:table-cell>
          <table:table-cell office:value-type="float" office:value="278" table:style-name="ce94">
            <text:p>278</text:p>
          </table:table-cell>
          <table:table-cell office:value-type="float" office:value="211455" table:style-name="ce95">
            <text:p>211,455</text:p>
          </table:table-cell>
          <table:table-cell office:value-type="float" office:value="135.86627219203399" table:style-name="ce96">
            <text:p>135.9</text:p>
          </table:table-cell>
          <table:table-cell office:value-type="float" office:value="120.306734012291" table:style-name="ce96">
            <text:p>120.3</text:p>
          </table:table-cell>
          <table:table-cell office:value-type="float" office:value="152.87385485976401" table:style-name="ce97">
            <text:p>152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8000034</text:p>
          </table:table-cell>
          <table:table-cell office:value-type="string" table:style-name="ce93">
            <text:p>Kirklees</text:p>
          </table:table-cell>
          <table:table-cell office:value-type="float" office:value="324" table:style-name="ce94">
            <text:p>324</text:p>
          </table:table-cell>
          <table:table-cell office:value-type="float" office:value="218162" table:style-name="ce95">
            <text:p>218,162</text:p>
          </table:table-cell>
          <table:table-cell office:value-type="float" office:value="179.304618268231" table:style-name="ce96">
            <text:p>179.3</text:p>
          </table:table-cell>
          <table:table-cell office:value-type="float" office:value="159.78743552080101" table:style-name="ce96">
            <text:p>159.8</text:p>
          </table:table-cell>
          <table:table-cell office:value-type="float" office:value="200.49813126289499" table:style-name="ce97">
            <text:p>200.5</text:p>
          </table:table-cell>
          <table:table-cell office:value-type="float" office:value="332" table:style-name="ce94">
            <text:p>332</text:p>
          </table:table-cell>
          <table:table-cell office:value-type="float" office:value="221625" table:style-name="ce95">
            <text:p>221,625</text:p>
          </table:table-cell>
          <table:table-cell office:value-type="float" office:value="150.99392223070399" table:style-name="ce96">
            <text:p>151.0</text:p>
          </table:table-cell>
          <table:table-cell office:value-type="float" office:value="135.13194348741999" table:style-name="ce96">
            <text:p>135.1</text:p>
          </table:table-cell>
          <table:table-cell office:value-type="float" office:value="168.20102011519299" table:style-name="ce98">
            <text:p>168.2</text:p>
          </table:table-cell>
          <table:table-cell office:value-type="float" office:value="666" table:style-name="ce94">
            <text:p>666</text:p>
          </table:table-cell>
          <table:table-cell office:value-type="float" office:value="439787" table:style-name="ce95">
            <text:p>439,787</text:p>
          </table:table-cell>
          <table:table-cell office:value-type="float" office:value="163.19066962298601" table:style-name="ce96">
            <text:p>163.2</text:p>
          </table:table-cell>
          <table:table-cell office:value-type="float" office:value="150.987408176077" table:style-name="ce96">
            <text:p>151.0</text:p>
          </table:table-cell>
          <table:table-cell office:value-type="float" office:value="176.114887633911" table:style-name="ce97">
            <text:p>176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8000035</text:p>
          </table:table-cell>
          <table:table-cell office:value-type="string" table:style-name="ce93">
            <text:p>Leeds</text:p>
          </table:table-cell>
          <table:table-cell office:value-type="float" office:value="768" table:style-name="ce94">
            <text:p>768</text:p>
          </table:table-cell>
          <table:table-cell office:value-type="float" office:value="389345" table:style-name="ce95">
            <text:p>389,345</text:p>
          </table:table-cell>
          <table:table-cell office:value-type="float" office:value="256.47685601764101" table:style-name="ce96">
            <text:p>256.5</text:p>
          </table:table-cell>
          <table:table-cell office:value-type="float" office:value="237.964203057009" table:style-name="ce96">
            <text:p>238.0</text:p>
          </table:table-cell>
          <table:table-cell office:value-type="float" office:value="276.00576100412798" table:style-name="ce97">
            <text:p>276.0</text:p>
          </table:table-cell>
          <table:table-cell office:value-type="float" office:value="855" table:style-name="ce94">
            <text:p>855</text:p>
          </table:table-cell>
          <table:table-cell office:value-type="float" office:value="403794" table:style-name="ce95">
            <text:p>403,794</text:p>
          </table:table-cell>
          <table:table-cell office:value-type="float" office:value="221.17594564747299" table:style-name="ce96">
            <text:p>221.2</text:p>
          </table:table-cell>
          <table:table-cell office:value-type="float" office:value="206.36768991318999" table:style-name="ce96">
            <text:p>206.4</text:p>
          </table:table-cell>
          <table:table-cell office:value-type="float" office:value="236.753433728424" table:style-name="ce98">
            <text:p>236.8</text:p>
          </table:table-cell>
          <table:table-cell office:value-type="float" office:value="1662" table:style-name="ce94">
            <text:p>1,662</text:p>
          </table:table-cell>
          <table:table-cell office:value-type="float" office:value="793139" table:style-name="ce95">
            <text:p>793,139</text:p>
          </table:table-cell>
          <table:table-cell office:value-type="float" office:value="240.296785299611" table:style-name="ce96">
            <text:p>240.3</text:p>
          </table:table-cell>
          <table:table-cell office:value-type="float" office:value="228.686745805453" table:style-name="ce96">
            <text:p>228.7</text:p>
          </table:table-cell>
          <table:table-cell office:value-type="float" office:value="252.33595290295801" table:style-name="ce97">
            <text:p>252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3</text:p>
          </table:table-cell>
          <table:table-cell office:value-type="string" table:style-name="ce91">
            <text:p>Yorkshire and The Humber</text:p>
          </table:table-cell>
          <table:table-cell office:value-type="string" table:style-name="ce92">
            <text:p>E08000036</text:p>
          </table:table-cell>
          <table:table-cell office:value-type="string" table:style-name="ce93">
            <text:p>Wakefield</text:p>
          </table:table-cell>
          <table:table-cell office:value-type="float" office:value="300" table:style-name="ce94">
            <text:p>300</text:p>
          </table:table-cell>
          <table:table-cell office:value-type="float" office:value="171361" table:style-name="ce95">
            <text:p>171,361</text:p>
          </table:table-cell>
          <table:table-cell office:value-type="float" office:value="199.55974639503299" table:style-name="ce96">
            <text:p>199.6</text:p>
          </table:table-cell>
          <table:table-cell office:value-type="float" office:value="177.113286257688" table:style-name="ce96">
            <text:p>177.1</text:p>
          </table:table-cell>
          <table:table-cell office:value-type="float" office:value="224.013390999124" table:style-name="ce97">
            <text:p>224.0</text:p>
          </table:table-cell>
          <table:table-cell office:value-type="float" office:value="319" table:style-name="ce94">
            <text:p>319</text:p>
          </table:table-cell>
          <table:table-cell office:value-type="float" office:value="176951" table:style-name="ce95">
            <text:p>176,951</text:p>
          </table:table-cell>
          <table:table-cell office:value-type="float" office:value="172.23884380046101" table:style-name="ce96">
            <text:p>172.2</text:p>
          </table:table-cell>
          <table:table-cell office:value-type="float" office:value="153.76778196453" table:style-name="ce96">
            <text:p>153.8</text:p>
          </table:table-cell>
          <table:table-cell office:value-type="float" office:value="192.30934464322399" table:style-name="ce98">
            <text:p>192.3</text:p>
          </table:table-cell>
          <table:table-cell office:value-type="float" office:value="647" table:style-name="ce94">
            <text:p>647</text:p>
          </table:table-cell>
          <table:table-cell office:value-type="float" office:value="348312" table:style-name="ce95">
            <text:p>348,312</text:p>
          </table:table-cell>
          <table:table-cell office:value-type="float" office:value="192.34470218720099" table:style-name="ce96">
            <text:p>192.3</text:p>
          </table:table-cell>
          <table:table-cell office:value-type="float" office:value="177.74447676374001" table:style-name="ce96">
            <text:p>177.7</text:p>
          </table:table-cell>
          <table:table-cell office:value-type="float" office:value="207.820476912164" table:style-name="ce97">
            <text:p>207.8</text:p>
          </table:table-cell>
          <table:table-cell table:number-columns-repeated="16365"/>
        </table:table-row>
        <table:table-row table:style-name="ro13">
          <table:table-cell office:value-type="string" table:style-name="ce99">
            <text:p>E12000003</text:p>
          </table:table-cell>
          <table:table-cell office:value-type="string" table:style-name="ce100">
            <text:p>Yorkshire and The Humber</text:p>
          </table:table-cell>
          <table:table-cell office:value-type="string" table:style-name="ce101">
            <text:p>E10000023</text:p>
          </table:table-cell>
          <table:table-cell office:value-type="string" table:style-name="ce102">
            <text:p>North Yorkshire</text:p>
          </table:table-cell>
          <table:table-cell office:value-type="float" office:value="560" table:style-name="ce103">
            <text:p>560</text:p>
          </table:table-cell>
          <table:table-cell office:value-type="float" office:value="304704" table:style-name="ce104">
            <text:p>304,704</text:p>
          </table:table-cell>
          <table:table-cell office:value-type="float" office:value="175.77659288893699" table:style-name="ce105">
            <text:p>175.8</text:p>
          </table:table-cell>
          <table:table-cell office:value-type="float" office:value="161.249912929602" table:style-name="ce105">
            <text:p>161.2</text:p>
          </table:table-cell>
          <table:table-cell office:value-type="float" office:value="191.241921742123" table:style-name="ce106">
            <text:p>191.2</text:p>
          </table:table-cell>
          <table:table-cell office:value-type="float" office:value="629" table:style-name="ce103">
            <text:p>629</text:p>
          </table:table-cell>
          <table:table-cell office:value-type="float" office:value="313350" table:style-name="ce104">
            <text:p>313,350</text:p>
          </table:table-cell>
          <table:table-cell office:value-type="float" office:value="183.381973824639" table:style-name="ce105">
            <text:p>183.4</text:p>
          </table:table-cell>
          <table:table-cell office:value-type="float" office:value="168.663534937761" table:style-name="ce105">
            <text:p>168.7</text:p>
          </table:table-cell>
          <table:table-cell office:value-type="float" office:value="198.99600481664899" table:style-name="ce107">
            <text:p>199.0</text:p>
          </table:table-cell>
          <table:table-cell office:value-type="float" office:value="1204" table:style-name="ce103">
            <text:p>1,204</text:p>
          </table:table-cell>
          <table:table-cell office:value-type="float" office:value="618054" table:style-name="ce104">
            <text:p>618,054</text:p>
          </table:table-cell>
          <table:table-cell office:value-type="float" office:value="178.00771492918699" table:style-name="ce105">
            <text:p>178.0</text:p>
          </table:table-cell>
          <table:table-cell office:value-type="float" office:value="167.84066669153501" table:style-name="ce105">
            <text:p>167.8</text:p>
          </table:table-cell>
          <table:table-cell office:value-type="float" office:value="188.61784948496901" table:style-name="ce106">
            <text:p>188.6</text:p>
          </table:table-cell>
          <table:table-cell table:number-columns-repeated="16365"/>
        </table:table-row>
        <table:table-row table:style-name="ro4">
          <table:table-cell office:value-type="string" table:style-name="ce81">
            <text:p>E12000004</text:p>
          </table:table-cell>
          <table:table-cell office:value-type="string" table:style-name="ce82">
            <text:p>East Midlands</text:p>
          </table:table-cell>
          <table:table-cell office:value-type="string" table:style-name="ce83">
            <text:p>E06000015</text:p>
          </table:table-cell>
          <table:table-cell office:value-type="string" table:style-name="ce84">
            <text:p>Derby</text:p>
          </table:table-cell>
          <table:table-cell office:value-type="float" office:value="284" table:style-name="ce85">
            <text:p>284</text:p>
          </table:table-cell>
          <table:table-cell office:value-type="float" office:value="127581" table:style-name="ce86">
            <text:p>127,581</text:p>
          </table:table-cell>
          <table:table-cell office:value-type="float" office:value="280.70987866542902" table:style-name="ce87">
            <text:p>280.7</text:p>
          </table:table-cell>
          <table:table-cell office:value-type="float" office:value="248.480326012495" table:style-name="ce87">
            <text:p>248.5</text:p>
          </table:table-cell>
          <table:table-cell office:value-type="float" office:value="315.905445049793" table:style-name="ce88">
            <text:p>315.9</text:p>
          </table:table-cell>
          <table:table-cell office:value-type="float" office:value="255" table:style-name="ce85">
            <text:p>255</text:p>
          </table:table-cell>
          <table:table-cell office:value-type="float" office:value="129721" table:style-name="ce86">
            <text:p>129,721</text:p>
          </table:table-cell>
          <table:table-cell office:value-type="float" office:value="198.00031880943999" table:style-name="ce87">
            <text:p>198.0</text:p>
          </table:table-cell>
          <table:table-cell office:value-type="float" office:value="174.121562562435" table:style-name="ce87">
            <text:p>174.1</text:p>
          </table:table-cell>
          <table:table-cell office:value-type="float" office:value="224.204504877472" table:style-name="ce89">
            <text:p>224.2</text:p>
          </table:table-cell>
          <table:table-cell office:value-type="float" office:value="540" table:style-name="ce85">
            <text:p>540</text:p>
          </table:table-cell>
          <table:table-cell office:value-type="float" office:value="257302" table:style-name="ce86">
            <text:p>257,302</text:p>
          </table:table-cell>
          <table:table-cell office:value-type="float" office:value="233.563180252617" table:style-name="ce87">
            <text:p>233.6</text:p>
          </table:table-cell>
          <table:table-cell office:value-type="float" office:value="214.15371415857101" table:style-name="ce87">
            <text:p>214.2</text:p>
          </table:table-cell>
          <table:table-cell office:value-type="float" office:value="254.250632708398" table:style-name="ce88">
            <text:p>254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4</text:p>
          </table:table-cell>
          <table:table-cell office:value-type="string" table:style-name="ce91">
            <text:p>East Midlands</text:p>
          </table:table-cell>
          <table:table-cell office:value-type="string" table:style-name="ce92">
            <text:p>E06000016</text:p>
          </table:table-cell>
          <table:table-cell office:value-type="string" table:style-name="ce93">
            <text:p>Leicester</text:p>
          </table:table-cell>
          <table:table-cell office:value-type="float" office:value="391" table:style-name="ce94">
            <text:p>391</text:p>
          </table:table-cell>
          <table:table-cell office:value-type="float" office:value="177763" table:style-name="ce95">
            <text:p>177,763</text:p>
          </table:table-cell>
          <table:table-cell office:value-type="float" office:value="321.76152079262999" table:style-name="ce96">
            <text:p>321.8</text:p>
          </table:table-cell>
          <table:table-cell office:value-type="float" office:value="288.95445378820602" table:style-name="ce96">
            <text:p>289.0</text:p>
          </table:table-cell>
          <table:table-cell office:value-type="float" office:value="357.12305250322203" table:style-name="ce97">
            <text:p>357.1</text:p>
          </table:table-cell>
          <table:table-cell office:value-type="float" office:value="387" table:style-name="ce94">
            <text:p>387</text:p>
          </table:table-cell>
          <table:table-cell office:value-type="float" office:value="176461" table:style-name="ce95">
            <text:p>176,461</text:p>
          </table:table-cell>
          <table:table-cell office:value-type="float" office:value="258.704828275664" table:style-name="ce96">
            <text:p>258.7</text:p>
          </table:table-cell>
          <table:table-cell office:value-type="float" office:value="232.83773245495101" table:style-name="ce96">
            <text:p>232.8</text:p>
          </table:table-cell>
          <table:table-cell office:value-type="float" office:value="286.59683948998401" table:style-name="ce98">
            <text:p>286.6</text:p>
          </table:table-cell>
          <table:table-cell office:value-type="float" office:value="780" table:style-name="ce94">
            <text:p>780</text:p>
          </table:table-cell>
          <table:table-cell office:value-type="float" office:value="354224" table:style-name="ce95">
            <text:p>354,224</text:p>
          </table:table-cell>
          <table:table-cell office:value-type="float" office:value="285.75514671708902" table:style-name="ce96">
            <text:p>285.8</text:p>
          </table:table-cell>
          <table:table-cell office:value-type="float" office:value="265.383048307433" table:style-name="ce96">
            <text:p>265.4</text:p>
          </table:table-cell>
          <table:table-cell office:value-type="float" office:value="307.236679969845" table:style-name="ce97">
            <text:p>307.2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4</text:p>
          </table:table-cell>
          <table:table-cell office:value-type="string" table:style-name="ce91">
            <text:p>East Midlands</text:p>
          </table:table-cell>
          <table:table-cell office:value-type="string" table:style-name="ce92">
            <text:p>E06000017</text:p>
          </table:table-cell>
          <table:table-cell office:value-type="string" table:style-name="ce93">
            <text:p>Rutland</text:p>
          </table:table-cell>
          <table:table-cell office:value-type="float" office:value="12" table:style-name="ce94">
            <text:p>12</text:p>
          </table:table-cell>
          <table:table-cell office:value-type="float" office:value="20340" table:style-name="ce95">
            <text:p>20,340</text:p>
          </table:table-cell>
          <table:table-cell office:value-type="float" office:value="56.482439898307199" table:style-name="ce96">
            <text:p>56.5</text:p>
          </table:table-cell>
          <table:table-cell office:value-type="float" office:value="28.5071423312313" table:style-name="ce96">
            <text:p>28.5</text:p>
          </table:table-cell>
          <table:table-cell office:value-type="float" office:value="99.664915770159993" table:style-name="ce97">
            <text:p>99.7</text:p>
          </table:table-cell>
          <table:table-cell office:value-type="float" office:value="16" table:style-name="ce94">
            <text:p>16</text:p>
          </table:table-cell>
          <table:table-cell office:value-type="float" office:value="19587" table:style-name="ce95">
            <text:p>19,587</text:p>
          </table:table-cell>
          <table:table-cell office:value-type="float" office:value="68.992651674103698" table:style-name="ce96">
            <text:p>69.0</text:p>
          </table:table-cell>
          <table:table-cell office:value-type="float" office:value="38.394035207771203" table:style-name="ce96">
            <text:p>38.4</text:p>
          </table:table-cell>
          <table:table-cell office:value-type="float" office:value="113.524448495111" table:style-name="ce98">
            <text:p>113.5</text:p>
          </table:table-cell>
          <table:table-cell office:value-type="float" office:value="28" table:style-name="ce94">
            <text:p>28</text:p>
          </table:table-cell>
          <table:table-cell office:value-type="float" office:value="39927" table:style-name="ce95">
            <text:p>39,927</text:p>
          </table:table-cell>
          <table:table-cell office:value-type="float" office:value="61.187491669805397" table:style-name="ce96">
            <text:p>61.2</text:p>
          </table:table-cell>
          <table:table-cell office:value-type="float" office:value="40.2906211129255" table:style-name="ce96">
            <text:p>40.3</text:p>
          </table:table-cell>
          <table:table-cell office:value-type="float" office:value="88.912630994254897" table:style-name="ce97">
            <text:p>88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4</text:p>
          </table:table-cell>
          <table:table-cell office:value-type="string" table:style-name="ce91">
            <text:p>East Midlands</text:p>
          </table:table-cell>
          <table:table-cell office:value-type="string" table:style-name="ce92">
            <text:p>E06000018</text:p>
          </table:table-cell>
          <table:table-cell office:value-type="string" table:style-name="ce93">
            <text:p>Nottingham</text:p>
          </table:table-cell>
          <table:table-cell office:value-type="float" office:value="291" table:style-name="ce94">
            <text:p>291</text:p>
          </table:table-cell>
          <table:table-cell office:value-type="float" office:value="169010" table:style-name="ce95">
            <text:p>169,010</text:p>
          </table:table-cell>
          <table:table-cell office:value-type="float" office:value="290.19159415687801" table:style-name="ce96">
            <text:p>290.2</text:p>
          </table:table-cell>
          <table:table-cell office:value-type="float" office:value="256.319864050158" table:style-name="ce96">
            <text:p>256.3</text:p>
          </table:table-cell>
          <table:table-cell office:value-type="float" office:value="327.14091014221702" table:style-name="ce97">
            <text:p>327.1</text:p>
          </table:table-cell>
          <table:table-cell office:value-type="float" office:value="282" table:style-name="ce94">
            <text:p>282</text:p>
          </table:table-cell>
          <table:table-cell office:value-type="float" office:value="163890" table:style-name="ce95">
            <text:p>163,890</text:p>
          </table:table-cell>
          <table:table-cell office:value-type="float" office:value="219.70391774185899" table:style-name="ce96">
            <text:p>219.7</text:p>
          </table:table-cell>
          <table:table-cell office:value-type="float" office:value="194.27151632176199" table:style-name="ce96">
            <text:p>194.3</text:p>
          </table:table-cell>
          <table:table-cell office:value-type="float" office:value="247.48550062396399" table:style-name="ce98">
            <text:p>247.5</text:p>
          </table:table-cell>
          <table:table-cell office:value-type="float" office:value="573" table:style-name="ce94">
            <text:p>573</text:p>
          </table:table-cell>
          <table:table-cell office:value-type="float" office:value="332900" table:style-name="ce95">
            <text:p>332,900</text:p>
          </table:table-cell>
          <table:table-cell office:value-type="float" office:value="250.98926142478501" table:style-name="ce96">
            <text:p>251.0</text:p>
          </table:table-cell>
          <table:table-cell office:value-type="float" office:value="230.39161008014599" table:style-name="ce96">
            <text:p>230.4</text:p>
          </table:table-cell>
          <table:table-cell office:value-type="float" office:value="272.90213140826103" table:style-name="ce97">
            <text:p>272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4</text:p>
          </table:table-cell>
          <table:table-cell office:value-type="string" table:style-name="ce91">
            <text:p>East Midlands</text:p>
          </table:table-cell>
          <table:table-cell office:value-type="string" table:style-name="ce92">
            <text:p>E10000007</text:p>
          </table:table-cell>
          <table:table-cell office:value-type="string" table:style-name="ce93">
            <text:p>Derbyshire</text:p>
          </table:table-cell>
          <table:table-cell office:value-type="float" office:value="720" table:style-name="ce94">
            <text:p>720</text:p>
          </table:table-cell>
          <table:table-cell office:value-type="float" office:value="394300" table:style-name="ce95">
            <text:p>394,300</text:p>
          </table:table-cell>
          <table:table-cell office:value-type="float" office:value="188.86715396047799" table:style-name="ce96">
            <text:p>188.9</text:p>
          </table:table-cell>
          <table:table-cell office:value-type="float" office:value="175.00636132425799" table:style-name="ce96">
            <text:p>175.0</text:p>
          </table:table-cell>
          <table:table-cell office:value-type="float" office:value="203.51455774549501" table:style-name="ce97">
            <text:p>203.5</text:p>
          </table:table-cell>
          <table:table-cell office:value-type="float" office:value="777" table:style-name="ce94">
            <text:p>777</text:p>
          </table:table-cell>
          <table:table-cell office:value-type="float" office:value="408394" table:style-name="ce95">
            <text:p>408,394</text:p>
          </table:table-cell>
          <table:table-cell office:value-type="float" office:value="167.798969154492" table:style-name="ce96">
            <text:p>167.8</text:p>
          </table:table-cell>
          <table:table-cell office:value-type="float" office:value="156.065416381261" table:style-name="ce96">
            <text:p>156.1</text:p>
          </table:table-cell>
          <table:table-cell office:value-type="float" office:value="180.172783077617" table:style-name="ce98">
            <text:p>180.2</text:p>
          </table:table-cell>
          <table:table-cell office:value-type="float" office:value="1501" table:style-name="ce94">
            <text:p>1,501</text:p>
          </table:table-cell>
          <table:table-cell office:value-type="float" office:value="802694" table:style-name="ce95">
            <text:p>802,694</text:p>
          </table:table-cell>
          <table:table-cell office:value-type="float" office:value="176.79457877950301" table:style-name="ce96">
            <text:p>176.8</text:p>
          </table:table-cell>
          <table:table-cell office:value-type="float" office:value="167.911338900641" table:style-name="ce96">
            <text:p>167.9</text:p>
          </table:table-cell>
          <table:table-cell office:value-type="float" office:value="186.02368577443801" table:style-name="ce97">
            <text:p>186.0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4</text:p>
          </table:table-cell>
          <table:table-cell office:value-type="string" table:style-name="ce91">
            <text:p>East Midlands</text:p>
          </table:table-cell>
          <table:table-cell office:value-type="string" table:style-name="ce92">
            <text:p>E10000018</text:p>
          </table:table-cell>
          <table:table-cell office:value-type="string" table:style-name="ce93">
            <text:p>Leicestershire</text:p>
          </table:table-cell>
          <table:table-cell office:value-type="float" office:value="502" table:style-name="ce94">
            <text:p>502</text:p>
          </table:table-cell>
          <table:table-cell office:value-type="float" office:value="349101" table:style-name="ce95">
            <text:p>349,101</text:p>
          </table:table-cell>
          <table:table-cell office:value-type="float" office:value="155.282177379845" table:style-name="ce96">
            <text:p>155.3</text:p>
          </table:table-cell>
          <table:table-cell office:value-type="float" office:value="141.71396695277599" table:style-name="ce96">
            <text:p>141.7</text:p>
          </table:table-cell>
          <table:table-cell office:value-type="float" office:value="169.778189216448" table:style-name="ce97">
            <text:p>169.8</text:p>
          </table:table-cell>
          <table:table-cell office:value-type="float" office:value="578" table:style-name="ce94">
            <text:p>578</text:p>
          </table:table-cell>
          <table:table-cell office:value-type="float" office:value="357054" table:style-name="ce95">
            <text:p>357,054</text:p>
          </table:table-cell>
          <table:table-cell office:value-type="float" office:value="147.77211734001301" table:style-name="ce96">
            <text:p>147.8</text:p>
          </table:table-cell>
          <table:table-cell office:value-type="float" office:value="135.854770120458" table:style-name="ce96">
            <text:p>135.9</text:p>
          </table:table-cell>
          <table:table-cell office:value-type="float" office:value="160.44700908833201" table:style-name="ce98">
            <text:p>160.4</text:p>
          </table:table-cell>
          <table:table-cell office:value-type="float" office:value="1080" table:style-name="ce94">
            <text:p>1,080</text:p>
          </table:table-cell>
          <table:table-cell office:value-type="float" office:value="706155" table:style-name="ce95">
            <text:p>706,155</text:p>
          </table:table-cell>
          <table:table-cell office:value-type="float" office:value="150.04009653315001" table:style-name="ce96">
            <text:p>150.0</text:p>
          </table:table-cell>
          <table:table-cell office:value-type="float" office:value="141.192134909278" table:style-name="ce96">
            <text:p>141.2</text:p>
          </table:table-cell>
          <table:table-cell office:value-type="float" office:value="159.29573429051999" table:style-name="ce97">
            <text:p>159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4</text:p>
          </table:table-cell>
          <table:table-cell office:value-type="string" table:style-name="ce91">
            <text:p>East Midlands</text:p>
          </table:table-cell>
          <table:table-cell office:value-type="string" table:style-name="ce92">
            <text:p>E10000019</text:p>
          </table:table-cell>
          <table:table-cell office:value-type="string" table:style-name="ce93">
            <text:p>Lincolnshire</text:p>
          </table:table-cell>
          <table:table-cell office:value-type="float" office:value="473" table:style-name="ce94">
            <text:p>473</text:p>
          </table:table-cell>
          <table:table-cell office:value-type="float" office:value="373152" table:style-name="ce95">
            <text:p>373,152</text:p>
          </table:table-cell>
          <table:table-cell office:value-type="float" office:value="125.886045523532" table:style-name="ce96">
            <text:p>125.9</text:p>
          </table:table-cell>
          <table:table-cell office:value-type="float" office:value="114.600045979998" table:style-name="ce96">
            <text:p>114.6</text:p>
          </table:table-cell>
          <table:table-cell office:value-type="float" office:value="137.967981543479" table:style-name="ce97">
            <text:p>138.0</text:p>
          </table:table-cell>
          <table:table-cell office:value-type="float" office:value="523" table:style-name="ce94">
            <text:p>523</text:p>
          </table:table-cell>
          <table:table-cell office:value-type="float" office:value="388072" table:style-name="ce95">
            <text:p>388,072</text:p>
          </table:table-cell>
          <table:table-cell office:value-type="float" office:value="129.23204218453901" table:style-name="ce96">
            <text:p>129.2</text:p>
          </table:table-cell>
          <table:table-cell office:value-type="float" office:value="118.176723521863" table:style-name="ce96">
            <text:p>118.2</text:p>
          </table:table-cell>
          <table:table-cell office:value-type="float" office:value="141.027441945768" table:style-name="ce98">
            <text:p>141.0</text:p>
          </table:table-cell>
          <table:table-cell office:value-type="float" office:value="996" table:style-name="ce94">
            <text:p>996</text:p>
          </table:table-cell>
          <table:table-cell office:value-type="float" office:value="761224" table:style-name="ce95">
            <text:p>761,224</text:p>
          </table:table-cell>
          <table:table-cell office:value-type="float" office:value="125.92776066389" table:style-name="ce96">
            <text:p>125.9</text:p>
          </table:table-cell>
          <table:table-cell office:value-type="float" office:value="118.119615322238" table:style-name="ce96">
            <text:p>118.1</text:p>
          </table:table-cell>
          <table:table-cell office:value-type="float" office:value="134.110924888309" table:style-name="ce97">
            <text:p>134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4</text:p>
          </table:table-cell>
          <table:table-cell office:value-type="string" table:style-name="ce91">
            <text:p>East Midlands</text:p>
          </table:table-cell>
          <table:table-cell office:value-type="string" table:style-name="ce92">
            <text:p>E10000021</text:p>
          </table:table-cell>
          <table:table-cell office:value-type="string" table:style-name="ce93">
            <text:p>Northamptonshire</text:p>
          </table:table-cell>
          <table:table-cell office:value-type="float" office:value="646" table:style-name="ce94">
            <text:p>646</text:p>
          </table:table-cell>
          <table:table-cell office:value-type="float" office:value="372700" table:style-name="ce95">
            <text:p>372,700</text:p>
          </table:table-cell>
          <table:table-cell office:value-type="float" office:value="202.62195706197701" table:style-name="ce96">
            <text:p>202.6</text:p>
          </table:table-cell>
          <table:table-cell office:value-type="float" office:value="186.982822553478" table:style-name="ce96">
            <text:p>187.0</text:p>
          </table:table-cell>
          <table:table-cell office:value-type="float" office:value="219.199691607392" table:style-name="ce97">
            <text:p>219.2</text:p>
          </table:table-cell>
          <table:table-cell office:value-type="float" office:value="531" table:style-name="ce94">
            <text:p>531</text:p>
          </table:table-cell>
          <table:table-cell office:value-type="float" office:value="380578" table:style-name="ce95">
            <text:p>380,578</text:p>
          </table:table-cell>
          <table:table-cell office:value-type="float" office:value="139.622999742991" table:style-name="ce96">
            <text:p>139.6</text:p>
          </table:table-cell>
          <table:table-cell office:value-type="float" office:value="127.955968047732" table:style-name="ce96">
            <text:p>128.0</text:p>
          </table:table-cell>
          <table:table-cell office:value-type="float" office:value="152.06494481447999" table:style-name="ce98">
            <text:p>152.1</text:p>
          </table:table-cell>
          <table:table-cell office:value-type="float" office:value="1180" table:style-name="ce94">
            <text:p>1,180</text:p>
          </table:table-cell>
          <table:table-cell office:value-type="float" office:value="753278" table:style-name="ce95">
            <text:p>753,278</text:p>
          </table:table-cell>
          <table:table-cell office:value-type="float" office:value="167.89314590175999" table:style-name="ce96">
            <text:p>167.9</text:p>
          </table:table-cell>
          <table:table-cell office:value-type="float" office:value="158.41479865428099" table:style-name="ce96">
            <text:p>158.4</text:p>
          </table:table-cell>
          <table:table-cell office:value-type="float" office:value="177.78884551633399" table:style-name="ce97">
            <text:p>177.8</text:p>
          </table:table-cell>
          <table:table-cell table:number-columns-repeated="16365"/>
        </table:table-row>
        <table:table-row table:style-name="ro13">
          <table:table-cell office:value-type="string" table:style-name="ce99">
            <text:p>E12000004</text:p>
          </table:table-cell>
          <table:table-cell office:value-type="string" table:style-name="ce100">
            <text:p>East Midlands</text:p>
          </table:table-cell>
          <table:table-cell office:value-type="string" table:style-name="ce101">
            <text:p>E10000024</text:p>
          </table:table-cell>
          <table:table-cell office:value-type="string" table:style-name="ce102">
            <text:p>Nottinghamshire</text:p>
          </table:table-cell>
          <table:table-cell office:value-type="float" office:value="597" table:style-name="ce103">
            <text:p>597</text:p>
          </table:table-cell>
          <table:table-cell office:value-type="float" office:value="408010" table:style-name="ce104">
            <text:p>408,010</text:p>
          </table:table-cell>
          <table:table-cell office:value-type="float" office:value="156.07493961137999" table:style-name="ce105">
            <text:p>156.1</text:p>
          </table:table-cell>
          <table:table-cell office:value-type="float" office:value="143.57139923327099" table:style-name="ce105">
            <text:p>143.6</text:p>
          </table:table-cell>
          <table:table-cell office:value-type="float" office:value="169.360105228473" table:style-name="ce106">
            <text:p>169.4</text:p>
          </table:table-cell>
          <table:table-cell office:value-type="float" office:value="642" table:style-name="ce103">
            <text:p>642</text:p>
          </table:table-cell>
          <table:table-cell office:value-type="float" office:value="420214" table:style-name="ce104">
            <text:p>420,214</text:p>
          </table:table-cell>
          <table:table-cell office:value-type="float" office:value="137.68970262072" table:style-name="ce105">
            <text:p>137.7</text:p>
          </table:table-cell>
          <table:table-cell office:value-type="float" office:value="127.138122145515" table:style-name="ce105">
            <text:p>127.1</text:p>
          </table:table-cell>
          <table:table-cell office:value-type="float" office:value="148.87658195033299" table:style-name="ce107">
            <text:p>148.9</text:p>
          </table:table-cell>
          <table:table-cell office:value-type="float" office:value="1239" table:style-name="ce103">
            <text:p>1,239</text:p>
          </table:table-cell>
          <table:table-cell office:value-type="float" office:value="828224" table:style-name="ce104">
            <text:p>828,224</text:p>
          </table:table-cell>
          <table:table-cell office:value-type="float" office:value="144.72100163628301" table:style-name="ce105">
            <text:p>144.7</text:p>
          </table:table-cell>
          <table:table-cell office:value-type="float" office:value="136.738316464489" table:style-name="ce105">
            <text:p>136.7</text:p>
          </table:table-cell>
          <table:table-cell office:value-type="float" office:value="153.046512245896" table:style-name="ce106">
            <text:p>153.0</text:p>
          </table:table-cell>
          <table:table-cell table:number-columns-repeated="16365"/>
        </table:table-row>
        <table:table-row table:style-name="ro4">
          <table:table-cell office:value-type="string" table:style-name="ce81">
            <text:p>E12000005</text:p>
          </table:table-cell>
          <table:table-cell office:value-type="string" table:style-name="ce82">
            <text:p>West Midlands</text:p>
          </table:table-cell>
          <table:table-cell office:value-type="string" table:style-name="ce83">
            <text:p>E06000019</text:p>
          </table:table-cell>
          <table:table-cell office:value-type="string" table:style-name="ce84">
            <text:p>Herefordshire, County of</text:p>
          </table:table-cell>
          <table:table-cell office:value-type="float" office:value="162" table:style-name="ce85">
            <text:p>162</text:p>
          </table:table-cell>
          <table:table-cell office:value-type="float" office:value="95486" table:style-name="ce86">
            <text:p>95,486</text:p>
          </table:table-cell>
          <table:table-cell office:value-type="float" office:value="162.555334693807" table:style-name="ce87">
            <text:p>162.6</text:p>
          </table:table-cell>
          <table:table-cell office:value-type="float" office:value="138.11129030171799" table:style-name="ce87">
            <text:p>138.1</text:p>
          </table:table-cell>
          <table:table-cell office:value-type="float" office:value="190.0258331149" table:style-name="ce88">
            <text:p>190.0</text:p>
          </table:table-cell>
          <table:table-cell office:value-type="float" office:value="246" table:style-name="ce85">
            <text:p>246</text:p>
          </table:table-cell>
          <table:table-cell office:value-type="float" office:value="97315" table:style-name="ce86">
            <text:p>97,315</text:p>
          </table:table-cell>
          <table:table-cell office:value-type="float" office:value="226.435603279405" table:style-name="ce87">
            <text:p>226.4</text:p>
          </table:table-cell>
          <table:table-cell office:value-type="float" office:value="197.97462661004701" table:style-name="ce87">
            <text:p>198.0</text:p>
          </table:table-cell>
          <table:table-cell office:value-type="float" office:value="257.72115585081099" table:style-name="ce89">
            <text:p>257.7</text:p>
          </table:table-cell>
          <table:table-cell office:value-type="float" office:value="408" table:style-name="ce85">
            <text:p>408</text:p>
          </table:table-cell>
          <table:table-cell office:value-type="float" office:value="192801" table:style-name="ce86">
            <text:p>192,801</text:p>
          </table:table-cell>
          <table:table-cell office:value-type="float" office:value="194.42316159024" table:style-name="ce87">
            <text:p>194.4</text:p>
          </table:table-cell>
          <table:table-cell office:value-type="float" office:value="175.62679237265499" table:style-name="ce87">
            <text:p>175.6</text:p>
          </table:table-cell>
          <table:table-cell office:value-type="float" office:value="214.65099871212701" table:style-name="ce88">
            <text:p>214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06000020</text:p>
          </table:table-cell>
          <table:table-cell office:value-type="string" table:style-name="ce93">
            <text:p>Telford and Wrekin</text:p>
          </table:table-cell>
          <table:table-cell office:value-type="float" office:value="141" table:style-name="ce94">
            <text:p>141</text:p>
          </table:table-cell>
          <table:table-cell office:value-type="float" office:value="89255" table:style-name="ce95">
            <text:p>89,255</text:p>
          </table:table-cell>
          <table:table-cell office:value-type="float" office:value="183.67486730268499" table:style-name="ce96">
            <text:p>183.7</text:p>
          </table:table-cell>
          <table:table-cell office:value-type="float" office:value="153.87521567520801" table:style-name="ce96">
            <text:p>153.9</text:p>
          </table:table-cell>
          <table:table-cell office:value-type="float" office:value="217.44792449028199" table:style-name="ce97">
            <text:p>217.4</text:p>
          </table:table-cell>
          <table:table-cell office:value-type="float" office:value="181" table:style-name="ce94">
            <text:p>181</text:p>
          </table:table-cell>
          <table:table-cell office:value-type="float" office:value="90599" table:style-name="ce95">
            <text:p>90,599</text:p>
          </table:table-cell>
          <table:table-cell office:value-type="float" office:value="212.099044626374" table:style-name="ce96">
            <text:p>212.1</text:p>
          </table:table-cell>
          <table:table-cell office:value-type="float" office:value="182.237717905794" table:style-name="ce96">
            <text:p>182.2</text:p>
          </table:table-cell>
          <table:table-cell office:value-type="float" office:value="245.445804382483" table:style-name="ce98">
            <text:p>245.4</text:p>
          </table:table-cell>
          <table:table-cell office:value-type="float" office:value="322" table:style-name="ce94">
            <text:p>322</text:p>
          </table:table-cell>
          <table:table-cell office:value-type="float" office:value="179854" table:style-name="ce95">
            <text:p>179,854</text:p>
          </table:table-cell>
          <table:table-cell office:value-type="float" office:value="198.94592689677" table:style-name="ce96">
            <text:p>198.9</text:p>
          </table:table-cell>
          <table:table-cell office:value-type="float" office:value="177.57306472900299" table:style-name="ce96">
            <text:p>177.6</text:p>
          </table:table-cell>
          <table:table-cell office:value-type="float" office:value="222.16045879829699" table:style-name="ce97">
            <text:p>222.2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06000021</text:p>
          </table:table-cell>
          <table:table-cell office:value-type="string" table:style-name="ce93">
            <text:p>Stoke-on-Trent</text:p>
          </table:table-cell>
          <table:table-cell office:value-type="float" office:value="289" table:style-name="ce94">
            <text:p>289</text:p>
          </table:table-cell>
          <table:table-cell office:value-type="float" office:value="129105" table:style-name="ce95">
            <text:p>129,105</text:p>
          </table:table-cell>
          <table:table-cell office:value-type="float" office:value="277.27643350313002" table:style-name="ce96">
            <text:p>277.3</text:p>
          </table:table-cell>
          <table:table-cell office:value-type="float" office:value="244.89826535533999" table:style-name="ce96">
            <text:p>244.9</text:p>
          </table:table-cell>
          <table:table-cell office:value-type="float" office:value="312.60714045695897" table:style-name="ce97">
            <text:p>312.6</text:p>
          </table:table-cell>
          <table:table-cell office:value-type="float" office:value="346" table:style-name="ce94">
            <text:p>346</text:p>
          </table:table-cell>
          <table:table-cell office:value-type="float" office:value="127270" table:style-name="ce95">
            <text:p>127,270</text:p>
          </table:table-cell>
          <table:table-cell office:value-type="float" office:value="283.48672686870498" table:style-name="ce96">
            <text:p>283.5</text:p>
          </table:table-cell>
          <table:table-cell office:value-type="float" office:value="254.20320213557901" table:style-name="ce96">
            <text:p>254.2</text:p>
          </table:table-cell>
          <table:table-cell office:value-type="float" office:value="315.20051747247697" table:style-name="ce98">
            <text:p>315.2</text:p>
          </table:table-cell>
          <table:table-cell office:value-type="float" office:value="639" table:style-name="ce94">
            <text:p>639</text:p>
          </table:table-cell>
          <table:table-cell office:value-type="float" office:value="256375" table:style-name="ce95">
            <text:p>256,375</text:p>
          </table:table-cell>
          <table:table-cell office:value-type="float" office:value="276.961583739275" table:style-name="ce96">
            <text:p>277.0</text:p>
          </table:table-cell>
          <table:table-cell office:value-type="float" office:value="255.68477335412601" table:style-name="ce96">
            <text:p>255.7</text:p>
          </table:table-cell>
          <table:table-cell office:value-type="float" office:value="299.52254900191502" table:style-name="ce97">
            <text:p>299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06000051</text:p>
          </table:table-cell>
          <table:table-cell office:value-type="string" table:style-name="ce93">
            <text:p>Shropshire</text:p>
          </table:table-cell>
          <table:table-cell office:value-type="float" office:value="298" table:style-name="ce94">
            <text:p>298</text:p>
          </table:table-cell>
          <table:table-cell office:value-type="float" office:value="160155" table:style-name="ce95">
            <text:p>160,155</text:p>
          </table:table-cell>
          <table:table-cell office:value-type="float" office:value="175.76999720789399" table:style-name="ce96">
            <text:p>175.8</text:p>
          </table:table-cell>
          <table:table-cell office:value-type="float" office:value="156.08708425743001" table:style-name="ce96">
            <text:p>156.1</text:p>
          </table:table-cell>
          <table:table-cell office:value-type="float" office:value="197.21915529924499" table:style-name="ce97">
            <text:p>197.2</text:p>
          </table:table-cell>
          <table:table-cell office:value-type="float" office:value="362" table:style-name="ce94">
            <text:p>362</text:p>
          </table:table-cell>
          <table:table-cell office:value-type="float" office:value="162981" table:style-name="ce95">
            <text:p>162,981</text:p>
          </table:table-cell>
          <table:table-cell office:value-type="float" office:value="199.97811031072999" table:style-name="ce96">
            <text:p>200.0</text:p>
          </table:table-cell>
          <table:table-cell office:value-type="float" office:value="179.180124621126" table:style-name="ce96">
            <text:p>179.2</text:p>
          </table:table-cell>
          <table:table-cell office:value-type="float" office:value="222.461883837307" table:style-name="ce98">
            <text:p>222.5</text:p>
          </table:table-cell>
          <table:table-cell office:value-type="float" office:value="660" table:style-name="ce94">
            <text:p>660</text:p>
          </table:table-cell>
          <table:table-cell office:value-type="float" office:value="323136" table:style-name="ce95">
            <text:p>323,136</text:p>
          </table:table-cell>
          <table:table-cell office:value-type="float" office:value="184.88849450375301" table:style-name="ce96">
            <text:p>184.9</text:p>
          </table:table-cell>
          <table:table-cell office:value-type="float" office:value="170.78008561695501" table:style-name="ce96">
            <text:p>170.8</text:p>
          </table:table-cell>
          <table:table-cell office:value-type="float" office:value="199.83431598633001" table:style-name="ce97">
            <text:p>199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08000025</text:p>
          </table:table-cell>
          <table:table-cell office:value-type="string" table:style-name="ce93">
            <text:p>Birmingham</text:p>
          </table:table-cell>
          <table:table-cell office:value-type="float" office:value="1550" table:style-name="ce94">
            <text:p>1,550</text:p>
          </table:table-cell>
          <table:table-cell office:value-type="float" office:value="565492" table:style-name="ce95">
            <text:p>565,492</text:p>
          </table:table-cell>
          <table:table-cell office:value-type="float" office:value="385.08466025614399" table:style-name="ce96">
            <text:p>385.1</text:p>
          </table:table-cell>
          <table:table-cell office:value-type="float" office:value="365.548751817501" table:style-name="ce96">
            <text:p>365.5</text:p>
          </table:table-cell>
          <table:table-cell office:value-type="float" office:value="405.36882191124101" table:style-name="ce97">
            <text:p>405.4</text:p>
          </table:table-cell>
          <table:table-cell office:value-type="float" office:value="1641" table:style-name="ce94">
            <text:p>1,641</text:p>
          </table:table-cell>
          <table:table-cell office:value-type="float" office:value="576324" table:style-name="ce95">
            <text:p>576,324</text:p>
          </table:table-cell>
          <table:table-cell office:value-type="float" office:value="325.30981061838798" table:style-name="ce96">
            <text:p>325.3</text:p>
          </table:table-cell>
          <table:table-cell office:value-type="float" office:value="309.43428788414798" table:style-name="ce96">
            <text:p>309.4</text:p>
          </table:table-cell>
          <table:table-cell office:value-type="float" office:value="341.77594034432599" table:style-name="ce98">
            <text:p>341.8</text:p>
          </table:table-cell>
          <table:table-cell office:value-type="float" office:value="3192" table:style-name="ce94">
            <text:p>3,192</text:p>
          </table:table-cell>
          <table:table-cell office:value-type="float" office:value="1141816" table:style-name="ce95">
            <text:p>1,141,816</text:p>
          </table:table-cell>
          <table:table-cell office:value-type="float" office:value="351.65232315942501" table:style-name="ce96">
            <text:p>351.7</text:p>
          </table:table-cell>
          <table:table-cell office:value-type="float" office:value="339.30269880992603" table:style-name="ce96">
            <text:p>339.3</text:p>
          </table:table-cell>
          <table:table-cell office:value-type="float" office:value="364.32947302891699" table:style-name="ce97">
            <text:p>364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08000026</text:p>
          </table:table-cell>
          <table:table-cell office:value-type="string" table:style-name="ce93">
            <text:p>Coventry</text:p>
          </table:table-cell>
          <table:table-cell office:value-type="float" office:value="365" table:style-name="ce94">
            <text:p>365</text:p>
          </table:table-cell>
          <table:table-cell office:value-type="float" office:value="188744" table:style-name="ce95">
            <text:p>188,744</text:p>
          </table:table-cell>
          <table:table-cell office:value-type="float" office:value="276.88583271821301" table:style-name="ce96">
            <text:p>276.9</text:p>
          </table:table-cell>
          <table:table-cell office:value-type="float" office:value="248.25293117051899" table:style-name="ce96">
            <text:p>248.3</text:p>
          </table:table-cell>
          <table:table-cell office:value-type="float" office:value="307.82961185329901" table:style-name="ce97">
            <text:p>307.8</text:p>
          </table:table-cell>
          <table:table-cell office:value-type="float" office:value="403" table:style-name="ce94">
            <text:p>403</text:p>
          </table:table-cell>
          <table:table-cell office:value-type="float" office:value="182777" table:style-name="ce95">
            <text:p>182,777</text:p>
          </table:table-cell>
          <table:table-cell office:value-type="float" office:value="246.50159482546201" table:style-name="ce96">
            <text:p>246.5</text:p>
          </table:table-cell>
          <table:table-cell office:value-type="float" office:value="222.48381789915601" table:style-name="ce96">
            <text:p>222.5</text:p>
          </table:table-cell>
          <table:table-cell office:value-type="float" office:value="272.360263186309" table:style-name="ce98">
            <text:p>272.4</text:p>
          </table:table-cell>
          <table:table-cell office:value-type="float" office:value="768" table:style-name="ce94">
            <text:p>768</text:p>
          </table:table-cell>
          <table:table-cell office:value-type="float" office:value="371521" table:style-name="ce95">
            <text:p>371,521</text:p>
          </table:table-cell>
          <table:table-cell office:value-type="float" office:value="258.87071630683897" table:style-name="ce96">
            <text:p>258.9</text:p>
          </table:table-cell>
          <table:table-cell office:value-type="float" office:value="240.46646832253401" table:style-name="ce96">
            <text:p>240.5</text:p>
          </table:table-cell>
          <table:table-cell office:value-type="float" office:value="278.28526542616498" table:style-name="ce97">
            <text:p>278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08000027</text:p>
          </table:table-cell>
          <table:table-cell office:value-type="string" table:style-name="ce93">
            <text:p>Dudley</text:p>
          </table:table-cell>
          <table:table-cell office:value-type="float" office:value="382" table:style-name="ce94">
            <text:p>382</text:p>
          </table:table-cell>
          <table:table-cell office:value-type="float" office:value="157717" table:style-name="ce95">
            <text:p>157,717</text:p>
          </table:table-cell>
          <table:table-cell office:value-type="float" office:value="261.12325093702401" table:style-name="ce96">
            <text:p>261.1</text:p>
          </table:table-cell>
          <table:table-cell office:value-type="float" office:value="235.026089338259" table:style-name="ce96">
            <text:p>235.0</text:p>
          </table:table-cell>
          <table:table-cell office:value-type="float" office:value="289.27722939595299" table:style-name="ce97">
            <text:p>289.3</text:p>
          </table:table-cell>
          <table:table-cell office:value-type="float" office:value="501" table:style-name="ce94">
            <text:p>501</text:p>
          </table:table-cell>
          <table:table-cell office:value-type="float" office:value="163879" table:style-name="ce95">
            <text:p>163,879</text:p>
          </table:table-cell>
          <table:table-cell office:value-type="float" office:value="285.33293376474501" table:style-name="ce96">
            <text:p>285.3</text:p>
          </table:table-cell>
          <table:table-cell office:value-type="float" office:value="260.56400137038702" table:style-name="ce96">
            <text:p>260.6</text:p>
          </table:table-cell>
          <table:table-cell office:value-type="float" office:value="311.79733083963202" table:style-name="ce98">
            <text:p>311.8</text:p>
          </table:table-cell>
          <table:table-cell office:value-type="float" office:value="883" table:style-name="ce94">
            <text:p>883</text:p>
          </table:table-cell>
          <table:table-cell office:value-type="float" office:value="321596" table:style-name="ce95">
            <text:p>321,596</text:p>
          </table:table-cell>
          <table:table-cell office:value-type="float" office:value="272.16940010119299" table:style-name="ce96">
            <text:p>272.2</text:p>
          </table:table-cell>
          <table:table-cell office:value-type="float" office:value="254.39130058091399" table:style-name="ce96">
            <text:p>254.4</text:p>
          </table:table-cell>
          <table:table-cell office:value-type="float" office:value="290.85583347634002" table:style-name="ce97">
            <text:p>290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08000028</text:p>
          </table:table-cell>
          <table:table-cell office:value-type="string" table:style-name="ce93">
            <text:p>Sandwell</text:p>
          </table:table-cell>
          <table:table-cell office:value-type="float" office:value="499" table:style-name="ce94">
            <text:p>499</text:p>
          </table:table-cell>
          <table:table-cell office:value-type="float" office:value="163272" table:style-name="ce95">
            <text:p>163,272</text:p>
          </table:table-cell>
          <table:table-cell office:value-type="float" office:value="405.77897810636699" table:style-name="ce96">
            <text:p>405.8</text:p>
          </table:table-cell>
          <table:table-cell office:value-type="float" office:value="369.550428276893" table:style-name="ce96">
            <text:p>369.6</text:p>
          </table:table-cell>
          <table:table-cell office:value-type="float" office:value="444.49256663591302" table:style-name="ce97">
            <text:p>444.5</text:p>
          </table:table-cell>
          <table:table-cell office:value-type="float" office:value="625" table:style-name="ce94">
            <text:p>625</text:p>
          </table:table-cell>
          <table:table-cell office:value-type="float" office:value="165178" table:style-name="ce95">
            <text:p>165,178</text:p>
          </table:table-cell>
          <table:table-cell office:value-type="float" office:value="404.57580353899903" table:style-name="ce96">
            <text:p>404.6</text:p>
          </table:table-cell>
          <table:table-cell office:value-type="float" office:value="373.24971173882102" table:style-name="ce96">
            <text:p>373.2</text:p>
          </table:table-cell>
          <table:table-cell office:value-type="float" office:value="437.81432645591599" table:style-name="ce98">
            <text:p>437.8</text:p>
          </table:table-cell>
          <table:table-cell office:value-type="float" office:value="1125" table:style-name="ce94">
            <text:p>1,125</text:p>
          </table:table-cell>
          <table:table-cell office:value-type="float" office:value="328450" table:style-name="ce95">
            <text:p>328,450</text:p>
          </table:table-cell>
          <table:table-cell office:value-type="float" office:value="396.31675232128498" table:style-name="ce96">
            <text:p>396.3</text:p>
          </table:table-cell>
          <table:table-cell office:value-type="float" office:value="373.26986329102601" table:style-name="ce96">
            <text:p>373.3</text:p>
          </table:table-cell>
          <table:table-cell office:value-type="float" office:value="420.40356026603502" table:style-name="ce97">
            <text:p>420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08000029</text:p>
          </table:table-cell>
          <table:table-cell office:value-type="string" table:style-name="ce93">
            <text:p>Solihull</text:p>
          </table:table-cell>
          <table:table-cell office:value-type="float" office:value="315" table:style-name="ce94">
            <text:p>315</text:p>
          </table:table-cell>
          <table:table-cell office:value-type="float" office:value="105293" table:style-name="ce95">
            <text:p>105,293</text:p>
          </table:table-cell>
          <table:table-cell office:value-type="float" office:value="311.76351870509399" table:style-name="ce96">
            <text:p>311.8</text:p>
          </table:table-cell>
          <table:table-cell office:value-type="float" office:value="278.07507287877598" table:style-name="ce96">
            <text:p>278.1</text:p>
          </table:table-cell>
          <table:table-cell office:value-type="float" office:value="348.38842732343198" table:style-name="ce97">
            <text:p>348.4</text:p>
          </table:table-cell>
          <table:table-cell office:value-type="float" office:value="321" table:style-name="ce94">
            <text:p>321</text:p>
          </table:table-cell>
          <table:table-cell office:value-type="float" office:value="111081" table:style-name="ce95">
            <text:p>111,081</text:p>
          </table:table-cell>
          <table:table-cell office:value-type="float" office:value="239.41359730870599" table:style-name="ce96">
            <text:p>239.4</text:p>
          </table:table-cell>
          <table:table-cell office:value-type="float" office:value="213.22997419339899" table:style-name="ce96">
            <text:p>213.2</text:p>
          </table:table-cell>
          <table:table-cell office:value-type="float" office:value="267.85710088106902" table:style-name="ce98">
            <text:p>267.9</text:p>
          </table:table-cell>
          <table:table-cell office:value-type="float" office:value="636" table:style-name="ce94">
            <text:p>636</text:p>
          </table:table-cell>
          <table:table-cell office:value-type="float" office:value="216374" table:style-name="ce95">
            <text:p>216,374</text:p>
          </table:table-cell>
          <table:table-cell office:value-type="float" office:value="271.786133758446" table:style-name="ce96">
            <text:p>271.8</text:p>
          </table:table-cell>
          <table:table-cell office:value-type="float" office:value="250.86343040693299" table:style-name="ce96">
            <text:p>250.9</text:p>
          </table:table-cell>
          <table:table-cell office:value-type="float" office:value="293.97469230257099" table:style-name="ce97">
            <text:p>294.0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08000030</text:p>
          </table:table-cell>
          <table:table-cell office:value-type="string" table:style-name="ce93">
            <text:p>Walsall</text:p>
          </table:table-cell>
          <table:table-cell office:value-type="float" office:value="488" table:style-name="ce94">
            <text:p>488</text:p>
          </table:table-cell>
          <table:table-cell office:value-type="float" office:value="140435" table:style-name="ce95">
            <text:p>140,435</text:p>
          </table:table-cell>
          <table:table-cell office:value-type="float" office:value="410.78245825938899" table:style-name="ce96">
            <text:p>410.8</text:p>
          </table:table-cell>
          <table:table-cell office:value-type="float" office:value="374.45338751802501" table:style-name="ce96">
            <text:p>374.5</text:p>
          </table:table-cell>
          <table:table-cell office:value-type="float" office:value="449.63243845700799" table:style-name="ce97">
            <text:p>449.6</text:p>
          </table:table-cell>
          <table:table-cell office:value-type="float" office:value="580" table:style-name="ce94">
            <text:p>580</text:p>
          </table:table-cell>
          <table:table-cell office:value-type="float" office:value="145043" table:style-name="ce95">
            <text:p>145,043</text:p>
          </table:table-cell>
          <table:table-cell office:value-type="float" office:value="391.929854277299" table:style-name="ce96">
            <text:p>391.9</text:p>
          </table:table-cell>
          <table:table-cell office:value-type="float" office:value="360.36989685940102" table:style-name="ce96">
            <text:p>360.4</text:p>
          </table:table-cell>
          <table:table-cell office:value-type="float" office:value="425.49238817886902" table:style-name="ce98">
            <text:p>425.5</text:p>
          </table:table-cell>
          <table:table-cell office:value-type="float" office:value="1068" table:style-name="ce94">
            <text:p>1,068</text:p>
          </table:table-cell>
          <table:table-cell office:value-type="float" office:value="285478" table:style-name="ce95">
            <text:p>285,478</text:p>
          </table:table-cell>
          <table:table-cell office:value-type="float" office:value="400.09742901981002" table:style-name="ce96">
            <text:p>400.1</text:p>
          </table:table-cell>
          <table:table-cell office:value-type="float" office:value="376.310029905649" table:style-name="ce96">
            <text:p>376.3</text:p>
          </table:table-cell>
          <table:table-cell office:value-type="float" office:value="424.98714490485798" table:style-name="ce97">
            <text:p>425.0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08000031</text:p>
          </table:table-cell>
          <table:table-cell office:value-type="string" table:style-name="ce93">
            <text:p>Wolverhampton</text:p>
          </table:table-cell>
          <table:table-cell office:value-type="float" office:value="419" table:style-name="ce94">
            <text:p>419</text:p>
          </table:table-cell>
          <table:table-cell office:value-type="float" office:value="131013" table:style-name="ce95">
            <text:p>131,013</text:p>
          </table:table-cell>
          <table:table-cell office:value-type="float" office:value="384.11969137620702" table:style-name="ce96">
            <text:p>384.1</text:p>
          </table:table-cell>
          <table:table-cell office:value-type="float" office:value="347.787613657279" table:style-name="ce96">
            <text:p>347.8</text:p>
          </table:table-cell>
          <table:table-cell office:value-type="float" office:value="423.18065632252302" table:style-name="ce97">
            <text:p>423.2</text:p>
          </table:table-cell>
          <table:table-cell office:value-type="float" office:value="528" table:style-name="ce94">
            <text:p>528</text:p>
          </table:table-cell>
          <table:table-cell office:value-type="float" office:value="132344" table:style-name="ce95">
            <text:p>132,344</text:p>
          </table:table-cell>
          <table:table-cell office:value-type="float" office:value="400.05135860158498" table:style-name="ce96">
            <text:p>400.1</text:p>
          </table:table-cell>
          <table:table-cell office:value-type="float" office:value="366.30721557706403" table:style-name="ce96">
            <text:p>366.3</text:p>
          </table:table-cell>
          <table:table-cell office:value-type="float" office:value="436.04334338058101" table:style-name="ce98">
            <text:p>436.0</text:p>
          </table:table-cell>
          <table:table-cell office:value-type="float" office:value="948" table:style-name="ce94">
            <text:p>948</text:p>
          </table:table-cell>
          <table:table-cell office:value-type="float" office:value="263357" table:style-name="ce95">
            <text:p>263,357</text:p>
          </table:table-cell>
          <table:table-cell office:value-type="float" office:value="389.85497305718002" table:style-name="ce96">
            <text:p>389.9</text:p>
          </table:table-cell>
          <table:table-cell office:value-type="float" office:value="365.28029811696399" table:style-name="ce96">
            <text:p>365.3</text:p>
          </table:table-cell>
          <table:table-cell office:value-type="float" office:value="415.64025389643803" table:style-name="ce97">
            <text:p>415.6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10000028</text:p>
          </table:table-cell>
          <table:table-cell office:value-type="string" table:style-name="ce93">
            <text:p>Staffordshire</text:p>
          </table:table-cell>
          <table:table-cell office:value-type="float" office:value="949" table:style-name="ce94">
            <text:p>949</text:p>
          </table:table-cell>
          <table:table-cell office:value-type="float" office:value="436978" table:style-name="ce95">
            <text:p>436,978</text:p>
          </table:table-cell>
          <table:table-cell office:value-type="float" office:value="223.344453515928" table:style-name="ce96">
            <text:p>223.3</text:p>
          </table:table-cell>
          <table:table-cell office:value-type="float" office:value="209.05572530005401" table:style-name="ce96">
            <text:p>209.1</text:p>
          </table:table-cell>
          <table:table-cell office:value-type="float" office:value="238.336696956634" table:style-name="ce97">
            <text:p>238.3</text:p>
          </table:table-cell>
          <table:table-cell office:value-type="float" office:value="1044" table:style-name="ce94">
            <text:p>1,044</text:p>
          </table:table-cell>
          <table:table-cell office:value-type="float" office:value="442582" table:style-name="ce95">
            <text:p>442,582</text:p>
          </table:table-cell>
          <table:table-cell office:value-type="float" office:value="213.512346883227" table:style-name="ce96">
            <text:p>213.5</text:p>
          </table:table-cell>
          <table:table-cell office:value-type="float" office:value="200.57630686437801" table:style-name="ce96">
            <text:p>200.6</text:p>
          </table:table-cell>
          <table:table-cell office:value-type="float" office:value="227.054874089111" table:style-name="ce98">
            <text:p>227.1</text:p>
          </table:table-cell>
          <table:table-cell office:value-type="float" office:value="2001" table:style-name="ce94">
            <text:p>2,001</text:p>
          </table:table-cell>
          <table:table-cell office:value-type="float" office:value="879560" table:style-name="ce95">
            <text:p>879,560</text:p>
          </table:table-cell>
          <table:table-cell office:value-type="float" office:value="216.59870488150099" table:style-name="ce96">
            <text:p>216.6</text:p>
          </table:table-cell>
          <table:table-cell office:value-type="float" office:value="207.15134593837499" table:style-name="ce96">
            <text:p>207.2</text:p>
          </table:table-cell>
          <table:table-cell office:value-type="float" office:value="226.363734176713" table:style-name="ce97">
            <text:p>226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5</text:p>
          </table:table-cell>
          <table:table-cell office:value-type="string" table:style-name="ce91">
            <text:p>West Midlands</text:p>
          </table:table-cell>
          <table:table-cell office:value-type="string" table:style-name="ce92">
            <text:p>E10000031</text:p>
          </table:table-cell>
          <table:table-cell office:value-type="string" table:style-name="ce93">
            <text:p>Warwickshire</text:p>
          </table:table-cell>
          <table:table-cell office:value-type="float" office:value="618" table:style-name="ce94">
            <text:p>618</text:p>
          </table:table-cell>
          <table:table-cell office:value-type="float" office:value="285507" table:style-name="ce95">
            <text:p>285,507</text:p>
          </table:table-cell>
          <table:table-cell office:value-type="float" office:value="228.71060833326899" table:style-name="ce96">
            <text:p>228.7</text:p>
          </table:table-cell>
          <table:table-cell office:value-type="float" office:value="210.812897257733" table:style-name="ce96">
            <text:p>210.8</text:p>
          </table:table-cell>
          <table:table-cell office:value-type="float" office:value="247.707335381007" table:style-name="ce97">
            <text:p>247.7</text:p>
          </table:table-cell>
          <table:table-cell office:value-type="float" office:value="713" table:style-name="ce94">
            <text:p>713</text:p>
          </table:table-cell>
          <table:table-cell office:value-type="float" office:value="292426" table:style-name="ce95">
            <text:p>292,426</text:p>
          </table:table-cell>
          <table:table-cell office:value-type="float" office:value="215.54588466906199" table:style-name="ce96">
            <text:p>215.5</text:p>
          </table:table-cell>
          <table:table-cell office:value-type="float" office:value="199.77976224279399" table:style-name="ce96">
            <text:p>199.8</text:p>
          </table:table-cell>
          <table:table-cell office:value-type="float" office:value="232.211264331867" table:style-name="ce98">
            <text:p>232.2</text:p>
          </table:table-cell>
          <table:table-cell office:value-type="float" office:value="1333" table:style-name="ce94">
            <text:p>1,333</text:p>
          </table:table-cell>
          <table:table-cell office:value-type="float" office:value="577933" table:style-name="ce95">
            <text:p>577,933</text:p>
          </table:table-cell>
          <table:table-cell office:value-type="float" office:value="220.777688066754" table:style-name="ce96">
            <text:p>220.8</text:p>
          </table:table-cell>
          <table:table-cell office:value-type="float" office:value="209.03342805921099" table:style-name="ce96">
            <text:p>209.0</text:p>
          </table:table-cell>
          <table:table-cell office:value-type="float" office:value="233.00780071081101" table:style-name="ce97">
            <text:p>233.0</text:p>
          </table:table-cell>
          <table:table-cell table:number-columns-repeated="16365"/>
        </table:table-row>
        <table:table-row table:style-name="ro13">
          <table:table-cell office:value-type="string" table:style-name="ce99">
            <text:p>E12000005</text:p>
          </table:table-cell>
          <table:table-cell office:value-type="string" table:style-name="ce100">
            <text:p>West Midlands</text:p>
          </table:table-cell>
          <table:table-cell office:value-type="string" table:style-name="ce101">
            <text:p>E10000034</text:p>
          </table:table-cell>
          <table:table-cell office:value-type="string" table:style-name="ce102">
            <text:p>Worcestershire</text:p>
          </table:table-cell>
          <table:table-cell office:value-type="float" office:value="609" table:style-name="ce103">
            <text:p>609</text:p>
          </table:table-cell>
          <table:table-cell office:value-type="float" office:value="292839" table:style-name="ce104">
            <text:p>292,839</text:p>
          </table:table-cell>
          <table:table-cell office:value-type="float" office:value="205.35766533693001" table:style-name="ce105">
            <text:p>205.4</text:p>
          </table:table-cell>
          <table:table-cell office:value-type="float" office:value="189.164983134978" table:style-name="ce105">
            <text:p>189.2</text:p>
          </table:table-cell>
          <table:table-cell office:value-type="float" office:value="222.552231191831" table:style-name="ce106">
            <text:p>222.6</text:p>
          </table:table-cell>
          <table:table-cell office:value-type="float" office:value="675" table:style-name="ce103">
            <text:p>675</text:p>
          </table:table-cell>
          <table:table-cell office:value-type="float" office:value="302947" table:style-name="ce104">
            <text:p>302,947</text:p>
          </table:table-cell>
          <table:table-cell office:value-type="float" office:value="197.98217622678399" table:style-name="ce105">
            <text:p>198.0</text:p>
          </table:table-cell>
          <table:table-cell office:value-type="float" office:value="183.00006043877099" table:style-name="ce105">
            <text:p>183.0</text:p>
          </table:table-cell>
          <table:table-cell office:value-type="float" office:value="213.84331143051401" table:style-name="ce107">
            <text:p>213.8</text:p>
          </table:table-cell>
          <table:table-cell office:value-type="float" office:value="1285" table:style-name="ce103">
            <text:p>1,285</text:p>
          </table:table-cell>
          <table:table-cell office:value-type="float" office:value="595786" table:style-name="ce104">
            <text:p>595,786</text:p>
          </table:table-cell>
          <table:table-cell office:value-type="float" office:value="200.69873267724401" table:style-name="ce105">
            <text:p>200.7</text:p>
          </table:table-cell>
          <table:table-cell office:value-type="float" office:value="189.76709335886801" table:style-name="ce105">
            <text:p>189.8</text:p>
          </table:table-cell>
          <table:table-cell office:value-type="float" office:value="212.09116877524301" table:style-name="ce106">
            <text:p>212.1</text:p>
          </table:table-cell>
          <table:table-cell table:number-columns-repeated="16365"/>
        </table:table-row>
        <table:table-row table:style-name="ro4">
          <table:table-cell office:value-type="string" table:style-name="ce81">
            <text:p>E12000006</text:p>
          </table:table-cell>
          <table:table-cell office:value-type="string" table:style-name="ce82">
            <text:p>East of England</text:p>
          </table:table-cell>
          <table:table-cell office:value-type="string" table:style-name="ce83">
            <text:p>E06000031</text:p>
          </table:table-cell>
          <table:table-cell office:value-type="string" table:style-name="ce84">
            <text:p>Peterborough</text:p>
          </table:table-cell>
          <table:table-cell office:value-type="float" office:value="164" table:style-name="ce85">
            <text:p>164</text:p>
          </table:table-cell>
          <table:table-cell office:value-type="float" office:value="101608" table:style-name="ce86">
            <text:p>101,608</text:p>
          </table:table-cell>
          <table:table-cell office:value-type="float" office:value="203.90184400012399" table:style-name="ce87">
            <text:p>203.9</text:p>
          </table:table-cell>
          <table:table-cell office:value-type="float" office:value="172.95426429390599" table:style-name="ce87">
            <text:p>173.0</text:p>
          </table:table-cell>
          <table:table-cell office:value-type="float" office:value="238.65613177801899" table:style-name="ce88">
            <text:p>238.7</text:p>
          </table:table-cell>
          <table:table-cell office:value-type="float" office:value="177" table:style-name="ce85">
            <text:p>177</text:p>
          </table:table-cell>
          <table:table-cell office:value-type="float" office:value="100651" table:style-name="ce86">
            <text:p>100,651</text:p>
          </table:table-cell>
          <table:table-cell office:value-type="float" office:value="192.31538995285001" table:style-name="ce87">
            <text:p>192.3</text:p>
          </table:table-cell>
          <table:table-cell office:value-type="float" office:value="164.70324447721501" table:style-name="ce87">
            <text:p>164.7</text:p>
          </table:table-cell>
          <table:table-cell office:value-type="float" office:value="223.18892140333301" table:style-name="ce89">
            <text:p>223.2</text:p>
          </table:table-cell>
          <table:table-cell office:value-type="float" office:value="341" table:style-name="ce85">
            <text:p>341</text:p>
          </table:table-cell>
          <table:table-cell office:value-type="float" office:value="202259" table:style-name="ce86">
            <text:p>202,259</text:p>
          </table:table-cell>
          <table:table-cell office:value-type="float" office:value="196.24584254153999" table:style-name="ce87">
            <text:p>196.2</text:p>
          </table:table-cell>
          <table:table-cell office:value-type="float" office:value="175.70199937980601" table:style-name="ce87">
            <text:p>175.7</text:p>
          </table:table-cell>
          <table:table-cell office:value-type="float" office:value="218.507651002899" table:style-name="ce88">
            <text:p>218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6</text:p>
          </table:table-cell>
          <table:table-cell office:value-type="string" table:style-name="ce91">
            <text:p>East of England</text:p>
          </table:table-cell>
          <table:table-cell office:value-type="string" table:style-name="ce92">
            <text:p>E06000032</text:p>
          </table:table-cell>
          <table:table-cell office:value-type="string" table:style-name="ce93">
            <text:p>Luton</text:p>
          </table:table-cell>
          <table:table-cell office:value-type="float" office:value="318" table:style-name="ce94">
            <text:p>318</text:p>
          </table:table-cell>
          <table:table-cell office:value-type="float" office:value="108305" table:style-name="ce95">
            <text:p>108,305</text:p>
          </table:table-cell>
          <table:table-cell office:value-type="float" office:value="391.61478570532802" table:style-name="ce96">
            <text:p>391.6</text:p>
          </table:table-cell>
          <table:table-cell office:value-type="float" office:value="348.05000035517099" table:style-name="ce96">
            <text:p>348.1</text:p>
          </table:table-cell>
          <table:table-cell office:value-type="float" office:value="438.95811836996597" table:style-name="ce97">
            <text:p>439.0</text:p>
          </table:table-cell>
          <table:table-cell office:value-type="float" office:value="348" table:style-name="ce94">
            <text:p>348</text:p>
          </table:table-cell>
          <table:table-cell office:value-type="float" office:value="104747" table:style-name="ce95">
            <text:p>104,747</text:p>
          </table:table-cell>
          <table:table-cell office:value-type="float" office:value="366.12801439144903" table:style-name="ce96">
            <text:p>366.1</text:p>
          </table:table-cell>
          <table:table-cell office:value-type="float" office:value="327.97122532121602" table:style-name="ce96">
            <text:p>328.0</text:p>
          </table:table-cell>
          <table:table-cell office:value-type="float" office:value="407.44195178172498" table:style-name="ce98">
            <text:p>407.4</text:p>
          </table:table-cell>
          <table:table-cell office:value-type="float" office:value="666" table:style-name="ce94">
            <text:p>666</text:p>
          </table:table-cell>
          <table:table-cell office:value-type="float" office:value="213052" table:style-name="ce95">
            <text:p>213,052</text:p>
          </table:table-cell>
          <table:table-cell office:value-type="float" office:value="374.42473865517098" table:style-name="ce96">
            <text:p>374.4</text:p>
          </table:table-cell>
          <table:table-cell office:value-type="float" office:value="345.745456047142" table:style-name="ce96">
            <text:p>345.7</text:p>
          </table:table-cell>
          <table:table-cell office:value-type="float" office:value="404.79836479074402" table:style-name="ce97">
            <text:p>404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6</text:p>
          </table:table-cell>
          <table:table-cell office:value-type="string" table:style-name="ce91">
            <text:p>East of England</text:p>
          </table:table-cell>
          <table:table-cell office:value-type="string" table:style-name="ce92">
            <text:p>E06000033</text:p>
          </table:table-cell>
          <table:table-cell office:value-type="string" table:style-name="ce93">
            <text:p>Southend-on-Sea</text:p>
          </table:table-cell>
          <table:table-cell office:value-type="float" office:value="204" table:style-name="ce94">
            <text:p>204</text:p>
          </table:table-cell>
          <table:table-cell office:value-type="float" office:value="89829" table:style-name="ce95">
            <text:p>89,829</text:p>
          </table:table-cell>
          <table:table-cell office:value-type="float" office:value="243.555902744185" table:style-name="ce96">
            <text:p>243.6</text:p>
          </table:table-cell>
          <table:table-cell office:value-type="float" office:value="211.086827299627" table:style-name="ce96">
            <text:p>211.1</text:p>
          </table:table-cell>
          <table:table-cell office:value-type="float" office:value="279.58197355423101" table:style-name="ce97">
            <text:p>279.6</text:p>
          </table:table-cell>
          <table:table-cell office:value-type="float" office:value="141" table:style-name="ce94">
            <text:p>141</text:p>
          </table:table-cell>
          <table:table-cell office:value-type="float" office:value="93296" table:style-name="ce95">
            <text:p>93,296</text:p>
          </table:table-cell>
          <table:table-cell office:value-type="float" office:value="140.68571476083201" table:style-name="ce96">
            <text:p>140.7</text:p>
          </table:table-cell>
          <table:table-cell office:value-type="float" office:value="118.076056421799" table:style-name="ce96">
            <text:p>118.1</text:p>
          </table:table-cell>
          <table:table-cell office:value-type="float" office:value="166.310084254201" table:style-name="ce98">
            <text:p>166.3</text:p>
          </table:table-cell>
          <table:table-cell office:value-type="float" office:value="345" table:style-name="ce94">
            <text:p>345</text:p>
          </table:table-cell>
          <table:table-cell office:value-type="float" office:value="183125" table:style-name="ce95">
            <text:p>183,125</text:p>
          </table:table-cell>
          <table:table-cell office:value-type="float" office:value="186.40314438229899" table:style-name="ce96">
            <text:p>186.4</text:p>
          </table:table-cell>
          <table:table-cell office:value-type="float" office:value="167.15725485097801" table:style-name="ce96">
            <text:p>167.2</text:p>
          </table:table-cell>
          <table:table-cell office:value-type="float" office:value="207.248683881587" table:style-name="ce97">
            <text:p>207.2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6</text:p>
          </table:table-cell>
          <table:table-cell office:value-type="string" table:style-name="ce91">
            <text:p>East of England</text:p>
          </table:table-cell>
          <table:table-cell office:value-type="string" table:style-name="ce92">
            <text:p>E06000034</text:p>
          </table:table-cell>
          <table:table-cell office:value-type="string" table:style-name="ce93">
            <text:p>Thurrock</text:p>
          </table:table-cell>
          <table:table-cell office:value-type="float" office:value="157" table:style-name="ce94">
            <text:p>157</text:p>
          </table:table-cell>
          <table:table-cell office:value-type="float" office:value="86040" table:style-name="ce95">
            <text:p>86,040</text:p>
          </table:table-cell>
          <table:table-cell office:value-type="float" office:value="270.63488888092002" table:style-name="ce96">
            <text:p>270.6</text:p>
          </table:table-cell>
          <table:table-cell office:value-type="float" office:value="227.756069391127" table:style-name="ce96">
            <text:p>227.8</text:p>
          </table:table-cell>
          <table:table-cell office:value-type="float" office:value="318.91204930921202" table:style-name="ce97">
            <text:p>318.9</text:p>
          </table:table-cell>
          <table:table-cell office:value-type="float" office:value="144" table:style-name="ce94">
            <text:p>144</text:p>
          </table:table-cell>
          <table:table-cell office:value-type="float" office:value="88301" table:style-name="ce95">
            <text:p>88,301</text:p>
          </table:table-cell>
          <table:table-cell office:value-type="float" office:value="186.34765183423099" table:style-name="ce96">
            <text:p>186.3</text:p>
          </table:table-cell>
          <table:table-cell office:value-type="float" office:value="156.73116618958301" table:style-name="ce96">
            <text:p>156.7</text:p>
          </table:table-cell>
          <table:table-cell office:value-type="float" office:value="219.868898478164" table:style-name="ce98">
            <text:p>219.9</text:p>
          </table:table-cell>
          <table:table-cell office:value-type="float" office:value="302" table:style-name="ce94">
            <text:p>302</text:p>
          </table:table-cell>
          <table:table-cell office:value-type="float" office:value="174341" table:style-name="ce95">
            <text:p>174,341</text:p>
          </table:table-cell>
          <table:table-cell office:value-type="float" office:value="220.358479227652" table:style-name="ce96">
            <text:p>220.4</text:p>
          </table:table-cell>
          <table:table-cell office:value-type="float" office:value="195.67372419851901" table:style-name="ce96">
            <text:p>195.7</text:p>
          </table:table-cell>
          <table:table-cell office:value-type="float" office:value="247.24289858564501" table:style-name="ce97">
            <text:p>247.2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6</text:p>
          </table:table-cell>
          <table:table-cell office:value-type="string" table:style-name="ce91">
            <text:p>East of England</text:p>
          </table:table-cell>
          <table:table-cell office:value-type="string" table:style-name="ce92">
            <text:p>E06000055</text:p>
          </table:table-cell>
          <table:table-cell office:value-type="string" table:style-name="ce93">
            <text:p>Bedford</text:p>
          </table:table-cell>
          <table:table-cell office:value-type="float" office:value="243" table:style-name="ce94">
            <text:p>243</text:p>
          </table:table-cell>
          <table:table-cell office:value-type="float" office:value="85221" table:style-name="ce95">
            <text:p>85,221</text:p>
          </table:table-cell>
          <table:table-cell office:value-type="float" office:value="318.81312863381299" table:style-name="ce96">
            <text:p>318.8</text:p>
          </table:table-cell>
          <table:table-cell office:value-type="float" office:value="279.590056053799" table:style-name="ce96">
            <text:p>279.6</text:p>
          </table:table-cell>
          <table:table-cell office:value-type="float" office:value="361.95407990037501" table:style-name="ce97">
            <text:p>362.0</text:p>
          </table:table-cell>
          <table:table-cell office:value-type="float" office:value="287" table:style-name="ce94">
            <text:p>287</text:p>
          </table:table-cell>
          <table:table-cell office:value-type="float" office:value="88071" table:style-name="ce95">
            <text:p>88,071</text:p>
          </table:table-cell>
          <table:table-cell office:value-type="float" office:value="323.50438065960901" table:style-name="ce96">
            <text:p>323.5</text:p>
          </table:table-cell>
          <table:table-cell office:value-type="float" office:value="286.904403851072" table:style-name="ce96">
            <text:p>286.9</text:p>
          </table:table-cell>
          <table:table-cell office:value-type="float" office:value="363.45405701165498" table:style-name="ce98">
            <text:p>363.5</text:p>
          </table:table-cell>
          <table:table-cell office:value-type="float" office:value="530" table:style-name="ce94">
            <text:p>530</text:p>
          </table:table-cell>
          <table:table-cell office:value-type="float" office:value="173292" table:style-name="ce95">
            <text:p>173,292</text:p>
          </table:table-cell>
          <table:table-cell office:value-type="float" office:value="317.64442242881398" table:style-name="ce96">
            <text:p>317.6</text:p>
          </table:table-cell>
          <table:table-cell office:value-type="float" office:value="291.09563701321002" table:style-name="ce96">
            <text:p>291.1</text:p>
          </table:table-cell>
          <table:table-cell office:value-type="float" office:value="345.95827596720198" table:style-name="ce97">
            <text:p>346.0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6</text:p>
          </table:table-cell>
          <table:table-cell office:value-type="string" table:style-name="ce91">
            <text:p>East of England</text:p>
          </table:table-cell>
          <table:table-cell office:value-type="string" table:style-name="ce92">
            <text:p>E06000056</text:p>
          </table:table-cell>
          <table:table-cell office:value-type="string" table:style-name="ce93">
            <text:p>Central Bedfordshire</text:p>
          </table:table-cell>
          <table:table-cell office:value-type="float" office:value="268" table:style-name="ce94">
            <text:p>268</text:p>
          </table:table-cell>
          <table:table-cell office:value-type="float" office:value="142503" table:style-name="ce95">
            <text:p>142,503</text:p>
          </table:table-cell>
          <table:table-cell office:value-type="float" office:value="215.562295570022" table:style-name="ce96">
            <text:p>215.6</text:p>
          </table:table-cell>
          <table:table-cell office:value-type="float" office:value="190.01795963107199" table:style-name="ce96">
            <text:p>190.0</text:p>
          </table:table-cell>
          <table:table-cell office:value-type="float" office:value="243.53008369707601" table:style-name="ce97">
            <text:p>243.5</text:p>
          </table:table-cell>
          <table:table-cell office:value-type="float" office:value="296" table:style-name="ce94">
            <text:p>296</text:p>
          </table:table-cell>
          <table:table-cell office:value-type="float" office:value="146145" table:style-name="ce95">
            <text:p>146,145</text:p>
          </table:table-cell>
          <table:table-cell office:value-type="float" office:value="204.58408185912199" table:style-name="ce96">
            <text:p>204.6</text:p>
          </table:table-cell>
          <table:table-cell office:value-type="float" office:value="181.831971721087" table:style-name="ce96">
            <text:p>181.8</text:p>
          </table:table-cell>
          <table:table-cell office:value-type="float" office:value="229.38506934295901" table:style-name="ce98">
            <text:p>229.4</text:p>
          </table:table-cell>
          <table:table-cell office:value-type="float" office:value="565" table:style-name="ce94">
            <text:p>565</text:p>
          </table:table-cell>
          <table:table-cell office:value-type="float" office:value="288648" table:style-name="ce95">
            <text:p>288,648</text:p>
          </table:table-cell>
          <table:table-cell office:value-type="float" office:value="206.93669237597001" table:style-name="ce96">
            <text:p>206.9</text:p>
          </table:table-cell>
          <table:table-cell office:value-type="float" office:value="190.123091415776" table:style-name="ce96">
            <text:p>190.1</text:p>
          </table:table-cell>
          <table:table-cell office:value-type="float" office:value="224.83172724885799" table:style-name="ce97">
            <text:p>224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6</text:p>
          </table:table-cell>
          <table:table-cell office:value-type="string" table:style-name="ce91">
            <text:p>East of England</text:p>
          </table:table-cell>
          <table:table-cell office:value-type="string" table:style-name="ce92">
            <text:p>E10000003</text:p>
          </table:table-cell>
          <table:table-cell office:value-type="string" table:style-name="ce93">
            <text:p>Cambridgeshire</text:p>
          </table:table-cell>
          <table:table-cell office:value-type="float" office:value="475" table:style-name="ce94">
            <text:p>475</text:p>
          </table:table-cell>
          <table:table-cell office:value-type="float" office:value="326524" table:style-name="ce95">
            <text:p>326,524</text:p>
          </table:table-cell>
          <table:table-cell office:value-type="float" office:value="159.00607693481101" table:style-name="ce96">
            <text:p>159.0</text:p>
          </table:table-cell>
          <table:table-cell office:value-type="float" office:value="144.88300280395799" table:style-name="ce96">
            <text:p>144.9</text:p>
          </table:table-cell>
          <table:table-cell office:value-type="float" office:value="174.12299121761399" table:style-name="ce97">
            <text:p>174.1</text:p>
          </table:table-cell>
          <table:table-cell office:value-type="float" office:value="492" table:style-name="ce94">
            <text:p>492</text:p>
          </table:table-cell>
          <table:table-cell office:value-type="float" office:value="327013" table:style-name="ce95">
            <text:p>327,013</text:p>
          </table:table-cell>
          <table:table-cell office:value-type="float" office:value="143.83305028911201" table:style-name="ce96">
            <text:p>143.8</text:p>
          </table:table-cell>
          <table:table-cell office:value-type="float" office:value="131.27919625822" table:style-name="ce96">
            <text:p>131.3</text:p>
          </table:table-cell>
          <table:table-cell office:value-type="float" office:value="157.25434761538901" table:style-name="ce98">
            <text:p>157.3</text:p>
          </table:table-cell>
          <table:table-cell office:value-type="float" office:value="967" table:style-name="ce94">
            <text:p>967</text:p>
          </table:table-cell>
          <table:table-cell office:value-type="float" office:value="653537" table:style-name="ce95">
            <text:p>653,537</text:p>
          </table:table-cell>
          <table:table-cell office:value-type="float" office:value="149.916292875913" table:style-name="ce96">
            <text:p>149.9</text:p>
          </table:table-cell>
          <table:table-cell office:value-type="float" office:value="140.59390093501199" table:style-name="ce96">
            <text:p>140.6</text:p>
          </table:table-cell>
          <table:table-cell office:value-type="float" office:value="159.693273104583" table:style-name="ce97">
            <text:p>159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6</text:p>
          </table:table-cell>
          <table:table-cell office:value-type="string" table:style-name="ce91">
            <text:p>East of England</text:p>
          </table:table-cell>
          <table:table-cell office:value-type="string" table:style-name="ce92">
            <text:p>E10000012</text:p>
          </table:table-cell>
          <table:table-cell office:value-type="string" table:style-name="ce93">
            <text:p>Essex</text:p>
          </table:table-cell>
          <table:table-cell office:value-type="float" office:value="1503" table:style-name="ce94">
            <text:p>1,503</text:p>
          </table:table-cell>
          <table:table-cell office:value-type="float" office:value="728350" table:style-name="ce95">
            <text:p>728,350</text:p>
          </table:table-cell>
          <table:table-cell office:value-type="float" office:value="219.21590693887799" table:style-name="ce96">
            <text:p>219.2</text:p>
          </table:table-cell>
          <table:table-cell office:value-type="float" office:value="208.14574785032499" table:style-name="ce96">
            <text:p>208.1</text:p>
          </table:table-cell>
          <table:table-cell office:value-type="float" office:value="230.716787421314" table:style-name="ce97">
            <text:p>230.7</text:p>
          </table:table-cell>
          <table:table-cell office:value-type="float" office:value="1448" table:style-name="ce94">
            <text:p>1,448</text:p>
          </table:table-cell>
          <table:table-cell office:value-type="float" office:value="760839" table:style-name="ce95">
            <text:p>760,839</text:p>
          </table:table-cell>
          <table:table-cell office:value-type="float" office:value="176.72998327245699" table:style-name="ce96">
            <text:p>176.7</text:p>
          </table:table-cell>
          <table:table-cell office:value-type="float" office:value="167.62885008364799" table:style-name="ce96">
            <text:p>167.6</text:p>
          </table:table-cell>
          <table:table-cell office:value-type="float" office:value="186.192033354995" table:style-name="ce98">
            <text:p>186.2</text:p>
          </table:table-cell>
          <table:table-cell office:value-type="float" office:value="2952" table:style-name="ce94">
            <text:p>2,952</text:p>
          </table:table-cell>
          <table:table-cell office:value-type="float" office:value="1489189" table:style-name="ce95">
            <text:p>1,489,189</text:p>
          </table:table-cell>
          <table:table-cell office:value-type="float" office:value="193.59581190663599" table:style-name="ce96">
            <text:p>193.6</text:p>
          </table:table-cell>
          <table:table-cell office:value-type="float" office:value="186.64167305441001" table:style-name="ce96">
            <text:p>186.6</text:p>
          </table:table-cell>
          <table:table-cell office:value-type="float" office:value="200.741844383738" table:style-name="ce97">
            <text:p>200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6</text:p>
          </table:table-cell>
          <table:table-cell office:value-type="string" table:style-name="ce91">
            <text:p>East of England</text:p>
          </table:table-cell>
          <table:table-cell office:value-type="string" table:style-name="ce92">
            <text:p>E10000015</text:p>
          </table:table-cell>
          <table:table-cell office:value-type="string" table:style-name="ce93">
            <text:p>Hertfordshire</text:p>
          </table:table-cell>
          <table:table-cell office:value-type="float" office:value="1334" table:style-name="ce94">
            <text:p>1,334</text:p>
          </table:table-cell>
          <table:table-cell office:value-type="float" office:value="582425" table:style-name="ce95">
            <text:p>582,425</text:p>
          </table:table-cell>
          <table:table-cell office:value-type="float" office:value="263.95432649010002" table:style-name="ce96">
            <text:p>264.0</text:p>
          </table:table-cell>
          <table:table-cell office:value-type="float" office:value="249.804009490581" table:style-name="ce96">
            <text:p>249.8</text:p>
          </table:table-cell>
          <table:table-cell office:value-type="float" office:value="278.68980877532402" table:style-name="ce97">
            <text:p>278.7</text:p>
          </table:table-cell>
          <table:table-cell office:value-type="float" office:value="1326" table:style-name="ce94">
            <text:p>1,326</text:p>
          </table:table-cell>
          <table:table-cell office:value-type="float" office:value="607094" table:style-name="ce95">
            <text:p>607,094</text:p>
          </table:table-cell>
          <table:table-cell office:value-type="float" office:value="210.79686165947501" table:style-name="ce96">
            <text:p>210.8</text:p>
          </table:table-cell>
          <table:table-cell office:value-type="float" office:value="199.47720127295401" table:style-name="ce96">
            <text:p>199.5</text:p>
          </table:table-cell>
          <table:table-cell office:value-type="float" office:value="222.58607167400001" table:style-name="ce98">
            <text:p>222.6</text:p>
          </table:table-cell>
          <table:table-cell office:value-type="float" office:value="2660" table:style-name="ce94">
            <text:p>2,660</text:p>
          </table:table-cell>
          <table:table-cell office:value-type="float" office:value="1189519" table:style-name="ce95">
            <text:p>1,189,519</text:p>
          </table:table-cell>
          <table:table-cell office:value-type="float" office:value="233.00664737427601" table:style-name="ce96">
            <text:p>233.0</text:p>
          </table:table-cell>
          <table:table-cell office:value-type="float" office:value="224.18650053722899" table:style-name="ce96">
            <text:p>224.2</text:p>
          </table:table-cell>
          <table:table-cell office:value-type="float" office:value="242.08339773733101" table:style-name="ce97">
            <text:p>242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6</text:p>
          </table:table-cell>
          <table:table-cell office:value-type="string" table:style-name="ce91">
            <text:p>East of England</text:p>
          </table:table-cell>
          <table:table-cell office:value-type="string" table:style-name="ce92">
            <text:p>E10000020</text:p>
          </table:table-cell>
          <table:table-cell office:value-type="string" table:style-name="ce93">
            <text:p>Norfolk</text:p>
          </table:table-cell>
          <table:table-cell office:value-type="float" office:value="805" table:style-name="ce94">
            <text:p>805</text:p>
          </table:table-cell>
          <table:table-cell office:value-type="float" office:value="445696" table:style-name="ce95">
            <text:p>445,696</text:p>
          </table:table-cell>
          <table:table-cell office:value-type="float" office:value="176.10011095016699" table:style-name="ce96">
            <text:p>176.1</text:p>
          </table:table-cell>
          <table:table-cell office:value-type="float" office:value="163.973067165819" table:style-name="ce96">
            <text:p>164.0</text:p>
          </table:table-cell>
          <table:table-cell office:value-type="float" office:value="188.876938978862" table:style-name="ce97">
            <text:p>188.9</text:p>
          </table:table-cell>
          <table:table-cell office:value-type="float" office:value="1119" table:style-name="ce94">
            <text:p>1,119</text:p>
          </table:table-cell>
          <table:table-cell office:value-type="float" office:value="462064" table:style-name="ce95">
            <text:p>462,064</text:p>
          </table:table-cell>
          <table:table-cell office:value-type="float" office:value="229.13968115327799" table:style-name="ce96">
            <text:p>229.1</text:p>
          </table:table-cell>
          <table:table-cell office:value-type="float" office:value="215.50897011634501" table:style-name="ce96">
            <text:p>215.5</text:p>
          </table:table-cell>
          <table:table-cell office:value-type="float" office:value="243.38712282977301" table:style-name="ce98">
            <text:p>243.4</text:p>
          </table:table-cell>
          <table:table-cell office:value-type="float" office:value="1930" table:style-name="ce94">
            <text:p>1,930</text:p>
          </table:table-cell>
          <table:table-cell office:value-type="float" office:value="907760" table:style-name="ce95">
            <text:p>907,760</text:p>
          </table:table-cell>
          <table:table-cell office:value-type="float" office:value="202.370861326686" table:style-name="ce96">
            <text:p>202.4</text:p>
          </table:table-cell>
          <table:table-cell office:value-type="float" office:value="193.273517310817" table:style-name="ce96">
            <text:p>193.3</text:p>
          </table:table-cell>
          <table:table-cell office:value-type="float" office:value="211.77978690256299" table:style-name="ce97">
            <text:p>211.8</text:p>
          </table:table-cell>
          <table:table-cell table:number-columns-repeated="16365"/>
        </table:table-row>
        <table:table-row table:style-name="ro13">
          <table:table-cell office:value-type="string" table:style-name="ce99">
            <text:p>E12000006</text:p>
          </table:table-cell>
          <table:table-cell office:value-type="string" table:style-name="ce100">
            <text:p>East of England</text:p>
          </table:table-cell>
          <table:table-cell office:value-type="string" table:style-name="ce101">
            <text:p>E10000029</text:p>
          </table:table-cell>
          <table:table-cell office:value-type="string" table:style-name="ce102">
            <text:p>Suffolk</text:p>
          </table:table-cell>
          <table:table-cell office:value-type="float" office:value="622" table:style-name="ce103">
            <text:p>622</text:p>
          </table:table-cell>
          <table:table-cell office:value-type="float" office:value="375998" table:style-name="ce104">
            <text:p>375,998</text:p>
          </table:table-cell>
          <table:table-cell office:value-type="float" office:value="158.665728797838" table:style-name="ce105">
            <text:p>158.7</text:p>
          </table:table-cell>
          <table:table-cell office:value-type="float" office:value="146.32558665105799" table:style-name="ce105">
            <text:p>146.3</text:p>
          </table:table-cell>
          <table:table-cell office:value-type="float" office:value="171.761100845968" table:style-name="ce106">
            <text:p>171.8</text:p>
          </table:table-cell>
          <table:table-cell office:value-type="float" office:value="679" table:style-name="ce103">
            <text:p>679</text:p>
          </table:table-cell>
          <table:table-cell office:value-type="float" office:value="385352" table:style-name="ce104">
            <text:p>385,352</text:p>
          </table:table-cell>
          <table:table-cell office:value-type="float" office:value="152.00999450855201" table:style-name="ce105">
            <text:p>152.0</text:p>
          </table:table-cell>
          <table:table-cell office:value-type="float" office:value="140.39422176287701" table:style-name="ce105">
            <text:p>140.4</text:p>
          </table:table-cell>
          <table:table-cell office:value-type="float" office:value="164.30520496260499" table:style-name="ce107">
            <text:p>164.3</text:p>
          </table:table-cell>
          <table:table-cell office:value-type="float" office:value="1303" table:style-name="ce103">
            <text:p>1,303</text:p>
          </table:table-cell>
          <table:table-cell office:value-type="float" office:value="761350" table:style-name="ce104">
            <text:p>761,350</text:p>
          </table:table-cell>
          <table:table-cell office:value-type="float" office:value="153.757851064855" table:style-name="ce105">
            <text:p>153.8</text:p>
          </table:table-cell>
          <table:table-cell office:value-type="float" office:value="145.39117849722899" table:style-name="ce105">
            <text:p>145.4</text:p>
          </table:table-cell>
          <table:table-cell office:value-type="float" office:value="162.47470009090401" table:style-name="ce106">
            <text:p>162.5</text:p>
          </table:table-cell>
          <table:table-cell table:number-columns-repeated="16365"/>
        </table:table-row>
        <table:table-row table:style-name="ro4">
          <table:table-cell office:value-type="string" table:style-name="ce81">
            <text:p>E12000007</text:p>
          </table:table-cell>
          <table:table-cell office:value-type="string" table:style-name="ce82">
            <text:p>London</text:p>
          </table:table-cell>
          <table:table-cell office:value-type="string" table:style-name="ce83">
            <text:p>E09000001</text:p>
          </table:table-cell>
          <table:table-cell office:value-type="string" table:style-name="ce84">
            <text:p>City of London</text:p>
          </table:table-cell>
          <table:table-cell office:value-type="float" office:value="11" table:style-name="ce85">
            <text:p>11</text:p>
          </table:table-cell>
          <table:table-cell office:value-type="float" office:value="5320" table:style-name="ce86">
            <text:p>5,320</text:p>
          </table:table-cell>
          <table:table-cell office:value-type="float" office:value="219.445039426211" table:style-name="ce87">
            <text:p>219.4</text:p>
          </table:table-cell>
          <table:table-cell office:value-type="float" office:value="107.388005850293" table:style-name="ce87">
            <text:p>107.4</text:p>
          </table:table-cell>
          <table:table-cell office:value-type="float" office:value="395.83429747663098" table:style-name="ce88">
            <text:p>395.8</text:p>
          </table:table-cell>
          <table:table-cell office:value-type="float" office:value="5" table:style-name="ce85">
            <text:p>5</text:p>
          </table:table-cell>
          <table:table-cell office:value-type="float" office:value="4401" table:style-name="ce86">
            <text:p>4,401</text:p>
          </table:table-cell>
          <table:table-cell office:value-type="string" table:style-name="ce87">
            <text:p>n/a</text:p>
          </table:table-cell>
          <table:table-cell office:value-type="string" table:style-name="ce87">
            <text:p>n/a</text:p>
          </table:table-cell>
          <table:table-cell office:value-type="string" table:style-name="ce89">
            <text:p>n/a</text:p>
          </table:table-cell>
          <table:table-cell office:value-type="float" office:value="16" table:style-name="ce85">
            <text:p>16</text:p>
          </table:table-cell>
          <table:table-cell office:value-type="float" office:value="9721" table:style-name="ce86">
            <text:p>9,721</text:p>
          </table:table-cell>
          <table:table-cell office:value-type="float" office:value="176.43598546901501" table:style-name="ce87">
            <text:p>176.4</text:p>
          </table:table-cell>
          <table:table-cell office:value-type="float" office:value="99.414660316696001" table:style-name="ce87">
            <text:p>99.4</text:p>
          </table:table-cell>
          <table:table-cell office:value-type="float" office:value="288.52922361727298" table:style-name="ce88">
            <text:p>288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02</text:p>
          </table:table-cell>
          <table:table-cell office:value-type="string" table:style-name="ce93">
            <text:p>Barking and Dagenham</text:p>
          </table:table-cell>
          <table:table-cell office:value-type="float" office:value="246" table:style-name="ce94">
            <text:p>246</text:p>
          </table:table-cell>
          <table:table-cell office:value-type="float" office:value="105877" table:style-name="ce95">
            <text:p>105,877</text:p>
          </table:table-cell>
          <table:table-cell office:value-type="float" office:value="394.29039796368102" table:style-name="ce96">
            <text:p>394.3</text:p>
          </table:table-cell>
          <table:table-cell office:value-type="float" office:value="342.61310858875902" table:style-name="ce96">
            <text:p>342.6</text:p>
          </table:table-cell>
          <table:table-cell office:value-type="float" office:value="451.09633868276899" table:style-name="ce97">
            <text:p>451.1</text:p>
          </table:table-cell>
          <table:table-cell office:value-type="float" office:value="233" table:style-name="ce94">
            <text:p>233</text:p>
          </table:table-cell>
          <table:table-cell office:value-type="float" office:value="107029" table:style-name="ce95">
            <text:p>107,029</text:p>
          </table:table-cell>
          <table:table-cell office:value-type="float" office:value="277.28671659940801" table:style-name="ce96">
            <text:p>277.3</text:p>
          </table:table-cell>
          <table:table-cell office:value-type="float" office:value="240.89936840190501" table:style-name="ce96">
            <text:p>240.9</text:p>
          </table:table-cell>
          <table:table-cell office:value-type="float" office:value="317.390069804924" table:style-name="ce98">
            <text:p>317.4</text:p>
          </table:table-cell>
          <table:table-cell office:value-type="float" office:value="479" table:style-name="ce94">
            <text:p>479</text:p>
          </table:table-cell>
          <table:table-cell office:value-type="float" office:value="212906" table:style-name="ce95">
            <text:p>212,906</text:p>
          </table:table-cell>
          <table:table-cell office:value-type="float" office:value="328.28822331149098" table:style-name="ce96">
            <text:p>328.3</text:p>
          </table:table-cell>
          <table:table-cell office:value-type="float" office:value="297.67306287011399" table:style-name="ce96">
            <text:p>297.7</text:p>
          </table:table-cell>
          <table:table-cell office:value-type="float" office:value="361.04841614295202" table:style-name="ce97">
            <text:p>361.0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03</text:p>
          </table:table-cell>
          <table:table-cell office:value-type="string" table:style-name="ce93">
            <text:p>Barnet</text:p>
          </table:table-cell>
          <table:table-cell office:value-type="float" office:value="690" table:style-name="ce94">
            <text:p>690</text:p>
          </table:table-cell>
          <table:table-cell office:value-type="float" office:value="196542" table:style-name="ce95">
            <text:p>196,542</text:p>
          </table:table-cell>
          <table:table-cell office:value-type="float" office:value="444.88349412888198" table:style-name="ce96">
            <text:p>444.9</text:p>
          </table:table-cell>
          <table:table-cell office:value-type="float" office:value="411.61647317434199" table:style-name="ce96">
            <text:p>411.6</text:p>
          </table:table-cell>
          <table:table-cell office:value-type="float" office:value="480.08032925006398" table:style-name="ce97">
            <text:p>480.1</text:p>
          </table:table-cell>
          <table:table-cell office:value-type="float" office:value="560" table:style-name="ce94">
            <text:p>560</text:p>
          </table:table-cell>
          <table:table-cell office:value-type="float" office:value="199327" table:style-name="ce95">
            <text:p>199,327</text:p>
          </table:table-cell>
          <table:table-cell office:value-type="float" office:value="290.40795903180498" table:style-name="ce96">
            <text:p>290.4</text:p>
          </table:table-cell>
          <table:table-cell office:value-type="float" office:value="266.49432540129197" table:style-name="ce96">
            <text:p>266.5</text:p>
          </table:table-cell>
          <table:table-cell office:value-type="float" office:value="315.86678439354" table:style-name="ce98">
            <text:p>315.9</text:p>
          </table:table-cell>
          <table:table-cell office:value-type="float" office:value="1254" table:style-name="ce94">
            <text:p>1,254</text:p>
          </table:table-cell>
          <table:table-cell office:value-type="float" office:value="395869" table:style-name="ce95">
            <text:p>395,869</text:p>
          </table:table-cell>
          <table:table-cell office:value-type="float" office:value="360.326719562824" table:style-name="ce96">
            <text:p>360.3</text:p>
          </table:table-cell>
          <table:table-cell office:value-type="float" office:value="340.342096034642" table:style-name="ce96">
            <text:p>340.3</text:p>
          </table:table-cell>
          <table:table-cell office:value-type="float" office:value="381.16433671682603" table:style-name="ce97">
            <text:p>381.2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04</text:p>
          </table:table-cell>
          <table:table-cell office:value-type="string" table:style-name="ce93">
            <text:p>Bexley</text:p>
          </table:table-cell>
          <table:table-cell office:value-type="float" office:value="332" table:style-name="ce94">
            <text:p>332</text:p>
          </table:table-cell>
          <table:table-cell office:value-type="float" office:value="120082" table:style-name="ce95">
            <text:p>120,082</text:p>
          </table:table-cell>
          <table:table-cell office:value-type="float" office:value="336.72782902894301" table:style-name="ce96">
            <text:p>336.7</text:p>
          </table:table-cell>
          <table:table-cell office:value-type="float" office:value="300.924374643894" table:style-name="ce96">
            <text:p>300.9</text:p>
          </table:table-cell>
          <table:table-cell office:value-type="float" office:value="375.567469037107" table:style-name="ce97">
            <text:p>375.6</text:p>
          </table:table-cell>
          <table:table-cell office:value-type="float" office:value="339" table:style-name="ce94">
            <text:p>339</text:p>
          </table:table-cell>
          <table:table-cell office:value-type="float" office:value="128205" table:style-name="ce95">
            <text:p>128,205</text:p>
          </table:table-cell>
          <table:table-cell office:value-type="float" office:value="251.22372371497499" table:style-name="ce96">
            <text:p>251.2</text:p>
          </table:table-cell>
          <table:table-cell office:value-type="float" office:value="224.75995231691499" table:style-name="ce96">
            <text:p>224.8</text:p>
          </table:table-cell>
          <table:table-cell office:value-type="float" office:value="279.90732252118801" table:style-name="ce98">
            <text:p>279.9</text:p>
          </table:table-cell>
          <table:table-cell office:value-type="float" office:value="671" table:style-name="ce94">
            <text:p>671</text:p>
          </table:table-cell>
          <table:table-cell office:value-type="float" office:value="248287" table:style-name="ce95">
            <text:p>248,287</text:p>
          </table:table-cell>
          <table:table-cell office:value-type="float" office:value="286.00298618387001" table:style-name="ce96">
            <text:p>286.0</text:p>
          </table:table-cell>
          <table:table-cell office:value-type="float" office:value="264.59918575867198" table:style-name="ce96">
            <text:p>264.6</text:p>
          </table:table-cell>
          <table:table-cell office:value-type="float" office:value="308.66643106972901" table:style-name="ce97">
            <text:p>308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05</text:p>
          </table:table-cell>
          <table:table-cell office:value-type="string" table:style-name="ce93">
            <text:p>Brent</text:p>
          </table:table-cell>
          <table:table-cell office:value-type="float" office:value="810" table:style-name="ce94">
            <text:p>810</text:p>
          </table:table-cell>
          <table:table-cell office:value-type="float" office:value="168277" table:style-name="ce95">
            <text:p>168,277</text:p>
          </table:table-cell>
          <table:table-cell office:value-type="float" office:value="685.60462979815304" table:style-name="ce96">
            <text:p>685.6</text:p>
          </table:table-cell>
          <table:table-cell office:value-type="float" office:value="637.05808233245102" table:style-name="ce96">
            <text:p>637.1</text:p>
          </table:table-cell>
          <table:table-cell office:value-type="float" office:value="736.74409597384101" table:style-name="ce97">
            <text:p>736.7</text:p>
          </table:table-cell>
          <table:table-cell office:value-type="float" office:value="610" table:style-name="ce94">
            <text:p>610</text:p>
          </table:table-cell>
          <table:table-cell office:value-type="float" office:value="161494" table:style-name="ce95">
            <text:p>161,494</text:p>
          </table:table-cell>
          <table:table-cell office:value-type="float" office:value="445.74733786880699" table:style-name="ce96">
            <text:p>445.7</text:p>
          </table:table-cell>
          <table:table-cell office:value-type="float" office:value="410.342698348753" table:style-name="ce96">
            <text:p>410.3</text:p>
          </table:table-cell>
          <table:table-cell office:value-type="float" office:value="483.34069869519101" table:style-name="ce98">
            <text:p>483.3</text:p>
          </table:table-cell>
          <table:table-cell office:value-type="float" office:value="1420" table:style-name="ce94">
            <text:p>1,420</text:p>
          </table:table-cell>
          <table:table-cell office:value-type="float" office:value="329771" table:style-name="ce95">
            <text:p>329,771</text:p>
          </table:table-cell>
          <table:table-cell office:value-type="float" office:value="554.00477196458201" table:style-name="ce96">
            <text:p>554.0</text:p>
          </table:table-cell>
          <table:table-cell office:value-type="float" office:value="524.74951276084198" table:style-name="ce96">
            <text:p>524.7</text:p>
          </table:table-cell>
          <table:table-cell office:value-type="float" office:value="584.43181693720999" table:style-name="ce97">
            <text:p>584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06</text:p>
          </table:table-cell>
          <table:table-cell office:value-type="string" table:style-name="ce93">
            <text:p>Bromley</text:p>
          </table:table-cell>
          <table:table-cell office:value-type="float" office:value="582" table:style-name="ce94">
            <text:p>582</text:p>
          </table:table-cell>
          <table:table-cell office:value-type="float" office:value="160090" table:style-name="ce95">
            <text:p>160,090</text:p>
          </table:table-cell>
          <table:table-cell office:value-type="float" office:value="405.89626449167997" table:style-name="ce96">
            <text:p>405.9</text:p>
          </table:table-cell>
          <table:table-cell office:value-type="float" office:value="373.18734144710402" table:style-name="ce96">
            <text:p>373.2</text:p>
          </table:table-cell>
          <table:table-cell office:value-type="float" office:value="440.67697783045497" table:style-name="ce97">
            <text:p>440.7</text:p>
          </table:table-cell>
          <table:table-cell office:value-type="float" office:value="620" table:style-name="ce94">
            <text:p>620</text:p>
          </table:table-cell>
          <table:table-cell office:value-type="float" office:value="172246" table:style-name="ce95">
            <text:p>172,246</text:p>
          </table:table-cell>
          <table:table-cell office:value-type="float" office:value="345.16532060712399" table:style-name="ce96">
            <text:p>345.2</text:p>
          </table:table-cell>
          <table:table-cell office:value-type="float" office:value="318.22646313987298" table:style-name="ce96">
            <text:p>318.2</text:p>
          </table:table-cell>
          <table:table-cell office:value-type="float" office:value="373.75561027629902" table:style-name="ce98">
            <text:p>373.8</text:p>
          </table:table-cell>
          <table:table-cell office:value-type="float" office:value="1205" table:style-name="ce94">
            <text:p>1,205</text:p>
          </table:table-cell>
          <table:table-cell office:value-type="float" office:value="332336" table:style-name="ce95">
            <text:p>332,336</text:p>
          </table:table-cell>
          <table:table-cell office:value-type="float" office:value="370.21114323683298" table:style-name="ce96">
            <text:p>370.2</text:p>
          </table:table-cell>
          <table:table-cell office:value-type="float" office:value="349.47424782580401" table:style-name="ce96">
            <text:p>349.5</text:p>
          </table:table-cell>
          <table:table-cell office:value-type="float" office:value="391.85138152393102" table:style-name="ce97">
            <text:p>391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07</text:p>
          </table:table-cell>
          <table:table-cell office:value-type="string" table:style-name="ce93">
            <text:p>Camden</text:p>
          </table:table-cell>
          <table:table-cell office:value-type="float" office:value="324" table:style-name="ce94">
            <text:p>324</text:p>
          </table:table-cell>
          <table:table-cell office:value-type="float" office:value="135978" table:style-name="ce95">
            <text:p>135,978</text:p>
          </table:table-cell>
          <table:table-cell office:value-type="float" office:value="331.57401027938499" table:style-name="ce96">
            <text:p>331.6</text:p>
          </table:table-cell>
          <table:table-cell office:value-type="float" office:value="294.37521966206998" table:style-name="ce96">
            <text:p>294.4</text:p>
          </table:table-cell>
          <table:table-cell office:value-type="float" office:value="371.96780391938398" table:style-name="ce97">
            <text:p>372.0</text:p>
          </table:table-cell>
          <table:table-cell office:value-type="float" office:value="278" table:style-name="ce94">
            <text:p>278</text:p>
          </table:table-cell>
          <table:table-cell office:value-type="float" office:value="134051" table:style-name="ce95">
            <text:p>134,051</text:p>
          </table:table-cell>
          <table:table-cell office:value-type="float" office:value="225.49899672793799" table:style-name="ce96">
            <text:p>225.5</text:p>
          </table:table-cell>
          <table:table-cell office:value-type="float" office:value="198.45838951131699" table:style-name="ce96">
            <text:p>198.5</text:p>
          </table:table-cell>
          <table:table-cell office:value-type="float" office:value="255.056131220596" table:style-name="ce98">
            <text:p>255.1</text:p>
          </table:table-cell>
          <table:table-cell office:value-type="float" office:value="602" table:style-name="ce94">
            <text:p>602</text:p>
          </table:table-cell>
          <table:table-cell office:value-type="float" office:value="270029" table:style-name="ce95">
            <text:p>270,029</text:p>
          </table:table-cell>
          <table:table-cell office:value-type="float" office:value="272.121464813741" table:style-name="ce96">
            <text:p>272.1</text:p>
          </table:table-cell>
          <table:table-cell office:value-type="float" office:value="249.70934013547699" table:style-name="ce96">
            <text:p>249.7</text:p>
          </table:table-cell>
          <table:table-cell office:value-type="float" office:value="295.92859630525197" table:style-name="ce97">
            <text:p>295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08</text:p>
          </table:table-cell>
          <table:table-cell office:value-type="string" table:style-name="ce93">
            <text:p>Croydon</text:p>
          </table:table-cell>
          <table:table-cell office:value-type="float" office:value="707" table:style-name="ce94">
            <text:p>707</text:p>
          </table:table-cell>
          <table:table-cell office:value-type="float" office:value="187875" table:style-name="ce95">
            <text:p>187,875</text:p>
          </table:table-cell>
          <table:table-cell office:value-type="float" office:value="473.66200630921901" table:style-name="ce96">
            <text:p>473.7</text:p>
          </table:table-cell>
          <table:table-cell office:value-type="float" office:value="438.31384029416898" table:style-name="ce96">
            <text:p>438.3</text:p>
          </table:table-cell>
          <table:table-cell office:value-type="float" office:value="511.03513925803998" table:style-name="ce97">
            <text:p>511.0</text:p>
          </table:table-cell>
          <table:table-cell office:value-type="float" office:value="747" table:style-name="ce94">
            <text:p>747</text:p>
          </table:table-cell>
          <table:table-cell office:value-type="float" office:value="198835" table:style-name="ce95">
            <text:p>198,835</text:p>
          </table:table-cell>
          <table:table-cell office:value-type="float" office:value="409.61508870343403" table:style-name="ce96">
            <text:p>409.6</text:p>
          </table:table-cell>
          <table:table-cell office:value-type="float" office:value="380.380303891251" table:style-name="ce96">
            <text:p>380.4</text:p>
          </table:table-cell>
          <table:table-cell office:value-type="float" office:value="440.47779636023301" table:style-name="ce98">
            <text:p>440.5</text:p>
          </table:table-cell>
          <table:table-cell office:value-type="float" office:value="1459" table:style-name="ce94">
            <text:p>1,459</text:p>
          </table:table-cell>
          <table:table-cell office:value-type="float" office:value="386710" table:style-name="ce95">
            <text:p>386,710</text:p>
          </table:table-cell>
          <table:table-cell office:value-type="float" office:value="439.259616872842" table:style-name="ce96">
            <text:p>439.3</text:p>
          </table:table-cell>
          <table:table-cell office:value-type="float" office:value="416.582549885194" table:style-name="ce96">
            <text:p>416.6</text:p>
          </table:table-cell>
          <table:table-cell office:value-type="float" office:value="462.83250164936402" table:style-name="ce97">
            <text:p>462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09</text:p>
          </table:table-cell>
          <table:table-cell office:value-type="string" table:style-name="ce93">
            <text:p>Ealing</text:p>
          </table:table-cell>
          <table:table-cell office:value-type="float" office:value="632" table:style-name="ce94">
            <text:p>632</text:p>
          </table:table-cell>
          <table:table-cell office:value-type="float" office:value="172025" table:style-name="ce95">
            <text:p>172,025</text:p>
          </table:table-cell>
          <table:table-cell office:value-type="float" office:value="487.37658874674997" table:style-name="ce96">
            <text:p>487.4</text:p>
          </table:table-cell>
          <table:table-cell office:value-type="float" office:value="448.82496408446002" table:style-name="ce96">
            <text:p>448.8</text:p>
          </table:table-cell>
          <table:table-cell office:value-type="float" office:value="528.26825695706896" table:style-name="ce97">
            <text:p>528.3</text:p>
          </table:table-cell>
          <table:table-cell office:value-type="float" office:value="510" table:style-name="ce94">
            <text:p>510</text:p>
          </table:table-cell>
          <table:table-cell office:value-type="float" office:value="169781" table:style-name="ce95">
            <text:p>169,781</text:p>
          </table:table-cell>
          <table:table-cell office:value-type="float" office:value="341.84246245692702" table:style-name="ce96">
            <text:p>341.8</text:p>
          </table:table-cell>
          <table:table-cell office:value-type="float" office:value="312.27779486595699" table:style-name="ce96">
            <text:p>312.3</text:p>
          </table:table-cell>
          <table:table-cell office:value-type="float" office:value="373.41227550831201" table:style-name="ce98">
            <text:p>373.4</text:p>
          </table:table-cell>
          <table:table-cell office:value-type="float" office:value="1142" table:style-name="ce94">
            <text:p>1,142</text:p>
          </table:table-cell>
          <table:table-cell office:value-type="float" office:value="341806" table:style-name="ce95">
            <text:p>341,806</text:p>
          </table:table-cell>
          <table:table-cell office:value-type="float" office:value="408.42400157037599" table:style-name="ce96">
            <text:p>408.4</text:p>
          </table:table-cell>
          <table:table-cell office:value-type="float" office:value="384.50299384201998" table:style-name="ce96">
            <text:p>384.5</text:p>
          </table:table-cell>
          <table:table-cell office:value-type="float" office:value="433.41610915748998" table:style-name="ce97">
            <text:p>433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10</text:p>
          </table:table-cell>
          <table:table-cell office:value-type="string" table:style-name="ce93">
            <text:p>Enfield</text:p>
          </table:table-cell>
          <table:table-cell office:value-type="float" office:value="428" table:style-name="ce94">
            <text:p>428</text:p>
          </table:table-cell>
          <table:table-cell office:value-type="float" office:value="163882" table:style-name="ce95">
            <text:p>163,882</text:p>
          </table:table-cell>
          <table:table-cell office:value-type="float" office:value="354.91843352986501" table:style-name="ce96">
            <text:p>354.9</text:p>
          </table:table-cell>
          <table:table-cell office:value-type="float" office:value="321.08079151820101" table:style-name="ce96">
            <text:p>321.1</text:p>
          </table:table-cell>
          <table:table-cell office:value-type="float" office:value="391.26966767016802" table:style-name="ce97">
            <text:p>391.3</text:p>
          </table:table-cell>
          <table:table-cell office:value-type="float" office:value="428" table:style-name="ce94">
            <text:p>428</text:p>
          </table:table-cell>
          <table:table-cell office:value-type="float" office:value="169912" table:style-name="ce95">
            <text:p>169,912</text:p>
          </table:table-cell>
          <table:table-cell office:value-type="float" office:value="280.66874770582501" table:style-name="ce96">
            <text:p>280.7</text:p>
          </table:table-cell>
          <table:table-cell office:value-type="float" office:value="254.38061859722399" table:style-name="ce96">
            <text:p>254.4</text:p>
          </table:table-cell>
          <table:table-cell office:value-type="float" office:value="308.90966165626702" table:style-name="ce98">
            <text:p>308.9</text:p>
          </table:table-cell>
          <table:table-cell office:value-type="float" office:value="856" table:style-name="ce94">
            <text:p>856</text:p>
          </table:table-cell>
          <table:table-cell office:value-type="float" office:value="333794" table:style-name="ce95">
            <text:p>333,794</text:p>
          </table:table-cell>
          <table:table-cell office:value-type="float" office:value="313.86141403394498" table:style-name="ce96">
            <text:p>313.9</text:p>
          </table:table-cell>
          <table:table-cell office:value-type="float" office:value="292.83964689641101" table:style-name="ce96">
            <text:p>292.8</text:p>
          </table:table-cell>
          <table:table-cell office:value-type="float" office:value="335.974525652848" table:style-name="ce97">
            <text:p>336.0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11</text:p>
          </table:table-cell>
          <table:table-cell office:value-type="string" table:style-name="ce93">
            <text:p>Greenwich</text:p>
          </table:table-cell>
          <table:table-cell office:value-type="float" office:value="347" table:style-name="ce94">
            <text:p>347</text:p>
          </table:table-cell>
          <table:table-cell office:value-type="float" office:value="145258" table:style-name="ce95">
            <text:p>145,258</text:p>
          </table:table-cell>
          <table:table-cell office:value-type="float" office:value="362.97943821070101" table:style-name="ce96">
            <text:p>363.0</text:p>
          </table:table-cell>
          <table:table-cell office:value-type="float" office:value="322.63650299800997" table:style-name="ce96">
            <text:p>322.6</text:p>
          </table:table-cell>
          <table:table-cell office:value-type="float" office:value="406.66542696147502" table:style-name="ce97">
            <text:p>406.7</text:p>
          </table:table-cell>
          <table:table-cell office:value-type="float" office:value="321" table:style-name="ce94">
            <text:p>321</text:p>
          </table:table-cell>
          <table:table-cell office:value-type="float" office:value="142684" table:style-name="ce95">
            <text:p>142,684</text:p>
          </table:table-cell>
          <table:table-cell office:value-type="float" office:value="286.40213445663301" table:style-name="ce96">
            <text:p>286.4</text:p>
          </table:table-cell>
          <table:table-cell office:value-type="float" office:value="254.68467181741599" table:style-name="ce96">
            <text:p>254.7</text:p>
          </table:table-cell>
          <table:table-cell office:value-type="float" office:value="320.85709731307003" table:style-name="ce98">
            <text:p>320.9</text:p>
          </table:table-cell>
          <table:table-cell office:value-type="float" office:value="670" table:style-name="ce94">
            <text:p>670</text:p>
          </table:table-cell>
          <table:table-cell office:value-type="float" office:value="287942" table:style-name="ce95">
            <text:p>287,942</text:p>
          </table:table-cell>
          <table:table-cell office:value-type="float" office:value="321.62348742473199" table:style-name="ce96">
            <text:p>321.6</text:p>
          </table:table-cell>
          <table:table-cell office:value-type="float" office:value="296.37385065234702" table:style-name="ce96">
            <text:p>296.4</text:p>
          </table:table-cell>
          <table:table-cell office:value-type="float" office:value="348.36024560485703" table:style-name="ce97">
            <text:p>348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12</text:p>
          </table:table-cell>
          <table:table-cell office:value-type="string" table:style-name="ce93">
            <text:p>Hackney</text:p>
          </table:table-cell>
          <table:table-cell office:value-type="float" office:value="341" table:style-name="ce94">
            <text:p>341</text:p>
          </table:table-cell>
          <table:table-cell office:value-type="float" office:value="140023" table:style-name="ce95">
            <text:p>140,023</text:p>
          </table:table-cell>
          <table:table-cell office:value-type="float" office:value="465.63429062164403" table:style-name="ce96">
            <text:p>465.6</text:p>
          </table:table-cell>
          <table:table-cell office:value-type="float" office:value="412.48622448910498" table:style-name="ce96">
            <text:p>412.5</text:p>
          </table:table-cell>
          <table:table-cell office:value-type="float" office:value="523.22682863994396" table:style-name="ce97">
            <text:p>523.2</text:p>
          </table:table-cell>
          <table:table-cell office:value-type="float" office:value="282" table:style-name="ce94">
            <text:p>282</text:p>
          </table:table-cell>
          <table:table-cell office:value-type="float" office:value="141097" table:style-name="ce95">
            <text:p>141,097</text:p>
          </table:table-cell>
          <table:table-cell office:value-type="float" office:value="318.656667507164" table:style-name="ce96">
            <text:p>318.7</text:p>
          </table:table-cell>
          <table:table-cell office:value-type="float" office:value="279.24138956720498" table:style-name="ce96">
            <text:p>279.2</text:p>
          </table:table-cell>
          <table:table-cell office:value-type="float" office:value="361.71272001366799" table:style-name="ce98">
            <text:p>361.7</text:p>
          </table:table-cell>
          <table:table-cell office:value-type="float" office:value="624" table:style-name="ce94">
            <text:p>624</text:p>
          </table:table-cell>
          <table:table-cell office:value-type="float" office:value="281120" table:style-name="ce95">
            <text:p>281,120</text:p>
          </table:table-cell>
          <table:table-cell office:value-type="float" office:value="387.39066790191703" table:style-name="ce96">
            <text:p>387.4</text:p>
          </table:table-cell>
          <table:table-cell office:value-type="float" office:value="354.71974305533598" table:style-name="ce96">
            <text:p>354.7</text:p>
          </table:table-cell>
          <table:table-cell office:value-type="float" office:value="422.05777521800502" table:style-name="ce97">
            <text:p>422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13</text:p>
          </table:table-cell>
          <table:table-cell office:value-type="string" table:style-name="ce93">
            <text:p>Hammersmith and Fulham</text:p>
          </table:table-cell>
          <table:table-cell office:value-type="float" office:value="306" table:style-name="ce94">
            <text:p>306</text:p>
          </table:table-cell>
          <table:table-cell office:value-type="float" office:value="90740" table:style-name="ce95">
            <text:p>90,740</text:p>
          </table:table-cell>
          <table:table-cell office:value-type="float" office:value="508.56698224726" table:style-name="ce96">
            <text:p>508.6</text:p>
          </table:table-cell>
          <table:table-cell office:value-type="float" office:value="448.82592172237702" table:style-name="ce96">
            <text:p>448.8</text:p>
          </table:table-cell>
          <table:table-cell office:value-type="float" office:value="573.59501872156704" table:style-name="ce97">
            <text:p>573.6</text:p>
          </table:table-cell>
          <table:table-cell office:value-type="float" office:value="333" table:style-name="ce94">
            <text:p>333</text:p>
          </table:table-cell>
          <table:table-cell office:value-type="float" office:value="94403" table:style-name="ce95">
            <text:p>94,403</text:p>
          </table:table-cell>
          <table:table-cell office:value-type="float" office:value="425.98622643381799" table:style-name="ce96">
            <text:p>426.0</text:p>
          </table:table-cell>
          <table:table-cell office:value-type="float" office:value="379.08596567189602" table:style-name="ce96">
            <text:p>379.1</text:p>
          </table:table-cell>
          <table:table-cell office:value-type="float" office:value="476.85745050015402" table:style-name="ce98">
            <text:p>476.9</text:p>
          </table:table-cell>
          <table:table-cell office:value-type="float" office:value="640" table:style-name="ce94">
            <text:p>640</text:p>
          </table:table-cell>
          <table:table-cell office:value-type="float" office:value="185143" table:style-name="ce95">
            <text:p>185,143</text:p>
          </table:table-cell>
          <table:table-cell office:value-type="float" office:value="462.63188425612702" table:style-name="ce96">
            <text:p>462.6</text:p>
          </table:table-cell>
          <table:table-cell office:value-type="float" office:value="425.23712153383502" table:style-name="ce96">
            <text:p>425.2</text:p>
          </table:table-cell>
          <table:table-cell office:value-type="float" office:value="502.28177395446602" table:style-name="ce97">
            <text:p>502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14</text:p>
          </table:table-cell>
          <table:table-cell office:value-type="string" table:style-name="ce93">
            <text:p>Haringey</text:p>
          </table:table-cell>
          <table:table-cell office:value-type="float" office:value="308" table:style-name="ce94">
            <text:p>308</text:p>
          </table:table-cell>
          <table:table-cell office:value-type="float" office:value="135883" table:style-name="ce95">
            <text:p>135,883</text:p>
          </table:table-cell>
          <table:table-cell office:value-type="float" office:value="365.841671841628" table:style-name="ce96">
            <text:p>365.8</text:p>
          </table:table-cell>
          <table:table-cell office:value-type="float" office:value="321.98246870899101" table:style-name="ce96">
            <text:p>322.0</text:p>
          </table:table-cell>
          <table:table-cell office:value-type="float" office:value="413.56911599494202" table:style-name="ce97">
            <text:p>413.6</text:p>
          </table:table-cell>
          <table:table-cell office:value-type="float" office:value="264" table:style-name="ce94">
            <text:p>264</text:p>
          </table:table-cell>
          <table:table-cell office:value-type="float" office:value="132764" table:style-name="ce95">
            <text:p>132,764</text:p>
          </table:table-cell>
          <table:table-cell office:value-type="float" office:value="251.976878087275" table:style-name="ce96">
            <text:p>252.0</text:p>
          </table:table-cell>
          <table:table-cell office:value-type="float" office:value="220.90766209811801" table:style-name="ce96">
            <text:p>220.9</text:p>
          </table:table-cell>
          <table:table-cell office:value-type="float" office:value="286.01708800891498" table:style-name="ce98">
            <text:p>286.0</text:p>
          </table:table-cell>
          <table:table-cell office:value-type="float" office:value="573" table:style-name="ce94">
            <text:p>573</text:p>
          </table:table-cell>
          <table:table-cell office:value-type="float" office:value="268647" table:style-name="ce95">
            <text:p>268,647</text:p>
          </table:table-cell>
          <table:table-cell office:value-type="float" office:value="300.80760212613802" table:style-name="ce96">
            <text:p>300.8</text:p>
          </table:table-cell>
          <table:table-cell office:value-type="float" office:value="274.93244201709098" table:style-name="ce96">
            <text:p>274.9</text:p>
          </table:table-cell>
          <table:table-cell office:value-type="float" office:value="328.33496482318401" table:style-name="ce97">
            <text:p>328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15</text:p>
          </table:table-cell>
          <table:table-cell office:value-type="string" table:style-name="ce93">
            <text:p>Harrow</text:p>
          </table:table-cell>
          <table:table-cell office:value-type="float" office:value="515" table:style-name="ce94">
            <text:p>515</text:p>
          </table:table-cell>
          <table:table-cell office:value-type="float" office:value="125778" table:style-name="ce95">
            <text:p>125,778</text:p>
          </table:table-cell>
          <table:table-cell office:value-type="float" office:value="489.47099127669998" table:style-name="ce96">
            <text:p>489.5</text:p>
          </table:table-cell>
          <table:table-cell office:value-type="float" office:value="447.52852247183603" table:style-name="ce96">
            <text:p>447.5</text:p>
          </table:table-cell>
          <table:table-cell office:value-type="float" office:value="534.24374973626198" table:style-name="ce97">
            <text:p>534.2</text:p>
          </table:table-cell>
          <table:table-cell office:value-type="float" office:value="491" table:style-name="ce94">
            <text:p>491</text:p>
          </table:table-cell>
          <table:table-cell office:value-type="float" office:value="125382" table:style-name="ce95">
            <text:p>125,382</text:p>
          </table:table-cell>
          <table:table-cell office:value-type="float" office:value="403.85574438040902" table:style-name="ce96">
            <text:p>403.9</text:p>
          </table:table-cell>
          <table:table-cell office:value-type="float" office:value="368.645230158966" table:style-name="ce96">
            <text:p>368.6</text:p>
          </table:table-cell>
          <table:table-cell office:value-type="float" office:value="441.50179537538799" table:style-name="ce98">
            <text:p>441.5</text:p>
          </table:table-cell>
          <table:table-cell office:value-type="float" office:value="1006" table:style-name="ce94">
            <text:p>1,006</text:p>
          </table:table-cell>
          <table:table-cell office:value-type="float" office:value="251160" table:style-name="ce95">
            <text:p>251,160</text:p>
          </table:table-cell>
          <table:table-cell office:value-type="float" office:value="440.84807049390201" table:style-name="ce96">
            <text:p>440.8</text:p>
          </table:table-cell>
          <table:table-cell office:value-type="float" office:value="413.78050814228402" table:style-name="ce96">
            <text:p>413.8</text:p>
          </table:table-cell>
          <table:table-cell office:value-type="float" office:value="469.209019666644" table:style-name="ce97">
            <text:p>469.2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16</text:p>
          </table:table-cell>
          <table:table-cell office:value-type="string" table:style-name="ce93">
            <text:p>Havering</text:p>
          </table:table-cell>
          <table:table-cell office:value-type="float" office:value="361" table:style-name="ce94">
            <text:p>361</text:p>
          </table:table-cell>
          <table:table-cell office:value-type="float" office:value="124959" table:style-name="ce95">
            <text:p>124,959</text:p>
          </table:table-cell>
          <table:table-cell office:value-type="float" office:value="328.15904465965298" table:style-name="ce96">
            <text:p>328.2</text:p>
          </table:table-cell>
          <table:table-cell office:value-type="float" office:value="294.85928806162298" table:style-name="ce96">
            <text:p>294.9</text:p>
          </table:table-cell>
          <table:table-cell office:value-type="float" office:value="364.16182320370598" table:style-name="ce97">
            <text:p>364.2</text:p>
          </table:table-cell>
          <table:table-cell office:value-type="float" office:value="317" table:style-name="ce94">
            <text:p>317</text:p>
          </table:table-cell>
          <table:table-cell office:value-type="float" office:value="134593" table:style-name="ce95">
            <text:p>134,593</text:p>
          </table:table-cell>
          <table:table-cell office:value-type="float" office:value="223.31182668156501" table:style-name="ce96">
            <text:p>223.3</text:p>
          </table:table-cell>
          <table:table-cell office:value-type="float" office:value="198.966635531007" table:style-name="ce96">
            <text:p>199.0</text:p>
          </table:table-cell>
          <table:table-cell office:value-type="float" office:value="249.77205614002901" table:style-name="ce98">
            <text:p>249.8</text:p>
          </table:table-cell>
          <table:table-cell office:value-type="float" office:value="680" table:style-name="ce94">
            <text:p>680</text:p>
          </table:table-cell>
          <table:table-cell office:value-type="float" office:value="259552" table:style-name="ce95">
            <text:p>259,552</text:p>
          </table:table-cell>
          <table:table-cell office:value-type="float" office:value="266.88523173233" table:style-name="ce96">
            <text:p>266.9</text:p>
          </table:table-cell>
          <table:table-cell office:value-type="float" office:value="247.04614076331799" table:style-name="ce96">
            <text:p>247.0</text:p>
          </table:table-cell>
          <table:table-cell office:value-type="float" office:value="287.88388370334798" table:style-name="ce97">
            <text:p>287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17</text:p>
          </table:table-cell>
          <table:table-cell office:value-type="string" table:style-name="ce93">
            <text:p>Hillingdon</text:p>
          </table:table-cell>
          <table:table-cell office:value-type="float" office:value="375" table:style-name="ce94">
            <text:p>375</text:p>
          </table:table-cell>
          <table:table-cell office:value-type="float" office:value="154498" table:style-name="ce95">
            <text:p>154,498</text:p>
          </table:table-cell>
          <table:table-cell office:value-type="float" office:value="324.690292715422" table:style-name="ce96">
            <text:p>324.7</text:p>
          </table:table-cell>
          <table:table-cell office:value-type="float" office:value="291.84214637994899" table:style-name="ce96">
            <text:p>291.8</text:p>
          </table:table-cell>
          <table:table-cell office:value-type="float" office:value="360.15240749380399" table:style-name="ce97">
            <text:p>360.2</text:p>
          </table:table-cell>
          <table:table-cell office:value-type="float" office:value="384" table:style-name="ce94">
            <text:p>384</text:p>
          </table:table-cell>
          <table:table-cell office:value-type="float" office:value="152372" table:style-name="ce95">
            <text:p>152,372</text:p>
          </table:table-cell>
          <table:table-cell office:value-type="float" office:value="278.81374131740301" table:style-name="ce96">
            <text:p>278.8</text:p>
          </table:table-cell>
          <table:table-cell office:value-type="float" office:value="251.181900246303" table:style-name="ce96">
            <text:p>251.2</text:p>
          </table:table-cell>
          <table:table-cell office:value-type="float" office:value="308.61743437768303" table:style-name="ce98">
            <text:p>308.6</text:p>
          </table:table-cell>
          <table:table-cell office:value-type="float" office:value="760" table:style-name="ce94">
            <text:p>760</text:p>
          </table:table-cell>
          <table:table-cell office:value-type="float" office:value="306870" table:style-name="ce95">
            <text:p>306,870</text:p>
          </table:table-cell>
          <table:table-cell office:value-type="float" office:value="299.92975242776498" table:style-name="ce96">
            <text:p>299.9</text:p>
          </table:table-cell>
          <table:table-cell office:value-type="float" office:value="278.55585377073203" table:style-name="ce96">
            <text:p>278.6</text:p>
          </table:table-cell>
          <table:table-cell office:value-type="float" office:value="322.48331509672499" table:style-name="ce97">
            <text:p>322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18</text:p>
          </table:table-cell>
          <table:table-cell office:value-type="string" table:style-name="ce93">
            <text:p>Hounslow</text:p>
          </table:table-cell>
          <table:table-cell office:value-type="float" office:value="410" table:style-name="ce94">
            <text:p>410</text:p>
          </table:table-cell>
          <table:table-cell office:value-type="float" office:value="138238" table:style-name="ce95">
            <text:p>138,238</text:p>
          </table:table-cell>
          <table:table-cell office:value-type="float" office:value="417.97592762097202" table:style-name="ce96">
            <text:p>418.0</text:p>
          </table:table-cell>
          <table:table-cell office:value-type="float" office:value="375.96417269127897" table:style-name="ce96">
            <text:p>376.0</text:p>
          </table:table-cell>
          <table:table-cell office:value-type="float" office:value="463.179022916267" table:style-name="ce97">
            <text:p>463.2</text:p>
          </table:table-cell>
          <table:table-cell office:value-type="float" office:value="296" table:style-name="ce94">
            <text:p>296</text:p>
          </table:table-cell>
          <table:table-cell office:value-type="float" office:value="133285" table:style-name="ce95">
            <text:p>133,285</text:p>
          </table:table-cell>
          <table:table-cell office:value-type="float" office:value="263.77795394607699" table:style-name="ce96">
            <text:p>263.8</text:p>
          </table:table-cell>
          <table:table-cell office:value-type="float" office:value="233.93951924423499" table:style-name="ce96">
            <text:p>233.9</text:p>
          </table:table-cell>
          <table:table-cell office:value-type="float" office:value="296.30340503997598" table:style-name="ce98">
            <text:p>296.3</text:p>
          </table:table-cell>
          <table:table-cell office:value-type="float" office:value="707" table:style-name="ce94">
            <text:p>707</text:p>
          </table:table-cell>
          <table:table-cell office:value-type="float" office:value="271523" table:style-name="ce95">
            <text:p>271,523</text:p>
          </table:table-cell>
          <table:table-cell office:value-type="float" office:value="335.99744273160201" table:style-name="ce96">
            <text:p>336.0</text:p>
          </table:table-cell>
          <table:table-cell office:value-type="float" office:value="310.81456210303497" table:style-name="ce96">
            <text:p>310.8</text:p>
          </table:table-cell>
          <table:table-cell office:value-type="float" office:value="362.62295833444801" table:style-name="ce97">
            <text:p>362.6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19</text:p>
          </table:table-cell>
          <table:table-cell office:value-type="string" table:style-name="ce93">
            <text:p>Islington</text:p>
          </table:table-cell>
          <table:table-cell office:value-type="float" office:value="227" table:style-name="ce94">
            <text:p>227</text:p>
          </table:table-cell>
          <table:table-cell office:value-type="float" office:value="121510" table:style-name="ce95">
            <text:p>121,510</text:p>
          </table:table-cell>
          <table:table-cell office:value-type="float" office:value="309.76721108786899" table:style-name="ce96">
            <text:p>309.8</text:p>
          </table:table-cell>
          <table:table-cell office:value-type="float" office:value="266.47143406026402" table:style-name="ce96">
            <text:p>266.5</text:p>
          </table:table-cell>
          <table:table-cell office:value-type="float" office:value="357.54576137848397" table:style-name="ce97">
            <text:p>357.5</text:p>
          </table:table-cell>
          <table:table-cell office:value-type="float" office:value="211" table:style-name="ce94">
            <text:p>211</text:p>
          </table:table-cell>
          <table:table-cell office:value-type="float" office:value="120957" table:style-name="ce95">
            <text:p>120,957</text:p>
          </table:table-cell>
          <table:table-cell office:value-type="float" office:value="241.438972741404" table:style-name="ce96">
            <text:p>241.4</text:p>
          </table:table-cell>
          <table:table-cell office:value-type="float" office:value="207.18462321909601" table:style-name="ce96">
            <text:p>207.2</text:p>
          </table:table-cell>
          <table:table-cell office:value-type="float" office:value="279.379533283277" table:style-name="ce98">
            <text:p>279.4</text:p>
          </table:table-cell>
          <table:table-cell office:value-type="float" office:value="440" table:style-name="ce94">
            <text:p>440</text:p>
          </table:table-cell>
          <table:table-cell office:value-type="float" office:value="242467" table:style-name="ce95">
            <text:p>242,467</text:p>
          </table:table-cell>
          <table:table-cell office:value-type="float" office:value="274.041383288649" table:style-name="ce96">
            <text:p>274.0</text:p>
          </table:table-cell>
          <table:table-cell office:value-type="float" office:value="246.60939448291501" table:style-name="ce96">
            <text:p>246.6</text:p>
          </table:table-cell>
          <table:table-cell office:value-type="float" office:value="303.48204312574001" table:style-name="ce97">
            <text:p>303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20</text:p>
          </table:table-cell>
          <table:table-cell office:value-type="string" table:style-name="ce93">
            <text:p>Kensington and Chelsea</text:p>
          </table:table-cell>
          <table:table-cell office:value-type="float" office:value="283" table:style-name="ce94">
            <text:p>283</text:p>
          </table:table-cell>
          <table:table-cell office:value-type="float" office:value="77877" table:style-name="ce95">
            <text:p>77,877</text:p>
          </table:table-cell>
          <table:table-cell office:value-type="float" office:value="426.26349923602697" table:style-name="ce96">
            <text:p>426.3</text:p>
          </table:table-cell>
          <table:table-cell office:value-type="float" office:value="377.21349320271599" table:style-name="ce96">
            <text:p>377.2</text:p>
          </table:table-cell>
          <table:table-cell office:value-type="float" office:value="479.83582898175899" table:style-name="ce97">
            <text:p>479.8</text:p>
          </table:table-cell>
          <table:table-cell office:value-type="float" office:value="199" table:style-name="ce94">
            <text:p>199</text:p>
          </table:table-cell>
          <table:table-cell office:value-type="float" office:value="78252" table:style-name="ce95">
            <text:p>78,252</text:p>
          </table:table-cell>
          <table:table-cell office:value-type="float" office:value="264.45263011261898" table:style-name="ce96">
            <text:p>264.5</text:p>
          </table:table-cell>
          <table:table-cell office:value-type="float" office:value="228.73292542193499" table:style-name="ce96">
            <text:p>228.7</text:p>
          </table:table-cell>
          <table:table-cell office:value-type="float" office:value="304.13717211830402" table:style-name="ce98">
            <text:p>304.1</text:p>
          </table:table-cell>
          <table:table-cell office:value-type="float" office:value="482" table:style-name="ce94">
            <text:p>482</text:p>
          </table:table-cell>
          <table:table-cell office:value-type="float" office:value="156129" table:style-name="ce95">
            <text:p>156,129</text:p>
          </table:table-cell>
          <table:table-cell office:value-type="float" office:value="338.68934338627201" table:style-name="ce96">
            <text:p>338.7</text:p>
          </table:table-cell>
          <table:table-cell office:value-type="float" office:value="308.80489492105198" table:style-name="ce96">
            <text:p>308.8</text:p>
          </table:table-cell>
          <table:table-cell office:value-type="float" office:value="370.66085499488997" table:style-name="ce97">
            <text:p>370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21</text:p>
          </table:table-cell>
          <table:table-cell office:value-type="string" table:style-name="ce93">
            <text:p>Kingston upon Thames</text:p>
          </table:table-cell>
          <table:table-cell office:value-type="float" office:value="248" table:style-name="ce94">
            <text:p>248</text:p>
          </table:table-cell>
          <table:table-cell office:value-type="float" office:value="87914" table:style-name="ce95">
            <text:p>87,914</text:p>
          </table:table-cell>
          <table:table-cell office:value-type="float" office:value="344.27678116214099" table:style-name="ce96">
            <text:p>344.3</text:p>
          </table:table-cell>
          <table:table-cell office:value-type="float" office:value="301.13910414703503" table:style-name="ce96">
            <text:p>301.1</text:p>
          </table:table-cell>
          <table:table-cell office:value-type="float" office:value="391.67739616932403" table:style-name="ce97">
            <text:p>391.7</text:p>
          </table:table-cell>
          <table:table-cell office:value-type="float" office:value="240" table:style-name="ce94">
            <text:p>240</text:p>
          </table:table-cell>
          <table:table-cell office:value-type="float" office:value="89593" table:style-name="ce95">
            <text:p>89,593</text:p>
          </table:table-cell>
          <table:table-cell office:value-type="float" office:value="281.84809343659902" table:style-name="ce96">
            <text:p>281.8</text:p>
          </table:table-cell>
          <table:table-cell office:value-type="float" office:value="246.68499988863601" table:style-name="ce96">
            <text:p>246.7</text:p>
          </table:table-cell>
          <table:table-cell office:value-type="float" office:value="320.54658346190701" table:style-name="ce98">
            <text:p>320.5</text:p>
          </table:table-cell>
          <table:table-cell office:value-type="float" office:value="490" table:style-name="ce94">
            <text:p>490</text:p>
          </table:table-cell>
          <table:table-cell office:value-type="float" office:value="177507" table:style-name="ce95">
            <text:p>177,507</text:p>
          </table:table-cell>
          <table:table-cell office:value-type="float" office:value="309.96488276523201" table:style-name="ce96">
            <text:p>310.0</text:p>
          </table:table-cell>
          <table:table-cell office:value-type="float" office:value="282.53019107415503" table:style-name="ce96">
            <text:p>282.5</text:p>
          </table:table-cell>
          <table:table-cell office:value-type="float" office:value="339.29925975811801" table:style-name="ce97">
            <text:p>339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22</text:p>
          </table:table-cell>
          <table:table-cell office:value-type="string" table:style-name="ce93">
            <text:p>Lambeth</text:p>
          </table:table-cell>
          <table:table-cell office:value-type="float" office:value="598" table:style-name="ce94">
            <text:p>598</text:p>
          </table:table-cell>
          <table:table-cell office:value-type="float" office:value="163843" table:style-name="ce95">
            <text:p>163,843</text:p>
          </table:table-cell>
          <table:table-cell office:value-type="float" office:value="626.36844338507603" table:style-name="ce96">
            <text:p>626.4</text:p>
          </table:table-cell>
          <table:table-cell office:value-type="float" office:value="570.985835909348" table:style-name="ce96">
            <text:p>571.0</text:p>
          </table:table-cell>
          <table:table-cell office:value-type="float" office:value="685.21015188303795" table:style-name="ce97">
            <text:p>685.2</text:p>
          </table:table-cell>
          <table:table-cell office:value-type="float" office:value="571" table:style-name="ce94">
            <text:p>571</text:p>
          </table:table-cell>
          <table:table-cell office:value-type="float" office:value="162191" table:style-name="ce95">
            <text:p>162,191</text:p>
          </table:table-cell>
          <table:table-cell office:value-type="float" office:value="470.221841974043" table:style-name="ce96">
            <text:p>470.2</text:p>
          </table:table-cell>
          <table:table-cell office:value-type="float" office:value="428.59660565329801" table:style-name="ce96">
            <text:p>428.6</text:p>
          </table:table-cell>
          <table:table-cell office:value-type="float" office:value="514.50977983411997" table:style-name="ce98">
            <text:p>514.5</text:p>
          </table:table-cell>
          <table:table-cell office:value-type="float" office:value="1172" table:style-name="ce94">
            <text:p>1,172</text:p>
          </table:table-cell>
          <table:table-cell office:value-type="float" office:value="326034" table:style-name="ce95">
            <text:p>326,034</text:p>
          </table:table-cell>
          <table:table-cell office:value-type="float" office:value="540.82572432774202" table:style-name="ce96">
            <text:p>540.8</text:p>
          </table:table-cell>
          <table:table-cell office:value-type="float" office:value="506.932684662854" table:style-name="ce96">
            <text:p>506.9</text:p>
          </table:table-cell>
          <table:table-cell office:value-type="float" office:value="576.216356135561" table:style-name="ce97">
            <text:p>576.2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23</text:p>
          </table:table-cell>
          <table:table-cell office:value-type="string" table:style-name="ce93">
            <text:p>Lewisham</text:p>
          </table:table-cell>
          <table:table-cell office:value-type="float" office:value="509" table:style-name="ce94">
            <text:p>509</text:p>
          </table:table-cell>
          <table:table-cell office:value-type="float" office:value="151121" table:style-name="ce95">
            <text:p>151,121</text:p>
          </table:table-cell>
          <table:table-cell office:value-type="float" office:value="553.52878151360699" table:style-name="ce96">
            <text:p>553.5</text:p>
          </table:table-cell>
          <table:table-cell office:value-type="float" office:value="501.71243011943602" table:style-name="ce96">
            <text:p>501.7</text:p>
          </table:table-cell>
          <table:table-cell office:value-type="float" office:value="608.86301710235205" table:style-name="ce97">
            <text:p>608.9</text:p>
          </table:table-cell>
          <table:table-cell office:value-type="float" office:value="444" table:style-name="ce94">
            <text:p>444</text:p>
          </table:table-cell>
          <table:table-cell office:value-type="float" office:value="154721" table:style-name="ce95">
            <text:p>154,721</text:p>
          </table:table-cell>
          <table:table-cell office:value-type="float" office:value="379.884858884263" table:style-name="ce96">
            <text:p>379.9</text:p>
          </table:table-cell>
          <table:table-cell office:value-type="float" office:value="343.39920566024603" table:style-name="ce96">
            <text:p>343.4</text:p>
          </table:table-cell>
          <table:table-cell office:value-type="float" office:value="419.02959015729903" table:style-name="ce98">
            <text:p>419.0</text:p>
          </table:table-cell>
          <table:table-cell office:value-type="float" office:value="956" table:style-name="ce94">
            <text:p>956</text:p>
          </table:table-cell>
          <table:table-cell office:value-type="float" office:value="305842" table:style-name="ce95">
            <text:p>305,842</text:p>
          </table:table-cell>
          <table:table-cell office:value-type="float" office:value="454.81611378675899" table:style-name="ce96">
            <text:p>454.8</text:p>
          </table:table-cell>
          <table:table-cell office:value-type="float" office:value="424.43189596413401" table:style-name="ce96">
            <text:p>424.4</text:p>
          </table:table-cell>
          <table:table-cell office:value-type="float" office:value="486.69068556944598" table:style-name="ce97">
            <text:p>486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24</text:p>
          </table:table-cell>
          <table:table-cell office:value-type="string" table:style-name="ce93">
            <text:p>Merton</text:p>
          </table:table-cell>
          <table:table-cell office:value-type="float" office:value="319" table:style-name="ce94">
            <text:p>319</text:p>
          </table:table-cell>
          <table:table-cell office:value-type="float" office:value="101615" table:style-name="ce95">
            <text:p>101,615</text:p>
          </table:table-cell>
          <table:table-cell office:value-type="float" office:value="409.44235944913498" table:style-name="ce96">
            <text:p>409.4</text:p>
          </table:table-cell>
          <table:table-cell office:value-type="float" office:value="363.32634633816298" table:style-name="ce96">
            <text:p>363.3</text:p>
          </table:table-cell>
          <table:table-cell office:value-type="float" office:value="459.55163244220898" table:style-name="ce97">
            <text:p>459.6</text:p>
          </table:table-cell>
          <table:table-cell office:value-type="float" office:value="357" table:style-name="ce94">
            <text:p>357</text:p>
          </table:table-cell>
          <table:table-cell office:value-type="float" office:value="104933" table:style-name="ce95">
            <text:p>104,933</text:p>
          </table:table-cell>
          <table:table-cell office:value-type="float" office:value="364.621984265528" table:style-name="ce96">
            <text:p>364.6</text:p>
          </table:table-cell>
          <table:table-cell office:value-type="float" office:value="326.92251105146602" table:style-name="ce96">
            <text:p>326.9</text:p>
          </table:table-cell>
          <table:table-cell office:value-type="float" office:value="405.39946118283302" table:style-name="ce98">
            <text:p>405.4</text:p>
          </table:table-cell>
          <table:table-cell office:value-type="float" office:value="676" table:style-name="ce94">
            <text:p>676</text:p>
          </table:table-cell>
          <table:table-cell office:value-type="float" office:value="206548" table:style-name="ce95">
            <text:p>206,548</text:p>
          </table:table-cell>
          <table:table-cell office:value-type="float" office:value="382.42674982329601" table:style-name="ce96">
            <text:p>382.4</text:p>
          </table:table-cell>
          <table:table-cell office:value-type="float" office:value="353.16690276482399" table:style-name="ce96">
            <text:p>353.2</text:p>
          </table:table-cell>
          <table:table-cell office:value-type="float" office:value="413.40199796606402" table:style-name="ce97">
            <text:p>413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25</text:p>
          </table:table-cell>
          <table:table-cell office:value-type="string" table:style-name="ce93">
            <text:p>Newham</text:p>
          </table:table-cell>
          <table:table-cell office:value-type="float" office:value="524" table:style-name="ce94">
            <text:p>524</text:p>
          </table:table-cell>
          <table:table-cell office:value-type="float" office:value="187059" table:style-name="ce95">
            <text:p>187,059</text:p>
          </table:table-cell>
          <table:table-cell office:value-type="float" office:value="521.75857608368995" table:style-name="ce96">
            <text:p>521.8</text:p>
          </table:table-cell>
          <table:table-cell office:value-type="float" office:value="472.06530746788599" table:style-name="ce96">
            <text:p>472.1</text:p>
          </table:table-cell>
          <table:table-cell office:value-type="float" office:value="574.77519259422104" table:style-name="ce97">
            <text:p>574.8</text:p>
          </table:table-cell>
          <table:table-cell office:value-type="float" office:value="459" table:style-name="ce94">
            <text:p>459</text:p>
          </table:table-cell>
          <table:table-cell office:value-type="float" office:value="166075" table:style-name="ce95">
            <text:p>166,075</text:p>
          </table:table-cell>
          <table:table-cell office:value-type="float" office:value="388.699579114085" table:style-name="ce96">
            <text:p>388.7</text:p>
          </table:table-cell>
          <table:table-cell office:value-type="float" office:value="350.58352122653901" table:style-name="ce96">
            <text:p>350.6</text:p>
          </table:table-cell>
          <table:table-cell office:value-type="float" office:value="429.54600296771099" table:style-name="ce98">
            <text:p>429.5</text:p>
          </table:table-cell>
          <table:table-cell office:value-type="float" office:value="983" table:style-name="ce94">
            <text:p>983</text:p>
          </table:table-cell>
          <table:table-cell office:value-type="float" office:value="353134" table:style-name="ce95">
            <text:p>353,134</text:p>
          </table:table-cell>
          <table:table-cell office:value-type="float" office:value="447.65677140305303" table:style-name="ce96">
            <text:p>447.7</text:p>
          </table:table-cell>
          <table:table-cell office:value-type="float" office:value="416.85933340867899" table:style-name="ce96">
            <text:p>416.9</text:p>
          </table:table-cell>
          <table:table-cell office:value-type="float" office:value="479.94339102466103" table:style-name="ce97">
            <text:p>479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26</text:p>
          </table:table-cell>
          <table:table-cell office:value-type="string" table:style-name="ce93">
            <text:p>Redbridge</text:p>
          </table:table-cell>
          <table:table-cell office:value-type="float" office:value="413" table:style-name="ce94">
            <text:p>413</text:p>
          </table:table-cell>
          <table:table-cell office:value-type="float" office:value="154796" table:style-name="ce95">
            <text:p>154,796</text:p>
          </table:table-cell>
          <table:table-cell office:value-type="float" office:value="367.64880956132498" table:style-name="ce96">
            <text:p>367.6</text:p>
          </table:table-cell>
          <table:table-cell office:value-type="float" office:value="331.80449089856302" table:style-name="ce96">
            <text:p>331.8</text:p>
          </table:table-cell>
          <table:table-cell office:value-type="float" office:value="406.20566029047001" table:style-name="ce97">
            <text:p>406.2</text:p>
          </table:table-cell>
          <table:table-cell office:value-type="float" office:value="325" table:style-name="ce94">
            <text:p>325</text:p>
          </table:table-cell>
          <table:table-cell office:value-type="float" office:value="150426" table:style-name="ce95">
            <text:p>150,426</text:p>
          </table:table-cell>
          <table:table-cell office:value-type="float" office:value="245.08123080829" table:style-name="ce96">
            <text:p>245.1</text:p>
          </table:table-cell>
          <table:table-cell office:value-type="float" office:value="218.64844856875001" table:style-name="ce96">
            <text:p>218.6</text:p>
          </table:table-cell>
          <table:table-cell office:value-type="float" office:value="273.78066766457101" table:style-name="ce98">
            <text:p>273.8</text:p>
          </table:table-cell>
          <table:table-cell office:value-type="float" office:value="738" table:style-name="ce94">
            <text:p>738</text:p>
          </table:table-cell>
          <table:table-cell office:value-type="float" office:value="305222" table:style-name="ce95">
            <text:p>305,222</text:p>
          </table:table-cell>
          <table:table-cell office:value-type="float" office:value="301.09056703503501" table:style-name="ce96">
            <text:p>301.1</text:p>
          </table:table-cell>
          <table:table-cell office:value-type="float" office:value="279.26366129094902" table:style-name="ce96">
            <text:p>279.3</text:p>
          </table:table-cell>
          <table:table-cell office:value-type="float" office:value="324.14050548394403" table:style-name="ce97">
            <text:p>324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27</text:p>
          </table:table-cell>
          <table:table-cell office:value-type="string" table:style-name="ce93">
            <text:p>Richmond upon Thames</text:p>
          </table:table-cell>
          <table:table-cell office:value-type="float" office:value="203" table:style-name="ce94">
            <text:p>203</text:p>
          </table:table-cell>
          <table:table-cell office:value-type="float" office:value="96318" table:style-name="ce95">
            <text:p>96,318</text:p>
          </table:table-cell>
          <table:table-cell office:value-type="float" office:value="251.65997437783801" table:style-name="ce96">
            <text:p>251.7</text:p>
          </table:table-cell>
          <table:table-cell office:value-type="float" office:value="217.33250617565" table:style-name="ce96">
            <text:p>217.3</text:p>
          </table:table-cell>
          <table:table-cell office:value-type="float" office:value="289.757816266026" table:style-name="ce97">
            <text:p>289.8</text:p>
          </table:table-cell>
          <table:table-cell office:value-type="float" office:value="193" table:style-name="ce94">
            <text:p>193</text:p>
          </table:table-cell>
          <table:table-cell office:value-type="float" office:value="101701" table:style-name="ce95">
            <text:p>101,701</text:p>
          </table:table-cell>
          <table:table-cell office:value-type="float" office:value="194.50300928285" table:style-name="ce96">
            <text:p>194.5</text:p>
          </table:table-cell>
          <table:table-cell office:value-type="float" office:value="167.59666084892999" table:style-name="ce96">
            <text:p>167.6</text:p>
          </table:table-cell>
          <table:table-cell office:value-type="float" office:value="224.44475122634799" table:style-name="ce98">
            <text:p>224.4</text:p>
          </table:table-cell>
          <table:table-cell office:value-type="float" office:value="397" table:style-name="ce94">
            <text:p>397</text:p>
          </table:table-cell>
          <table:table-cell office:value-type="float" office:value="198019" table:style-name="ce95">
            <text:p>198,019</text:p>
          </table:table-cell>
          <table:table-cell office:value-type="float" office:value="220.24890991302601" table:style-name="ce96">
            <text:p>220.2</text:p>
          </table:table-cell>
          <table:table-cell office:value-type="float" office:value="198.86449840295001" table:style-name="ce96">
            <text:p>198.9</text:p>
          </table:table-cell>
          <table:table-cell office:value-type="float" office:value="243.285225727512" table:style-name="ce97">
            <text:p>243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28</text:p>
          </table:table-cell>
          <table:table-cell office:value-type="string" table:style-name="ce93">
            <text:p>Southwark</text:p>
          </table:table-cell>
          <table:table-cell office:value-type="float" office:value="629" table:style-name="ce94">
            <text:p>629</text:p>
          </table:table-cell>
          <table:table-cell office:value-type="float" office:value="159205" table:style-name="ce95">
            <text:p>159,205</text:p>
          </table:table-cell>
          <table:table-cell office:value-type="float" office:value="632.03910223504295" table:style-name="ce96">
            <text:p>632.0</text:p>
          </table:table-cell>
          <table:table-cell office:value-type="float" office:value="577.19144495855699" table:style-name="ce96">
            <text:p>577.2</text:p>
          </table:table-cell>
          <table:table-cell office:value-type="float" office:value="690.22414666374902" table:style-name="ce97">
            <text:p>690.2</text:p>
          </table:table-cell>
          <table:table-cell office:value-type="float" office:value="607" table:style-name="ce94">
            <text:p>607</text:p>
          </table:table-cell>
          <table:table-cell office:value-type="float" office:value="159625" table:style-name="ce95">
            <text:p>159,625</text:p>
          </table:table-cell>
          <table:table-cell office:value-type="float" office:value="483.16172576142401" table:style-name="ce96">
            <text:p>483.2</text:p>
          </table:table-cell>
          <table:table-cell office:value-type="float" office:value="441.422707109231" table:style-name="ce96">
            <text:p>441.4</text:p>
          </table:table-cell>
          <table:table-cell office:value-type="float" office:value="527.48764058320705" table:style-name="ce98">
            <text:p>527.5</text:p>
          </table:table-cell>
          <table:table-cell office:value-type="float" office:value="1238" table:style-name="ce94">
            <text:p>1,238</text:p>
          </table:table-cell>
          <table:table-cell office:value-type="float" office:value="318830" table:style-name="ce95">
            <text:p>318,830</text:p>
          </table:table-cell>
          <table:table-cell office:value-type="float" office:value="552.31342051743798" table:style-name="ce96">
            <text:p>552.3</text:p>
          </table:table-cell>
          <table:table-cell office:value-type="float" office:value="518.49390976289305" table:style-name="ce96">
            <text:p>518.5</text:p>
          </table:table-cell>
          <table:table-cell office:value-type="float" office:value="587.58594863062297" table:style-name="ce97">
            <text:p>587.6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29</text:p>
          </table:table-cell>
          <table:table-cell office:value-type="string" table:style-name="ce93">
            <text:p>Sutton</text:p>
          </table:table-cell>
          <table:table-cell office:value-type="float" office:value="287" table:style-name="ce94">
            <text:p>287</text:p>
          </table:table-cell>
          <table:table-cell office:value-type="float" office:value="100776" table:style-name="ce95">
            <text:p>100,776</text:p>
          </table:table-cell>
          <table:table-cell office:value-type="float" office:value="334.04806227902401" table:style-name="ce96">
            <text:p>334.0</text:p>
          </table:table-cell>
          <table:table-cell office:value-type="float" office:value="295.63497820673899" table:style-name="ce96">
            <text:p>295.6</text:p>
          </table:table-cell>
          <table:table-cell office:value-type="float" office:value="375.97678492274298" table:style-name="ce97">
            <text:p>376.0</text:p>
          </table:table-cell>
          <table:table-cell office:value-type="float" office:value="423" table:style-name="ce94">
            <text:p>423</text:p>
          </table:table-cell>
          <table:table-cell office:value-type="float" office:value="105573" table:style-name="ce95">
            <text:p>105,573</text:p>
          </table:table-cell>
          <table:table-cell office:value-type="float" office:value="403.37715434719701" table:style-name="ce96">
            <text:p>403.4</text:p>
          </table:table-cell>
          <table:table-cell office:value-type="float" office:value="365.41563094900101" table:style-name="ce96">
            <text:p>365.4</text:p>
          </table:table-cell>
          <table:table-cell office:value-type="float" office:value="444.17589451665202" table:style-name="ce98">
            <text:p>444.2</text:p>
          </table:table-cell>
          <table:table-cell office:value-type="float" office:value="712" table:style-name="ce94">
            <text:p>712</text:p>
          </table:table-cell>
          <table:table-cell office:value-type="float" office:value="206349" table:style-name="ce95">
            <text:p>206,349</text:p>
          </table:table-cell>
          <table:table-cell office:value-type="float" office:value="370.28746760255598" table:style-name="ce96">
            <text:p>370.3</text:p>
          </table:table-cell>
          <table:table-cell office:value-type="float" office:value="343.27861536738601" table:style-name="ce96">
            <text:p>343.3</text:p>
          </table:table-cell>
          <table:table-cell office:value-type="float" office:value="398.83794710942101" table:style-name="ce97">
            <text:p>398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30</text:p>
          </table:table-cell>
          <table:table-cell office:value-type="string" table:style-name="ce93">
            <text:p>Tower Hamlets</text:p>
          </table:table-cell>
          <table:table-cell office:value-type="float" office:value="336" table:style-name="ce94">
            <text:p>336</text:p>
          </table:table-cell>
          <table:table-cell office:value-type="float" office:value="169215" table:style-name="ce95">
            <text:p>169,215</text:p>
          </table:table-cell>
          <table:table-cell office:value-type="float" office:value="392.39335132943" table:style-name="ce96">
            <text:p>392.4</text:p>
          </table:table-cell>
          <table:table-cell office:value-type="float" office:value="343.68142277086503" table:style-name="ce96">
            <text:p>343.7</text:p>
          </table:table-cell>
          <table:table-cell office:value-type="float" office:value="445.21034569904202" table:style-name="ce97">
            <text:p>445.2</text:p>
          </table:table-cell>
          <table:table-cell office:value-type="float" office:value="281" table:style-name="ce94">
            <text:p>281</text:p>
          </table:table-cell>
          <table:table-cell office:value-type="float" office:value="155530" table:style-name="ce95">
            <text:p>155,530</text:p>
          </table:table-cell>
          <table:table-cell office:value-type="float" office:value="288.95116591441399" table:style-name="ce96">
            <text:p>289.0</text:p>
          </table:table-cell>
          <table:table-cell office:value-type="float" office:value="251.00505316427501" table:style-name="ce96">
            <text:p>251.0</text:p>
          </table:table-cell>
          <table:table-cell office:value-type="float" office:value="330.40888671358402" table:style-name="ce98">
            <text:p>330.4</text:p>
          </table:table-cell>
          <table:table-cell office:value-type="float" office:value="617" table:style-name="ce94">
            <text:p>617</text:p>
          </table:table-cell>
          <table:table-cell office:value-type="float" office:value="324745" table:style-name="ce95">
            <text:p>324,745</text:p>
          </table:table-cell>
          <table:table-cell office:value-type="float" office:value="339.12316903094802" table:style-name="ce96">
            <text:p>339.1</text:p>
          </table:table-cell>
          <table:table-cell office:value-type="float" office:value="308.46738358904003" table:style-name="ce96">
            <text:p>308.5</text:p>
          </table:table-cell>
          <table:table-cell office:value-type="float" office:value="371.66296064378298" table:style-name="ce97">
            <text:p>371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31</text:p>
          </table:table-cell>
          <table:table-cell office:value-type="string" table:style-name="ce93">
            <text:p>Waltham Forest</text:p>
          </table:table-cell>
          <table:table-cell office:value-type="float" office:value="407" table:style-name="ce94">
            <text:p>407</text:p>
          </table:table-cell>
          <table:table-cell office:value-type="float" office:value="139484" table:style-name="ce95">
            <text:p>139,484</text:p>
          </table:table-cell>
          <table:table-cell office:value-type="float" office:value="447.59981772720403" table:style-name="ce96">
            <text:p>447.6</text:p>
          </table:table-cell>
          <table:table-cell office:value-type="float" office:value="402.35033527064797" table:style-name="ce96">
            <text:p>402.4</text:p>
          </table:table-cell>
          <table:table-cell office:value-type="float" office:value="496.29975234674998" table:style-name="ce97">
            <text:p>496.3</text:p>
          </table:table-cell>
          <table:table-cell office:value-type="float" office:value="342" table:style-name="ce94">
            <text:p>342</text:p>
          </table:table-cell>
          <table:table-cell office:value-type="float" office:value="137499" table:style-name="ce95">
            <text:p>137,499</text:p>
          </table:table-cell>
          <table:table-cell office:value-type="float" office:value="311.16892194205599" table:style-name="ce96">
            <text:p>311.2</text:p>
          </table:table-cell>
          <table:table-cell office:value-type="float" office:value="277.93413855513302" table:style-name="ce96">
            <text:p>277.9</text:p>
          </table:table-cell>
          <table:table-cell office:value-type="float" office:value="347.17869363489802" table:style-name="ce98">
            <text:p>347.2</text:p>
          </table:table-cell>
          <table:table-cell office:value-type="float" office:value="750" table:style-name="ce94">
            <text:p>750</text:p>
          </table:table-cell>
          <table:table-cell office:value-type="float" office:value="276983" table:style-name="ce95">
            <text:p>276,983</text:p>
          </table:table-cell>
          <table:table-cell office:value-type="float" office:value="374.581332285717" table:style-name="ce96">
            <text:p>374.6</text:p>
          </table:table-cell>
          <table:table-cell office:value-type="float" office:value="347.06746298964703" table:style-name="ce96">
            <text:p>347.1</text:p>
          </table:table-cell>
          <table:table-cell office:value-type="float" office:value="403.62413634540701" table:style-name="ce97">
            <text:p>403.6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7</text:p>
          </table:table-cell>
          <table:table-cell office:value-type="string" table:style-name="ce91">
            <text:p>London</text:p>
          </table:table-cell>
          <table:table-cell office:value-type="string" table:style-name="ce92">
            <text:p>E09000032</text:p>
          </table:table-cell>
          <table:table-cell office:value-type="string" table:style-name="ce93">
            <text:p>Wandsworth</text:p>
          </table:table-cell>
          <table:table-cell office:value-type="float" office:value="468" table:style-name="ce94">
            <text:p>468</text:p>
          </table:table-cell>
          <table:table-cell office:value-type="float" office:value="157854" table:style-name="ce95">
            <text:p>157,854</text:p>
          </table:table-cell>
          <table:table-cell office:value-type="float" office:value="441.80253628510201" table:style-name="ce96">
            <text:p>441.8</text:p>
          </table:table-cell>
          <table:table-cell office:value-type="float" office:value="397.92888094579803" table:style-name="ce96">
            <text:p>397.9</text:p>
          </table:table-cell>
          <table:table-cell office:value-type="float" office:value="488.78746329043099" table:style-name="ce97">
            <text:p>488.8</text:p>
          </table:table-cell>
          <table:table-cell office:value-type="float" office:value="494" table:style-name="ce94">
            <text:p>494</text:p>
          </table:table-cell>
          <table:table-cell office:value-type="float" office:value="171823" table:style-name="ce95">
            <text:p>171,823</text:p>
          </table:table-cell>
          <table:table-cell office:value-type="float" office:value="336.14877107863202" table:style-name="ce96">
            <text:p>336.1</text:p>
          </table:table-cell>
          <table:table-cell office:value-type="float" office:value="303.941754047014" table:style-name="ce96">
            <text:p>303.9</text:p>
          </table:table-cell>
          <table:table-cell office:value-type="float" office:value="370.57654364992601" table:style-name="ce98">
            <text:p>370.6</text:p>
          </table:table-cell>
          <table:table-cell office:value-type="float" office:value="965" table:style-name="ce94">
            <text:p>965</text:p>
          </table:table-cell>
          <table:table-cell office:value-type="float" office:value="329677" table:style-name="ce95">
            <text:p>329,677</text:p>
          </table:table-cell>
          <table:table-cell office:value-type="float" office:value="382.87357204313099" table:style-name="ce96">
            <text:p>382.9</text:p>
          </table:table-cell>
          <table:table-cell office:value-type="float" office:value="356.43129336818703" table:style-name="ce96">
            <text:p>356.4</text:p>
          </table:table-cell>
          <table:table-cell office:value-type="float" office:value="410.60662793923302" table:style-name="ce97">
            <text:p>410.6</text:p>
          </table:table-cell>
          <table:table-cell table:number-columns-repeated="16365"/>
        </table:table-row>
        <table:table-row table:style-name="ro13">
          <table:table-cell office:value-type="string" table:style-name="ce99">
            <text:p>E12000007</text:p>
          </table:table-cell>
          <table:table-cell office:value-type="string" table:style-name="ce100">
            <text:p>London</text:p>
          </table:table-cell>
          <table:table-cell office:value-type="string" table:style-name="ce101">
            <text:p>E09000033</text:p>
          </table:table-cell>
          <table:table-cell office:value-type="string" table:style-name="ce102">
            <text:p>Westminster</text:p>
          </table:table-cell>
          <table:table-cell office:value-type="float" office:value="330" table:style-name="ce103">
            <text:p>330</text:p>
          </table:table-cell>
          <table:table-cell office:value-type="float" office:value="135905" table:style-name="ce104">
            <text:p>135,905</text:p>
          </table:table-cell>
          <table:table-cell office:value-type="float" office:value="334.08481882587802" table:style-name="ce105">
            <text:p>334.1</text:p>
          </table:table-cell>
          <table:table-cell office:value-type="float" office:value="297.20624327781098" table:style-name="ce105">
            <text:p>297.2</text:p>
          </table:table-cell>
          <table:table-cell office:value-type="float" office:value="374.100646343432" table:style-name="ce106">
            <text:p>374.1</text:p>
          </table:table-cell>
          <table:table-cell office:value-type="float" office:value="311" table:style-name="ce103">
            <text:p>311</text:p>
          </table:table-cell>
          <table:table-cell office:value-type="float" office:value="125412" table:style-name="ce104">
            <text:p>125,412</text:p>
          </table:table-cell>
          <table:table-cell office:value-type="float" office:value="282.560363447984" table:style-name="ce105">
            <text:p>282.6</text:p>
          </table:table-cell>
          <table:table-cell office:value-type="float" office:value="251.030454942463" table:style-name="ce105">
            <text:p>251.0</text:p>
          </table:table-cell>
          <table:table-cell office:value-type="float" office:value="316.85703153307099" table:style-name="ce107">
            <text:p>316.9</text:p>
          </table:table-cell>
          <table:table-cell office:value-type="float" office:value="641" table:style-name="ce103">
            <text:p>641</text:p>
          </table:table-cell>
          <table:table-cell office:value-type="float" office:value="261317" table:style-name="ce104">
            <text:p>261,317</text:p>
          </table:table-cell>
          <table:table-cell office:value-type="float" office:value="305.06399154225102" table:style-name="ce105">
            <text:p>305.1</text:p>
          </table:table-cell>
          <table:table-cell office:value-type="float" office:value="280.93329040814302" table:style-name="ce105">
            <text:p>280.9</text:p>
          </table:table-cell>
          <table:table-cell office:value-type="float" office:value="330.64874505436501" table:style-name="ce106">
            <text:p>330.6</text:p>
          </table:table-cell>
          <table:table-cell table:number-columns-repeated="16365"/>
        </table:table-row>
        <table:table-row table:style-name="ro4">
          <table:table-cell office:value-type="string" table:style-name="ce81">
            <text:p>E12000008</text:p>
          </table:table-cell>
          <table:table-cell office:value-type="string" table:style-name="ce82">
            <text:p>South East</text:p>
          </table:table-cell>
          <table:table-cell office:value-type="string" table:style-name="ce83">
            <text:p>E06000035</text:p>
          </table:table-cell>
          <table:table-cell office:value-type="string" table:style-name="ce84">
            <text:p>Medway</text:p>
          </table:table-cell>
          <table:table-cell office:value-type="float" office:value="293" table:style-name="ce85">
            <text:p>293</text:p>
          </table:table-cell>
          <table:table-cell office:value-type="float" office:value="138052" table:style-name="ce86">
            <text:p>138,052</text:p>
          </table:table-cell>
          <table:table-cell office:value-type="float" office:value="264.94871280838498" table:style-name="ce87">
            <text:p>264.9</text:p>
          </table:table-cell>
          <table:table-cell office:value-type="float" office:value="234.141565149977" table:style-name="ce87">
            <text:p>234.1</text:p>
          </table:table-cell>
          <table:table-cell office:value-type="float" office:value="298.54496478995998" table:style-name="ce88">
            <text:p>298.5</text:p>
          </table:table-cell>
          <table:table-cell office:value-type="float" office:value="413" table:style-name="ce85">
            <text:p>413</text:p>
          </table:table-cell>
          <table:table-cell office:value-type="float" office:value="140504" table:style-name="ce86">
            <text:p>140,504</text:p>
          </table:table-cell>
          <table:table-cell office:value-type="float" office:value="310.82392410251902" table:style-name="ce87">
            <text:p>310.8</text:p>
          </table:table-cell>
          <table:table-cell office:value-type="float" office:value="281.445738939938" table:style-name="ce87">
            <text:p>281.4</text:p>
          </table:table-cell>
          <table:table-cell office:value-type="float" office:value="342.42531428834099" table:style-name="ce89">
            <text:p>342.4</text:p>
          </table:table-cell>
          <table:table-cell office:value-type="float" office:value="706" table:style-name="ce85">
            <text:p>706</text:p>
          </table:table-cell>
          <table:table-cell office:value-type="float" office:value="278556" table:style-name="ce86">
            <text:p>278,556</text:p>
          </table:table-cell>
          <table:table-cell office:value-type="float" office:value="287.06811698788601" table:style-name="ce87">
            <text:p>287.1</text:p>
          </table:table-cell>
          <table:table-cell office:value-type="float" office:value="266.04654265169802" table:style-name="ce87">
            <text:p>266.0</text:p>
          </table:table-cell>
          <table:table-cell office:value-type="float" office:value="309.29481940348398" table:style-name="ce88">
            <text:p>309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36</text:p>
          </table:table-cell>
          <table:table-cell office:value-type="string" table:style-name="ce93">
            <text:p>Bracknell Forest</text:p>
          </table:table-cell>
          <table:table-cell office:value-type="float" office:value="95" table:style-name="ce94">
            <text:p>95</text:p>
          </table:table-cell>
          <table:table-cell office:value-type="float" office:value="60841" table:style-name="ce95">
            <text:p>60,841</text:p>
          </table:table-cell>
          <table:table-cell office:value-type="float" office:value="196.133277714163" table:style-name="ce96">
            <text:p>196.1</text:p>
          </table:table-cell>
          <table:table-cell office:value-type="float" office:value="157.300452060206" table:style-name="ce96">
            <text:p>157.3</text:p>
          </table:table-cell>
          <table:table-cell office:value-type="float" office:value="241.371713460097" table:style-name="ce97">
            <text:p>241.4</text:p>
          </table:table-cell>
          <table:table-cell office:value-type="float" office:value="139" table:style-name="ce94">
            <text:p>139</text:p>
          </table:table-cell>
          <table:table-cell office:value-type="float" office:value="61708" table:style-name="ce95">
            <text:p>61,708</text:p>
          </table:table-cell>
          <table:table-cell office:value-type="float" office:value="230.706768505344" table:style-name="ce96">
            <text:p>230.7</text:p>
          </table:table-cell>
          <table:table-cell office:value-type="float" office:value="193.639700239517" table:style-name="ce96">
            <text:p>193.6</text:p>
          </table:table-cell>
          <table:table-cell office:value-type="float" office:value="272.75419483015401" table:style-name="ce98">
            <text:p>272.8</text:p>
          </table:table-cell>
          <table:table-cell office:value-type="float" office:value="234" table:style-name="ce94">
            <text:p>234</text:p>
          </table:table-cell>
          <table:table-cell office:value-type="float" office:value="122549" table:style-name="ce95">
            <text:p>122,549</text:p>
          </table:table-cell>
          <table:table-cell office:value-type="float" office:value="211.345705269934" table:style-name="ce96">
            <text:p>211.3</text:p>
          </table:table-cell>
          <table:table-cell office:value-type="float" office:value="184.70265844583901" table:style-name="ce96">
            <text:p>184.7</text:p>
          </table:table-cell>
          <table:table-cell office:value-type="float" office:value="240.703498406601" table:style-name="ce97">
            <text:p>240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37</text:p>
          </table:table-cell>
          <table:table-cell office:value-type="string" table:style-name="ce93">
            <text:p>West Berkshire</text:p>
          </table:table-cell>
          <table:table-cell office:value-type="float" office:value="154" table:style-name="ce94">
            <text:p>154</text:p>
          </table:table-cell>
          <table:table-cell office:value-type="float" office:value="78432" table:style-name="ce95">
            <text:p>78,432</text:p>
          </table:table-cell>
          <table:table-cell office:value-type="float" office:value="210.540410841762" table:style-name="ce96">
            <text:p>210.5</text:p>
          </table:table-cell>
          <table:table-cell office:value-type="float" office:value="178.18770418764899" table:style-name="ce96">
            <text:p>178.2</text:p>
          </table:table-cell>
          <table:table-cell office:value-type="float" office:value="247.008377938894" table:style-name="ce97">
            <text:p>247.0</text:p>
          </table:table-cell>
          <table:table-cell office:value-type="float" office:value="192" table:style-name="ce94">
            <text:p>192</text:p>
          </table:table-cell>
          <table:table-cell office:value-type="float" office:value="80018" table:style-name="ce95">
            <text:p>80,018</text:p>
          </table:table-cell>
          <table:table-cell office:value-type="float" office:value="242.64856128992699" table:style-name="ce96">
            <text:p>242.6</text:p>
          </table:table-cell>
          <table:table-cell office:value-type="float" office:value="209.20856717059101" table:style-name="ce96">
            <text:p>209.2</text:p>
          </table:table-cell>
          <table:table-cell office:value-type="float" office:value="279.87143117986699" table:style-name="ce98">
            <text:p>279.9</text:p>
          </table:table-cell>
          <table:table-cell office:value-type="float" office:value="346" table:style-name="ce94">
            <text:p>346</text:p>
          </table:table-cell>
          <table:table-cell office:value-type="float" office:value="158450" table:style-name="ce95">
            <text:p>158,450</text:p>
          </table:table-cell>
          <table:table-cell office:value-type="float" office:value="224.702299827476" table:style-name="ce96">
            <text:p>224.7</text:p>
          </table:table-cell>
          <table:table-cell office:value-type="float" office:value="201.496850279564" table:style-name="ce96">
            <text:p>201.5</text:p>
          </table:table-cell>
          <table:table-cell office:value-type="float" office:value="249.8335903581" table:style-name="ce97">
            <text:p>249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38</text:p>
          </table:table-cell>
          <table:table-cell office:value-type="string" table:style-name="ce93">
            <text:p>Reading</text:p>
          </table:table-cell>
          <table:table-cell office:value-type="float" office:value="216" table:style-name="ce94">
            <text:p>216</text:p>
          </table:table-cell>
          <table:table-cell office:value-type="float" office:value="81866" table:style-name="ce95">
            <text:p>81,866</text:p>
          </table:table-cell>
          <table:table-cell office:value-type="float" office:value="345.06283635396198" table:style-name="ce96">
            <text:p>345.1</text:p>
          </table:table-cell>
          <table:table-cell office:value-type="float" office:value="298.59203199228602" table:style-name="ce96">
            <text:p>298.6</text:p>
          </table:table-cell>
          <table:table-cell office:value-type="float" office:value="396.47299011543498" table:style-name="ce97">
            <text:p>396.5</text:p>
          </table:table-cell>
          <table:table-cell office:value-type="float" office:value="329" table:style-name="ce94">
            <text:p>329</text:p>
          </table:table-cell>
          <table:table-cell office:value-type="float" office:value="79914" table:style-name="ce95">
            <text:p>79,914</text:p>
          </table:table-cell>
          <table:table-cell office:value-type="float" office:value="441.918183679484" table:style-name="ce96">
            <text:p>441.9</text:p>
          </table:table-cell>
          <table:table-cell office:value-type="float" office:value="394.44462360549602" table:style-name="ce96">
            <text:p>394.4</text:p>
          </table:table-cell>
          <table:table-cell office:value-type="float" office:value="493.43672199981597" table:style-name="ce98">
            <text:p>493.4</text:p>
          </table:table-cell>
          <table:table-cell office:value-type="float" office:value="545" table:style-name="ce94">
            <text:p>545</text:p>
          </table:table-cell>
          <table:table-cell office:value-type="float" office:value="161780" table:style-name="ce95">
            <text:p>161,780</text:p>
          </table:table-cell>
          <table:table-cell office:value-type="float" office:value="389.839994434311" table:style-name="ce96">
            <text:p>389.8</text:p>
          </table:table-cell>
          <table:table-cell office:value-type="float" office:value="356.80229837041003" table:style-name="ce96">
            <text:p>356.8</text:p>
          </table:table-cell>
          <table:table-cell office:value-type="float" office:value="425.04265061325702" table:style-name="ce97">
            <text:p>425.0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39</text:p>
          </table:table-cell>
          <table:table-cell office:value-type="string" table:style-name="ce93">
            <text:p>Slough</text:p>
          </table:table-cell>
          <table:table-cell office:value-type="float" office:value="211" table:style-name="ce94">
            <text:p>211</text:p>
          </table:table-cell>
          <table:table-cell office:value-type="float" office:value="75632" table:style-name="ce95">
            <text:p>75,632</text:p>
          </table:table-cell>
          <table:table-cell office:value-type="float" office:value="442.367152469399" table:style-name="ce96">
            <text:p>442.4</text:p>
          </table:table-cell>
          <table:table-cell office:value-type="float" office:value="379.18991019811801" table:style-name="ce96">
            <text:p>379.2</text:p>
          </table:table-cell>
          <table:table-cell office:value-type="float" office:value="512.34308307935203" table:style-name="ce97">
            <text:p>512.3</text:p>
          </table:table-cell>
          <table:table-cell office:value-type="float" office:value="225" table:style-name="ce94">
            <text:p>225</text:p>
          </table:table-cell>
          <table:table-cell office:value-type="float" office:value="73907" table:style-name="ce95">
            <text:p>73,907</text:p>
          </table:table-cell>
          <table:table-cell office:value-type="float" office:value="381.05882431850199" table:style-name="ce96">
            <text:p>381.1</text:p>
          </table:table-cell>
          <table:table-cell office:value-type="float" office:value="330.86385931681099" table:style-name="ce96">
            <text:p>330.9</text:p>
          </table:table-cell>
          <table:table-cell office:value-type="float" office:value="436.47521688914998" table:style-name="ce98">
            <text:p>436.5</text:p>
          </table:table-cell>
          <table:table-cell office:value-type="float" office:value="436" table:style-name="ce94">
            <text:p>436</text:p>
          </table:table-cell>
          <table:table-cell office:value-type="float" office:value="149539" table:style-name="ce95">
            <text:p>149,539</text:p>
          </table:table-cell>
          <table:table-cell office:value-type="float" office:value="399.87603788760498" table:style-name="ce96">
            <text:p>399.9</text:p>
          </table:table-cell>
          <table:table-cell office:value-type="float" office:value="361.09551998984898" table:style-name="ce96">
            <text:p>361.1</text:p>
          </table:table-cell>
          <table:table-cell office:value-type="float" office:value="441.509719558727" table:style-name="ce97">
            <text:p>441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40</text:p>
          </table:table-cell>
          <table:table-cell office:value-type="string" table:style-name="ce93">
            <text:p>Windsor and Maidenhead</text:p>
          </table:table-cell>
          <table:table-cell office:value-type="float" office:value="137" table:style-name="ce94">
            <text:p>137</text:p>
          </table:table-cell>
          <table:table-cell office:value-type="float" office:value="75218" table:style-name="ce95">
            <text:p>75,218</text:p>
          </table:table-cell>
          <table:table-cell office:value-type="float" office:value="194.46561274080699" table:style-name="ce96">
            <text:p>194.5</text:p>
          </table:table-cell>
          <table:table-cell office:value-type="float" office:value="163.098044562247" table:style-name="ce96">
            <text:p>163.1</text:p>
          </table:table-cell>
          <table:table-cell office:value-type="float" office:value="230.08058471164799" table:style-name="ce97">
            <text:p>230.1</text:p>
          </table:table-cell>
          <table:table-cell office:value-type="float" office:value="137" table:style-name="ce94">
            <text:p>137</text:p>
          </table:table-cell>
          <table:table-cell office:value-type="float" office:value="76204" table:style-name="ce95">
            <text:p>76,204</text:p>
          </table:table-cell>
          <table:table-cell office:value-type="float" office:value="162.50232246004299" table:style-name="ce96">
            <text:p>162.5</text:p>
          </table:table-cell>
          <table:table-cell office:value-type="float" office:value="135.950136292472" table:style-name="ce96">
            <text:p>136.0</text:p>
          </table:table-cell>
          <table:table-cell office:value-type="float" office:value="192.64987361031001" table:style-name="ce98">
            <text:p>192.6</text:p>
          </table:table-cell>
          <table:table-cell office:value-type="float" office:value="275" table:style-name="ce94">
            <text:p>275</text:p>
          </table:table-cell>
          <table:table-cell office:value-type="float" office:value="151422" table:style-name="ce95">
            <text:p>151,422</text:p>
          </table:table-cell>
          <table:table-cell office:value-type="float" office:value="177.93259763183599" table:style-name="ce96">
            <text:p>177.9</text:p>
          </table:table-cell>
          <table:table-cell office:value-type="float" office:value="157.363270697432" table:style-name="ce96">
            <text:p>157.4</text:p>
          </table:table-cell>
          <table:table-cell office:value-type="float" office:value="200.42713818775499" table:style-name="ce97">
            <text:p>200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41</text:p>
          </table:table-cell>
          <table:table-cell office:value-type="string" table:style-name="ce93">
            <text:p>Wokingham</text:p>
          </table:table-cell>
          <table:table-cell office:value-type="float" office:value="184" table:style-name="ce94">
            <text:p>184</text:p>
          </table:table-cell>
          <table:table-cell office:value-type="float" office:value="84318" table:style-name="ce95">
            <text:p>84,318</text:p>
          </table:table-cell>
          <table:table-cell office:value-type="float" office:value="244.89125882733899" table:style-name="ce96">
            <text:p>244.9</text:p>
          </table:table-cell>
          <table:table-cell office:value-type="float" office:value="210.26793475431401" table:style-name="ce96">
            <text:p>210.3</text:p>
          </table:table-cell>
          <table:table-cell office:value-type="float" office:value="283.52073083514" table:style-name="ce97">
            <text:p>283.5</text:p>
          </table:table-cell>
          <table:table-cell office:value-type="float" office:value="235" table:style-name="ce94">
            <text:p>235</text:p>
          </table:table-cell>
          <table:table-cell office:value-type="float" office:value="86801" table:style-name="ce95">
            <text:p>86,801</text:p>
          </table:table-cell>
          <table:table-cell office:value-type="float" office:value="265.78885750453901" table:style-name="ce96">
            <text:p>265.8</text:p>
          </table:table-cell>
          <table:table-cell office:value-type="float" office:value="232.53475496649199" table:style-name="ce96">
            <text:p>232.5</text:p>
          </table:table-cell>
          <table:table-cell office:value-type="float" office:value="302.42372022902401" table:style-name="ce98">
            <text:p>302.4</text:p>
          </table:table-cell>
          <table:table-cell office:value-type="float" office:value="419" table:style-name="ce94">
            <text:p>419</text:p>
          </table:table-cell>
          <table:table-cell office:value-type="float" office:value="171119" table:style-name="ce95">
            <text:p>171,119</text:p>
          </table:table-cell>
          <table:table-cell office:value-type="float" office:value="253.13612918334201" table:style-name="ce96">
            <text:p>253.1</text:p>
          </table:table-cell>
          <table:table-cell office:value-type="float" office:value="229.341702283514" table:style-name="ce96">
            <text:p>229.3</text:p>
          </table:table-cell>
          <table:table-cell office:value-type="float" office:value="278.71774557869799" table:style-name="ce97">
            <text:p>278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42</text:p>
          </table:table-cell>
          <table:table-cell office:value-type="string" table:style-name="ce93">
            <text:p>Milton Keynes</text:p>
          </table:table-cell>
          <table:table-cell office:value-type="float" office:value="234" table:style-name="ce94">
            <text:p>234</text:p>
          </table:table-cell>
          <table:table-cell office:value-type="float" office:value="133422" table:style-name="ce95">
            <text:p>133,422</text:p>
          </table:table-cell>
          <table:table-cell office:value-type="float" office:value="223.229425252026" table:style-name="ce96">
            <text:p>223.2</text:p>
          </table:table-cell>
          <table:table-cell office:value-type="float" office:value="194.10071203894299" table:style-name="ce96">
            <text:p>194.1</text:p>
          </table:table-cell>
          <table:table-cell office:value-type="float" office:value="255.32615737478099" table:style-name="ce97">
            <text:p>255.3</text:p>
          </table:table-cell>
          <table:table-cell office:value-type="float" office:value="266" table:style-name="ce94">
            <text:p>266</text:p>
          </table:table-cell>
          <table:table-cell office:value-type="float" office:value="136035" table:style-name="ce95">
            <text:p>136,035</text:p>
          </table:table-cell>
          <table:table-cell office:value-type="float" office:value="214.603523561391" table:style-name="ce96">
            <text:p>214.6</text:p>
          </table:table-cell>
          <table:table-cell office:value-type="float" office:value="189.306987630115" table:style-name="ce96">
            <text:p>189.3</text:p>
          </table:table-cell>
          <table:table-cell office:value-type="float" office:value="242.30946611755499" table:style-name="ce98">
            <text:p>242.3</text:p>
          </table:table-cell>
          <table:table-cell office:value-type="float" office:value="500" table:style-name="ce94">
            <text:p>500</text:p>
          </table:table-cell>
          <table:table-cell office:value-type="float" office:value="269457" table:style-name="ce95">
            <text:p>269,457</text:p>
          </table:table-cell>
          <table:table-cell office:value-type="float" office:value="215.73631270650901" table:style-name="ce96">
            <text:p>215.7</text:p>
          </table:table-cell>
          <table:table-cell office:value-type="float" office:value="196.85270496910999" table:style-name="ce96">
            <text:p>196.9</text:p>
          </table:table-cell>
          <table:table-cell office:value-type="float" office:value="235.91386701693199" table:style-name="ce97">
            <text:p>235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43</text:p>
          </table:table-cell>
          <table:table-cell office:value-type="string" table:style-name="ce93">
            <text:p>Brighton and Hove</text:p>
          </table:table-cell>
          <table:table-cell office:value-type="float" office:value="194" table:style-name="ce94">
            <text:p>194</text:p>
          </table:table-cell>
          <table:table-cell office:value-type="float" office:value="146153" table:style-name="ce95">
            <text:p>146,153</text:p>
          </table:table-cell>
          <table:table-cell office:value-type="float" office:value="175.63458449157699" table:style-name="ce96">
            <text:p>175.6</text:p>
          </table:table-cell>
          <table:table-cell office:value-type="float" office:value="150.78676032278099" table:style-name="ce96">
            <text:p>150.8</text:p>
          </table:table-cell>
          <table:table-cell office:value-type="float" office:value="203.277907471106" table:style-name="ce97">
            <text:p>203.3</text:p>
          </table:table-cell>
          <table:table-cell office:value-type="float" office:value="209" table:style-name="ce94">
            <text:p>209</text:p>
          </table:table-cell>
          <table:table-cell office:value-type="float" office:value="144732" table:style-name="ce95">
            <text:p>144,732</text:p>
          </table:table-cell>
          <table:table-cell office:value-type="float" office:value="152.38913832473401" table:style-name="ce96">
            <text:p>152.4</text:p>
          </table:table-cell>
          <table:table-cell office:value-type="float" office:value="131.86624019736101" table:style-name="ce96">
            <text:p>131.9</text:p>
          </table:table-cell>
          <table:table-cell office:value-type="float" office:value="175.13171382034801" table:style-name="ce98">
            <text:p>175.1</text:p>
          </table:table-cell>
          <table:table-cell office:value-type="float" office:value="403" table:style-name="ce94">
            <text:p>403</text:p>
          </table:table-cell>
          <table:table-cell office:value-type="float" office:value="290885" table:style-name="ce95">
            <text:p>290,885</text:p>
          </table:table-cell>
          <table:table-cell office:value-type="float" office:value="161.06393520101" table:style-name="ce96">
            <text:p>161.1</text:p>
          </table:table-cell>
          <table:table-cell office:value-type="float" office:value="145.26907625368301" table:style-name="ce96">
            <text:p>145.3</text:p>
          </table:table-cell>
          <table:table-cell office:value-type="float" office:value="178.069423285043" table:style-name="ce97">
            <text:p>178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44</text:p>
          </table:table-cell>
          <table:table-cell office:value-type="string" table:style-name="ce93">
            <text:p>Portsmouth</text:p>
          </table:table-cell>
          <table:table-cell office:value-type="float" office:value="156" table:style-name="ce94">
            <text:p>156</text:p>
          </table:table-cell>
          <table:table-cell office:value-type="float" office:value="109599" table:style-name="ce95">
            <text:p>109,599</text:p>
          </table:table-cell>
          <table:table-cell office:value-type="float" office:value="192.214098277673" table:style-name="ce96">
            <text:p>192.2</text:p>
          </table:table-cell>
          <table:table-cell office:value-type="float" office:value="162.27398584987901" table:style-name="ce96">
            <text:p>162.3</text:p>
          </table:table-cell>
          <table:table-cell office:value-type="float" office:value="225.93646558896199" table:style-name="ce97">
            <text:p>225.9</text:p>
          </table:table-cell>
          <table:table-cell office:value-type="float" office:value="152" table:style-name="ce94">
            <text:p>152</text:p>
          </table:table-cell>
          <table:table-cell office:value-type="float" office:value="105306" table:style-name="ce95">
            <text:p>105,306</text:p>
          </table:table-cell>
          <table:table-cell office:value-type="float" office:value="147.77905009402599" table:style-name="ce96">
            <text:p>147.8</text:p>
          </table:table-cell>
          <table:table-cell office:value-type="float" office:value="124.83595641690199" table:style-name="ce96">
            <text:p>124.8</text:p>
          </table:table-cell>
          <table:table-cell office:value-type="float" office:value="173.660932429718" table:style-name="ce98">
            <text:p>173.7</text:p>
          </table:table-cell>
          <table:table-cell office:value-type="float" office:value="310" table:style-name="ce94">
            <text:p>310</text:p>
          </table:table-cell>
          <table:table-cell office:value-type="float" office:value="214905" table:style-name="ce95">
            <text:p>214,905</text:p>
          </table:table-cell>
          <table:table-cell office:value-type="float" office:value="167.608229035791" table:style-name="ce96">
            <text:p>167.6</text:p>
          </table:table-cell>
          <table:table-cell office:value-type="float" office:value="149.072738918976" table:style-name="ce96">
            <text:p>149.1</text:p>
          </table:table-cell>
          <table:table-cell office:value-type="float" office:value="187.77295911252" table:style-name="ce97">
            <text:p>187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45</text:p>
          </table:table-cell>
          <table:table-cell office:value-type="string" table:style-name="ce93">
            <text:p>Southampton</text:p>
          </table:table-cell>
          <table:table-cell office:value-type="float" office:value="263" table:style-name="ce94">
            <text:p>263</text:p>
          </table:table-cell>
          <table:table-cell office:value-type="float" office:value="129141" table:style-name="ce95">
            <text:p>129,141</text:p>
          </table:table-cell>
          <table:table-cell office:value-type="float" office:value="275.07274702209497" table:style-name="ce96">
            <text:p>275.1</text:p>
          </table:table-cell>
          <table:table-cell office:value-type="float" office:value="241.33097018709699" table:style-name="ce96">
            <text:p>241.3</text:p>
          </table:table-cell>
          <table:table-cell office:value-type="float" office:value="312.04752346049798" table:style-name="ce97">
            <text:p>312.0</text:p>
          </table:table-cell>
          <table:table-cell office:value-type="float" office:value="283" table:style-name="ce94">
            <text:p>283</text:p>
          </table:table-cell>
          <table:table-cell office:value-type="float" office:value="123379" table:style-name="ce95">
            <text:p>123,379</text:p>
          </table:table-cell>
          <table:table-cell office:value-type="float" office:value="245.168107989373" table:style-name="ce96">
            <text:p>245.2</text:p>
          </table:table-cell>
          <table:table-cell office:value-type="float" office:value="216.57908775046701" table:style-name="ce96">
            <text:p>216.6</text:p>
          </table:table-cell>
          <table:table-cell office:value-type="float" office:value="276.39298527697099" table:style-name="ce98">
            <text:p>276.4</text:p>
          </table:table-cell>
          <table:table-cell office:value-type="float" office:value="547" table:style-name="ce94">
            <text:p>547</text:p>
          </table:table-cell>
          <table:table-cell office:value-type="float" office:value="252520" table:style-name="ce95">
            <text:p>252,520</text:p>
          </table:table-cell>
          <table:table-cell office:value-type="float" office:value="258.11480696705001" table:style-name="ce96">
            <text:p>258.1</text:p>
          </table:table-cell>
          <table:table-cell office:value-type="float" office:value="236.23980616989499" table:style-name="ce96">
            <text:p>236.2</text:p>
          </table:table-cell>
          <table:table-cell office:value-type="float" office:value="281.420560683806" table:style-name="ce97">
            <text:p>281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06000046</text:p>
          </table:table-cell>
          <table:table-cell office:value-type="string" table:style-name="ce93">
            <text:p>Isle of Wight</text:p>
          </table:table-cell>
          <table:table-cell office:value-type="float" office:value="63" table:style-name="ce94">
            <text:p>63</text:p>
          </table:table-cell>
          <table:table-cell office:value-type="float" office:value="69471" table:style-name="ce95">
            <text:p>69,471</text:p>
          </table:table-cell>
          <table:table-cell office:value-type="float" office:value="74.264002023787498" table:style-name="ce96">
            <text:p>74.3</text:p>
          </table:table-cell>
          <table:table-cell office:value-type="float" office:value="56.825376665644399" table:style-name="ce96">
            <text:p>56.8</text:p>
          </table:table-cell>
          <table:table-cell office:value-type="float" office:value="95.304859935329802" table:style-name="ce97">
            <text:p>95.3</text:p>
          </table:table-cell>
          <table:table-cell office:value-type="float" office:value="94" table:style-name="ce94">
            <text:p>94</text:p>
          </table:table-cell>
          <table:table-cell office:value-type="float" office:value="72300" table:style-name="ce95">
            <text:p>72,300</text:p>
          </table:table-cell>
          <table:table-cell office:value-type="float" office:value="88.8408265312911" table:style-name="ce96">
            <text:p>88.8</text:p>
          </table:table-cell>
          <table:table-cell office:value-type="float" office:value="70.912790425177107" table:style-name="ce96">
            <text:p>70.9</text:p>
          </table:table-cell>
          <table:table-cell office:value-type="float" office:value="109.743196166069" table:style-name="ce98">
            <text:p>109.7</text:p>
          </table:table-cell>
          <table:table-cell office:value-type="float" office:value="157" table:style-name="ce94">
            <text:p>157</text:p>
          </table:table-cell>
          <table:table-cell office:value-type="float" office:value="141771" table:style-name="ce95">
            <text:p>141,771</text:p>
          </table:table-cell>
          <table:table-cell office:value-type="float" office:value="82.039617190050194" table:style-name="ce96">
            <text:p>82.0</text:p>
          </table:table-cell>
          <table:table-cell office:value-type="float" office:value="69.410273376240099" table:style-name="ce96">
            <text:p>69.4</text:p>
          </table:table-cell>
          <table:table-cell office:value-type="float" office:value="96.258965219174797" table:style-name="ce97">
            <text:p>96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10000002</text:p>
          </table:table-cell>
          <table:table-cell office:value-type="string" table:style-name="ce93">
            <text:p>Buckinghamshire</text:p>
          </table:table-cell>
          <table:table-cell office:value-type="float" office:value="440" table:style-name="ce94">
            <text:p>440</text:p>
          </table:table-cell>
          <table:table-cell office:value-type="float" office:value="266808" table:style-name="ce95">
            <text:p>266,808</text:p>
          </table:table-cell>
          <table:table-cell office:value-type="float" office:value="179.69422684330101" table:style-name="ce96">
            <text:p>179.7</text:p>
          </table:table-cell>
          <table:table-cell office:value-type="float" office:value="163.13085409904099" table:style-name="ce96">
            <text:p>163.1</text:p>
          </table:table-cell>
          <table:table-cell office:value-type="float" office:value="197.47043060935101" table:style-name="ce97">
            <text:p>197.5</text:p>
          </table:table-cell>
          <table:table-cell office:value-type="float" office:value="458" table:style-name="ce94">
            <text:p>458</text:p>
          </table:table-cell>
          <table:table-cell office:value-type="float" office:value="277165" table:style-name="ce95">
            <text:p>277,165</text:p>
          </table:table-cell>
          <table:table-cell office:value-type="float" office:value="159.13721153420599" table:style-name="ce96">
            <text:p>159.1</text:p>
          </table:table-cell>
          <table:table-cell office:value-type="float" office:value="144.70626874133001" table:style-name="ce96">
            <text:p>144.7</text:p>
          </table:table-cell>
          <table:table-cell office:value-type="float" office:value="174.603057000147" table:style-name="ce98">
            <text:p>174.6</text:p>
          </table:table-cell>
          <table:table-cell office:value-type="float" office:value="898" table:style-name="ce94">
            <text:p>898</text:p>
          </table:table-cell>
          <table:table-cell office:value-type="float" office:value="543973" table:style-name="ce95">
            <text:p>543,973</text:p>
          </table:table-cell>
          <table:table-cell office:value-type="float" office:value="166.79896906646599" table:style-name="ce96">
            <text:p>166.8</text:p>
          </table:table-cell>
          <table:table-cell office:value-type="float" office:value="156.01625520174301" table:style-name="ce96">
            <text:p>156.0</text:p>
          </table:table-cell>
          <table:table-cell office:value-type="float" office:value="178.127854568077" table:style-name="ce97">
            <text:p>178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10000011</text:p>
          </table:table-cell>
          <table:table-cell office:value-type="string" table:style-name="ce93">
            <text:p>East Sussex</text:p>
          </table:table-cell>
          <table:table-cell office:value-type="float" office:value="323" table:style-name="ce94">
            <text:p>323</text:p>
          </table:table-cell>
          <table:table-cell office:value-type="float" office:value="270057" table:style-name="ce95">
            <text:p>270,057</text:p>
          </table:table-cell>
          <table:table-cell office:value-type="float" office:value="107.41339467437101" table:style-name="ce96">
            <text:p>107.4</text:p>
          </table:table-cell>
          <table:table-cell office:value-type="float" office:value="95.837208533364802" table:style-name="ce96">
            <text:p>95.8</text:p>
          </table:table-cell>
          <table:table-cell office:value-type="float" office:value="119.985468009332" table:style-name="ce97">
            <text:p>120.0</text:p>
          </table:table-cell>
          <table:table-cell office:value-type="float" office:value="328" table:style-name="ce94">
            <text:p>328</text:p>
          </table:table-cell>
          <table:table-cell office:value-type="float" office:value="287172" table:style-name="ce95">
            <text:p>287,172</text:p>
          </table:table-cell>
          <table:table-cell office:value-type="float" office:value="91.387255153643594" table:style-name="ce96">
            <text:p>91.4</text:p>
          </table:table-cell>
          <table:table-cell office:value-type="float" office:value="81.130514576519701" table:style-name="ce96">
            <text:p>81.1</text:p>
          </table:table-cell>
          <table:table-cell office:value-type="float" office:value="102.519312061669" table:style-name="ce98">
            <text:p>102.5</text:p>
          </table:table-cell>
          <table:table-cell office:value-type="float" office:value="652" table:style-name="ce94">
            <text:p>652</text:p>
          </table:table-cell>
          <table:table-cell office:value-type="float" office:value="557229" table:style-name="ce95">
            <text:p>557,229</text:p>
          </table:table-cell>
          <table:table-cell office:value-type="float" office:value="98.548882986246994" table:style-name="ce96">
            <text:p>98.5</text:p>
          </table:table-cell>
          <table:table-cell office:value-type="float" office:value="90.868175859814599" table:style-name="ce96">
            <text:p>90.9</text:p>
          </table:table-cell>
          <table:table-cell office:value-type="float" office:value="106.688361517685" table:style-name="ce97">
            <text:p>106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10000014</text:p>
          </table:table-cell>
          <table:table-cell office:value-type="string" table:style-name="ce93">
            <text:p>Hampshire</text:p>
          </table:table-cell>
          <table:table-cell office:value-type="float" office:value="1352" table:style-name="ce94">
            <text:p>1,352</text:p>
          </table:table-cell>
          <table:table-cell office:value-type="float" office:value="676349" table:style-name="ce95">
            <text:p>676,349</text:p>
          </table:table-cell>
          <table:table-cell office:value-type="float" office:value="201.69628804196" table:style-name="ce96">
            <text:p>201.7</text:p>
          </table:table-cell>
          <table:table-cell office:value-type="float" office:value="191.015090981946" table:style-name="ce96">
            <text:p>191.0</text:p>
          </table:table-cell>
          <table:table-cell office:value-type="float" office:value="212.81617367506601" table:style-name="ce97">
            <text:p>212.8</text:p>
          </table:table-cell>
          <table:table-cell office:value-type="float" office:value="1720" table:style-name="ce94">
            <text:p>1,720</text:p>
          </table:table-cell>
          <table:table-cell office:value-type="float" office:value="706193" table:style-name="ce95">
            <text:p>706,193</text:p>
          </table:table-cell>
          <table:table-cell office:value-type="float" office:value="230.40056595273799" table:style-name="ce96">
            <text:p>230.4</text:p>
          </table:table-cell>
          <table:table-cell office:value-type="float" office:value="219.426595130679" table:style-name="ce96">
            <text:p>219.4</text:p>
          </table:table-cell>
          <table:table-cell office:value-type="float" office:value="241.77311987937199" table:style-name="ce98">
            <text:p>241.8</text:p>
          </table:table-cell>
          <table:table-cell office:value-type="float" office:value="3077" table:style-name="ce94">
            <text:p>3,077</text:p>
          </table:table-cell>
          <table:table-cell office:value-type="float" office:value="1382542" table:style-name="ce95">
            <text:p>1,382,542</text:p>
          </table:table-cell>
          <table:table-cell office:value-type="float" office:value="214.881317440673" table:style-name="ce96">
            <text:p>214.9</text:p>
          </table:table-cell>
          <table:table-cell office:value-type="float" office:value="207.28120024635001" table:style-name="ce96">
            <text:p>207.3</text:p>
          </table:table-cell>
          <table:table-cell office:value-type="float" office:value="222.68678557267199" table:style-name="ce97">
            <text:p>222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10000016</text:p>
          </table:table-cell>
          <table:table-cell office:value-type="string" table:style-name="ce93">
            <text:p>Kent</text:p>
          </table:table-cell>
          <table:table-cell office:value-type="float" office:value="1824" table:style-name="ce94">
            <text:p>1,824</text:p>
          </table:table-cell>
          <table:table-cell office:value-type="float" office:value="776703" table:style-name="ce95">
            <text:p>776,703</text:p>
          </table:table-cell>
          <table:table-cell office:value-type="float" office:value="247.518323116121" table:style-name="ce96">
            <text:p>247.5</text:p>
          </table:table-cell>
          <table:table-cell office:value-type="float" office:value="236.20685586716601" table:style-name="ce96">
            <text:p>236.2</text:p>
          </table:table-cell>
          <table:table-cell office:value-type="float" office:value="259.22851761835801" table:style-name="ce97">
            <text:p>259.2</text:p>
          </table:table-cell>
          <table:table-cell office:value-type="float" office:value="2400" table:style-name="ce94">
            <text:p>2,400</text:p>
          </table:table-cell>
          <table:table-cell office:value-type="float" office:value="804852" table:style-name="ce95">
            <text:p>804,852</text:p>
          </table:table-cell>
          <table:table-cell office:value-type="float" office:value="294.24774535799799" table:style-name="ce96">
            <text:p>294.2</text:p>
          </table:table-cell>
          <table:table-cell office:value-type="float" office:value="282.48808790736501" table:style-name="ce96">
            <text:p>282.5</text:p>
          </table:table-cell>
          <table:table-cell office:value-type="float" office:value="306.36788438355097" table:style-name="ce98">
            <text:p>306.4</text:p>
          </table:table-cell>
          <table:table-cell office:value-type="float" office:value="4253" table:style-name="ce94">
            <text:p>4,253</text:p>
          </table:table-cell>
          <table:table-cell office:value-type="float" office:value="1581555" table:style-name="ce95">
            <text:p>1,581,555</text:p>
          </table:table-cell>
          <table:table-cell office:value-type="float" office:value="271.12334719171201" table:style-name="ce96">
            <text:p>271.1</text:p>
          </table:table-cell>
          <table:table-cell office:value-type="float" office:value="263.00441317037598" table:style-name="ce96">
            <text:p>263.0</text:p>
          </table:table-cell>
          <table:table-cell office:value-type="float" office:value="279.42845882209099" table:style-name="ce97">
            <text:p>279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10000025</text:p>
          </table:table-cell>
          <table:table-cell office:value-type="string" table:style-name="ce93">
            <text:p>Oxfordshire</text:p>
          </table:table-cell>
          <table:table-cell office:value-type="float" office:value="755" table:style-name="ce94">
            <text:p>755</text:p>
          </table:table-cell>
          <table:table-cell office:value-type="float" office:value="344030" table:style-name="ce95">
            <text:p>344,030</text:p>
          </table:table-cell>
          <table:table-cell office:value-type="float" office:value="237.34887845793699" table:style-name="ce96">
            <text:p>237.3</text:p>
          </table:table-cell>
          <table:table-cell office:value-type="float" office:value="220.57289036766699" table:style-name="ce96">
            <text:p>220.6</text:p>
          </table:table-cell>
          <table:table-cell office:value-type="float" office:value="255.053916504066" table:style-name="ce97">
            <text:p>255.1</text:p>
          </table:table-cell>
          <table:table-cell office:value-type="float" office:value="1051" table:style-name="ce94">
            <text:p>1,051</text:p>
          </table:table-cell>
          <table:table-cell office:value-type="float" office:value="347637" table:style-name="ce95">
            <text:p>347,637</text:p>
          </table:table-cell>
          <table:table-cell office:value-type="float" office:value="298.89758639166001" table:style-name="ce96">
            <text:p>298.9</text:p>
          </table:table-cell>
          <table:table-cell office:value-type="float" office:value="280.97494900740497" table:style-name="ce96">
            <text:p>281.0</text:p>
          </table:table-cell>
          <table:table-cell office:value-type="float" office:value="317.65762589611398" table:style-name="ce98">
            <text:p>317.7</text:p>
          </table:table-cell>
          <table:table-cell office:value-type="float" office:value="1808" table:style-name="ce94">
            <text:p>1,808</text:p>
          </table:table-cell>
          <table:table-cell office:value-type="float" office:value="691667" table:style-name="ce95">
            <text:p>691,667</text:p>
          </table:table-cell>
          <table:table-cell office:value-type="float" office:value="265.72648789382202" table:style-name="ce96">
            <text:p>265.7</text:p>
          </table:table-cell>
          <table:table-cell office:value-type="float" office:value="253.57505293103699" table:style-name="ce96">
            <text:p>253.6</text:p>
          </table:table-cell>
          <table:table-cell office:value-type="float" office:value="278.30818663554498" table:style-name="ce97">
            <text:p>278.3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8</text:p>
          </table:table-cell>
          <table:table-cell office:value-type="string" table:style-name="ce91">
            <text:p>South East</text:p>
          </table:table-cell>
          <table:table-cell office:value-type="string" table:style-name="ce92">
            <text:p>E10000030</text:p>
          </table:table-cell>
          <table:table-cell office:value-type="string" table:style-name="ce93">
            <text:p>Surrey</text:p>
          </table:table-cell>
          <table:table-cell office:value-type="float" office:value="1297" table:style-name="ce94">
            <text:p>1,297</text:p>
          </table:table-cell>
          <table:table-cell office:value-type="float" office:value="587530" table:style-name="ce95">
            <text:p>587,530</text:p>
          </table:table-cell>
          <table:table-cell office:value-type="float" office:value="233.95892418308901" table:style-name="ce96">
            <text:p>234.0</text:p>
          </table:table-cell>
          <table:table-cell office:value-type="float" office:value="221.337631482218" table:style-name="ce96">
            <text:p>221.3</text:p>
          </table:table-cell>
          <table:table-cell office:value-type="float" office:value="247.10971348771099" table:style-name="ce97">
            <text:p>247.1</text:p>
          </table:table-cell>
          <table:table-cell office:value-type="float" office:value="1474" table:style-name="ce94">
            <text:p>1,474</text:p>
          </table:table-cell>
          <table:table-cell office:value-type="float" office:value="608706" table:style-name="ce95">
            <text:p>608,706</text:p>
          </table:table-cell>
          <table:table-cell office:value-type="float" office:value="228.369921453785" table:style-name="ce96">
            <text:p>228.4</text:p>
          </table:table-cell>
          <table:table-cell office:value-type="float" office:value="216.65784983559999" table:style-name="ce96">
            <text:p>216.7</text:p>
          </table:table-cell>
          <table:table-cell office:value-type="float" office:value="240.54224705292199" table:style-name="ce98">
            <text:p>240.5</text:p>
          </table:table-cell>
          <table:table-cell office:value-type="float" office:value="2773" table:style-name="ce94">
            <text:p>2,773</text:p>
          </table:table-cell>
          <table:table-cell office:value-type="float" office:value="1196236" table:style-name="ce95">
            <text:p>1,196,236</text:p>
          </table:table-cell>
          <table:table-cell office:value-type="float" office:value="229.235159664375" table:style-name="ce96">
            <text:p>229.2</text:p>
          </table:table-cell>
          <table:table-cell office:value-type="float" office:value="220.72405788874099" table:style-name="ce96">
            <text:p>220.7</text:p>
          </table:table-cell>
          <table:table-cell office:value-type="float" office:value="237.988696573586" table:style-name="ce97">
            <text:p>238.0</text:p>
          </table:table-cell>
          <table:table-cell table:number-columns-repeated="16365"/>
        </table:table-row>
        <table:table-row table:style-name="ro13">
          <table:table-cell office:value-type="string" table:style-name="ce99">
            <text:p>E12000008</text:p>
          </table:table-cell>
          <table:table-cell office:value-type="string" table:style-name="ce100">
            <text:p>South East</text:p>
          </table:table-cell>
          <table:table-cell office:value-type="string" table:style-name="ce101">
            <text:p>E10000032</text:p>
          </table:table-cell>
          <table:table-cell office:value-type="string" table:style-name="ce102">
            <text:p>West Sussex</text:p>
          </table:table-cell>
          <table:table-cell office:value-type="float" office:value="606" table:style-name="ce103">
            <text:p>606</text:p>
          </table:table-cell>
          <table:table-cell office:value-type="float" office:value="420317" table:style-name="ce104">
            <text:p>420,317</text:p>
          </table:table-cell>
          <table:table-cell office:value-type="float" office:value="138.99266595894801" table:style-name="ce105">
            <text:p>139.0</text:p>
          </table:table-cell>
          <table:table-cell office:value-type="float" office:value="128.07189948002701" table:style-name="ce105">
            <text:p>128.1</text:p>
          </table:table-cell>
          <table:table-cell office:value-type="float" office:value="150.590855448974" table:style-name="ce106">
            <text:p>150.6</text:p>
          </table:table-cell>
          <table:table-cell office:value-type="float" office:value="653" table:style-name="ce103">
            <text:p>653</text:p>
          </table:table-cell>
          <table:table-cell office:value-type="float" office:value="443663" table:style-name="ce104">
            <text:p>443,663</text:p>
          </table:table-cell>
          <table:table-cell office:value-type="float" office:value="126.97811215861" table:style-name="ce105">
            <text:p>127.0</text:p>
          </table:table-cell>
          <table:table-cell office:value-type="float" office:value="117.08230620957499" table:style-name="ce105">
            <text:p>117.1</text:p>
          </table:table-cell>
          <table:table-cell office:value-type="float" office:value="137.46453074823901" table:style-name="ce107">
            <text:p>137.5</text:p>
          </table:table-cell>
          <table:table-cell office:value-type="float" office:value="1259" table:style-name="ce103">
            <text:p>1,259</text:p>
          </table:table-cell>
          <table:table-cell office:value-type="float" office:value="863980" table:style-name="ce104">
            <text:p>863,980</text:p>
          </table:table-cell>
          <table:table-cell office:value-type="float" office:value="131.20597425868701" table:style-name="ce105">
            <text:p>131.2</text:p>
          </table:table-cell>
          <table:table-cell office:value-type="float" office:value="123.945393944253" table:style-name="ce105">
            <text:p>123.9</text:p>
          </table:table-cell>
          <table:table-cell office:value-type="float" office:value="138.77582395437" table:style-name="ce106">
            <text:p>138.8</text:p>
          </table:table-cell>
          <table:table-cell table:number-columns-repeated="16365"/>
        </table:table-row>
        <table:table-row table:style-name="ro4">
          <table:table-cell office:value-type="string" table:style-name="ce81">
            <text:p>E12000009</text:p>
          </table:table-cell>
          <table:table-cell office:value-type="string" table:style-name="ce82">
            <text:p>South West</text:p>
          </table:table-cell>
          <table:table-cell office:value-type="string" table:style-name="ce83">
            <text:p>E06000022</text:p>
          </table:table-cell>
          <table:table-cell office:value-type="string" table:style-name="ce84">
            <text:p>Bath and North East Somerset</text:p>
          </table:table-cell>
          <table:table-cell office:value-type="float" office:value="102" table:style-name="ce85">
            <text:p>102</text:p>
          </table:table-cell>
          <table:table-cell office:value-type="float" office:value="95814" table:style-name="ce86">
            <text:p>95,814</text:p>
          </table:table-cell>
          <table:table-cell office:value-type="float" office:value="120.67437896826399" table:style-name="ce87">
            <text:p>120.7</text:p>
          </table:table-cell>
          <table:table-cell office:value-type="float" office:value="98.181535873538394" table:style-name="ce87">
            <text:p>98.2</text:p>
          </table:table-cell>
          <table:table-cell office:value-type="float" office:value="146.737215672433" table:style-name="ce88">
            <text:p>146.7</text:p>
          </table:table-cell>
          <table:table-cell office:value-type="float" office:value="123" table:style-name="ce85">
            <text:p>123</text:p>
          </table:table-cell>
          <table:table-cell office:value-type="float" office:value="97468" table:style-name="ce86">
            <text:p>97,468</text:p>
          </table:table-cell>
          <table:table-cell office:value-type="float" office:value="122.56601750671101" table:style-name="ce87">
            <text:p>122.6</text:p>
          </table:table-cell>
          <table:table-cell office:value-type="float" office:value="101.37058193988599" table:style-name="ce87">
            <text:p>101.4</text:p>
          </table:table-cell>
          <table:table-cell office:value-type="float" office:value="146.80237878592601" table:style-name="ce89">
            <text:p>146.8</text:p>
          </table:table-cell>
          <table:table-cell office:value-type="float" office:value="225" table:style-name="ce85">
            <text:p>225</text:p>
          </table:table-cell>
          <table:table-cell office:value-type="float" office:value="193282" table:style-name="ce86">
            <text:p>193,282</text:p>
          </table:table-cell>
          <table:table-cell office:value-type="float" office:value="120.426951390501" table:style-name="ce87">
            <text:p>120.4</text:p>
          </table:table-cell>
          <table:table-cell office:value-type="float" office:value="104.992936644086" table:style-name="ce87">
            <text:p>105.0</text:p>
          </table:table-cell>
          <table:table-cell office:value-type="float" office:value="137.46645764575501" table:style-name="ce88">
            <text:p>137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06000023</text:p>
          </table:table-cell>
          <table:table-cell office:value-type="string" table:style-name="ce93">
            <text:p>Bristol, City of</text:p>
          </table:table-cell>
          <table:table-cell office:value-type="float" office:value="329" table:style-name="ce94">
            <text:p>329</text:p>
          </table:table-cell>
          <table:table-cell office:value-type="float" office:value="232171" table:style-name="ce95">
            <text:p>232,171</text:p>
          </table:table-cell>
          <table:table-cell office:value-type="float" office:value="194.799865710039" table:style-name="ce96">
            <text:p>194.8</text:p>
          </table:table-cell>
          <table:table-cell office:value-type="float" office:value="173.350792517287" table:style-name="ce96">
            <text:p>173.4</text:p>
          </table:table-cell>
          <table:table-cell office:value-type="float" office:value="218.076504274624" table:style-name="ce97">
            <text:p>218.1</text:p>
          </table:table-cell>
          <table:table-cell office:value-type="float" office:value="350" table:style-name="ce94">
            <text:p>350</text:p>
          </table:table-cell>
          <table:table-cell office:value-type="float" office:value="231206" table:style-name="ce95">
            <text:p>231,206</text:p>
          </table:table-cell>
          <table:table-cell office:value-type="float" office:value="164.925513307627" table:style-name="ce96">
            <text:p>164.9</text:p>
          </table:table-cell>
          <table:table-cell office:value-type="float" office:value="147.365736406991" table:style-name="ce96">
            <text:p>147.4</text:p>
          </table:table-cell>
          <table:table-cell office:value-type="float" office:value="183.93387037657999" table:style-name="ce98">
            <text:p>183.9</text:p>
          </table:table-cell>
          <table:table-cell office:value-type="float" office:value="679" table:style-name="ce94">
            <text:p>679</text:p>
          </table:table-cell>
          <table:table-cell office:value-type="float" office:value="463377" table:style-name="ce95">
            <text:p>463,377</text:p>
          </table:table-cell>
          <table:table-cell office:value-type="float" office:value="177.25463849535299" table:style-name="ce96">
            <text:p>177.3</text:p>
          </table:table-cell>
          <table:table-cell office:value-type="float" office:value="163.6459596178" table:style-name="ce96">
            <text:p>163.6</text:p>
          </table:table-cell>
          <table:table-cell office:value-type="float" office:value="191.65932550711" table:style-name="ce97">
            <text:p>191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06000024</text:p>
          </table:table-cell>
          <table:table-cell office:value-type="string" table:style-name="ce93">
            <text:p>North Somerset</text:p>
          </table:table-cell>
          <table:table-cell office:value-type="float" office:value="148" table:style-name="ce94">
            <text:p>148</text:p>
          </table:table-cell>
          <table:table-cell office:value-type="float" office:value="104601" table:style-name="ce95">
            <text:p>104,601</text:p>
          </table:table-cell>
          <table:table-cell office:value-type="float" office:value="135.98411720668" table:style-name="ce96">
            <text:p>136.0</text:p>
          </table:table-cell>
          <table:table-cell office:value-type="float" office:value="114.72053939547899" table:style-name="ce96">
            <text:p>114.7</text:p>
          </table:table-cell>
          <table:table-cell office:value-type="float" office:value="160.01041883847" table:style-name="ce97">
            <text:p>160.0</text:p>
          </table:table-cell>
          <table:table-cell office:value-type="float" office:value="174" table:style-name="ce94">
            <text:p>174</text:p>
          </table:table-cell>
          <table:table-cell office:value-type="float" office:value="110451" table:style-name="ce95">
            <text:p>110,451</text:p>
          </table:table-cell>
          <table:table-cell office:value-type="float" office:value="139.587682233349" table:style-name="ce96">
            <text:p>139.6</text:p>
          </table:table-cell>
          <table:table-cell office:value-type="float" office:value="118.910007464033" table:style-name="ce96">
            <text:p>118.9</text:p>
          </table:table-cell>
          <table:table-cell office:value-type="float" office:value="162.72997089031799" table:style-name="ce98">
            <text:p>162.7</text:p>
          </table:table-cell>
          <table:table-cell office:value-type="float" office:value="323" table:style-name="ce94">
            <text:p>323</text:p>
          </table:table-cell>
          <table:table-cell office:value-type="float" office:value="215052" table:style-name="ce95">
            <text:p>215,052</text:p>
          </table:table-cell>
          <table:table-cell office:value-type="float" office:value="136.99500741868101" table:style-name="ce96">
            <text:p>137.0</text:p>
          </table:table-cell>
          <table:table-cell office:value-type="float" office:value="122.188220685416" table:style-name="ce96">
            <text:p>122.2</text:p>
          </table:table-cell>
          <table:table-cell office:value-type="float" office:value="153.07560653813701" table:style-name="ce97">
            <text:p>153.1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06000025</text:p>
          </table:table-cell>
          <table:table-cell office:value-type="string" table:style-name="ce93">
            <text:p>South Gloucestershire</text:p>
          </table:table-cell>
          <table:table-cell office:value-type="float" office:value="185" table:style-name="ce94">
            <text:p>185</text:p>
          </table:table-cell>
          <table:table-cell office:value-type="float" office:value="141234" table:style-name="ce95">
            <text:p>141,234</text:p>
          </table:table-cell>
          <table:table-cell office:value-type="float" office:value="146.75482166983099" table:style-name="ce96">
            <text:p>146.8</text:p>
          </table:table-cell>
          <table:table-cell office:value-type="float" office:value="126.046515980029" table:style-name="ce96">
            <text:p>126.0</text:p>
          </table:table-cell>
          <table:table-cell office:value-type="float" office:value="169.85233428969701" table:style-name="ce97">
            <text:p>169.9</text:p>
          </table:table-cell>
          <table:table-cell office:value-type="float" office:value="207" table:style-name="ce94">
            <text:p>207</text:p>
          </table:table-cell>
          <table:table-cell office:value-type="float" office:value="143859" table:style-name="ce95">
            <text:p>143,859</text:p>
          </table:table-cell>
          <table:table-cell office:value-type="float" office:value="136.74301919116601" table:style-name="ce96">
            <text:p>136.7</text:p>
          </table:table-cell>
          <table:table-cell office:value-type="float" office:value="118.59114127299399" table:style-name="ce96">
            <text:p>118.6</text:p>
          </table:table-cell>
          <table:table-cell office:value-type="float" office:value="156.86814219650901" table:style-name="ce98">
            <text:p>156.9</text:p>
          </table:table-cell>
          <table:table-cell office:value-type="float" office:value="392" table:style-name="ce94">
            <text:p>392</text:p>
          </table:table-cell>
          <table:table-cell office:value-type="float" office:value="285093" table:style-name="ce95">
            <text:p>285,093</text:p>
          </table:table-cell>
          <table:table-cell office:value-type="float" office:value="138.99235772532001" table:style-name="ce96">
            <text:p>139.0</text:p>
          </table:table-cell>
          <table:table-cell office:value-type="float" office:value="125.526246892871" table:style-name="ce96">
            <text:p>125.5</text:p>
          </table:table-cell>
          <table:table-cell office:value-type="float" office:value="153.50558939714" table:style-name="ce97">
            <text:p>153.5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06000026</text:p>
          </table:table-cell>
          <table:table-cell office:value-type="string" table:style-name="ce93">
            <text:p>Plymouth</text:p>
          </table:table-cell>
          <table:table-cell office:value-type="float" office:value="133" table:style-name="ce94">
            <text:p>133</text:p>
          </table:table-cell>
          <table:table-cell office:value-type="float" office:value="130306" table:style-name="ce95">
            <text:p>130,306</text:p>
          </table:table-cell>
          <table:table-cell office:value-type="float" office:value="114.819504100917" table:style-name="ce96">
            <text:p>114.8</text:p>
          </table:table-cell>
          <table:table-cell office:value-type="float" office:value="95.933050952998201" table:style-name="ce96">
            <text:p>95.9</text:p>
          </table:table-cell>
          <table:table-cell office:value-type="float" office:value="136.304256468777" table:style-name="ce97">
            <text:p>136.3</text:p>
          </table:table-cell>
          <table:table-cell office:value-type="float" office:value="206" table:style-name="ce94">
            <text:p>206</text:p>
          </table:table-cell>
          <table:table-cell office:value-type="float" office:value="131794" table:style-name="ce95">
            <text:p>131,794</text:p>
          </table:table-cell>
          <table:table-cell office:value-type="float" office:value="152.74976131464101" table:style-name="ce96">
            <text:p>152.7</text:p>
          </table:table-cell>
          <table:table-cell office:value-type="float" office:value="132.40469940602799" table:style-name="ce96">
            <text:p>132.4</text:p>
          </table:table-cell>
          <table:table-cell office:value-type="float" office:value="175.31215597385099" table:style-name="ce98">
            <text:p>175.3</text:p>
          </table:table-cell>
          <table:table-cell office:value-type="float" office:value="339" table:style-name="ce94">
            <text:p>339</text:p>
          </table:table-cell>
          <table:table-cell office:value-type="float" office:value="262100" table:style-name="ce95">
            <text:p>262,100</text:p>
          </table:table-cell>
          <table:table-cell office:value-type="float" office:value="134.203940354114" table:style-name="ce96">
            <text:p>134.2</text:p>
          </table:table-cell>
          <table:table-cell office:value-type="float" office:value="120.211596015111" table:style-name="ce96">
            <text:p>120.2</text:p>
          </table:table-cell>
          <table:table-cell office:value-type="float" office:value="149.369986997328" table:style-name="ce97">
            <text:p>149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06000027</text:p>
          </table:table-cell>
          <table:table-cell office:value-type="string" table:style-name="ce93">
            <text:p>Torbay</text:p>
          </table:table-cell>
          <table:table-cell office:value-type="float" office:value="104" table:style-name="ce94">
            <text:p>104</text:p>
          </table:table-cell>
          <table:table-cell office:value-type="float" office:value="66421" table:style-name="ce95">
            <text:p>66,421</text:p>
          </table:table-cell>
          <table:table-cell office:value-type="float" office:value="140.36858409854901" table:style-name="ce96">
            <text:p>140.4</text:p>
          </table:table-cell>
          <table:table-cell office:value-type="float" office:value="114.079281450772" table:style-name="ce96">
            <text:p>114.1</text:p>
          </table:table-cell>
          <table:table-cell office:value-type="float" office:value="170.78682663236401" table:style-name="ce97">
            <text:p>170.8</text:p>
          </table:table-cell>
          <table:table-cell office:value-type="float" office:value="106" table:style-name="ce94">
            <text:p>106</text:p>
          </table:table-cell>
          <table:table-cell office:value-type="float" office:value="69843" table:style-name="ce95">
            <text:p>69,843</text:p>
          </table:table-cell>
          <table:table-cell office:value-type="float" office:value="142.36676581432801" table:style-name="ce96">
            <text:p>142.4</text:p>
          </table:table-cell>
          <table:table-cell office:value-type="float" office:value="115.275953615478" table:style-name="ce96">
            <text:p>115.3</text:p>
          </table:table-cell>
          <table:table-cell office:value-type="float" office:value="173.668800337211" table:style-name="ce98">
            <text:p>173.7</text:p>
          </table:table-cell>
          <table:table-cell office:value-type="float" office:value="211" table:style-name="ce94">
            <text:p>211</text:p>
          </table:table-cell>
          <table:table-cell office:value-type="float" office:value="136264" table:style-name="ce95">
            <text:p>136,264</text:p>
          </table:table-cell>
          <table:table-cell office:value-type="float" office:value="140.31227121153501" table:style-name="ce96">
            <text:p>140.3</text:p>
          </table:table-cell>
          <table:table-cell office:value-type="float" office:value="121.302877909602" table:style-name="ce96">
            <text:p>121.3</text:p>
          </table:table-cell>
          <table:table-cell office:value-type="float" office:value="161.36732108094" table:style-name="ce97">
            <text:p>161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06000030</text:p>
          </table:table-cell>
          <table:table-cell office:value-type="string" table:style-name="ce93">
            <text:p>Swindon</text:p>
          </table:table-cell>
          <table:table-cell office:value-type="float" office:value="176" table:style-name="ce94">
            <text:p>176</text:p>
          </table:table-cell>
          <table:table-cell office:value-type="float" office:value="111047" table:style-name="ce95">
            <text:p>111,047</text:p>
          </table:table-cell>
          <table:table-cell office:value-type="float" office:value="187.60628366069801" table:style-name="ce96">
            <text:p>187.6</text:p>
          </table:table-cell>
          <table:table-cell office:value-type="float" office:value="160.15796113702501" table:style-name="ce96">
            <text:p>160.2</text:p>
          </table:table-cell>
          <table:table-cell office:value-type="float" office:value="218.30641646940799" table:style-name="ce97">
            <text:p>218.3</text:p>
          </table:table-cell>
          <table:table-cell office:value-type="float" office:value="247" table:style-name="ce94">
            <text:p>247</text:p>
          </table:table-cell>
          <table:table-cell office:value-type="float" office:value="111146" table:style-name="ce95">
            <text:p>111,146</text:p>
          </table:table-cell>
          <table:table-cell office:value-type="float" office:value="224.268844600547" table:style-name="ce96">
            <text:p>224.3</text:p>
          </table:table-cell>
          <table:table-cell office:value-type="float" office:value="197.056276817694" table:style-name="ce96">
            <text:p>197.1</text:p>
          </table:table-cell>
          <table:table-cell office:value-type="float" office:value="254.17632978254599" table:style-name="ce98">
            <text:p>254.2</text:p>
          </table:table-cell>
          <table:table-cell office:value-type="float" office:value="423" table:style-name="ce94">
            <text:p>423</text:p>
          </table:table-cell>
          <table:table-cell office:value-type="float" office:value="222193" table:style-name="ce95">
            <text:p>222,193</text:p>
          </table:table-cell>
          <table:table-cell office:value-type="float" office:value="204.151716486455" table:style-name="ce96">
            <text:p>204.2</text:p>
          </table:table-cell>
          <table:table-cell office:value-type="float" office:value="185.004336898118" table:style-name="ce96">
            <text:p>185.0</text:p>
          </table:table-cell>
          <table:table-cell office:value-type="float" office:value="224.730157360818" table:style-name="ce97">
            <text:p>224.7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06000052</text:p>
          </table:table-cell>
          <table:table-cell office:value-type="string" table:style-name="ce93">
            <text:p>Cornwall &amp; Isles of Scilly</text:p>
          </table:table-cell>
          <table:table-cell office:value-type="float" office:value="295" table:style-name="ce94">
            <text:p>295</text:p>
          </table:table-cell>
          <table:table-cell office:value-type="float" office:value="277820" table:style-name="ce95">
            <text:p>277,820</text:p>
          </table:table-cell>
          <table:table-cell office:value-type="float" office:value="101.56033009036872" table:style-name="ce96">
            <text:p>101.6</text:p>
          </table:table-cell>
          <table:table-cell office:value-type="float" office:value="90.074935841873497" table:style-name="ce96">
            <text:p>90.1</text:p>
          </table:table-cell>
          <table:table-cell office:value-type="float" office:value="114.08184539671048" table:style-name="ce97">
            <text:p>114.1</text:p>
          </table:table-cell>
          <table:table-cell office:value-type="float" office:value="258" table:style-name="ce94">
            <text:p>258</text:p>
          </table:table-cell>
          <table:table-cell office:value-type="float" office:value="293982" table:style-name="ce95">
            <text:p>293,982</text:p>
          </table:table-cell>
          <table:table-cell office:value-type="float" office:value="78.24882516037583" table:style-name="ce96">
            <text:p>78.2</text:p>
          </table:table-cell>
          <table:table-cell office:value-type="float" office:value="68.694232331529477" table:style-name="ce96">
            <text:p>68.7</text:p>
          </table:table-cell>
          <table:table-cell office:value-type="float" office:value="88.728184932468281" table:style-name="ce98">
            <text:p>88.7</text:p>
          </table:table-cell>
          <table:table-cell office:value-type="float" office:value="553" table:style-name="ce94">
            <text:p>553</text:p>
          </table:table-cell>
          <table:table-cell office:value-type="float" office:value="571802" table:style-name="ce95">
            <text:p>571,802</text:p>
          </table:table-cell>
          <table:table-cell office:value-type="float" office:value="88.103358825244243" table:style-name="ce96">
            <text:p>88.1</text:p>
          </table:table-cell>
          <table:table-cell office:value-type="float" office:value="80.774751065728026" table:style-name="ce96">
            <text:p>80.8</text:p>
          </table:table-cell>
          <table:table-cell office:value-type="float" office:value="95.908601164330918" table:style-name="ce97">
            <text:p>95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06000054</text:p>
          </table:table-cell>
          <table:table-cell office:value-type="string" table:style-name="ce93">
            <text:p>Wiltshire</text:p>
          </table:table-cell>
          <table:table-cell office:value-type="float" office:value="249" table:style-name="ce94">
            <text:p>249</text:p>
          </table:table-cell>
          <table:table-cell office:value-type="float" office:value="246656" table:style-name="ce95">
            <text:p>246,656</text:p>
          </table:table-cell>
          <table:table-cell office:value-type="float" office:value="103.97170097660999" table:style-name="ce96">
            <text:p>104.0</text:p>
          </table:table-cell>
          <table:table-cell office:value-type="float" office:value="91.311271429495704" table:style-name="ce96">
            <text:p>91.3</text:p>
          </table:table-cell>
          <table:table-cell office:value-type="float" office:value="117.88060836706801" table:style-name="ce97">
            <text:p>117.9</text:p>
          </table:table-cell>
          <table:table-cell office:value-type="float" office:value="249" table:style-name="ce94">
            <text:p>249</text:p>
          </table:table-cell>
          <table:table-cell office:value-type="float" office:value="253368" table:style-name="ce95">
            <text:p>253,368</text:p>
          </table:table-cell>
          <table:table-cell office:value-type="float" office:value="86.823222698417595" table:style-name="ce96">
            <text:p>86.8</text:p>
          </table:table-cell>
          <table:table-cell office:value-type="float" office:value="76.070221792610894" table:style-name="ce96">
            <text:p>76.1</text:p>
          </table:table-cell>
          <table:table-cell office:value-type="float" office:value="98.636604954666296" table:style-name="ce98">
            <text:p>98.6</text:p>
          </table:table-cell>
          <table:table-cell office:value-type="float" office:value="499" table:style-name="ce94">
            <text:p>499</text:p>
          </table:table-cell>
          <table:table-cell office:value-type="float" office:value="500024" table:style-name="ce95">
            <text:p>500,024</text:p>
          </table:table-cell>
          <table:table-cell office:value-type="float" office:value="94.158955918494598" table:style-name="ce96">
            <text:p>94.2</text:p>
          </table:table-cell>
          <table:table-cell office:value-type="float" office:value="86.002666842980105" table:style-name="ce96">
            <text:p>86.0</text:p>
          </table:table-cell>
          <table:table-cell office:value-type="float" office:value="102.874712433281" table:style-name="ce97">
            <text:p>102.9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06000058</text:p>
          </table:table-cell>
          <table:table-cell office:value-type="string" table:style-name="ce93">
            <text:p>Bournemouth, Christchurch and Poole</text:p>
          </table:table-cell>
          <table:table-cell office:value-type="float" office:value="230" table:style-name="ce94">
            <text:p>230</text:p>
          </table:table-cell>
          <table:table-cell office:value-type="float" office:value="196612" table:style-name="ce95">
            <text:p>196,612</text:p>
          </table:table-cell>
          <table:table-cell office:value-type="float" office:value="116.37943401044301" table:style-name="ce96">
            <text:p>116.4</text:p>
          </table:table-cell>
          <table:table-cell office:value-type="float" office:value="101.768555577214" table:style-name="ce96">
            <text:p>101.8</text:p>
          </table:table-cell>
          <table:table-cell office:value-type="float" office:value="132.49265818352299" table:style-name="ce97">
            <text:p>132.5</text:p>
          </table:table-cell>
          <table:table-cell office:value-type="float" office:value="228" table:style-name="ce94">
            <text:p>228</text:p>
          </table:table-cell>
          <table:table-cell office:value-type="float" office:value="198719" table:style-name="ce95">
            <text:p>198,719</text:p>
          </table:table-cell>
          <table:table-cell office:value-type="float" office:value="105.58600282517099" table:style-name="ce96">
            <text:p>105.6</text:p>
          </table:table-cell>
          <table:table-cell office:value-type="float" office:value="92.002410143565001" table:style-name="ce96">
            <text:p>92.0</text:p>
          </table:table-cell>
          <table:table-cell office:value-type="float" office:value="120.572760747408" table:style-name="ce98">
            <text:p>120.6</text:p>
          </table:table-cell>
          <table:table-cell office:value-type="float" office:value="458" table:style-name="ce94">
            <text:p>458</text:p>
          </table:table-cell>
          <table:table-cell office:value-type="float" office:value="395331" table:style-name="ce95">
            <text:p>395,331</text:p>
          </table:table-cell>
          <table:table-cell office:value-type="float" office:value="109.165234737438" table:style-name="ce96">
            <text:p>109.2</text:p>
          </table:table-cell>
          <table:table-cell office:value-type="float" office:value="99.279618123627003" table:style-name="ce96">
            <text:p>99.3</text:p>
          </table:table-cell>
          <table:table-cell office:value-type="float" office:value="119.75978985965899" table:style-name="ce97">
            <text:p>119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06000059</text:p>
          </table:table-cell>
          <table:table-cell office:value-type="string" table:style-name="ce93">
            <text:p>Dorset</text:p>
          </table:table-cell>
          <table:table-cell office:value-type="float" office:value="170" table:style-name="ce94">
            <text:p>170</text:p>
          </table:table-cell>
          <table:table-cell office:value-type="float" office:value="185388" table:style-name="ce95">
            <text:p>185,388</text:p>
          </table:table-cell>
          <table:table-cell office:value-type="float" office:value="79.001196238675604" table:style-name="ce96">
            <text:p>79.0</text:p>
          </table:table-cell>
          <table:table-cell office:value-type="float" office:value="67.185360461427095" table:style-name="ce96">
            <text:p>67.2</text:p>
          </table:table-cell>
          <table:table-cell office:value-type="float" office:value="92.242909586259302" table:style-name="ce97">
            <text:p>92.2</text:p>
          </table:table-cell>
          <table:table-cell office:value-type="float" office:value="177" table:style-name="ce94">
            <text:p>177</text:p>
          </table:table-cell>
          <table:table-cell office:value-type="float" office:value="193120" table:style-name="ce95">
            <text:p>193,120</text:p>
          </table:table-cell>
          <table:table-cell office:value-type="float" office:value="72.489734270071594" table:style-name="ce96">
            <text:p>72.5</text:p>
          </table:table-cell>
          <table:table-cell office:value-type="float" office:value="61.363424943556801" table:style-name="ce96">
            <text:p>61.4</text:p>
          </table:table-cell>
          <table:table-cell office:value-type="float" office:value="84.930218520854694" table:style-name="ce98">
            <text:p>84.9</text:p>
          </table:table-cell>
          <table:table-cell office:value-type="float" office:value="348" table:style-name="ce94">
            <text:p>348</text:p>
          </table:table-cell>
          <table:table-cell office:value-type="float" office:value="378508" table:style-name="ce95">
            <text:p>378,508</text:p>
          </table:table-cell>
          <table:table-cell office:value-type="float" office:value="74.682627894528395" table:style-name="ce96">
            <text:p>74.7</text:p>
          </table:table-cell>
          <table:table-cell office:value-type="float" office:value="66.624924508373496" table:style-name="ce96">
            <text:p>66.6</text:p>
          </table:table-cell>
          <table:table-cell office:value-type="float" office:value="83.407037398490402" table:style-name="ce97">
            <text:p>83.4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10000008</text:p>
          </table:table-cell>
          <table:table-cell office:value-type="string" table:style-name="ce93">
            <text:p>Devon</text:p>
          </table:table-cell>
          <table:table-cell office:value-type="float" office:value="337" table:style-name="ce94">
            <text:p>337</text:p>
          </table:table-cell>
          <table:table-cell office:value-type="float" office:value="391924" table:style-name="ce95">
            <text:p>391,924</text:p>
          </table:table-cell>
          <table:table-cell office:value-type="float" office:value="82.165799386556998" table:style-name="ce96">
            <text:p>82.2</text:p>
          </table:table-cell>
          <table:table-cell office:value-type="float" office:value="73.481515273879097" table:style-name="ce96">
            <text:p>73.5</text:p>
          </table:table-cell>
          <table:table-cell office:value-type="float" office:value="91.580792308230002" table:style-name="ce97">
            <text:p>91.6</text:p>
          </table:table-cell>
          <table:table-cell office:value-type="float" office:value="447" table:style-name="ce94">
            <text:p>447</text:p>
          </table:table-cell>
          <table:table-cell office:value-type="float" office:value="410451" table:style-name="ce95">
            <text:p>410,451</text:p>
          </table:table-cell>
          <table:table-cell office:value-type="float" office:value="97.923737879721699" table:style-name="ce96">
            <text:p>97.9</text:p>
          </table:table-cell>
          <table:table-cell office:value-type="float" office:value="88.671994035391904" table:style-name="ce96">
            <text:p>88.7</text:p>
          </table:table-cell>
          <table:table-cell office:value-type="float" office:value="107.84739450969199" table:style-name="ce98">
            <text:p>107.8</text:p>
          </table:table-cell>
          <table:table-cell office:value-type="float" office:value="784" table:style-name="ce94">
            <text:p>784</text:p>
          </table:table-cell>
          <table:table-cell office:value-type="float" office:value="802375" table:style-name="ce95">
            <text:p>802,375</text:p>
          </table:table-cell>
          <table:table-cell office:value-type="float" office:value="90.109257684498303" table:style-name="ce96">
            <text:p>90.1</text:p>
          </table:table-cell>
          <table:table-cell office:value-type="float" office:value="83.754273766466795" table:style-name="ce96">
            <text:p>83.8</text:p>
          </table:table-cell>
          <table:table-cell office:value-type="float" office:value="96.809414691001294" table:style-name="ce97">
            <text:p>96.8</text:p>
          </table:table-cell>
          <table:table-cell table:number-columns-repeated="16365"/>
        </table:table-row>
        <table:table-row table:style-name="ro4">
          <table:table-cell office:value-type="string" table:style-name="ce90">
            <text:p>E12000009</text:p>
          </table:table-cell>
          <table:table-cell office:value-type="string" table:style-name="ce91">
            <text:p>South West</text:p>
          </table:table-cell>
          <table:table-cell office:value-type="string" table:style-name="ce92">
            <text:p>E10000013</text:p>
          </table:table-cell>
          <table:table-cell office:value-type="string" table:style-name="ce93">
            <text:p>Gloucestershire</text:p>
          </table:table-cell>
          <table:table-cell office:value-type="float" office:value="624" table:style-name="ce94">
            <text:p>624</text:p>
          </table:table-cell>
          <table:table-cell office:value-type="float" office:value="312572" table:style-name="ce95">
            <text:p>312,572</text:p>
          </table:table-cell>
          <table:table-cell office:value-type="float" office:value="205.542308002174" table:style-name="ce96">
            <text:p>205.5</text:p>
          </table:table-cell>
          <table:table-cell office:value-type="float" office:value="189.52960109471601" table:style-name="ce96">
            <text:p>189.5</text:p>
          </table:table-cell>
          <table:table-cell office:value-type="float" office:value="222.53338589141799" table:style-name="ce97">
            <text:p>222.5</text:p>
          </table:table-cell>
          <table:table-cell office:value-type="float" office:value="706" table:style-name="ce94">
            <text:p>706</text:p>
          </table:table-cell>
          <table:table-cell office:value-type="float" office:value="324498" table:style-name="ce95">
            <text:p>324,498</text:p>
          </table:table-cell>
          <table:table-cell office:value-type="float" office:value="201.72594637583799" table:style-name="ce96">
            <text:p>201.7</text:p>
          </table:table-cell>
          <table:table-cell office:value-type="float" office:value="186.861859278325" table:style-name="ce96">
            <text:p>186.9</text:p>
          </table:table-cell>
          <table:table-cell office:value-type="float" office:value="217.44216416772801" table:style-name="ce98">
            <text:p>217.4</text:p>
          </table:table-cell>
          <table:table-cell office:value-type="float" office:value="1330" table:style-name="ce94">
            <text:p>1,330</text:p>
          </table:table-cell>
          <table:table-cell office:value-type="float" office:value="637070" table:style-name="ce95">
            <text:p>637,070</text:p>
          </table:table-cell>
          <table:table-cell office:value-type="float" office:value="201.518610757446" table:style-name="ce96">
            <text:p>201.5</text:p>
          </table:table-cell>
          <table:table-cell office:value-type="float" office:value="190.759963213454" table:style-name="ce96">
            <text:p>190.8</text:p>
          </table:table-cell>
          <table:table-cell office:value-type="float" office:value="212.722849812931" table:style-name="ce97">
            <text:p>212.7</text:p>
          </table:table-cell>
          <table:table-cell table:number-columns-repeated="16365"/>
        </table:table-row>
        <table:table-row table:style-name="ro13">
          <table:table-cell office:value-type="string" table:style-name="ce99">
            <text:p>E12000009</text:p>
          </table:table-cell>
          <table:table-cell office:value-type="string" table:style-name="ce100">
            <text:p>South West</text:p>
          </table:table-cell>
          <table:table-cell office:value-type="string" table:style-name="ce101">
            <text:p>E10000027</text:p>
          </table:table-cell>
          <table:table-cell office:value-type="string" table:style-name="ce102">
            <text:p>Somerset</text:p>
          </table:table-cell>
          <table:table-cell office:value-type="float" office:value="275" table:style-name="ce103">
            <text:p>275</text:p>
          </table:table-cell>
          <table:table-cell office:value-type="float" office:value="274556" table:style-name="ce104">
            <text:p>274,556</text:p>
          </table:table-cell>
          <table:table-cell office:value-type="float" office:value="97.228432540117495" table:style-name="ce105">
            <text:p>97.2</text:p>
          </table:table-cell>
          <table:table-cell office:value-type="float" office:value="85.887028353093896" table:style-name="ce105">
            <text:p>85.9</text:p>
          </table:table-cell>
          <table:table-cell office:value-type="float" office:value="109.631350596681" table:style-name="ce106">
            <text:p>109.6</text:p>
          </table:table-cell>
          <table:table-cell office:value-type="float" office:value="296" table:style-name="ce103">
            <text:p>296</text:p>
          </table:table-cell>
          <table:table-cell office:value-type="float" office:value="287669" table:style-name="ce104">
            <text:p>287,669</text:p>
          </table:table-cell>
          <table:table-cell office:value-type="float" office:value="97.567661945215093" table:style-name="ce105">
            <text:p>97.6</text:p>
          </table:table-cell>
          <table:table-cell office:value-type="float" office:value="86.324613357148294" table:style-name="ce105">
            <text:p>86.3</text:p>
          </table:table-cell>
          <table:table-cell office:value-type="float" office:value="109.82317168128399" table:style-name="ce107">
            <text:p>109.8</text:p>
          </table:table-cell>
          <table:table-cell office:value-type="float" office:value="591" table:style-name="ce103">
            <text:p>591</text:p>
          </table:table-cell>
          <table:table-cell office:value-type="float" office:value="562225" table:style-name="ce104">
            <text:p>562,225</text:p>
          </table:table-cell>
          <table:table-cell office:value-type="float" office:value="100.461112111034" table:style-name="ce105">
            <text:p>100.5</text:p>
          </table:table-cell>
          <table:table-cell office:value-type="float" office:value="92.3198175610828" table:style-name="ce105">
            <text:p>92.3</text:p>
          </table:table-cell>
          <table:table-cell office:value-type="float" office:value="109.114002407165" table:style-name="ce106">
            <text:p>109.1</text:p>
          </table:table-cell>
          <table:table-cell table:number-columns-repeated="16365"/>
        </table:table-row>
        <table:table-row table:style-name="ro7">
          <table:table-cell table:style-name="ce108"/>
          <table:table-cell table:style-name="ce109"/>
          <table:table-cell table:number-columns-repeated="17" table:style-name="ce108"/>
          <table:table-cell table:number-columns-repeated="16365"/>
        </table:table-row>
        <table:table-row table:style-name="ro4">
          <table:table-cell office:value-type="string" table:style-name="ce110">
            <text:p>Footnotes</text:p>
          </table:table-cell>
          <table:table-cell table:style-name="ce109"/>
          <table:table-cell table:number-columns-repeated="17" table:style-name="ce108"/>
          <table:table-cell table:number-columns-repeated="16365"/>
        </table:table-row>
        <table:table-row table:style-name="ro4">
          <table:table-cell table:style-name="ce110"/>
          <table:table-cell table:style-name="ce109"/>
          <table:table-cell table:number-columns-repeated="17" table:style-name="ce108"/>
          <table:table-cell table:number-columns-repeated="16365"/>
        </table:table-row>
        <table:table-row table:style-name="ro4">
          <table:table-cell office:value-type="string" table:style-name="ce108">
            <text:p>Rates not calculated where number of cases is under 10</text:p>
          </table:table-cell>
          <table:table-cell table:style-name="ce109"/>
          <table:table-cell table:number-columns-repeated="17" table:style-name="ce108"/>
          <table:table-cell table:number-columns-repeated="16365"/>
        </table:table-row>
        <table:table-row table:style-name="ro4">
          <table:table-cell office:value-type="string" table:style-name="ce108">
            <text:p>Lower CL = lower 95% confidence limit</text:p>
          </table:table-cell>
          <table:table-cell table:style-name="ce109"/>
          <table:table-cell table:number-columns-repeated="17" table:style-name="ce108"/>
          <table:table-cell table:number-columns-repeated="16365"/>
        </table:table-row>
        <table:table-row table:style-name="ro4">
          <table:table-cell office:value-type="string" table:style-name="ce108">
            <text:p>Upper CL = upper 95% confidence limit<text:s/></text:p>
          </table:table-cell>
          <table:table-cell table:style-name="ce109"/>
          <table:table-cell table:number-columns-repeated="17" table:style-name="ce108"/>
          <table:table-cell table:number-columns-repeated="16365"/>
        </table:table-row>
        <table:table-row table:style-name="ro4">
          <table:table-cell table:style-name="ce108"/>
          <table:table-cell table:style-name="ce109"/>
          <table:table-cell table:number-columns-repeated="17" table:style-name="ce108"/>
          <table:table-cell table:number-columns-repeated="16365"/>
        </table:table-row>
        <table:table-row table:style-name="ro4">
          <table:table-cell office:value-type="string" table:style-name="ce72">
            <text:p>Rates by sex for regions and local authorities based on 132,750 records where age, sex and upper tier local authority were known<text:s/></text:p>
          </table:table-cell>
          <table:table-cell table:style-name="ce111"/>
          <table:table-cell table:style-name="ce112"/>
          <table:table-cell table:style-name="ce113"/>
          <table:table-cell table:number-columns-repeated="3" table:style-name="ce114"/>
          <table:table-cell table:number-columns-repeated="16377" table:style-name="ce76"/>
        </table:table-row>
        <table:table-row table:style-name="ro4">
          <table:table-cell office:value-type="string" table:style-name="ce70">
            <text:p>Rates for all persons for regions and local authorities based on 133,264 records where age and upper tier local authority were known</text:p>
          </table:table-cell>
          <table:table-cell table:style-name="ce109"/>
          <table:table-cell table:style-name="ce108"/>
          <table:table-cell table:style-name="ce115"/>
          <table:table-cell table:number-columns-repeated="16380" table:style-name="ce76"/>
        </table:table-row>
        <table:table-row table:style-name="ro4">
          <table:table-cell table:style-name="ce70"/>
          <table:table-cell table:style-name="ce109"/>
          <table:table-cell table:style-name="ce108"/>
          <table:table-cell table:style-name="ce115"/>
          <table:table-cell table:number-columns-repeated="16380" table:style-name="ce76"/>
        </table:table-row>
        <table:table-row table:style-name="ro4">
          <table:table-cell office:value-type="string" table:style-name="ce70">
            <text:p>Regions are former Government Office Regions</text:p>
          </table:table-cell>
          <table:table-cell table:style-name="ce109"/>
          <table:table-cell table:style-name="ce108"/>
          <table:table-cell table:style-name="ce115"/>
          <table:table-cell table:number-columns-repeated="16380" table:style-name="ce76"/>
        </table:table-row>
        <table:table-row table:style-name="ro4">
          <table:table-cell table:style-name="ce70"/>
          <table:table-cell table:style-name="ce109"/>
          <table:table-cell table:style-name="ce108"/>
          <table:table-cell table:style-name="ce115"/>
          <table:table-cell table:number-columns-repeated="16380" table:style-name="ce76"/>
        </table:table-row>
        <table:table-row table:style-name="ro4">
          <table:table-cell office:value-type="string" table:style-name="ce70">
            <text:p>Populations are ONS Mid 2019 population estimates</text:p>
          </table:table-cell>
          <table:table-cell table:style-name="ce109"/>
          <table:table-cell table:style-name="ce108"/>
          <table:table-cell table:style-name="ce115"/>
          <table:table-cell table:number-columns-repeated="16380" table:style-name="ce76"/>
        </table:table-row>
        <table:table-row table:style-name="ro4">
          <table:table-cell office:value-type="string" table:style-name="ce75">
            <text:p><text:a xlink:href="https://www.ons.gov.uk/peoplepopulationandcommunity/populationandmigration/populationestimates/bulletins/annualmidyearpopulationestimates/mid2019/relateddata">https://www.ons.gov.uk/peoplepopulationandcommunity/populationandmigration/populationestimates/bulletins/annualmidyearpopulationestimates/mid2019/relateddata</text:a></text:p>
          </table:table-cell>
          <table:table-cell table:style-name="ce109"/>
          <table:table-cell table:style-name="ce108"/>
          <table:table-cell table:style-name="ce115"/>
          <table:table-cell table:number-columns-repeated="16380" table:style-name="ce76"/>
        </table:table-row>
        <table:table-row table:style-name="ro4">
          <table:table-cell table:style-name="ce75"/>
          <table:table-cell table:style-name="ce109"/>
          <table:table-cell table:style-name="ce108"/>
          <table:table-cell table:style-name="ce115"/>
          <table:table-cell table:number-columns-repeated="16380" table:style-name="ce76"/>
        </table:table-row>
        <table:table-row table:style-name="ro4">
          <table:table-cell office:value-type="string" table:style-name="ce70">
            <text:p>Source: PHE Second Generation Surveillance System (SGSS)</text:p>
          </table:table-cell>
          <table:table-cell table:style-name="ce109"/>
          <table:table-cell table:number-columns-repeated="2" table:style-name="ce108"/>
          <table:table-cell table:number-columns-repeated="16380" table:style-name="ce76"/>
        </table:table-row>
        <table:table-row table:number-rows-repeated="1048403" table:style-name="ro4">
          <table:table-cell table:number-columns-repeated="16384"/>
        </table:table-row>
      </table:table>
      <table:table table:name="Figure_2_3" table:style-name="ta1">
        <table:table-column table:style-name="co21" table:default-cell-style-name="ce1"/>
        <table:table-column table:style-name="co3" table:number-columns-repeated="7" table:default-cell-style-name="ce118"/>
        <table:table-column table:style-name="co2" table:number-columns-repeated="16376" table:default-cell-style-name="ce1"/>
        <table:table-row table:style-name="ro2">
          <table:table-cell office:value-type="string" table:style-name="ce117">
            <text:p>Figure 2.3: 3-day moving average rate per 100,000 trust catchment population, of hospital admission to all levels of care for laboratory confirmed COVID-19,<text:s/></text:p>
          </table:table-cell>
          <table:table-cell table:number-columns-repeated="7" table:style-name="ce118"/>
          <table:table-cell table:number-columns-repeated="16376"/>
        </table:table-row>
        <table:table-row table:style-name="ro2">
          <table:table-cell office:value-type="string" table:style-name="ce117">
            <text:p>by NHS region, as of 19 May 2020, England.</text:p>
          </table:table-cell>
          <table:table-cell table:number-columns-repeated="7" table:style-name="ce118"/>
          <table:table-cell table:number-columns-repeated="16376"/>
        </table:table-row>
        <table:table-row table:style-name="ro12">
          <table:table-cell table:style-name="ce117"/>
          <table:table-cell table:number-columns-repeated="7" table:style-name="ce118"/>
          <table:table-cell table:number-columns-repeated="16376"/>
        </table:table-row>
        <table:table-row table:style-name="ro6">
          <table:table-cell office:value-type="string" table:style-name="ce75">
            <text:p><text:a xlink:href="#Contents.A1">Back to contents</text:a></text:p>
          </table:table-cell>
          <table:table-cell table:number-columns-repeated="7" table:style-name="ce119"/>
          <table:table-cell table:number-columns-repeated="16376" table:style-name="ce120"/>
        </table:table-row>
        <table:table-row table:style-name="ro6">
          <table:table-cell office:value-type="string" table:style-name="ce10">
            <text:p><text:a xlink:href="#Figure_2_3.A76">See footnotes for data descriptions</text:a></text:p>
          </table:table-cell>
          <table:table-cell table:number-columns-repeated="7" table:style-name="ce119"/>
          <table:table-cell table:number-columns-repeated="16376" table:style-name="ce120"/>
        </table:table-row>
        <table:table-row table:style-name="ro12">
          <table:table-cell table:style-name="ce1"/>
          <table:table-cell table:number-columns-repeated="7" table:style-name="ce118"/>
          <table:table-cell table:number-columns-repeated="16376"/>
        </table:table-row>
        <table:table-row table:style-name="ro14">
          <table:table-cell office:value-type="string" table:style-name="ce121">
            <text:p>Date</text:p>
          </table:table-cell>
          <table:table-cell office:value-type="string" table:style-name="ce122">
            <text:p>East of England</text:p>
          </table:table-cell>
          <table:table-cell office:value-type="string" table:style-name="ce123">
            <text:p>London</text:p>
          </table:table-cell>
          <table:table-cell office:value-type="string" table:style-name="ce123">
            <text:p>Midlands</text:p>
          </table:table-cell>
          <table:table-cell office:value-type="string" table:style-name="ce123">
            <text:p>North East and Yorkshire</text:p>
          </table:table-cell>
          <table:table-cell office:value-type="string" table:style-name="ce123">
            <text:p>North West</text:p>
          </table:table-cell>
          <table:table-cell office:value-type="string" table:style-name="ce123">
            <text:p>South East</text:p>
          </table:table-cell>
          <table:table-cell office:value-type="string" table:style-name="ce124">
            <text:p>South West</text:p>
          </table:table-cell>
          <table:table-cell table:number-columns-repeated="16376"/>
        </table:table-row>
        <table:table-row table:style-name="ro15">
          <table:table-cell office:value-type="date" office:date-value="2020-03-15T00:00:00" table:style-name="ce125">
            <text:p>15/03/2020</text:p>
          </table:table-cell>
          <table:table-cell office:value-type="float" office:value="0.46238625049591064" table:style-name="ce126">
            <text:p>0.46</text:p>
          </table:table-cell>
          <table:table-cell office:value-type="float" office:value="1.3755044937133789" table:style-name="ce127">
            <text:p>1.38</text:p>
          </table:table-cell>
          <table:table-cell office:value-type="float" office:value="0.6575360894203186" table:style-name="ce127">
            <text:p>0.66</text:p>
          </table:table-cell>
          <table:table-cell office:value-type="float" office:value="0.17674355208873749" table:style-name="ce127">
            <text:p>0.18</text:p>
          </table:table-cell>
          <table:table-cell office:value-type="float" office:value="0.25284406542778015" table:style-name="ce127">
            <text:p>0.25</text:p>
          </table:table-cell>
          <table:table-cell office:value-type="float" office:value="0.73216980695724487" table:style-name="ce127">
            <text:p>0.73</text:p>
          </table:table-cell>
          <table:table-cell office:value-type="float" office:value="0.6388932466506958" table:style-name="ce128">
            <text:p>0.64</text:p>
          </table:table-cell>
          <table:table-cell table:number-columns-repeated="16376"/>
        </table:table-row>
        <table:table-row table:style-name="ro15">
          <table:table-cell office:value-type="date" office:date-value="2020-03-16T00:00:00" table:style-name="ce129">
            <text:p>16/03/2020</text:p>
          </table:table-cell>
          <table:table-cell office:value-type="float" office:value="0.36208626627922058" table:style-name="ce130">
            <text:p>0.36</text:p>
          </table:table-cell>
          <table:table-cell office:value-type="float" office:value="1.0091726779937744" table:style-name="ce131">
            <text:p>1.01</text:p>
          </table:table-cell>
          <table:table-cell office:value-type="float" office:value="0.99733969569206238" table:style-name="ce131">
            <text:p>1.00</text:p>
          </table:table-cell>
          <table:table-cell office:value-type="float" office:value="0.19871197640895844" table:style-name="ce131">
            <text:p>0.20</text:p>
          </table:table-cell>
          <table:table-cell office:value-type="float" office:value="0.43967472016811371" table:style-name="ce131">
            <text:p>0.44</text:p>
          </table:table-cell>
          <table:table-cell office:value-type="float" office:value="0.66736882925033569" table:style-name="ce131">
            <text:p>0.67</text:p>
          </table:table-cell>
          <table:table-cell office:value-type="float" office:value="0.53012041747570038" table:style-name="ce132">
            <text:p>0.53</text:p>
          </table:table-cell>
          <table:table-cell table:number-columns-repeated="16376"/>
        </table:table-row>
        <table:table-row table:style-name="ro15">
          <table:table-cell office:value-type="date" office:date-value="2020-03-17T00:00:00" table:style-name="ce129">
            <text:p>17/03/2020</text:p>
          </table:table-cell>
          <table:table-cell office:value-type="float" office:value="0.34710914889971417" table:style-name="ce130">
            <text:p>0.35</text:p>
          </table:table-cell>
          <table:table-cell office:value-type="float" office:value="0.88641649484634399" table:style-name="ce131">
            <text:p>0.89</text:p>
          </table:table-cell>
          <table:table-cell office:value-type="float" office:value="1.1110629041989644" table:style-name="ce131">
            <text:p>1.11</text:p>
          </table:table-cell>
          <table:table-cell office:value-type="float" office:value="0.28259478012720746" table:style-name="ce131">
            <text:p>0.28</text:p>
          </table:table-cell>
          <table:table-cell office:value-type="float" office:value="0.57362678647041321" table:style-name="ce131">
            <text:p>0.57</text:p>
          </table:table-cell>
          <table:table-cell office:value-type="float" office:value="0.66940226157506311" table:style-name="ce131">
            <text:p>0.67</text:p>
          </table:table-cell>
          <table:table-cell office:value-type="float" office:value="0.61973078052202857" table:style-name="ce132">
            <text:p>0.62</text:p>
          </table:table-cell>
          <table:table-cell table:number-columns-repeated="16376"/>
        </table:table-row>
        <table:table-row table:style-name="ro15">
          <table:table-cell office:value-type="date" office:date-value="2020-03-18T00:00:00" table:style-name="ce129">
            <text:p>18/03/2020</text:p>
          </table:table-cell>
          <table:table-cell office:value-type="float" office:value="0.48261746764183044" table:style-name="ce130">
            <text:p>0.48</text:p>
          </table:table-cell>
          <table:table-cell office:value-type="float" office:value="1.2110758423805237" table:style-name="ce131">
            <text:p>1.21</text:p>
          </table:table-cell>
          <table:table-cell office:value-type="float" office:value="1.6361910104751587" table:style-name="ce131">
            <text:p>1.64</text:p>
          </table:table-cell>
          <table:table-cell office:value-type="float" office:value="0.41703004141648609" table:style-name="ce131">
            <text:p>0.42</text:p>
          </table:table-cell>
          <table:table-cell office:value-type="float" office:value="0.75914529959360755" table:style-name="ce131">
            <text:p>0.76</text:p>
          </table:table-cell>
          <table:table-cell office:value-type="float" office:value="0.66737657785415649" table:style-name="ce131">
            <text:p>0.67</text:p>
          </table:table-cell>
          <table:table-cell office:value-type="float" office:value="0.60606476664543152" table:style-name="ce132">
            <text:p>0.61</text:p>
          </table:table-cell>
          <table:table-cell table:number-columns-repeated="16376"/>
        </table:table-row>
        <table:table-row table:style-name="ro15">
          <table:table-cell office:value-type="date" office:date-value="2020-03-19T00:00:00" table:style-name="ce129">
            <text:p>19/03/2020</text:p>
          </table:table-cell>
          <table:table-cell office:value-type="float" office:value="0.46583424011866253" table:style-name="ce130">
            <text:p>0.47</text:p>
          </table:table-cell>
          <table:table-cell office:value-type="float" office:value="1.1921176910400391" table:style-name="ce131">
            <text:p>1.19</text:p>
          </table:table-cell>
          <table:table-cell office:value-type="float" office:value="1.4644360740979512" table:style-name="ce131">
            <text:p>1.46</text:p>
          </table:table-cell>
          <table:table-cell office:value-type="float" office:value="0.5529940823713938" table:style-name="ce131">
            <text:p>0.55</text:p>
          </table:table-cell>
          <table:table-cell office:value-type="float" office:value="0.74989066521326697" table:style-name="ce131">
            <text:p>0.75</text:p>
          </table:table-cell>
          <table:table-cell office:value-type="float" office:value="0.80443910757700599" table:style-name="ce131">
            <text:p>0.80</text:p>
          </table:table-cell>
          <table:table-cell office:value-type="float" office:value="0.76202730337778724" table:style-name="ce132">
            <text:p>0.76</text:p>
          </table:table-cell>
          <table:table-cell table:number-columns-repeated="16376"/>
        </table:table-row>
        <table:table-row table:style-name="ro15">
          <table:table-cell office:value-type="date" office:date-value="2020-03-20T00:00:00" table:style-name="ce129">
            <text:p>20/03/2020</text:p>
          </table:table-cell>
          <table:table-cell office:value-type="float" office:value="0.56046896179517114" table:style-name="ce130">
            <text:p>0.56</text:p>
          </table:table-cell>
          <table:table-cell office:value-type="float" office:value="1.6670743823051453" table:style-name="ce131">
            <text:p>1.67</text:p>
          </table:table-cell>
          <table:table-cell office:value-type="float" office:value="1.7152334252993267" table:style-name="ce131">
            <text:p>1.72</text:p>
          </table:table-cell>
          <table:table-cell office:value-type="float" office:value="0.59994657834370935" table:style-name="ce131">
            <text:p>0.60</text:p>
          </table:table-cell>
          <table:table-cell office:value-type="float" office:value="0.61345184842745459" table:style-name="ce131">
            <text:p>0.61</text:p>
          </table:table-cell>
          <table:table-cell office:value-type="float" office:value="0.86649241050084436" table:style-name="ce131">
            <text:p>0.87</text:p>
          </table:table-cell>
          <table:table-cell office:value-type="float" office:value="0.84828770160675049" table:style-name="ce132">
            <text:p>0.85</text:p>
          </table:table-cell>
          <table:table-cell table:number-columns-repeated="16376"/>
        </table:table-row>
        <table:table-row table:style-name="ro15">
          <table:table-cell office:value-type="date" office:date-value="2020-03-21T00:00:00" table:style-name="ce129">
            <text:p>21/03/2020</text:p>
          </table:table-cell>
          <table:table-cell office:value-type="float" office:value="0.39713848630587262" table:style-name="ce130">
            <text:p>0.40</text:p>
          </table:table-cell>
          <table:table-cell office:value-type="float" office:value="1.5206407109896343" table:style-name="ce131">
            <text:p>1.52</text:p>
          </table:table-cell>
          <table:table-cell office:value-type="float" office:value="1.2433823148409526" table:style-name="ce131">
            <text:p>1.24</text:p>
          </table:table-cell>
          <table:table-cell office:value-type="float" office:value="0.61113834381103516" table:style-name="ce131">
            <text:p>0.61</text:p>
          </table:table-cell>
          <table:table-cell office:value-type="float" office:value="0.7555724481741587" table:style-name="ce131">
            <text:p>0.76</text:p>
          </table:table-cell>
          <table:table-cell office:value-type="float" office:value="0.91694273551305139" table:style-name="ce131">
            <text:p>0.92</text:p>
          </table:table-cell>
          <table:table-cell office:value-type="float" office:value="0.85403970877329505" table:style-name="ce132">
            <text:p>0.85</text:p>
          </table:table-cell>
          <table:table-cell table:number-columns-repeated="16376"/>
        </table:table-row>
        <table:table-row table:style-name="ro15">
          <table:table-cell office:value-type="date" office:date-value="2020-03-22T00:00:00" table:style-name="ce129">
            <text:p>22/03/2020</text:p>
          </table:table-cell>
          <table:table-cell office:value-type="float" office:value="0.5373552838961283" table:style-name="ce130">
            <text:p>0.54</text:p>
          </table:table-cell>
          <table:table-cell office:value-type="float" office:value="1.8729577859242756" table:style-name="ce131">
            <text:p>1.87</text:p>
          </table:table-cell>
          <table:table-cell office:value-type="float" office:value="1.2327266136805217" table:style-name="ce131">
            <text:p>1.23</text:p>
          </table:table-cell>
          <table:table-cell office:value-type="float" office:value="0.55118160446484887" table:style-name="ce131">
            <text:p>0.55</text:p>
          </table:table-cell>
          <table:table-cell office:value-type="float" office:value="0.81944534182548523" table:style-name="ce131">
            <text:p>0.82</text:p>
          </table:table-cell>
          <table:table-cell office:value-type="float" office:value="0.86864203214645386" table:style-name="ce131">
            <text:p>0.87</text:p>
          </table:table-cell>
          <table:table-cell office:value-type="float" office:value="0.8117910623550415" table:style-name="ce132">
            <text:p>0.81</text:p>
          </table:table-cell>
          <table:table-cell table:number-columns-repeated="16376"/>
        </table:table-row>
        <table:table-row table:style-name="ro15">
          <table:table-cell office:value-type="date" office:date-value="2020-03-23T00:00:00" table:style-name="ce129">
            <text:p>23/03/2020</text:p>
          </table:table-cell>
          <table:table-cell office:value-type="float" office:value="0.54509798685709632" table:style-name="ce130">
            <text:p>0.55</text:p>
          </table:table-cell>
          <table:table-cell office:value-type="float" office:value="1.9267339706420898" table:style-name="ce131">
            <text:p>1.93</text:p>
          </table:table-cell>
          <table:table-cell office:value-type="float" office:value="1.0301299095153809" table:style-name="ce131">
            <text:p>1.03</text:p>
          </table:table-cell>
          <table:table-cell office:value-type="float" office:value="0.53680126865704858" table:style-name="ce131">
            <text:p>0.54</text:p>
          </table:table-cell>
          <table:table-cell office:value-type="float" office:value="0.93630194664001465" table:style-name="ce131">
            <text:p>0.94</text:p>
          </table:table-cell>
          <table:table-cell office:value-type="float" office:value="0.79760217666625977" table:style-name="ce131">
            <text:p>0.80</text:p>
          </table:table-cell>
          <table:table-cell office:value-type="float" office:value="0.71947248776753747" table:style-name="ce132">
            <text:p>0.72</text:p>
          </table:table-cell>
          <table:table-cell table:number-columns-repeated="16376"/>
        </table:table-row>
        <table:table-row table:style-name="ro15">
          <table:table-cell office:value-type="date" office:date-value="2020-03-24T00:00:00" table:style-name="ce129">
            <text:p>24/03/2020</text:p>
          </table:table-cell>
          <table:table-cell office:value-type="float" office:value="0.64558666944503784" table:style-name="ce130">
            <text:p>0.65</text:p>
          </table:table-cell>
          <table:table-cell office:value-type="float" office:value="2.6386445363362632" table:style-name="ce131">
            <text:p>2.64</text:p>
          </table:table-cell>
          <table:table-cell office:value-type="float" office:value="1.3267635901769002" table:style-name="ce131">
            <text:p>1.33</text:p>
          </table:table-cell>
          <table:table-cell office:value-type="float" office:value="0.62216000755627954" table:style-name="ce131">
            <text:p>0.62</text:p>
          </table:table-cell>
          <table:table-cell office:value-type="float" office:value="1.0597245693206787" table:style-name="ce131">
            <text:p>1.06</text:p>
          </table:table-cell>
          <table:table-cell office:value-type="float" office:value="1.2309474349021912" table:style-name="ce131">
            <text:p>1.23</text:p>
          </table:table-cell>
          <table:table-cell office:value-type="float" office:value="0.76288698116938269" table:style-name="ce132">
            <text:p>0.76</text:p>
          </table:table-cell>
          <table:table-cell table:number-columns-repeated="16376"/>
        </table:table-row>
        <table:table-row table:style-name="ro15">
          <table:table-cell office:value-type="date" office:date-value="2020-03-25T00:00:00" table:style-name="ce129">
            <text:p>25/03/2020</text:p>
          </table:table-cell>
          <table:table-cell office:value-type="float" office:value="0.69409521420796716" table:style-name="ce130">
            <text:p>0.69</text:p>
          </table:table-cell>
          <table:table-cell office:value-type="float" office:value="3.4197871685028076" table:style-name="ce131">
            <text:p>3.42</text:p>
          </table:table-cell>
          <table:table-cell office:value-type="float" office:value="1.6799843708674114" table:style-name="ce131">
            <text:p>1.68</text:p>
          </table:table-cell>
          <table:table-cell office:value-type="float" office:value="0.77013597885767615" table:style-name="ce131">
            <text:p>0.77</text:p>
          </table:table-cell>
          <table:table-cell office:value-type="float" office:value="1.2247749765714009" table:style-name="ce131">
            <text:p>1.22</text:p>
          </table:table-cell>
          <table:table-cell office:value-type="float" office:value="1.2559363444646199" table:style-name="ce131">
            <text:p>1.26</text:p>
          </table:table-cell>
          <table:table-cell office:value-type="float" office:value="0.83751887083053589" table:style-name="ce132">
            <text:p>0.84</text:p>
          </table:table-cell>
          <table:table-cell table:number-columns-repeated="16376"/>
        </table:table-row>
        <table:table-row table:style-name="ro15">
          <table:table-cell office:value-type="date" office:date-value="2020-03-26T00:00:00" table:style-name="ce129">
            <text:p>26/03/2020</text:p>
          </table:table-cell>
          <table:table-cell office:value-type="float" office:value="1.1648262937863667" table:style-name="ce130">
            <text:p>1.16</text:p>
          </table:table-cell>
          <table:table-cell office:value-type="float" office:value="4.1599684556325274" table:style-name="ce131">
            <text:p>4.16</text:p>
          </table:table-cell>
          <table:table-cell office:value-type="float" office:value="2.0927392641703286" table:style-name="ce131">
            <text:p>2.09</text:p>
          </table:table-cell>
          <table:table-cell office:value-type="float" office:value="1.1847540736198425" table:style-name="ce131">
            <text:p>1.18</text:p>
          </table:table-cell>
          <table:table-cell office:value-type="float" office:value="1.6573469241460164" table:style-name="ce131">
            <text:p>1.66</text:p>
          </table:table-cell>
          <table:table-cell office:value-type="float" office:value="1.4040260116259258" table:style-name="ce131">
            <text:p>1.40</text:p>
          </table:table-cell>
          <table:table-cell office:value-type="float" office:value="0.97164911031723022" table:style-name="ce132">
            <text:p>0.97</text:p>
          </table:table-cell>
          <table:table-cell table:number-columns-repeated="16376"/>
        </table:table-row>
        <table:table-row table:style-name="ro15">
          <table:table-cell office:value-type="date" office:date-value="2020-03-27T00:00:00" table:style-name="ce129">
            <text:p>27/03/2020</text:p>
          </table:table-cell>
          <table:table-cell office:value-type="float" office:value="1.5756067633628845" table:style-name="ce130">
            <text:p>1.58</text:p>
          </table:table-cell>
          <table:table-cell office:value-type="float" office:value="4.8488838672637939" table:style-name="ce131">
            <text:p>4.85</text:p>
          </table:table-cell>
          <table:table-cell office:value-type="float" office:value="3.1050771474838257" table:style-name="ce131">
            <text:p>3.11</text:p>
          </table:table-cell>
          <table:table-cell office:value-type="float" office:value="1.4190082550048828" table:style-name="ce131">
            <text:p>1.42</text:p>
          </table:table-cell>
          <table:table-cell office:value-type="float" office:value="1.89796777566274" table:style-name="ce131">
            <text:p>1.90</text:p>
          </table:table-cell>
          <table:table-cell office:value-type="float" office:value="1.2926293810208638" table:style-name="ce131">
            <text:p>1.29</text:p>
          </table:table-cell>
          <table:table-cell office:value-type="float" office:value="1.3362784186999004" table:style-name="ce132">
            <text:p>1.34</text:p>
          </table:table-cell>
          <table:table-cell table:number-columns-repeated="16376"/>
        </table:table-row>
        <table:table-row table:style-name="ro15">
          <table:table-cell office:value-type="date" office:date-value="2020-03-28T00:00:00" table:style-name="ce129">
            <text:p>28/03/2020</text:p>
          </table:table-cell>
          <table:table-cell office:value-type="float" office:value="1.8871846199035645" table:style-name="ce130">
            <text:p>1.89</text:p>
          </table:table-cell>
          <table:table-cell office:value-type="float" office:value="5.503960132598877" table:style-name="ce131">
            <text:p>5.50</text:p>
          </table:table-cell>
          <table:table-cell office:value-type="float" office:value="3.6773866017659507" table:style-name="ce131">
            <text:p>3.68</text:p>
          </table:table-cell>
          <table:table-cell office:value-type="float" office:value="1.8353307644526164" table:style-name="ce131">
            <text:p>1.84</text:p>
          </table:table-cell>
          <table:table-cell office:value-type="float" office:value="2.2531671524047852" table:style-name="ce131">
            <text:p>2.25</text:p>
          </table:table-cell>
          <table:table-cell office:value-type="float" office:value="1.4728609720865886" table:style-name="ce131">
            <text:p>1.47</text:p>
          </table:table-cell>
          <table:table-cell office:value-type="float" office:value="1.432489554087321" table:style-name="ce132">
            <text:p>1.43</text:p>
          </table:table-cell>
          <table:table-cell table:number-columns-repeated="16376"/>
        </table:table-row>
        <table:table-row table:style-name="ro15">
          <table:table-cell office:value-type="date" office:date-value="2020-03-29T00:00:00" table:style-name="ce129">
            <text:p>29/03/2020</text:p>
          </table:table-cell>
          <table:table-cell office:value-type="float" office:value="1.7986380259195964" table:style-name="ce130">
            <text:p>1.80</text:p>
          </table:table-cell>
          <table:table-cell office:value-type="float" office:value="6.1858174006144209" table:style-name="ce131">
            <text:p>6.19</text:p>
          </table:table-cell>
          <table:table-cell office:value-type="float" office:value="4.0955258210500078" table:style-name="ce131">
            <text:p>4.10</text:p>
          </table:table-cell>
          <table:table-cell office:value-type="float" office:value="2.036042888959249" table:style-name="ce131">
            <text:p>2.04</text:p>
          </table:table-cell>
          <table:table-cell office:value-type="float" office:value="2.3210128148396811" table:style-name="ce131">
            <text:p>2.32</text:p>
          </table:table-cell>
          <table:table-cell office:value-type="float" office:value="1.9349862337112427" table:style-name="ce131">
            <text:p>1.93</text:p>
          </table:table-cell>
          <table:table-cell office:value-type="float" office:value="1.58687428633372" table:style-name="ce132">
            <text:p>1.59</text:p>
          </table:table-cell>
          <table:table-cell table:number-columns-repeated="16376"/>
        </table:table-row>
        <table:table-row table:style-name="ro15">
          <table:table-cell office:value-type="date" office:date-value="2020-03-30T00:00:00" table:style-name="ce129">
            <text:p>30/03/2020</text:p>
          </table:table-cell>
          <table:table-cell office:value-type="float" office:value="2.716122031211853" table:style-name="ce130">
            <text:p>2.72</text:p>
          </table:table-cell>
          <table:table-cell office:value-type="float" office:value="5.617513020833333" table:style-name="ce131">
            <text:p>5.62</text:p>
          </table:table-cell>
          <table:table-cell office:value-type="float" office:value="3.6414670944213867" table:style-name="ce131">
            <text:p>3.64</text:p>
          </table:table-cell>
          <table:table-cell office:value-type="float" office:value="2.3194681008656821" table:style-name="ce131">
            <text:p>2.32</text:p>
          </table:table-cell>
          <table:table-cell office:value-type="float" office:value="2.6727563540140786" table:style-name="ce131">
            <text:p>2.67</text:p>
          </table:table-cell>
          <table:table-cell office:value-type="float" office:value="2.0959515174229941" table:style-name="ce131">
            <text:p>2.10</text:p>
          </table:table-cell>
          <table:table-cell office:value-type="float" office:value="1.5834448734919231" table:style-name="ce132">
            <text:p>1.58</text:p>
          </table:table-cell>
          <table:table-cell table:number-columns-repeated="16376"/>
        </table:table-row>
        <table:table-row table:style-name="ro15">
          <table:table-cell office:value-type="date" office:date-value="2020-03-31T00:00:00" table:style-name="ce129">
            <text:p>31/03/2020</text:p>
          </table:table-cell>
          <table:table-cell office:value-type="float" office:value="3.123177925745646" table:style-name="ce130">
            <text:p>3.12</text:p>
          </table:table-cell>
          <table:table-cell office:value-type="float" office:value="6.3900346755981445" table:style-name="ce131">
            <text:p>6.39</text:p>
          </table:table-cell>
          <table:table-cell office:value-type="float" office:value="3.7095847924550376" table:style-name="ce131">
            <text:p>3.71</text:p>
          </table:table-cell>
          <table:table-cell office:value-type="float" office:value="2.5995463530222573" table:style-name="ce131">
            <text:p>2.60</text:p>
          </table:table-cell>
          <table:table-cell office:value-type="float" office:value="2.8306546211242676" table:style-name="ce131">
            <text:p>2.83</text:p>
          </table:table-cell>
          <table:table-cell office:value-type="float" office:value="2.4320906798044839" table:style-name="ce131">
            <text:p>2.43</text:p>
          </table:table-cell>
          <table:table-cell office:value-type="float" office:value="1.6415294806162517" table:style-name="ce132">
            <text:p>1.64</text:p>
          </table:table-cell>
          <table:table-cell table:number-columns-repeated="16376"/>
        </table:table-row>
        <table:table-row table:style-name="ro15">
          <table:table-cell office:value-type="date" office:date-value="2020-04-01T00:00:00" table:style-name="ce129">
            <text:p>01/04/2020</text:p>
          </table:table-cell>
          <table:table-cell office:value-type="float" office:value="3.5315563678741455" table:style-name="ce130">
            <text:p>3.53</text:p>
          </table:table-cell>
          <table:table-cell office:value-type="float" office:value="6.7271990776062012" table:style-name="ce131">
            <text:p>6.73</text:p>
          </table:table-cell>
          <table:table-cell office:value-type="float" office:value="4.1199553807576494" table:style-name="ce131">
            <text:p>4.12</text:p>
          </table:table-cell>
          <table:table-cell office:value-type="float" office:value="2.9292682011922202" table:style-name="ce131">
            <text:p>2.93</text:p>
          </table:table-cell>
          <table:table-cell office:value-type="float" office:value="3.8116038640340171" table:style-name="ce131">
            <text:p>3.81</text:p>
          </table:table-cell>
          <table:table-cell office:value-type="float" office:value="2.8798883756001792" table:style-name="ce131">
            <text:p>2.88</text:p>
          </table:table-cell>
          <table:table-cell office:value-type="float" office:value="1.8148698409398396" table:style-name="ce132">
            <text:p>1.81</text:p>
          </table:table-cell>
          <table:table-cell table:number-columns-repeated="16376"/>
        </table:table-row>
        <table:table-row table:style-name="ro15">
          <table:table-cell office:value-type="date" office:date-value="2020-04-02T00:00:00" table:style-name="ce129">
            <text:p>02/04/2020</text:p>
          </table:table-cell>
          <table:table-cell office:value-type="float" office:value="2.9498449166615806" table:style-name="ce130">
            <text:p>2.95</text:p>
          </table:table-cell>
          <table:table-cell office:value-type="float" office:value="7.7979955673217773" table:style-name="ce131">
            <text:p>7.80</text:p>
          </table:table-cell>
          <table:table-cell office:value-type="float" office:value="4.7818461259206133" table:style-name="ce131">
            <text:p>4.78</text:p>
          </table:table-cell>
          <table:table-cell office:value-type="float" office:value="3.4299052556355796" table:style-name="ce131">
            <text:p>3.43</text:p>
          </table:table-cell>
          <table:table-cell office:value-type="float" office:value="4.4187685648600263" table:style-name="ce131">
            <text:p>4.42</text:p>
          </table:table-cell>
          <table:table-cell office:value-type="float" office:value="3.3036251862843833" table:style-name="ce131">
            <text:p>3.30</text:p>
          </table:table-cell>
          <table:table-cell office:value-type="float" office:value="1.8297396898269653" table:style-name="ce132">
            <text:p>1.83</text:p>
          </table:table-cell>
          <table:table-cell table:number-columns-repeated="16376"/>
        </table:table-row>
        <table:table-row table:style-name="ro15">
          <table:table-cell office:value-type="date" office:date-value="2020-04-03T00:00:00" table:style-name="ce129">
            <text:p>03/04/2020</text:p>
          </table:table-cell>
          <table:table-cell office:value-type="float" office:value="3.1167928377787271" table:style-name="ce130">
            <text:p>3.12</text:p>
          </table:table-cell>
          <table:table-cell office:value-type="float" office:value="7.8746105829874677" table:style-name="ce131">
            <text:p>7.87</text:p>
          </table:table-cell>
          <table:table-cell office:value-type="float" office:value="5.2724804878234863" table:style-name="ce131">
            <text:p>5.27</text:p>
          </table:table-cell>
          <table:table-cell office:value-type="float" office:value="4.6031843821207685" table:style-name="ce131">
            <text:p>4.60</text:p>
          </table:table-cell>
          <table:table-cell office:value-type="float" office:value="5.4789848327636719" table:style-name="ce131">
            <text:p>5.48</text:p>
          </table:table-cell>
          <table:table-cell office:value-type="float" office:value="3.5039844512939453" table:style-name="ce131">
            <text:p>3.50</text:p>
          </table:table-cell>
          <table:table-cell office:value-type="float" office:value="1.9042692184448242" table:style-name="ce132">
            <text:p>1.90</text:p>
          </table:table-cell>
          <table:table-cell table:number-columns-repeated="16376"/>
        </table:table-row>
        <table:table-row table:style-name="ro15">
          <table:table-cell office:value-type="date" office:date-value="2020-04-04T00:00:00" table:style-name="ce129">
            <text:p>04/04/2020</text:p>
          </table:table-cell>
          <table:table-cell office:value-type="float" office:value="3.59803835550944" table:style-name="ce130">
            <text:p>3.60</text:p>
          </table:table-cell>
          <table:table-cell office:value-type="float" office:value="7.4375785191853838" table:style-name="ce131">
            <text:p>7.44</text:p>
          </table:table-cell>
          <table:table-cell office:value-type="float" office:value="5.4866167704264326" table:style-name="ce131">
            <text:p>5.49</text:p>
          </table:table-cell>
          <table:table-cell office:value-type="float" office:value="4.7613765398661299" table:style-name="ce131">
            <text:p>4.76</text:p>
          </table:table-cell>
          <table:table-cell office:value-type="float" office:value="5.4205643335978193" table:style-name="ce131">
            <text:p>5.42</text:p>
          </table:table-cell>
          <table:table-cell office:value-type="float" office:value="3.6065900325775146" table:style-name="ce131">
            <text:p>3.61</text:p>
          </table:table-cell>
          <table:table-cell office:value-type="float" office:value="2.0168370405832925" table:style-name="ce132">
            <text:p>2.02</text:p>
          </table:table-cell>
          <table:table-cell table:number-columns-repeated="16376"/>
        </table:table-row>
        <table:table-row table:style-name="ro15">
          <table:table-cell office:value-type="date" office:date-value="2020-04-05T00:00:00" table:style-name="ce129">
            <text:p>05/04/2020</text:p>
          </table:table-cell>
          <table:table-cell office:value-type="float" office:value="3.8917718728383384" table:style-name="ce130">
            <text:p>3.89</text:p>
          </table:table-cell>
          <table:table-cell office:value-type="float" office:value="6.8812355995178223" table:style-name="ce131">
            <text:p>6.88</text:p>
          </table:table-cell>
          <table:table-cell office:value-type="float" office:value="4.9084092775980634" table:style-name="ce131">
            <text:p>4.91</text:p>
          </table:table-cell>
          <table:table-cell office:value-type="float" office:value="4.7858657836914063" table:style-name="ce131">
            <text:p>4.79</text:p>
          </table:table-cell>
          <table:table-cell office:value-type="float" office:value="4.9393365383148193" table:style-name="ce131">
            <text:p>4.94</text:p>
          </table:table-cell>
          <table:table-cell office:value-type="float" office:value="3.4601188500722251" table:style-name="ce131">
            <text:p>3.46</text:p>
          </table:table-cell>
          <table:table-cell office:value-type="float" office:value="2.0106392304102578" table:style-name="ce132">
            <text:p>2.01</text:p>
          </table:table-cell>
          <table:table-cell table:number-columns-repeated="16376"/>
        </table:table-row>
        <table:table-row table:style-name="ro15">
          <table:table-cell office:value-type="date" office:date-value="2020-04-06T00:00:00" table:style-name="ce129">
            <text:p>06/04/2020</text:p>
          </table:table-cell>
          <table:table-cell office:value-type="float" office:value="4.0948418776194258" table:style-name="ce130">
            <text:p>4.09</text:p>
          </table:table-cell>
          <table:table-cell office:value-type="float" office:value="7.048113028208415" table:style-name="ce131">
            <text:p>7.05</text:p>
          </table:table-cell>
          <table:table-cell office:value-type="float" office:value="4.6310146649678545" table:style-name="ce131">
            <text:p>4.63</text:p>
          </table:table-cell>
          <table:table-cell office:value-type="float" office:value="3.731541077295939" table:style-name="ce131">
            <text:p>3.73</text:p>
          </table:table-cell>
          <table:table-cell office:value-type="float" office:value="4.8173445860544843" table:style-name="ce131">
            <text:p>4.82</text:p>
          </table:table-cell>
          <table:table-cell office:value-type="float" office:value="3.6338065465291343" table:style-name="ce131">
            <text:p>3.63</text:p>
          </table:table-cell>
          <table:table-cell office:value-type="float" office:value="2.0921781063079834" table:style-name="ce132">
            <text:p>2.09</text:p>
          </table:table-cell>
          <table:table-cell table:number-columns-repeated="16376"/>
        </table:table-row>
        <table:table-row table:style-name="ro15">
          <table:table-cell office:value-type="date" office:date-value="2020-04-07T00:00:00" table:style-name="ce129">
            <text:p>07/04/2020</text:p>
          </table:table-cell>
          <table:table-cell office:value-type="float" office:value="4.0697697798411054" table:style-name="ce130">
            <text:p>4.07</text:p>
          </table:table-cell>
          <table:table-cell office:value-type="float" office:value="7.6670045852661133" table:style-name="ce131">
            <text:p>7.67</text:p>
          </table:table-cell>
          <table:table-cell office:value-type="float" office:value="4.156733512878418" table:style-name="ce131">
            <text:p>4.16</text:p>
          </table:table-cell>
          <table:table-cell office:value-type="float" office:value="3.9996461073557534" table:style-name="ce131">
            <text:p>4.00</text:p>
          </table:table-cell>
          <table:table-cell office:value-type="float" office:value="4.478705008824666" table:style-name="ce131">
            <text:p>4.48</text:p>
          </table:table-cell>
          <table:table-cell office:value-type="float" office:value="3.2414911588033042" table:style-name="ce131">
            <text:p>3.24</text:p>
          </table:table-cell>
          <table:table-cell office:value-type="float" office:value="2.007256031036377" table:style-name="ce132">
            <text:p>2.01</text:p>
          </table:table-cell>
          <table:table-cell table:number-columns-repeated="16376"/>
        </table:table-row>
        <table:table-row table:style-name="ro15">
          <table:table-cell office:value-type="date" office:date-value="2020-04-08T00:00:00" table:style-name="ce129">
            <text:p>08/04/2020</text:p>
          </table:table-cell>
          <table:table-cell office:value-type="float" office:value="3.9713235696156821" table:style-name="ce130">
            <text:p>3.97</text:p>
          </table:table-cell>
          <table:table-cell office:value-type="float" office:value="8.2832261721293126" table:style-name="ce131">
            <text:p>8.28</text:p>
          </table:table-cell>
          <table:table-cell office:value-type="float" office:value="4.217414379119873" table:style-name="ce131">
            <text:p>4.22</text:p>
          </table:table-cell>
          <table:table-cell office:value-type="float" office:value="4.2777143319447832" table:style-name="ce131">
            <text:p>4.28</text:p>
          </table:table-cell>
          <table:table-cell office:value-type="float" office:value="4.8107204437255859" table:style-name="ce131">
            <text:p>4.81</text:p>
          </table:table-cell>
          <table:table-cell office:value-type="float" office:value="3.2993844350179038" table:style-name="ce131">
            <text:p>3.30</text:p>
          </table:table-cell>
          <table:table-cell office:value-type="float" office:value="2.0095824400583902" table:style-name="ce132">
            <text:p>2.01</text:p>
          </table:table-cell>
          <table:table-cell table:number-columns-repeated="16376"/>
        </table:table-row>
        <table:table-row table:style-name="ro15">
          <table:table-cell office:value-type="date" office:date-value="2020-04-09T00:00:00" table:style-name="ce129">
            <text:p>09/04/2020</text:p>
          </table:table-cell>
          <table:table-cell office:value-type="float" office:value="3.8457651138305664" table:style-name="ce130">
            <text:p>3.85</text:p>
          </table:table-cell>
          <table:table-cell office:value-type="float" office:value="7.5679553349812823" table:style-name="ce131">
            <text:p>7.57</text:p>
          </table:table-cell>
          <table:table-cell office:value-type="float" office:value="4.1323690414428711" table:style-name="ce131">
            <text:p>4.13</text:p>
          </table:table-cell>
          <table:table-cell office:value-type="float" office:value="4.9328896204630537" table:style-name="ce131">
            <text:p>4.93</text:p>
          </table:table-cell>
          <table:table-cell office:value-type="float" office:value="4.3459658622741699" table:style-name="ce131">
            <text:p>4.35</text:p>
          </table:table-cell>
          <table:table-cell office:value-type="float" office:value="3.4709480603535972" table:style-name="ce131">
            <text:p>3.47</text:p>
          </table:table-cell>
          <table:table-cell office:value-type="float" office:value="2.0311271349589028" table:style-name="ce132">
            <text:p>2.03</text:p>
          </table:table-cell>
          <table:table-cell table:number-columns-repeated="16376"/>
        </table:table-row>
        <table:table-row table:style-name="ro15">
          <table:table-cell office:value-type="date" office:date-value="2020-04-10T00:00:00" table:style-name="ce129">
            <text:p>10/04/2020</text:p>
          </table:table-cell>
          <table:table-cell office:value-type="float" office:value="3.8457651138305664" table:style-name="ce130">
            <text:p>3.85</text:p>
          </table:table-cell>
          <table:table-cell office:value-type="float" office:value="6.6378730138142901" table:style-name="ce131">
            <text:p>6.64</text:p>
          </table:table-cell>
          <table:table-cell office:value-type="float" office:value="4.2136712074279785" table:style-name="ce131">
            <text:p>4.21</text:p>
          </table:table-cell>
          <table:table-cell office:value-type="float" office:value="4.3919065793355303" table:style-name="ce131">
            <text:p>4.39</text:p>
          </table:table-cell>
          <table:table-cell office:value-type="float" office:value="4.3837650616963701" table:style-name="ce131">
            <text:p>4.38</text:p>
          </table:table-cell>
          <table:table-cell office:value-type="float" office:value="3.1195051272710166" table:style-name="ce131">
            <text:p>3.12</text:p>
          </table:table-cell>
          <table:table-cell office:value-type="float" office:value="1.9553200403849285" table:style-name="ce132">
            <text:p>1.96</text:p>
          </table:table-cell>
          <table:table-cell table:number-columns-repeated="16376"/>
        </table:table-row>
        <table:table-row table:style-name="ro15">
          <table:table-cell office:value-type="date" office:date-value="2020-04-11T00:00:00" table:style-name="ce129">
            <text:p>11/04/2020</text:p>
          </table:table-cell>
          <table:table-cell office:value-type="float" office:value="3.7218790054321289" table:style-name="ce130">
            <text:p>3.72</text:p>
          </table:table-cell>
          <table:table-cell office:value-type="float" office:value="5.2204286257425947" table:style-name="ce131">
            <text:p>5.22</text:p>
          </table:table-cell>
          <table:table-cell office:value-type="float" office:value="4.2088847160339355" table:style-name="ce131">
            <text:p>4.21</text:p>
          </table:table-cell>
          <table:table-cell office:value-type="float" office:value="3.8371980985005698" table:style-name="ce131">
            <text:p>3.84</text:p>
          </table:table-cell>
          <table:table-cell office:value-type="float" office:value="4.1594354311625166" table:style-name="ce131">
            <text:p>4.16</text:p>
          </table:table-cell>
          <table:table-cell office:value-type="float" office:value="3.1482948064804077" table:style-name="ce131">
            <text:p>3.15</text:p>
          </table:table-cell>
          <table:table-cell office:value-type="float" office:value="1.8338294426600139" table:style-name="ce132">
            <text:p>1.83</text:p>
          </table:table-cell>
          <table:table-cell table:number-columns-repeated="16376"/>
        </table:table-row>
        <table:table-row table:style-name="ro15">
          <table:table-cell office:value-type="date" office:date-value="2020-04-12T00:00:00" table:style-name="ce129">
            <text:p>12/04/2020</text:p>
          </table:table-cell>
          <table:table-cell office:value-type="float" office:value="3.5329294204711914" table:style-name="ce130">
            <text:p>3.53</text:p>
          </table:table-cell>
          <table:table-cell office:value-type="float" office:value="4.2489674886067705" table:style-name="ce131">
            <text:p>4.25</text:p>
          </table:table-cell>
          <table:table-cell office:value-type="float" office:value="4.026126941045125" table:style-name="ce131">
            <text:p>4.03</text:p>
          </table:table-cell>
          <table:table-cell office:value-type="float" office:value="3.3254821300506592" table:style-name="ce131">
            <text:p>3.33</text:p>
          </table:table-cell>
          <table:table-cell office:value-type="float" office:value="3.9522133668263755" table:style-name="ce131">
            <text:p>3.95</text:p>
          </table:table-cell>
          <table:table-cell office:value-type="float" office:value="2.8184043963750205" table:style-name="ce131">
            <text:p>2.82</text:p>
          </table:table-cell>
          <table:table-cell office:value-type="float" office:value="1.6966251134872437" table:style-name="ce132">
            <text:p>1.70</text:p>
          </table:table-cell>
          <table:table-cell table:number-columns-repeated="16376"/>
        </table:table-row>
        <table:table-row table:style-name="ro15">
          <table:table-cell office:value-type="date" office:date-value="2020-04-13T00:00:00" table:style-name="ce129">
            <text:p>13/04/2020</text:p>
          </table:table-cell>
          <table:table-cell office:value-type="float" office:value="3.4375306765238443" table:style-name="ce130">
            <text:p>3.44</text:p>
          </table:table-cell>
          <table:table-cell office:value-type="float" office:value="3.6764307022094727" table:style-name="ce131">
            <text:p>3.68</text:p>
          </table:table-cell>
          <table:table-cell office:value-type="float" office:value="3.4659450054168701" table:style-name="ce131">
            <text:p>3.47</text:p>
          </table:table-cell>
          <table:table-cell office:value-type="float" office:value="3.2025518417358398" table:style-name="ce131">
            <text:p>3.20</text:p>
          </table:table-cell>
          <table:table-cell office:value-type="float" office:value="3.8323742548624673" table:style-name="ce131">
            <text:p>3.83</text:p>
          </table:table-cell>
          <table:table-cell office:value-type="float" office:value="2.9428068796793618" table:style-name="ce131">
            <text:p>2.94</text:p>
          </table:table-cell>
          <table:table-cell office:value-type="float" office:value="1.6433353821436565" table:style-name="ce132">
            <text:p>1.64</text:p>
          </table:table-cell>
          <table:table-cell table:number-columns-repeated="16376"/>
        </table:table-row>
        <table:table-row table:style-name="ro15">
          <table:table-cell office:value-type="date" office:date-value="2020-04-14T00:00:00" table:style-name="ce129">
            <text:p>14/04/2020</text:p>
          </table:table-cell>
          <table:table-cell office:value-type="float" office:value="3.6420481999715171" table:style-name="ce130">
            <text:p>3.64</text:p>
          </table:table-cell>
          <table:table-cell office:value-type="float" office:value="3.6350208123524985" table:style-name="ce131">
            <text:p>3.64</text:p>
          </table:table-cell>
          <table:table-cell office:value-type="float" office:value="3.0664938290913901" table:style-name="ce131">
            <text:p>3.07</text:p>
          </table:table-cell>
          <table:table-cell office:value-type="float" office:value="3.0763966242472329" table:style-name="ce131">
            <text:p>3.08</text:p>
          </table:table-cell>
          <table:table-cell office:value-type="float" office:value="3.6329514185587564" table:style-name="ce131">
            <text:p>3.63</text:p>
          </table:table-cell>
          <table:table-cell office:value-type="float" office:value="2.5290153821309409" table:style-name="ce131">
            <text:p>2.53</text:p>
          </table:table-cell>
          <table:table-cell office:value-type="float" office:value="1.5687782367070515" table:style-name="ce132">
            <text:p>1.57</text:p>
          </table:table-cell>
          <table:table-cell table:number-columns-repeated="16376"/>
        </table:table-row>
        <table:table-row table:style-name="ro15">
          <table:table-cell office:value-type="date" office:date-value="2020-04-15T00:00:00" table:style-name="ce129">
            <text:p>15/04/2020</text:p>
          </table:table-cell>
          <table:table-cell office:value-type="float" office:value="3.6878995895385742" table:style-name="ce130">
            <text:p>3.69</text:p>
          </table:table-cell>
          <table:table-cell office:value-type="float" office:value="3.4264227549235025" table:style-name="ce131">
            <text:p>3.43</text:p>
          </table:table-cell>
          <table:table-cell office:value-type="float" office:value="2.6955668926239014" table:style-name="ce131">
            <text:p>2.70</text:p>
          </table:table-cell>
          <table:table-cell office:value-type="float" office:value="3.0492806434631348" table:style-name="ce131">
            <text:p>3.05</text:p>
          </table:table-cell>
          <table:table-cell office:value-type="float" office:value="3.5127389430999756" table:style-name="ce131">
            <text:p>3.51</text:p>
          </table:table-cell>
          <table:table-cell office:value-type="float" office:value="2.4526679515838623" table:style-name="ce131">
            <text:p>2.45</text:p>
          </table:table-cell>
          <table:table-cell office:value-type="float" office:value="1.5264434814453125" table:style-name="ce132">
            <text:p>1.53</text:p>
          </table:table-cell>
          <table:table-cell table:number-columns-repeated="16376"/>
        </table:table-row>
        <table:table-row table:style-name="ro15">
          <table:table-cell office:value-type="date" office:date-value="2020-04-16T00:00:00" table:style-name="ce129">
            <text:p>16/04/2020</text:p>
          </table:table-cell>
          <table:table-cell office:value-type="float" office:value="3.2316111723581948" table:style-name="ce130">
            <text:p>3.23</text:p>
          </table:table-cell>
          <table:table-cell office:value-type="float" office:value="3.3809828758239746" table:style-name="ce131">
            <text:p>3.38</text:p>
          </table:table-cell>
          <table:table-cell office:value-type="float" office:value="2.4399963219960532" table:style-name="ce131">
            <text:p>2.44</text:p>
          </table:table-cell>
          <table:table-cell office:value-type="float" office:value="3.146829922993978" table:style-name="ce131">
            <text:p>3.15</text:p>
          </table:table-cell>
          <table:table-cell office:value-type="float" office:value="3.2462395032246909" table:style-name="ce131">
            <text:p>3.25</text:p>
          </table:table-cell>
          <table:table-cell office:value-type="float" office:value="2.4700020154317222" table:style-name="ce131">
            <text:p>2.47</text:p>
          </table:table-cell>
          <table:table-cell office:value-type="float" office:value="1.3386160135269165" table:style-name="ce132">
            <text:p>1.34</text:p>
          </table:table-cell>
          <table:table-cell table:number-columns-repeated="16376"/>
        </table:table-row>
        <table:table-row table:style-name="ro15">
          <table:table-cell office:value-type="date" office:date-value="2020-04-17T00:00:00" table:style-name="ce129">
            <text:p>17/04/2020</text:p>
          </table:table-cell>
          <table:table-cell office:value-type="float" office:value="2.8853009541829429" table:style-name="ce130">
            <text:p>2.89</text:p>
          </table:table-cell>
          <table:table-cell office:value-type="float" office:value="3.4471997419993081" table:style-name="ce131">
            <text:p>3.45</text:p>
          </table:table-cell>
          <table:table-cell office:value-type="float" office:value="2.3710335890452066" table:style-name="ce131">
            <text:p>2.37</text:p>
          </table:table-cell>
          <table:table-cell office:value-type="float" office:value="3.0662367343902588" table:style-name="ce131">
            <text:p>3.07</text:p>
          </table:table-cell>
          <table:table-cell office:value-type="float" office:value="3.1191526254018149" table:style-name="ce131">
            <text:p>3.12</text:p>
          </table:table-cell>
          <table:table-cell office:value-type="float" office:value="2.4040698607762656" table:style-name="ce131">
            <text:p>2.40</text:p>
          </table:table-cell>
          <table:table-cell office:value-type="float" office:value="1.5018786986668904" table:style-name="ce132">
            <text:p>1.50</text:p>
          </table:table-cell>
          <table:table-cell table:number-columns-repeated="16376"/>
        </table:table-row>
        <table:table-row table:style-name="ro15">
          <table:table-cell office:value-type="date" office:date-value="2020-04-18T00:00:00" table:style-name="ce129">
            <text:p>18/04/2020</text:p>
          </table:table-cell>
          <table:table-cell office:value-type="float" office:value="2.6056141058603921" table:style-name="ce130">
            <text:p>2.61</text:p>
          </table:table-cell>
          <table:table-cell office:value-type="float" office:value="3.2660470008850098" table:style-name="ce131">
            <text:p>3.27</text:p>
          </table:table-cell>
          <table:table-cell office:value-type="float" office:value="2.3538943926493325" table:style-name="ce131">
            <text:p>2.35</text:p>
          </table:table-cell>
          <table:table-cell office:value-type="float" office:value="2.7221502463022866" table:style-name="ce131">
            <text:p>2.72</text:p>
          </table:table-cell>
          <table:table-cell office:value-type="float" office:value="2.9369821548461914" table:style-name="ce131">
            <text:p>2.94</text:p>
          </table:table-cell>
          <table:table-cell office:value-type="float" office:value="2.5839662154515586" table:style-name="ce131">
            <text:p>2.58</text:p>
          </table:table-cell>
          <table:table-cell office:value-type="float" office:value="1.4037005106608074" table:style-name="ce132">
            <text:p>1.40</text:p>
          </table:table-cell>
          <table:table-cell table:number-columns-repeated="16376"/>
        </table:table-row>
        <table:table-row table:style-name="ro15">
          <table:table-cell office:value-type="date" office:date-value="2020-04-19T00:00:00" table:style-name="ce129">
            <text:p>19/04/2020</text:p>
          </table:table-cell>
          <table:table-cell office:value-type="float" office:value="2.8591373761494956" table:style-name="ce130">
            <text:p>2.86</text:p>
          </table:table-cell>
          <table:table-cell office:value-type="float" office:value="2.6631827354431152" table:style-name="ce131">
            <text:p>2.66</text:p>
          </table:table-cell>
          <table:table-cell office:value-type="float" office:value="2.3776710828145347" table:style-name="ce131">
            <text:p>2.38</text:p>
          </table:table-cell>
          <table:table-cell office:value-type="float" office:value="2.5277167161305747" table:style-name="ce131">
            <text:p>2.53</text:p>
          </table:table-cell>
          <table:table-cell office:value-type="float" office:value="2.7735894521077475" table:style-name="ce131">
            <text:p>2.77</text:p>
          </table:table-cell>
          <table:table-cell office:value-type="float" office:value="2.6330288648605347" table:style-name="ce131">
            <text:p>2.63</text:p>
          </table:table-cell>
          <table:table-cell office:value-type="float" office:value="1.3493179480234783" table:style-name="ce132">
            <text:p>1.35</text:p>
          </table:table-cell>
          <table:table-cell table:number-columns-repeated="16376"/>
        </table:table-row>
        <table:table-row table:style-name="ro15">
          <table:table-cell office:value-type="date" office:date-value="2020-04-20T00:00:00" table:style-name="ce129">
            <text:p>20/04/2020</text:p>
          </table:table-cell>
          <table:table-cell office:value-type="float" office:value="2.7361323038736978" table:style-name="ce130">
            <text:p>2.74</text:p>
          </table:table-cell>
          <table:table-cell office:value-type="float" office:value="2.3862689336140952" table:style-name="ce131">
            <text:p>2.39</text:p>
          </table:table-cell>
          <table:table-cell office:value-type="float" office:value="2.2726253668467202" table:style-name="ce131">
            <text:p>2.27</text:p>
          </table:table-cell>
          <table:table-cell office:value-type="float" office:value="2.4525290330251059" table:style-name="ce131">
            <text:p>2.45</text:p>
          </table:table-cell>
          <table:table-cell office:value-type="float" office:value="2.45559032758077" table:style-name="ce131">
            <text:p>2.46</text:p>
          </table:table-cell>
          <table:table-cell office:value-type="float" office:value="2.4820237159729004" table:style-name="ce131">
            <text:p>2.48</text:p>
          </table:table-cell>
          <table:table-cell office:value-type="float" office:value="1.226645549138387" table:style-name="ce132">
            <text:p>1.23</text:p>
          </table:table-cell>
          <table:table-cell table:number-columns-repeated="16376"/>
        </table:table-row>
        <table:table-row table:style-name="ro15">
          <table:table-cell office:value-type="date" office:date-value="2020-04-21T00:00:00" table:style-name="ce129">
            <text:p>21/04/2020</text:p>
          </table:table-cell>
          <table:table-cell office:value-type="float" office:value="2.8794116973876953" table:style-name="ce130">
            <text:p>2.88</text:p>
          </table:table-cell>
          <table:table-cell office:value-type="float" office:value="2.1885215441385903" table:style-name="ce131">
            <text:p>2.19</text:p>
          </table:table-cell>
          <table:table-cell office:value-type="float" office:value="2.298412561416626" table:style-name="ce131">
            <text:p>2.30</text:p>
          </table:table-cell>
          <table:table-cell office:value-type="float" office:value="2.4914876619974771" table:style-name="ce131">
            <text:p>2.49</text:p>
          </table:table-cell>
          <table:table-cell office:value-type="float" office:value="2.3354612191518149" table:style-name="ce131">
            <text:p>2.34</text:p>
          </table:table-cell>
          <table:table-cell office:value-type="float" office:value="2.0459113121032715" table:style-name="ce131">
            <text:p>2.05</text:p>
          </table:table-cell>
          <table:table-cell office:value-type="float" office:value="1.1137032111485798" table:style-name="ce132">
            <text:p>1.11</text:p>
          </table:table-cell>
          <table:table-cell table:number-columns-repeated="16376"/>
        </table:table-row>
        <table:table-row table:style-name="ro15">
          <table:table-cell office:value-type="date" office:date-value="2020-04-22T00:00:00" table:style-name="ce129">
            <text:p>22/04/2020</text:p>
          </table:table-cell>
          <table:table-cell office:value-type="float" office:value="2.6980552673339844" table:style-name="ce130">
            <text:p>2.70</text:p>
          </table:table-cell>
          <table:table-cell office:value-type="float" office:value="2.286133567492167" table:style-name="ce131">
            <text:p>2.29</text:p>
          </table:table-cell>
          <table:table-cell office:value-type="float" office:value="2.2921497027079263" table:style-name="ce131">
            <text:p>2.29</text:p>
          </table:table-cell>
          <table:table-cell office:value-type="float" office:value="2.6157306830088296" table:style-name="ce131">
            <text:p>2.62</text:p>
          </table:table-cell>
          <table:table-cell office:value-type="float" office:value="2.4665764172871909" table:style-name="ce131">
            <text:p>2.47</text:p>
          </table:table-cell>
          <table:table-cell office:value-type="float" office:value="2.1058767636617026" table:style-name="ce131">
            <text:p>2.11</text:p>
          </table:table-cell>
          <table:table-cell office:value-type="float" office:value="0.97943973541259766" table:style-name="ce132">
            <text:p>0.98</text:p>
          </table:table-cell>
          <table:table-cell table:number-columns-repeated="16376"/>
        </table:table-row>
        <table:table-row table:style-name="ro15">
          <table:table-cell office:value-type="date" office:date-value="2020-04-23T00:00:00" table:style-name="ce129">
            <text:p>23/04/2020</text:p>
          </table:table-cell>
          <table:table-cell office:value-type="float" office:value="2.7295317649841309" table:style-name="ce130">
            <text:p>2.73</text:p>
          </table:table-cell>
          <table:table-cell office:value-type="float" office:value="1.8972030878067017" table:style-name="ce131">
            <text:p>1.90</text:p>
          </table:table-cell>
          <table:table-cell office:value-type="float" office:value="2.2921497027079263" table:style-name="ce131">
            <text:p>2.29</text:p>
          </table:table-cell>
          <table:table-cell office:value-type="float" office:value="2.6630357901255288" table:style-name="ce131">
            <text:p>2.66</text:p>
          </table:table-cell>
          <table:table-cell office:value-type="float" office:value="2.8720895449320474" table:style-name="ce131">
            <text:p>2.87</text:p>
          </table:table-cell>
          <table:table-cell office:value-type="float" office:value="2.2132706642150879" table:style-name="ce131">
            <text:p>2.21</text:p>
          </table:table-cell>
          <table:table-cell office:value-type="float" office:value="0.88241179784139001" table:style-name="ce132">
            <text:p>0.88</text:p>
          </table:table-cell>
          <table:table-cell table:number-columns-repeated="16376"/>
        </table:table-row>
        <table:table-row table:style-name="ro15">
          <table:table-cell office:value-type="date" office:date-value="2020-04-24T00:00:00" table:style-name="ce129">
            <text:p>24/04/2020</text:p>
          </table:table-cell>
          <table:table-cell office:value-type="float" office:value="2.7193893591562905" table:style-name="ce130">
            <text:p>2.72</text:p>
          </table:table-cell>
          <table:table-cell office:value-type="float" office:value="1.7480900684992473" table:style-name="ce131">
            <text:p>1.75</text:p>
          </table:table-cell>
          <table:table-cell office:value-type="float" office:value="1.9479422171910603" table:style-name="ce131">
            <text:p>1.95</text:p>
          </table:table-cell>
          <table:table-cell office:value-type="float" office:value="2.4318155447642007" table:style-name="ce131">
            <text:p>2.43</text:p>
          </table:table-cell>
          <table:table-cell office:value-type="float" office:value="2.8312155405680337" table:style-name="ce131">
            <text:p>2.83</text:p>
          </table:table-cell>
          <table:table-cell office:value-type="float" office:value="2.1805622577667236" table:style-name="ce131">
            <text:p>2.18</text:p>
          </table:table-cell>
          <table:table-cell office:value-type="float" office:value="0.93484505017598474" table:style-name="ce132">
            <text:p>0.93</text:p>
          </table:table-cell>
          <table:table-cell table:number-columns-repeated="16376"/>
        </table:table-row>
        <table:table-row table:style-name="ro15">
          <table:table-cell office:value-type="date" office:date-value="2020-04-25T00:00:00" table:style-name="ce129">
            <text:p>25/04/2020</text:p>
          </table:table-cell>
          <table:table-cell office:value-type="float" office:value="2.4966118335723877" table:style-name="ce130">
            <text:p>2.50</text:p>
          </table:table-cell>
          <table:table-cell office:value-type="float" office:value="1.7910053730010986" table:style-name="ce131">
            <text:p>1.79</text:p>
          </table:table-cell>
          <table:table-cell office:value-type="float" office:value="1.7164382139841716" table:style-name="ce131">
            <text:p>1.72</text:p>
          </table:table-cell>
          <table:table-cell office:value-type="float" office:value="2.1976652145385742" table:style-name="ce131">
            <text:p>2.20</text:p>
          </table:table-cell>
          <table:table-cell office:value-type="float" office:value="2.5825212796529136" table:style-name="ce131">
            <text:p>2.58</text:p>
          </table:table-cell>
          <table:table-cell office:value-type="float" office:value="1.9516032139460247" table:style-name="ce131">
            <text:p>1.95</text:p>
          </table:table-cell>
          <table:table-cell office:value-type="float" office:value="1.0053822994232178" table:style-name="ce132">
            <text:p>1.01</text:p>
          </table:table-cell>
          <table:table-cell table:number-columns-repeated="16376"/>
        </table:table-row>
        <table:table-row table:style-name="ro15">
          <table:table-cell office:value-type="date" office:date-value="2020-04-26T00:00:00" table:style-name="ce129">
            <text:p>26/04/2020</text:p>
          </table:table-cell>
          <table:table-cell office:value-type="float" office:value="2.612687667210897" table:style-name="ce130">
            <text:p>2.61</text:p>
          </table:table-cell>
          <table:table-cell office:value-type="float" office:value="1.5951260725657146" table:style-name="ce131">
            <text:p>1.60</text:p>
          </table:table-cell>
          <table:table-cell office:value-type="float" office:value="1.6000235478083293" table:style-name="ce131">
            <text:p>1.60</text:p>
          </table:table-cell>
          <table:table-cell office:value-type="float" office:value="1.922412355740865" table:style-name="ce131">
            <text:p>1.92</text:p>
          </table:table-cell>
          <table:table-cell office:value-type="float" office:value="2.2457743485768638" table:style-name="ce131">
            <text:p>2.25</text:p>
          </table:table-cell>
          <table:table-cell office:value-type="float" office:value="2.0388257106145224" table:style-name="ce131">
            <text:p>2.04</text:p>
          </table:table-cell>
          <table:table-cell office:value-type="float" office:value="0.82643105586369836" table:style-name="ce132">
            <text:p>0.83</text:p>
          </table:table-cell>
          <table:table-cell table:number-columns-repeated="16376"/>
        </table:table-row>
        <table:table-row table:style-name="ro15">
          <table:table-cell office:value-type="date" office:date-value="2020-04-27T00:00:00" table:style-name="ce129">
            <text:p>27/04/2020</text:p>
          </table:table-cell>
          <table:table-cell office:value-type="float" office:value="2.4260287284851074" table:style-name="ce130">
            <text:p>2.43</text:p>
          </table:table-cell>
          <table:table-cell office:value-type="float" office:value="1.4475014607111614" table:style-name="ce131">
            <text:p>1.45</text:p>
          </table:table-cell>
          <table:table-cell office:value-type="float" office:value="1.585650126139323" table:style-name="ce131">
            <text:p>1.59</text:p>
          </table:table-cell>
          <table:table-cell office:value-type="float" office:value="1.927190899848938" table:style-name="ce131">
            <text:p>1.93</text:p>
          </table:table-cell>
          <table:table-cell office:value-type="float" office:value="2.2923099199930825" table:style-name="ce131">
            <text:p>2.29</text:p>
          </table:table-cell>
          <table:table-cell office:value-type="float" office:value="1.8795744975407918" table:style-name="ce131">
            <text:p>1.88</text:p>
          </table:table-cell>
          <table:table-cell office:value-type="float" office:value="0.75518735249837243" table:style-name="ce132">
            <text:p>0.76</text:p>
          </table:table-cell>
          <table:table-cell table:number-columns-repeated="16376"/>
        </table:table-row>
        <table:table-row table:style-name="ro15">
          <table:table-cell office:value-type="date" office:date-value="2020-04-28T00:00:00" table:style-name="ce129">
            <text:p>28/04/2020</text:p>
          </table:table-cell>
          <table:table-cell office:value-type="float" office:value="2.633282502492269" table:style-name="ce130">
            <text:p>2.63</text:p>
          </table:table-cell>
          <table:table-cell office:value-type="float" office:value="1.319864312807719" table:style-name="ce131">
            <text:p>1.32</text:p>
          </table:table-cell>
          <table:table-cell office:value-type="float" office:value="1.6014952659606934" table:style-name="ce131">
            <text:p>1.60</text:p>
          </table:table-cell>
          <table:table-cell office:value-type="float" office:value="2.0701784690221152" table:style-name="ce131">
            <text:p>2.07</text:p>
          </table:table-cell>
          <table:table-cell office:value-type="float" office:value="2.2673937479654946" table:style-name="ce131">
            <text:p>2.27</text:p>
          </table:table-cell>
          <table:table-cell office:value-type="float" office:value="2.0267624855041504" table:style-name="ce131">
            <text:p>2.03</text:p>
          </table:table-cell>
          <table:table-cell office:value-type="float" office:value="0.6131835778554281" table:style-name="ce132">
            <text:p>0.61</text:p>
          </table:table-cell>
          <table:table-cell table:number-columns-repeated="16376"/>
        </table:table-row>
        <table:table-row table:style-name="ro15">
          <table:table-cell office:value-type="date" office:date-value="2020-04-29T00:00:00" table:style-name="ce129">
            <text:p>29/04/2020</text:p>
          </table:table-cell>
          <table:table-cell office:value-type="float" office:value="2.2383499940236411" table:style-name="ce130">
            <text:p>2.24</text:p>
          </table:table-cell>
          <table:table-cell office:value-type="float" office:value="1.4859512646993001" table:style-name="ce131">
            <text:p>1.49</text:p>
          </table:table-cell>
          <table:table-cell office:value-type="float" office:value="1.554804007212321" table:style-name="ce131">
            <text:p>1.55</text:p>
          </table:table-cell>
          <table:table-cell office:value-type="float" office:value="2.5921285947163901" table:style-name="ce131">
            <text:p>2.59</text:p>
          </table:table-cell>
          <table:table-cell office:value-type="float" office:value="2.2041200002034507" table:style-name="ce131">
            <text:p>2.20</text:p>
          </table:table-cell>
          <table:table-cell office:value-type="float" office:value="1.9122829437255859" table:style-name="ce131">
            <text:p>1.91</text:p>
          </table:table-cell>
          <table:table-cell office:value-type="float" office:value="0.67902092138926184" table:style-name="ce132">
            <text:p>0.68</text:p>
          </table:table-cell>
          <table:table-cell table:number-columns-repeated="16376"/>
        </table:table-row>
        <table:table-row table:style-name="ro15">
          <table:table-cell office:value-type="date" office:date-value="2020-04-30T00:00:00" table:style-name="ce129">
            <text:p>30/04/2020</text:p>
          </table:table-cell>
          <table:table-cell office:value-type="float" office:value="2.1336495876312256" table:style-name="ce130">
            <text:p>2.13</text:p>
          </table:table-cell>
          <table:table-cell office:value-type="float" office:value="1.5335160096486409" table:style-name="ce131">
            <text:p>1.53</text:p>
          </table:table-cell>
          <table:table-cell office:value-type="float" office:value="1.6445075670878093" table:style-name="ce131">
            <text:p>1.64</text:p>
          </table:table-cell>
          <table:table-cell office:value-type="float" office:value="2.6781430244445801" table:style-name="ce131">
            <text:p>2.68</text:p>
          </table:table-cell>
          <table:table-cell office:value-type="float" office:value="2.1575844287872314" table:style-name="ce131">
            <text:p>2.16</text:p>
          </table:table-cell>
          <table:table-cell office:value-type="float" office:value="1.9679574171702068" table:style-name="ce131">
            <text:p>1.97</text:p>
          </table:table-cell>
          <table:table-cell office:value-type="float" office:value="0.63647584120432532" table:style-name="ce132">
            <text:p>0.64</text:p>
          </table:table-cell>
          <table:table-cell table:number-columns-repeated="16376"/>
        </table:table-row>
        <table:table-row table:style-name="ro15">
          <table:table-cell office:value-type="date" office:date-value="2020-05-01T00:00:00" table:style-name="ce129">
            <text:p>01/05/2020</text:p>
          </table:table-cell>
          <table:table-cell office:value-type="float" office:value="1.7138217290242512" table:style-name="ce130">
            <text:p>1.71</text:p>
          </table:table-cell>
          <table:table-cell office:value-type="float" office:value="1.4321016867955525" table:style-name="ce131">
            <text:p>1.43</text:p>
          </table:table-cell>
          <table:table-cell office:value-type="float" office:value="1.8008488416671753" table:style-name="ce131">
            <text:p>1.80</text:p>
          </table:table-cell>
          <table:table-cell office:value-type="float" office:value="2.450672666231791" table:style-name="ce131">
            <text:p>2.45</text:p>
          </table:table-cell>
          <table:table-cell office:value-type="float" office:value="2.3458720048268638" table:style-name="ce131">
            <text:p>2.35</text:p>
          </table:table-cell>
          <table:table-cell office:value-type="float" office:value="1.9025405248006184" table:style-name="ce131">
            <text:p>1.90</text:p>
          </table:table-cell>
          <table:table-cell office:value-type="float" office:value="0.66933802763621009" table:style-name="ce132">
            <text:p>0.67</text:p>
          </table:table-cell>
          <table:table-cell table:number-columns-repeated="16376"/>
        </table:table-row>
        <table:table-row table:style-name="ro15">
          <table:table-cell office:value-type="date" office:date-value="2020-05-02T00:00:00" table:style-name="ce129">
            <text:p>02/05/2020</text:p>
          </table:table-cell>
          <table:table-cell office:value-type="float" office:value="1.632053017616272" table:style-name="ce130">
            <text:p>1.63</text:p>
          </table:table-cell>
          <table:table-cell office:value-type="float" office:value="1.3043559392293294" table:style-name="ce131">
            <text:p>1.30</text:p>
          </table:table-cell>
          <table:table-cell office:value-type="float" office:value="1.7922837336858113" table:style-name="ce131">
            <text:p>1.79</text:p>
          </table:table-cell>
          <table:table-cell office:value-type="float" office:value="1.9460047880808513" table:style-name="ce131">
            <text:p>1.95</text:p>
          </table:table-cell>
          <table:table-cell office:value-type="float" office:value="2.3146394888559976" table:style-name="ce131">
            <text:p>2.31</text:p>
          </table:table-cell>
          <table:table-cell office:value-type="float" office:value="1.6879886786142986" table:style-name="ce131">
            <text:p>1.69</text:p>
          </table:table-cell>
          <table:table-cell office:value-type="float" office:value="0.71703664461771643" table:style-name="ce132">
            <text:p>0.72</text:p>
          </table:table-cell>
          <table:table-cell table:number-columns-repeated="16376"/>
        </table:table-row>
        <table:table-row table:style-name="ro15">
          <table:table-cell office:value-type="date" office:date-value="2020-05-03T00:00:00" table:style-name="ce129">
            <text:p>03/05/2020</text:p>
          </table:table-cell>
          <table:table-cell office:value-type="float" office:value="1.5704657236735027" table:style-name="ce130">
            <text:p>1.57</text:p>
          </table:table-cell>
          <table:table-cell office:value-type="float" office:value="1.1730324824651082" table:style-name="ce131">
            <text:p>1.17</text:p>
          </table:table-cell>
          <table:table-cell office:value-type="float" office:value="1.6794397830963135" table:style-name="ce131">
            <text:p>1.68</text:p>
          </table:table-cell>
          <table:table-cell office:value-type="float" office:value="1.5900723934173584" table:style-name="ce131">
            <text:p>1.59</text:p>
          </table:table-cell>
          <table:table-cell office:value-type="float" office:value="2.32835324605306" table:style-name="ce131">
            <text:p>2.33</text:p>
          </table:table-cell>
          <table:table-cell office:value-type="float" office:value="1.5919854243596394" table:style-name="ce131">
            <text:p>1.59</text:p>
          </table:table-cell>
          <table:table-cell office:value-type="float" office:value="0.78840333223342896" table:style-name="ce132">
            <text:p>0.79</text:p>
          </table:table-cell>
          <table:table-cell table:number-columns-repeated="16376"/>
        </table:table-row>
        <table:table-row table:style-name="ro15">
          <table:table-cell office:value-type="date" office:date-value="2020-05-04T00:00:00" table:style-name="ce129">
            <text:p>04/05/2020</text:p>
          </table:table-cell>
          <table:table-cell office:value-type="float" office:value="1.4754823446273804" table:style-name="ce130">
            <text:p>1.48</text:p>
          </table:table-cell>
          <table:table-cell office:value-type="float" office:value="1.0085412462552388" table:style-name="ce131">
            <text:p>1.01</text:p>
          </table:table-cell>
          <table:table-cell office:value-type="float" office:value="1.2870905995368958" table:style-name="ce131">
            <text:p>1.29</text:p>
          </table:table-cell>
          <table:table-cell office:value-type="float" office:value="1.5160271326700847" table:style-name="ce131">
            <text:p>1.52</text:p>
          </table:table-cell>
          <table:table-cell office:value-type="float" office:value="1.9445282618204753" table:style-name="ce131">
            <text:p>1.94</text:p>
          </table:table-cell>
          <table:table-cell office:value-type="float" office:value="1.1682152350743611" table:style-name="ce131">
            <text:p>1.17</text:p>
          </table:table-cell>
          <table:table-cell office:value-type="float" office:value="0.94177112976709998" table:style-name="ce132">
            <text:p>0.94</text:p>
          </table:table-cell>
          <table:table-cell table:number-columns-repeated="16376"/>
        </table:table-row>
        <table:table-row table:style-name="ro15">
          <table:table-cell office:value-type="date" office:date-value="2020-05-05T00:00:00" table:style-name="ce129">
            <text:p>05/05/2020</text:p>
          </table:table-cell>
          <table:table-cell office:value-type="float" office:value="1.6269436677296956" table:style-name="ce130">
            <text:p>1.63</text:p>
          </table:table-cell>
          <table:table-cell office:value-type="float" office:value="0.9181647698084513" table:style-name="ce131">
            <text:p>0.92</text:p>
          </table:table-cell>
          <table:table-cell office:value-type="float" office:value="1.1768328547477722" table:style-name="ce131">
            <text:p>1.18</text:p>
          </table:table-cell>
          <table:table-cell office:value-type="float" office:value="1.5212137699127197" table:style-name="ce131">
            <text:p>1.52</text:p>
          </table:table-cell>
          <table:table-cell office:value-type="float" office:value="1.933897574742635" table:style-name="ce131">
            <text:p>1.93</text:p>
          </table:table-cell>
          <table:table-cell office:value-type="float" office:value="1.3555100758870442" table:style-name="ce131">
            <text:p>1.36</text:p>
          </table:table-cell>
          <table:table-cell office:value-type="float" office:value="0.88480985164642334" table:style-name="ce132">
            <text:p>0.88</text:p>
          </table:table-cell>
          <table:table-cell table:number-columns-repeated="16376"/>
        </table:table-row>
        <table:table-row table:style-name="ro15">
          <table:table-cell office:value-type="date" office:date-value="2020-05-06T00:00:00" table:style-name="ce129">
            <text:p>06/05/2020</text:p>
          </table:table-cell>
          <table:table-cell office:value-type="float" office:value="1.522507627805074" table:style-name="ce130">
            <text:p>1.52</text:p>
          </table:table-cell>
          <table:table-cell office:value-type="float" office:value="0.82749692598978675" table:style-name="ce131">
            <text:p>0.83</text:p>
          </table:table-cell>
          <table:table-cell office:value-type="float" office:value="1.2324499487876892" table:style-name="ce131">
            <text:p>1.23</text:p>
          </table:table-cell>
          <table:table-cell office:value-type="float" office:value="1.6667228937149048" table:style-name="ce131">
            <text:p>1.67</text:p>
          </table:table-cell>
          <table:table-cell office:value-type="float" office:value="1.8214423259099324" table:style-name="ce131">
            <text:p>1.82</text:p>
          </table:table-cell>
          <table:table-cell office:value-type="float" office:value="1.2759310404459636" table:style-name="ce131">
            <text:p>1.28</text:p>
          </table:table-cell>
          <table:table-cell office:value-type="float" office:value="0.77805111805597937" table:style-name="ce132">
            <text:p>0.78</text:p>
          </table:table-cell>
          <table:table-cell table:number-columns-repeated="16376"/>
        </table:table-row>
        <table:table-row table:style-name="ro15">
          <table:table-cell office:value-type="date" office:date-value="2020-05-07T00:00:00" table:style-name="ce129">
            <text:p>07/05/2020</text:p>
          </table:table-cell>
          <table:table-cell office:value-type="float" office:value="1.8033122221628826" table:style-name="ce130">
            <text:p>1.80</text:p>
          </table:table-cell>
          <table:table-cell office:value-type="float" office:value="0.93253376086552942" table:style-name="ce131">
            <text:p>0.93</text:p>
          </table:table-cell>
          <table:table-cell office:value-type="float" office:value="1.4523025751113892" table:style-name="ce131">
            <text:p>1.45</text:p>
          </table:table-cell>
          <table:table-cell office:value-type="float" office:value="1.5385362704594929" table:style-name="ce131">
            <text:p>1.54</text:p>
          </table:table-cell>
          <table:table-cell office:value-type="float" office:value="2.0652839740117392" table:style-name="ce131">
            <text:p>2.07</text:p>
          </table:table-cell>
          <table:table-cell office:value-type="float" office:value="1.2284201582272847" table:style-name="ce131">
            <text:p>1.23</text:p>
          </table:table-cell>
          <table:table-cell office:value-type="float" office:value="0.66271438201268518" table:style-name="ce132">
            <text:p>0.66</text:p>
          </table:table-cell>
          <table:table-cell table:number-columns-repeated="16376"/>
        </table:table-row>
        <table:table-row table:style-name="ro15">
          <table:table-cell office:value-type="date" office:date-value="2020-05-08T00:00:00" table:style-name="ce129">
            <text:p>08/05/2020</text:p>
          </table:table-cell>
          <table:table-cell office:value-type="float" office:value="1.8189282417297363" table:style-name="ce130">
            <text:p>1.82</text:p>
          </table:table-cell>
          <table:table-cell office:value-type="float" office:value="0.82883624235788977" table:style-name="ce131">
            <text:p>0.83</text:p>
          </table:table-cell>
          <table:table-cell office:value-type="float" office:value="1.5884643793106079" table:style-name="ce131">
            <text:p>1.59</text:p>
          </table:table-cell>
          <table:table-cell office:value-type="float" office:value="1.3389430443445842" table:style-name="ce131">
            <text:p>1.34</text:p>
          </table:table-cell>
          <table:table-cell office:value-type="float" office:value="2.0430059830347695" table:style-name="ce131">
            <text:p>2.04</text:p>
          </table:table-cell>
          <table:table-cell office:value-type="float" office:value="1.0178857843081157" table:style-name="ce131">
            <text:p>1.02</text:p>
          </table:table-cell>
          <table:table-cell office:value-type="float" office:value="0.65149023135503137" table:style-name="ce132">
            <text:p>0.65</text:p>
          </table:table-cell>
          <table:table-cell table:number-columns-repeated="16376"/>
        </table:table-row>
        <table:table-row table:style-name="ro15">
          <table:table-cell office:value-type="date" office:date-value="2020-05-09T00:00:00" table:style-name="ce129">
            <text:p>09/05/2020</text:p>
          </table:table-cell>
          <table:table-cell office:value-type="float" office:value="1.9569186766942341" table:style-name="ce130">
            <text:p>1.96</text:p>
          </table:table-cell>
          <table:table-cell office:value-type="float" office:value="0.77569337685902917" table:style-name="ce131">
            <text:p>0.78</text:p>
          </table:table-cell>
          <table:table-cell office:value-type="float" office:value="1.5572751760482788" table:style-name="ce131">
            <text:p>1.56</text:p>
          </table:table-cell>
          <table:table-cell office:value-type="float" office:value="1.2115511496861775" table:style-name="ce131">
            <text:p>1.21</text:p>
          </table:table-cell>
          <table:table-cell office:value-type="float" office:value="1.9616415898005168" table:style-name="ce131">
            <text:p>1.96</text:p>
          </table:table-cell>
          <table:table-cell office:value-type="float" office:value="0.96465005477269494" table:style-name="ce131">
            <text:p>0.96</text:p>
          </table:table-cell>
          <table:table-cell office:value-type="float" office:value="0.71333295106887817" table:style-name="ce132">
            <text:p>0.71</text:p>
          </table:table-cell>
          <table:table-cell table:number-columns-repeated="16376"/>
        </table:table-row>
        <table:table-row table:style-name="ro15">
          <table:table-cell office:value-type="date" office:date-value="2020-05-10T00:00:00" table:style-name="ce129">
            <text:p>10/05/2020</text:p>
          </table:table-cell>
          <table:table-cell office:value-type="float" office:value="1.5801130135854085" table:style-name="ce130">
            <text:p>1.58</text:p>
          </table:table-cell>
          <table:table-cell office:value-type="float" office:value="0.52347099781036377" table:style-name="ce131">
            <text:p>0.52</text:p>
          </table:table-cell>
          <table:table-cell office:value-type="float" office:value="1.415136178334554" table:style-name="ce131">
            <text:p>1.42</text:p>
          </table:table-cell>
          <table:table-cell office:value-type="float" office:value="1.1610583464304607" table:style-name="ce131">
            <text:p>1.16</text:p>
          </table:table-cell>
          <table:table-cell office:value-type="float" office:value="1.8351247310638428" table:style-name="ce131">
            <text:p>1.84</text:p>
          </table:table-cell>
          <table:table-cell office:value-type="float" office:value="1.0001904368400574" table:style-name="ce131">
            <text:p>1.00</text:p>
          </table:table-cell>
          <table:table-cell office:value-type="float" office:value="0.58911200364430749" table:style-name="ce132">
            <text:p>0.59</text:p>
          </table:table-cell>
          <table:table-cell table:number-columns-repeated="16376"/>
        </table:table-row>
        <table:table-row table:style-name="ro15">
          <table:table-cell office:value-type="date" office:date-value="2020-05-11T00:00:00" table:style-name="ce129">
            <text:p>11/05/2020</text:p>
          </table:table-cell>
          <table:table-cell office:value-type="float" office:value="1.3875782489776611" table:style-name="ce130">
            <text:p>1.39</text:p>
          </table:table-cell>
          <table:table-cell office:value-type="float" office:value="0.546587328116099" table:style-name="ce131">
            <text:p>0.55</text:p>
          </table:table-cell>
          <table:table-cell office:value-type="float" office:value="1.2280195951461792" table:style-name="ce131">
            <text:p>1.23</text:p>
          </table:table-cell>
          <table:table-cell office:value-type="float" office:value="1.2275866270065308" table:style-name="ce131">
            <text:p>1.23</text:p>
          </table:table-cell>
          <table:table-cell office:value-type="float" office:value="1.7317630052566528" table:style-name="ce131">
            <text:p>1.73</text:p>
          </table:table-cell>
          <table:table-cell office:value-type="float" office:value="0.91340517997741699" table:style-name="ce131">
            <text:p>0.91</text:p>
          </table:table-cell>
          <table:table-cell office:value-type="float" office:value="0.44271212816238403" table:style-name="ce132">
            <text:p>0.44</text:p>
          </table:table-cell>
          <table:table-cell table:number-columns-repeated="16376"/>
        </table:table-row>
        <table:table-row table:style-name="ro15">
          <table:table-cell office:value-type="date" office:date-value="2020-05-12T00:00:00" table:style-name="ce129">
            <text:p>12/05/2020</text:p>
          </table:table-cell>
          <table:table-cell office:value-type="float" office:value="1.2596017519632976" table:style-name="ce130">
            <text:p>1.26</text:p>
          </table:table-cell>
          <table:table-cell office:value-type="float" office:value="0.57464931408564246" table:style-name="ce131">
            <text:p>0.57</text:p>
          </table:table-cell>
          <table:table-cell office:value-type="float" office:value="1.1608606179555256" table:style-name="ce131">
            <text:p>1.16</text:p>
          </table:table-cell>
          <table:table-cell office:value-type="float" office:value="1.2070084412892659" table:style-name="ce131">
            <text:p>1.21</text:p>
          </table:table-cell>
          <table:table-cell office:value-type="float" office:value="1.7556196053822835" table:style-name="ce131">
            <text:p>1.76</text:p>
          </table:table-cell>
          <table:table-cell office:value-type="float" office:value="0.93834841251373291" table:style-name="ce131">
            <text:p>0.94</text:p>
          </table:table-cell>
          <table:table-cell office:value-type="float" office:value="0.40248862902323407" table:style-name="ce132">
            <text:p>0.40</text:p>
          </table:table-cell>
          <table:table-cell table:number-columns-repeated="16376"/>
        </table:table-row>
        <table:table-row table:style-name="ro15">
          <table:table-cell office:value-type="date" office:date-value="2020-05-13T00:00:00" table:style-name="ce129">
            <text:p>13/05/2020</text:p>
          </table:table-cell>
          <table:table-cell office:value-type="float" office:value="1.4014092286427815" table:style-name="ce130">
            <text:p>1.40</text:p>
          </table:table-cell>
          <table:table-cell office:value-type="float" office:value="0.67516360680262244" table:style-name="ce131">
            <text:p>0.68</text:p>
          </table:table-cell>
          <table:table-cell office:value-type="float" office:value="1.129023830095927" table:style-name="ce131">
            <text:p>1.13</text:p>
          </table:table-cell>
          <table:table-cell office:value-type="float" office:value="1.3368897040685017" table:style-name="ce131">
            <text:p>1.34</text:p>
          </table:table-cell>
          <table:table-cell office:value-type="float" office:value="1.7773430347442627" table:style-name="ce131">
            <text:p>1.78</text:p>
          </table:table-cell>
          <table:table-cell office:value-type="float" office:value="1.0044062336285908" table:style-name="ce131">
            <text:p>1.00</text:p>
          </table:table-cell>
          <table:table-cell office:value-type="float" office:value="0.48297607898712158" table:style-name="ce132">
            <text:p>0.48</text:p>
          </table:table-cell>
          <table:table-cell table:number-columns-repeated="16376"/>
        </table:table-row>
        <table:table-row table:style-name="ro15">
          <table:table-cell office:value-type="date" office:date-value="2020-05-14T00:00:00" table:style-name="ce129">
            <text:p>14/05/2020</text:p>
          </table:table-cell>
          <table:table-cell office:value-type="float" office:value="1.6762478351593018" table:style-name="ce130">
            <text:p>1.68</text:p>
          </table:table-cell>
          <table:table-cell office:value-type="float" office:value="0.65741807222366333" table:style-name="ce131">
            <text:p>0.66</text:p>
          </table:table-cell>
          <table:table-cell office:value-type="float" office:value="1.2230668465296428" table:style-name="ce131">
            <text:p>1.22</text:p>
          </table:table-cell>
          <table:table-cell office:value-type="float" office:value="1.2772949934005737" table:style-name="ce131">
            <text:p>1.28</text:p>
          </table:table-cell>
          <table:table-cell office:value-type="float" office:value="1.7096740404764812" table:style-name="ce131">
            <text:p>1.71</text:p>
          </table:table-cell>
          <table:table-cell office:value-type="float" office:value="1.0035351514816284" table:style-name="ce131">
            <text:p>1.00</text:p>
          </table:table-cell>
          <table:table-cell office:value-type="float" office:value="0.61405362685521447" table:style-name="ce132">
            <text:p>0.61</text:p>
          </table:table-cell>
          <table:table-cell table:number-columns-repeated="16376"/>
        </table:table-row>
        <table:table-row table:style-name="ro15">
          <table:table-cell office:value-type="date" office:date-value="2020-05-15T00:00:00" table:style-name="ce129">
            <text:p>15/05/2020</text:p>
          </table:table-cell>
          <table:table-cell office:value-type="float" office:value="1.5109018286069233" table:style-name="ce130">
            <text:p>1.51</text:p>
          </table:table-cell>
          <table:table-cell office:value-type="float" office:value="0.63918356100718177" table:style-name="ce131">
            <text:p>0.64</text:p>
          </table:table-cell>
          <table:table-cell office:value-type="float" office:value="1.1609009106953938" table:style-name="ce131">
            <text:p>1.16</text:p>
          </table:table-cell>
          <table:table-cell office:value-type="float" office:value="1.1900800466537476" table:style-name="ce131">
            <text:p>1.19</text:p>
          </table:table-cell>
          <table:table-cell office:value-type="float" office:value="1.6569170951843262" table:style-name="ce131">
            <text:p>1.66</text:p>
          </table:table-cell>
          <table:table-cell office:value-type="float" office:value="0.99778171380360925" table:style-name="ce131">
            <text:p>1.00</text:p>
          </table:table-cell>
          <table:table-cell office:value-type="float" office:value="0.56161772211392724" table:style-name="ce132">
            <text:p>0.56</text:p>
          </table:table-cell>
          <table:table-cell table:number-columns-repeated="16376"/>
        </table:table-row>
        <table:table-row table:style-name="ro15">
          <table:table-cell office:value-type="date" office:date-value="2020-05-16T00:00:00" table:style-name="ce129">
            <text:p>16/05/2020</text:p>
          </table:table-cell>
          <table:table-cell office:value-type="float" office:value="1.4278152982393901" table:style-name="ce130">
            <text:p>1.43</text:p>
          </table:table-cell>
          <table:table-cell office:value-type="float" office:value="0.59482500950495398" table:style-name="ce131">
            <text:p>0.59</text:p>
          </table:table-cell>
          <table:table-cell office:value-type="float" office:value="1.1966016292572021" table:style-name="ce131">
            <text:p>1.20</text:p>
          </table:table-cell>
          <table:table-cell office:value-type="float" office:value="1.0391904314359028" table:style-name="ce131">
            <text:p>1.04</text:p>
          </table:table-cell>
          <table:table-cell office:value-type="float" office:value="1.4156118233998616" table:style-name="ce131">
            <text:p>1.42</text:p>
          </table:table-cell>
          <table:table-cell office:value-type="float" office:value="0.92495075861612952" table:style-name="ce131">
            <text:p>0.92</text:p>
          </table:table-cell>
          <table:table-cell office:value-type="float" office:value="0.5320208569367727" table:style-name="ce132">
            <text:p>0.53</text:p>
          </table:table-cell>
          <table:table-cell table:number-columns-repeated="16376"/>
        </table:table-row>
        <table:table-row table:style-name="ro15">
          <table:table-cell office:value-type="date" office:date-value="2020-05-17T00:00:00" table:style-name="ce129">
            <text:p>17/05/2020</text:p>
          </table:table-cell>
          <table:table-cell office:value-type="float" office:value="1.1174776752789815" table:style-name="ce130">
            <text:p>1.12</text:p>
          </table:table-cell>
          <table:table-cell office:value-type="float" office:value="0.55863854289054871" table:style-name="ce131">
            <text:p>0.56</text:p>
          </table:table-cell>
          <table:table-cell office:value-type="float" office:value="1.173588474591573" table:style-name="ce131">
            <text:p>1.17</text:p>
          </table:table-cell>
          <table:table-cell office:value-type="float" office:value="0.96418122450510657" table:style-name="ce131">
            <text:p>0.96</text:p>
          </table:table-cell>
          <table:table-cell office:value-type="float" office:value="1.3736346960067749" table:style-name="ce131">
            <text:p>1.37</text:p>
          </table:table-cell>
          <table:table-cell office:value-type="float" office:value="1.0273340940475464" table:style-name="ce131">
            <text:p>1.03</text:p>
          </table:table-cell>
          <table:table-cell office:value-type="float" office:value="0.51606622338294983" table:style-name="ce132">
            <text:p>0.52</text:p>
          </table:table-cell>
          <table:table-cell table:number-columns-repeated="16376"/>
        </table:table-row>
        <table:table-row table:style-name="ro15">
          <table:table-cell office:value-type="date" office:date-value="2020-05-18T00:00:00" table:style-name="ce129">
            <text:p>18/05/2020</text:p>
          </table:table-cell>
          <table:table-cell office:value-type="float" office:value="1.3071638743082683" table:style-name="ce130">
            <text:p>1.31</text:p>
          </table:table-cell>
          <table:table-cell office:value-type="float" office:value="0.5627295275529226" table:style-name="ce131">
            <text:p>0.56</text:p>
          </table:table-cell>
          <table:table-cell office:value-type="float" office:value="1.1969079573949177" table:style-name="ce131">
            <text:p>1.20</text:p>
          </table:table-cell>
          <table:table-cell office:value-type="float" office:value="0.90996766090393066" table:style-name="ce131">
            <text:p>0.91</text:p>
          </table:table-cell>
          <table:table-cell office:value-type="float" office:value="1.6454273462295532" table:style-name="ce131">
            <text:p>1.65</text:p>
          </table:table-cell>
          <table:table-cell office:value-type="float" office:value="0.95992070436477661" table:style-name="ce131">
            <text:p>0.96</text:p>
          </table:table-cell>
          <table:table-cell office:value-type="float" office:value="1.0252055923144023" table:style-name="ce132">
            <text:p>1.03</text:p>
          </table:table-cell>
          <table:table-cell table:number-columns-repeated="16376"/>
        </table:table-row>
        <table:table-row table:style-name="ro15">
          <table:table-cell office:value-type="date" office:date-value="2020-05-19T00:00:00" table:style-name="ce129">
            <text:p>19/05/2020</text:p>
          </table:table-cell>
          <table:table-cell office:value-type="float" office:value="1.2704136768976848" table:style-name="ce130">
            <text:p>1.27</text:p>
          </table:table-cell>
          <table:table-cell office:value-type="float" office:value="0.48193411032358807" table:style-name="ce131">
            <text:p>0.48</text:p>
          </table:table-cell>
          <table:table-cell office:value-type="float" office:value="1.3080011606216431" table:style-name="ce131">
            <text:p>1.31</text:p>
          </table:table-cell>
          <table:table-cell office:value-type="float" office:value="0.93689030408859253" table:style-name="ce131">
            <text:p>0.94</text:p>
          </table:table-cell>
          <table:table-cell office:value-type="float" office:value="1.8169463872909546" table:style-name="ce131">
            <text:p>1.82</text:p>
          </table:table-cell>
          <table:table-cell office:value-type="float" office:value="1.0423626303672791" table:style-name="ce131">
            <text:p>1.04</text:p>
          </table:table-cell>
          <table:table-cell office:value-type="float" office:value="1.0239259004592896" table:style-name="ce132">
            <text:p>1.02</text:p>
          </table:table-cell>
          <table:table-cell table:number-columns-repeated="16376"/>
        </table:table-row>
        <table:table-row table:style-name="ro15">
          <table:table-cell office:value-type="date" office:date-value="2020-05-20T00:00:00" table:style-name="ce133">
            <text:p>20/05/2020</text:p>
          </table:table-cell>
          <table:table-cell office:value-type="float" office:value="1.2190072139104207" table:style-name="ce134">
            <text:p>1.22</text:p>
          </table:table-cell>
          <table:table-cell office:value-type="float" office:value="0.56272056698799133" table:style-name="ce135">
            <text:p>0.56</text:p>
          </table:table-cell>
          <table:table-cell office:value-type="float" office:value="1.3110213279724121" table:style-name="ce135">
            <text:p>1.31</text:p>
          </table:table-cell>
          <table:table-cell office:value-type="float" office:value="0.92397012313206994" table:style-name="ce135">
            <text:p>0.92</text:p>
          </table:table-cell>
          <table:table-cell office:value-type="float" office:value="2.0986659129460654" table:style-name="ce135">
            <text:p>2.10</text:p>
          </table:table-cell>
          <table:table-cell office:value-type="float" office:value="0.8902626633644104" table:style-name="ce135">
            <text:p>0.89</text:p>
          </table:table-cell>
          <table:table-cell office:value-type="float" office:value="1.0046123464902241" table:style-name="ce136">
            <text:p>1.00</text:p>
          </table:table-cell>
          <table:table-cell table:number-columns-repeated="16376"/>
        </table:table-row>
        <table:table-row table:style-name="ro7">
          <table:table-cell table:style-name="ce1"/>
          <table:table-cell table:number-columns-repeated="7" table:style-name="ce118"/>
          <table:table-cell table:number-columns-repeated="16376"/>
        </table:table-row>
        <table:table-row table:style-name="ro4">
          <table:table-cell office:value-type="string" table:style-name="ce137">
            <text:p>Footnotes</text:p>
          </table:table-cell>
          <table:table-cell table:number-columns-repeated="7" table:style-name="ce118"/>
          <table:table-cell table:number-columns-repeated="16376"/>
        </table:table-row>
        <table:table-row table:style-name="ro4">
          <table:table-cell office:value-type="string" table:style-name="ce26">
            <text:p>Reporting varies by trusts and the majority of trusts in London do not consistently report to CHESS</text:p>
          </table:table-cell>
          <table:table-cell table:number-columns-repeated="7" table:style-name="ce118"/>
          <table:table-cell table:number-columns-repeated="16376"/>
        </table:table-row>
        <table:table-row table:style-name="ro4">
          <table:table-cell office:value-type="string" table:style-name="ce8">
            <text:p>which will impact on the representativeness of the hospitalised cases. Therefore, rather than providing<text:s/></text:p>
          </table:table-cell>
          <table:table-cell table:number-columns-repeated="7" table:style-name="ce118"/>
          <table:table-cell table:number-columns-repeated="16376"/>
        </table:table-row>
        <table:table-row table:style-name="ro4">
          <table:table-cell office:value-type="string" table:style-name="ce8">
            <text:p>number of hospitalised patients, daily rates are reported and are analysed using the</text:p>
          </table:table-cell>
          <table:table-cell table:number-columns-repeated="7" table:style-name="ce118"/>
          <table:table-cell table:number-columns-repeated="16376"/>
        </table:table-row>
        <table:table-row table:style-name="ro4">
          <table:table-cell office:value-type="string" table:style-name="ce8">
            <text:p>reporting trusts’ catchment area population (rather than regional population denominator) to account for<text:s/></text:p>
          </table:table-cell>
          <table:table-cell table:number-columns-repeated="7" table:style-name="ce118"/>
          <table:table-cell table:number-columns-repeated="16376"/>
        </table:table-row>
        <table:table-row table:style-name="ro4">
          <table:table-cell office:value-type="string" table:style-name="ce8">
            <text:p>this issue.<text:s/></text:p>
          </table:table-cell>
          <table:table-cell table:number-columns-repeated="7" table:style-name="ce118"/>
          <table:table-cell table:number-columns-repeated="16376"/>
        </table:table-row>
        <table:table-row table:style-name="ro4">
          <table:table-cell table:style-name="ce8"/>
          <table:table-cell table:number-columns-repeated="7" table:style-name="ce118"/>
          <table:table-cell table:number-columns-repeated="16376"/>
        </table:table-row>
        <table:table-row table:style-name="ro4">
          <table:table-cell office:value-type="string" table:style-name="ce1">
            <text:p>Source: Public Health England COVID-19 Hospitalisations in England surveillance system (CHESS).</text:p>
          </table:table-cell>
          <table:table-cell table:number-columns-repeated="7" table:style-name="ce138"/>
          <table:table-cell table:number-columns-repeated="16376" table:style-name="ce139"/>
        </table:table-row>
        <table:table-row table:style-name="ro4">
          <table:table-cell table:style-name="ce8"/>
          <table:table-cell table:number-columns-repeated="7" table:style-name="ce118"/>
          <table:table-cell table:number-columns-repeated="16376"/>
        </table:table-row>
        <table:table-row table:number-rows-repeated="1048492" table:style-name="ro4">
          <table:table-cell table:number-columns-repeated="16384"/>
        </table:table-row>
      </table:table>
      <table:table table:name="Figure_2_4" table:style-name="ta1">
        <table:table-column table:style-name="co16" table:default-cell-style-name="ce8"/>
        <table:table-column table:style-name="co23" table:default-cell-style-name="ce8"/>
        <table:table-column table:style-name="co24" table:default-cell-style-name="ce8"/>
        <table:table-column table:style-name="co22" table:default-cell-style-name="ce8"/>
        <table:table-column table:style-name="co6" table:number-columns-repeated="16380" table:default-cell-style-name="ce8"/>
        <table:table-row table:style-name="ro2">
          <table:table-cell office:value-type="string" table:style-name="ce3">
            <text:p>Figure 2.4: Number of deaths in laboratory confirmed COVID-19 cases by region and week, as of 9 May 2020, England.</text:p>
          </table:table-cell>
          <table:table-cell table:number-columns-repeated="16383" table:style-name="ce8"/>
        </table:table-row>
        <table:table-row table:style-name="ro10">
          <table:table-cell table:style-name="ce3"/>
          <table:table-cell table:number-columns-repeated="16383" table:style-name="ce8"/>
        </table:table-row>
        <table:table-row table:style-name="ro6">
          <table:table-cell office:value-type="string" table:style-name="ce75">
            <text:p><text:a xlink:href="#Contents.A1">Back to contents</text:a></text:p>
          </table:table-cell>
          <table:table-cell table:number-columns-repeated="3" table:style-name="ce8"/>
          <table:table-cell table:number-columns-repeated="7" table:style-name="ce9"/>
          <table:table-cell table:number-columns-repeated="16373"/>
        </table:table-row>
        <table:table-row table:style-name="ro7">
          <table:table-cell table:number-columns-repeated="16384" table:style-name="ce8"/>
        </table:table-row>
        <table:table-row table:style-name="ro8">
          <table:table-cell office:value-type="string" table:style-name="ce11">
            <text:p>Area Code</text:p>
          </table:table-cell>
          <table:table-cell office:value-type="string" table:style-name="ce12">
            <text:p>Area Name</text:p>
          </table:table-cell>
          <table:table-cell office:value-type="string" table:style-name="ce12">
            <text:p>Week ending</text:p>
          </table:table-cell>
          <table:table-cell office:value-type="string" table:style-name="ce140">
            <text:p>Deaths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4">
            <text:p>E12000001</text:p>
          </table:table-cell>
          <table:table-cell office:value-type="string" table:style-name="ce15">
            <text:p>North East</text:p>
          </table:table-cell>
          <table:table-cell office:value-type="string" table:style-name="ce16">
            <text:p>Up to 21-Mar</text:p>
          </table:table-cell>
          <table:table-cell office:value-type="float" office:value="9" table:style-name="ce17">
            <text:p>9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28-Mar</text:p>
          </table:table-cell>
          <table:table-cell office:value-type="float" office:value="41" table:style-name="ce21">
            <text:p>41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04-Apr</text:p>
          </table:table-cell>
          <table:table-cell office:value-type="float" office:value="223" table:style-name="ce21">
            <text:p>223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11-Apr</text:p>
          </table:table-cell>
          <table:table-cell office:value-type="float" office:value="326" table:style-name="ce21">
            <text:p>326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18-Apr</text:p>
          </table:table-cell>
          <table:table-cell office:value-type="float" office:value="279" table:style-name="ce21">
            <text:p>279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25-Apr</text:p>
          </table:table-cell>
          <table:table-cell office:value-type="float" office:value="275" table:style-name="ce21">
            <text:p>275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20">
            <text:p>02-May</text:p>
          </table:table-cell>
          <table:table-cell office:value-type="float" office:value="248" table:style-name="ce21">
            <text:p>248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1</text:p>
          </table:table-cell>
          <table:table-cell office:value-type="string" table:style-name="ce19">
            <text:p>North East</text:p>
          </table:table-cell>
          <table:table-cell office:value-type="string" table:style-name="ce141">
            <text:p>09-May</text:p>
          </table:table-cell>
          <table:table-cell office:value-type="float" office:value="178" table:style-name="ce142">
            <text:p>178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4">
            <text:p>E12000002</text:p>
          </table:table-cell>
          <table:table-cell office:value-type="string" table:style-name="ce15">
            <text:p>North West</text:p>
          </table:table-cell>
          <table:table-cell office:value-type="string" table:style-name="ce16">
            <text:p>Up to 21-Mar</text:p>
          </table:table-cell>
          <table:table-cell office:value-type="float" office:value="55" table:style-name="ce17">
            <text:p>55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28-Mar</text:p>
          </table:table-cell>
          <table:table-cell office:value-type="float" office:value="184" table:style-name="ce21">
            <text:p>184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04-Apr</text:p>
          </table:table-cell>
          <table:table-cell office:value-type="float" office:value="597" table:style-name="ce21">
            <text:p>597</text:p>
          </table:table-cell>
          <table:table-cell table:number-columns-repeated="16380" table:style-name="ce8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11-Apr</text:p>
          </table:table-cell>
          <table:table-cell office:value-type="float" office:value="947" table:style-name="ce21">
            <text:p>947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18-Apr</text:p>
          </table:table-cell>
          <table:table-cell office:value-type="float" office:value="995" table:style-name="ce21">
            <text:p>99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25-Apr</text:p>
          </table:table-cell>
          <table:table-cell office:value-type="float" office:value="742" table:style-name="ce21">
            <text:p>742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20">
            <text:p>02-May</text:p>
          </table:table-cell>
          <table:table-cell office:value-type="float" office:value="595" table:style-name="ce21">
            <text:p>59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2</text:p>
          </table:table-cell>
          <table:table-cell office:value-type="string" table:style-name="ce19">
            <text:p>North West</text:p>
          </table:table-cell>
          <table:table-cell office:value-type="string" table:style-name="ce141">
            <text:p>09-May</text:p>
          </table:table-cell>
          <table:table-cell office:value-type="float" office:value="457" table:style-name="ce142">
            <text:p>457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3</text:p>
          </table:table-cell>
          <table:table-cell office:value-type="string" table:style-name="ce15">
            <text:p>Yorkshire and The Humber</text:p>
          </table:table-cell>
          <table:table-cell office:value-type="string" table:style-name="ce16">
            <text:p>Up to 21-Mar</text:p>
          </table:table-cell>
          <table:table-cell office:value-type="float" office:value="15" table:style-name="ce17">
            <text:p>1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28-Mar</text:p>
          </table:table-cell>
          <table:table-cell office:value-type="float" office:value="80" table:style-name="ce21">
            <text:p>8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04-Apr</text:p>
          </table:table-cell>
          <table:table-cell office:value-type="float" office:value="301" table:style-name="ce21">
            <text:p>30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11-Apr</text:p>
          </table:table-cell>
          <table:table-cell office:value-type="float" office:value="446" table:style-name="ce21">
            <text:p>44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18-Apr</text:p>
          </table:table-cell>
          <table:table-cell office:value-type="float" office:value="479" table:style-name="ce21">
            <text:p>47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25-Apr</text:p>
          </table:table-cell>
          <table:table-cell office:value-type="float" office:value="452" table:style-name="ce21">
            <text:p>452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20">
            <text:p>02-May</text:p>
          </table:table-cell>
          <table:table-cell office:value-type="float" office:value="433" table:style-name="ce21">
            <text:p>433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41">
            <text:p>09-May</text:p>
          </table:table-cell>
          <table:table-cell office:value-type="float" office:value="303" table:style-name="ce142">
            <text:p>303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4</text:p>
          </table:table-cell>
          <table:table-cell office:value-type="string" table:style-name="ce15">
            <text:p>East Midlands</text:p>
          </table:table-cell>
          <table:table-cell office:value-type="string" table:style-name="ce16">
            <text:p>Up to 21-Mar</text:p>
          </table:table-cell>
          <table:table-cell office:value-type="float" office:value="18" table:style-name="ce17">
            <text:p>18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28-Mar</text:p>
          </table:table-cell>
          <table:table-cell office:value-type="float" office:value="114" table:style-name="ce21">
            <text:p>11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04-Apr</text:p>
          </table:table-cell>
          <table:table-cell office:value-type="float" office:value="280" table:style-name="ce21">
            <text:p>28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11-Apr</text:p>
          </table:table-cell>
          <table:table-cell office:value-type="float" office:value="422" table:style-name="ce21">
            <text:p>422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18-Apr</text:p>
          </table:table-cell>
          <table:table-cell office:value-type="float" office:value="371" table:style-name="ce21">
            <text:p>37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25-Apr</text:p>
          </table:table-cell>
          <table:table-cell office:value-type="float" office:value="329" table:style-name="ce21">
            <text:p>32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20">
            <text:p>02-May</text:p>
          </table:table-cell>
          <table:table-cell office:value-type="float" office:value="300" table:style-name="ce21">
            <text:p>30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4</text:p>
          </table:table-cell>
          <table:table-cell office:value-type="string" table:style-name="ce19">
            <text:p>East Midlands</text:p>
          </table:table-cell>
          <table:table-cell office:value-type="string" table:style-name="ce141">
            <text:p>09-May</text:p>
          </table:table-cell>
          <table:table-cell office:value-type="float" office:value="215" table:style-name="ce142">
            <text:p>215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5</text:p>
          </table:table-cell>
          <table:table-cell office:value-type="string" table:style-name="ce15">
            <text:p>West Midlands</text:p>
          </table:table-cell>
          <table:table-cell office:value-type="string" table:style-name="ce16">
            <text:p>Up to 21-Mar</text:p>
          </table:table-cell>
          <table:table-cell office:value-type="float" office:value="89" table:style-name="ce17">
            <text:p>8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28-Mar</text:p>
          </table:table-cell>
          <table:table-cell office:value-type="float" office:value="285" table:style-name="ce21">
            <text:p>28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04-Apr</text:p>
          </table:table-cell>
          <table:table-cell office:value-type="float" office:value="657" table:style-name="ce21">
            <text:p>657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11-Apr</text:p>
          </table:table-cell>
          <table:table-cell office:value-type="float" office:value="765" table:style-name="ce21">
            <text:p>76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18-Apr</text:p>
          </table:table-cell>
          <table:table-cell office:value-type="float" office:value="678" table:style-name="ce21">
            <text:p>678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25-Apr</text:p>
          </table:table-cell>
          <table:table-cell office:value-type="float" office:value="530" table:style-name="ce21">
            <text:p>53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20">
            <text:p>02-May</text:p>
          </table:table-cell>
          <table:table-cell office:value-type="float" office:value="429" table:style-name="ce21">
            <text:p>42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5</text:p>
          </table:table-cell>
          <table:table-cell office:value-type="string" table:style-name="ce19">
            <text:p>West Midlands</text:p>
          </table:table-cell>
          <table:table-cell office:value-type="string" table:style-name="ce141">
            <text:p>09-May</text:p>
          </table:table-cell>
          <table:table-cell office:value-type="float" office:value="296" table:style-name="ce142">
            <text:p>296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6</text:p>
          </table:table-cell>
          <table:table-cell office:value-type="string" table:style-name="ce15">
            <text:p>East of England</text:p>
          </table:table-cell>
          <table:table-cell office:value-type="string" table:style-name="ce16">
            <text:p>Up to 21-Mar</text:p>
          </table:table-cell>
          <table:table-cell office:value-type="float" office:value="26" table:style-name="ce17">
            <text:p>2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28-Mar</text:p>
          </table:table-cell>
          <table:table-cell office:value-type="float" office:value="179" table:style-name="ce21">
            <text:p>17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04-Apr</text:p>
          </table:table-cell>
          <table:table-cell office:value-type="float" office:value="472" table:style-name="ce21">
            <text:p>472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11-Apr</text:p>
          </table:table-cell>
          <table:table-cell office:value-type="float" office:value="661" table:style-name="ce21">
            <text:p>66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18-Apr</text:p>
          </table:table-cell>
          <table:table-cell office:value-type="float" office:value="593" table:style-name="ce21">
            <text:p>593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25-Apr</text:p>
          </table:table-cell>
          <table:table-cell office:value-type="float" office:value="514" table:style-name="ce21">
            <text:p>51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20">
            <text:p>02-May</text:p>
          </table:table-cell>
          <table:table-cell office:value-type="float" office:value="426" table:style-name="ce21">
            <text:p>42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6</text:p>
          </table:table-cell>
          <table:table-cell office:value-type="string" table:style-name="ce19">
            <text:p>East of England</text:p>
          </table:table-cell>
          <table:table-cell office:value-type="string" table:style-name="ce141">
            <text:p>09-May</text:p>
          </table:table-cell>
          <table:table-cell office:value-type="float" office:value="280" table:style-name="ce142">
            <text:p>280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7</text:p>
          </table:table-cell>
          <table:table-cell office:value-type="string" table:style-name="ce15">
            <text:p>London</text:p>
          </table:table-cell>
          <table:table-cell office:value-type="string" table:style-name="ce16">
            <text:p>Up to 21-Mar</text:p>
          </table:table-cell>
          <table:table-cell office:value-type="float" office:value="216" table:style-name="ce17">
            <text:p>21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28-Mar</text:p>
          </table:table-cell>
          <table:table-cell office:value-type="float" office:value="680" table:style-name="ce21">
            <text:p>68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04-Apr</text:p>
          </table:table-cell>
          <table:table-cell office:value-type="float" office:value="1253" table:style-name="ce21">
            <text:p>1,253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11-Apr</text:p>
          </table:table-cell>
          <table:table-cell office:value-type="float" office:value="1373" table:style-name="ce21">
            <text:p>1,373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18-Apr</text:p>
          </table:table-cell>
          <table:table-cell office:value-type="float" office:value="998" table:style-name="ce21">
            <text:p>998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25-Apr</text:p>
          </table:table-cell>
          <table:table-cell office:value-type="float" office:value="664" table:style-name="ce21">
            <text:p>66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20">
            <text:p>02-May</text:p>
          </table:table-cell>
          <table:table-cell office:value-type="float" office:value="387" table:style-name="ce21">
            <text:p>387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7</text:p>
          </table:table-cell>
          <table:table-cell office:value-type="string" table:style-name="ce19">
            <text:p>London</text:p>
          </table:table-cell>
          <table:table-cell office:value-type="string" table:style-name="ce141">
            <text:p>09-May</text:p>
          </table:table-cell>
          <table:table-cell office:value-type="float" office:value="267" table:style-name="ce142">
            <text:p>267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8</text:p>
          </table:table-cell>
          <table:table-cell office:value-type="string" table:style-name="ce15">
            <text:p>South East</text:p>
          </table:table-cell>
          <table:table-cell office:value-type="string" table:style-name="ce16">
            <text:p>Up to 21-Mar</text:p>
          </table:table-cell>
          <table:table-cell office:value-type="float" office:value="85" table:style-name="ce17">
            <text:p>8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28-Mar</text:p>
          </table:table-cell>
          <table:table-cell office:value-type="float" office:value="250" table:style-name="ce21">
            <text:p>250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04-Apr</text:p>
          </table:table-cell>
          <table:table-cell office:value-type="float" office:value="568" table:style-name="ce21">
            <text:p>568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11-Apr</text:p>
          </table:table-cell>
          <table:table-cell office:value-type="float" office:value="786" table:style-name="ce21">
            <text:p>786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18-Apr</text:p>
          </table:table-cell>
          <table:table-cell office:value-type="float" office:value="679" table:style-name="ce21">
            <text:p>67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25-Apr</text:p>
          </table:table-cell>
          <table:table-cell office:value-type="float" office:value="675" table:style-name="ce21">
            <text:p>67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20">
            <text:p>02-May</text:p>
          </table:table-cell>
          <table:table-cell office:value-type="float" office:value="467" table:style-name="ce21">
            <text:p>467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8</text:p>
          </table:table-cell>
          <table:table-cell office:value-type="string" table:style-name="ce19">
            <text:p>South East</text:p>
          </table:table-cell>
          <table:table-cell office:value-type="string" table:style-name="ce141">
            <text:p>09-May</text:p>
          </table:table-cell>
          <table:table-cell office:value-type="float" office:value="283" table:style-name="ce142">
            <text:p>283</text:p>
          </table:table-cell>
          <table:table-cell table:number-columns-repeated="16380"/>
        </table:table-row>
        <table:table-row table:style-name="ro9">
          <table:table-cell office:value-type="string" table:style-name="ce14">
            <text:p>E12000009</text:p>
          </table:table-cell>
          <table:table-cell office:value-type="string" table:style-name="ce15">
            <text:p>South West</text:p>
          </table:table-cell>
          <table:table-cell office:value-type="string" table:style-name="ce16">
            <text:p>Up to 21-Mar</text:p>
          </table:table-cell>
          <table:table-cell office:value-type="float" office:value="25" table:style-name="ce17">
            <text:p>2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28-Mar</text:p>
          </table:table-cell>
          <table:table-cell office:value-type="float" office:value="79" table:style-name="ce21">
            <text:p>79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04-Apr</text:p>
          </table:table-cell>
          <table:table-cell office:value-type="float" office:value="205" table:style-name="ce21">
            <text:p>205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11-Apr</text:p>
          </table:table-cell>
          <table:table-cell office:value-type="float" office:value="312" table:style-name="ce21">
            <text:p>312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18-Apr</text:p>
          </table:table-cell>
          <table:table-cell office:value-type="float" office:value="284" table:style-name="ce21">
            <text:p>284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25-Apr</text:p>
          </table:table-cell>
          <table:table-cell office:value-type="float" office:value="271" table:style-name="ce21">
            <text:p>271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12000009</text:p>
          </table:table-cell>
          <table:table-cell office:value-type="string" table:style-name="ce19">
            <text:p>South West</text:p>
          </table:table-cell>
          <table:table-cell office:value-type="string" table:style-name="ce20">
            <text:p>02-May</text:p>
          </table:table-cell>
          <table:table-cell office:value-type="float" office:value="197" table:style-name="ce21">
            <text:p>197</text:p>
          </table:table-cell>
          <table:table-cell table:number-columns-repeated="16380"/>
        </table:table-row>
        <table:table-row table:style-name="ro9">
          <table:table-cell office:value-type="string" table:style-name="ce24">
            <text:p>E12000009</text:p>
          </table:table-cell>
          <table:table-cell office:value-type="string" table:style-name="ce25">
            <text:p>South West</text:p>
          </table:table-cell>
          <table:table-cell office:value-type="string" table:style-name="ce141">
            <text:p>09-May</text:p>
          </table:table-cell>
          <table:table-cell office:value-type="float" office:value="146" table:style-name="ce142">
            <text:p>146</text:p>
          </table:table-cell>
          <table:table-cell table:number-columns-repeated="16380"/>
        </table:table-row>
        <table:table-row table:style-name="ro7">
          <table:table-cell table:number-columns-repeated="16384" table:style-name="ce8"/>
        </table:table-row>
        <table:table-row table:style-name="ro9">
          <table:table-cell office:value-type="string" table:style-name="ce26">
            <text:p>Source: Public Health England COVID-19 Specific Mortality Surveillance System</text:p>
          </table:table-cell>
          <table:table-cell table:number-columns-repeated="16383" table:style-name="ce8"/>
        </table:table-row>
        <table:table-row table:number-rows-repeated="1048497" table:style-name="ro9">
          <table:table-cell table:number-columns-repeated="16384"/>
        </table:table-row>
      </table:table>
      <table:table table:name="Figure_2_5" table:style-name="ta1">
        <table:table-column table:style-name="co25" table:default-cell-style-name="ce8"/>
        <table:table-column table:style-name="co17" table:default-cell-style-name="ce8"/>
        <table:table-column table:style-name="co12" table:default-cell-style-name="ce8"/>
        <table:table-column table:style-name="co9" table:number-columns-repeated="2" table:default-cell-style-name="ce8"/>
        <table:table-column table:style-name="co12" table:default-cell-style-name="ce8"/>
        <table:table-column table:style-name="co26" table:default-cell-style-name="ce8"/>
        <table:table-column table:style-name="co27" table:default-cell-style-name="ce8"/>
        <table:table-column table:style-name="co9" table:number-columns-repeated="2" table:default-cell-style-name="ce8"/>
        <table:table-column table:style-name="co12" table:default-cell-style-name="ce8"/>
        <table:table-column table:style-name="co26" table:default-cell-style-name="ce8"/>
        <table:table-column table:style-name="co6" table:default-cell-style-name="ce8"/>
        <table:table-column table:style-name="co28" table:default-cell-style-name="ce8"/>
        <table:table-column table:style-name="co6" table:number-columns-repeated="16370" table:default-cell-style-name="ce8"/>
        <table:table-row table:style-name="ro2">
          <table:table-cell office:value-type="string" table:style-name="ce3">
            <text:p>Figure 2.5: Age standardised death rates in laboratory confirmed COVID-19 cases, per 100,000 population, by region and sex, as of 13 May 2020, England.</text:p>
          </table:table-cell>
          <table:table-cell table:number-columns-repeated="16383" table:style-name="ce8"/>
        </table:table-row>
        <table:table-row table:style-name="ro16">
          <table:table-cell table:style-name="ce3"/>
          <table:table-cell table:number-columns-repeated="16383" table:style-name="ce8"/>
        </table:table-row>
        <table:table-row table:style-name="ro6">
          <table:table-cell office:value-type="string" table:style-name="ce75">
            <text:p><text:a xlink:href="#Contents.A1">Back to contents</text:a></text:p>
          </table:table-cell>
          <table:table-cell table:number-columns-repeated="9" table:style-name="ce8"/>
          <table:table-cell table:style-name="ce143"/>
          <table:table-cell table:number-columns-repeated="16373" table:style-name="ce8"/>
        </table:table-row>
        <table:table-row table:style-name="ro6">
          <table:table-cell office:value-type="string" table:style-name="ce10">
            <text:p><text:a xlink:href="#Figure_2_5.A19">See footnotes for data descriptions</text:a></text:p>
          </table:table-cell>
          <table:table-cell table:number-columns-repeated="16383" table:style-name="ce8"/>
        </table:table-row>
        <table:table-row table:style-name="ro7">
          <table:table-cell table:number-columns-repeated="16384" table:style-name="ce8"/>
        </table:table-row>
        <table:table-row table:style-name="ro17">
          <table:table-cell table:style-name="ce144"/>
          <table:table-cell table:style-name="ce145"/>
          <table:table-cell office:value-type="string" table:number-columns-spanned="5" table:number-rows-spanned="1" table:style-name="ce74">
            <text:p>Males</text:p>
          </table:table-cell>
          <table:covered-table-cell table:number-columns-repeated="4"/>
          <table:table-cell office:value-type="string" table:number-columns-spanned="5" table:number-rows-spanned="1" table:style-name="ce74">
            <text:p>Females</text:p>
          </table:table-cell>
          <table:covered-table-cell table:number-columns-repeated="4"/>
          <table:table-cell office:value-type="string" table:number-columns-spanned="5" table:number-rows-spanned="1" table:style-name="ce74">
            <text:p>Persons</text:p>
          </table:table-cell>
          <table:covered-table-cell table:number-columns-repeated="4"/>
          <table:table-cell table:number-columns-repeated="16367"/>
        </table:table-row>
        <table:table-row table:style-name="ro18">
          <table:table-cell office:value-type="string" table:style-name="ce35">
            <text:p>Area Code</text:p>
          </table:table-cell>
          <table:table-cell office:value-type="string" table:style-name="ce36">
            <text:p>Area Name</text:p>
          </table:table-cell>
          <table:table-cell office:value-type="string" table:style-name="ce37">
            <text:p>Death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39">
            <text:p>Upper CL</text:p>
          </table:table-cell>
          <table:table-cell office:value-type="string" table:style-name="ce37">
            <text:p>Death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40">
            <text:p>Upper CL</text:p>
          </table:table-cell>
          <table:table-cell office:value-type="string" table:style-name="ce37">
            <text:p>Death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40">
            <text:p>Upper CL</text:p>
          </table:table-cell>
          <table:table-cell table:number-columns-repeated="16367"/>
        </table:table-row>
        <table:table-row table:style-name="ro16">
          <table:table-cell office:value-type="string" table:style-name="ce41">
            <text:p>E92000001</text:p>
          </table:table-cell>
          <table:table-cell office:value-type="string" table:style-name="ce42">
            <text:p>England</text:p>
          </table:table-cell>
          <table:table-cell office:value-type="float" office:value="17597" table:style-name="ce43">
            <text:p>17,597</text:p>
          </table:table-cell>
          <table:table-cell office:value-type="float" office:value="27827831" table:style-name="ce44">
            <text:p>27,827,831</text:p>
          </table:table-cell>
          <table:table-cell office:value-type="float" office:value="76.111248317053523" table:style-name="ce45">
            <text:p>76.1</text:p>
          </table:table-cell>
          <table:table-cell office:value-type="float" office:value="74.975496493105084" table:style-name="ce45">
            <text:p>75.0</text:p>
          </table:table-cell>
          <table:table-cell office:value-type="float" office:value="77.259722062945229" table:style-name="ce46">
            <text:p>77.3</text:p>
          </table:table-cell>
          <table:table-cell office:value-type="float" office:value="12075" table:style-name="ce43">
            <text:p>12,075</text:p>
          </table:table-cell>
          <table:table-cell office:value-type="float" office:value="28459130" table:style-name="ce44">
            <text:p>28,459,130</text:p>
          </table:table-cell>
          <table:table-cell office:value-type="float" office:value="38.752999629418589" table:style-name="ce45">
            <text:p>38.8</text:p>
          </table:table-cell>
          <table:table-cell office:value-type="float" office:value="38.059450859477991" table:style-name="ce45">
            <text:p>38.1</text:p>
          </table:table-cell>
          <table:table-cell office:value-type="float" office:value="39.455938716495915" table:style-name="ce47">
            <text:p>39.5</text:p>
          </table:table-cell>
          <table:table-cell office:value-type="float" office:value="29673" table:style-name="ce43">
            <text:p>29,673</text:p>
          </table:table-cell>
          <table:table-cell office:value-type="float" office:value="56286961" table:style-name="ce44">
            <text:p>56,286,961</text:p>
          </table:table-cell>
          <table:table-cell office:value-type="float" office:value="54.845399397698898" table:style-name="ce45">
            <text:p>54.8</text:p>
          </table:table-cell>
          <table:table-cell office:value-type="float" office:value="54.221636156563797" table:style-name="ce45">
            <text:p>54.2</text:p>
          </table:table-cell>
          <table:table-cell office:value-type="float" office:value="55.474535533993702" table:style-name="ce47">
            <text:p>55.5</text:p>
          </table:table-cell>
          <table:table-cell table:number-columns-repeated="16367"/>
        </table:table-row>
        <table:table-row table:style-name="ro16">
          <table:table-cell office:value-type="string" table:style-name="ce146">
            <text:p>E12000001</text:p>
          </table:table-cell>
          <table:table-cell office:value-type="string" table:style-name="ce147">
            <text:p>North East</text:p>
          </table:table-cell>
          <table:table-cell office:value-type="float" office:value="862" table:style-name="ce148">
            <text:p>862</text:p>
          </table:table-cell>
          <table:table-cell office:value-type="float" office:value="1312124" table:style-name="ce149">
            <text:p>1,312,124</text:p>
          </table:table-cell>
          <table:table-cell office:value-type="float" office:value="77.648053886756102" table:style-name="ce150">
            <text:p>77.6</text:p>
          </table:table-cell>
          <table:table-cell office:value-type="float" office:value="72.402310323798105" table:style-name="ce150">
            <text:p>72.4</text:p>
          </table:table-cell>
          <table:table-cell office:value-type="float" office:value="83.165153915469503" table:style-name="ce151">
            <text:p>83.2</text:p>
          </table:table-cell>
          <table:table-cell office:value-type="float" office:value="756" table:style-name="ce148">
            <text:p>756</text:p>
          </table:table-cell>
          <table:table-cell office:value-type="float" office:value="1357817" table:style-name="ce149">
            <text:p>1,357,817</text:p>
          </table:table-cell>
          <table:table-cell office:value-type="float" office:value="48.640389472206202" table:style-name="ce150">
            <text:p>48.6</text:p>
          </table:table-cell>
          <table:table-cell office:value-type="float" office:value="45.2137157817996" table:style-name="ce150">
            <text:p>45.2</text:p>
          </table:table-cell>
          <table:table-cell office:value-type="float" office:value="52.256702155948702" table:style-name="ce152">
            <text:p>52.3</text:p>
          </table:table-cell>
          <table:table-cell office:value-type="float" office:value="1618" table:style-name="ce148">
            <text:p>1,618</text:p>
          </table:table-cell>
          <table:table-cell office:value-type="float" office:value="2669941" table:style-name="ce149">
            <text:p>2,669,941</text:p>
          </table:table-cell>
          <table:table-cell office:value-type="float" office:value="60.578258508852997" table:style-name="ce150">
            <text:p>60.6</text:p>
          </table:table-cell>
          <table:table-cell office:value-type="float" office:value="57.643032182861198" table:style-name="ce150">
            <text:p>57.6</text:p>
          </table:table-cell>
          <table:table-cell office:value-type="float" office:value="63.623471448081702" table:style-name="ce152">
            <text:p>63.6</text:p>
          </table:table-cell>
          <table:table-cell table:number-columns-repeated="16367"/>
        </table:table-row>
        <table:table-row table:style-name="ro9">
          <table:table-cell office:value-type="string" table:style-name="ce153">
            <text:p>E12000002</text:p>
          </table:table-cell>
          <table:table-cell office:value-type="string" table:style-name="ce154">
            <text:p>North West</text:p>
          </table:table-cell>
          <table:table-cell office:value-type="float" office:value="2735" table:style-name="ce155">
            <text:p>2,735</text:p>
          </table:table-cell>
          <table:table-cell office:value-type="float" office:value="3625650" table:style-name="ce156">
            <text:p>3,625,650</text:p>
          </table:table-cell>
          <table:table-cell office:value-type="float" office:value="91.207119070642307" table:style-name="ce157">
            <text:p>91.2</text:p>
          </table:table-cell>
          <table:table-cell office:value-type="float" office:value="87.752121939063898" table:style-name="ce157">
            <text:p>87.8</text:p>
          </table:table-cell>
          <table:table-cell office:value-type="float" office:value="94.761222397452102" table:style-name="ce158">
            <text:p>94.8</text:p>
          </table:table-cell>
          <table:table-cell office:value-type="float" office:value="1949" table:style-name="ce155">
            <text:p>1,949</text:p>
          </table:table-cell>
          <table:table-cell office:value-type="float" office:value="3715546" table:style-name="ce156">
            <text:p>3,715,546</text:p>
          </table:table-cell>
          <table:table-cell office:value-type="float" office:value="48.018499326451703" table:style-name="ce157">
            <text:p>48.0</text:p>
          </table:table-cell>
          <table:table-cell office:value-type="float" office:value="45.8992780227723" table:style-name="ce157">
            <text:p>45.9</text:p>
          </table:table-cell>
          <table:table-cell office:value-type="float" office:value="50.209942101356397" table:style-name="ce159">
            <text:p>50.2</text:p>
          </table:table-cell>
          <table:table-cell office:value-type="float" office:value="4684" table:style-name="ce155">
            <text:p>4,684</text:p>
          </table:table-cell>
          <table:table-cell office:value-type="float" office:value="7341196" table:style-name="ce156">
            <text:p>7,341,196</text:p>
          </table:table-cell>
          <table:table-cell office:value-type="float" office:value="66.517116413208399" table:style-name="ce157">
            <text:p>66.5</text:p>
          </table:table-cell>
          <table:table-cell office:value-type="float" office:value="64.620201016270698" table:style-name="ce157">
            <text:p>64.6</text:p>
          </table:table-cell>
          <table:table-cell office:value-type="float" office:value="68.455456297722293" table:style-name="ce159">
            <text:p>68.5</text:p>
          </table:table-cell>
          <table:table-cell table:number-columns-repeated="16367"/>
        </table:table-row>
        <table:table-row table:style-name="ro16">
          <table:table-cell office:value-type="string" table:style-name="ce153">
            <text:p>E12000003</text:p>
          </table:table-cell>
          <table:table-cell office:value-type="string" table:style-name="ce160">
            <text:p>Yorkshire and The Humber</text:p>
          </table:table-cell>
          <table:table-cell office:value-type="float" office:value="1515" table:style-name="ce155">
            <text:p>1,515</text:p>
          </table:table-cell>
          <table:table-cell office:value-type="float" office:value="2717432" table:style-name="ce156">
            <text:p>2,717,432</text:p>
          </table:table-cell>
          <table:table-cell office:value-type="float" office:value="68.654885756573904" table:style-name="ce157">
            <text:p>68.7</text:p>
          </table:table-cell>
          <table:table-cell office:value-type="float" office:value="65.155260651646003" table:style-name="ce157">
            <text:p>65.2</text:p>
          </table:table-cell>
          <table:table-cell office:value-type="float" office:value="72.290123633144603" table:style-name="ce158">
            <text:p>72.3</text:p>
          </table:table-cell>
          <table:table-cell office:value-type="float" office:value="1056" table:style-name="ce155">
            <text:p>1,056</text:p>
          </table:table-cell>
          <table:table-cell office:value-type="float" office:value="2785535" table:style-name="ce156">
            <text:p>2,785,535</text:p>
          </table:table-cell>
          <table:table-cell office:value-type="float" office:value="34.401067630436799" table:style-name="ce157">
            <text:p>34.4</text:p>
          </table:table-cell>
          <table:table-cell office:value-type="float" office:value="32.343759646652998" table:style-name="ce157">
            <text:p>32.3</text:p>
          </table:table-cell>
          <table:table-cell office:value-type="float" office:value="36.554265902076303" table:style-name="ce159">
            <text:p>36.6</text:p>
          </table:table-cell>
          <table:table-cell office:value-type="float" office:value="2571" table:style-name="ce155">
            <text:p>2,571</text:p>
          </table:table-cell>
          <table:table-cell office:value-type="float" office:value="5502967" table:style-name="ce156">
            <text:p>5,502,967</text:p>
          </table:table-cell>
          <table:table-cell office:value-type="float" office:value="48.863202387229499" table:style-name="ce157">
            <text:p>48.9</text:p>
          </table:table-cell>
          <table:table-cell office:value-type="float" office:value="46.9855430769191" table:style-name="ce157">
            <text:p>47.0</text:p>
          </table:table-cell>
          <table:table-cell office:value-type="float" office:value="50.796440926678997" table:style-name="ce159">
            <text:p>50.8</text:p>
          </table:table-cell>
          <table:table-cell table:number-columns-repeated="16367"/>
        </table:table-row>
        <table:table-row table:style-name="ro9">
          <table:table-cell office:value-type="string" table:style-name="ce153">
            <text:p>E12000004</text:p>
          </table:table-cell>
          <table:table-cell office:value-type="string" table:style-name="ce154">
            <text:p>East Midlands</text:p>
          </table:table-cell>
          <table:table-cell office:value-type="float" office:value="1249" table:style-name="ce155">
            <text:p>1,249</text:p>
          </table:table-cell>
          <table:table-cell office:value-type="float" office:value="2391957" table:style-name="ce156">
            <text:p>2,391,957</text:p>
          </table:table-cell>
          <table:table-cell office:value-type="float" office:value="61.6149260072158" table:style-name="ce157">
            <text:p>61.6</text:p>
          </table:table-cell>
          <table:table-cell office:value-type="float" office:value="58.165904567054902" table:style-name="ce157">
            <text:p>58.2</text:p>
          </table:table-cell>
          <table:table-cell office:value-type="float" office:value="65.211461537362894" table:style-name="ce158">
            <text:p>65.2</text:p>
          </table:table-cell>
          <table:table-cell office:value-type="float" office:value="850" table:style-name="ce155">
            <text:p>850</text:p>
          </table:table-cell>
          <table:table-cell office:value-type="float" office:value="2443971" table:style-name="ce156">
            <text:p>2,443,971</text:p>
          </table:table-cell>
          <table:table-cell office:value-type="float" office:value="31.0461140346248" table:style-name="ce157">
            <text:p>31.0</text:p>
          </table:table-cell>
          <table:table-cell office:value-type="float" office:value="28.983151448715599" table:style-name="ce157">
            <text:p>29.0</text:p>
          </table:table-cell>
          <table:table-cell office:value-type="float" office:value="33.216563295122697" table:style-name="ce159">
            <text:p>33.2</text:p>
          </table:table-cell>
          <table:table-cell office:value-type="float" office:value="2099" table:style-name="ce155">
            <text:p>2,099</text:p>
          </table:table-cell>
          <table:table-cell office:value-type="float" office:value="4835928" table:style-name="ce156">
            <text:p>4,835,928</text:p>
          </table:table-cell>
          <table:table-cell office:value-type="float" office:value="43.8378925547309" table:style-name="ce157">
            <text:p>43.8</text:p>
          </table:table-cell>
          <table:table-cell office:value-type="float" office:value="41.977858847297199" table:style-name="ce157">
            <text:p>42.0</text:p>
          </table:table-cell>
          <table:table-cell office:value-type="float" office:value="45.758966362571798" table:style-name="ce159">
            <text:p>45.8</text:p>
          </table:table-cell>
          <table:table-cell table:number-columns-repeated="16367"/>
        </table:table-row>
        <table:table-row table:style-name="ro9">
          <table:table-cell office:value-type="string" table:style-name="ce153">
            <text:p>E12000005</text:p>
          </table:table-cell>
          <table:table-cell office:value-type="string" table:style-name="ce154">
            <text:p>West Midlands</text:p>
          </table:table-cell>
          <table:table-cell office:value-type="float" office:value="2222" table:style-name="ce155">
            <text:p>2,222</text:p>
          </table:table-cell>
          <table:table-cell office:value-type="float" office:value="2941291" table:style-name="ce156">
            <text:p>2,941,291</text:p>
          </table:table-cell>
          <table:table-cell office:value-type="float" office:value="90.618966186055005" table:style-name="ce157">
            <text:p>90.6</text:p>
          </table:table-cell>
          <table:table-cell office:value-type="float" office:value="86.825484527676196" table:style-name="ce157">
            <text:p>86.8</text:p>
          </table:table-cell>
          <table:table-cell office:value-type="float" office:value="94.533381490642896" table:style-name="ce158">
            <text:p>94.5</text:p>
          </table:table-cell>
          <table:table-cell office:value-type="float" office:value="1571" table:style-name="ce155">
            <text:p>1,571</text:p>
          </table:table-cell>
          <table:table-cell office:value-type="float" office:value="2992746" table:style-name="ce156">
            <text:p>2,992,746</text:p>
          </table:table-cell>
          <table:table-cell office:value-type="float" office:value="47.489117011437997" table:style-name="ce157">
            <text:p>47.5</text:p>
          </table:table-cell>
          <table:table-cell office:value-type="float" office:value="45.152293344943402" table:style-name="ce157">
            <text:p>45.2</text:p>
          </table:table-cell>
          <table:table-cell office:value-type="float" office:value="49.914831645524799" table:style-name="ce159">
            <text:p>49.9</text:p>
          </table:table-cell>
          <table:table-cell office:value-type="float" office:value="3793" table:style-name="ce155">
            <text:p>3,793</text:p>
          </table:table-cell>
          <table:table-cell office:value-type="float" office:value="5934037" table:style-name="ce156">
            <text:p>5,934,037</text:p>
          </table:table-cell>
          <table:table-cell office:value-type="float" office:value="65.993765456242002" table:style-name="ce157">
            <text:p>66.0</text:p>
          </table:table-cell>
          <table:table-cell office:value-type="float" office:value="63.9048351855023" table:style-name="ce157">
            <text:p>63.9</text:p>
          </table:table-cell>
          <table:table-cell office:value-type="float" office:value="68.133456923738294" table:style-name="ce159">
            <text:p>68.1</text:p>
          </table:table-cell>
          <table:table-cell table:number-columns-repeated="16367"/>
        </table:table-row>
        <table:table-row table:style-name="ro9">
          <table:table-cell office:value-type="string" table:style-name="ce153">
            <text:p>E12000006</text:p>
          </table:table-cell>
          <table:table-cell office:value-type="string" table:style-name="ce154">
            <text:p>East of England</text:p>
          </table:table-cell>
          <table:table-cell office:value-type="float" office:value="1947" table:style-name="ce155">
            <text:p>1,947</text:p>
          </table:table-cell>
          <table:table-cell office:value-type="float" office:value="3072499" table:style-name="ce156">
            <text:p>3,072,499</text:p>
          </table:table-cell>
          <table:table-cell office:value-type="float" office:value="70.072228439311701" table:style-name="ce157">
            <text:p>70.1</text:p>
          </table:table-cell>
          <table:table-cell office:value-type="float" office:value="66.957180317068904" table:style-name="ce157">
            <text:p>67.0</text:p>
          </table:table-cell>
          <table:table-cell office:value-type="float" office:value="73.293490592393397" table:style-name="ce158">
            <text:p>73.3</text:p>
          </table:table-cell>
          <table:table-cell office:value-type="float" office:value="1255" table:style-name="ce155">
            <text:p>1,255</text:p>
          </table:table-cell>
          <table:table-cell office:value-type="float" office:value="3163573" table:style-name="ce156">
            <text:p>3,163,573</text:p>
          </table:table-cell>
          <table:table-cell office:value-type="float" office:value="33.520647733677798" table:style-name="ce157">
            <text:p>33.5</text:p>
          </table:table-cell>
          <table:table-cell office:value-type="float" office:value="31.670451596461" table:style-name="ce157">
            <text:p>31.7</text:p>
          </table:table-cell>
          <table:table-cell office:value-type="float" office:value="35.4497826590298" table:style-name="ce159">
            <text:p>35.4</text:p>
          </table:table-cell>
          <table:table-cell office:value-type="float" office:value="3202" table:style-name="ce155">
            <text:p>3,202</text:p>
          </table:table-cell>
          <table:table-cell office:value-type="float" office:value="6236072" table:style-name="ce156">
            <text:p>6,236,072</text:p>
          </table:table-cell>
          <table:table-cell office:value-type="float" office:value="49.101728635434299" table:style-name="ce157">
            <text:p>49.1</text:p>
          </table:table-cell>
          <table:table-cell office:value-type="float" office:value="47.409851890774" table:style-name="ce157">
            <text:p>47.4</text:p>
          </table:table-cell>
          <table:table-cell office:value-type="float" office:value="50.838404656049299" table:style-name="ce159">
            <text:p>50.8</text:p>
          </table:table-cell>
          <table:table-cell table:number-columns-repeated="16367"/>
        </table:table-row>
        <table:table-row table:style-name="ro16">
          <table:table-cell office:value-type="string" table:style-name="ce153">
            <text:p>E12000007</text:p>
          </table:table-cell>
          <table:table-cell office:value-type="string" table:style-name="ce154">
            <text:p>London</text:p>
          </table:table-cell>
          <table:table-cell office:value-type="float" office:value="3644" table:style-name="ce155">
            <text:p>3,644</text:p>
          </table:table-cell>
          <table:table-cell office:value-type="float" office:value="4475817" table:style-name="ce156">
            <text:p>4,475,817</text:p>
          </table:table-cell>
          <table:table-cell office:value-type="float" office:value="140.282513195832" table:style-name="ce157">
            <text:p>140.3</text:p>
          </table:table-cell>
          <table:table-cell office:value-type="float" office:value="135.678009702461" table:style-name="ce157">
            <text:p>135.7</text:p>
          </table:table-cell>
          <table:table-cell office:value-type="float" office:value="145.001202085171" table:style-name="ce158">
            <text:p>145.0</text:p>
          </table:table-cell>
          <table:table-cell office:value-type="float" office:value="2254" table:style-name="ce155">
            <text:p>2,254</text:p>
          </table:table-cell>
          <table:table-cell office:value-type="float" office:value="4486172" table:style-name="ce156">
            <text:p>4,486,172</text:p>
          </table:table-cell>
          <table:table-cell office:value-type="float" office:value="66.833211592290894" table:style-name="ce157">
            <text:p>66.8</text:p>
          </table:table-cell>
          <table:table-cell office:value-type="float" office:value="64.073334965986504" table:style-name="ce157">
            <text:p>64.1</text:p>
          </table:table-cell>
          <table:table-cell office:value-type="float" office:value="69.680433565231297" table:style-name="ce159">
            <text:p>69.7</text:p>
          </table:table-cell>
          <table:table-cell office:value-type="float" office:value="5898" table:style-name="ce155">
            <text:p>5,898</text:p>
          </table:table-cell>
          <table:table-cell office:value-type="float" office:value="8961989" table:style-name="ce156">
            <text:p>8,961,989</text:p>
          </table:table-cell>
          <table:table-cell office:value-type="float" office:value="99.056813985330706" table:style-name="ce157">
            <text:p>99.1</text:p>
          </table:table-cell>
          <table:table-cell office:value-type="float" office:value="96.519551333196901" table:style-name="ce157">
            <text:p>96.5</text:p>
          </table:table-cell>
          <table:table-cell office:value-type="float" office:value="101.64338967873699" table:style-name="ce159">
            <text:p>101.6</text:p>
          </table:table-cell>
          <table:table-cell table:number-columns-repeated="16367"/>
        </table:table-row>
        <table:table-row table:style-name="ro16">
          <table:table-cell office:value-type="string" table:style-name="ce153">
            <text:p>E12000008</text:p>
          </table:table-cell>
          <table:table-cell office:value-type="string" table:style-name="ce154">
            <text:p>South East</text:p>
          </table:table-cell>
          <table:table-cell office:value-type="float" office:value="2269" table:style-name="ce155">
            <text:p>2,269</text:p>
          </table:table-cell>
          <table:table-cell office:value-type="float" office:value="4523939" table:style-name="ce156">
            <text:p>4,523,939</text:p>
          </table:table-cell>
          <table:table-cell office:value-type="float" office:value="55.7148614583" table:style-name="ce157">
            <text:p>55.7</text:p>
          </table:table-cell>
          <table:table-cell office:value-type="float" office:value="53.430210999238497" table:style-name="ce157">
            <text:p>53.4</text:p>
          </table:table-cell>
          <table:table-cell office:value-type="float" office:value="58.071573633517701" table:style-name="ce158">
            <text:p>58.1</text:p>
          </table:table-cell>
          <table:table-cell office:value-type="float" office:value="1589" table:style-name="ce155">
            <text:p>1,589</text:p>
          </table:table-cell>
          <table:table-cell office:value-type="float" office:value="4656196" table:style-name="ce156">
            <text:p>4,656,196</text:p>
          </table:table-cell>
          <table:table-cell office:value-type="float" office:value="28.332319626314298" table:style-name="ce157">
            <text:p>28.3</text:p>
          </table:table-cell>
          <table:table-cell office:value-type="float" office:value="26.938193135997601" table:style-name="ce157">
            <text:p>26.9</text:p>
          </table:table-cell>
          <table:table-cell office:value-type="float" office:value="29.7791701536615" table:style-name="ce159">
            <text:p>29.8</text:p>
          </table:table-cell>
          <table:table-cell office:value-type="float" office:value="3858" table:style-name="ce155">
            <text:p>3,858</text:p>
          </table:table-cell>
          <table:table-cell office:value-type="float" office:value="9180135" table:style-name="ce156">
            <text:p>9,180,135</text:p>
          </table:table-cell>
          <table:table-cell office:value-type="float" office:value="40.201941230479001" table:style-name="ce157">
            <text:p>40.2</text:p>
          </table:table-cell>
          <table:table-cell office:value-type="float" office:value="38.938713708914101" table:style-name="ce157">
            <text:p>38.9</text:p>
          </table:table-cell>
          <table:table-cell office:value-type="float" office:value="41.495602163759798" table:style-name="ce159">
            <text:p>41.5</text:p>
          </table:table-cell>
          <table:table-cell table:number-columns-repeated="16367"/>
        </table:table-row>
        <table:table-row table:style-name="ro8">
          <table:table-cell office:value-type="string" table:style-name="ce161">
            <text:p>E12000009</text:p>
          </table:table-cell>
          <table:table-cell office:value-type="string" table:style-name="ce162">
            <text:p>South West</text:p>
          </table:table-cell>
          <table:table-cell office:value-type="float" office:value="915" table:style-name="ce163">
            <text:p>915</text:p>
          </table:table-cell>
          <table:table-cell office:value-type="float" office:value="2767122" table:style-name="ce164">
            <text:p>2,767,122</text:p>
          </table:table-cell>
          <table:table-cell office:value-type="float" office:value="33.052191811606299" table:style-name="ce165">
            <text:p>33.1</text:p>
          </table:table-cell>
          <table:table-cell office:value-type="float" office:value="30.9229057286508" table:style-name="ce165">
            <text:p>30.9</text:p>
          </table:table-cell>
          <table:table-cell office:value-type="float" office:value="35.288297491464597" table:style-name="ce166">
            <text:p>35.3</text:p>
          </table:table-cell>
          <table:table-cell office:value-type="float" office:value="626" table:style-name="ce163">
            <text:p>626</text:p>
          </table:table-cell>
          <table:table-cell office:value-type="float" office:value="2857574" table:style-name="ce164">
            <text:p>2,857,574</text:p>
          </table:table-cell>
          <table:table-cell office:value-type="float" office:value="16.324810106058901" table:style-name="ce165">
            <text:p>16.3</text:p>
          </table:table-cell>
          <table:table-cell office:value-type="float" office:value="15.0535759883998" table:style-name="ce165">
            <text:p>15.1</text:p>
          </table:table-cell>
          <table:table-cell office:value-type="float" office:value="17.673587917577098" table:style-name="ce167">
            <text:p>17.7</text:p>
          </table:table-cell>
          <table:table-cell office:value-type="float" office:value="1542" table:style-name="ce163">
            <text:p>1,542</text:p>
          </table:table-cell>
          <table:table-cell office:value-type="float" office:value="5624696" table:style-name="ce164">
            <text:p>5,624,696</text:p>
          </table:table-cell>
          <table:table-cell office:value-type="float" office:value="23.5405626410734" table:style-name="ce165">
            <text:p>23.5</text:p>
          </table:table-cell>
          <table:table-cell office:value-type="float" office:value="22.375886733717799" table:style-name="ce165">
            <text:p>22.4</text:p>
          </table:table-cell>
          <table:table-cell office:value-type="float" office:value="24.7499652960433" table:style-name="ce167">
            <text:p>24.7</text:p>
          </table:table-cell>
          <table:table-cell table:number-columns-repeated="16367"/>
        </table:table-row>
        <table:table-row table:style-name="ro7">
          <table:table-cell table:number-columns-repeated="2" table:style-name="ce8"/>
          <table:table-cell table:style-name="ce168"/>
          <table:table-cell table:number-columns-repeated="4" table:style-name="ce8"/>
          <table:table-cell table:style-name="ce168"/>
          <table:table-cell table:number-columns-repeated="16376" table:style-name="ce8"/>
        </table:table-row>
        <table:table-row table:style-name="ro8">
          <table:table-cell office:value-type="string" table:style-name="ce169">
            <text:p>Footnotes</text:p>
          </table:table-cell>
          <table:table-cell table:style-name="ce8"/>
          <table:table-cell table:number-columns-repeated="2" table:style-name="ce168"/>
          <table:table-cell table:number-columns-repeated="3" table:style-name="ce8"/>
          <table:table-cell table:number-columns-repeated="2" table:style-name="ce168"/>
          <table:table-cell table:number-columns-repeated="3" table:style-name="ce8"/>
          <table:table-cell table:style-name="ce168"/>
          <table:table-cell table:number-columns-repeated="16371" table:style-name="ce8"/>
        </table:table-row>
        <table:table-row table:style-name="ro9">
          <table:table-cell table:number-columns-repeated="3" table:style-name="ce8"/>
          <table:table-cell table:number-columns-repeated="4" table:style-name="ce9"/>
          <table:table-cell table:number-columns-repeated="2" table:style-name="ce170"/>
          <table:table-cell table:number-columns-repeated="3" table:style-name="ce8"/>
          <table:table-cell table:style-name="ce168"/>
          <table:table-cell table:number-columns-repeated="16371" table:style-name="ce8"/>
        </table:table-row>
        <table:table-row table:style-name="ro4">
          <table:table-cell office:value-type="string" table:style-name="ce30">
            <text:p>Includes records up to 13th May 2020</text:p>
          </table:table-cell>
          <table:table-cell table:number-columns-repeated="4" table:style-name="ce8"/>
          <table:table-cell table:style-name="ce168"/>
          <table:table-cell table:number-columns-repeated="2" table:style-name="ce8"/>
          <table:table-cell table:style-name="ce170"/>
          <table:table-cell table:number-columns-repeated="8" table:style-name="ce8"/>
          <table:table-cell table:number-columns-repeated="16367" table:style-name="ce1"/>
        </table:table-row>
        <table:table-row table:style-name="ro4">
          <table:table-cell table:style-name="ce30"/>
          <table:table-cell table:number-columns-repeated="4" table:style-name="ce8"/>
          <table:table-cell table:style-name="ce168"/>
          <table:table-cell table:number-columns-repeated="2" table:style-name="ce8"/>
          <table:table-cell table:style-name="ce170"/>
          <table:table-cell table:number-columns-repeated="8" table:style-name="ce8"/>
          <table:table-cell table:number-columns-repeated="16367" table:style-name="ce1"/>
        </table:table-row>
        <table:table-row table:style-name="ro4">
          <table:table-cell office:value-type="string" table:style-name="ce171">
            <text:p>Excludes 408 records where geography could not be mapped to an English region, but these are included in the England totals</text:p>
          </table:table-cell>
          <table:table-cell table:number-columns-repeated="7" table:style-name="ce8"/>
          <table:table-cell table:style-name="ce170"/>
          <table:table-cell table:style-name="ce8"/>
          <table:table-cell table:style-name="ce168"/>
          <table:table-cell table:number-columns-repeated="6" table:style-name="ce8"/>
          <table:table-cell table:number-columns-repeated="16367" table:style-name="ce1"/>
        </table:table-row>
        <table:table-row table:style-name="ro4">
          <table:table-cell table:number-columns-repeated="8" table:style-name="ce8"/>
          <table:table-cell table:style-name="ce170"/>
          <table:table-cell table:number-columns-repeated="8" table:style-name="ce8"/>
          <table:table-cell table:number-columns-repeated="16367" table:style-name="ce1"/>
        </table:table-row>
        <table:table-row table:style-name="ro4">
          <table:table-cell office:value-type="string" table:style-name="ce112">
            <text:p>Lower CL = lower 95% confidence limit</text:p>
          </table:table-cell>
          <table:table-cell table:number-columns-repeated="7" table:style-name="ce8"/>
          <table:table-cell table:style-name="ce170"/>
          <table:table-cell table:number-columns-repeated="8" table:style-name="ce8"/>
          <table:table-cell table:number-columns-repeated="16367" table:style-name="ce1"/>
        </table:table-row>
        <table:table-row table:style-name="ro4">
          <table:table-cell office:value-type="string" table:style-name="ce112">
            <text:p>Upper CL = upper 95% confidence limit<text:s/></text:p>
          </table:table-cell>
          <table:table-cell table:number-columns-repeated="7" table:style-name="ce8"/>
          <table:table-cell table:style-name="ce170"/>
          <table:table-cell table:number-columns-repeated="8" table:style-name="ce8"/>
          <table:table-cell table:number-columns-repeated="16367" table:style-name="ce1"/>
        </table:table-row>
        <table:table-row table:style-name="ro4">
          <table:table-cell table:style-name="ce112"/>
          <table:table-cell table:number-columns-repeated="7" table:style-name="ce8"/>
          <table:table-cell table:style-name="ce170"/>
          <table:table-cell table:number-columns-repeated="8" table:style-name="ce8"/>
          <table:table-cell table:number-columns-repeated="16367" table:style-name="ce1"/>
        </table:table-row>
        <table:table-row table:style-name="ro4">
          <table:table-cell office:value-type="string" table:style-name="ce30">
            <text:p>Populations are ONS Mid 2019 population estimates</text:p>
          </table:table-cell>
          <table:table-cell table:number-columns-repeated="16" table:style-name="ce8"/>
          <table:table-cell table:number-columns-repeated="16367" table:style-name="ce1"/>
        </table:table-row>
        <table:table-row table:style-name="ro4">
          <table:table-cell office:value-type="string" table:style-name="ce73">
            <text:p><text:a xlink:href="https://www.ons.gov.uk/peoplepopulationandcommunity/populationandmigration/populationestimates/bulletins/annualmidyearpopulationestimates/mid2019/relateddata">https://www.ons.gov.uk/peoplepopulationandcommunity/populationandmigration/populationestimates/bulletins/annualmidyearpopulationestimates/mid2019/relateddata</text:a></text:p>
          </table:table-cell>
          <table:table-cell table:number-columns-repeated="16" table:style-name="ce8"/>
          <table:table-cell table:number-columns-repeated="16367" table:style-name="ce1"/>
        </table:table-row>
        <table:table-row table:style-name="ro4">
          <table:table-cell table:style-name="ce172"/>
          <table:table-cell table:number-columns-repeated="16" table:style-name="ce8"/>
          <table:table-cell table:number-columns-repeated="16367" table:style-name="ce1"/>
        </table:table-row>
        <table:table-row table:style-name="ro4">
          <table:table-cell office:value-type="string" table:style-name="ce8">
            <text:p>Source: Public Health England COVID-19 Specific Mortality Surveillance System</text:p>
          </table:table-cell>
          <table:table-cell table:number-columns-repeated="16" table:style-name="ce8"/>
          <table:table-cell table:number-columns-repeated="16367" table:style-name="ce1"/>
        </table:table-row>
        <table:table-row table:number-rows-repeated="1048545" table:style-name="ro9">
          <table:table-cell table:number-columns-repeated="16384"/>
        </table:table-row>
      </table:table>
      <table:table table:name="Map_2_2A_&amp;_2_2B" table:style-name="ta1">
        <table:table-column table:style-name="co29" table:default-cell-style-name="ce1"/>
        <table:table-column table:style-name="co30" table:default-cell-style-name="ce1"/>
        <table:table-column table:style-name="co25" table:default-cell-style-name="ce1"/>
        <table:table-column table:style-name="co31" table:default-cell-style-name="ce1"/>
        <table:table-column table:style-name="co2" table:default-cell-style-name="ce1"/>
        <table:table-column table:style-name="co9" table:number-columns-repeated="2" table:default-cell-style-name="ce1"/>
        <table:table-column table:style-name="co12" table:default-cell-style-name="ce1"/>
        <table:table-column table:style-name="co26" table:default-cell-style-name="ce1"/>
        <table:table-column table:style-name="co32" table:default-cell-style-name="ce1"/>
        <table:table-column table:style-name="co9" table:number-columns-repeated="2" table:default-cell-style-name="ce1"/>
        <table:table-column table:style-name="co12" table:default-cell-style-name="ce1"/>
        <table:table-column table:style-name="co26" table:default-cell-style-name="ce1"/>
        <table:table-column table:style-name="co2" table:default-cell-style-name="ce1"/>
        <table:table-column table:style-name="co28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2" table:number-columns-repeated="16365" table:default-cell-style-name="ce1"/>
        <table:table-row table:style-name="ro2">
          <table:table-cell office:value-type="string" table:style-name="ce3">
            <text:p>Maps 2.2A and 2.2B: Age standardised death rates in laboratory confirmed COVID-19 cases, per 100,000 population,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by upper tier local authority (UTLA) and sex, as of 13 May 2020, England.</text:p>
          </table:table-cell>
          <table:table-cell table:number-columns-repeated="16383" table:style-name="ce1"/>
        </table:table-row>
        <table:table-row table:style-name="ro19">
          <table:table-cell table:style-name="ce3"/>
          <table:table-cell table:number-columns-repeated="16383" table:style-name="ce1"/>
        </table:table-row>
        <table:table-row table:style-name="ro6">
          <table:table-cell office:value-type="string" table:style-name="ce75">
            <text:p><text:a xlink:href="#Contents.A1">Back to contents</text:a></text:p>
          </table:table-cell>
          <table:table-cell table:number-columns-repeated="16383" table:style-name="ce120"/>
        </table:table-row>
        <table:table-row table:style-name="ro6">
          <table:table-cell office:value-type="string" table:style-name="ce10">
            <text:p><text:a xlink:href="#'Map_2_2A_&amp;_2_2B'.A158">See footnotes for data descriptions</text:a></text:p>
          </table:table-cell>
          <table:table-cell table:number-columns-repeated="16383" table:style-name="ce120"/>
        </table:table-row>
        <table:table-row table:style-name="ro7">
          <table:table-cell table:style-name="ce173"/>
          <table:table-cell table:number-columns-repeated="3" table:style-name="ce174"/>
          <table:table-cell table:number-columns-repeated="16380" table:style-name="ce1"/>
        </table:table-row>
        <table:table-row table:style-name="ro4">
          <table:table-cell table:style-name="ce175"/>
          <table:table-cell table:style-name="ce176"/>
          <table:table-cell table:style-name="ce177"/>
          <table:table-cell table:style-name="ce178"/>
          <table:table-cell office:value-type="string" table:number-columns-spanned="5" table:number-rows-spanned="1" table:style-name="ce74">
            <text:p>Males</text:p>
          </table:table-cell>
          <table:covered-table-cell table:number-columns-repeated="4"/>
          <table:table-cell office:value-type="string" table:number-columns-spanned="5" table:number-rows-spanned="1" table:style-name="ce74">
            <text:p>Females</text:p>
          </table:table-cell>
          <table:covered-table-cell table:number-columns-repeated="4"/>
          <table:table-cell office:value-type="string" table:number-columns-spanned="5" table:number-rows-spanned="1" table:style-name="ce74">
            <text:p>Persons</text:p>
          </table:table-cell>
          <table:covered-table-cell table:number-columns-repeated="4"/>
          <table:table-cell table:number-columns-repeated="16365" table:style-name="ce1"/>
        </table:table-row>
        <table:table-row table:style-name="ro20">
          <table:table-cell office:value-type="string" table:style-name="ce179">
            <text:p>Region Code</text:p>
          </table:table-cell>
          <table:table-cell office:value-type="string" table:style-name="ce101">
            <text:p>Region Name</text:p>
          </table:table-cell>
          <table:table-cell office:value-type="string" table:style-name="ce180">
            <text:p>Area Code</text:p>
          </table:table-cell>
          <table:table-cell office:value-type="string" table:style-name="ce181">
            <text:p>Area Name</text:p>
          </table:table-cell>
          <table:table-cell office:value-type="string" table:style-name="ce37">
            <text:p>Death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40">
            <text:p>Upper CL</text:p>
          </table:table-cell>
          <table:table-cell office:value-type="string" table:style-name="ce37">
            <text:p>Death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40">
            <text:p>Upper CL</text:p>
          </table:table-cell>
          <table:table-cell office:value-type="string" table:style-name="ce37">
            <text:p>Deaths</text:p>
          </table:table-cell>
          <table:table-cell office:value-type="string" table:style-name="ce38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40">
            <text:p>Upper CL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82">
            <text:p>E12000001</text:p>
          </table:table-cell>
          <table:table-cell office:value-type="string" table:style-name="ce183">
            <text:p>North East</text:p>
          </table:table-cell>
          <table:table-cell office:value-type="string" table:style-name="ce184">
            <text:p>E06000001</text:p>
          </table:table-cell>
          <table:table-cell office:value-type="string" table:style-name="ce185">
            <text:p>Hartlepool</text:p>
          </table:table-cell>
          <table:table-cell office:value-type="float" office:value="33" table:style-name="ce186">
            <text:p>33</text:p>
          </table:table-cell>
          <table:table-cell office:value-type="float" office:value="45833" table:style-name="ce187">
            <text:p>45,833</text:p>
          </table:table-cell>
          <table:table-cell office:value-type="float" office:value="87.114683051030894" table:style-name="ce188">
            <text:p>87.1</text:p>
          </table:table-cell>
          <table:table-cell office:value-type="float" office:value="59.250373736034199" table:style-name="ce188">
            <text:p>59.3</text:p>
          </table:table-cell>
          <table:table-cell office:value-type="float" office:value="123.26063496595199" table:style-name="ce189">
            <text:p>123.3</text:p>
          </table:table-cell>
          <table:table-cell office:value-type="float" office:value="27" table:style-name="ce186">
            <text:p>27</text:p>
          </table:table-cell>
          <table:table-cell office:value-type="float" office:value="47830" table:style-name="ce187">
            <text:p>47,830</text:p>
          </table:table-cell>
          <table:table-cell office:value-type="float" office:value="48.316204819480703" table:style-name="ce188">
            <text:p>48.3</text:p>
          </table:table-cell>
          <table:table-cell office:value-type="float" office:value="31.618117766964801" table:style-name="ce188">
            <text:p>31.6</text:p>
          </table:table-cell>
          <table:table-cell office:value-type="float" office:value="70.5870609429072" table:style-name="ce189">
            <text:p>70.6</text:p>
          </table:table-cell>
          <table:table-cell office:value-type="float" office:value="60" table:style-name="ce186">
            <text:p>60</text:p>
          </table:table-cell>
          <table:table-cell office:value-type="float" office:value="93663" table:style-name="ce187">
            <text:p>93,663</text:p>
          </table:table-cell>
          <table:table-cell office:value-type="float" office:value="63.8119380294672" table:style-name="ce188">
            <text:p>63.8</text:p>
          </table:table-cell>
          <table:table-cell office:value-type="float" office:value="48.572898970716402" table:style-name="ce188">
            <text:p>48.6</text:p>
          </table:table-cell>
          <table:table-cell office:value-type="float" office:value="82.285019793139597" table:style-name="ce189">
            <text:p>82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1</text:p>
          </table:table-cell>
          <table:table-cell office:value-type="string" table:style-name="ce192">
            <text:p>North East</text:p>
          </table:table-cell>
          <table:table-cell office:value-type="string" table:style-name="ce193">
            <text:p>E06000002</text:p>
          </table:table-cell>
          <table:table-cell office:value-type="string" table:style-name="ce194">
            <text:p>Middlesbrough</text:p>
          </table:table-cell>
          <table:table-cell office:value-type="float" office:value="77" table:style-name="ce195">
            <text:p>77</text:p>
          </table:table-cell>
          <table:table-cell office:value-type="float" office:value="69719" table:style-name="ce196">
            <text:p>69,719</text:p>
          </table:table-cell>
          <table:table-cell office:value-type="float" office:value="156.02725374366" table:style-name="ce197">
            <text:p>156.0</text:p>
          </table:table-cell>
          <table:table-cell office:value-type="float" office:value="121.598836589662" table:style-name="ce197">
            <text:p>121.6</text:p>
          </table:table-cell>
          <table:table-cell office:value-type="float" office:value="196.82396593005501" table:style-name="ce198">
            <text:p>196.8</text:p>
          </table:table-cell>
          <table:table-cell office:value-type="float" office:value="72" table:style-name="ce195">
            <text:p>72</text:p>
          </table:table-cell>
          <table:table-cell office:value-type="float" office:value="71261" table:style-name="ce196">
            <text:p>71,261</text:p>
          </table:table-cell>
          <table:table-cell office:value-type="float" office:value="104.67624813706" table:style-name="ce197">
            <text:p>104.7</text:p>
          </table:table-cell>
          <table:table-cell office:value-type="float" office:value="81.761646180108599" table:style-name="ce197">
            <text:p>81.8</text:p>
          </table:table-cell>
          <table:table-cell office:value-type="float" office:value="131.988420741841" table:style-name="ce198">
            <text:p>132.0</text:p>
          </table:table-cell>
          <table:table-cell office:value-type="float" office:value="149" table:style-name="ce195">
            <text:p>149</text:p>
          </table:table-cell>
          <table:table-cell office:value-type="float" office:value="140980" table:style-name="ce196">
            <text:p>140,980</text:p>
          </table:table-cell>
          <table:table-cell office:value-type="float" office:value="127.679287761179" table:style-name="ce197">
            <text:p>127.7</text:p>
          </table:table-cell>
          <table:table-cell office:value-type="float" office:value="107.761895941669" table:style-name="ce197">
            <text:p>107.8</text:p>
          </table:table-cell>
          <table:table-cell office:value-type="float" office:value="150.17520475357799" table:style-name="ce198">
            <text:p>150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1</text:p>
          </table:table-cell>
          <table:table-cell office:value-type="string" table:style-name="ce192">
            <text:p>North East</text:p>
          </table:table-cell>
          <table:table-cell office:value-type="string" table:style-name="ce193">
            <text:p>E06000003</text:p>
          </table:table-cell>
          <table:table-cell office:value-type="string" table:style-name="ce194">
            <text:p>Redcar and Cleveland</text:p>
          </table:table-cell>
          <table:table-cell office:value-type="float" office:value="37" table:style-name="ce195">
            <text:p>37</text:p>
          </table:table-cell>
          <table:table-cell office:value-type="float" office:value="66579" table:style-name="ce196">
            <text:p>66,579</text:p>
          </table:table-cell>
          <table:table-cell office:value-type="float" office:value="55.792524674267902" table:style-name="ce197">
            <text:p>55.8</text:p>
          </table:table-cell>
          <table:table-cell office:value-type="float" office:value="38.911021718942401" table:style-name="ce197">
            <text:p>38.9</text:p>
          </table:table-cell>
          <table:table-cell office:value-type="float" office:value="77.373860292465494" table:style-name="ce198">
            <text:p>77.4</text:p>
          </table:table-cell>
          <table:table-cell office:value-type="float" office:value="22" table:style-name="ce195">
            <text:p>22</text:p>
          </table:table-cell>
          <table:table-cell office:value-type="float" office:value="70571" table:style-name="ce196">
            <text:p>70,571</text:p>
          </table:table-cell>
          <table:table-cell office:value-type="float" office:value="24.553265924717" table:style-name="ce197">
            <text:p>24.6</text:p>
          </table:table-cell>
          <table:table-cell office:value-type="float" office:value="15.3268108610858" table:style-name="ce197">
            <text:p>15.3</text:p>
          </table:table-cell>
          <table:table-cell office:value-type="float" office:value="37.251662443389499" table:style-name="ce198">
            <text:p>37.3</text:p>
          </table:table-cell>
          <table:table-cell office:value-type="float" office:value="59" table:style-name="ce195">
            <text:p>59</text:p>
          </table:table-cell>
          <table:table-cell office:value-type="float" office:value="137150" table:style-name="ce196">
            <text:p>137,150</text:p>
          </table:table-cell>
          <table:table-cell office:value-type="float" office:value="38.206868611147598" table:style-name="ce197">
            <text:p>38.2</text:p>
          </table:table-cell>
          <table:table-cell office:value-type="float" office:value="29.031489299650399" table:style-name="ce197">
            <text:p>29.0</text:p>
          </table:table-cell>
          <table:table-cell office:value-type="float" office:value="49.347684574168802" table:style-name="ce198">
            <text:p>49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1</text:p>
          </table:table-cell>
          <table:table-cell office:value-type="string" table:style-name="ce192">
            <text:p>North East</text:p>
          </table:table-cell>
          <table:table-cell office:value-type="string" table:style-name="ce193">
            <text:p>E06000004</text:p>
          </table:table-cell>
          <table:table-cell office:value-type="string" table:style-name="ce194">
            <text:p>Stockton-on-Tees</text:p>
          </table:table-cell>
          <table:table-cell office:value-type="float" office:value="30" table:style-name="ce195">
            <text:p>30</text:p>
          </table:table-cell>
          <table:table-cell office:value-type="float" office:value="97593" table:style-name="ce196">
            <text:p>97,593</text:p>
          </table:table-cell>
          <table:table-cell office:value-type="float" office:value="35.856904543581898" table:style-name="ce197">
            <text:p>35.9</text:p>
          </table:table-cell>
          <table:table-cell office:value-type="float" office:value="24.039565099730702" table:style-name="ce197">
            <text:p>24.0</text:p>
          </table:table-cell>
          <table:table-cell office:value-type="float" office:value="51.384537444654796" table:style-name="ce198">
            <text:p>51.4</text:p>
          </table:table-cell>
          <table:table-cell office:value-type="float" office:value="34" table:style-name="ce195">
            <text:p>34</text:p>
          </table:table-cell>
          <table:table-cell office:value-type="float" office:value="99755" table:style-name="ce196">
            <text:p>99,755</text:p>
          </table:table-cell>
          <table:table-cell office:value-type="float" office:value="31.7877982937372" table:style-name="ce197">
            <text:p>31.8</text:p>
          </table:table-cell>
          <table:table-cell office:value-type="float" office:value="21.950240721018901" table:style-name="ce197">
            <text:p>22.0</text:p>
          </table:table-cell>
          <table:table-cell office:value-type="float" office:value="44.499613168066503" table:style-name="ce198">
            <text:p>44.5</text:p>
          </table:table-cell>
          <table:table-cell office:value-type="float" office:value="64" table:style-name="ce195">
            <text:p>64</text:p>
          </table:table-cell>
          <table:table-cell office:value-type="float" office:value="197348" table:style-name="ce196">
            <text:p>197,348</text:p>
          </table:table-cell>
          <table:table-cell office:value-type="float" office:value="34.117285186193499" table:style-name="ce197">
            <text:p>34.1</text:p>
          </table:table-cell>
          <table:table-cell office:value-type="float" office:value="26.215885313684598" table:style-name="ce197">
            <text:p>26.2</text:p>
          </table:table-cell>
          <table:table-cell office:value-type="float" office:value="43.636704677201401" table:style-name="ce198">
            <text:p>43.6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1</text:p>
          </table:table-cell>
          <table:table-cell office:value-type="string" table:style-name="ce192">
            <text:p>North East</text:p>
          </table:table-cell>
          <table:table-cell office:value-type="string" table:style-name="ce193">
            <text:p>E06000005</text:p>
          </table:table-cell>
          <table:table-cell office:value-type="string" table:style-name="ce194">
            <text:p>Darlington</text:p>
          </table:table-cell>
          <table:table-cell office:value-type="float" office:value="34" table:style-name="ce195">
            <text:p>34</text:p>
          </table:table-cell>
          <table:table-cell office:value-type="float" office:value="52065" table:style-name="ce196">
            <text:p>52,065</text:p>
          </table:table-cell>
          <table:table-cell office:value-type="float" office:value="73.230803121788398" table:style-name="ce197">
            <text:p>73.2</text:p>
          </table:table-cell>
          <table:table-cell office:value-type="float" office:value="50.261346207352197" table:style-name="ce197">
            <text:p>50.3</text:p>
          </table:table-cell>
          <table:table-cell office:value-type="float" office:value="102.911288537186" table:style-name="ce198">
            <text:p>102.9</text:p>
          </table:table-cell>
          <table:table-cell office:value-type="float" office:value="15" table:style-name="ce195">
            <text:p>15</text:p>
          </table:table-cell>
          <table:table-cell office:value-type="float" office:value="54738" table:style-name="ce196">
            <text:p>54,738</text:p>
          </table:table-cell>
          <table:table-cell office:value-type="float" office:value="22.4186775031732" table:style-name="ce197">
            <text:p>22.4</text:p>
          </table:table-cell>
          <table:table-cell office:value-type="float" office:value="12.4376077353296" table:style-name="ce197">
            <text:p>12.4</text:p>
          </table:table-cell>
          <table:table-cell office:value-type="float" office:value="37.126858601894497" table:style-name="ce198">
            <text:p>37.1</text:p>
          </table:table-cell>
          <table:table-cell office:value-type="float" office:value="49" table:style-name="ce195">
            <text:p>49</text:p>
          </table:table-cell>
          <table:table-cell office:value-type="float" office:value="106803" table:style-name="ce196">
            <text:p>106,803</text:p>
          </table:table-cell>
          <table:table-cell office:value-type="float" office:value="42.714708677895899" table:style-name="ce197">
            <text:p>42.7</text:p>
          </table:table-cell>
          <table:table-cell office:value-type="float" office:value="31.548193103826399" table:style-name="ce197">
            <text:p>31.5</text:p>
          </table:table-cell>
          <table:table-cell office:value-type="float" office:value="56.534027804146703" table:style-name="ce198">
            <text:p>56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1</text:p>
          </table:table-cell>
          <table:table-cell office:value-type="string" table:style-name="ce192">
            <text:p>North East</text:p>
          </table:table-cell>
          <table:table-cell office:value-type="string" table:style-name="ce193">
            <text:p>E06000047</text:p>
          </table:table-cell>
          <table:table-cell office:value-type="string" table:style-name="ce194">
            <text:p>County Durham</text:p>
          </table:table-cell>
          <table:table-cell office:value-type="float" office:value="186" table:style-name="ce195">
            <text:p>186</text:p>
          </table:table-cell>
          <table:table-cell office:value-type="float" office:value="260881" table:style-name="ce196">
            <text:p>260,881</text:p>
          </table:table-cell>
          <table:table-cell office:value-type="float" office:value="81.372191479102995" table:style-name="ce197">
            <text:p>81.4</text:p>
          </table:table-cell>
          <table:table-cell office:value-type="float" office:value="69.697064071523798" table:style-name="ce197">
            <text:p>69.7</text:p>
          </table:table-cell>
          <table:table-cell office:value-type="float" office:value="94.390481927588397" table:style-name="ce198">
            <text:p>94.4</text:p>
          </table:table-cell>
          <table:table-cell office:value-type="float" office:value="163" table:style-name="ce195">
            <text:p>163</text:p>
          </table:table-cell>
          <table:table-cell office:value-type="float" office:value="269213" table:style-name="ce196">
            <text:p>269,213</text:p>
          </table:table-cell>
          <table:table-cell office:value-type="float" office:value="53.237415232827402" table:style-name="ce197">
            <text:p>53.2</text:p>
          </table:table-cell>
          <table:table-cell office:value-type="float" office:value="45.347613258893801" table:style-name="ce197">
            <text:p>45.3</text:p>
          </table:table-cell>
          <table:table-cell office:value-type="float" office:value="62.100868769712697" table:style-name="ce198">
            <text:p>62.1</text:p>
          </table:table-cell>
          <table:table-cell office:value-type="float" office:value="349" table:style-name="ce195">
            <text:p>349</text:p>
          </table:table-cell>
          <table:table-cell office:value-type="float" office:value="530094" table:style-name="ce196">
            <text:p>530,094</text:p>
          </table:table-cell>
          <table:table-cell office:value-type="float" office:value="65.094890690311004" table:style-name="ce197">
            <text:p>65.1</text:p>
          </table:table-cell>
          <table:table-cell office:value-type="float" office:value="58.382141787290102" table:style-name="ce197">
            <text:p>58.4</text:p>
          </table:table-cell>
          <table:table-cell office:value-type="float" office:value="72.362230576090099" table:style-name="ce198">
            <text:p>72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1</text:p>
          </table:table-cell>
          <table:table-cell office:value-type="string" table:style-name="ce192">
            <text:p>North East</text:p>
          </table:table-cell>
          <table:table-cell office:value-type="string" table:style-name="ce193">
            <text:p>E06000057</text:p>
          </table:table-cell>
          <table:table-cell office:value-type="string" table:style-name="ce194">
            <text:p>Northumberland</text:p>
          </table:table-cell>
          <table:table-cell office:value-type="float" office:value="86" table:style-name="ce195">
            <text:p>86</text:p>
          </table:table-cell>
          <table:table-cell office:value-type="float" office:value="157462" table:style-name="ce196">
            <text:p>157,462</text:p>
          </table:table-cell>
          <table:table-cell office:value-type="float" office:value="49.683172385913998" table:style-name="ce197">
            <text:p>49.7</text:p>
          </table:table-cell>
          <table:table-cell office:value-type="float" office:value="39.609994767272603" table:style-name="ce197">
            <text:p>39.6</text:p>
          </table:table-cell>
          <table:table-cell office:value-type="float" office:value="61.510398091535301" table:style-name="ce198">
            <text:p>61.5</text:p>
          </table:table-cell>
          <table:table-cell office:value-type="float" office:value="69" table:style-name="ce195">
            <text:p>69</text:p>
          </table:table-cell>
          <table:table-cell office:value-type="float" office:value="164972" table:style-name="ce196">
            <text:p>164,972</text:p>
          </table:table-cell>
          <table:table-cell office:value-type="float" office:value="30.691784618028699" table:style-name="ce197">
            <text:p>30.7</text:p>
          </table:table-cell>
          <table:table-cell office:value-type="float" office:value="23.838378405161201" table:style-name="ce197">
            <text:p>23.8</text:p>
          </table:table-cell>
          <table:table-cell office:value-type="float" office:value="38.891581965239297" table:style-name="ce198">
            <text:p>38.9</text:p>
          </table:table-cell>
          <table:table-cell office:value-type="float" office:value="155" table:style-name="ce195">
            <text:p>155</text:p>
          </table:table-cell>
          <table:table-cell office:value-type="float" office:value="322434" table:style-name="ce196">
            <text:p>322,434</text:p>
          </table:table-cell>
          <table:table-cell office:value-type="float" office:value="39.294467175663897" table:style-name="ce197">
            <text:p>39.3</text:p>
          </table:table-cell>
          <table:table-cell office:value-type="float" office:value="33.329121365633398" table:style-name="ce197">
            <text:p>33.3</text:p>
          </table:table-cell>
          <table:table-cell office:value-type="float" office:value="46.015988631002799" table:style-name="ce198">
            <text:p>46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1</text:p>
          </table:table-cell>
          <table:table-cell office:value-type="string" table:style-name="ce192">
            <text:p>North East</text:p>
          </table:table-cell>
          <table:table-cell office:value-type="string" table:style-name="ce193">
            <text:p>E08000021</text:p>
          </table:table-cell>
          <table:table-cell office:value-type="string" table:style-name="ce194">
            <text:p>Newcastle upon Tyne</text:p>
          </table:table-cell>
          <table:table-cell office:value-type="float" office:value="69" table:style-name="ce195">
            <text:p>69</text:p>
          </table:table-cell>
          <table:table-cell office:value-type="float" office:value="153112" table:style-name="ce196">
            <text:p>153,112</text:p>
          </table:table-cell>
          <table:table-cell office:value-type="float" office:value="72.549975744323802" table:style-name="ce197">
            <text:p>72.5</text:p>
          </table:table-cell>
          <table:table-cell office:value-type="float" office:value="56.244409775222103" table:style-name="ce197">
            <text:p>56.2</text:p>
          </table:table-cell>
          <table:table-cell office:value-type="float" office:value="92.058864087637701" table:style-name="ce198">
            <text:p>92.1</text:p>
          </table:table-cell>
          <table:table-cell office:value-type="float" office:value="65" table:style-name="ce195">
            <text:p>65</text:p>
          </table:table-cell>
          <table:table-cell office:value-type="float" office:value="149708" table:style-name="ce196">
            <text:p>149,708</text:p>
          </table:table-cell>
          <table:table-cell office:value-type="float" office:value="46.203294224896403" table:style-name="ce197">
            <text:p>46.2</text:p>
          </table:table-cell>
          <table:table-cell office:value-type="float" office:value="35.507082531001998" table:style-name="ce197">
            <text:p>35.5</text:p>
          </table:table-cell>
          <table:table-cell office:value-type="float" office:value="59.071163731853403" table:style-name="ce198">
            <text:p>59.1</text:p>
          </table:table-cell>
          <table:table-cell office:value-type="float" office:value="134" table:style-name="ce195">
            <text:p>134</text:p>
          </table:table-cell>
          <table:table-cell office:value-type="float" office:value="302820" table:style-name="ce196">
            <text:p>302,820</text:p>
          </table:table-cell>
          <table:table-cell office:value-type="float" office:value="56.923375890313501" table:style-name="ce197">
            <text:p>56.9</text:p>
          </table:table-cell>
          <table:table-cell office:value-type="float" office:value="47.633840514408597" table:style-name="ce197">
            <text:p>47.6</text:p>
          </table:table-cell>
          <table:table-cell office:value-type="float" office:value="67.485795268938602" table:style-name="ce198">
            <text:p>67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1</text:p>
          </table:table-cell>
          <table:table-cell office:value-type="string" table:style-name="ce192">
            <text:p>North East</text:p>
          </table:table-cell>
          <table:table-cell office:value-type="string" table:style-name="ce193">
            <text:p>E08000022</text:p>
          </table:table-cell>
          <table:table-cell office:value-type="string" table:style-name="ce194">
            <text:p>North Tyneside</text:p>
          </table:table-cell>
          <table:table-cell office:value-type="float" office:value="42" table:style-name="ce195">
            <text:p>42</text:p>
          </table:table-cell>
          <table:table-cell office:value-type="float" office:value="100649" table:style-name="ce196">
            <text:p>100,649</text:p>
          </table:table-cell>
          <table:table-cell office:value-type="float" office:value="52.138700480714299" table:style-name="ce197">
            <text:p>52.1</text:p>
          </table:table-cell>
          <table:table-cell office:value-type="float" office:value="36.999081449399199" table:style-name="ce197">
            <text:p>37.0</text:p>
          </table:table-cell>
          <table:table-cell office:value-type="float" office:value="71.200817193512094" table:style-name="ce198">
            <text:p>71.2</text:p>
          </table:table-cell>
          <table:table-cell office:value-type="float" office:value="38" table:style-name="ce195">
            <text:p>38</text:p>
          </table:table-cell>
          <table:table-cell office:value-type="float" office:value="107264" table:style-name="ce196">
            <text:p>107,264</text:p>
          </table:table-cell>
          <table:table-cell office:value-type="float" office:value="30.3349940926845" table:style-name="ce197">
            <text:p>30.3</text:p>
          </table:table-cell>
          <table:table-cell office:value-type="float" office:value="21.366972105600301" table:style-name="ce197">
            <text:p>21.4</text:p>
          </table:table-cell>
          <table:table-cell office:value-type="float" office:value="41.762128904019498" table:style-name="ce198">
            <text:p>41.8</text:p>
          </table:table-cell>
          <table:table-cell office:value-type="float" office:value="80" table:style-name="ce195">
            <text:p>80</text:p>
          </table:table-cell>
          <table:table-cell office:value-type="float" office:value="207913" table:style-name="ce196">
            <text:p>207,913</text:p>
          </table:table-cell>
          <table:table-cell office:value-type="float" office:value="38.269728932439797" table:style-name="ce197">
            <text:p>38.3</text:p>
          </table:table-cell>
          <table:table-cell office:value-type="float" office:value="30.2989073053208" table:style-name="ce197">
            <text:p>30.3</text:p>
          </table:table-cell>
          <table:table-cell office:value-type="float" office:value="47.684411126567902" table:style-name="ce198">
            <text:p>47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1</text:p>
          </table:table-cell>
          <table:table-cell office:value-type="string" table:style-name="ce192">
            <text:p>North East</text:p>
          </table:table-cell>
          <table:table-cell office:value-type="string" table:style-name="ce193">
            <text:p>E08000023</text:p>
          </table:table-cell>
          <table:table-cell office:value-type="string" table:style-name="ce194">
            <text:p>South Tyneside</text:p>
          </table:table-cell>
          <table:table-cell office:value-type="float" office:value="49" table:style-name="ce195">
            <text:p>49</text:p>
          </table:table-cell>
          <table:table-cell office:value-type="float" office:value="73266" table:style-name="ce196">
            <text:p>73,266</text:p>
          </table:table-cell>
          <table:table-cell office:value-type="float" office:value="78.496498318895902" table:style-name="ce197">
            <text:p>78.5</text:p>
          </table:table-cell>
          <table:table-cell office:value-type="float" office:value="57.448982329286501" table:style-name="ce197">
            <text:p>57.4</text:p>
          </table:table-cell>
          <table:table-cell office:value-type="float" office:value="104.544224518348" table:style-name="ce198">
            <text:p>104.5</text:p>
          </table:table-cell>
          <table:table-cell office:value-type="float" office:value="56" table:style-name="ce195">
            <text:p>56</text:p>
          </table:table-cell>
          <table:table-cell office:value-type="float" office:value="77710" table:style-name="ce196">
            <text:p>77,710</text:p>
          </table:table-cell>
          <table:table-cell office:value-type="float" office:value="59.347389443211803" table:style-name="ce197">
            <text:p>59.3</text:p>
          </table:table-cell>
          <table:table-cell office:value-type="float" office:value="44.664470023568498" table:style-name="ce197">
            <text:p>44.7</text:p>
          </table:table-cell>
          <table:table-cell office:value-type="float" office:value="77.267995497032004" table:style-name="ce198">
            <text:p>77.3</text:p>
          </table:table-cell>
          <table:table-cell office:value-type="float" office:value="105" table:style-name="ce195">
            <text:p>105</text:p>
          </table:table-cell>
          <table:table-cell office:value-type="float" office:value="150976" table:style-name="ce196">
            <text:p>150,976</text:p>
          </table:table-cell>
          <table:table-cell office:value-type="float" office:value="65.903330732779295" table:style-name="ce197">
            <text:p>65.9</text:p>
          </table:table-cell>
          <table:table-cell office:value-type="float" office:value="53.830229429636603" table:style-name="ce197">
            <text:p>53.8</text:p>
          </table:table-cell>
          <table:table-cell office:value-type="float" office:value="79.862818211149701" table:style-name="ce198">
            <text:p>79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1</text:p>
          </table:table-cell>
          <table:table-cell office:value-type="string" table:style-name="ce192">
            <text:p>North East</text:p>
          </table:table-cell>
          <table:table-cell office:value-type="string" table:style-name="ce193">
            <text:p>E08000024</text:p>
          </table:table-cell>
          <table:table-cell office:value-type="string" table:style-name="ce194">
            <text:p>Sunderland</text:p>
          </table:table-cell>
          <table:table-cell office:value-type="float" office:value="122" table:style-name="ce195">
            <text:p>122</text:p>
          </table:table-cell>
          <table:table-cell office:value-type="float" office:value="135366" table:style-name="ce196">
            <text:p>135,366</text:p>
          </table:table-cell>
          <table:table-cell office:value-type="float" office:value="111.395289299119" table:style-name="ce197">
            <text:p>111.4</text:p>
          </table:table-cell>
          <table:table-cell office:value-type="float" office:value="90.993459364982201" table:style-name="ce197">
            <text:p>91.0</text:p>
          </table:table-cell>
          <table:table-cell office:value-type="float" office:value="134.73706156007799" table:style-name="ce198">
            <text:p>134.7</text:p>
          </table:table-cell>
          <table:table-cell office:value-type="float" office:value="124" table:style-name="ce195">
            <text:p>124</text:p>
          </table:table-cell>
          <table:table-cell office:value-type="float" office:value="142339" table:style-name="ce196">
            <text:p>142,339</text:p>
          </table:table-cell>
          <table:table-cell office:value-type="float" office:value="80.595061281622606" table:style-name="ce197">
            <text:p>80.6</text:p>
          </table:table-cell>
          <table:table-cell office:value-type="float" office:value="66.883065675202701" table:style-name="ce197">
            <text:p>66.9</text:p>
          </table:table-cell>
          <table:table-cell office:value-type="float" office:value="96.265783790838796" table:style-name="ce198">
            <text:p>96.3</text:p>
          </table:table-cell>
          <table:table-cell office:value-type="float" office:value="246" table:style-name="ce195">
            <text:p>246</text:p>
          </table:table-cell>
          <table:table-cell office:value-type="float" office:value="277705" table:style-name="ce196">
            <text:p>277,705</text:p>
          </table:table-cell>
          <table:table-cell office:value-type="float" office:value="92.578364320854007" table:style-name="ce197">
            <text:p>92.6</text:p>
          </table:table-cell>
          <table:table-cell office:value-type="float" office:value="81.091876477725407" table:style-name="ce197">
            <text:p>81.1</text:p>
          </table:table-cell>
          <table:table-cell office:value-type="float" office:value="105.204815037983" table:style-name="ce198">
            <text:p>105.2</text:p>
          </table:table-cell>
          <table:table-cell table:number-columns-repeated="2" table:style-name="ce190"/>
          <table:table-cell table:number-columns-repeated="16363"/>
        </table:table-row>
        <table:table-row table:style-name="ro13">
          <table:table-cell office:value-type="string" table:style-name="ce199">
            <text:p>E12000001</text:p>
          </table:table-cell>
          <table:table-cell office:value-type="string" table:style-name="ce200">
            <text:p>North East</text:p>
          </table:table-cell>
          <table:table-cell office:value-type="string" table:style-name="ce201">
            <text:p>E08000037</text:p>
          </table:table-cell>
          <table:table-cell office:value-type="string" table:style-name="ce202">
            <text:p>Gateshead</text:p>
          </table:table-cell>
          <table:table-cell office:value-type="float" office:value="97" table:style-name="ce203">
            <text:p>97</text:p>
          </table:table-cell>
          <table:table-cell office:value-type="float" office:value="99599" table:style-name="ce204">
            <text:p>99,599</text:p>
          </table:table-cell>
          <table:table-cell office:value-type="float" office:value="118.93566536129001" table:style-name="ce205">
            <text:p>118.9</text:p>
          </table:table-cell>
          <table:table-cell office:value-type="float" office:value="95.803576452774905" table:style-name="ce205">
            <text:p>95.8</text:p>
          </table:table-cell>
          <table:table-cell office:value-type="float" office:value="145.840577174907" table:style-name="ce206">
            <text:p>145.8</text:p>
          </table:table-cell>
          <table:table-cell office:value-type="float" office:value="71" table:style-name="ce203">
            <text:p>71</text:p>
          </table:table-cell>
          <table:table-cell office:value-type="float" office:value="102456" table:style-name="ce204">
            <text:p>102,456</text:p>
          </table:table-cell>
          <table:table-cell office:value-type="float" office:value="58.196392910589502" table:style-name="ce205">
            <text:p>58.2</text:p>
          </table:table-cell>
          <table:table-cell office:value-type="float" office:value="45.3400061182735" table:style-name="ce205">
            <text:p>45.3</text:p>
          </table:table-cell>
          <table:table-cell office:value-type="float" office:value="73.539102333571606" table:style-name="ce206">
            <text:p>73.5</text:p>
          </table:table-cell>
          <table:table-cell office:value-type="float" office:value="168" table:style-name="ce203">
            <text:p>168</text:p>
          </table:table-cell>
          <table:table-cell office:value-type="float" office:value="202055" table:style-name="ce204">
            <text:p>202,055</text:p>
          </table:table-cell>
          <table:table-cell office:value-type="float" office:value="82.306188078610106" table:style-name="ce205">
            <text:p>82.3</text:p>
          </table:table-cell>
          <table:table-cell office:value-type="float" office:value="70.232009200801002" table:style-name="ce205">
            <text:p>70.2</text:p>
          </table:table-cell>
          <table:table-cell office:value-type="float" office:value="95.846622704810102" table:style-name="ce206">
            <text:p>95.8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82">
            <text:p>E12000002</text:p>
          </table:table-cell>
          <table:table-cell office:value-type="string" table:style-name="ce183">
            <text:p>North West</text:p>
          </table:table-cell>
          <table:table-cell office:value-type="string" table:style-name="ce184">
            <text:p>E06000006</text:p>
          </table:table-cell>
          <table:table-cell office:value-type="string" table:style-name="ce185">
            <text:p>Halton</text:p>
          </table:table-cell>
          <table:table-cell office:value-type="float" office:value="44" table:style-name="ce186">
            <text:p>44</text:p>
          </table:table-cell>
          <table:table-cell office:value-type="float" office:value="63082" table:style-name="ce187">
            <text:p>63,082</text:p>
          </table:table-cell>
          <table:table-cell office:value-type="float" office:value="86.079714882413498" table:style-name="ce188">
            <text:p>86.1</text:p>
          </table:table-cell>
          <table:table-cell office:value-type="float" office:value="61.339942272826796" table:style-name="ce188">
            <text:p>61.3</text:p>
          </table:table-cell>
          <table:table-cell office:value-type="float" office:value="117.06320385869" table:style-name="ce189">
            <text:p>117.1</text:p>
          </table:table-cell>
          <table:table-cell office:value-type="float" office:value="27" table:style-name="ce186">
            <text:p>27</text:p>
          </table:table-cell>
          <table:table-cell office:value-type="float" office:value="66328" table:style-name="ce187">
            <text:p>66,328</text:p>
          </table:table-cell>
          <table:table-cell office:value-type="float" office:value="40.772391136788599" table:style-name="ce188">
            <text:p>40.8</text:p>
          </table:table-cell>
          <table:table-cell office:value-type="float" office:value="26.817600732107302" table:style-name="ce188">
            <text:p>26.8</text:p>
          </table:table-cell>
          <table:table-cell office:value-type="float" office:value="59.384411086008001" table:style-name="ce189">
            <text:p>59.4</text:p>
          </table:table-cell>
          <table:table-cell office:value-type="float" office:value="71" table:style-name="ce186">
            <text:p>71</text:p>
          </table:table-cell>
          <table:table-cell office:value-type="float" office:value="129410" table:style-name="ce187">
            <text:p>129,410</text:p>
          </table:table-cell>
          <table:table-cell office:value-type="float" office:value="59.873238457040102" table:style-name="ce188">
            <text:p>59.9</text:p>
          </table:table-cell>
          <table:table-cell office:value-type="float" office:value="46.616212878950797" table:style-name="ce188">
            <text:p>46.6</text:p>
          </table:table-cell>
          <table:table-cell office:value-type="float" office:value="75.694067010458397" table:style-name="ce189">
            <text:p>75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6000007</text:p>
          </table:table-cell>
          <table:table-cell office:value-type="string" table:style-name="ce194">
            <text:p>Warrington</text:p>
          </table:table-cell>
          <table:table-cell office:value-type="float" office:value="69" table:style-name="ce195">
            <text:p>69</text:p>
          </table:table-cell>
          <table:table-cell office:value-type="float" office:value="104362" table:style-name="ce196">
            <text:p>104,362</text:p>
          </table:table-cell>
          <table:table-cell office:value-type="float" office:value="83.858668043560897" table:style-name="ce197">
            <text:p>83.9</text:p>
          </table:table-cell>
          <table:table-cell office:value-type="float" office:value="64.474144110622305" table:style-name="ce197">
            <text:p>64.5</text:p>
          </table:table-cell>
          <table:table-cell office:value-type="float" office:value="107.051393381192" table:style-name="ce198">
            <text:p>107.1</text:p>
          </table:table-cell>
          <table:table-cell office:value-type="float" office:value="57" table:style-name="ce195">
            <text:p>57</text:p>
          </table:table-cell>
          <table:table-cell office:value-type="float" office:value="105652" table:style-name="ce196">
            <text:p>105,652</text:p>
          </table:table-cell>
          <table:table-cell office:value-type="float" office:value="49.367924109151097" table:style-name="ce197">
            <text:p>49.4</text:p>
          </table:table-cell>
          <table:table-cell office:value-type="float" office:value="37.369476758264597" table:style-name="ce197">
            <text:p>37.4</text:p>
          </table:table-cell>
          <table:table-cell office:value-type="float" office:value="63.986209797957898" table:style-name="ce198">
            <text:p>64.0</text:p>
          </table:table-cell>
          <table:table-cell office:value-type="float" office:value="126" table:style-name="ce195">
            <text:p>126</text:p>
          </table:table-cell>
          <table:table-cell office:value-type="float" office:value="210014" table:style-name="ce196">
            <text:p>210,014</text:p>
          </table:table-cell>
          <table:table-cell office:value-type="float" office:value="64.429873403325203" table:style-name="ce197">
            <text:p>64.4</text:p>
          </table:table-cell>
          <table:table-cell office:value-type="float" office:value="53.599782082458702" table:style-name="ce197">
            <text:p>53.6</text:p>
          </table:table-cell>
          <table:table-cell office:value-type="float" office:value="76.7937753873085" table:style-name="ce198">
            <text:p>76.8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6000008</text:p>
          </table:table-cell>
          <table:table-cell office:value-type="string" table:style-name="ce194">
            <text:p>Blackburn with Darwen</text:p>
          </table:table-cell>
          <table:table-cell office:value-type="float" office:value="40" table:style-name="ce195">
            <text:p>40</text:p>
          </table:table-cell>
          <table:table-cell office:value-type="float" office:value="75080" table:style-name="ce196">
            <text:p>75,080</text:p>
          </table:table-cell>
          <table:table-cell office:value-type="float" office:value="94.468745878902794" table:style-name="ce197">
            <text:p>94.5</text:p>
          </table:table-cell>
          <table:table-cell office:value-type="float" office:value="65.664694537575301" table:style-name="ce197">
            <text:p>65.7</text:p>
          </table:table-cell>
          <table:table-cell office:value-type="float" office:value="130.944498183267" table:style-name="ce198">
            <text:p>130.9</text:p>
          </table:table-cell>
          <table:table-cell office:value-type="float" office:value="27" table:style-name="ce195">
            <text:p>27</text:p>
          </table:table-cell>
          <table:table-cell office:value-type="float" office:value="74616" table:style-name="ce196">
            <text:p>74,616</text:p>
          </table:table-cell>
          <table:table-cell office:value-type="float" office:value="44.099426318230897" table:style-name="ce197">
            <text:p>44.1</text:p>
          </table:table-cell>
          <table:table-cell office:value-type="float" office:value="28.965437632004299" table:style-name="ce197">
            <text:p>29.0</text:p>
          </table:table-cell>
          <table:table-cell office:value-type="float" office:value="64.2841866170901" table:style-name="ce198">
            <text:p>64.3</text:p>
          </table:table-cell>
          <table:table-cell office:value-type="float" office:value="67" table:style-name="ce195">
            <text:p>67</text:p>
          </table:table-cell>
          <table:table-cell office:value-type="float" office:value="149696" table:style-name="ce196">
            <text:p>149,696</text:p>
          </table:table-cell>
          <table:table-cell office:value-type="float" office:value="64.201896367554099" table:style-name="ce197">
            <text:p>64.2</text:p>
          </table:table-cell>
          <table:table-cell office:value-type="float" office:value="49.521317282750303" table:style-name="ce197">
            <text:p>49.5</text:p>
          </table:table-cell>
          <table:table-cell office:value-type="float" office:value="81.813669073831605" table:style-name="ce198">
            <text:p>81.8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6000009</text:p>
          </table:table-cell>
          <table:table-cell office:value-type="string" table:style-name="ce194">
            <text:p>Blackpool</text:p>
          </table:table-cell>
          <table:table-cell office:value-type="float" office:value="48" table:style-name="ce195">
            <text:p>48</text:p>
          </table:table-cell>
          <table:table-cell office:value-type="float" office:value="69128" table:style-name="ce196">
            <text:p>69,128</text:p>
          </table:table-cell>
          <table:table-cell office:value-type="float" office:value="74.279919918878903" table:style-name="ce197">
            <text:p>74.3</text:p>
          </table:table-cell>
          <table:table-cell office:value-type="float" office:value="54.395759987279597" table:style-name="ce197">
            <text:p>54.4</text:p>
          </table:table-cell>
          <table:table-cell office:value-type="float" office:value="98.942817077379502" table:style-name="ce198">
            <text:p>98.9</text:p>
          </table:table-cell>
          <table:table-cell office:value-type="float" office:value="39" table:style-name="ce195">
            <text:p>39</text:p>
          </table:table-cell>
          <table:table-cell office:value-type="float" office:value="70318" table:style-name="ce196">
            <text:p>70,318</text:p>
          </table:table-cell>
          <table:table-cell office:value-type="float" office:value="45.969554164201398" table:style-name="ce197">
            <text:p>46.0</text:p>
          </table:table-cell>
          <table:table-cell office:value-type="float" office:value="32.5234893571686" table:style-name="ce197">
            <text:p>32.5</text:p>
          </table:table-cell>
          <table:table-cell office:value-type="float" office:value="63.048650135031998" table:style-name="ce198">
            <text:p>63.0</text:p>
          </table:table-cell>
          <table:table-cell office:value-type="float" office:value="87" table:style-name="ce195">
            <text:p>87</text:p>
          </table:table-cell>
          <table:table-cell office:value-type="float" office:value="139446" table:style-name="ce196">
            <text:p>139,446</text:p>
          </table:table-cell>
          <table:table-cell office:value-type="float" office:value="59.084517685511301" table:style-name="ce197">
            <text:p>59.1</text:p>
          </table:table-cell>
          <table:table-cell office:value-type="float" office:value="47.267219087769199" table:style-name="ce197">
            <text:p>47.3</text:p>
          </table:table-cell>
          <table:table-cell office:value-type="float" office:value="72.946645481794206" table:style-name="ce198">
            <text:p>72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6000049</text:p>
          </table:table-cell>
          <table:table-cell office:value-type="string" table:style-name="ce194">
            <text:p>Cheshire East</text:p>
          </table:table-cell>
          <table:table-cell office:value-type="float" office:value="133" table:style-name="ce195">
            <text:p>133</text:p>
          </table:table-cell>
          <table:table-cell office:value-type="float" office:value="188096" table:style-name="ce196">
            <text:p>188,096</text:p>
          </table:table-cell>
          <table:table-cell office:value-type="float" office:value="67.256757006653402" table:style-name="ce197">
            <text:p>67.3</text:p>
          </table:table-cell>
          <table:table-cell office:value-type="float" office:value="56.186759552225197" table:style-name="ce197">
            <text:p>56.2</text:p>
          </table:table-cell>
          <table:table-cell office:value-type="float" office:value="79.849706681136595" table:style-name="ce198">
            <text:p>79.8</text:p>
          </table:table-cell>
          <table:table-cell office:value-type="float" office:value="104" table:style-name="ce195">
            <text:p>104</text:p>
          </table:table-cell>
          <table:table-cell office:value-type="float" office:value="196056" table:style-name="ce196">
            <text:p>196,056</text:p>
          </table:table-cell>
          <table:table-cell office:value-type="float" office:value="38.851362249759198" table:style-name="ce197">
            <text:p>38.9</text:p>
          </table:table-cell>
          <table:table-cell office:value-type="float" office:value="31.6722783131992" table:style-name="ce197">
            <text:p>31.7</text:p>
          </table:table-cell>
          <table:table-cell office:value-type="float" office:value="47.157977274078497" table:style-name="ce198">
            <text:p>47.2</text:p>
          </table:table-cell>
          <table:table-cell office:value-type="float" office:value="237" table:style-name="ce195">
            <text:p>237</text:p>
          </table:table-cell>
          <table:table-cell office:value-type="float" office:value="384152" table:style-name="ce196">
            <text:p>384,152</text:p>
          </table:table-cell>
          <table:table-cell office:value-type="float" office:value="51.179284735302602" table:style-name="ce197">
            <text:p>51.2</text:p>
          </table:table-cell>
          <table:table-cell office:value-type="float" office:value="44.854392776629702" table:style-name="ce197">
            <text:p>44.9</text:p>
          </table:table-cell>
          <table:table-cell office:value-type="float" office:value="58.144327809147399" table:style-name="ce198">
            <text:p>58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6000050</text:p>
          </table:table-cell>
          <table:table-cell office:value-type="string" table:style-name="ce194">
            <text:p>Cheshire West and Chester</text:p>
          </table:table-cell>
          <table:table-cell office:value-type="float" office:value="131" table:style-name="ce195">
            <text:p>131</text:p>
          </table:table-cell>
          <table:table-cell office:value-type="float" office:value="167268" table:style-name="ce196">
            <text:p>167,268</text:p>
          </table:table-cell>
          <table:table-cell office:value-type="float" office:value="80.457906678841496" table:style-name="ce197">
            <text:p>80.5</text:p>
          </table:table-cell>
          <table:table-cell office:value-type="float" office:value="67.104481752513806" table:style-name="ce197">
            <text:p>67.1</text:p>
          </table:table-cell>
          <table:table-cell office:value-type="float" office:value="95.6634140826433" table:style-name="ce198">
            <text:p>95.7</text:p>
          </table:table-cell>
          <table:table-cell office:value-type="float" office:value="81" table:style-name="ce195">
            <text:p>81</text:p>
          </table:table-cell>
          <table:table-cell office:value-type="float" office:value="175803" table:style-name="ce196">
            <text:p>175,803</text:p>
          </table:table-cell>
          <table:table-cell office:value-type="float" office:value="36.7710095439366" table:style-name="ce197">
            <text:p>36.8</text:p>
          </table:table-cell>
          <table:table-cell office:value-type="float" office:value="29.155758199701602" table:style-name="ce197">
            <text:p>29.2</text:p>
          </table:table-cell>
          <table:table-cell office:value-type="float" office:value="45.756376591810003" table:style-name="ce198">
            <text:p>45.8</text:p>
          </table:table-cell>
          <table:table-cell office:value-type="float" office:value="212" table:style-name="ce195">
            <text:p>212</text:p>
          </table:table-cell>
          <table:table-cell office:value-type="float" office:value="343071" table:style-name="ce196">
            <text:p>343,071</text:p>
          </table:table-cell>
          <table:table-cell office:value-type="float" office:value="55.401882672939003" table:style-name="ce197">
            <text:p>55.4</text:p>
          </table:table-cell>
          <table:table-cell office:value-type="float" office:value="48.176697011479398" table:style-name="ce197">
            <text:p>48.2</text:p>
          </table:table-cell>
          <table:table-cell office:value-type="float" office:value="63.4026510173533" table:style-name="ce198">
            <text:p>63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01</text:p>
          </table:table-cell>
          <table:table-cell office:value-type="string" table:style-name="ce194">
            <text:p>Bolton</text:p>
          </table:table-cell>
          <table:table-cell office:value-type="float" office:value="133" table:style-name="ce195">
            <text:p>133</text:p>
          </table:table-cell>
          <table:table-cell office:value-type="float" office:value="142817" table:style-name="ce196">
            <text:p>142,817</text:p>
          </table:table-cell>
          <table:table-cell office:value-type="float" office:value="121.463137689443" table:style-name="ce197">
            <text:p>121.5</text:p>
          </table:table-cell>
          <table:table-cell office:value-type="float" office:value="101.291558451299" table:style-name="ce197">
            <text:p>101.3</text:p>
          </table:table-cell>
          <table:table-cell office:value-type="float" office:value="144.40981705829699" table:style-name="ce198">
            <text:p>144.4</text:p>
          </table:table-cell>
          <table:table-cell office:value-type="float" office:value="107" table:style-name="ce195">
            <text:p>107</text:p>
          </table:table-cell>
          <table:table-cell office:value-type="float" office:value="144733" table:style-name="ce196">
            <text:p>144,733</text:p>
          </table:table-cell>
          <table:table-cell office:value-type="float" office:value="76.387272404156704" table:style-name="ce197">
            <text:p>76.4</text:p>
          </table:table-cell>
          <table:table-cell office:value-type="float" office:value="62.570941546076099" table:style-name="ce197">
            <text:p>62.6</text:p>
          </table:table-cell>
          <table:table-cell office:value-type="float" office:value="92.340457722263807" table:style-name="ce198">
            <text:p>92.3</text:p>
          </table:table-cell>
          <table:table-cell office:value-type="float" office:value="240" table:style-name="ce195">
            <text:p>240</text:p>
          </table:table-cell>
          <table:table-cell office:value-type="float" office:value="287550" table:style-name="ce196">
            <text:p>287,550</text:p>
          </table:table-cell>
          <table:table-cell office:value-type="float" office:value="96.270205762522707" table:style-name="ce197">
            <text:p>96.3</text:p>
          </table:table-cell>
          <table:table-cell office:value-type="float" office:value="84.414859325227596" table:style-name="ce197">
            <text:p>84.4</text:p>
          </table:table-cell>
          <table:table-cell office:value-type="float" office:value="109.317522126325" table:style-name="ce198">
            <text:p>109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02</text:p>
          </table:table-cell>
          <table:table-cell office:value-type="string" table:style-name="ce194">
            <text:p>Bury</text:p>
          </table:table-cell>
          <table:table-cell office:value-type="float" office:value="81" table:style-name="ce195">
            <text:p>81</text:p>
          </table:table-cell>
          <table:table-cell office:value-type="float" office:value="93732" table:style-name="ce196">
            <text:p>93,732</text:p>
          </table:table-cell>
          <table:table-cell office:value-type="float" office:value="105.997471982501" table:style-name="ce197">
            <text:p>106.0</text:p>
          </table:table-cell>
          <table:table-cell office:value-type="float" office:value="83.834236476155894" table:style-name="ce197">
            <text:p>83.8</text:p>
          </table:table-cell>
          <table:table-cell office:value-type="float" office:value="132.14825768752399" table:style-name="ce198">
            <text:p>132.1</text:p>
          </table:table-cell>
          <table:table-cell office:value-type="float" office:value="65" table:style-name="ce195">
            <text:p>65</text:p>
          </table:table-cell>
          <table:table-cell office:value-type="float" office:value="97258" table:style-name="ce196">
            <text:p>97,258</text:p>
          </table:table-cell>
          <table:table-cell office:value-type="float" office:value="62.441679826476999" table:style-name="ce197">
            <text:p>62.4</text:p>
          </table:table-cell>
          <table:table-cell office:value-type="float" office:value="48.160908045678099" table:style-name="ce197">
            <text:p>48.2</text:p>
          </table:table-cell>
          <table:table-cell office:value-type="float" office:value="79.621884649727505" table:style-name="ce198">
            <text:p>79.6</text:p>
          </table:table-cell>
          <table:table-cell office:value-type="float" office:value="146" table:style-name="ce195">
            <text:p>146</text:p>
          </table:table-cell>
          <table:table-cell office:value-type="float" office:value="190990" table:style-name="ce196">
            <text:p>190,990</text:p>
          </table:table-cell>
          <table:table-cell office:value-type="float" office:value="82.262009026819499" table:style-name="ce197">
            <text:p>82.3</text:p>
          </table:table-cell>
          <table:table-cell office:value-type="float" office:value="69.418843376356406" table:style-name="ce197">
            <text:p>69.4</text:p>
          </table:table-cell>
          <table:table-cell office:value-type="float" office:value="96.786031123522093" table:style-name="ce198">
            <text:p>96.8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03</text:p>
          </table:table-cell>
          <table:table-cell office:value-type="string" table:style-name="ce194">
            <text:p>Manchester</text:p>
          </table:table-cell>
          <table:table-cell office:value-type="float" office:value="174" table:style-name="ce195">
            <text:p>174</text:p>
          </table:table-cell>
          <table:table-cell office:value-type="float" office:value="280396" table:style-name="ce196">
            <text:p>280,396</text:p>
          </table:table-cell>
          <table:table-cell office:value-type="float" office:value="154.39340410353199" table:style-name="ce197">
            <text:p>154.4</text:p>
          </table:table-cell>
          <table:table-cell office:value-type="float" office:value="131.58389442541699" table:style-name="ce197">
            <text:p>131.6</text:p>
          </table:table-cell>
          <table:table-cell office:value-type="float" office:value="179.92162538488199" table:style-name="ce198">
            <text:p>179.9</text:p>
          </table:table-cell>
          <table:table-cell office:value-type="float" office:value="112" table:style-name="ce195">
            <text:p>112</text:p>
          </table:table-cell>
          <table:table-cell office:value-type="float" office:value="272462" table:style-name="ce196">
            <text:p>272,462</text:p>
          </table:table-cell>
          <table:table-cell office:value-type="float" office:value="71.486519605767498" table:style-name="ce197">
            <text:p>71.5</text:p>
          </table:table-cell>
          <table:table-cell office:value-type="float" office:value="58.7314081062082" table:style-name="ce197">
            <text:p>58.7</text:p>
          </table:table-cell>
          <table:table-cell office:value-type="float" office:value="86.166309190707906" table:style-name="ce198">
            <text:p>86.2</text:p>
          </table:table-cell>
          <table:table-cell office:value-type="float" office:value="286" table:style-name="ce195">
            <text:p>286</text:p>
          </table:table-cell>
          <table:table-cell office:value-type="float" office:value="552858" table:style-name="ce196">
            <text:p>552,858</text:p>
          </table:table-cell>
          <table:table-cell office:value-type="float" office:value="105.602402118453" table:style-name="ce197">
            <text:p>105.6</text:p>
          </table:table-cell>
          <table:table-cell office:value-type="float" office:value="93.594142511651199" table:style-name="ce197">
            <text:p>93.6</text:p>
          </table:table-cell>
          <table:table-cell office:value-type="float" office:value="118.711694380899" table:style-name="ce198">
            <text:p>118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04</text:p>
          </table:table-cell>
          <table:table-cell office:value-type="string" table:style-name="ce194">
            <text:p>Oldham</text:p>
          </table:table-cell>
          <table:table-cell office:value-type="float" office:value="94" table:style-name="ce195">
            <text:p>94</text:p>
          </table:table-cell>
          <table:table-cell office:value-type="float" office:value="116994" table:style-name="ce196">
            <text:p>116,994</text:p>
          </table:table-cell>
          <table:table-cell office:value-type="float" office:value="111.242704955657" table:style-name="ce197">
            <text:p>111.2</text:p>
          </table:table-cell>
          <table:table-cell office:value-type="float" office:value="89.538535561405297" table:style-name="ce197">
            <text:p>89.5</text:p>
          </table:table-cell>
          <table:table-cell office:value-type="float" office:value="136.547683627569" table:style-name="ce198">
            <text:p>136.5</text:p>
          </table:table-cell>
          <table:table-cell office:value-type="float" office:value="78" table:style-name="ce195">
            <text:p>78</text:p>
          </table:table-cell>
          <table:table-cell office:value-type="float" office:value="120116" table:style-name="ce196">
            <text:p>120,116</text:p>
          </table:table-cell>
          <table:table-cell office:value-type="float" office:value="70.0701247361079" table:style-name="ce197">
            <text:p>70.1</text:p>
          </table:table-cell>
          <table:table-cell office:value-type="float" office:value="55.357449372016497" table:style-name="ce197">
            <text:p>55.4</text:p>
          </table:table-cell>
          <table:table-cell office:value-type="float" office:value="87.485073816951896" table:style-name="ce198">
            <text:p>87.5</text:p>
          </table:table-cell>
          <table:table-cell office:value-type="float" office:value="172" table:style-name="ce195">
            <text:p>172</text:p>
          </table:table-cell>
          <table:table-cell office:value-type="float" office:value="237110" table:style-name="ce196">
            <text:p>237,110</text:p>
          </table:table-cell>
          <table:table-cell office:value-type="float" office:value="88.776524189729699" table:style-name="ce197">
            <text:p>88.8</text:p>
          </table:table-cell>
          <table:table-cell office:value-type="float" office:value="75.960172212835005" table:style-name="ce197">
            <text:p>76.0</text:p>
          </table:table-cell>
          <table:table-cell office:value-type="float" office:value="103.12990081807401" table:style-name="ce198">
            <text:p>103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05</text:p>
          </table:table-cell>
          <table:table-cell office:value-type="string" table:style-name="ce194">
            <text:p>Rochdale</text:p>
          </table:table-cell>
          <table:table-cell office:value-type="float" office:value="92" table:style-name="ce195">
            <text:p>92</text:p>
          </table:table-cell>
          <table:table-cell office:value-type="float" office:value="109996" table:style-name="ce196">
            <text:p>109,996</text:p>
          </table:table-cell>
          <table:table-cell office:value-type="float" office:value="111.717256560045" table:style-name="ce197">
            <text:p>111.7</text:p>
          </table:table-cell>
          <table:table-cell office:value-type="float" office:value="89.673487749909199" table:style-name="ce197">
            <text:p>89.7</text:p>
          </table:table-cell>
          <table:table-cell office:value-type="float" office:value="137.46116077834" table:style-name="ce198">
            <text:p>137.5</text:p>
          </table:table-cell>
          <table:table-cell office:value-type="float" office:value="59" table:style-name="ce195">
            <text:p>59</text:p>
          </table:table-cell>
          <table:table-cell office:value-type="float" office:value="112416" table:style-name="ce196">
            <text:p>112,416</text:p>
          </table:table-cell>
          <table:table-cell office:value-type="float" office:value="55.937299055705701" table:style-name="ce197">
            <text:p>55.9</text:p>
          </table:table-cell>
          <table:table-cell office:value-type="float" office:value="42.537407484168703" table:style-name="ce197">
            <text:p>42.5</text:p>
          </table:table-cell>
          <table:table-cell office:value-type="float" office:value="72.207550219695307" table:style-name="ce198">
            <text:p>72.2</text:p>
          </table:table-cell>
          <table:table-cell office:value-type="float" office:value="151" table:style-name="ce195">
            <text:p>151</text:p>
          </table:table-cell>
          <table:table-cell office:value-type="float" office:value="222412" table:style-name="ce196">
            <text:p>222,412</text:p>
          </table:table-cell>
          <table:table-cell office:value-type="float" office:value="81.500743063299893" table:style-name="ce197">
            <text:p>81.5</text:p>
          </table:table-cell>
          <table:table-cell office:value-type="float" office:value="68.968196868279307" table:style-name="ce197">
            <text:p>69.0</text:p>
          </table:table-cell>
          <table:table-cell office:value-type="float" office:value="95.644253833849504" table:style-name="ce198">
            <text:p>95.6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06</text:p>
          </table:table-cell>
          <table:table-cell office:value-type="string" table:style-name="ce194">
            <text:p>Salford</text:p>
          </table:table-cell>
          <table:table-cell office:value-type="float" office:value="124" table:style-name="ce195">
            <text:p>124</text:p>
          </table:table-cell>
          <table:table-cell office:value-type="float" office:value="130722" table:style-name="ce196">
            <text:p>130,722</text:p>
          </table:table-cell>
          <table:table-cell office:value-type="float" office:value="145.29484761603101" table:style-name="ce197">
            <text:p>145.3</text:p>
          </table:table-cell>
          <table:table-cell office:value-type="float" office:value="120.37514278341401" table:style-name="ce197">
            <text:p>120.4</text:p>
          </table:table-cell>
          <table:table-cell office:value-type="float" office:value="173.77427472878901" table:style-name="ce198">
            <text:p>173.8</text:p>
          </table:table-cell>
          <table:table-cell office:value-type="float" office:value="102" table:style-name="ce195">
            <text:p>102</text:p>
          </table:table-cell>
          <table:table-cell office:value-type="float" office:value="128112" table:style-name="ce196">
            <text:p>128,112</text:p>
          </table:table-cell>
          <table:table-cell office:value-type="float" office:value="91.557083998857905" table:style-name="ce197">
            <text:p>91.6</text:p>
          </table:table-cell>
          <table:table-cell office:value-type="float" office:value="74.5763358409327" table:style-name="ce197">
            <text:p>74.6</text:p>
          </table:table-cell>
          <table:table-cell office:value-type="float" office:value="111.232963321486" table:style-name="ce198">
            <text:p>111.2</text:p>
          </table:table-cell>
          <table:table-cell office:value-type="float" office:value="226" table:style-name="ce195">
            <text:p>226</text:p>
          </table:table-cell>
          <table:table-cell office:value-type="float" office:value="258834" table:style-name="ce196">
            <text:p>258,834</text:p>
          </table:table-cell>
          <table:table-cell office:value-type="float" office:value="117.717620055154" table:style-name="ce197">
            <text:p>117.7</text:p>
          </table:table-cell>
          <table:table-cell office:value-type="float" office:value="102.815125870592" table:style-name="ce197">
            <text:p>102.8</text:p>
          </table:table-cell>
          <table:table-cell office:value-type="float" office:value="134.16669223527899" table:style-name="ce198">
            <text:p>134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07</text:p>
          </table:table-cell>
          <table:table-cell office:value-type="string" table:style-name="ce194">
            <text:p>Stockport</text:p>
          </table:table-cell>
          <table:table-cell office:value-type="float" office:value="124" table:style-name="ce195">
            <text:p>124</text:p>
          </table:table-cell>
          <table:table-cell office:value-type="float" office:value="143850" table:style-name="ce196">
            <text:p>143,850</text:p>
          </table:table-cell>
          <table:table-cell office:value-type="float" office:value="95.3127308745009" table:style-name="ce197">
            <text:p>95.3</text:p>
          </table:table-cell>
          <table:table-cell office:value-type="float" office:value="79.074070235309406" table:style-name="ce197">
            <text:p>79.1</text:p>
          </table:table-cell>
          <table:table-cell office:value-type="float" office:value="113.871046680769" table:style-name="ce198">
            <text:p>113.9</text:p>
          </table:table-cell>
          <table:table-cell office:value-type="float" office:value="93" table:style-name="ce195">
            <text:p>93</text:p>
          </table:table-cell>
          <table:table-cell office:value-type="float" office:value="149573" table:style-name="ce196">
            <text:p>149,573</text:p>
          </table:table-cell>
          <table:table-cell office:value-type="float" office:value="50.7602584631803" table:style-name="ce197">
            <text:p>50.8</text:p>
          </table:table-cell>
          <table:table-cell office:value-type="float" office:value="40.8691971722955" table:style-name="ce197">
            <text:p>40.9</text:p>
          </table:table-cell>
          <table:table-cell office:value-type="float" office:value="62.301848363399301" table:style-name="ce198">
            <text:p>62.3</text:p>
          </table:table-cell>
          <table:table-cell office:value-type="float" office:value="217" table:style-name="ce195">
            <text:p>217</text:p>
          </table:table-cell>
          <table:table-cell office:value-type="float" office:value="293423" table:style-name="ce196">
            <text:p>293,423</text:p>
          </table:table-cell>
          <table:table-cell office:value-type="float" office:value="69.250442925576706" table:style-name="ce197">
            <text:p>69.3</text:p>
          </table:table-cell>
          <table:table-cell office:value-type="float" office:value="60.306657115826503" table:style-name="ce197">
            <text:p>60.3</text:p>
          </table:table-cell>
          <table:table-cell office:value-type="float" office:value="79.142540879809602" table:style-name="ce198">
            <text:p>79.1</text:p>
          </table:table-cell>
          <table:table-cell table:number-columns-repeated="2" table:style-name="ce190"/>
          <table:table-cell table:number-columns-repeated="16363"/>
        </table:table-row>
        <table:table-row table:style-name="ro20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08</text:p>
          </table:table-cell>
          <table:table-cell office:value-type="string" table:style-name="ce194">
            <text:p>Tameside</text:p>
          </table:table-cell>
          <table:table-cell office:value-type="float" office:value="100" table:style-name="ce195">
            <text:p>100</text:p>
          </table:table-cell>
          <table:table-cell office:value-type="float" office:value="111630" table:style-name="ce196">
            <text:p>111,630</text:p>
          </table:table-cell>
          <table:table-cell office:value-type="float" office:value="120.963114530434" table:style-name="ce197">
            <text:p>121.0</text:p>
          </table:table-cell>
          <table:table-cell office:value-type="float" office:value="97.180900849308401" table:style-name="ce197">
            <text:p>97.2</text:p>
          </table:table-cell>
          <table:table-cell office:value-type="float" office:value="148.56066492591" table:style-name="ce198">
            <text:p>148.6</text:p>
          </table:table-cell>
          <table:table-cell office:value-type="float" office:value="70" table:style-name="ce195">
            <text:p>70</text:p>
          </table:table-cell>
          <table:table-cell office:value-type="float" office:value="114863" table:style-name="ce196">
            <text:p>114,863</text:p>
          </table:table-cell>
          <table:table-cell office:value-type="float" office:value="63.268818333804496" table:style-name="ce197">
            <text:p>63.3</text:p>
          </table:table-cell>
          <table:table-cell office:value-type="float" office:value="49.261573042598897" table:style-name="ce197">
            <text:p>49.3</text:p>
          </table:table-cell>
          <table:table-cell office:value-type="float" office:value="80.006165684952805" table:style-name="ce198">
            <text:p>80.0</text:p>
          </table:table-cell>
          <table:table-cell office:value-type="float" office:value="170" table:style-name="ce195">
            <text:p>170</text:p>
          </table:table-cell>
          <table:table-cell office:value-type="float" office:value="226493" table:style-name="ce196">
            <text:p>226,493</text:p>
          </table:table-cell>
          <table:table-cell office:value-type="float" office:value="86.955952304077698" table:style-name="ce197">
            <text:p>87.0</text:p>
          </table:table-cell>
          <table:table-cell office:value-type="float" office:value="74.228014645800698" table:style-name="ce197">
            <text:p>74.2</text:p>
          </table:table-cell>
          <table:table-cell office:value-type="float" office:value="101.219835549759" table:style-name="ce198">
            <text:p>101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09</text:p>
          </table:table-cell>
          <table:table-cell office:value-type="string" table:style-name="ce194">
            <text:p>Trafford</text:p>
          </table:table-cell>
          <table:table-cell office:value-type="float" office:value="78" table:style-name="ce195">
            <text:p>78</text:p>
          </table:table-cell>
          <table:table-cell office:value-type="float" office:value="116078" table:style-name="ce196">
            <text:p>116,078</text:p>
          </table:table-cell>
          <table:table-cell office:value-type="float" office:value="82.144273078941197" table:style-name="ce197">
            <text:p>82.1</text:p>
          </table:table-cell>
          <table:table-cell office:value-type="float" office:value="64.790308483859107" table:style-name="ce197">
            <text:p>64.8</text:p>
          </table:table-cell>
          <table:table-cell office:value-type="float" office:value="102.685636379306" table:style-name="ce198">
            <text:p>102.7</text:p>
          </table:table-cell>
          <table:table-cell office:value-type="float" office:value="71" table:style-name="ce195">
            <text:p>71</text:p>
          </table:table-cell>
          <table:table-cell office:value-type="float" office:value="121276" table:style-name="ce196">
            <text:p>121,276</text:p>
          </table:table-cell>
          <table:table-cell office:value-type="float" office:value="53.437032683661798" table:style-name="ce197">
            <text:p>53.4</text:p>
          </table:table-cell>
          <table:table-cell office:value-type="float" office:value="41.567564545807599" table:style-name="ce197">
            <text:p>41.6</text:p>
          </table:table-cell>
          <table:table-cell office:value-type="float" office:value="67.601961258561403" table:style-name="ce198">
            <text:p>67.6</text:p>
          </table:table-cell>
          <table:table-cell office:value-type="float" office:value="149" table:style-name="ce195">
            <text:p>149</text:p>
          </table:table-cell>
          <table:table-cell office:value-type="float" office:value="237354" table:style-name="ce196">
            <text:p>237,354</text:p>
          </table:table-cell>
          <table:table-cell office:value-type="float" office:value="64.419356843017297" table:style-name="ce197">
            <text:p>64.4</text:p>
          </table:table-cell>
          <table:table-cell office:value-type="float" office:value="54.432957369602001" table:style-name="ce197">
            <text:p>54.4</text:p>
          </table:table-cell>
          <table:table-cell office:value-type="float" office:value="75.698605433529806" table:style-name="ce198">
            <text:p>75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10</text:p>
          </table:table-cell>
          <table:table-cell office:value-type="string" table:style-name="ce194">
            <text:p>Wigan</text:p>
          </table:table-cell>
          <table:table-cell office:value-type="float" office:value="149" table:style-name="ce195">
            <text:p>149</text:p>
          </table:table-cell>
          <table:table-cell office:value-type="float" office:value="163978" table:style-name="ce196">
            <text:p>163,978</text:p>
          </table:table-cell>
          <table:table-cell office:value-type="float" office:value="115.01488574707" table:style-name="ce197">
            <text:p>115.0</text:p>
          </table:table-cell>
          <table:table-cell office:value-type="float" office:value="96.389864464142903" table:style-name="ce197">
            <text:p>96.4</text:p>
          </table:table-cell>
          <table:table-cell office:value-type="float" office:value="136.05112063963199" table:style-name="ce198">
            <text:p>136.1</text:p>
          </table:table-cell>
          <table:table-cell office:value-type="float" office:value="96" table:style-name="ce195">
            <text:p>96</text:p>
          </table:table-cell>
          <table:table-cell office:value-type="float" office:value="164684" table:style-name="ce196">
            <text:p>164,684</text:p>
          </table:table-cell>
          <table:table-cell office:value-type="float" office:value="58.326057467789099" table:style-name="ce197">
            <text:p>58.3</text:p>
          </table:table-cell>
          <table:table-cell office:value-type="float" office:value="47.207184536663199" table:style-name="ce197">
            <text:p>47.2</text:p>
          </table:table-cell>
          <table:table-cell office:value-type="float" office:value="71.2686329538124" table:style-name="ce198">
            <text:p>71.3</text:p>
          </table:table-cell>
          <table:table-cell office:value-type="float" office:value="245" table:style-name="ce195">
            <text:p>245</text:p>
          </table:table-cell>
          <table:table-cell office:value-type="float" office:value="328662" table:style-name="ce196">
            <text:p>328,662</text:p>
          </table:table-cell>
          <table:table-cell office:value-type="float" office:value="82.860258504831506" table:style-name="ce197">
            <text:p>82.9</text:p>
          </table:table-cell>
          <table:table-cell office:value-type="float" office:value="72.666891427143796" table:style-name="ce197">
            <text:p>72.7</text:p>
          </table:table-cell>
          <table:table-cell office:value-type="float" office:value="94.067426090294305" table:style-name="ce198">
            <text:p>94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11</text:p>
          </table:table-cell>
          <table:table-cell office:value-type="string" table:style-name="ce194">
            <text:p>Knowsley</text:p>
          </table:table-cell>
          <table:table-cell office:value-type="float" office:value="59" table:style-name="ce195">
            <text:p>59</text:p>
          </table:table-cell>
          <table:table-cell office:value-type="float" office:value="71717" table:style-name="ce196">
            <text:p>71,717</text:p>
          </table:table-cell>
          <table:table-cell office:value-type="float" office:value="106.20131684721299" table:style-name="ce197">
            <text:p>106.2</text:p>
          </table:table-cell>
          <table:table-cell office:value-type="float" office:value="80.209653309265804" table:style-name="ce197">
            <text:p>80.2</text:p>
          </table:table-cell>
          <table:table-cell office:value-type="float" office:value="137.76059414991801" table:style-name="ce198">
            <text:p>137.8</text:p>
          </table:table-cell>
          <table:table-cell office:value-type="float" office:value="57" table:style-name="ce195">
            <text:p>57</text:p>
          </table:table-cell>
          <table:table-cell office:value-type="float" office:value="79145" table:style-name="ce196">
            <text:p>79,145</text:p>
          </table:table-cell>
          <table:table-cell office:value-type="float" office:value="72.377882055075105" table:style-name="ce197">
            <text:p>72.4</text:p>
          </table:table-cell>
          <table:table-cell office:value-type="float" office:value="54.604606264297402" table:style-name="ce197">
            <text:p>54.6</text:p>
          </table:table-cell>
          <table:table-cell office:value-type="float" office:value="94.031919076485394" table:style-name="ce198">
            <text:p>94.0</text:p>
          </table:table-cell>
          <table:table-cell office:value-type="float" office:value="116" table:style-name="ce195">
            <text:p>116</text:p>
          </table:table-cell>
          <table:table-cell office:value-type="float" office:value="150862" table:style-name="ce196">
            <text:p>150,862</text:p>
          </table:table-cell>
          <table:table-cell office:value-type="float" office:value="85.998414564506803" table:style-name="ce197">
            <text:p>86.0</text:p>
          </table:table-cell>
          <table:table-cell office:value-type="float" office:value="70.930688064076904" table:style-name="ce197">
            <text:p>70.9</text:p>
          </table:table-cell>
          <table:table-cell office:value-type="float" office:value="103.29717389278601" table:style-name="ce198">
            <text:p>103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12</text:p>
          </table:table-cell>
          <table:table-cell office:value-type="string" table:style-name="ce194">
            <text:p>Liverpool</text:p>
          </table:table-cell>
          <table:table-cell office:value-type="float" office:value="203" table:style-name="ce195">
            <text:p>203</text:p>
          </table:table-cell>
          <table:table-cell office:value-type="float" office:value="248708" table:style-name="ce196">
            <text:p>248,708</text:p>
          </table:table-cell>
          <table:table-cell office:value-type="float" office:value="120.227103614264" table:style-name="ce197">
            <text:p>120.2</text:p>
          </table:table-cell>
          <table:table-cell office:value-type="float" office:value="103.86383159789401" table:style-name="ce197">
            <text:p>103.9</text:p>
          </table:table-cell>
          <table:table-cell office:value-type="float" office:value="138.387643342426" table:style-name="ce198">
            <text:p>138.4</text:p>
          </table:table-cell>
          <table:table-cell office:value-type="float" office:value="131" table:style-name="ce195">
            <text:p>131</text:p>
          </table:table-cell>
          <table:table-cell office:value-type="float" office:value="249334" table:style-name="ce196">
            <text:p>249,334</text:p>
          </table:table-cell>
          <table:table-cell office:value-type="float" office:value="60.085838046827902" table:style-name="ce197">
            <text:p>60.1</text:p>
          </table:table-cell>
          <table:table-cell office:value-type="float" office:value="50.161235647557497" table:style-name="ce197">
            <text:p>50.2</text:p>
          </table:table-cell>
          <table:table-cell office:value-type="float" office:value="71.386954883480399" table:style-name="ce198">
            <text:p>71.4</text:p>
          </table:table-cell>
          <table:table-cell office:value-type="float" office:value="334" table:style-name="ce195">
            <text:p>334</text:p>
          </table:table-cell>
          <table:table-cell office:value-type="float" office:value="498042" table:style-name="ce196">
            <text:p>498,042</text:p>
          </table:table-cell>
          <table:table-cell office:value-type="float" office:value="86.963005798018301" table:style-name="ce197">
            <text:p>87.0</text:p>
          </table:table-cell>
          <table:table-cell office:value-type="float" office:value="77.8110243769313" table:style-name="ce197">
            <text:p>77.8</text:p>
          </table:table-cell>
          <table:table-cell office:value-type="float" office:value="96.888655987443897" table:style-name="ce198">
            <text:p>96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13</text:p>
          </table:table-cell>
          <table:table-cell office:value-type="string" table:style-name="ce194">
            <text:p>St. Helens</text:p>
          </table:table-cell>
          <table:table-cell office:value-type="float" office:value="79" table:style-name="ce195">
            <text:p>79</text:p>
          </table:table-cell>
          <table:table-cell office:value-type="float" office:value="89003" table:style-name="ce196">
            <text:p>89,003</text:p>
          </table:table-cell>
          <table:table-cell office:value-type="float" office:value="99.933814993257499" table:style-name="ce197">
            <text:p>99.9</text:p>
          </table:table-cell>
          <table:table-cell office:value-type="float" office:value="77.917313044581107" table:style-name="ce197">
            <text:p>77.9</text:p>
          </table:table-cell>
          <table:table-cell office:value-type="float" office:value="125.96599022565699" table:style-name="ce198">
            <text:p>126.0</text:p>
          </table:table-cell>
          <table:table-cell office:value-type="float" office:value="49" table:style-name="ce195">
            <text:p>49</text:p>
          </table:table-cell>
          <table:table-cell office:value-type="float" office:value="91582" table:style-name="ce196">
            <text:p>91,582</text:p>
          </table:table-cell>
          <table:table-cell office:value-type="float" office:value="47.164212687274997" table:style-name="ce197">
            <text:p>47.2</text:p>
          </table:table-cell>
          <table:table-cell office:value-type="float" office:value="34.834305501998003" table:style-name="ce197">
            <text:p>34.8</text:p>
          </table:table-cell>
          <table:table-cell office:value-type="float" office:value="62.423307707575901" table:style-name="ce198">
            <text:p>62.4</text:p>
          </table:table-cell>
          <table:table-cell office:value-type="float" office:value="128" table:style-name="ce195">
            <text:p>128</text:p>
          </table:table-cell>
          <table:table-cell office:value-type="float" office:value="180585" table:style-name="ce196">
            <text:p>180,585</text:p>
          </table:table-cell>
          <table:table-cell office:value-type="float" office:value="69.985100826265096" table:style-name="ce197">
            <text:p>70.0</text:p>
          </table:table-cell>
          <table:table-cell office:value-type="float" office:value="58.2278673905885" table:style-name="ce197">
            <text:p>58.2</text:p>
          </table:table-cell>
          <table:table-cell office:value-type="float" office:value="83.393429145094899" table:style-name="ce198">
            <text:p>83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14</text:p>
          </table:table-cell>
          <table:table-cell office:value-type="string" table:style-name="ce194">
            <text:p>Sefton</text:p>
          </table:table-cell>
          <table:table-cell office:value-type="float" office:value="110" table:style-name="ce195">
            <text:p>110</text:p>
          </table:table-cell>
          <table:table-cell office:value-type="float" office:value="133083" table:style-name="ce196">
            <text:p>133,083</text:p>
          </table:table-cell>
          <table:table-cell office:value-type="float" office:value="79.220650748629694" table:style-name="ce197">
            <text:p>79.2</text:p>
          </table:table-cell>
          <table:table-cell office:value-type="float" office:value="64.869037709263694" table:style-name="ce197">
            <text:p>64.9</text:p>
          </table:table-cell>
          <table:table-cell office:value-type="float" office:value="95.759004120783004" table:style-name="ce198">
            <text:p>95.8</text:p>
          </table:table-cell>
          <table:table-cell office:value-type="float" office:value="75" table:style-name="ce195">
            <text:p>75</text:p>
          </table:table-cell>
          <table:table-cell office:value-type="float" office:value="143327" table:style-name="ce196">
            <text:p>143,327</text:p>
          </table:table-cell>
          <table:table-cell office:value-type="float" office:value="36.556640019831903" table:style-name="ce197">
            <text:p>36.6</text:p>
          </table:table-cell>
          <table:table-cell office:value-type="float" office:value="28.5654499331559" table:style-name="ce197">
            <text:p>28.6</text:p>
          </table:table-cell>
          <table:table-cell office:value-type="float" office:value="46.0474503933658" table:style-name="ce198">
            <text:p>46.0</text:p>
          </table:table-cell>
          <table:table-cell office:value-type="float" office:value="185" table:style-name="ce195">
            <text:p>185</text:p>
          </table:table-cell>
          <table:table-cell office:value-type="float" office:value="276410" table:style-name="ce196">
            <text:p>276,410</text:p>
          </table:table-cell>
          <table:table-cell office:value-type="float" office:value="53.358840592903697" table:style-name="ce197">
            <text:p>53.4</text:p>
          </table:table-cell>
          <table:table-cell office:value-type="float" office:value="45.874517281847297" table:style-name="ce197">
            <text:p>45.9</text:p>
          </table:table-cell>
          <table:table-cell office:value-type="float" office:value="61.706662704367503" table:style-name="ce198">
            <text:p>61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08000015</text:p>
          </table:table-cell>
          <table:table-cell office:value-type="string" table:style-name="ce194">
            <text:p>Wirral</text:p>
          </table:table-cell>
          <table:table-cell office:value-type="float" office:value="140" table:style-name="ce195">
            <text:p>140</text:p>
          </table:table-cell>
          <table:table-cell office:value-type="float" office:value="156939" table:style-name="ce196">
            <text:p>156,939</text:p>
          </table:table-cell>
          <table:table-cell office:value-type="float" office:value="90.836824930388602" table:style-name="ce197">
            <text:p>90.8</text:p>
          </table:table-cell>
          <table:table-cell office:value-type="float" office:value="76.272645102872303" table:style-name="ce197">
            <text:p>76.3</text:p>
          </table:table-cell>
          <table:table-cell office:value-type="float" office:value="107.35036419037399" table:style-name="ce198">
            <text:p>107.4</text:p>
          </table:table-cell>
          <table:table-cell office:value-type="float" office:value="101" table:style-name="ce195">
            <text:p>101</text:p>
          </table:table-cell>
          <table:table-cell office:value-type="float" office:value="167072" table:style-name="ce196">
            <text:p>167,072</text:p>
          </table:table-cell>
          <table:table-cell office:value-type="float" office:value="47.106210287337802" table:style-name="ce197">
            <text:p>47.1</text:p>
          </table:table-cell>
          <table:table-cell office:value-type="float" office:value="38.261879894812203" table:style-name="ce197">
            <text:p>38.3</text:p>
          </table:table-cell>
          <table:table-cell office:value-type="float" office:value="57.361793489095099" table:style-name="ce198">
            <text:p>57.4</text:p>
          </table:table-cell>
          <table:table-cell office:value-type="float" office:value="241" table:style-name="ce195">
            <text:p>241</text:p>
          </table:table-cell>
          <table:table-cell office:value-type="float" office:value="324011" table:style-name="ce196">
            <text:p>324,011</text:p>
          </table:table-cell>
          <table:table-cell office:value-type="float" office:value="65.476824144596605" table:style-name="ce197">
            <text:p>65.5</text:p>
          </table:table-cell>
          <table:table-cell office:value-type="float" office:value="57.437887437648101" table:style-name="ce197">
            <text:p>57.4</text:p>
          </table:table-cell>
          <table:table-cell office:value-type="float" office:value="74.322249769913398" table:style-name="ce198">
            <text:p>74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2</text:p>
          </table:table-cell>
          <table:table-cell office:value-type="string" table:style-name="ce192">
            <text:p>North West</text:p>
          </table:table-cell>
          <table:table-cell office:value-type="string" table:style-name="ce193">
            <text:p>E10000006</text:p>
          </table:table-cell>
          <table:table-cell office:value-type="string" table:style-name="ce194">
            <text:p>Cumbria</text:p>
          </table:table-cell>
          <table:table-cell office:value-type="float" office:value="188" table:style-name="ce195">
            <text:p>188</text:p>
          </table:table-cell>
          <table:table-cell office:value-type="float" office:value="246456" table:style-name="ce196">
            <text:p>246,456</text:p>
          </table:table-cell>
          <table:table-cell office:value-type="float" office:value="70.080023029258797" table:style-name="ce197">
            <text:p>70.1</text:p>
          </table:table-cell>
          <table:table-cell office:value-type="float" office:value="60.203657887999803" table:style-name="ce197">
            <text:p>60.2</text:p>
          </table:table-cell>
          <table:table-cell office:value-type="float" office:value="81.086185488246301" table:style-name="ce198">
            <text:p>81.1</text:p>
          </table:table-cell>
          <table:table-cell office:value-type="float" office:value="138" table:style-name="ce195">
            <text:p>138</text:p>
          </table:table-cell>
          <table:table-cell office:value-type="float" office:value="253556" table:style-name="ce196">
            <text:p>253,556</text:p>
          </table:table-cell>
          <table:table-cell office:value-type="float" office:value="38.555757625775399" table:style-name="ce197">
            <text:p>38.6</text:p>
          </table:table-cell>
          <table:table-cell office:value-type="float" office:value="32.325895333515902" table:style-name="ce197">
            <text:p>32.3</text:p>
          </table:table-cell>
          <table:table-cell office:value-type="float" office:value="45.625910799228002" table:style-name="ce198">
            <text:p>45.6</text:p>
          </table:table-cell>
          <table:table-cell office:value-type="float" office:value="326" table:style-name="ce195">
            <text:p>326</text:p>
          </table:table-cell>
          <table:table-cell office:value-type="float" office:value="500012" table:style-name="ce196">
            <text:p>500,012</text:p>
          </table:table-cell>
          <table:table-cell office:value-type="float" office:value="51.8627165568954" table:style-name="ce197">
            <text:p>51.9</text:p>
          </table:table-cell>
          <table:table-cell office:value-type="float" office:value="46.366721860186402" table:style-name="ce197">
            <text:p>46.4</text:p>
          </table:table-cell>
          <table:table-cell office:value-type="float" office:value="57.829245234323402" table:style-name="ce198">
            <text:p>57.8</text:p>
          </table:table-cell>
          <table:table-cell table:number-columns-repeated="2" table:style-name="ce190"/>
          <table:table-cell table:number-columns-repeated="16363"/>
        </table:table-row>
        <table:table-row table:style-name="ro13">
          <table:table-cell office:value-type="string" table:style-name="ce199">
            <text:p>E12000002</text:p>
          </table:table-cell>
          <table:table-cell office:value-type="string" table:style-name="ce200">
            <text:p>North West</text:p>
          </table:table-cell>
          <table:table-cell office:value-type="string" table:style-name="ce201">
            <text:p>E10000017</text:p>
          </table:table-cell>
          <table:table-cell office:value-type="string" table:style-name="ce202">
            <text:p>Lancashire</text:p>
          </table:table-cell>
          <table:table-cell office:value-type="float" office:value="342" table:style-name="ce203">
            <text:p>342</text:p>
          </table:table-cell>
          <table:table-cell office:value-type="float" office:value="602535" table:style-name="ce204">
            <text:p>602,535</text:p>
          </table:table-cell>
          <table:table-cell office:value-type="float" office:value="63.872657033826698" table:style-name="ce205">
            <text:p>63.9</text:p>
          </table:table-cell>
          <table:table-cell office:value-type="float" office:value="57.113947628400503" table:style-name="ce205">
            <text:p>57.1</text:p>
          </table:table-cell>
          <table:table-cell office:value-type="float" office:value="71.195695062816" table:style-name="ce206">
            <text:p>71.2</text:p>
          </table:table-cell>
          <table:table-cell office:value-type="float" office:value="210" table:style-name="ce203">
            <text:p>210</text:p>
          </table:table-cell>
          <table:table-cell office:value-type="float" office:value="617264" table:style-name="ce204">
            <text:p>617,264</text:p>
          </table:table-cell>
          <table:table-cell office:value-type="float" office:value="28.480934357014" table:style-name="ce205">
            <text:p>28.5</text:p>
          </table:table-cell>
          <table:table-cell office:value-type="float" office:value="24.738910062750499" table:style-name="ce205">
            <text:p>24.7</text:p>
          </table:table-cell>
          <table:table-cell office:value-type="float" office:value="32.626661435424197" table:style-name="ce206">
            <text:p>32.6</text:p>
          </table:table-cell>
          <table:table-cell office:value-type="float" office:value="552" table:style-name="ce203">
            <text:p>552</text:p>
          </table:table-cell>
          <table:table-cell office:value-type="float" office:value="1219799" table:style-name="ce204">
            <text:p>1,219,799</text:p>
          </table:table-cell>
          <table:table-cell office:value-type="float" office:value="43.073865047979901" table:style-name="ce205">
            <text:p>43.1</text:p>
          </table:table-cell>
          <table:table-cell office:value-type="float" office:value="39.544207770332001" table:style-name="ce205">
            <text:p>39.5</text:p>
          </table:table-cell>
          <table:table-cell office:value-type="float" office:value="46.833297694031501" table:style-name="ce206">
            <text:p>46.8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82">
            <text:p>E12000003</text:p>
          </table:table-cell>
          <table:table-cell office:value-type="string" table:style-name="ce183">
            <text:p>Yorkshire and The Humber</text:p>
          </table:table-cell>
          <table:table-cell office:value-type="string" table:style-name="ce184">
            <text:p>E06000010</text:p>
          </table:table-cell>
          <table:table-cell office:value-type="string" table:style-name="ce185">
            <text:p>Kingston upon Hull, City of</text:p>
          </table:table-cell>
          <table:table-cell office:value-type="float" office:value="62" table:style-name="ce186">
            <text:p>62</text:p>
          </table:table-cell>
          <table:table-cell office:value-type="float" office:value="131062" table:style-name="ce187">
            <text:p>131,062</text:p>
          </table:table-cell>
          <table:table-cell office:value-type="float" office:value="76.987408061303398" table:style-name="ce188">
            <text:p>77.0</text:p>
          </table:table-cell>
          <table:table-cell office:value-type="float" office:value="58.171638469695701" table:style-name="ce188">
            <text:p>58.2</text:p>
          </table:table-cell>
          <table:table-cell office:value-type="float" office:value="99.724429155903493" table:style-name="ce189">
            <text:p>99.7</text:p>
          </table:table-cell>
          <table:table-cell office:value-type="float" office:value="36" table:style-name="ce186">
            <text:p>36</text:p>
          </table:table-cell>
          <table:table-cell office:value-type="float" office:value="128716" table:style-name="ce187">
            <text:p>128,716</text:p>
          </table:table-cell>
          <table:table-cell office:value-type="float" office:value="33.1733265138229" table:style-name="ce188">
            <text:p>33.2</text:p>
          </table:table-cell>
          <table:table-cell office:value-type="float" office:value="23.159622317887099" table:style-name="ce188">
            <text:p>23.2</text:p>
          </table:table-cell>
          <table:table-cell office:value-type="float" office:value="46.018732933928298" table:style-name="ce189">
            <text:p>46.0</text:p>
          </table:table-cell>
          <table:table-cell office:value-type="float" office:value="98" table:style-name="ce186">
            <text:p>98</text:p>
          </table:table-cell>
          <table:table-cell office:value-type="float" office:value="259778" table:style-name="ce187">
            <text:p>259,778</text:p>
          </table:table-cell>
          <table:table-cell office:value-type="float" office:value="50.508477519282799" table:style-name="ce188">
            <text:p>50.5</text:p>
          </table:table-cell>
          <table:table-cell office:value-type="float" office:value="40.8888408569996" table:style-name="ce188">
            <text:p>40.9</text:p>
          </table:table-cell>
          <table:table-cell office:value-type="float" office:value="61.688365641338301" table:style-name="ce189">
            <text:p>61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6000011</text:p>
          </table:table-cell>
          <table:table-cell office:value-type="string" table:style-name="ce194">
            <text:p>East Riding of Yorkshire</text:p>
          </table:table-cell>
          <table:table-cell office:value-type="float" office:value="97" table:style-name="ce195">
            <text:p>97</text:p>
          </table:table-cell>
          <table:table-cell office:value-type="float" office:value="167258" table:style-name="ce196">
            <text:p>167,258</text:p>
          </table:table-cell>
          <table:table-cell office:value-type="float" office:value="55.5461329696357" table:style-name="ce197">
            <text:p>55.5</text:p>
          </table:table-cell>
          <table:table-cell office:value-type="float" office:value="44.638637022014002" table:style-name="ce197">
            <text:p>44.6</text:p>
          </table:table-cell>
          <table:table-cell office:value-type="float" office:value="68.232631700414998" table:style-name="ce198">
            <text:p>68.2</text:p>
          </table:table-cell>
          <table:table-cell office:value-type="float" office:value="56" table:style-name="ce195">
            <text:p>56</text:p>
          </table:table-cell>
          <table:table-cell office:value-type="float" office:value="173915" table:style-name="ce196">
            <text:p>173,915</text:p>
          </table:table-cell>
          <table:table-cell office:value-type="float" office:value="21.514847218709399" table:style-name="ce197">
            <text:p>21.5</text:p>
          </table:table-cell>
          <table:table-cell office:value-type="float" office:value="16.211860768473599" table:style-name="ce197">
            <text:p>16.2</text:p>
          </table:table-cell>
          <table:table-cell office:value-type="float" office:value="27.987179346084702" table:style-name="ce198">
            <text:p>28.0</text:p>
          </table:table-cell>
          <table:table-cell office:value-type="float" office:value="153" table:style-name="ce195">
            <text:p>153</text:p>
          </table:table-cell>
          <table:table-cell office:value-type="float" office:value="341173" table:style-name="ce196">
            <text:p>341,173</text:p>
          </table:table-cell>
          <table:table-cell office:value-type="float" office:value="35.213101965996202" table:style-name="ce197">
            <text:p>35.2</text:p>
          </table:table-cell>
          <table:table-cell office:value-type="float" office:value="29.806418749094" table:style-name="ce197">
            <text:p>29.8</text:p>
          </table:table-cell>
          <table:table-cell office:value-type="float" office:value="41.3099095424542" table:style-name="ce198">
            <text:p>41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6000012</text:p>
          </table:table-cell>
          <table:table-cell office:value-type="string" table:style-name="ce194">
            <text:p>North East Lincolnshire</text:p>
          </table:table-cell>
          <table:table-cell office:value-type="float" office:value="19" table:style-name="ce195">
            <text:p>19</text:p>
          </table:table-cell>
          <table:table-cell office:value-type="float" office:value="78256" table:style-name="ce196">
            <text:p>78,256</text:p>
          </table:table-cell>
          <table:table-cell office:value-type="float" office:value="26.678913722570801" table:style-name="ce197">
            <text:p>26.7</text:p>
          </table:table-cell>
          <table:table-cell office:value-type="float" office:value="15.8409299135613" table:style-name="ce197">
            <text:p>15.8</text:p>
          </table:table-cell>
          <table:table-cell office:value-type="float" office:value="41.966571504405302" table:style-name="ce198">
            <text:p>42.0</text:p>
          </table:table-cell>
          <table:table-cell office:value-type="float" office:value="12" table:style-name="ce195">
            <text:p>12</text:p>
          </table:table-cell>
          <table:table-cell office:value-type="float" office:value="81307" table:style-name="ce196">
            <text:p>81,307</text:p>
          </table:table-cell>
          <table:table-cell office:value-type="float" office:value="12.363659617899399" table:style-name="ce197">
            <text:p>12.4</text:p>
          </table:table-cell>
          <table:table-cell office:value-type="float" office:value="6.2617122656508704" table:style-name="ce197">
            <text:p>6.3</text:p>
          </table:table-cell>
          <table:table-cell office:value-type="float" office:value="21.782583355100201" table:style-name="ce198">
            <text:p>21.8</text:p>
          </table:table-cell>
          <table:table-cell office:value-type="float" office:value="31" table:style-name="ce195">
            <text:p>31</text:p>
          </table:table-cell>
          <table:table-cell office:value-type="float" office:value="159563" table:style-name="ce196">
            <text:p>159,563</text:p>
          </table:table-cell>
          <table:table-cell office:value-type="float" office:value="17.8998575719536" table:style-name="ce197">
            <text:p>17.9</text:p>
          </table:table-cell>
          <table:table-cell office:value-type="float" office:value="12.1275202475868" table:style-name="ce197">
            <text:p>12.1</text:p>
          </table:table-cell>
          <table:table-cell office:value-type="float" office:value="25.450588573274" table:style-name="ce198">
            <text:p>25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6000013</text:p>
          </table:table-cell>
          <table:table-cell office:value-type="string" table:style-name="ce194">
            <text:p>North Lincolnshire</text:p>
          </table:table-cell>
          <table:table-cell office:value-type="float" office:value="38" table:style-name="ce195">
            <text:p>38</text:p>
          </table:table-cell>
          <table:table-cell office:value-type="float" office:value="85242" table:style-name="ce196">
            <text:p>85,242</text:p>
          </table:table-cell>
          <table:table-cell office:value-type="float" office:value="49.626717344038802" table:style-name="ce197">
            <text:p>49.6</text:p>
          </table:table-cell>
          <table:table-cell office:value-type="float" office:value="34.612030962242798" table:style-name="ce197">
            <text:p>34.6</text:p>
          </table:table-cell>
          <table:table-cell office:value-type="float" office:value="68.758566672887596" table:style-name="ce198">
            <text:p>68.8</text:p>
          </table:table-cell>
          <table:table-cell office:value-type="float" office:value="22" table:style-name="ce195">
            <text:p>22</text:p>
          </table:table-cell>
          <table:table-cell office:value-type="float" office:value="87050" table:style-name="ce196">
            <text:p>87,050</text:p>
          </table:table-cell>
          <table:table-cell office:value-type="float" office:value="20.1032657471984" table:style-name="ce197">
            <text:p>20.1</text:p>
          </table:table-cell>
          <table:table-cell office:value-type="float" office:value="12.5631926121267" table:style-name="ce197">
            <text:p>12.6</text:p>
          </table:table-cell>
          <table:table-cell office:value-type="float" office:value="30.480689989618899" table:style-name="ce198">
            <text:p>30.5</text:p>
          </table:table-cell>
          <table:table-cell office:value-type="float" office:value="60" table:style-name="ce195">
            <text:p>60</text:p>
          </table:table-cell>
          <table:table-cell office:value-type="float" office:value="172292" table:style-name="ce196">
            <text:p>172,292</text:p>
          </table:table-cell>
          <table:table-cell office:value-type="float" office:value="32.535748471465801" table:style-name="ce197">
            <text:p>32.5</text:p>
          </table:table-cell>
          <table:table-cell office:value-type="float" office:value="24.808567067410301" table:style-name="ce197">
            <text:p>24.8</text:p>
          </table:table-cell>
          <table:table-cell office:value-type="float" office:value="41.9027993287756" table:style-name="ce198">
            <text:p>41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6000014</text:p>
          </table:table-cell>
          <table:table-cell office:value-type="string" table:style-name="ce194">
            <text:p>York</text:p>
          </table:table-cell>
          <table:table-cell office:value-type="float" office:value="39" table:style-name="ce195">
            <text:p>39</text:p>
          </table:table-cell>
          <table:table-cell office:value-type="float" office:value="103212" table:style-name="ce196">
            <text:p>103,212</text:p>
          </table:table-cell>
          <table:table-cell office:value-type="float" office:value="47.389831307326901" table:style-name="ce197">
            <text:p>47.4</text:p>
          </table:table-cell>
          <table:table-cell office:value-type="float" office:value="33.563378657341303" table:style-name="ce197">
            <text:p>33.6</text:p>
          </table:table-cell>
          <table:table-cell office:value-type="float" office:value="64.952093213259204" table:style-name="ce198">
            <text:p>65.0</text:p>
          </table:table-cell>
          <table:table-cell office:value-type="float" office:value="37" table:style-name="ce195">
            <text:p>37</text:p>
          </table:table-cell>
          <table:table-cell office:value-type="float" office:value="107406" table:style-name="ce196">
            <text:p>107,406</text:p>
          </table:table-cell>
          <table:table-cell office:value-type="float" office:value="29.968845274345998" table:style-name="ce197">
            <text:p>30.0</text:p>
          </table:table-cell>
          <table:table-cell office:value-type="float" office:value="20.9769060213894" table:style-name="ce197">
            <text:p>21.0</text:p>
          </table:table-cell>
          <table:table-cell office:value-type="float" office:value="41.464152261529001" table:style-name="ce198">
            <text:p>41.5</text:p>
          </table:table-cell>
          <table:table-cell office:value-type="float" office:value="76" table:style-name="ce195">
            <text:p>76</text:p>
          </table:table-cell>
          <table:table-cell office:value-type="float" office:value="210618" table:style-name="ce196">
            <text:p>210,618</text:p>
          </table:table-cell>
          <table:table-cell office:value-type="float" office:value="36.793240565596598" table:style-name="ce197">
            <text:p>36.8</text:p>
          </table:table-cell>
          <table:table-cell office:value-type="float" office:value="28.9494645603728" table:style-name="ce197">
            <text:p>28.9</text:p>
          </table:table-cell>
          <table:table-cell office:value-type="float" office:value="46.098324160577299" table:style-name="ce198">
            <text:p>46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8000016</text:p>
          </table:table-cell>
          <table:table-cell office:value-type="string" table:style-name="ce194">
            <text:p>Barnsley</text:p>
          </table:table-cell>
          <table:table-cell office:value-type="float" office:value="84" table:style-name="ce195">
            <text:p>84</text:p>
          </table:table-cell>
          <table:table-cell office:value-type="float" office:value="121801" table:style-name="ce196">
            <text:p>121,801</text:p>
          </table:table-cell>
          <table:table-cell office:value-type="float" office:value="84.015398237990794" table:style-name="ce197">
            <text:p>84.0</text:p>
          </table:table-cell>
          <table:table-cell office:value-type="float" office:value="66.207650813570496" table:style-name="ce197">
            <text:p>66.2</text:p>
          </table:table-cell>
          <table:table-cell office:value-type="float" office:value="104.964068237387" table:style-name="ce198">
            <text:p>105.0</text:p>
          </table:table-cell>
          <table:table-cell office:value-type="float" office:value="79" table:style-name="ce195">
            <text:p>79</text:p>
          </table:table-cell>
          <table:table-cell office:value-type="float" office:value="125065" table:style-name="ce196">
            <text:p>125,065</text:p>
          </table:table-cell>
          <table:table-cell office:value-type="float" office:value="56.804383070141398" table:style-name="ce197">
            <text:p>56.8</text:p>
          </table:table-cell>
          <table:table-cell office:value-type="float" office:value="44.923969283648098" table:style-name="ce197">
            <text:p>44.9</text:p>
          </table:table-cell>
          <table:table-cell office:value-type="float" office:value="70.851710581313398" table:style-name="ce198">
            <text:p>70.9</text:p>
          </table:table-cell>
          <table:table-cell office:value-type="float" office:value="163" table:style-name="ce195">
            <text:p>163</text:p>
          </table:table-cell>
          <table:table-cell office:value-type="float" office:value="246866" table:style-name="ce196">
            <text:p>246,866</text:p>
          </table:table-cell>
          <table:table-cell office:value-type="float" office:value="68.980574634044103" table:style-name="ce197">
            <text:p>69.0</text:p>
          </table:table-cell>
          <table:table-cell office:value-type="float" office:value="58.7351593270431" table:style-name="ce197">
            <text:p>58.7</text:p>
          </table:table-cell>
          <table:table-cell office:value-type="float" office:value="80.490339117324595" table:style-name="ce198">
            <text:p>80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8000017</text:p>
          </table:table-cell>
          <table:table-cell office:value-type="string" table:style-name="ce194">
            <text:p>Doncaster</text:p>
          </table:table-cell>
          <table:table-cell office:value-type="float" office:value="62" table:style-name="ce195">
            <text:p>62</text:p>
          </table:table-cell>
          <table:table-cell office:value-type="float" office:value="155108" table:style-name="ce196">
            <text:p>155,108</text:p>
          </table:table-cell>
          <table:table-cell office:value-type="float" office:value="46.072255653285502" table:style-name="ce197">
            <text:p>46.1</text:p>
          </table:table-cell>
          <table:table-cell office:value-type="float" office:value="35.128450991977203" table:style-name="ce197">
            <text:p>35.1</text:p>
          </table:table-cell>
          <table:table-cell office:value-type="float" office:value="59.296775449187599" table:style-name="ce198">
            <text:p>59.3</text:p>
          </table:table-cell>
          <table:table-cell office:value-type="float" office:value="59" table:style-name="ce195">
            <text:p>59</text:p>
          </table:table-cell>
          <table:table-cell office:value-type="float" office:value="156782" table:style-name="ce196">
            <text:p>156,782</text:p>
          </table:table-cell>
          <table:table-cell office:value-type="float" office:value="34.196003944446701" table:style-name="ce197">
            <text:p>34.2</text:p>
          </table:table-cell>
          <table:table-cell office:value-type="float" office:value="25.976299436920701" table:style-name="ce197">
            <text:p>26.0</text:p>
          </table:table-cell>
          <table:table-cell office:value-type="float" office:value="44.176432227560298" table:style-name="ce198">
            <text:p>44.2</text:p>
          </table:table-cell>
          <table:table-cell office:value-type="float" office:value="121" table:style-name="ce195">
            <text:p>121</text:p>
          </table:table-cell>
          <table:table-cell office:value-type="float" office:value="311890" table:style-name="ce196">
            <text:p>311,890</text:p>
          </table:table-cell>
          <table:table-cell office:value-type="float" office:value="40.155733897198701" table:style-name="ce197">
            <text:p>40.2</text:p>
          </table:table-cell>
          <table:table-cell office:value-type="float" office:value="33.2835406334125" table:style-name="ce197">
            <text:p>33.3</text:p>
          </table:table-cell>
          <table:table-cell office:value-type="float" office:value="48.0226166433781" table:style-name="ce198">
            <text:p>48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8000018</text:p>
          </table:table-cell>
          <table:table-cell office:value-type="string" table:style-name="ce194">
            <text:p>Rotherham</text:p>
          </table:table-cell>
          <table:table-cell office:value-type="float" office:value="99" table:style-name="ce195">
            <text:p>99</text:p>
          </table:table-cell>
          <table:table-cell office:value-type="float" office:value="130564" table:style-name="ce196">
            <text:p>130,564</text:p>
          </table:table-cell>
          <table:table-cell office:value-type="float" office:value="91.8151551295594" table:style-name="ce197">
            <text:p>91.8</text:p>
          </table:table-cell>
          <table:table-cell office:value-type="float" office:value="73.922406720204293" table:style-name="ce197">
            <text:p>73.9</text:p>
          </table:table-cell>
          <table:table-cell office:value-type="float" office:value="112.594079702397" table:style-name="ce198">
            <text:p>112.6</text:p>
          </table:table-cell>
          <table:table-cell office:value-type="float" office:value="65" table:style-name="ce195">
            <text:p>65</text:p>
          </table:table-cell>
          <table:table-cell office:value-type="float" office:value="134847" table:style-name="ce196">
            <text:p>134,847</text:p>
          </table:table-cell>
          <table:table-cell office:value-type="float" office:value="43.078526229990104" table:style-name="ce197">
            <text:p>43.1</text:p>
          </table:table-cell>
          <table:table-cell office:value-type="float" office:value="33.2058706711653" table:style-name="ce197">
            <text:p>33.2</text:p>
          </table:table-cell>
          <table:table-cell office:value-type="float" office:value="54.9556325414338" table:style-name="ce198">
            <text:p>55.0</text:p>
          </table:table-cell>
          <table:table-cell office:value-type="float" office:value="164" table:style-name="ce195">
            <text:p>164</text:p>
          </table:table-cell>
          <table:table-cell office:value-type="float" office:value="265411" table:style-name="ce196">
            <text:p>265,411</text:p>
          </table:table-cell>
          <table:table-cell office:value-type="float" office:value="62.641852011278402" table:style-name="ce197">
            <text:p>62.6</text:p>
          </table:table-cell>
          <table:table-cell office:value-type="float" office:value="53.3876438862101" table:style-name="ce197">
            <text:p>53.4</text:p>
          </table:table-cell>
          <table:table-cell office:value-type="float" office:value="73.034374314744298" table:style-name="ce198">
            <text:p>73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8000019</text:p>
          </table:table-cell>
          <table:table-cell office:value-type="string" table:style-name="ce194">
            <text:p>Sheffield</text:p>
          </table:table-cell>
          <table:table-cell office:value-type="float" office:value="190" table:style-name="ce195">
            <text:p>190</text:p>
          </table:table-cell>
          <table:table-cell office:value-type="float" office:value="291216" table:style-name="ce196">
            <text:p>291,216</text:p>
          </table:table-cell>
          <table:table-cell office:value-type="float" office:value="88.681372041326497" table:style-name="ce197">
            <text:p>88.7</text:p>
          </table:table-cell>
          <table:table-cell office:value-type="float" office:value="76.413204844784303" table:style-name="ce197">
            <text:p>76.4</text:p>
          </table:table-cell>
          <table:table-cell office:value-type="float" office:value="102.34509182494899" table:style-name="ce198">
            <text:p>102.3</text:p>
          </table:table-cell>
          <table:table-cell office:value-type="float" office:value="137" table:style-name="ce195">
            <text:p>137</text:p>
          </table:table-cell>
          <table:table-cell office:value-type="float" office:value="293637" table:style-name="ce196">
            <text:p>293,637</text:p>
          </table:table-cell>
          <table:table-cell office:value-type="float" office:value="46.1483928114842" table:style-name="ce197">
            <text:p>46.1</text:p>
          </table:table-cell>
          <table:table-cell office:value-type="float" office:value="38.678872956485399" table:style-name="ce197">
            <text:p>38.7</text:p>
          </table:table-cell>
          <table:table-cell office:value-type="float" office:value="54.629341629609598" table:style-name="ce198">
            <text:p>54.6</text:p>
          </table:table-cell>
          <table:table-cell office:value-type="float" office:value="327" table:style-name="ce195">
            <text:p>327</text:p>
          </table:table-cell>
          <table:table-cell office:value-type="float" office:value="584853" table:style-name="ce196">
            <text:p>584,853</text:p>
          </table:table-cell>
          <table:table-cell office:value-type="float" office:value="65.079401954732006" table:style-name="ce197">
            <text:p>65.1</text:p>
          </table:table-cell>
          <table:table-cell office:value-type="float" office:value="58.185940563223198" table:style-name="ce197">
            <text:p>58.2</text:p>
          </table:table-cell>
          <table:table-cell office:value-type="float" office:value="72.562095497498902" table:style-name="ce198">
            <text:p>72.6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8000032</text:p>
          </table:table-cell>
          <table:table-cell office:value-type="string" table:style-name="ce194">
            <text:p>Bradford</text:p>
          </table:table-cell>
          <table:table-cell office:value-type="float" office:value="172" table:style-name="ce195">
            <text:p>172</text:p>
          </table:table-cell>
          <table:table-cell office:value-type="float" office:value="266280" table:style-name="ce196">
            <text:p>266,280</text:p>
          </table:table-cell>
          <table:table-cell office:value-type="float" office:value="95.889850864799897" table:style-name="ce197">
            <text:p>95.9</text:p>
          </table:table-cell>
          <table:table-cell office:value-type="float" office:value="81.769903461455996" table:style-name="ce197">
            <text:p>81.8</text:p>
          </table:table-cell>
          <table:table-cell office:value-type="float" office:value="111.703159005679" table:style-name="ce198">
            <text:p>111.7</text:p>
          </table:table-cell>
          <table:table-cell office:value-type="float" office:value="122" table:style-name="ce195">
            <text:p>122</text:p>
          </table:table-cell>
          <table:table-cell office:value-type="float" office:value="273496" table:style-name="ce196">
            <text:p>273,496</text:p>
          </table:table-cell>
          <table:table-cell office:value-type="float" office:value="49.626936736184" table:style-name="ce197">
            <text:p>49.6</text:p>
          </table:table-cell>
          <table:table-cell office:value-type="float" office:value="41.135522978897598" table:style-name="ce197">
            <text:p>41.1</text:p>
          </table:table-cell>
          <table:table-cell office:value-type="float" office:value="59.341979295406396" table:style-name="ce198">
            <text:p>59.3</text:p>
          </table:table-cell>
          <table:table-cell office:value-type="float" office:value="294" table:style-name="ce195">
            <text:p>294</text:p>
          </table:table-cell>
          <table:table-cell office:value-type="float" office:value="539776" table:style-name="ce196">
            <text:p>539,776</text:p>
          </table:table-cell>
          <table:table-cell office:value-type="float" office:value="69.845066238723305" table:style-name="ce197">
            <text:p>69.8</text:p>
          </table:table-cell>
          <table:table-cell office:value-type="float" office:value="62.041763396670802" table:style-name="ce197">
            <text:p>62.0</text:p>
          </table:table-cell>
          <table:table-cell office:value-type="float" office:value="78.353575156266004" table:style-name="ce198">
            <text:p>78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8000033</text:p>
          </table:table-cell>
          <table:table-cell office:value-type="string" table:style-name="ce194">
            <text:p>Calderdale</text:p>
          </table:table-cell>
          <table:table-cell office:value-type="float" office:value="53" table:style-name="ce195">
            <text:p>53</text:p>
          </table:table-cell>
          <table:table-cell office:value-type="float" office:value="103861" table:style-name="ce196">
            <text:p>103,861</text:p>
          </table:table-cell>
          <table:table-cell office:value-type="float" office:value="72.395647333819596" table:style-name="ce197">
            <text:p>72.4</text:p>
          </table:table-cell>
          <table:table-cell office:value-type="float" office:value="53.256256549722202" table:style-name="ce197">
            <text:p>53.3</text:p>
          </table:table-cell>
          <table:table-cell office:value-type="float" office:value="95.886828111838099" table:style-name="ce198">
            <text:p>95.9</text:p>
          </table:table-cell>
          <table:table-cell office:value-type="float" office:value="32" table:style-name="ce195">
            <text:p>32</text:p>
          </table:table-cell>
          <table:table-cell office:value-type="float" office:value="107594" table:style-name="ce196">
            <text:p>107,594</text:p>
          </table:table-cell>
          <table:table-cell office:value-type="float" office:value="26.555537540740701" table:style-name="ce197">
            <text:p>26.6</text:p>
          </table:table-cell>
          <table:table-cell office:value-type="float" office:value="18.108678850858301" table:style-name="ce197">
            <text:p>18.1</text:p>
          </table:table-cell>
          <table:table-cell office:value-type="float" office:value="37.557669147600997" table:style-name="ce198">
            <text:p>37.6</text:p>
          </table:table-cell>
          <table:table-cell office:value-type="float" office:value="85" table:style-name="ce195">
            <text:p>85</text:p>
          </table:table-cell>
          <table:table-cell office:value-type="float" office:value="211455" table:style-name="ce196">
            <text:p>211,455</text:p>
          </table:table-cell>
          <table:table-cell office:value-type="float" office:value="43.288839533091199" table:style-name="ce197">
            <text:p>43.3</text:p>
          </table:table-cell>
          <table:table-cell office:value-type="float" office:value="34.546701988168699" table:style-name="ce197">
            <text:p>34.5</text:p>
          </table:table-cell>
          <table:table-cell office:value-type="float" office:value="53.562989096613599" table:style-name="ce198">
            <text:p>53.6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8000034</text:p>
          </table:table-cell>
          <table:table-cell office:value-type="string" table:style-name="ce194">
            <text:p>Kirklees</text:p>
          </table:table-cell>
          <table:table-cell office:value-type="float" office:value="118" table:style-name="ce195">
            <text:p>118</text:p>
          </table:table-cell>
          <table:table-cell office:value-type="float" office:value="218162" table:style-name="ce196">
            <text:p>218,162</text:p>
          </table:table-cell>
          <table:table-cell office:value-type="float" office:value="70.101863900604499" table:style-name="ce197">
            <text:p>70.1</text:p>
          </table:table-cell>
          <table:table-cell office:value-type="float" office:value="57.686598675826403" table:style-name="ce197">
            <text:p>57.7</text:p>
          </table:table-cell>
          <table:table-cell office:value-type="float" office:value="84.338573412093496" table:style-name="ce198">
            <text:p>84.3</text:p>
          </table:table-cell>
          <table:table-cell office:value-type="float" office:value="60" table:style-name="ce195">
            <text:p>60</text:p>
          </table:table-cell>
          <table:table-cell office:value-type="float" office:value="221625" table:style-name="ce196">
            <text:p>221,625</text:p>
          </table:table-cell>
          <table:table-cell office:value-type="float" office:value="26.104325071853701" table:style-name="ce197">
            <text:p>26.1</text:p>
          </table:table-cell>
          <table:table-cell office:value-type="float" office:value="19.8915877956372" table:style-name="ce197">
            <text:p>19.9</text:p>
          </table:table-cell>
          <table:table-cell office:value-type="float" office:value="33.635535093515799" table:style-name="ce198">
            <text:p>33.6</text:p>
          </table:table-cell>
          <table:table-cell office:value-type="float" office:value="178" table:style-name="ce195">
            <text:p>178</text:p>
          </table:table-cell>
          <table:table-cell office:value-type="float" office:value="439787" table:style-name="ce196">
            <text:p>439,787</text:p>
          </table:table-cell>
          <table:table-cell office:value-type="float" office:value="45.058122115420602" table:style-name="ce197">
            <text:p>45.1</text:p>
          </table:table-cell>
          <table:table-cell office:value-type="float" office:value="38.660548829458101" table:style-name="ce197">
            <text:p>38.7</text:p>
          </table:table-cell>
          <table:table-cell office:value-type="float" office:value="52.209081416643798" table:style-name="ce198">
            <text:p>52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8000035</text:p>
          </table:table-cell>
          <table:table-cell office:value-type="string" table:style-name="ce194">
            <text:p>Leeds</text:p>
          </table:table-cell>
          <table:table-cell office:value-type="float" office:value="206" table:style-name="ce195">
            <text:p>206</text:p>
          </table:table-cell>
          <table:table-cell office:value-type="float" office:value="389345" table:style-name="ce196">
            <text:p>389,345</text:p>
          </table:table-cell>
          <table:table-cell office:value-type="float" office:value="78.7104300066528" table:style-name="ce197">
            <text:p>78.7</text:p>
          </table:table-cell>
          <table:table-cell office:value-type="float" office:value="68.006806432186906" table:style-name="ce197">
            <text:p>68.0</text:p>
          </table:table-cell>
          <table:table-cell office:value-type="float" office:value="90.580601768994597" table:style-name="ce198">
            <text:p>90.6</text:p>
          </table:table-cell>
          <table:table-cell office:value-type="float" office:value="167" table:style-name="ce195">
            <text:p>167</text:p>
          </table:table-cell>
          <table:table-cell office:value-type="float" office:value="403794" table:style-name="ce196">
            <text:p>403,794</text:p>
          </table:table-cell>
          <table:table-cell office:value-type="float" office:value="45.275632627432699" table:style-name="ce197">
            <text:p>45.3</text:p>
          </table:table-cell>
          <table:table-cell office:value-type="float" office:value="38.616727688847099" table:style-name="ce197">
            <text:p>38.6</text:p>
          </table:table-cell>
          <table:table-cell office:value-type="float" office:value="52.745750205580599" table:style-name="ce198">
            <text:p>52.7</text:p>
          </table:table-cell>
          <table:table-cell office:value-type="float" office:value="373" table:style-name="ce195">
            <text:p>373</text:p>
          </table:table-cell>
          <table:table-cell office:value-type="float" office:value="793139" table:style-name="ce196">
            <text:p>793,139</text:p>
          </table:table-cell>
          <table:table-cell office:value-type="float" office:value="58.905295705547303" table:style-name="ce197">
            <text:p>58.9</text:p>
          </table:table-cell>
          <table:table-cell office:value-type="float" office:value="53.038407633907802" table:style-name="ce197">
            <text:p>53.0</text:p>
          </table:table-cell>
          <table:table-cell office:value-type="float" office:value="65.2403588194056" table:style-name="ce198">
            <text:p>65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3</text:p>
          </table:table-cell>
          <table:table-cell office:value-type="string" table:style-name="ce192">
            <text:p>Yorkshire and The Humber</text:p>
          </table:table-cell>
          <table:table-cell office:value-type="string" table:style-name="ce193">
            <text:p>E08000036</text:p>
          </table:table-cell>
          <table:table-cell office:value-type="string" table:style-name="ce194">
            <text:p>Wakefield</text:p>
          </table:table-cell>
          <table:table-cell office:value-type="float" office:value="116" table:style-name="ce195">
            <text:p>116</text:p>
          </table:table-cell>
          <table:table-cell office:value-type="float" office:value="171361" table:style-name="ce196">
            <text:p>171,361</text:p>
          </table:table-cell>
          <table:table-cell office:value-type="float" office:value="80.900599529860003" table:style-name="ce197">
            <text:p>80.9</text:p>
          </table:table-cell>
          <table:table-cell office:value-type="float" office:value="66.493211577134701" table:style-name="ce197">
            <text:p>66.5</text:p>
          </table:table-cell>
          <table:table-cell office:value-type="float" office:value="97.441245972854404" table:style-name="ce198">
            <text:p>97.4</text:p>
          </table:table-cell>
          <table:table-cell office:value-type="float" office:value="71" table:style-name="ce195">
            <text:p>71</text:p>
          </table:table-cell>
          <table:table-cell office:value-type="float" office:value="176951" table:style-name="ce196">
            <text:p>176,951</text:p>
          </table:table-cell>
          <table:table-cell office:value-type="float" office:value="37.622270225950601" table:style-name="ce197">
            <text:p>37.6</text:p>
          </table:table-cell>
          <table:table-cell office:value-type="float" office:value="29.3577354721576" table:style-name="ce197">
            <text:p>29.4</text:p>
          </table:table-cell>
          <table:table-cell office:value-type="float" office:value="47.485100062352799" table:style-name="ce198">
            <text:p>47.5</text:p>
          </table:table-cell>
          <table:table-cell office:value-type="float" office:value="187" table:style-name="ce195">
            <text:p>187</text:p>
          </table:table-cell>
          <table:table-cell office:value-type="float" office:value="348312" table:style-name="ce196">
            <text:p>348,312</text:p>
          </table:table-cell>
          <table:table-cell office:value-type="float" office:value="56.203129100118701" table:style-name="ce197">
            <text:p>56.2</text:p>
          </table:table-cell>
          <table:table-cell office:value-type="float" office:value="48.407289424020703" table:style-name="ce197">
            <text:p>48.4</text:p>
          </table:table-cell>
          <table:table-cell office:value-type="float" office:value="64.893292523255894" table:style-name="ce198">
            <text:p>64.9</text:p>
          </table:table-cell>
          <table:table-cell table:number-columns-repeated="2" table:style-name="ce190"/>
          <table:table-cell table:number-columns-repeated="16363"/>
        </table:table-row>
        <table:table-row table:style-name="ro13">
          <table:table-cell office:value-type="string" table:style-name="ce199">
            <text:p>E12000003</text:p>
          </table:table-cell>
          <table:table-cell office:value-type="string" table:style-name="ce200">
            <text:p>Yorkshire and The Humber</text:p>
          </table:table-cell>
          <table:table-cell office:value-type="string" table:style-name="ce201">
            <text:p>E10000023</text:p>
          </table:table-cell>
          <table:table-cell office:value-type="string" table:style-name="ce202">
            <text:p>North Yorkshire</text:p>
          </table:table-cell>
          <table:table-cell office:value-type="float" office:value="160" table:style-name="ce203">
            <text:p>160</text:p>
          </table:table-cell>
          <table:table-cell office:value-type="float" office:value="304704" table:style-name="ce204">
            <text:p>304,704</text:p>
          </table:table-cell>
          <table:table-cell office:value-type="float" office:value="48.453343791929399" table:style-name="ce205">
            <text:p>48.5</text:p>
          </table:table-cell>
          <table:table-cell office:value-type="float" office:value="41.100343183410203" table:style-name="ce205">
            <text:p>41.1</text:p>
          </table:table-cell>
          <table:table-cell office:value-type="float" office:value="56.722776125089503" table:style-name="ce206">
            <text:p>56.7</text:p>
          </table:table-cell>
          <table:table-cell office:value-type="float" office:value="101" table:style-name="ce203">
            <text:p>101</text:p>
          </table:table-cell>
          <table:table-cell office:value-type="float" office:value="313350" table:style-name="ce204">
            <text:p>313,350</text:p>
          </table:table-cell>
          <table:table-cell office:value-type="float" office:value="21.4532245869996" table:style-name="ce205">
            <text:p>21.5</text:p>
          </table:table-cell>
          <table:table-cell office:value-type="float" office:value="17.4422748681508" table:style-name="ce205">
            <text:p>17.4</text:p>
          </table:table-cell>
          <table:table-cell office:value-type="float" office:value="26.104184776646399" table:style-name="ce206">
            <text:p>26.1</text:p>
          </table:table-cell>
          <table:table-cell office:value-type="float" office:value="261" table:style-name="ce203">
            <text:p>261</text:p>
          </table:table-cell>
          <table:table-cell office:value-type="float" office:value="618054" table:style-name="ce204">
            <text:p>618,054</text:p>
          </table:table-cell>
          <table:table-cell office:value-type="float" office:value="32.850318511160097" table:style-name="ce205">
            <text:p>32.9</text:p>
          </table:table-cell>
          <table:table-cell office:value-type="float" office:value="28.9746245230439" table:style-name="ce205">
            <text:p>29.0</text:p>
          </table:table-cell>
          <table:table-cell office:value-type="float" office:value="37.098858780723297" table:style-name="ce206">
            <text:p>37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82">
            <text:p>E12000004</text:p>
          </table:table-cell>
          <table:table-cell office:value-type="string" table:style-name="ce183">
            <text:p>East Midlands</text:p>
          </table:table-cell>
          <table:table-cell office:value-type="string" table:style-name="ce184">
            <text:p>E06000015</text:p>
          </table:table-cell>
          <table:table-cell office:value-type="string" table:style-name="ce185">
            <text:p>Derby</text:p>
          </table:table-cell>
          <table:table-cell office:value-type="float" office:value="114" table:style-name="ce186">
            <text:p>114</text:p>
          </table:table-cell>
          <table:table-cell office:value-type="float" office:value="127581" table:style-name="ce187">
            <text:p>127,581</text:p>
          </table:table-cell>
          <table:table-cell office:value-type="float" office:value="121.715376848091" table:style-name="ce188">
            <text:p>121.7</text:p>
          </table:table-cell>
          <table:table-cell office:value-type="float" office:value="99.986390330750098" table:style-name="ce188">
            <text:p>100.0</text:p>
          </table:table-cell>
          <table:table-cell office:value-type="float" office:value="146.692005339345" table:style-name="ce189">
            <text:p>146.7</text:p>
          </table:table-cell>
          <table:table-cell office:value-type="float" office:value="65" table:style-name="ce186">
            <text:p>65</text:p>
          </table:table-cell>
          <table:table-cell office:value-type="float" office:value="129721" table:style-name="ce187">
            <text:p>129,721</text:p>
          </table:table-cell>
          <table:table-cell office:value-type="float" office:value="49.320491655399401" table:style-name="ce188">
            <text:p>49.3</text:p>
          </table:table-cell>
          <table:table-cell office:value-type="float" office:value="37.900883922764997" table:style-name="ce188">
            <text:p>37.9</text:p>
          </table:table-cell>
          <table:table-cell office:value-type="float" office:value="63.058628701439403" table:style-name="ce189">
            <text:p>63.1</text:p>
          </table:table-cell>
          <table:table-cell office:value-type="float" office:value="179" table:style-name="ce186">
            <text:p>179</text:p>
          </table:table-cell>
          <table:table-cell office:value-type="float" office:value="257302" table:style-name="ce187">
            <text:p>257,302</text:p>
          </table:table-cell>
          <table:table-cell office:value-type="float" office:value="77.1969124432716" table:style-name="ce188">
            <text:p>77.2</text:p>
          </table:table-cell>
          <table:table-cell office:value-type="float" office:value="66.237576111247094" table:style-name="ce188">
            <text:p>66.2</text:p>
          </table:table-cell>
          <table:table-cell office:value-type="float" office:value="89.442999068048593" table:style-name="ce189">
            <text:p>89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4</text:p>
          </table:table-cell>
          <table:table-cell office:value-type="string" table:style-name="ce192">
            <text:p>East Midlands</text:p>
          </table:table-cell>
          <table:table-cell office:value-type="string" table:style-name="ce193">
            <text:p>E06000016</text:p>
          </table:table-cell>
          <table:table-cell office:value-type="string" table:style-name="ce194">
            <text:p>Leicester</text:p>
          </table:table-cell>
          <table:table-cell office:value-type="float" office:value="124" table:style-name="ce195">
            <text:p>124</text:p>
          </table:table-cell>
          <table:table-cell office:value-type="float" office:value="177763" table:style-name="ce196">
            <text:p>177,763</text:p>
          </table:table-cell>
          <table:table-cell office:value-type="float" office:value="124.433753585172" table:style-name="ce197">
            <text:p>124.4</text:p>
          </table:table-cell>
          <table:table-cell office:value-type="float" office:value="102.949626275844" table:style-name="ce197">
            <text:p>102.9</text:p>
          </table:table-cell>
          <table:table-cell office:value-type="float" office:value="148.98683886033999" table:style-name="ce198">
            <text:p>149.0</text:p>
          </table:table-cell>
          <table:table-cell office:value-type="float" office:value="67" table:style-name="ce195">
            <text:p>67</text:p>
          </table:table-cell>
          <table:table-cell office:value-type="float" office:value="176461" table:style-name="ce196">
            <text:p>176,461</text:p>
          </table:table-cell>
          <table:table-cell office:value-type="float" office:value="51.4450411401126" table:style-name="ce197">
            <text:p>51.4</text:p>
          </table:table-cell>
          <table:table-cell office:value-type="float" office:value="39.729485920397103" table:style-name="ce197">
            <text:p>39.7</text:p>
          </table:table-cell>
          <table:table-cell office:value-type="float" office:value="65.499779339851003" table:style-name="ce198">
            <text:p>65.5</text:p>
          </table:table-cell>
          <table:table-cell office:value-type="float" office:value="191" table:style-name="ce195">
            <text:p>191</text:p>
          </table:table-cell>
          <table:table-cell office:value-type="float" office:value="354224" table:style-name="ce196">
            <text:p>354,224</text:p>
          </table:table-cell>
          <table:table-cell office:value-type="float" office:value="82.667301063984794" table:style-name="ce197">
            <text:p>82.7</text:p>
          </table:table-cell>
          <table:table-cell office:value-type="float" office:value="71.258808077896902" table:style-name="ce197">
            <text:p>71.3</text:p>
          </table:table-cell>
          <table:table-cell office:value-type="float" office:value="95.369948879452906" table:style-name="ce198">
            <text:p>95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4</text:p>
          </table:table-cell>
          <table:table-cell office:value-type="string" table:style-name="ce192">
            <text:p>East Midlands</text:p>
          </table:table-cell>
          <table:table-cell office:value-type="string" table:style-name="ce193">
            <text:p>E06000018</text:p>
          </table:table-cell>
          <table:table-cell office:value-type="string" table:style-name="ce194">
            <text:p>Nottingham</text:p>
          </table:table-cell>
          <table:table-cell office:value-type="float" office:value="78" table:style-name="ce195">
            <text:p>78</text:p>
          </table:table-cell>
          <table:table-cell office:value-type="float" office:value="169010" table:style-name="ce196">
            <text:p>169,010</text:p>
          </table:table-cell>
          <table:table-cell office:value-type="float" office:value="90.8720991401443" table:style-name="ce197">
            <text:p>90.9</text:p>
          </table:table-cell>
          <table:table-cell office:value-type="float" office:value="71.424222877309703" table:style-name="ce197">
            <text:p>71.4</text:p>
          </table:table-cell>
          <table:table-cell office:value-type="float" office:value="113.891962385033" table:style-name="ce198">
            <text:p>113.9</text:p>
          </table:table-cell>
          <table:table-cell office:value-type="float" office:value="61" table:style-name="ce195">
            <text:p>61</text:p>
          </table:table-cell>
          <table:table-cell office:value-type="float" office:value="163890" table:style-name="ce196">
            <text:p>163,890</text:p>
          </table:table-cell>
          <table:table-cell office:value-type="float" office:value="48.436285189853898" table:style-name="ce197">
            <text:p>48.4</text:p>
          </table:table-cell>
          <table:table-cell office:value-type="float" office:value="36.893764792432499" table:style-name="ce197">
            <text:p>36.9</text:p>
          </table:table-cell>
          <table:table-cell office:value-type="float" office:value="62.406042509392996" table:style-name="ce198">
            <text:p>62.4</text:p>
          </table:table-cell>
          <table:table-cell office:value-type="float" office:value="139" table:style-name="ce195">
            <text:p>139</text:p>
          </table:table-cell>
          <table:table-cell office:value-type="float" office:value="332900" table:style-name="ce196">
            <text:p>332,900</text:p>
          </table:table-cell>
          <table:table-cell office:value-type="float" office:value="66.291661496460094" table:style-name="ce197">
            <text:p>66.3</text:p>
          </table:table-cell>
          <table:table-cell office:value-type="float" office:value="55.657935456617103" table:style-name="ce197">
            <text:p>55.7</text:p>
          </table:table-cell>
          <table:table-cell office:value-type="float" office:value="78.354142645818399" table:style-name="ce198">
            <text:p>78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4</text:p>
          </table:table-cell>
          <table:table-cell office:value-type="string" table:style-name="ce192">
            <text:p>East Midlands</text:p>
          </table:table-cell>
          <table:table-cell office:value-type="string" table:style-name="ce193">
            <text:p>E10000007</text:p>
          </table:table-cell>
          <table:table-cell office:value-type="string" table:style-name="ce194">
            <text:p>Derbyshire</text:p>
          </table:table-cell>
          <table:table-cell office:value-type="float" office:value="238" table:style-name="ce195">
            <text:p>238</text:p>
          </table:table-cell>
          <table:table-cell office:value-type="float" office:value="394300" table:style-name="ce196">
            <text:p>394,300</text:p>
          </table:table-cell>
          <table:table-cell office:value-type="float" office:value="64.747003582271205" table:style-name="ce197">
            <text:p>64.7</text:p>
          </table:table-cell>
          <table:table-cell office:value-type="float" office:value="56.5449034535526" table:style-name="ce197">
            <text:p>56.5</text:p>
          </table:table-cell>
          <table:table-cell office:value-type="float" office:value="73.777409850698007" table:style-name="ce198">
            <text:p>73.8</text:p>
          </table:table-cell>
          <table:table-cell office:value-type="float" office:value="171" table:style-name="ce195">
            <text:p>171</text:p>
          </table:table-cell>
          <table:table-cell office:value-type="float" office:value="408394" table:style-name="ce196">
            <text:p>408,394</text:p>
          </table:table-cell>
          <table:table-cell office:value-type="float" office:value="34.287824382129401" table:style-name="ce197">
            <text:p>34.3</text:p>
          </table:table-cell>
          <table:table-cell office:value-type="float" office:value="29.321099535297598" table:style-name="ce197">
            <text:p>29.3</text:p>
          </table:table-cell>
          <table:table-cell office:value-type="float" office:value="39.852042654670498" table:style-name="ce198">
            <text:p>39.9</text:p>
          </table:table-cell>
          <table:table-cell office:value-type="float" office:value="409" table:style-name="ce195">
            <text:p>409</text:p>
          </table:table-cell>
          <table:table-cell office:value-type="float" office:value="802694" table:style-name="ce196">
            <text:p>802,694</text:p>
          </table:table-cell>
          <table:table-cell office:value-type="float" office:value="46.815285085276003" table:style-name="ce197">
            <text:p>46.8</text:p>
          </table:table-cell>
          <table:table-cell office:value-type="float" office:value="42.374847773088099" table:style-name="ce197">
            <text:p>42.4</text:p>
          </table:table-cell>
          <table:table-cell office:value-type="float" office:value="51.593460476628998" table:style-name="ce198">
            <text:p>51.6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4</text:p>
          </table:table-cell>
          <table:table-cell office:value-type="string" table:style-name="ce192">
            <text:p>East Midlands</text:p>
          </table:table-cell>
          <table:table-cell office:value-type="string" table:style-name="ce193">
            <text:p>E10000019</text:p>
          </table:table-cell>
          <table:table-cell office:value-type="string" table:style-name="ce194">
            <text:p>Lincolnshire</text:p>
          </table:table-cell>
          <table:table-cell office:value-type="float" office:value="133" table:style-name="ce195">
            <text:p>133</text:p>
          </table:table-cell>
          <table:table-cell office:value-type="float" office:value="373152" table:style-name="ce196">
            <text:p>373,152</text:p>
          </table:table-cell>
          <table:table-cell office:value-type="float" office:value="33.936326071682799" table:style-name="ce197">
            <text:p>33.9</text:p>
          </table:table-cell>
          <table:table-cell office:value-type="float" office:value="28.2952402116135" table:style-name="ce197">
            <text:p>28.3</text:p>
          </table:table-cell>
          <table:table-cell office:value-type="float" office:value="40.353482953401503" table:style-name="ce198">
            <text:p>40.4</text:p>
          </table:table-cell>
          <table:table-cell office:value-type="float" office:value="81" table:style-name="ce195">
            <text:p>81</text:p>
          </table:table-cell>
          <table:table-cell office:value-type="float" office:value="388072" table:style-name="ce196">
            <text:p>388,072</text:p>
          </table:table-cell>
          <table:table-cell office:value-type="float" office:value="16.2706552374603" table:style-name="ce197">
            <text:p>16.3</text:p>
          </table:table-cell>
          <table:table-cell office:value-type="float" office:value="12.904964470873701" table:style-name="ce197">
            <text:p>12.9</text:p>
          </table:table-cell>
          <table:table-cell office:value-type="float" office:value="20.241892106787599" table:style-name="ce198">
            <text:p>20.2</text:p>
          </table:table-cell>
          <table:table-cell office:value-type="float" office:value="214" table:style-name="ce195">
            <text:p>214</text:p>
          </table:table-cell>
          <table:table-cell office:value-type="float" office:value="761224" table:style-name="ce196">
            <text:p>761,224</text:p>
          </table:table-cell>
          <table:table-cell office:value-type="float" office:value="23.968240256222501" table:style-name="ce197">
            <text:p>24.0</text:p>
          </table:table-cell>
          <table:table-cell office:value-type="float" office:value="20.8516785259906" table:style-name="ce197">
            <text:p>20.9</text:p>
          </table:table-cell>
          <table:table-cell office:value-type="float" office:value="27.417691231394301" table:style-name="ce198">
            <text:p>27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4</text:p>
          </table:table-cell>
          <table:table-cell office:value-type="string" table:style-name="ce192">
            <text:p>East Midlands</text:p>
          </table:table-cell>
          <table:table-cell office:value-type="string" table:style-name="ce193">
            <text:p>E10000021</text:p>
          </table:table-cell>
          <table:table-cell office:value-type="string" table:style-name="ce194">
            <text:p>Northamptonshire</text:p>
          </table:table-cell>
          <table:table-cell office:value-type="float" office:value="213" table:style-name="ce195">
            <text:p>213</text:p>
          </table:table-cell>
          <table:table-cell office:value-type="float" office:value="372700" table:style-name="ce196">
            <text:p>372,700</text:p>
          </table:table-cell>
          <table:table-cell office:value-type="float" office:value="73.0023301686563" table:style-name="ce197">
            <text:p>73.0</text:p>
          </table:table-cell>
          <table:table-cell office:value-type="float" office:value="63.3016098551049" table:style-name="ce197">
            <text:p>63.3</text:p>
          </table:table-cell>
          <table:table-cell office:value-type="float" office:value="83.741781132041197" table:style-name="ce198">
            <text:p>83.7</text:p>
          </table:table-cell>
          <table:table-cell office:value-type="float" office:value="152" table:style-name="ce195">
            <text:p>152</text:p>
          </table:table-cell>
          <table:table-cell office:value-type="float" office:value="380578" table:style-name="ce196">
            <text:p>380,578</text:p>
          </table:table-cell>
          <table:table-cell office:value-type="float" office:value="39.441787759130598" table:style-name="ce197">
            <text:p>39.4</text:p>
          </table:table-cell>
          <table:table-cell office:value-type="float" office:value="33.3992211213424" table:style-name="ce197">
            <text:p>33.4</text:p>
          </table:table-cell>
          <table:table-cell office:value-type="float" office:value="46.2583488090796" table:style-name="ce198">
            <text:p>46.3</text:p>
          </table:table-cell>
          <table:table-cell office:value-type="float" office:value="365" table:style-name="ce195">
            <text:p>365</text:p>
          </table:table-cell>
          <table:table-cell office:value-type="float" office:value="753278" table:style-name="ce196">
            <text:p>753,278</text:p>
          </table:table-cell>
          <table:table-cell office:value-type="float" office:value="53.630177827342102" table:style-name="ce197">
            <text:p>53.6</text:p>
          </table:table-cell>
          <table:table-cell office:value-type="float" office:value="48.2528672977555" table:style-name="ce197">
            <text:p>48.3</text:p>
          </table:table-cell>
          <table:table-cell office:value-type="float" office:value="59.441475333853298" table:style-name="ce198">
            <text:p>59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4</text:p>
          </table:table-cell>
          <table:table-cell office:value-type="string" table:style-name="ce192">
            <text:p>East Midlands</text:p>
          </table:table-cell>
          <table:table-cell office:value-type="string" table:style-name="ce193">
            <text:p>E10000024</text:p>
          </table:table-cell>
          <table:table-cell office:value-type="string" table:style-name="ce194">
            <text:p>Nottinghamshire</text:p>
          </table:table-cell>
          <table:table-cell office:value-type="float" office:value="213" table:style-name="ce195">
            <text:p>213</text:p>
          </table:table-cell>
          <table:table-cell office:value-type="float" office:value="408010" table:style-name="ce196">
            <text:p>408,010</text:p>
          </table:table-cell>
          <table:table-cell office:value-type="float" office:value="57.878980097936399" table:style-name="ce197">
            <text:p>57.9</text:p>
          </table:table-cell>
          <table:table-cell office:value-type="float" office:value="50.1891119339938" table:style-name="ce197">
            <text:p>50.2</text:p>
          </table:table-cell>
          <table:table-cell office:value-type="float" office:value="66.392261523666207" table:style-name="ce198">
            <text:p>66.4</text:p>
          </table:table-cell>
          <table:table-cell office:value-type="float" office:value="135" table:style-name="ce195">
            <text:p>135</text:p>
          </table:table-cell>
          <table:table-cell office:value-type="float" office:value="420214" table:style-name="ce196">
            <text:p>420,214</text:p>
          </table:table-cell>
          <table:table-cell office:value-type="float" office:value="26.7865196795202" table:style-name="ce197">
            <text:p>26.8</text:p>
          </table:table-cell>
          <table:table-cell office:value-type="float" office:value="22.437624043982598" table:style-name="ce197">
            <text:p>22.4</text:p>
          </table:table-cell>
          <table:table-cell office:value-type="float" office:value="31.728946176155201" table:style-name="ce198">
            <text:p>31.7</text:p>
          </table:table-cell>
          <table:table-cell office:value-type="float" office:value="348" table:style-name="ce195">
            <text:p>348</text:p>
          </table:table-cell>
          <table:table-cell office:value-type="float" office:value="828224" table:style-name="ce196">
            <text:p>828,224</text:p>
          </table:table-cell>
          <table:table-cell office:value-type="float" office:value="39.815099114168802" table:style-name="ce197">
            <text:p>39.8</text:p>
          </table:table-cell>
          <table:table-cell office:value-type="float" office:value="35.7259021249073" table:style-name="ce197">
            <text:p>35.7</text:p>
          </table:table-cell>
          <table:table-cell office:value-type="float" office:value="44.242642220059999" table:style-name="ce198">
            <text:p>44.2</text:p>
          </table:table-cell>
          <table:table-cell table:number-columns-repeated="2" table:style-name="ce190"/>
          <table:table-cell table:number-columns-repeated="16363"/>
        </table:table-row>
        <table:table-row table:style-name="ro13">
          <table:table-cell office:value-type="string" table:style-name="ce199">
            <text:p>E12000004</text:p>
          </table:table-cell>
          <table:table-cell office:value-type="string" table:style-name="ce200">
            <text:p>East Midlands</text:p>
          </table:table-cell>
          <table:table-cell office:value-type="string" table:style-name="ce201">
            <text:p>E10000018</text:p>
          </table:table-cell>
          <table:table-cell office:value-type="string" table:style-name="ce202">
            <text:p>Leicestershire &amp; Rutland</text:p>
          </table:table-cell>
          <table:table-cell office:value-type="float" office:value="136" table:style-name="ce203">
            <text:p>136</text:p>
          </table:table-cell>
          <table:table-cell office:value-type="float" office:value="369441" table:style-name="ce204">
            <text:p>369,441</text:p>
          </table:table-cell>
          <table:table-cell office:value-type="float" office:value="41.436843109538898" table:style-name="ce207">
            <text:p>41.4</text:p>
          </table:table-cell>
          <table:table-cell office:value-type="float" office:value="34.568299419678603" table:style-name="ce207">
            <text:p>34.6</text:p>
          </table:table-cell>
          <table:table-cell office:value-type="float" office:value="49.239096073205602" table:style-name="ce206">
            <text:p>49.2</text:p>
          </table:table-cell>
          <table:table-cell office:value-type="float" office:value="118" table:style-name="ce203">
            <text:p>118</text:p>
          </table:table-cell>
          <table:table-cell office:value-type="float" office:value="376641" table:style-name="ce204">
            <text:p>376,641</text:p>
          </table:table-cell>
          <table:table-cell office:value-type="float" office:value="25.853410062183301" table:style-name="ce207">
            <text:p>25.9</text:p>
          </table:table-cell>
          <table:table-cell office:value-type="float" office:value="21.3649064360777" table:style-name="ce207">
            <text:p>21.4</text:p>
          </table:table-cell>
          <table:table-cell office:value-type="float" office:value="31.000422317596001" table:style-name="ce206">
            <text:p>31.0</text:p>
          </table:table-cell>
          <table:table-cell office:value-type="float" office:value="254" table:style-name="ce203">
            <text:p>254</text:p>
          </table:table-cell>
          <table:table-cell office:value-type="float" office:value="746082" table:style-name="ce204">
            <text:p>746,082</text:p>
          </table:table-cell>
          <table:table-cell office:value-type="float" office:value="32.149999404441502" table:style-name="ce207">
            <text:p>32.1</text:p>
          </table:table-cell>
          <table:table-cell office:value-type="float" office:value="28.307951684509199" table:style-name="ce207">
            <text:p>28.3</text:p>
          </table:table-cell>
          <table:table-cell office:value-type="float" office:value="36.366978622860302" table:style-name="ce206">
            <text:p>36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82">
            <text:p>E12000005</text:p>
          </table:table-cell>
          <table:table-cell office:value-type="string" table:style-name="ce183">
            <text:p>West Midlands</text:p>
          </table:table-cell>
          <table:table-cell office:value-type="string" table:style-name="ce184">
            <text:p>E06000019</text:p>
          </table:table-cell>
          <table:table-cell office:value-type="string" table:style-name="ce185">
            <text:p>Herefordshire, County of</text:p>
          </table:table-cell>
          <table:table-cell office:value-type="float" office:value="36" table:style-name="ce186">
            <text:p>36</text:p>
          </table:table-cell>
          <table:table-cell office:value-type="float" office:value="95486" table:style-name="ce187">
            <text:p>95,486</text:p>
          </table:table-cell>
          <table:table-cell office:value-type="float" office:value="33.360562333899701" table:style-name="ce188">
            <text:p>33.4</text:p>
          </table:table-cell>
          <table:table-cell office:value-type="float" office:value="23.241512079964298" table:style-name="ce188">
            <text:p>23.2</text:p>
          </table:table-cell>
          <table:table-cell office:value-type="float" office:value="46.341104853822202" table:style-name="ce189">
            <text:p>46.3</text:p>
          </table:table-cell>
          <table:table-cell office:value-type="float" office:value="25" table:style-name="ce186">
            <text:p>25</text:p>
          </table:table-cell>
          <table:table-cell office:value-type="float" office:value="97315" table:style-name="ce187">
            <text:p>97,315</text:p>
          </table:table-cell>
          <table:table-cell office:value-type="float" office:value="18.066098087264699" table:style-name="ce188">
            <text:p>18.1</text:p>
          </table:table-cell>
          <table:table-cell office:value-type="float" office:value="11.6325516372465" table:style-name="ce188">
            <text:p>11.6</text:p>
          </table:table-cell>
          <table:table-cell office:value-type="float" office:value="26.745342544787398" table:style-name="ce189">
            <text:p>26.7</text:p>
          </table:table-cell>
          <table:table-cell office:value-type="float" office:value="61" table:style-name="ce186">
            <text:p>61</text:p>
          </table:table-cell>
          <table:table-cell office:value-type="float" office:value="192801" table:style-name="ce187">
            <text:p>192,801</text:p>
          </table:table-cell>
          <table:table-cell office:value-type="float" office:value="24.7489850996113" table:style-name="ce188">
            <text:p>24.7</text:p>
          </table:table-cell>
          <table:table-cell office:value-type="float" office:value="18.9165578088354" table:style-name="ce188">
            <text:p>18.9</text:p>
          </table:table-cell>
          <table:table-cell office:value-type="float" office:value="31.807893468895799" table:style-name="ce189">
            <text:p>31.8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06000020</text:p>
          </table:table-cell>
          <table:table-cell office:value-type="string" table:style-name="ce194">
            <text:p>Telford and Wrekin</text:p>
          </table:table-cell>
          <table:table-cell office:value-type="float" office:value="34" table:style-name="ce195">
            <text:p>34</text:p>
          </table:table-cell>
          <table:table-cell office:value-type="float" office:value="89255" table:style-name="ce196">
            <text:p>89,255</text:p>
          </table:table-cell>
          <table:table-cell office:value-type="float" office:value="48.666386404245301" table:style-name="ce197">
            <text:p>48.7</text:p>
          </table:table-cell>
          <table:table-cell office:value-type="float" office:value="33.356444833318101" table:style-name="ce197">
            <text:p>33.4</text:p>
          </table:table-cell>
          <table:table-cell office:value-type="float" office:value="68.449461781221103" table:style-name="ce198">
            <text:p>68.4</text:p>
          </table:table-cell>
          <table:table-cell office:value-type="float" office:value="25" table:style-name="ce195">
            <text:p>25</text:p>
          </table:table-cell>
          <table:table-cell office:value-type="float" office:value="90599" table:style-name="ce196">
            <text:p>90,599</text:p>
          </table:table-cell>
          <table:table-cell office:value-type="float" office:value="29.9332671204963" table:style-name="ce197">
            <text:p>29.9</text:p>
          </table:table-cell>
          <table:table-cell office:value-type="float" office:value="19.328136969990101" table:style-name="ce197">
            <text:p>19.3</text:p>
          </table:table-cell>
          <table:table-cell office:value-type="float" office:value="44.240231062573301" table:style-name="ce198">
            <text:p>44.2</text:p>
          </table:table-cell>
          <table:table-cell office:value-type="float" office:value="59" table:style-name="ce195">
            <text:p>59</text:p>
          </table:table-cell>
          <table:table-cell office:value-type="float" office:value="179854" table:style-name="ce196">
            <text:p>179,854</text:p>
          </table:table-cell>
          <table:table-cell office:value-type="float" office:value="38.786841077966898" table:style-name="ce197">
            <text:p>38.8</text:p>
          </table:table-cell>
          <table:table-cell office:value-type="float" office:value="29.415075046740601" table:style-name="ce197">
            <text:p>29.4</text:p>
          </table:table-cell>
          <table:table-cell office:value-type="float" office:value="50.166111302965199" table:style-name="ce198">
            <text:p>50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06000021</text:p>
          </table:table-cell>
          <table:table-cell office:value-type="string" table:style-name="ce194">
            <text:p>Stoke-on-Trent</text:p>
          </table:table-cell>
          <table:table-cell office:value-type="float" office:value="65" table:style-name="ce195">
            <text:p>65</text:p>
          </table:table-cell>
          <table:table-cell office:value-type="float" office:value="129105" table:style-name="ce196">
            <text:p>129,105</text:p>
          </table:table-cell>
          <table:table-cell office:value-type="float" office:value="72.243151019300896" table:style-name="ce197">
            <text:p>72.2</text:p>
          </table:table-cell>
          <table:table-cell office:value-type="float" office:value="54.823587375665397" table:style-name="ce197">
            <text:p>54.8</text:p>
          </table:table-cell>
          <table:table-cell office:value-type="float" office:value="93.199418364157694" table:style-name="ce198">
            <text:p>93.2</text:p>
          </table:table-cell>
          <table:table-cell office:value-type="float" office:value="39" table:style-name="ce195">
            <text:p>39</text:p>
          </table:table-cell>
          <table:table-cell office:value-type="float" office:value="127270" table:style-name="ce196">
            <text:p>127,270</text:p>
          </table:table-cell>
          <table:table-cell office:value-type="float" office:value="30.795211645738199" table:style-name="ce197">
            <text:p>30.8</text:p>
          </table:table-cell>
          <table:table-cell office:value-type="float" office:value="21.848567377956101" table:style-name="ce197">
            <text:p>21.8</text:p>
          </table:table-cell>
          <table:table-cell office:value-type="float" office:value="42.159175620269401" table:style-name="ce198">
            <text:p>42.2</text:p>
          </table:table-cell>
          <table:table-cell office:value-type="float" office:value="104" table:style-name="ce195">
            <text:p>104</text:p>
          </table:table-cell>
          <table:table-cell office:value-type="float" office:value="256375" table:style-name="ce196">
            <text:p>256,375</text:p>
          </table:table-cell>
          <table:table-cell office:value-type="float" office:value="47.959176453535903" table:style-name="ce197">
            <text:p>48.0</text:p>
          </table:table-cell>
          <table:table-cell office:value-type="float" office:value="39.088862370491697" table:style-name="ce197">
            <text:p>39.1</text:p>
          </table:table-cell>
          <table:table-cell office:value-type="float" office:value="58.222642500703202" table:style-name="ce198">
            <text:p>58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06000051</text:p>
          </table:table-cell>
          <table:table-cell office:value-type="string" table:style-name="ce194">
            <text:p>Shropshire</text:p>
          </table:table-cell>
          <table:table-cell office:value-type="float" office:value="75" table:style-name="ce195">
            <text:p>75</text:p>
          </table:table-cell>
          <table:table-cell office:value-type="float" office:value="160155" table:style-name="ce196">
            <text:p>160,155</text:p>
          </table:table-cell>
          <table:table-cell office:value-type="float" office:value="43.102963539694301" table:style-name="ce197">
            <text:p>43.1</text:p>
          </table:table-cell>
          <table:table-cell office:value-type="float" office:value="33.758928973500801" table:style-name="ce197">
            <text:p>33.8</text:p>
          </table:table-cell>
          <table:table-cell office:value-type="float" office:value="54.200492096717802" table:style-name="ce198">
            <text:p>54.2</text:p>
          </table:table-cell>
          <table:table-cell office:value-type="float" office:value="46" table:style-name="ce195">
            <text:p>46</text:p>
          </table:table-cell>
          <table:table-cell office:value-type="float" office:value="162981" table:style-name="ce196">
            <text:p>162,981</text:p>
          </table:table-cell>
          <table:table-cell office:value-type="float" office:value="19.984773486963299" table:style-name="ce197">
            <text:p>20.0</text:p>
          </table:table-cell>
          <table:table-cell office:value-type="float" office:value="14.5827788904227" table:style-name="ce197">
            <text:p>14.6</text:p>
          </table:table-cell>
          <table:table-cell office:value-type="float" office:value="26.716416406851401" table:style-name="ce198">
            <text:p>26.7</text:p>
          </table:table-cell>
          <table:table-cell office:value-type="float" office:value="121" table:style-name="ce195">
            <text:p>121</text:p>
          </table:table-cell>
          <table:table-cell office:value-type="float" office:value="323136" table:style-name="ce196">
            <text:p>323,136</text:p>
          </table:table-cell>
          <table:table-cell office:value-type="float" office:value="29.6929414426425" table:style-name="ce197">
            <text:p>29.7</text:p>
          </table:table-cell>
          <table:table-cell office:value-type="float" office:value="24.623285625092599" table:style-name="ce197">
            <text:p>24.6</text:p>
          </table:table-cell>
          <table:table-cell office:value-type="float" office:value="35.496385314093999" table:style-name="ce198">
            <text:p>35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08000025</text:p>
          </table:table-cell>
          <table:table-cell office:value-type="string" table:style-name="ce194">
            <text:p>Birmingham</text:p>
          </table:table-cell>
          <table:table-cell office:value-type="float" office:value="516" table:style-name="ce195">
            <text:p>516</text:p>
          </table:table-cell>
          <table:table-cell office:value-type="float" office:value="565492" table:style-name="ce196">
            <text:p>565,492</text:p>
          </table:table-cell>
          <table:table-cell office:value-type="float" office:value="147.39703361670001" table:style-name="ce197">
            <text:p>147.4</text:p>
          </table:table-cell>
          <table:table-cell office:value-type="float" office:value="134.781892814983" table:style-name="ce197">
            <text:p>134.8</text:p>
          </table:table-cell>
          <table:table-cell office:value-type="float" office:value="160.86259233764099" table:style-name="ce198">
            <text:p>160.9</text:p>
          </table:table-cell>
          <table:table-cell office:value-type="float" office:value="357" table:style-name="ce195">
            <text:p>357</text:p>
          </table:table-cell>
          <table:table-cell office:value-type="float" office:value="576324" table:style-name="ce196">
            <text:p>576,324</text:p>
          </table:table-cell>
          <table:table-cell office:value-type="float" office:value="76.169484497008099" table:style-name="ce197">
            <text:p>76.2</text:p>
          </table:table-cell>
          <table:table-cell office:value-type="float" office:value="68.370628095957798" table:style-name="ce197">
            <text:p>68.4</text:p>
          </table:table-cell>
          <table:table-cell office:value-type="float" office:value="84.605084778992705" table:style-name="ce198">
            <text:p>84.6</text:p>
          </table:table-cell>
          <table:table-cell office:value-type="float" office:value="873" table:style-name="ce195">
            <text:p>873</text:p>
          </table:table-cell>
          <table:table-cell office:value-type="float" office:value="1141816" table:style-name="ce196">
            <text:p>1,141,816</text:p>
          </table:table-cell>
          <table:table-cell office:value-type="float" office:value="106.730969862157" table:style-name="ce197">
            <text:p>106.7</text:p>
          </table:table-cell>
          <table:table-cell office:value-type="float" office:value="99.720015513608303" table:style-name="ce197">
            <text:p>99.7</text:p>
          </table:table-cell>
          <table:table-cell office:value-type="float" office:value="114.102236862346" table:style-name="ce198">
            <text:p>114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08000026</text:p>
          </table:table-cell>
          <table:table-cell office:value-type="string" table:style-name="ce194">
            <text:p>Coventry</text:p>
          </table:table-cell>
          <table:table-cell office:value-type="float" office:value="109" table:style-name="ce195">
            <text:p>109</text:p>
          </table:table-cell>
          <table:table-cell office:value-type="float" office:value="188744" table:style-name="ce196">
            <text:p>188,744</text:p>
          </table:table-cell>
          <table:table-cell office:value-type="float" office:value="93.848420714982197" table:style-name="ce197">
            <text:p>93.8</text:p>
          </table:table-cell>
          <table:table-cell office:value-type="float" office:value="76.770124266191502" table:style-name="ce197">
            <text:p>76.8</text:p>
          </table:table-cell>
          <table:table-cell office:value-type="float" office:value="113.54178128135401" table:style-name="ce198">
            <text:p>113.5</text:p>
          </table:table-cell>
          <table:table-cell office:value-type="float" office:value="82" table:style-name="ce195">
            <text:p>82</text:p>
          </table:table-cell>
          <table:table-cell office:value-type="float" office:value="182777" table:style-name="ce196">
            <text:p>182,777</text:p>
          </table:table-cell>
          <table:table-cell office:value-type="float" office:value="52.2430474566398" table:style-name="ce197">
            <text:p>52.2</text:p>
          </table:table-cell>
          <table:table-cell office:value-type="float" office:value="41.486188674864898" table:style-name="ce197">
            <text:p>41.5</text:p>
          </table:table-cell>
          <table:table-cell office:value-type="float" office:value="64.9223208166365" table:style-name="ce198">
            <text:p>64.9</text:p>
          </table:table-cell>
          <table:table-cell office:value-type="float" office:value="191" table:style-name="ce195">
            <text:p>191</text:p>
          </table:table-cell>
          <table:table-cell office:value-type="float" office:value="371521" table:style-name="ce196">
            <text:p>371,521</text:p>
          </table:table-cell>
          <table:table-cell office:value-type="float" office:value="70.234164147000001" table:style-name="ce197">
            <text:p>70.2</text:p>
          </table:table-cell>
          <table:table-cell office:value-type="float" office:value="60.580260744628603" table:style-name="ce197">
            <text:p>60.6</text:p>
          </table:table-cell>
          <table:table-cell office:value-type="float" office:value="80.983185522076994" table:style-name="ce198">
            <text:p>81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08000027</text:p>
          </table:table-cell>
          <table:table-cell office:value-type="string" table:style-name="ce194">
            <text:p>Dudley</text:p>
          </table:table-cell>
          <table:table-cell office:value-type="float" office:value="135" table:style-name="ce195">
            <text:p>135</text:p>
          </table:table-cell>
          <table:table-cell office:value-type="float" office:value="157717" table:style-name="ce196">
            <text:p>157,717</text:p>
          </table:table-cell>
          <table:table-cell office:value-type="float" office:value="97.302736194583801" table:style-name="ce197">
            <text:p>97.3</text:p>
          </table:table-cell>
          <table:table-cell office:value-type="float" office:value="81.062616003809197" table:style-name="ce197">
            <text:p>81.1</text:p>
          </table:table-cell>
          <table:table-cell office:value-type="float" office:value="115.759284032504" table:style-name="ce198">
            <text:p>115.8</text:p>
          </table:table-cell>
          <table:table-cell office:value-type="float" office:value="89" table:style-name="ce195">
            <text:p>89</text:p>
          </table:table-cell>
          <table:table-cell office:value-type="float" office:value="163879" table:style-name="ce196">
            <text:p>163,879</text:p>
          </table:table-cell>
          <table:table-cell office:value-type="float" office:value="45.901688412163402" table:style-name="ce197">
            <text:p>45.9</text:p>
          </table:table-cell>
          <table:table-cell office:value-type="float" office:value="36.778508435567701" table:style-name="ce197">
            <text:p>36.8</text:p>
          </table:table-cell>
          <table:table-cell office:value-type="float" office:value="56.584096594995799" table:style-name="ce198">
            <text:p>56.6</text:p>
          </table:table-cell>
          <table:table-cell office:value-type="float" office:value="224" table:style-name="ce195">
            <text:p>224</text:p>
          </table:table-cell>
          <table:table-cell office:value-type="float" office:value="321596" table:style-name="ce196">
            <text:p>321,596</text:p>
          </table:table-cell>
          <table:table-cell office:value-type="float" office:value="67.016923215457595" table:style-name="ce197">
            <text:p>67.0</text:p>
          </table:table-cell>
          <table:table-cell office:value-type="float" office:value="58.466929417004103" table:style-name="ce197">
            <text:p>58.5</text:p>
          </table:table-cell>
          <table:table-cell office:value-type="float" office:value="76.458405596014003" table:style-name="ce198">
            <text:p>76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08000028</text:p>
          </table:table-cell>
          <table:table-cell office:value-type="string" table:style-name="ce194">
            <text:p>Sandwell</text:p>
          </table:table-cell>
          <table:table-cell office:value-type="float" office:value="153" table:style-name="ce195">
            <text:p>153</text:p>
          </table:table-cell>
          <table:table-cell office:value-type="float" office:value="163272" table:style-name="ce196">
            <text:p>163,272</text:p>
          </table:table-cell>
          <table:table-cell office:value-type="float" office:value="140.30015984631001" table:style-name="ce197">
            <text:p>140.3</text:p>
          </table:table-cell>
          <table:table-cell office:value-type="float" office:value="118.30545090377601" table:style-name="ce197">
            <text:p>118.3</text:p>
          </table:table-cell>
          <table:table-cell office:value-type="float" office:value="165.10233573551599" table:style-name="ce198">
            <text:p>165.1</text:p>
          </table:table-cell>
          <table:table-cell office:value-type="float" office:value="116" table:style-name="ce195">
            <text:p>116</text:p>
          </table:table-cell>
          <table:table-cell office:value-type="float" office:value="165178" table:style-name="ce196">
            <text:p>165,178</text:p>
          </table:table-cell>
          <table:table-cell office:value-type="float" office:value="75.397418846481898" table:style-name="ce197">
            <text:p>75.4</text:p>
          </table:table-cell>
          <table:table-cell office:value-type="float" office:value="62.217621462060301" table:style-name="ce197">
            <text:p>62.2</text:p>
          </table:table-cell>
          <table:table-cell office:value-type="float" office:value="90.528709087388094" table:style-name="ce198">
            <text:p>90.5</text:p>
          </table:table-cell>
          <table:table-cell office:value-type="float" office:value="269" table:style-name="ce195">
            <text:p>269</text:p>
          </table:table-cell>
          <table:table-cell office:value-type="float" office:value="328450" table:style-name="ce196">
            <text:p>328,450</text:p>
          </table:table-cell>
          <table:table-cell office:value-type="float" office:value="102.423202584748" table:style-name="ce197">
            <text:p>102.4</text:p>
          </table:table-cell>
          <table:table-cell office:value-type="float" office:value="90.4882629714768" table:style-name="ce197">
            <text:p>90.5</text:p>
          </table:table-cell>
          <table:table-cell office:value-type="float" office:value="115.48822523139501" table:style-name="ce198">
            <text:p>115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08000029</text:p>
          </table:table-cell>
          <table:table-cell office:value-type="string" table:style-name="ce194">
            <text:p>Solihull</text:p>
          </table:table-cell>
          <table:table-cell office:value-type="float" office:value="105" table:style-name="ce195">
            <text:p>105</text:p>
          </table:table-cell>
          <table:table-cell office:value-type="float" office:value="105293" table:style-name="ce196">
            <text:p>105,293</text:p>
          </table:table-cell>
          <table:table-cell office:value-type="float" office:value="103.227994902021" table:style-name="ce197">
            <text:p>103.2</text:p>
          </table:table-cell>
          <table:table-cell office:value-type="float" office:value="84.317357071934097" table:style-name="ce197">
            <text:p>84.3</text:p>
          </table:table-cell>
          <table:table-cell office:value-type="float" office:value="125.093363655979" table:style-name="ce198">
            <text:p>125.1</text:p>
          </table:table-cell>
          <table:table-cell office:value-type="float" office:value="65" table:style-name="ce195">
            <text:p>65</text:p>
          </table:table-cell>
          <table:table-cell office:value-type="float" office:value="111081" table:style-name="ce196">
            <text:p>111,081</text:p>
          </table:table-cell>
          <table:table-cell office:value-type="float" office:value="43.572213333546202" table:style-name="ce197">
            <text:p>43.6</text:p>
          </table:table-cell>
          <table:table-cell office:value-type="float" office:value="33.410902212457998" table:style-name="ce197">
            <text:p>33.4</text:p>
          </table:table-cell>
          <table:table-cell office:value-type="float" office:value="55.796581106707499" table:style-name="ce198">
            <text:p>55.8</text:p>
          </table:table-cell>
          <table:table-cell office:value-type="float" office:value="170" table:style-name="ce195">
            <text:p>170</text:p>
          </table:table-cell>
          <table:table-cell office:value-type="float" office:value="216374" table:style-name="ce196">
            <text:p>216,374</text:p>
          </table:table-cell>
          <table:table-cell office:value-type="float" office:value="68.508081456509103" table:style-name="ce197">
            <text:p>68.5</text:p>
          </table:table-cell>
          <table:table-cell office:value-type="float" office:value="58.532830542164902" table:style-name="ce197">
            <text:p>58.5</text:p>
          </table:table-cell>
          <table:table-cell office:value-type="float" office:value="79.687097115503605" table:style-name="ce198">
            <text:p>79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08000030</text:p>
          </table:table-cell>
          <table:table-cell office:value-type="string" table:style-name="ce194">
            <text:p>Walsall</text:p>
          </table:table-cell>
          <table:table-cell office:value-type="float" office:value="150" table:style-name="ce195">
            <text:p>150</text:p>
          </table:table-cell>
          <table:table-cell office:value-type="float" office:value="140435" table:style-name="ce196">
            <text:p>140,435</text:p>
          </table:table-cell>
          <table:table-cell office:value-type="float" office:value="129.52366135598001" table:style-name="ce197">
            <text:p>129.5</text:p>
          </table:table-cell>
          <table:table-cell office:value-type="float" office:value="109.278170858038" table:style-name="ce197">
            <text:p>109.3</text:p>
          </table:table-cell>
          <table:table-cell office:value-type="float" office:value="152.38080667083301" table:style-name="ce198">
            <text:p>152.4</text:p>
          </table:table-cell>
          <table:table-cell office:value-type="float" office:value="113" table:style-name="ce195">
            <text:p>113</text:p>
          </table:table-cell>
          <table:table-cell office:value-type="float" office:value="145043" table:style-name="ce196">
            <text:p>145,043</text:p>
          </table:table-cell>
          <table:table-cell office:value-type="float" office:value="73.500044972691995" table:style-name="ce197">
            <text:p>73.5</text:p>
          </table:table-cell>
          <table:table-cell office:value-type="float" office:value="60.4341084032596" table:style-name="ce197">
            <text:p>60.4</text:p>
          </table:table-cell>
          <table:table-cell office:value-type="float" office:value="88.528131947074499" table:style-name="ce198">
            <text:p>88.5</text:p>
          </table:table-cell>
          <table:table-cell office:value-type="float" office:value="263" table:style-name="ce195">
            <text:p>263</text:p>
          </table:table-cell>
          <table:table-cell office:value-type="float" office:value="285478" table:style-name="ce196">
            <text:p>285,478</text:p>
          </table:table-cell>
          <table:table-cell office:value-type="float" office:value="98.768749481587307" table:style-name="ce197">
            <text:p>98.8</text:p>
          </table:table-cell>
          <table:table-cell office:value-type="float" office:value="87.114207109643601" table:style-name="ce197">
            <text:p>87.1</text:p>
          </table:table-cell>
          <table:table-cell office:value-type="float" office:value="111.53998262683101" table:style-name="ce198">
            <text:p>111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08000031</text:p>
          </table:table-cell>
          <table:table-cell office:value-type="string" table:style-name="ce194">
            <text:p>Wolverhampton</text:p>
          </table:table-cell>
          <table:table-cell office:value-type="float" office:value="134" table:style-name="ce195">
            <text:p>134</text:p>
          </table:table-cell>
          <table:table-cell office:value-type="float" office:value="131013" table:style-name="ce196">
            <text:p>131,013</text:p>
          </table:table-cell>
          <table:table-cell office:value-type="float" office:value="131.284092654121" table:style-name="ce197">
            <text:p>131.3</text:p>
          </table:table-cell>
          <table:table-cell office:value-type="float" office:value="109.79327034787801" table:style-name="ce197">
            <text:p>109.8</text:p>
          </table:table-cell>
          <table:table-cell office:value-type="float" office:value="155.71966115185501" table:style-name="ce198">
            <text:p>155.7</text:p>
          </table:table-cell>
          <table:table-cell office:value-type="float" office:value="84" table:style-name="ce195">
            <text:p>84</text:p>
          </table:table-cell>
          <table:table-cell office:value-type="float" office:value="132344" table:style-name="ce196">
            <text:p>132,344</text:p>
          </table:table-cell>
          <table:table-cell office:value-type="float" office:value="60.5244669565691" table:style-name="ce197">
            <text:p>60.5</text:p>
          </table:table-cell>
          <table:table-cell office:value-type="float" office:value="48.117560690813001" table:style-name="ce197">
            <text:p>48.1</text:p>
          </table:table-cell>
          <table:table-cell office:value-type="float" office:value="75.119697834470699" table:style-name="ce198">
            <text:p>75.1</text:p>
          </table:table-cell>
          <table:table-cell office:value-type="float" office:value="218" table:style-name="ce195">
            <text:p>218</text:p>
          </table:table-cell>
          <table:table-cell office:value-type="float" office:value="263357" table:style-name="ce196">
            <text:p>263,357</text:p>
          </table:table-cell>
          <table:table-cell office:value-type="float" office:value="90.717495697561404" table:style-name="ce197">
            <text:p>90.7</text:p>
          </table:table-cell>
          <table:table-cell office:value-type="float" office:value="79.007118611044504" table:style-name="ce197">
            <text:p>79.0</text:p>
          </table:table-cell>
          <table:table-cell office:value-type="float" office:value="103.666515831537" table:style-name="ce198">
            <text:p>103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10000028</text:p>
          </table:table-cell>
          <table:table-cell office:value-type="string" table:style-name="ce194">
            <text:p>Staffordshire</text:p>
          </table:table-cell>
          <table:table-cell office:value-type="float" office:value="318" table:style-name="ce195">
            <text:p>318</text:p>
          </table:table-cell>
          <table:table-cell office:value-type="float" office:value="436978" table:style-name="ce196">
            <text:p>436,978</text:p>
          </table:table-cell>
          <table:table-cell office:value-type="float" office:value="76.820544629083798" table:style-name="ce197">
            <text:p>76.8</text:p>
          </table:table-cell>
          <table:table-cell office:value-type="float" office:value="68.366851465130907" table:style-name="ce197">
            <text:p>68.4</text:p>
          </table:table-cell>
          <table:table-cell office:value-type="float" office:value="86.007460264933698" table:style-name="ce198">
            <text:p>86.0</text:p>
          </table:table-cell>
          <table:table-cell office:value-type="float" office:value="225" table:style-name="ce195">
            <text:p>225</text:p>
          </table:table-cell>
          <table:table-cell office:value-type="float" office:value="442582" table:style-name="ce196">
            <text:p>442,582</text:p>
          </table:table-cell>
          <table:table-cell office:value-type="float" office:value="40.719728251421003" table:style-name="ce197">
            <text:p>40.7</text:p>
          </table:table-cell>
          <table:table-cell office:value-type="float" office:value="35.5490481979893" table:style-name="ce197">
            <text:p>35.5</text:p>
          </table:table-cell>
          <table:table-cell office:value-type="float" office:value="46.428277618644103" table:style-name="ce198">
            <text:p>46.4</text:p>
          </table:table-cell>
          <table:table-cell office:value-type="float" office:value="543" table:style-name="ce195">
            <text:p>543</text:p>
          </table:table-cell>
          <table:table-cell office:value-type="float" office:value="879560" table:style-name="ce196">
            <text:p>879,560</text:p>
          </table:table-cell>
          <table:table-cell office:value-type="float" office:value="56.318235618729403" table:style-name="ce197">
            <text:p>56.3</text:p>
          </table:table-cell>
          <table:table-cell office:value-type="float" office:value="51.662365264255698" table:style-name="ce197">
            <text:p>51.7</text:p>
          </table:table-cell>
          <table:table-cell office:value-type="float" office:value="61.279786440142502" table:style-name="ce198">
            <text:p>61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5</text:p>
          </table:table-cell>
          <table:table-cell office:value-type="string" table:style-name="ce192">
            <text:p>West Midlands</text:p>
          </table:table-cell>
          <table:table-cell office:value-type="string" table:style-name="ce193">
            <text:p>E10000031</text:p>
          </table:table-cell>
          <table:table-cell office:value-type="string" table:style-name="ce194">
            <text:p>Warwickshire</text:p>
          </table:table-cell>
          <table:table-cell office:value-type="float" office:value="201" table:style-name="ce195">
            <text:p>201</text:p>
          </table:table-cell>
          <table:table-cell office:value-type="float" office:value="285507" table:style-name="ce196">
            <text:p>285,507</text:p>
          </table:table-cell>
          <table:table-cell office:value-type="float" office:value="75.801040109867301" table:style-name="ce197">
            <text:p>75.8</text:p>
          </table:table-cell>
          <table:table-cell office:value-type="float" office:value="65.509748266912098" table:style-name="ce197">
            <text:p>65.5</text:p>
          </table:table-cell>
          <table:table-cell office:value-type="float" office:value="87.228619539134399" table:style-name="ce198">
            <text:p>87.2</text:p>
          </table:table-cell>
          <table:table-cell office:value-type="float" office:value="146" table:style-name="ce195">
            <text:p>146</text:p>
          </table:table-cell>
          <table:table-cell office:value-type="float" office:value="292426" table:style-name="ce196">
            <text:p>292,426</text:p>
          </table:table-cell>
          <table:table-cell office:value-type="float" office:value="39.4912238088978" table:style-name="ce197">
            <text:p>39.5</text:p>
          </table:table-cell>
          <table:table-cell office:value-type="float" office:value="33.286644726470499" table:style-name="ce197">
            <text:p>33.3</text:p>
          </table:table-cell>
          <table:table-cell office:value-type="float" office:value="46.507830628935501" table:style-name="ce198">
            <text:p>46.5</text:p>
          </table:table-cell>
          <table:table-cell office:value-type="float" office:value="347" table:style-name="ce195">
            <text:p>347</text:p>
          </table:table-cell>
          <table:table-cell office:value-type="float" office:value="577933" table:style-name="ce196">
            <text:p>577,933</text:p>
          </table:table-cell>
          <table:table-cell office:value-type="float" office:value="54.981291733015397" table:style-name="ce197">
            <text:p>55.0</text:p>
          </table:table-cell>
          <table:table-cell office:value-type="float" office:value="49.336842457823003" table:style-name="ce197">
            <text:p>49.3</text:p>
          </table:table-cell>
          <table:table-cell office:value-type="float" office:value="61.093473363835599" table:style-name="ce198">
            <text:p>61.1</text:p>
          </table:table-cell>
          <table:table-cell table:number-columns-repeated="2" table:style-name="ce190"/>
          <table:table-cell table:number-columns-repeated="16363"/>
        </table:table-row>
        <table:table-row table:style-name="ro13">
          <table:table-cell office:value-type="string" table:style-name="ce199">
            <text:p>E12000005</text:p>
          </table:table-cell>
          <table:table-cell office:value-type="string" table:style-name="ce200">
            <text:p>West Midlands</text:p>
          </table:table-cell>
          <table:table-cell office:value-type="string" table:style-name="ce201">
            <text:p>E10000034</text:p>
          </table:table-cell>
          <table:table-cell office:value-type="string" table:style-name="ce202">
            <text:p>Worcestershire</text:p>
          </table:table-cell>
          <table:table-cell office:value-type="float" office:value="191" table:style-name="ce203">
            <text:p>191</text:p>
          </table:table-cell>
          <table:table-cell office:value-type="float" office:value="292839" table:style-name="ce204">
            <text:p>292,839</text:p>
          </table:table-cell>
          <table:table-cell office:value-type="float" office:value="63.499436012509001" table:style-name="ce205">
            <text:p>63.5</text:p>
          </table:table-cell>
          <table:table-cell office:value-type="float" office:value="54.668968088722501" table:style-name="ce205">
            <text:p>54.7</text:p>
          </table:table-cell>
          <table:table-cell office:value-type="float" office:value="73.331613164954405" table:style-name="ce206">
            <text:p>73.3</text:p>
          </table:table-cell>
          <table:table-cell office:value-type="float" office:value="159" table:style-name="ce203">
            <text:p>159</text:p>
          </table:table-cell>
          <table:table-cell office:value-type="float" office:value="302947" table:style-name="ce204">
            <text:p>302,947</text:p>
          </table:table-cell>
          <table:table-cell office:value-type="float" office:value="40.031863895224497" table:style-name="ce205">
            <text:p>40.0</text:p>
          </table:table-cell>
          <table:table-cell office:value-type="float" office:value="33.977329189532199" table:style-name="ce205">
            <text:p>34.0</text:p>
          </table:table-cell>
          <table:table-cell office:value-type="float" office:value="46.843523380106603" table:style-name="ce206">
            <text:p>46.8</text:p>
          </table:table-cell>
          <table:table-cell office:value-type="float" office:value="350" table:style-name="ce203">
            <text:p>350</text:p>
          </table:table-cell>
          <table:table-cell office:value-type="float" office:value="595786" table:style-name="ce204">
            <text:p>595,786</text:p>
          </table:table-cell>
          <table:table-cell office:value-type="float" office:value="50.137708986516103" table:style-name="ce205">
            <text:p>50.1</text:p>
          </table:table-cell>
          <table:table-cell office:value-type="float" office:value="45.009620127987503" table:style-name="ce205">
            <text:p>45.0</text:p>
          </table:table-cell>
          <table:table-cell office:value-type="float" office:value="55.6888355558238" table:style-name="ce206">
            <text:p>55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82">
            <text:p>E12000006</text:p>
          </table:table-cell>
          <table:table-cell office:value-type="string" table:style-name="ce183">
            <text:p>East of England</text:p>
          </table:table-cell>
          <table:table-cell office:value-type="string" table:style-name="ce184">
            <text:p>E06000031</text:p>
          </table:table-cell>
          <table:table-cell office:value-type="string" table:style-name="ce185">
            <text:p>Peterborough</text:p>
          </table:table-cell>
          <table:table-cell office:value-type="float" office:value="30" table:style-name="ce186">
            <text:p>30</text:p>
          </table:table-cell>
          <table:table-cell office:value-type="float" office:value="101608" table:style-name="ce187">
            <text:p>101,608</text:p>
          </table:table-cell>
          <table:table-cell office:value-type="float" office:value="42.176988396028797" table:style-name="ce188">
            <text:p>42.2</text:p>
          </table:table-cell>
          <table:table-cell office:value-type="float" office:value="28.1621338563181" table:style-name="ce188">
            <text:p>28.2</text:p>
          </table:table-cell>
          <table:table-cell office:value-type="float" office:value="60.5920908383804" table:style-name="ce189">
            <text:p>60.6</text:p>
          </table:table-cell>
          <table:table-cell office:value-type="float" office:value="24" table:style-name="ce186">
            <text:p>24</text:p>
          </table:table-cell>
          <table:table-cell office:value-type="float" office:value="100651" table:style-name="ce187">
            <text:p>100,651</text:p>
          </table:table-cell>
          <table:table-cell office:value-type="float" office:value="27.528721851289699" table:style-name="ce188">
            <text:p>27.5</text:p>
          </table:table-cell>
          <table:table-cell office:value-type="float" office:value="17.539990141407099" table:style-name="ce188">
            <text:p>17.5</text:p>
          </table:table-cell>
          <table:table-cell office:value-type="float" office:value="41.0885236231655" table:style-name="ce189">
            <text:p>41.1</text:p>
          </table:table-cell>
          <table:table-cell office:value-type="float" office:value="54" table:style-name="ce186">
            <text:p>54</text:p>
          </table:table-cell>
          <table:table-cell office:value-type="float" office:value="202259" table:style-name="ce187">
            <text:p>202,259</text:p>
          </table:table-cell>
          <table:table-cell office:value-type="float" office:value="33.770580324590199" table:style-name="ce188">
            <text:p>33.8</text:p>
          </table:table-cell>
          <table:table-cell office:value-type="float" office:value="25.3114990397961" table:style-name="ce188">
            <text:p>25.3</text:p>
          </table:table-cell>
          <table:table-cell office:value-type="float" office:value="44.1330946665569" table:style-name="ce189">
            <text:p>44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6</text:p>
          </table:table-cell>
          <table:table-cell office:value-type="string" table:style-name="ce192">
            <text:p>East of England</text:p>
          </table:table-cell>
          <table:table-cell office:value-type="string" table:style-name="ce193">
            <text:p>E06000032</text:p>
          </table:table-cell>
          <table:table-cell office:value-type="string" table:style-name="ce194">
            <text:p>Luton</text:p>
          </table:table-cell>
          <table:table-cell office:value-type="float" office:value="104" table:style-name="ce195">
            <text:p>104</text:p>
          </table:table-cell>
          <table:table-cell office:value-type="float" office:value="108305" table:style-name="ce196">
            <text:p>108,305</text:p>
          </table:table-cell>
          <table:table-cell office:value-type="float" office:value="154.723483663595" table:style-name="ce197">
            <text:p>154.7</text:p>
          </table:table-cell>
          <table:table-cell office:value-type="float" office:value="125.94438887231099" table:style-name="ce197">
            <text:p>125.9</text:p>
          </table:table-cell>
          <table:table-cell office:value-type="float" office:value="188.022559603101" table:style-name="ce198">
            <text:p>188.0</text:p>
          </table:table-cell>
          <table:table-cell office:value-type="float" office:value="60" table:style-name="ce195">
            <text:p>60</text:p>
          </table:table-cell>
          <table:table-cell office:value-type="float" office:value="104747" table:style-name="ce196">
            <text:p>104,747</text:p>
          </table:table-cell>
          <table:table-cell office:value-type="float" office:value="71.100149121599202" table:style-name="ce197">
            <text:p>71.1</text:p>
          </table:table-cell>
          <table:table-cell office:value-type="float" office:value="54.029281898980102" table:style-name="ce197">
            <text:p>54.0</text:p>
          </table:table-cell>
          <table:table-cell office:value-type="float" office:value="91.793811285234995" table:style-name="ce198">
            <text:p>91.8</text:p>
          </table:table-cell>
          <table:table-cell office:value-type="float" office:value="164" table:style-name="ce195">
            <text:p>164</text:p>
          </table:table-cell>
          <table:table-cell office:value-type="float" office:value="213052" table:style-name="ce196">
            <text:p>213,052</text:p>
          </table:table-cell>
          <table:table-cell office:value-type="float" office:value="109.582603968816" table:style-name="ce197">
            <text:p>109.6</text:p>
          </table:table-cell>
          <table:table-cell office:value-type="float" office:value="93.278111765739297" table:style-name="ce197">
            <text:p>93.3</text:p>
          </table:table-cell>
          <table:table-cell office:value-type="float" office:value="127.89263077793299" table:style-name="ce198">
            <text:p>127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6</text:p>
          </table:table-cell>
          <table:table-cell office:value-type="string" table:style-name="ce192">
            <text:p>East of England</text:p>
          </table:table-cell>
          <table:table-cell office:value-type="string" table:style-name="ce193">
            <text:p>E06000033</text:p>
          </table:table-cell>
          <table:table-cell office:value-type="string" table:style-name="ce194">
            <text:p>Southend-on-Sea</text:p>
          </table:table-cell>
          <table:table-cell office:value-type="float" office:value="75" table:style-name="ce195">
            <text:p>75</text:p>
          </table:table-cell>
          <table:table-cell office:value-type="float" office:value="89829" table:style-name="ce196">
            <text:p>89,829</text:p>
          </table:table-cell>
          <table:table-cell office:value-type="float" office:value="92.164092570723398" table:style-name="ce197">
            <text:p>92.2</text:p>
          </table:table-cell>
          <table:table-cell office:value-type="float" office:value="72.347830359271697" table:style-name="ce197">
            <text:p>72.3</text:p>
          </table:table-cell>
          <table:table-cell office:value-type="float" office:value="115.699058567177" table:style-name="ce198">
            <text:p>115.7</text:p>
          </table:table-cell>
          <table:table-cell office:value-type="float" office:value="38" table:style-name="ce195">
            <text:p>38</text:p>
          </table:table-cell>
          <table:table-cell office:value-type="float" office:value="93296" table:style-name="ce196">
            <text:p>93,296</text:p>
          </table:table-cell>
          <table:table-cell office:value-type="float" office:value="35.264991204544799" table:style-name="ce197">
            <text:p>35.3</text:p>
          </table:table-cell>
          <table:table-cell office:value-type="float" office:value="24.720887488425099" table:style-name="ce197">
            <text:p>24.7</text:p>
          </table:table-cell>
          <table:table-cell office:value-type="float" office:value="48.700383624671097" table:style-name="ce198">
            <text:p>48.7</text:p>
          </table:table-cell>
          <table:table-cell office:value-type="float" office:value="113" table:style-name="ce195">
            <text:p>113</text:p>
          </table:table-cell>
          <table:table-cell office:value-type="float" office:value="183125" table:style-name="ce196">
            <text:p>183,125</text:p>
          </table:table-cell>
          <table:table-cell office:value-type="float" office:value="59.144254783288297" table:style-name="ce197">
            <text:p>59.1</text:p>
          </table:table-cell>
          <table:table-cell office:value-type="float" office:value="48.671700020573503" table:style-name="ce197">
            <text:p>48.7</text:p>
          </table:table-cell>
          <table:table-cell office:value-type="float" office:value="71.189504121652206" table:style-name="ce198">
            <text:p>71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6</text:p>
          </table:table-cell>
          <table:table-cell office:value-type="string" table:style-name="ce192">
            <text:p>East of England</text:p>
          </table:table-cell>
          <table:table-cell office:value-type="string" table:style-name="ce193">
            <text:p>E06000034</text:p>
          </table:table-cell>
          <table:table-cell office:value-type="string" table:style-name="ce194">
            <text:p>Thurrock</text:p>
          </table:table-cell>
          <table:table-cell office:value-type="float" office:value="54" table:style-name="ce195">
            <text:p>54</text:p>
          </table:table-cell>
          <table:table-cell office:value-type="float" office:value="86040" table:style-name="ce196">
            <text:p>86,040</text:p>
          </table:table-cell>
          <table:table-cell office:value-type="float" office:value="105.45906185379199" table:style-name="ce197">
            <text:p>105.5</text:p>
          </table:table-cell>
          <table:table-cell office:value-type="float" office:value="78.088595236555904" table:style-name="ce197">
            <text:p>78.1</text:p>
          </table:table-cell>
          <table:table-cell office:value-type="float" office:value="138.98833569790099" table:style-name="ce198">
            <text:p>139.0</text:p>
          </table:table-cell>
          <table:table-cell office:value-type="float" office:value="37" table:style-name="ce195">
            <text:p>37</text:p>
          </table:table-cell>
          <table:table-cell office:value-type="float" office:value="88301" table:style-name="ce196">
            <text:p>88,301</text:p>
          </table:table-cell>
          <table:table-cell office:value-type="float" office:value="55.217038849442801" table:style-name="ce197">
            <text:p>55.2</text:p>
          </table:table-cell>
          <table:table-cell office:value-type="float" office:value="38.800991332514002" table:style-name="ce197">
            <text:p>38.8</text:p>
          </table:table-cell>
          <table:table-cell office:value-type="float" office:value="76.203335621991698" table:style-name="ce198">
            <text:p>76.2</text:p>
          </table:table-cell>
          <table:table-cell office:value-type="float" office:value="91" table:style-name="ce195">
            <text:p>91</text:p>
          </table:table-cell>
          <table:table-cell office:value-type="float" office:value="174341" table:style-name="ce196">
            <text:p>174,341</text:p>
          </table:table-cell>
          <table:table-cell office:value-type="float" office:value="76.568653599636505" table:style-name="ce197">
            <text:p>76.6</text:p>
          </table:table-cell>
          <table:table-cell office:value-type="float" office:value="61.5132488887119" table:style-name="ce197">
            <text:p>61.5</text:p>
          </table:table-cell>
          <table:table-cell office:value-type="float" office:value="94.166229787216693" table:style-name="ce198">
            <text:p>94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6</text:p>
          </table:table-cell>
          <table:table-cell office:value-type="string" table:style-name="ce192">
            <text:p>East of England</text:p>
          </table:table-cell>
          <table:table-cell office:value-type="string" table:style-name="ce193">
            <text:p>E06000055</text:p>
          </table:table-cell>
          <table:table-cell office:value-type="string" table:style-name="ce194">
            <text:p>Bedford</text:p>
          </table:table-cell>
          <table:table-cell office:value-type="float" office:value="62" table:style-name="ce195">
            <text:p>62</text:p>
          </table:table-cell>
          <table:table-cell office:value-type="float" office:value="85221" table:style-name="ce196">
            <text:p>85,221</text:p>
          </table:table-cell>
          <table:table-cell office:value-type="float" office:value="85.439278490615607" table:style-name="ce197">
            <text:p>85.4</text:p>
          </table:table-cell>
          <table:table-cell office:value-type="float" office:value="65.278264823395006" table:style-name="ce197">
            <text:p>65.3</text:p>
          </table:table-cell>
          <table:table-cell office:value-type="float" office:value="109.80189575207299" table:style-name="ce198">
            <text:p>109.8</text:p>
          </table:table-cell>
          <table:table-cell office:value-type="float" office:value="43" table:style-name="ce195">
            <text:p>43</text:p>
          </table:table-cell>
          <table:table-cell office:value-type="float" office:value="88071" table:style-name="ce196">
            <text:p>88,071</text:p>
          </table:table-cell>
          <table:table-cell office:value-type="float" office:value="46.760603426564202" table:style-name="ce197">
            <text:p>46.8</text:p>
          </table:table-cell>
          <table:table-cell office:value-type="float" office:value="33.667311996997199" table:style-name="ce197">
            <text:p>33.7</text:p>
          </table:table-cell>
          <table:table-cell office:value-type="float" office:value="63.201438744575398" table:style-name="ce198">
            <text:p>63.2</text:p>
          </table:table-cell>
          <table:table-cell office:value-type="float" office:value="105" table:style-name="ce195">
            <text:p>105</text:p>
          </table:table-cell>
          <table:table-cell office:value-type="float" office:value="173292" table:style-name="ce196">
            <text:p>173,292</text:p>
          </table:table-cell>
          <table:table-cell office:value-type="float" office:value="63.874225355538698" table:style-name="ce197">
            <text:p>63.9</text:p>
          </table:table-cell>
          <table:table-cell office:value-type="float" office:value="52.192187594069303" table:style-name="ce197">
            <text:p>52.2</text:p>
          </table:table-cell>
          <table:table-cell office:value-type="float" office:value="77.381546776807099" table:style-name="ce198">
            <text:p>77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6</text:p>
          </table:table-cell>
          <table:table-cell office:value-type="string" table:style-name="ce192">
            <text:p>East of England</text:p>
          </table:table-cell>
          <table:table-cell office:value-type="string" table:style-name="ce193">
            <text:p>E06000056</text:p>
          </table:table-cell>
          <table:table-cell office:value-type="string" table:style-name="ce194">
            <text:p>Central Bedfordshire</text:p>
          </table:table-cell>
          <table:table-cell office:value-type="float" office:value="96" table:style-name="ce195">
            <text:p>96</text:p>
          </table:table-cell>
          <table:table-cell office:value-type="float" office:value="142503" table:style-name="ce196">
            <text:p>142,503</text:p>
          </table:table-cell>
          <table:table-cell office:value-type="float" office:value="81.719784019528007" table:style-name="ce197">
            <text:p>81.7</text:p>
          </table:table-cell>
          <table:table-cell office:value-type="float" office:value="65.848287229864297" table:style-name="ce197">
            <text:p>65.8</text:p>
          </table:table-cell>
          <table:table-cell office:value-type="float" office:value="100.19450232495601" table:style-name="ce198">
            <text:p>100.2</text:p>
          </table:table-cell>
          <table:table-cell office:value-type="float" office:value="54" table:style-name="ce195">
            <text:p>54</text:p>
          </table:table-cell>
          <table:table-cell office:value-type="float" office:value="146145" table:style-name="ce196">
            <text:p>146,145</text:p>
          </table:table-cell>
          <table:table-cell office:value-type="float" office:value="37.220092900131199" table:style-name="ce197">
            <text:p>37.2</text:p>
          </table:table-cell>
          <table:table-cell office:value-type="float" office:value="27.9378117680562" table:style-name="ce197">
            <text:p>27.9</text:p>
          </table:table-cell>
          <table:table-cell office:value-type="float" office:value="48.591040656621097" table:style-name="ce198">
            <text:p>48.6</text:p>
          </table:table-cell>
          <table:table-cell office:value-type="float" office:value="150" table:style-name="ce195">
            <text:p>150</text:p>
          </table:table-cell>
          <table:table-cell office:value-type="float" office:value="288648" table:style-name="ce196">
            <text:p>288,648</text:p>
          </table:table-cell>
          <table:table-cell office:value-type="float" office:value="56.7589180410504" table:style-name="ce197">
            <text:p>56.8</text:p>
          </table:table-cell>
          <table:table-cell office:value-type="float" office:value="47.992680418015098" table:style-name="ce197">
            <text:p>48.0</text:p>
          </table:table-cell>
          <table:table-cell office:value-type="float" office:value="66.655994490475294" table:style-name="ce198">
            <text:p>66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6</text:p>
          </table:table-cell>
          <table:table-cell office:value-type="string" table:style-name="ce192">
            <text:p>East of England</text:p>
          </table:table-cell>
          <table:table-cell office:value-type="string" table:style-name="ce193">
            <text:p>E10000003</text:p>
          </table:table-cell>
          <table:table-cell office:value-type="string" table:style-name="ce194">
            <text:p>Cambridgeshire</text:p>
          </table:table-cell>
          <table:table-cell office:value-type="float" office:value="115" table:style-name="ce195">
            <text:p>115</text:p>
          </table:table-cell>
          <table:table-cell office:value-type="float" office:value="326524" table:style-name="ce196">
            <text:p>326,524</text:p>
          </table:table-cell>
          <table:table-cell office:value-type="float" office:value="41.0708734308988" table:style-name="ce197">
            <text:p>41.1</text:p>
          </table:table-cell>
          <table:table-cell office:value-type="float" office:value="33.813603679569297" table:style-name="ce197">
            <text:p>33.8</text:p>
          </table:table-cell>
          <table:table-cell office:value-type="float" office:value="49.407729934016103" table:style-name="ce198">
            <text:p>49.4</text:p>
          </table:table-cell>
          <table:table-cell office:value-type="float" office:value="90" table:style-name="ce195">
            <text:p>90</text:p>
          </table:table-cell>
          <table:table-cell office:value-type="float" office:value="327013" table:style-name="ce196">
            <text:p>327,013</text:p>
          </table:table-cell>
          <table:table-cell office:value-type="float" office:value="24.0695339119819" table:style-name="ce197">
            <text:p>24.1</text:p>
          </table:table-cell>
          <table:table-cell office:value-type="float" office:value="19.295396067171499" table:style-name="ce197">
            <text:p>19.3</text:p>
          </table:table-cell>
          <table:table-cell office:value-type="float" office:value="29.6546658485234" table:style-name="ce198">
            <text:p>29.7</text:p>
          </table:table-cell>
          <table:table-cell office:value-type="float" office:value="205" table:style-name="ce195">
            <text:p>205</text:p>
          </table:table-cell>
          <table:table-cell office:value-type="float" office:value="653537" table:style-name="ce196">
            <text:p>653,537</text:p>
          </table:table-cell>
          <table:table-cell office:value-type="float" office:value="31.299305845245701" table:style-name="ce197">
            <text:p>31.3</text:p>
          </table:table-cell>
          <table:table-cell office:value-type="float" office:value="27.150760802146198" table:style-name="ce197">
            <text:p>27.2</text:p>
          </table:table-cell>
          <table:table-cell office:value-type="float" office:value="35.901150781728298" table:style-name="ce198">
            <text:p>35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6</text:p>
          </table:table-cell>
          <table:table-cell office:value-type="string" table:style-name="ce192">
            <text:p>East of England</text:p>
          </table:table-cell>
          <table:table-cell office:value-type="string" table:style-name="ce193">
            <text:p>E10000012</text:p>
          </table:table-cell>
          <table:table-cell office:value-type="string" table:style-name="ce194">
            <text:p>Essex</text:p>
          </table:table-cell>
          <table:table-cell office:value-type="float" office:value="577" table:style-name="ce195">
            <text:p>577</text:p>
          </table:table-cell>
          <table:table-cell office:value-type="float" office:value="728350" table:style-name="ce196">
            <text:p>728,350</text:p>
          </table:table-cell>
          <table:table-cell office:value-type="float" office:value="85.646998975458601" table:style-name="ce197">
            <text:p>85.6</text:p>
          </table:table-cell>
          <table:table-cell office:value-type="float" office:value="78.686301571774294" table:style-name="ce197">
            <text:p>78.7</text:p>
          </table:table-cell>
          <table:table-cell office:value-type="float" office:value="93.050560285430606" table:style-name="ce198">
            <text:p>93.1</text:p>
          </table:table-cell>
          <table:table-cell office:value-type="float" office:value="373" table:style-name="ce195">
            <text:p>373</text:p>
          </table:table-cell>
          <table:table-cell office:value-type="float" office:value="760839" table:style-name="ce196">
            <text:p>760,839</text:p>
          </table:table-cell>
          <table:table-cell office:value-type="float" office:value="40.309856865561102" table:style-name="ce197">
            <text:p>40.3</text:p>
          </table:table-cell>
          <table:table-cell office:value-type="float" office:value="36.286526154355499" table:style-name="ce197">
            <text:p>36.3</text:p>
          </table:table-cell>
          <table:table-cell office:value-type="float" office:value="44.6542475667612" table:style-name="ce198">
            <text:p>44.7</text:p>
          </table:table-cell>
          <table:table-cell office:value-type="float" office:value="950" table:style-name="ce195">
            <text:p>950</text:p>
          </table:table-cell>
          <table:table-cell office:value-type="float" office:value="1489189" table:style-name="ce196">
            <text:p>1,489,189</text:p>
          </table:table-cell>
          <table:table-cell office:value-type="float" office:value="59.3685691218313" table:style-name="ce197">
            <text:p>59.4</text:p>
          </table:table-cell>
          <table:table-cell office:value-type="float" office:value="55.639574397759802" table:style-name="ce197">
            <text:p>55.6</text:p>
          </table:table-cell>
          <table:table-cell office:value-type="float" office:value="63.281064182625997" table:style-name="ce198">
            <text:p>63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6</text:p>
          </table:table-cell>
          <table:table-cell office:value-type="string" table:style-name="ce192">
            <text:p>East of England</text:p>
          </table:table-cell>
          <table:table-cell office:value-type="string" table:style-name="ce193">
            <text:p>E10000015</text:p>
          </table:table-cell>
          <table:table-cell office:value-type="string" table:style-name="ce194">
            <text:p>Hertfordshire</text:p>
          </table:table-cell>
          <table:table-cell office:value-type="float" office:value="427" table:style-name="ce195">
            <text:p>427</text:p>
          </table:table-cell>
          <table:table-cell office:value-type="float" office:value="582425" table:style-name="ce196">
            <text:p>582,425</text:p>
          </table:table-cell>
          <table:table-cell office:value-type="float" office:value="90.9511317773445" table:style-name="ce197">
            <text:p>91.0</text:p>
          </table:table-cell>
          <table:table-cell office:value-type="float" office:value="82.436126034992" table:style-name="ce197">
            <text:p>82.4</text:p>
          </table:table-cell>
          <table:table-cell office:value-type="float" office:value="100.09943528821699" table:style-name="ce198">
            <text:p>100.1</text:p>
          </table:table-cell>
          <table:table-cell office:value-type="float" office:value="283" table:style-name="ce195">
            <text:p>283</text:p>
          </table:table-cell>
          <table:table-cell office:value-type="float" office:value="607094" table:style-name="ce196">
            <text:p>607,094</text:p>
          </table:table-cell>
          <table:table-cell office:value-type="float" office:value="43.284792235723799" table:style-name="ce197">
            <text:p>43.3</text:p>
          </table:table-cell>
          <table:table-cell office:value-type="float" office:value="38.301709068250503" table:style-name="ce197">
            <text:p>38.3</text:p>
          </table:table-cell>
          <table:table-cell office:value-type="float" office:value="48.727306848606602" table:style-name="ce198">
            <text:p>48.7</text:p>
          </table:table-cell>
          <table:table-cell office:value-type="float" office:value="710" table:style-name="ce195">
            <text:p>710</text:p>
          </table:table-cell>
          <table:table-cell office:value-type="float" office:value="1189519" table:style-name="ce196">
            <text:p>1,189,519</text:p>
          </table:table-cell>
          <table:table-cell office:value-type="float" office:value="63.337129628391402" table:style-name="ce197">
            <text:p>63.3</text:p>
          </table:table-cell>
          <table:table-cell office:value-type="float" office:value="58.730459697558402" table:style-name="ce197">
            <text:p>58.7</text:p>
          </table:table-cell>
          <table:table-cell office:value-type="float" office:value="68.207123360308003" table:style-name="ce198">
            <text:p>68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6</text:p>
          </table:table-cell>
          <table:table-cell office:value-type="string" table:style-name="ce192">
            <text:p>East of England</text:p>
          </table:table-cell>
          <table:table-cell office:value-type="string" table:style-name="ce193">
            <text:p>E10000020</text:p>
          </table:table-cell>
          <table:table-cell office:value-type="string" table:style-name="ce194">
            <text:p>Norfolk</text:p>
          </table:table-cell>
          <table:table-cell office:value-type="float" office:value="186" table:style-name="ce195">
            <text:p>186</text:p>
          </table:table-cell>
          <table:table-cell office:value-type="float" office:value="445696" table:style-name="ce196">
            <text:p>445,696</text:p>
          </table:table-cell>
          <table:table-cell office:value-type="float" office:value="38.053543305566798" table:style-name="ce197">
            <text:p>38.1</text:p>
          </table:table-cell>
          <table:table-cell office:value-type="float" office:value="32.696781380958299" table:style-name="ce197">
            <text:p>32.7</text:p>
          </table:table-cell>
          <table:table-cell office:value-type="float" office:value="44.026572991964102" table:style-name="ce198">
            <text:p>44.0</text:p>
          </table:table-cell>
          <table:table-cell office:value-type="float" office:value="123" table:style-name="ce195">
            <text:p>123</text:p>
          </table:table-cell>
          <table:table-cell office:value-type="float" office:value="462064" table:style-name="ce196">
            <text:p>462,064</text:p>
          </table:table-cell>
          <table:table-cell office:value-type="float" office:value="18.114404519629399" table:style-name="ce197">
            <text:p>18.1</text:p>
          </table:table-cell>
          <table:table-cell office:value-type="float" office:value="15.0029639114949" table:style-name="ce197">
            <text:p>15.0</text:p>
          </table:table-cell>
          <table:table-cell office:value-type="float" office:value="21.672245944487599" table:style-name="ce198">
            <text:p>21.7</text:p>
          </table:table-cell>
          <table:table-cell office:value-type="float" office:value="309" table:style-name="ce195">
            <text:p>309</text:p>
          </table:table-cell>
          <table:table-cell office:value-type="float" office:value="907760" table:style-name="ce196">
            <text:p>907,760</text:p>
          </table:table-cell>
          <table:table-cell office:value-type="float" office:value="26.547564980994299" table:style-name="ce197">
            <text:p>26.5</text:p>
          </table:table-cell>
          <table:table-cell office:value-type="float" office:value="23.652948870212601" table:style-name="ce197">
            <text:p>23.7</text:p>
          </table:table-cell>
          <table:table-cell office:value-type="float" office:value="29.697044004005299" table:style-name="ce198">
            <text:p>29.7</text:p>
          </table:table-cell>
          <table:table-cell table:number-columns-repeated="2" table:style-name="ce190"/>
          <table:table-cell table:number-columns-repeated="16363"/>
        </table:table-row>
        <table:table-row table:style-name="ro13">
          <table:table-cell office:value-type="string" table:style-name="ce199">
            <text:p>E12000006</text:p>
          </table:table-cell>
          <table:table-cell office:value-type="string" table:style-name="ce200">
            <text:p>East of England</text:p>
          </table:table-cell>
          <table:table-cell office:value-type="string" table:style-name="ce201">
            <text:p>E10000029</text:p>
          </table:table-cell>
          <table:table-cell office:value-type="string" table:style-name="ce202">
            <text:p>Suffolk</text:p>
          </table:table-cell>
          <table:table-cell office:value-type="float" office:value="221" table:style-name="ce203">
            <text:p>221</text:p>
          </table:table-cell>
          <table:table-cell office:value-type="float" office:value="375998" table:style-name="ce204">
            <text:p>375,998</text:p>
          </table:table-cell>
          <table:table-cell office:value-type="float" office:value="54.961005815834099" table:style-name="ce205">
            <text:p>55.0</text:p>
          </table:table-cell>
          <table:table-cell office:value-type="float" office:value="47.891273543211199" table:style-name="ce205">
            <text:p>47.9</text:p>
          </table:table-cell>
          <table:table-cell office:value-type="float" office:value="62.773148258266197" table:style-name="ce206">
            <text:p>62.8</text:p>
          </table:table-cell>
          <table:table-cell office:value-type="float" office:value="130" table:style-name="ce203">
            <text:p>130</text:p>
          </table:table-cell>
          <table:table-cell office:value-type="float" office:value="385352" table:style-name="ce204">
            <text:p>385,352</text:p>
          </table:table-cell>
          <table:table-cell office:value-type="float" office:value="24.008763145802298" table:style-name="ce205">
            <text:p>24.0</text:p>
          </table:table-cell>
          <table:table-cell office:value-type="float" office:value="19.983417597725001" table:style-name="ce205">
            <text:p>20.0</text:p>
          </table:table-cell>
          <table:table-cell office:value-type="float" office:value="28.594712736794001" table:style-name="ce206">
            <text:p>28.6</text:p>
          </table:table-cell>
          <table:table-cell office:value-type="float" office:value="351" table:style-name="ce203">
            <text:p>351</text:p>
          </table:table-cell>
          <table:table-cell office:value-type="float" office:value="761350" table:style-name="ce204">
            <text:p>761,350</text:p>
          </table:table-cell>
          <table:table-cell office:value-type="float" office:value="37.087237191882899" table:style-name="ce205">
            <text:p>37.1</text:p>
          </table:table-cell>
          <table:table-cell office:value-type="float" office:value="33.285171675256997" table:style-name="ce205">
            <text:p>33.3</text:p>
          </table:table-cell>
          <table:table-cell office:value-type="float" office:value="41.2024842577718" table:style-name="ce206">
            <text:p>41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82">
            <text:p>E12000007</text:p>
          </table:table-cell>
          <table:table-cell office:value-type="string" table:style-name="ce183">
            <text:p>London</text:p>
          </table:table-cell>
          <table:table-cell office:value-type="string" table:style-name="ce184">
            <text:p>E09000002</text:p>
          </table:table-cell>
          <table:table-cell office:value-type="string" table:style-name="ce185">
            <text:p>Barking and Dagenham</text:p>
          </table:table-cell>
          <table:table-cell office:value-type="float" office:value="59" table:style-name="ce186">
            <text:p>59</text:p>
          </table:table-cell>
          <table:table-cell office:value-type="float" office:value="105877" table:style-name="ce187">
            <text:p>105,877</text:p>
          </table:table-cell>
          <table:table-cell office:value-type="float" office:value="126.106938543737" table:style-name="ce188">
            <text:p>126.1</text:p>
          </table:table-cell>
          <table:table-cell office:value-type="float" office:value="95.048725842219497" table:style-name="ce188">
            <text:p>95.0</text:p>
          </table:table-cell>
          <table:table-cell office:value-type="float" office:value="163.818058716656" table:style-name="ce189">
            <text:p>163.8</text:p>
          </table:table-cell>
          <table:table-cell office:value-type="float" office:value="40" table:style-name="ce186">
            <text:p>40</text:p>
          </table:table-cell>
          <table:table-cell office:value-type="float" office:value="107029" table:style-name="ce187">
            <text:p>107,029</text:p>
          </table:table-cell>
          <table:table-cell office:value-type="float" office:value="54.2937593620142" table:style-name="ce188">
            <text:p>54.3</text:p>
          </table:table-cell>
          <table:table-cell office:value-type="float" office:value="38.539488418960602" table:style-name="ce188">
            <text:p>38.5</text:p>
          </table:table-cell>
          <table:table-cell office:value-type="float" office:value="74.244039197481698" table:style-name="ce189">
            <text:p>74.2</text:p>
          </table:table-cell>
          <table:table-cell office:value-type="float" office:value="99" table:style-name="ce186">
            <text:p>99</text:p>
          </table:table-cell>
          <table:table-cell office:value-type="float" office:value="212906" table:style-name="ce187">
            <text:p>212,906</text:p>
          </table:table-cell>
          <table:table-cell office:value-type="float" office:value="86.321400436888297" table:style-name="ce188">
            <text:p>86.3</text:p>
          </table:table-cell>
          <table:table-cell office:value-type="float" office:value="69.803514333068705" table:style-name="ce188">
            <text:p>69.8</text:p>
          </table:table-cell>
          <table:table-cell office:value-type="float" office:value="105.50369158644401" table:style-name="ce189">
            <text:p>105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03</text:p>
          </table:table-cell>
          <table:table-cell office:value-type="string" table:style-name="ce194">
            <text:p>Barnet</text:p>
          </table:table-cell>
          <table:table-cell office:value-type="float" office:value="201" table:style-name="ce195">
            <text:p>201</text:p>
          </table:table-cell>
          <table:table-cell office:value-type="float" office:value="196542" table:style-name="ce196">
            <text:p>196,542</text:p>
          </table:table-cell>
          <table:table-cell office:value-type="float" office:value="147.73964567752799" table:style-name="ce197">
            <text:p>147.7</text:p>
          </table:table-cell>
          <table:table-cell office:value-type="float" office:value="127.89747241282799" table:style-name="ce197">
            <text:p>127.9</text:p>
          </table:table-cell>
          <table:table-cell office:value-type="float" office:value="169.772643525787" table:style-name="ce198">
            <text:p>169.8</text:p>
          </table:table-cell>
          <table:table-cell office:value-type="float" office:value="110" table:style-name="ce195">
            <text:p>110</text:p>
          </table:table-cell>
          <table:table-cell office:value-type="float" office:value="199327" table:style-name="ce196">
            <text:p>199,327</text:p>
          </table:table-cell>
          <table:table-cell office:value-type="float" office:value="57.998876835459598" table:style-name="ce197">
            <text:p>58.0</text:p>
          </table:table-cell>
          <table:table-cell office:value-type="float" office:value="47.486324111533499" table:style-name="ce197">
            <text:p>47.5</text:p>
          </table:table-cell>
          <table:table-cell office:value-type="float" office:value="70.113216269974004" table:style-name="ce198">
            <text:p>70.1</text:p>
          </table:table-cell>
          <table:table-cell office:value-type="float" office:value="311" table:style-name="ce195">
            <text:p>311</text:p>
          </table:table-cell>
          <table:table-cell office:value-type="float" office:value="395869" table:style-name="ce196">
            <text:p>395,869</text:p>
          </table:table-cell>
          <table:table-cell office:value-type="float" office:value="96.976960144281804" table:style-name="ce197">
            <text:p>97.0</text:p>
          </table:table-cell>
          <table:table-cell office:value-type="float" office:value="86.403401556057204" table:style-name="ce197">
            <text:p>86.4</text:p>
          </table:table-cell>
          <table:table-cell office:value-type="float" office:value="108.47835188841201" table:style-name="ce198">
            <text:p>108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04</text:p>
          </table:table-cell>
          <table:table-cell office:value-type="string" table:style-name="ce194">
            <text:p>Bexley</text:p>
          </table:table-cell>
          <table:table-cell office:value-type="float" office:value="98" table:style-name="ce195">
            <text:p>98</text:p>
          </table:table-cell>
          <table:table-cell office:value-type="float" office:value="120082" table:style-name="ce196">
            <text:p>120,082</text:p>
          </table:table-cell>
          <table:table-cell office:value-type="float" office:value="104.471377978633" table:style-name="ce197">
            <text:p>104.5</text:p>
          </table:table-cell>
          <table:table-cell office:value-type="float" office:value="84.561017813259198" table:style-name="ce197">
            <text:p>84.6</text:p>
          </table:table-cell>
          <table:table-cell office:value-type="float" office:value="127.6110876094" table:style-name="ce198">
            <text:p>127.6</text:p>
          </table:table-cell>
          <table:table-cell office:value-type="float" office:value="52" table:style-name="ce195">
            <text:p>52</text:p>
          </table:table-cell>
          <table:table-cell office:value-type="float" office:value="128205" table:style-name="ce196">
            <text:p>128,205</text:p>
          </table:table-cell>
          <table:table-cell office:value-type="float" office:value="36.321181636299897" table:style-name="ce197">
            <text:p>36.3</text:p>
          </table:table-cell>
          <table:table-cell office:value-type="float" office:value="26.899873637911401" table:style-name="ce197">
            <text:p>26.9</text:p>
          </table:table-cell>
          <table:table-cell office:value-type="float" office:value="47.907536226723899" table:style-name="ce198">
            <text:p>47.9</text:p>
          </table:table-cell>
          <table:table-cell office:value-type="float" office:value="150" table:style-name="ce195">
            <text:p>150</text:p>
          </table:table-cell>
          <table:table-cell office:value-type="float" office:value="248287" table:style-name="ce196">
            <text:p>248,287</text:p>
          </table:table-cell>
          <table:table-cell office:value-type="float" office:value="64.773522017050098" table:style-name="ce197">
            <text:p>64.8</text:p>
          </table:table-cell>
          <table:table-cell office:value-type="float" office:value="54.732936504708697" table:style-name="ce197">
            <text:p>54.7</text:p>
          </table:table-cell>
          <table:table-cell office:value-type="float" office:value="76.109336386433398" table:style-name="ce198">
            <text:p>76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05</text:p>
          </table:table-cell>
          <table:table-cell office:value-type="string" table:style-name="ce194">
            <text:p>Brent</text:p>
          </table:table-cell>
          <table:table-cell office:value-type="float" office:value="244" table:style-name="ce195">
            <text:p>244</text:p>
          </table:table-cell>
          <table:table-cell office:value-type="float" office:value="168277" table:style-name="ce196">
            <text:p>168,277</text:p>
          </table:table-cell>
          <table:table-cell office:value-type="float" office:value="244.89868035900301" table:style-name="ce197">
            <text:p>244.9</text:p>
          </table:table-cell>
          <table:table-cell office:value-type="float" office:value="214.29744984651501" table:style-name="ce197">
            <text:p>214.3</text:p>
          </table:table-cell>
          <table:table-cell office:value-type="float" office:value="278.54997539798501" table:style-name="ce198">
            <text:p>278.5</text:p>
          </table:table-cell>
          <table:table-cell office:value-type="float" office:value="146" table:style-name="ce195">
            <text:p>146</text:p>
          </table:table-cell>
          <table:table-cell office:value-type="float" office:value="161494" table:style-name="ce196">
            <text:p>161,494</text:p>
          </table:table-cell>
          <table:table-cell office:value-type="float" office:value="119.43019944925901" table:style-name="ce197">
            <text:p>119.4</text:p>
          </table:table-cell>
          <table:table-cell office:value-type="float" office:value="100.662185617113" table:style-name="ce197">
            <text:p>100.7</text:p>
          </table:table-cell>
          <table:table-cell office:value-type="float" office:value="140.65448752806901" table:style-name="ce198">
            <text:p>140.7</text:p>
          </table:table-cell>
          <table:table-cell office:value-type="float" office:value="390" table:style-name="ce195">
            <text:p>390</text:p>
          </table:table-cell>
          <table:table-cell office:value-type="float" office:value="329771" table:style-name="ce196">
            <text:p>329,771</text:p>
          </table:table-cell>
          <table:table-cell office:value-type="float" office:value="173.80623636174599" table:style-name="ce197">
            <text:p>173.8</text:p>
          </table:table-cell>
          <table:table-cell office:value-type="float" office:value="156.78482680026201" table:style-name="ce197">
            <text:p>156.8</text:p>
          </table:table-cell>
          <table:table-cell office:value-type="float" office:value="192.15475743169" table:style-name="ce198">
            <text:p>192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06</text:p>
          </table:table-cell>
          <table:table-cell office:value-type="string" table:style-name="ce194">
            <text:p>Bromley</text:p>
          </table:table-cell>
          <table:table-cell office:value-type="float" office:value="130" table:style-name="ce195">
            <text:p>130</text:p>
          </table:table-cell>
          <table:table-cell office:value-type="float" office:value="160090" table:style-name="ce196">
            <text:p>160,090</text:p>
          </table:table-cell>
          <table:table-cell office:value-type="float" office:value="99.763118839217299" table:style-name="ce197">
            <text:p>99.8</text:p>
          </table:table-cell>
          <table:table-cell office:value-type="float" office:value="83.194378610406801" table:style-name="ce197">
            <text:p>83.2</text:p>
          </table:table-cell>
          <table:table-cell office:value-type="float" office:value="118.639363516362" table:style-name="ce198">
            <text:p>118.6</text:p>
          </table:table-cell>
          <table:table-cell office:value-type="float" office:value="96" table:style-name="ce195">
            <text:p>96</text:p>
          </table:table-cell>
          <table:table-cell office:value-type="float" office:value="172246" table:style-name="ce196">
            <text:p>172,246</text:p>
          </table:table-cell>
          <table:table-cell office:value-type="float" office:value="50.156910991779803" table:style-name="ce197">
            <text:p>50.2</text:p>
          </table:table-cell>
          <table:table-cell office:value-type="float" office:value="40.464522318543601" table:style-name="ce197">
            <text:p>40.5</text:p>
          </table:table-cell>
          <table:table-cell office:value-type="float" office:value="61.439032194196798" table:style-name="ce198">
            <text:p>61.4</text:p>
          </table:table-cell>
          <table:table-cell office:value-type="float" office:value="226" table:style-name="ce195">
            <text:p>226</text:p>
          </table:table-cell>
          <table:table-cell office:value-type="float" office:value="332336" table:style-name="ce196">
            <text:p>332,336</text:p>
          </table:table-cell>
          <table:table-cell office:value-type="float" office:value="70.924978022780493" table:style-name="ce197">
            <text:p>70.9</text:p>
          </table:table-cell>
          <table:table-cell office:value-type="float" office:value="61.915417891803898" table:style-name="ce197">
            <text:p>61.9</text:p>
          </table:table-cell>
          <table:table-cell office:value-type="float" office:value="80.869548580582205" table:style-name="ce198">
            <text:p>80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07</text:p>
          </table:table-cell>
          <table:table-cell office:value-type="string" table:style-name="ce194">
            <text:p>Camden</text:p>
          </table:table-cell>
          <table:table-cell office:value-type="float" office:value="88" table:style-name="ce195">
            <text:p>88</text:p>
          </table:table-cell>
          <table:table-cell office:value-type="float" office:value="135978" table:style-name="ce196">
            <text:p>135,978</text:p>
          </table:table-cell>
          <table:table-cell office:value-type="float" office:value="114.261229133987" table:style-name="ce197">
            <text:p>114.3</text:p>
          </table:table-cell>
          <table:table-cell office:value-type="float" office:value="91.327974011869202" table:style-name="ce197">
            <text:p>91.3</text:p>
          </table:table-cell>
          <table:table-cell office:value-type="float" office:value="141.13815754812299" table:style-name="ce198">
            <text:p>141.1</text:p>
          </table:table-cell>
          <table:table-cell office:value-type="float" office:value="52" table:style-name="ce195">
            <text:p>52</text:p>
          </table:table-cell>
          <table:table-cell office:value-type="float" office:value="134051" table:style-name="ce196">
            <text:p>134,051</text:p>
          </table:table-cell>
          <table:table-cell office:value-type="float" office:value="52.3097670227055" table:style-name="ce197">
            <text:p>52.3</text:p>
          </table:table-cell>
          <table:table-cell office:value-type="float" office:value="38.952360638200503" table:style-name="ce197">
            <text:p>39.0</text:p>
          </table:table-cell>
          <table:table-cell office:value-type="float" office:value="68.736747947831802" table:style-name="ce198">
            <text:p>68.7</text:p>
          </table:table-cell>
          <table:table-cell office:value-type="float" office:value="140" table:style-name="ce195">
            <text:p>140</text:p>
          </table:table-cell>
          <table:table-cell office:value-type="float" office:value="270029" table:style-name="ce196">
            <text:p>270,029</text:p>
          </table:table-cell>
          <table:table-cell office:value-type="float" office:value="79.587597619151893" table:style-name="ce197">
            <text:p>79.6</text:p>
          </table:table-cell>
          <table:table-cell office:value-type="float" office:value="66.858895428584901" table:style-name="ce197">
            <text:p>66.9</text:p>
          </table:table-cell>
          <table:table-cell office:value-type="float" office:value="94.019987622705003" table:style-name="ce198">
            <text:p>94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08</text:p>
          </table:table-cell>
          <table:table-cell office:value-type="string" table:style-name="ce194">
            <text:p>Croydon</text:p>
          </table:table-cell>
          <table:table-cell office:value-type="float" office:value="215" table:style-name="ce195">
            <text:p>215</text:p>
          </table:table-cell>
          <table:table-cell office:value-type="float" office:value="187875" table:style-name="ce196">
            <text:p>187,875</text:p>
          </table:table-cell>
          <table:table-cell office:value-type="float" office:value="167.20394413269099" table:style-name="ce197">
            <text:p>167.2</text:p>
          </table:table-cell>
          <table:table-cell office:value-type="float" office:value="145.177345643427" table:style-name="ce197">
            <text:p>145.2</text:p>
          </table:table-cell>
          <table:table-cell office:value-type="float" office:value="191.57748096739701" table:style-name="ce198">
            <text:p>191.6</text:p>
          </table:table-cell>
          <table:table-cell office:value-type="float" office:value="131" table:style-name="ce195">
            <text:p>131</text:p>
          </table:table-cell>
          <table:table-cell office:value-type="float" office:value="198835" table:style-name="ce196">
            <text:p>198,835</text:p>
          </table:table-cell>
          <table:table-cell office:value-type="float" office:value="78.934120022104807" table:style-name="ce197">
            <text:p>78.9</text:p>
          </table:table-cell>
          <table:table-cell office:value-type="float" office:value="65.8944139273014" table:style-name="ce197">
            <text:p>65.9</text:p>
          </table:table-cell>
          <table:table-cell office:value-type="float" office:value="93.782396674861602" table:style-name="ce198">
            <text:p>93.8</text:p>
          </table:table-cell>
          <table:table-cell office:value-type="float" office:value="346" table:style-name="ce195">
            <text:p>346</text:p>
          </table:table-cell>
          <table:table-cell office:value-type="float" office:value="386710" table:style-name="ce196">
            <text:p>386,710</text:p>
          </table:table-cell>
          <table:table-cell office:value-type="float" office:value="117.72254842536999" table:style-name="ce197">
            <text:p>117.7</text:p>
          </table:table-cell>
          <table:table-cell office:value-type="float" office:value="105.524813063328" table:style-name="ce197">
            <text:p>105.5</text:p>
          </table:table-cell>
          <table:table-cell office:value-type="float" office:value="130.93258473887599" table:style-name="ce198">
            <text:p>130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09</text:p>
          </table:table-cell>
          <table:table-cell office:value-type="string" table:style-name="ce194">
            <text:p>Ealing</text:p>
          </table:table-cell>
          <table:table-cell office:value-type="float" office:value="153" table:style-name="ce195">
            <text:p>153</text:p>
          </table:table-cell>
          <table:table-cell office:value-type="float" office:value="172025" table:style-name="ce196">
            <text:p>172,025</text:p>
          </table:table-cell>
          <table:table-cell office:value-type="float" office:value="139.960897979821" table:style-name="ce197">
            <text:p>140.0</text:p>
          </table:table-cell>
          <table:table-cell office:value-type="float" office:value="118.346581130456" table:style-name="ce197">
            <text:p>118.3</text:p>
          </table:table-cell>
          <table:table-cell office:value-type="float" office:value="164.33412745167399" table:style-name="ce198">
            <text:p>164.3</text:p>
          </table:table-cell>
          <table:table-cell office:value-type="float" office:value="85" table:style-name="ce195">
            <text:p>85</text:p>
          </table:table-cell>
          <table:table-cell office:value-type="float" office:value="169781" table:style-name="ce196">
            <text:p>169,781</text:p>
          </table:table-cell>
          <table:table-cell office:value-type="float" office:value="63.821904492198598" table:style-name="ce197">
            <text:p>63.8</text:p>
          </table:table-cell>
          <table:table-cell office:value-type="float" office:value="50.834566072634097" table:style-name="ce197">
            <text:p>50.8</text:p>
          </table:table-cell>
          <table:table-cell office:value-type="float" office:value="79.085203275707997" table:style-name="ce198">
            <text:p>79.1</text:p>
          </table:table-cell>
          <table:table-cell office:value-type="float" office:value="238" table:style-name="ce195">
            <text:p>238</text:p>
          </table:table-cell>
          <table:table-cell office:value-type="float" office:value="341806" table:style-name="ce196">
            <text:p>341,806</text:p>
          </table:table-cell>
          <table:table-cell office:value-type="float" office:value="97.7505256100617" table:style-name="ce197">
            <text:p>97.8</text:p>
          </table:table-cell>
          <table:table-cell office:value-type="float" office:value="85.607917716024104" table:style-name="ce197">
            <text:p>85.6</text:p>
          </table:table-cell>
          <table:table-cell office:value-type="float" office:value="111.11938001570699" table:style-name="ce198">
            <text:p>111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10</text:p>
          </table:table-cell>
          <table:table-cell office:value-type="string" table:style-name="ce194">
            <text:p>Enfield</text:p>
          </table:table-cell>
          <table:table-cell office:value-type="float" office:value="154" table:style-name="ce195">
            <text:p>154</text:p>
          </table:table-cell>
          <table:table-cell office:value-type="float" office:value="163882" table:style-name="ce196">
            <text:p>163,882</text:p>
          </table:table-cell>
          <table:table-cell office:value-type="float" office:value="142.369727162218" table:style-name="ce197">
            <text:p>142.4</text:p>
          </table:table-cell>
          <table:table-cell office:value-type="float" office:value="120.341505343633" table:style-name="ce197">
            <text:p>120.3</text:p>
          </table:table-cell>
          <table:table-cell office:value-type="float" office:value="167.19993617925499" table:style-name="ce198">
            <text:p>167.2</text:p>
          </table:table-cell>
          <table:table-cell office:value-type="float" office:value="80" table:style-name="ce195">
            <text:p>80</text:p>
          </table:table-cell>
          <table:table-cell office:value-type="float" office:value="169912" table:style-name="ce196">
            <text:p>169,912</text:p>
          </table:table-cell>
          <table:table-cell office:value-type="float" office:value="55.944327739800002" table:style-name="ce197">
            <text:p>55.9</text:p>
          </table:table-cell>
          <table:table-cell office:value-type="float" office:value="44.251295287233098" table:style-name="ce197">
            <text:p>44.3</text:p>
          </table:table-cell>
          <table:table-cell office:value-type="float" office:value="69.7554741405675" table:style-name="ce198">
            <text:p>69.8</text:p>
          </table:table-cell>
          <table:table-cell office:value-type="float" office:value="234" table:style-name="ce195">
            <text:p>234</text:p>
          </table:table-cell>
          <table:table-cell office:value-type="float" office:value="333794" table:style-name="ce196">
            <text:p>333,794</text:p>
          </table:table-cell>
          <table:table-cell office:value-type="float" office:value="93.585998342968196" table:style-name="ce197">
            <text:p>93.6</text:p>
          </table:table-cell>
          <table:table-cell office:value-type="float" office:value="81.871217513645107" table:style-name="ce197">
            <text:p>81.9</text:p>
          </table:table-cell>
          <table:table-cell office:value-type="float" office:value="106.49443612410199" table:style-name="ce198">
            <text:p>106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11</text:p>
          </table:table-cell>
          <table:table-cell office:value-type="string" table:style-name="ce194">
            <text:p>Greenwich</text:p>
          </table:table-cell>
          <table:table-cell office:value-type="float" office:value="95" table:style-name="ce195">
            <text:p>95</text:p>
          </table:table-cell>
          <table:table-cell office:value-type="float" office:value="145258" table:style-name="ce196">
            <text:p>145,258</text:p>
          </table:table-cell>
          <table:table-cell office:value-type="float" office:value="125.07716687003" table:style-name="ce197">
            <text:p>125.1</text:p>
          </table:table-cell>
          <table:table-cell office:value-type="float" office:value="100.214730906607" table:style-name="ce197">
            <text:p>100.2</text:p>
          </table:table-cell>
          <table:table-cell office:value-type="float" office:value="154.040748398744" table:style-name="ce198">
            <text:p>154.0</text:p>
          </table:table-cell>
          <table:table-cell office:value-type="float" office:value="76" table:style-name="ce195">
            <text:p>76</text:p>
          </table:table-cell>
          <table:table-cell office:value-type="float" office:value="142684" table:style-name="ce196">
            <text:p>142,684</text:p>
          </table:table-cell>
          <table:table-cell office:value-type="float" office:value="82.063962497232694" table:style-name="ce197">
            <text:p>82.1</text:p>
          </table:table-cell>
          <table:table-cell office:value-type="float" office:value="64.487515808113599" table:style-name="ce197">
            <text:p>64.5</text:p>
          </table:table-cell>
          <table:table-cell office:value-type="float" office:value="102.914928363169" table:style-name="ce198">
            <text:p>102.9</text:p>
          </table:table-cell>
          <table:table-cell office:value-type="float" office:value="171" table:style-name="ce195">
            <text:p>171</text:p>
          </table:table-cell>
          <table:table-cell office:value-type="float" office:value="287942" table:style-name="ce196">
            <text:p>287,942</text:p>
          </table:table-cell>
          <table:table-cell office:value-type="float" office:value="101.715559689759" table:style-name="ce197">
            <text:p>101.7</text:p>
          </table:table-cell>
          <table:table-cell office:value-type="float" office:value="86.776003435811305" table:style-name="ce197">
            <text:p>86.8</text:p>
          </table:table-cell>
          <table:table-cell office:value-type="float" office:value="118.45233381262901" table:style-name="ce198">
            <text:p>118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12</text:p>
          </table:table-cell>
          <table:table-cell office:value-type="string" table:style-name="ce194">
            <text:p>Hackney &amp; City Of London</text:p>
          </table:table-cell>
          <table:table-cell office:value-type="float" office:value="89" table:style-name="ce195">
            <text:p>89</text:p>
          </table:table-cell>
          <table:table-cell office:value-type="float" office:value="145343" table:style-name="ce196">
            <text:p>145,343</text:p>
          </table:table-cell>
          <table:table-cell office:value-type="float" office:value="143.83433418697101" table:style-name="ce197">
            <text:p>143.8</text:p>
          </table:table-cell>
          <table:table-cell office:value-type="float" office:value="114.232268206207" table:style-name="ce197">
            <text:p>114.2</text:p>
          </table:table-cell>
          <table:table-cell office:value-type="float" office:value="178.495642269558" table:style-name="ce198">
            <text:p>178.5</text:p>
          </table:table-cell>
          <table:table-cell office:value-type="float" office:value="68" table:style-name="ce195">
            <text:p>68</text:p>
          </table:table-cell>
          <table:table-cell office:value-type="float" office:value="145498" table:style-name="ce196">
            <text:p>145,498</text:p>
          </table:table-cell>
          <table:table-cell office:value-type="float" office:value="96.648708013964097" table:style-name="ce197">
            <text:p>96.6</text:p>
          </table:table-cell>
          <table:table-cell office:value-type="float" office:value="74.521879578069601" table:style-name="ce197">
            <text:p>74.5</text:p>
          </table:table-cell>
          <table:table-cell office:value-type="float" office:value="123.157564209146" table:style-name="ce198">
            <text:p>123.2</text:p>
          </table:table-cell>
          <table:table-cell office:value-type="float" office:value="157" table:style-name="ce195">
            <text:p>157</text:p>
          </table:table-cell>
          <table:table-cell office:value-type="float" office:value="290841" table:style-name="ce196">
            <text:p>290,841</text:p>
          </table:table-cell>
          <table:table-cell office:value-type="float" office:value="118.531991807323" table:style-name="ce197">
            <text:p>118.5</text:p>
          </table:table-cell>
          <table:table-cell office:value-type="float" office:value="100.143147049791" table:style-name="ce197">
            <text:p>100.1</text:p>
          </table:table-cell>
          <table:table-cell office:value-type="float" office:value="139.23594818983599" table:style-name="ce198">
            <text:p>139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13</text:p>
          </table:table-cell>
          <table:table-cell office:value-type="string" table:style-name="ce194">
            <text:p>Hammersmith and Fulham</text:p>
          </table:table-cell>
          <table:table-cell office:value-type="float" office:value="69" table:style-name="ce195">
            <text:p>69</text:p>
          </table:table-cell>
          <table:table-cell office:value-type="float" office:value="90740" table:style-name="ce196">
            <text:p>90,740</text:p>
          </table:table-cell>
          <table:table-cell office:value-type="float" office:value="142.85365811029999" table:style-name="ce197">
            <text:p>142.9</text:p>
          </table:table-cell>
          <table:table-cell office:value-type="float" office:value="110.051811456024" table:style-name="ce197">
            <text:p>110.1</text:p>
          </table:table-cell>
          <table:table-cell office:value-type="float" office:value="182.099616517719" table:style-name="ce198">
            <text:p>182.1</text:p>
          </table:table-cell>
          <table:table-cell office:value-type="float" office:value="43" table:style-name="ce195">
            <text:p>43</text:p>
          </table:table-cell>
          <table:table-cell office:value-type="float" office:value="94403" table:style-name="ce196">
            <text:p>94,403</text:p>
          </table:table-cell>
          <table:table-cell office:value-type="float" office:value="71.561995366631606" table:style-name="ce197">
            <text:p>71.6</text:p>
          </table:table-cell>
          <table:table-cell office:value-type="float" office:value="51.622603015925002" table:style-name="ce197">
            <text:p>51.6</text:p>
          </table:table-cell>
          <table:table-cell office:value-type="float" office:value="96.599264852507304" table:style-name="ce198">
            <text:p>96.6</text:p>
          </table:table-cell>
          <table:table-cell office:value-type="float" office:value="112" table:style-name="ce195">
            <text:p>112</text:p>
          </table:table-cell>
          <table:table-cell office:value-type="float" office:value="185143" table:style-name="ce196">
            <text:p>185,143</text:p>
          </table:table-cell>
          <table:table-cell office:value-type="float" office:value="102.18657429968" table:style-name="ce197">
            <text:p>102.2</text:p>
          </table:table-cell>
          <table:table-cell office:value-type="float" office:value="83.824808938626504" table:style-name="ce197">
            <text:p>83.8</text:p>
          </table:table-cell>
          <table:table-cell office:value-type="float" office:value="123.319031818192" table:style-name="ce198">
            <text:p>123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14</text:p>
          </table:table-cell>
          <table:table-cell office:value-type="string" table:style-name="ce194">
            <text:p>Haringey</text:p>
          </table:table-cell>
          <table:table-cell office:value-type="float" office:value="104" table:style-name="ce195">
            <text:p>104</text:p>
          </table:table-cell>
          <table:table-cell office:value-type="float" office:value="135883" table:style-name="ce196">
            <text:p>135,883</text:p>
          </table:table-cell>
          <table:table-cell office:value-type="float" office:value="160.01526179733401" table:style-name="ce197">
            <text:p>160.0</text:p>
          </table:table-cell>
          <table:table-cell office:value-type="float" office:value="129.44978193945801" table:style-name="ce197">
            <text:p>129.4</text:p>
          </table:table-cell>
          <table:table-cell office:value-type="float" office:value="195.38128850165799" table:style-name="ce198">
            <text:p>195.4</text:p>
          </table:table-cell>
          <table:table-cell office:value-type="float" office:value="59" table:style-name="ce195">
            <text:p>59</text:p>
          </table:table-cell>
          <table:table-cell office:value-type="float" office:value="132764" table:style-name="ce196">
            <text:p>132,764</text:p>
          </table:table-cell>
          <table:table-cell office:value-type="float" office:value="74.682228434203296" table:style-name="ce197">
            <text:p>74.7</text:p>
          </table:table-cell>
          <table:table-cell office:value-type="float" office:value="56.623908762510403" table:style-name="ce197">
            <text:p>56.6</text:p>
          </table:table-cell>
          <table:table-cell office:value-type="float" office:value="96.608778741681206" table:style-name="ce198">
            <text:p>96.6</text:p>
          </table:table-cell>
          <table:table-cell office:value-type="float" office:value="163" table:style-name="ce195">
            <text:p>163</text:p>
          </table:table-cell>
          <table:table-cell office:value-type="float" office:value="268647" table:style-name="ce196">
            <text:p>268,647</text:p>
          </table:table-cell>
          <table:table-cell office:value-type="float" office:value="111.61007189799901" table:style-name="ce197">
            <text:p>111.6</text:p>
          </table:table-cell>
          <table:table-cell office:value-type="float" office:value="94.766768330322805" table:style-name="ce197">
            <text:p>94.8</text:p>
          </table:table-cell>
          <table:table-cell office:value-type="float" office:value="130.531945865556" table:style-name="ce198">
            <text:p>130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15</text:p>
          </table:table-cell>
          <table:table-cell office:value-type="string" table:style-name="ce194">
            <text:p>Harrow</text:p>
          </table:table-cell>
          <table:table-cell office:value-type="float" office:value="135" table:style-name="ce195">
            <text:p>135</text:p>
          </table:table-cell>
          <table:table-cell office:value-type="float" office:value="125778" table:style-name="ce196">
            <text:p>125,778</text:p>
          </table:table-cell>
          <table:table-cell office:value-type="float" office:value="139.32746719864801" table:style-name="ce197">
            <text:p>139.3</text:p>
          </table:table-cell>
          <table:table-cell office:value-type="float" office:value="116.64437895193799" table:style-name="ce197">
            <text:p>116.6</text:p>
          </table:table-cell>
          <table:table-cell office:value-type="float" office:value="165.10630986848099" table:style-name="ce198">
            <text:p>165.1</text:p>
          </table:table-cell>
          <table:table-cell office:value-type="float" office:value="97" table:style-name="ce195">
            <text:p>97</text:p>
          </table:table-cell>
          <table:table-cell office:value-type="float" office:value="125382" table:style-name="ce196">
            <text:p>125,382</text:p>
          </table:table-cell>
          <table:table-cell office:value-type="float" office:value="82.053343863201803" table:style-name="ce197">
            <text:p>82.1</text:p>
          </table:table-cell>
          <table:table-cell office:value-type="float" office:value="66.387465209277707" table:style-name="ce197">
            <text:p>66.4</text:p>
          </table:table-cell>
          <table:table-cell office:value-type="float" office:value="100.274313241869" table:style-name="ce198">
            <text:p>100.3</text:p>
          </table:table-cell>
          <table:table-cell office:value-type="float" office:value="232" table:style-name="ce195">
            <text:p>232</text:p>
          </table:table-cell>
          <table:table-cell office:value-type="float" office:value="251160" table:style-name="ce196">
            <text:p>251,160</text:p>
          </table:table-cell>
          <table:table-cell office:value-type="float" office:value="107.200290570589" table:style-name="ce197">
            <text:p>107.2</text:p>
          </table:table-cell>
          <table:table-cell office:value-type="float" office:value="93.756490761572394" table:style-name="ce197">
            <text:p>93.8</text:p>
          </table:table-cell>
          <table:table-cell office:value-type="float" office:value="122.02013579722301" table:style-name="ce198">
            <text:p>122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16</text:p>
          </table:table-cell>
          <table:table-cell office:value-type="string" table:style-name="ce194">
            <text:p>Havering</text:p>
          </table:table-cell>
          <table:table-cell office:value-type="float" office:value="128" table:style-name="ce195">
            <text:p>128</text:p>
          </table:table-cell>
          <table:table-cell office:value-type="float" office:value="124959" table:style-name="ce196">
            <text:p>124,959</text:p>
          </table:table-cell>
          <table:table-cell office:value-type="float" office:value="121.62873721541899" table:style-name="ce197">
            <text:p>121.6</text:p>
          </table:table-cell>
          <table:table-cell office:value-type="float" office:value="101.28367245795999" table:style-name="ce197">
            <text:p>101.3</text:p>
          </table:table-cell>
          <table:table-cell office:value-type="float" office:value="144.830905431974" table:style-name="ce198">
            <text:p>144.8</text:p>
          </table:table-cell>
          <table:table-cell office:value-type="float" office:value="70" table:style-name="ce195">
            <text:p>70</text:p>
          </table:table-cell>
          <table:table-cell office:value-type="float" office:value="134593" table:style-name="ce196">
            <text:p>134,593</text:p>
          </table:table-cell>
          <table:table-cell office:value-type="float" office:value="45.276854605669001" table:style-name="ce197">
            <text:p>45.3</text:p>
          </table:table-cell>
          <table:table-cell office:value-type="float" office:value="35.037325598137798" table:style-name="ce197">
            <text:p>35.0</text:p>
          </table:table-cell>
          <table:table-cell office:value-type="float" office:value="57.512133573676302" table:style-name="ce198">
            <text:p>57.5</text:p>
          </table:table-cell>
          <table:table-cell office:value-type="float" office:value="198" table:style-name="ce195">
            <text:p>198</text:p>
          </table:table-cell>
          <table:table-cell office:value-type="float" office:value="259552" table:style-name="ce196">
            <text:p>259,552</text:p>
          </table:table-cell>
          <table:table-cell office:value-type="float" office:value="76.583329663210804" table:style-name="ce197">
            <text:p>76.6</text:p>
          </table:table-cell>
          <table:table-cell office:value-type="float" office:value="66.190940959637402" table:style-name="ce197">
            <text:p>66.2</text:p>
          </table:table-cell>
          <table:table-cell office:value-type="float" office:value="88.132340214192595" table:style-name="ce198">
            <text:p>88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17</text:p>
          </table:table-cell>
          <table:table-cell office:value-type="string" table:style-name="ce194">
            <text:p>Hillingdon</text:p>
          </table:table-cell>
          <table:table-cell office:value-type="float" office:value="119" table:style-name="ce195">
            <text:p>119</text:p>
          </table:table-cell>
          <table:table-cell office:value-type="float" office:value="154498" table:style-name="ce196">
            <text:p>154,498</text:p>
          </table:table-cell>
          <table:table-cell office:value-type="float" office:value="115.29002799174199" table:style-name="ce197">
            <text:p>115.3</text:p>
          </table:table-cell>
          <table:table-cell office:value-type="float" office:value="95.291503597847907" table:style-name="ce197">
            <text:p>95.3</text:p>
          </table:table-cell>
          <table:table-cell office:value-type="float" office:value="138.20923877615499" table:style-name="ce198">
            <text:p>138.2</text:p>
          </table:table-cell>
          <table:table-cell office:value-type="float" office:value="86" table:style-name="ce195">
            <text:p>86</text:p>
          </table:table-cell>
          <table:table-cell office:value-type="float" office:value="152372" table:style-name="ce196">
            <text:p>152,372</text:p>
          </table:table-cell>
          <table:table-cell office:value-type="float" office:value="67.648365653598006" table:style-name="ce197">
            <text:p>67.6</text:p>
          </table:table-cell>
          <table:table-cell office:value-type="float" office:value="53.970206781077401" table:style-name="ce197">
            <text:p>54.0</text:p>
          </table:table-cell>
          <table:table-cell office:value-type="float" office:value="83.708310027384002" table:style-name="ce198">
            <text:p>83.7</text:p>
          </table:table-cell>
          <table:table-cell office:value-type="float" office:value="205" table:style-name="ce195">
            <text:p>205</text:p>
          </table:table-cell>
          <table:table-cell office:value-type="float" office:value="306870" table:style-name="ce196">
            <text:p>306,870</text:p>
          </table:table-cell>
          <table:table-cell office:value-type="float" office:value="89.929143363519103" table:style-name="ce197">
            <text:p>89.9</text:p>
          </table:table-cell>
          <table:table-cell office:value-type="float" office:value="77.945457239238905" table:style-name="ce197">
            <text:p>77.9</text:p>
          </table:table-cell>
          <table:table-cell office:value-type="float" office:value="103.222253294468" table:style-name="ce198">
            <text:p>103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18</text:p>
          </table:table-cell>
          <table:table-cell office:value-type="string" table:style-name="ce194">
            <text:p>Hounslow</text:p>
          </table:table-cell>
          <table:table-cell office:value-type="float" office:value="108" table:style-name="ce195">
            <text:p>108</text:p>
          </table:table-cell>
          <table:table-cell office:value-type="float" office:value="138238" table:style-name="ce196">
            <text:p>138,238</text:p>
          </table:table-cell>
          <table:table-cell office:value-type="float" office:value="137.40088825800299" table:style-name="ce197">
            <text:p>137.4</text:p>
          </table:table-cell>
          <table:table-cell office:value-type="float" office:value="111.727895445248" table:style-name="ce197">
            <text:p>111.7</text:p>
          </table:table-cell>
          <table:table-cell office:value-type="float" office:value="167.02459941542" table:style-name="ce198">
            <text:p>167.0</text:p>
          </table:table-cell>
          <table:table-cell office:value-type="float" office:value="60" table:style-name="ce195">
            <text:p>60</text:p>
          </table:table-cell>
          <table:table-cell office:value-type="float" office:value="133285" table:style-name="ce196">
            <text:p>133,285</text:p>
          </table:table-cell>
          <table:table-cell office:value-type="float" office:value="61.005063967164197" table:style-name="ce197">
            <text:p>61.0</text:p>
          </table:table-cell>
          <table:table-cell office:value-type="float" office:value="46.434760950553901" table:style-name="ce197">
            <text:p>46.4</text:p>
          </table:table-cell>
          <table:table-cell office:value-type="float" office:value="78.667489918672402" table:style-name="ce198">
            <text:p>78.7</text:p>
          </table:table-cell>
          <table:table-cell office:value-type="float" office:value="168" table:style-name="ce195">
            <text:p>168</text:p>
          </table:table-cell>
          <table:table-cell office:value-type="float" office:value="271523" table:style-name="ce196">
            <text:p>271,523</text:p>
          </table:table-cell>
          <table:table-cell office:value-type="float" office:value="95.221979366006593" table:style-name="ce197">
            <text:p>95.2</text:p>
          </table:table-cell>
          <table:table-cell office:value-type="float" office:value="81.1656258734928" table:style-name="ce197">
            <text:p>81.2</text:p>
          </table:table-cell>
          <table:table-cell office:value-type="float" office:value="110.985298551044" table:style-name="ce198">
            <text:p>111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19</text:p>
          </table:table-cell>
          <table:table-cell office:value-type="string" table:style-name="ce194">
            <text:p>Islington</text:p>
          </table:table-cell>
          <table:table-cell office:value-type="float" office:value="62" table:style-name="ce195">
            <text:p>62</text:p>
          </table:table-cell>
          <table:table-cell office:value-type="float" office:value="121510" table:style-name="ce196">
            <text:p>121,510</text:p>
          </table:table-cell>
          <table:table-cell office:value-type="float" office:value="126.12346836316" table:style-name="ce197">
            <text:p>126.1</text:p>
          </table:table-cell>
          <table:table-cell office:value-type="float" office:value="96.178017300258404" table:style-name="ce197">
            <text:p>96.2</text:p>
          </table:table-cell>
          <table:table-cell office:value-type="float" office:value="162.30962323657999" table:style-name="ce198">
            <text:p>162.3</text:p>
          </table:table-cell>
          <table:table-cell office:value-type="float" office:value="45" table:style-name="ce195">
            <text:p>45</text:p>
          </table:table-cell>
          <table:table-cell office:value-type="float" office:value="120957" table:style-name="ce196">
            <text:p>120,957</text:p>
          </table:table-cell>
          <table:table-cell office:value-type="float" office:value="69.097773906768296" table:style-name="ce197">
            <text:p>69.1</text:p>
          </table:table-cell>
          <table:table-cell office:value-type="float" office:value="50.096872101832098" table:style-name="ce197">
            <text:p>50.1</text:p>
          </table:table-cell>
          <table:table-cell office:value-type="float" office:value="92.833735301464003" table:style-name="ce198">
            <text:p>92.8</text:p>
          </table:table-cell>
          <table:table-cell office:value-type="float" office:value="107" table:style-name="ce195">
            <text:p>107</text:p>
          </table:table-cell>
          <table:table-cell office:value-type="float" office:value="242467" table:style-name="ce196">
            <text:p>242,467</text:p>
          </table:table-cell>
          <table:table-cell office:value-type="float" office:value="94.1795870805026" table:style-name="ce197">
            <text:p>94.2</text:p>
          </table:table-cell>
          <table:table-cell office:value-type="float" office:value="76.924475368832901" table:style-name="ce197">
            <text:p>76.9</text:p>
          </table:table-cell>
          <table:table-cell office:value-type="float" office:value="114.103400258436" table:style-name="ce198">
            <text:p>114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20</text:p>
          </table:table-cell>
          <table:table-cell office:value-type="string" table:style-name="ce194">
            <text:p>Kensington and Chelsea</text:p>
          </table:table-cell>
          <table:table-cell office:value-type="float" office:value="68" table:style-name="ce195">
            <text:p>68</text:p>
          </table:table-cell>
          <table:table-cell office:value-type="float" office:value="77877" table:style-name="ce196">
            <text:p>77,877</text:p>
          </table:table-cell>
          <table:table-cell office:value-type="float" office:value="113.181879636064" table:style-name="ce197">
            <text:p>113.2</text:p>
          </table:table-cell>
          <table:table-cell office:value-type="float" office:value="87.776464123656893" table:style-name="ce197">
            <text:p>87.8</text:p>
          </table:table-cell>
          <table:table-cell office:value-type="float" office:value="143.61861883474401" table:style-name="ce198">
            <text:p>143.6</text:p>
          </table:table-cell>
          <table:table-cell office:value-type="float" office:value="30" table:style-name="ce195">
            <text:p>30</text:p>
          </table:table-cell>
          <table:table-cell office:value-type="float" office:value="78252" table:style-name="ce196">
            <text:p>78,252</text:p>
          </table:table-cell>
          <table:table-cell office:value-type="float" office:value="42.721760949331703" table:style-name="ce197">
            <text:p>42.7</text:p>
          </table:table-cell>
          <table:table-cell office:value-type="float" office:value="28.7819580502896" table:style-name="ce197">
            <text:p>28.8</text:p>
          </table:table-cell>
          <table:table-cell office:value-type="float" office:value="61.038247765851303" table:style-name="ce198">
            <text:p>61.0</text:p>
          </table:table-cell>
          <table:table-cell office:value-type="float" office:value="98" table:style-name="ce195">
            <text:p>98</text:p>
          </table:table-cell>
          <table:table-cell office:value-type="float" office:value="156129" table:style-name="ce196">
            <text:p>156,129</text:p>
          </table:table-cell>
          <table:table-cell office:value-type="float" office:value="75.395616352683604" table:style-name="ce197">
            <text:p>75.4</text:p>
          </table:table-cell>
          <table:table-cell office:value-type="float" office:value="61.172610633071699" table:style-name="ce197">
            <text:p>61.2</text:p>
          </table:table-cell>
          <table:table-cell office:value-type="float" office:value="91.925514340210398" table:style-name="ce198">
            <text:p>91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21</text:p>
          </table:table-cell>
          <table:table-cell office:value-type="string" table:style-name="ce194">
            <text:p>Kingston upon Thames</text:p>
          </table:table-cell>
          <table:table-cell office:value-type="float" office:value="68" table:style-name="ce195">
            <text:p>68</text:p>
          </table:table-cell>
          <table:table-cell office:value-type="float" office:value="87914" table:style-name="ce196">
            <text:p>87,914</text:p>
          </table:table-cell>
          <table:table-cell office:value-type="float" office:value="119.787114695318" table:style-name="ce197">
            <text:p>119.8</text:p>
          </table:table-cell>
          <table:table-cell office:value-type="float" office:value="92.771867469090495" table:style-name="ce197">
            <text:p>92.8</text:p>
          </table:table-cell>
          <table:table-cell office:value-type="float" office:value="152.15249891078" table:style-name="ce198">
            <text:p>152.2</text:p>
          </table:table-cell>
          <table:table-cell office:value-type="float" office:value="43" table:style-name="ce195">
            <text:p>43</text:p>
          </table:table-cell>
          <table:table-cell office:value-type="float" office:value="89593" table:style-name="ce196">
            <text:p>89,593</text:p>
          </table:table-cell>
          <table:table-cell office:value-type="float" office:value="51.382730930966801" table:style-name="ce197">
            <text:p>51.4</text:p>
          </table:table-cell>
          <table:table-cell office:value-type="float" office:value="36.929247674107501" table:style-name="ce197">
            <text:p>36.9</text:p>
          </table:table-cell>
          <table:table-cell office:value-type="float" office:value="69.5315164579618" table:style-name="ce198">
            <text:p>69.5</text:p>
          </table:table-cell>
          <table:table-cell office:value-type="float" office:value="111" table:style-name="ce195">
            <text:p>111</text:p>
          </table:table-cell>
          <table:table-cell office:value-type="float" office:value="177507" table:style-name="ce196">
            <text:p>177,507</text:p>
          </table:table-cell>
          <table:table-cell office:value-type="float" office:value="80.902423868351704" table:style-name="ce197">
            <text:p>80.9</text:p>
          </table:table-cell>
          <table:table-cell office:value-type="float" office:value="66.446509467081299" table:style-name="ce197">
            <text:p>66.4</text:p>
          </table:table-cell>
          <table:table-cell office:value-type="float" office:value="97.550238959637696" table:style-name="ce198">
            <text:p>97.6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22</text:p>
          </table:table-cell>
          <table:table-cell office:value-type="string" table:style-name="ce194">
            <text:p>Lambeth</text:p>
          </table:table-cell>
          <table:table-cell office:value-type="float" office:value="151" table:style-name="ce195">
            <text:p>151</text:p>
          </table:table-cell>
          <table:table-cell office:value-type="float" office:value="163843" table:style-name="ce196">
            <text:p>163,843</text:p>
          </table:table-cell>
          <table:table-cell office:value-type="float" office:value="213.257748433839" table:style-name="ce197">
            <text:p>213.3</text:p>
          </table:table-cell>
          <table:table-cell office:value-type="float" office:value="178.97697475812799" table:style-name="ce197">
            <text:p>179.0</text:p>
          </table:table-cell>
          <table:table-cell office:value-type="float" office:value="251.94505779303699" table:style-name="ce198">
            <text:p>251.9</text:p>
          </table:table-cell>
          <table:table-cell office:value-type="float" office:value="91" table:style-name="ce195">
            <text:p>91</text:p>
          </table:table-cell>
          <table:table-cell office:value-type="float" office:value="162191" table:style-name="ce196">
            <text:p>162,191</text:p>
          </table:table-cell>
          <table:table-cell office:value-type="float" office:value="100.754785590327" table:style-name="ce197">
            <text:p>100.8</text:p>
          </table:table-cell>
          <table:table-cell office:value-type="float" office:value="80.590325443656198" table:style-name="ce197">
            <text:p>80.6</text:p>
          </table:table-cell>
          <table:table-cell office:value-type="float" office:value="124.32410375385599" table:style-name="ce198">
            <text:p>124.3</text:p>
          </table:table-cell>
          <table:table-cell office:value-type="float" office:value="242" table:style-name="ce195">
            <text:p>242</text:p>
          </table:table-cell>
          <table:table-cell office:value-type="float" office:value="326034" table:style-name="ce196">
            <text:p>326,034</text:p>
          </table:table-cell>
          <table:table-cell office:value-type="float" office:value="150.21606141615999" table:style-name="ce197">
            <text:p>150.2</text:p>
          </table:table-cell>
          <table:table-cell office:value-type="float" office:value="131.25839049984" table:style-name="ce197">
            <text:p>131.3</text:p>
          </table:table-cell>
          <table:table-cell office:value-type="float" office:value="171.07147604435099" table:style-name="ce198">
            <text:p>171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23</text:p>
          </table:table-cell>
          <table:table-cell office:value-type="string" table:style-name="ce194">
            <text:p>Lewisham</text:p>
          </table:table-cell>
          <table:table-cell office:value-type="float" office:value="130" table:style-name="ce195">
            <text:p>130</text:p>
          </table:table-cell>
          <table:table-cell office:value-type="float" office:value="151121" table:style-name="ce196">
            <text:p>151,121</text:p>
          </table:table-cell>
          <table:table-cell office:value-type="float" office:value="181.46011817251099" table:style-name="ce197">
            <text:p>181.5</text:p>
          </table:table-cell>
          <table:table-cell office:value-type="float" office:value="150.171408130278" table:style-name="ce197">
            <text:p>150.2</text:p>
          </table:table-cell>
          <table:table-cell office:value-type="float" office:value="217.10636153399699" table:style-name="ce198">
            <text:p>217.1</text:p>
          </table:table-cell>
          <table:table-cell office:value-type="float" office:value="93" table:style-name="ce195">
            <text:p>93</text:p>
          </table:table-cell>
          <table:table-cell office:value-type="float" office:value="154721" table:style-name="ce196">
            <text:p>154,721</text:p>
          </table:table-cell>
          <table:table-cell office:value-type="float" office:value="100.001204883437" table:style-name="ce197">
            <text:p>100.0</text:p>
          </table:table-cell>
          <table:table-cell office:value-type="float" office:value="80.358372061473503" table:style-name="ce197">
            <text:p>80.4</text:p>
          </table:table-cell>
          <table:table-cell office:value-type="float" office:value="122.921851540292" table:style-name="ce198">
            <text:p>122.9</text:p>
          </table:table-cell>
          <table:table-cell office:value-type="float" office:value="223" table:style-name="ce195">
            <text:p>223</text:p>
          </table:table-cell>
          <table:table-cell office:value-type="float" office:value="305842" table:style-name="ce196">
            <text:p>305,842</text:p>
          </table:table-cell>
          <table:table-cell office:value-type="float" office:value="134.22893322533599" table:style-name="ce197">
            <text:p>134.2</text:p>
          </table:table-cell>
          <table:table-cell office:value-type="float" office:value="116.77417077982901" table:style-name="ce197">
            <text:p>116.8</text:p>
          </table:table-cell>
          <table:table-cell office:value-type="float" office:value="153.50796728659199" table:style-name="ce198">
            <text:p>153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24</text:p>
          </table:table-cell>
          <table:table-cell office:value-type="string" table:style-name="ce194">
            <text:p>Merton</text:p>
          </table:table-cell>
          <table:table-cell office:value-type="float" office:value="97" table:style-name="ce195">
            <text:p>97</text:p>
          </table:table-cell>
          <table:table-cell office:value-type="float" office:value="101615" table:style-name="ce196">
            <text:p>101,615</text:p>
          </table:table-cell>
          <table:table-cell office:value-type="float" office:value="156.829960746963" table:style-name="ce197">
            <text:p>156.8</text:p>
          </table:table-cell>
          <table:table-cell office:value-type="float" office:value="126.396028268522" table:style-name="ce197">
            <text:p>126.4</text:p>
          </table:table-cell>
          <table:table-cell office:value-type="float" office:value="192.22764025236401" table:style-name="ce198">
            <text:p>192.2</text:p>
          </table:table-cell>
          <table:table-cell office:value-type="float" office:value="56" table:style-name="ce195">
            <text:p>56</text:p>
          </table:table-cell>
          <table:table-cell office:value-type="float" office:value="104933" table:style-name="ce196">
            <text:p>104,933</text:p>
          </table:table-cell>
          <table:table-cell office:value-type="float" office:value="66.416889116064098" table:style-name="ce197">
            <text:p>66.4</text:p>
          </table:table-cell>
          <table:table-cell office:value-type="float" office:value="49.993211949411197" table:style-name="ce197">
            <text:p>50.0</text:p>
          </table:table-cell>
          <table:table-cell office:value-type="float" office:value="86.462102199843201" table:style-name="ce198">
            <text:p>86.5</text:p>
          </table:table-cell>
          <table:table-cell office:value-type="float" office:value="153" table:style-name="ce195">
            <text:p>153</text:p>
          </table:table-cell>
          <table:table-cell office:value-type="float" office:value="206548" table:style-name="ce196">
            <text:p>206,548</text:p>
          </table:table-cell>
          <table:table-cell office:value-type="float" office:value="105.432033623219" table:style-name="ce197">
            <text:p>105.4</text:p>
          </table:table-cell>
          <table:table-cell office:value-type="float" office:value="89.200506377340901" table:style-name="ce197">
            <text:p>89.2</text:p>
          </table:table-cell>
          <table:table-cell office:value-type="float" office:value="123.73539898052" table:style-name="ce198">
            <text:p>123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25</text:p>
          </table:table-cell>
          <table:table-cell office:value-type="string" table:style-name="ce194">
            <text:p>Newham</text:p>
          </table:table-cell>
          <table:table-cell office:value-type="float" office:value="138" table:style-name="ce195">
            <text:p>138</text:p>
          </table:table-cell>
          <table:table-cell office:value-type="float" office:value="187059" table:style-name="ce196">
            <text:p>187,059</text:p>
          </table:table-cell>
          <table:table-cell office:value-type="float" office:value="196.61994644986899" table:style-name="ce197">
            <text:p>196.6</text:p>
          </table:table-cell>
          <table:table-cell office:value-type="float" office:value="163.82654135191501" table:style-name="ce197">
            <text:p>163.8</text:p>
          </table:table-cell>
          <table:table-cell office:value-type="float" office:value="233.83656316540799" table:style-name="ce198">
            <text:p>233.8</text:p>
          </table:table-cell>
          <table:table-cell office:value-type="float" office:value="76" table:style-name="ce195">
            <text:p>76</text:p>
          </table:table-cell>
          <table:table-cell office:value-type="float" office:value="166075" table:style-name="ce196">
            <text:p>166,075</text:p>
          </table:table-cell>
          <table:table-cell office:value-type="float" office:value="94.361406091353302" table:style-name="ce197">
            <text:p>94.4</text:p>
          </table:table-cell>
          <table:table-cell office:value-type="float" office:value="73.831551108016001" table:style-name="ce197">
            <text:p>73.8</text:p>
          </table:table-cell>
          <table:table-cell office:value-type="float" office:value="118.716004780245" table:style-name="ce198">
            <text:p>118.7</text:p>
          </table:table-cell>
          <table:table-cell office:value-type="float" office:value="214" table:style-name="ce195">
            <text:p>214</text:p>
          </table:table-cell>
          <table:table-cell office:value-type="float" office:value="353134" table:style-name="ce196">
            <text:p>353,134</text:p>
          </table:table-cell>
          <table:table-cell office:value-type="float" office:value="141.04477653739599" table:style-name="ce197">
            <text:p>141.0</text:p>
          </table:table-cell>
          <table:table-cell office:value-type="float" office:value="122.177409872916" table:style-name="ce197">
            <text:p>122.2</text:p>
          </table:table-cell>
          <table:table-cell office:value-type="float" office:value="161.92742285509601" table:style-name="ce198">
            <text:p>161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26</text:p>
          </table:table-cell>
          <table:table-cell office:value-type="string" table:style-name="ce194">
            <text:p>Redbridge</text:p>
          </table:table-cell>
          <table:table-cell office:value-type="float" office:value="131" table:style-name="ce195">
            <text:p>131</text:p>
          </table:table-cell>
          <table:table-cell office:value-type="float" office:value="154796" table:style-name="ce196">
            <text:p>154,796</text:p>
          </table:table-cell>
          <table:table-cell office:value-type="float" office:value="140.22147887579999" table:style-name="ce197">
            <text:p>140.2</text:p>
          </table:table-cell>
          <table:table-cell office:value-type="float" office:value="116.953168874732" table:style-name="ce197">
            <text:p>117.0</text:p>
          </table:table-cell>
          <table:table-cell office:value-type="float" office:value="166.717038026143" table:style-name="ce198">
            <text:p>166.7</text:p>
          </table:table-cell>
          <table:table-cell office:value-type="float" office:value="74" table:style-name="ce195">
            <text:p>74</text:p>
          </table:table-cell>
          <table:table-cell office:value-type="float" office:value="150426" table:style-name="ce196">
            <text:p>150,426</text:p>
          </table:table-cell>
          <table:table-cell office:value-type="float" office:value="60.031859615561501" table:style-name="ce197">
            <text:p>60.0</text:p>
          </table:table-cell>
          <table:table-cell office:value-type="float" office:value="46.946903490316203" table:style-name="ce197">
            <text:p>46.9</text:p>
          </table:table-cell>
          <table:table-cell office:value-type="float" office:value="75.590474277316702" table:style-name="ce198">
            <text:p>75.6</text:p>
          </table:table-cell>
          <table:table-cell office:value-type="float" office:value="205" table:style-name="ce195">
            <text:p>205</text:p>
          </table:table-cell>
          <table:table-cell office:value-type="float" office:value="305222" table:style-name="ce196">
            <text:p>305,222</text:p>
          </table:table-cell>
          <table:table-cell office:value-type="float" office:value="95.163530602689406" table:style-name="ce197">
            <text:p>95.2</text:p>
          </table:table-cell>
          <table:table-cell office:value-type="float" office:value="82.482316244173404" table:style-name="ce197">
            <text:p>82.5</text:p>
          </table:table-cell>
          <table:table-cell office:value-type="float" office:value="109.230385723681" table:style-name="ce198">
            <text:p>109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27</text:p>
          </table:table-cell>
          <table:table-cell office:value-type="string" table:style-name="ce194">
            <text:p>Richmond upon Thames</text:p>
          </table:table-cell>
          <table:table-cell office:value-type="float" office:value="61" table:style-name="ce195">
            <text:p>61</text:p>
          </table:table-cell>
          <table:table-cell office:value-type="float" office:value="96318" table:style-name="ce196">
            <text:p>96,318</text:p>
          </table:table-cell>
          <table:table-cell office:value-type="float" office:value="88.989694420837793" table:style-name="ce197">
            <text:p>89.0</text:p>
          </table:table-cell>
          <table:table-cell office:value-type="float" office:value="67.787702613339306" table:style-name="ce197">
            <text:p>67.8</text:p>
          </table:table-cell>
          <table:table-cell office:value-type="float" office:value="114.650180176425" table:style-name="ce198">
            <text:p>114.7</text:p>
          </table:table-cell>
          <table:table-cell office:value-type="float" office:value="42" table:style-name="ce195">
            <text:p>42</text:p>
          </table:table-cell>
          <table:table-cell office:value-type="float" office:value="101701" table:style-name="ce196">
            <text:p>101,701</text:p>
          </table:table-cell>
          <table:table-cell office:value-type="float" office:value="43.194782646274" table:style-name="ce197">
            <text:p>43.2</text:p>
          </table:table-cell>
          <table:table-cell office:value-type="float" office:value="30.9363113795964" table:style-name="ce197">
            <text:p>30.9</text:p>
          </table:table-cell>
          <table:table-cell office:value-type="float" office:value="58.629280008628498" table:style-name="ce198">
            <text:p>58.6</text:p>
          </table:table-cell>
          <table:table-cell office:value-type="float" office:value="103" table:style-name="ce195">
            <text:p>103</text:p>
          </table:table-cell>
          <table:table-cell office:value-type="float" office:value="198019" table:style-name="ce196">
            <text:p>198,019</text:p>
          </table:table-cell>
          <table:table-cell office:value-type="float" office:value="61.498330434068002" table:style-name="ce197">
            <text:p>61.5</text:p>
          </table:table-cell>
          <table:table-cell office:value-type="float" office:value="50.136851208457003" table:style-name="ce197">
            <text:p>50.1</text:p>
          </table:table-cell>
          <table:table-cell office:value-type="float" office:value="74.653571014438498" table:style-name="ce198">
            <text:p>74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28</text:p>
          </table:table-cell>
          <table:table-cell office:value-type="string" table:style-name="ce194">
            <text:p>Southwark</text:p>
          </table:table-cell>
          <table:table-cell office:value-type="float" office:value="108" table:style-name="ce195">
            <text:p>108</text:p>
          </table:table-cell>
          <table:table-cell office:value-type="float" office:value="159205" table:style-name="ce196">
            <text:p>159,205</text:p>
          </table:table-cell>
          <table:table-cell office:value-type="float" office:value="161.66700865571499" table:style-name="ce197">
            <text:p>161.7</text:p>
          </table:table-cell>
          <table:table-cell office:value-type="float" office:value="131.20112696824" table:style-name="ce197">
            <text:p>131.2</text:p>
          </table:table-cell>
          <table:table-cell office:value-type="float" office:value="196.82116796422599" table:style-name="ce198">
            <text:p>196.8</text:p>
          </table:table-cell>
          <table:table-cell office:value-type="float" office:value="59" table:style-name="ce195">
            <text:p>59</text:p>
          </table:table-cell>
          <table:table-cell office:value-type="float" office:value="159625" table:style-name="ce196">
            <text:p>159,625</text:p>
          </table:table-cell>
          <table:table-cell office:value-type="float" office:value="70.415991557164404" table:style-name="ce197">
            <text:p>70.4</text:p>
          </table:table-cell>
          <table:table-cell office:value-type="float" office:value="53.342776228456799" table:style-name="ce197">
            <text:p>53.3</text:p>
          </table:table-cell>
          <table:table-cell office:value-type="float" office:value="91.146420612650203" table:style-name="ce198">
            <text:p>91.1</text:p>
          </table:table-cell>
          <table:table-cell office:value-type="float" office:value="167" table:style-name="ce195">
            <text:p>167</text:p>
          </table:table-cell>
          <table:table-cell office:value-type="float" office:value="318830" table:style-name="ce196">
            <text:p>318,830</text:p>
          </table:table-cell>
          <table:table-cell office:value-type="float" office:value="110.552723292282" table:style-name="ce197">
            <text:p>110.6</text:p>
          </table:table-cell>
          <table:table-cell office:value-type="float" office:value="93.998377227591206" table:style-name="ce197">
            <text:p>94.0</text:p>
          </table:table-cell>
          <table:table-cell office:value-type="float" office:value="129.123781547824" table:style-name="ce198">
            <text:p>129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29</text:p>
          </table:table-cell>
          <table:table-cell office:value-type="string" table:style-name="ce194">
            <text:p>Sutton</text:p>
          </table:table-cell>
          <table:table-cell office:value-type="float" office:value="67" table:style-name="ce195">
            <text:p>67</text:p>
          </table:table-cell>
          <table:table-cell office:value-type="float" office:value="100776" table:style-name="ce196">
            <text:p>100,776</text:p>
          </table:table-cell>
          <table:table-cell office:value-type="float" office:value="88.968908851661496" table:style-name="ce197">
            <text:p>89.0</text:p>
          </table:table-cell>
          <table:table-cell office:value-type="float" office:value="68.624126348542603" table:style-name="ce197">
            <text:p>68.6</text:p>
          </table:table-cell>
          <table:table-cell office:value-type="float" office:value="113.375826530711" table:style-name="ce198">
            <text:p>113.4</text:p>
          </table:table-cell>
          <table:table-cell office:value-type="float" office:value="55" table:style-name="ce195">
            <text:p>55</text:p>
          </table:table-cell>
          <table:table-cell office:value-type="float" office:value="105573" table:style-name="ce196">
            <text:p>105,573</text:p>
          </table:table-cell>
          <table:table-cell office:value-type="float" office:value="54.013194498189598" table:style-name="ce197">
            <text:p>54.0</text:p>
          </table:table-cell>
          <table:table-cell office:value-type="float" office:value="40.5072105077953" table:style-name="ce197">
            <text:p>40.5</text:p>
          </table:table-cell>
          <table:table-cell office:value-type="float" office:value="70.527349954959504" table:style-name="ce198">
            <text:p>70.5</text:p>
          </table:table-cell>
          <table:table-cell office:value-type="float" office:value="122" table:style-name="ce195">
            <text:p>122</text:p>
          </table:table-cell>
          <table:table-cell office:value-type="float" office:value="206349" table:style-name="ce196">
            <text:p>206,349</text:p>
          </table:table-cell>
          <table:table-cell office:value-type="float" office:value="70.152719460293" table:style-name="ce197">
            <text:p>70.2</text:p>
          </table:table-cell>
          <table:table-cell office:value-type="float" office:value="58.180575701623702" table:style-name="ce197">
            <text:p>58.2</text:p>
          </table:table-cell>
          <table:table-cell office:value-type="float" office:value="83.850071805277594" table:style-name="ce198">
            <text:p>83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30</text:p>
          </table:table-cell>
          <table:table-cell office:value-type="string" table:style-name="ce194">
            <text:p>Tower Hamlets</text:p>
          </table:table-cell>
          <table:table-cell office:value-type="float" office:value="74" table:style-name="ce195">
            <text:p>74</text:p>
          </table:table-cell>
          <table:table-cell office:value-type="float" office:value="169215" table:style-name="ce196">
            <text:p>169,215</text:p>
          </table:table-cell>
          <table:table-cell office:value-type="float" office:value="136.36295486806" table:style-name="ce197">
            <text:p>136.4</text:p>
          </table:table-cell>
          <table:table-cell office:value-type="float" office:value="105.625243978865" table:style-name="ce197">
            <text:p>105.6</text:p>
          </table:table-cell>
          <table:table-cell office:value-type="float" office:value="172.91150686410001" table:style-name="ce198">
            <text:p>172.9</text:p>
          </table:table-cell>
          <table:table-cell office:value-type="float" office:value="41" table:style-name="ce195">
            <text:p>41</text:p>
          </table:table-cell>
          <table:table-cell office:value-type="float" office:value="155530" table:style-name="ce196">
            <text:p>155,530</text:p>
          </table:table-cell>
          <table:table-cell office:value-type="float" office:value="68.237257086612701" table:style-name="ce197">
            <text:p>68.2</text:p>
          </table:table-cell>
          <table:table-cell office:value-type="float" office:value="48.721313150017103" table:style-name="ce197">
            <text:p>48.7</text:p>
          </table:table-cell>
          <table:table-cell office:value-type="float" office:value="92.878922367684495" table:style-name="ce198">
            <text:p>92.9</text:p>
          </table:table-cell>
          <table:table-cell office:value-type="float" office:value="115" table:style-name="ce195">
            <text:p>115</text:p>
          </table:table-cell>
          <table:table-cell office:value-type="float" office:value="324745" table:style-name="ce196">
            <text:p>324,745</text:p>
          </table:table-cell>
          <table:table-cell office:value-type="float" office:value="100.386216602448" table:style-name="ce197">
            <text:p>100.4</text:p>
          </table:table-cell>
          <table:table-cell office:value-type="float" office:value="82.370175310389399" table:style-name="ce197">
            <text:p>82.4</text:p>
          </table:table-cell>
          <table:table-cell office:value-type="float" office:value="121.08231253833399" table:style-name="ce198">
            <text:p>121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31</text:p>
          </table:table-cell>
          <table:table-cell office:value-type="string" table:style-name="ce194">
            <text:p>Waltham Forest</text:p>
          </table:table-cell>
          <table:table-cell office:value-type="float" office:value="111" table:style-name="ce195">
            <text:p>111</text:p>
          </table:table-cell>
          <table:table-cell office:value-type="float" office:value="139484" table:style-name="ce196">
            <text:p>139,484</text:p>
          </table:table-cell>
          <table:table-cell office:value-type="float" office:value="154.70886640417999" table:style-name="ce197">
            <text:p>154.7</text:p>
          </table:table-cell>
          <table:table-cell office:value-type="float" office:value="126.740753812394" table:style-name="ce197">
            <text:p>126.7</text:p>
          </table:table-cell>
          <table:table-cell office:value-type="float" office:value="186.91768792566" table:style-name="ce198">
            <text:p>186.9</text:p>
          </table:table-cell>
          <table:table-cell office:value-type="float" office:value="78" table:style-name="ce195">
            <text:p>78</text:p>
          </table:table-cell>
          <table:table-cell office:value-type="float" office:value="137499" table:style-name="ce196">
            <text:p>137,499</text:p>
          </table:table-cell>
          <table:table-cell office:value-type="float" office:value="79.506507530577395" table:style-name="ce197">
            <text:p>79.5</text:p>
          </table:table-cell>
          <table:table-cell office:value-type="float" office:value="62.602525912569298" table:style-name="ce197">
            <text:p>62.6</text:p>
          </table:table-cell>
          <table:table-cell office:value-type="float" office:value="99.515239583458794" table:style-name="ce198">
            <text:p>99.5</text:p>
          </table:table-cell>
          <table:table-cell office:value-type="float" office:value="189" table:style-name="ce195">
            <text:p>189</text:p>
          </table:table-cell>
          <table:table-cell office:value-type="float" office:value="276983" table:style-name="ce196">
            <text:p>276,983</text:p>
          </table:table-cell>
          <table:table-cell office:value-type="float" office:value="112.75452148951899" table:style-name="ce197">
            <text:p>112.8</text:p>
          </table:table-cell>
          <table:table-cell office:value-type="float" office:value="97.098289883106702" table:style-name="ce197">
            <text:p>97.1</text:p>
          </table:table-cell>
          <table:table-cell office:value-type="float" office:value="130.196701391452" table:style-name="ce198">
            <text:p>130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7</text:p>
          </table:table-cell>
          <table:table-cell office:value-type="string" table:style-name="ce192">
            <text:p>London</text:p>
          </table:table-cell>
          <table:table-cell office:value-type="string" table:style-name="ce193">
            <text:p>E09000032</text:p>
          </table:table-cell>
          <table:table-cell office:value-type="string" table:style-name="ce194">
            <text:p>Wandsworth</text:p>
          </table:table-cell>
          <table:table-cell office:value-type="float" office:value="107" table:style-name="ce195">
            <text:p>107</text:p>
          </table:table-cell>
          <table:table-cell office:value-type="float" office:value="157854" table:style-name="ce196">
            <text:p>157,854</text:p>
          </table:table-cell>
          <table:table-cell office:value-type="float" office:value="142.71232060252001" table:style-name="ce197">
            <text:p>142.7</text:p>
          </table:table-cell>
          <table:table-cell office:value-type="float" office:value="116.033713627799" table:style-name="ce197">
            <text:p>116.0</text:p>
          </table:table-cell>
          <table:table-cell office:value-type="float" office:value="173.517080959553" table:style-name="ce198">
            <text:p>173.5</text:p>
          </table:table-cell>
          <table:table-cell office:value-type="float" office:value="68" table:style-name="ce195">
            <text:p>68</text:p>
          </table:table-cell>
          <table:table-cell office:value-type="float" office:value="171823" table:style-name="ce196">
            <text:p>171,823</text:p>
          </table:table-cell>
          <table:table-cell office:value-type="float" office:value="68.729507766770396" table:style-name="ce197">
            <text:p>68.7</text:p>
          </table:table-cell>
          <table:table-cell office:value-type="float" office:value="53.165897105507902" table:style-name="ce197">
            <text:p>53.2</text:p>
          </table:table-cell>
          <table:table-cell office:value-type="float" office:value="87.375357446154695" table:style-name="ce198">
            <text:p>87.4</text:p>
          </table:table-cell>
          <table:table-cell office:value-type="float" office:value="175" table:style-name="ce195">
            <text:p>175</text:p>
          </table:table-cell>
          <table:table-cell office:value-type="float" office:value="329677" table:style-name="ce196">
            <text:p>329,677</text:p>
          </table:table-cell>
          <table:table-cell office:value-type="float" office:value="100.90280484462799" table:style-name="ce197">
            <text:p>100.9</text:p>
          </table:table-cell>
          <table:table-cell office:value-type="float" office:value="86.209619343962004" table:style-name="ce197">
            <text:p>86.2</text:p>
          </table:table-cell>
          <table:table-cell office:value-type="float" office:value="117.341974797548" table:style-name="ce198">
            <text:p>117.3</text:p>
          </table:table-cell>
          <table:table-cell table:number-columns-repeated="2" table:style-name="ce190"/>
          <table:table-cell table:number-columns-repeated="16363"/>
        </table:table-row>
        <table:table-row table:style-name="ro13">
          <table:table-cell office:value-type="string" table:style-name="ce199">
            <text:p>E12000007</text:p>
          </table:table-cell>
          <table:table-cell office:value-type="string" table:style-name="ce200">
            <text:p>London</text:p>
          </table:table-cell>
          <table:table-cell office:value-type="string" table:style-name="ce201">
            <text:p>E09000033</text:p>
          </table:table-cell>
          <table:table-cell office:value-type="string" table:style-name="ce202">
            <text:p>Westminster</text:p>
          </table:table-cell>
          <table:table-cell office:value-type="float" office:value="82" table:style-name="ce203">
            <text:p>82</text:p>
          </table:table-cell>
          <table:table-cell office:value-type="float" office:value="135905" table:style-name="ce204">
            <text:p>135,905</text:p>
          </table:table-cell>
          <table:table-cell office:value-type="float" office:value="102.64438076266001" table:style-name="ce205">
            <text:p>102.6</text:p>
          </table:table-cell>
          <table:table-cell office:value-type="float" office:value="81.447195006367096" table:style-name="ce205">
            <text:p>81.4</text:p>
          </table:table-cell>
          <table:table-cell office:value-type="float" office:value="127.629826618102" table:style-name="ce206">
            <text:p>127.6</text:p>
          </table:table-cell>
          <table:table-cell office:value-type="float" office:value="52" table:style-name="ce203">
            <text:p>52</text:p>
          </table:table-cell>
          <table:table-cell office:value-type="float" office:value="125412" table:style-name="ce204">
            <text:p>125,412</text:p>
          </table:table-cell>
          <table:table-cell office:value-type="float" office:value="54.382500664403999" table:style-name="ce205">
            <text:p>54.4</text:p>
          </table:table-cell>
          <table:table-cell office:value-type="float" office:value="40.5344486714556" table:style-name="ce205">
            <text:p>40.5</text:p>
          </table:table-cell>
          <table:table-cell office:value-type="float" office:value="71.412879121871995" table:style-name="ce206">
            <text:p>71.4</text:p>
          </table:table-cell>
          <table:table-cell office:value-type="float" office:value="134" table:style-name="ce203">
            <text:p>134</text:p>
          </table:table-cell>
          <table:table-cell office:value-type="float" office:value="261317" table:style-name="ce204">
            <text:p>261,317</text:p>
          </table:table-cell>
          <table:table-cell office:value-type="float" office:value="76.753705922533996" table:style-name="ce205">
            <text:p>76.8</text:p>
          </table:table-cell>
          <table:table-cell office:value-type="float" office:value="64.218199573394799" table:style-name="ce205">
            <text:p>64.2</text:p>
          </table:table-cell>
          <table:table-cell office:value-type="float" office:value="91.006870351667501" table:style-name="ce206">
            <text:p>91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82">
            <text:p>E12000008</text:p>
          </table:table-cell>
          <table:table-cell office:value-type="string" table:style-name="ce183">
            <text:p>South East</text:p>
          </table:table-cell>
          <table:table-cell office:value-type="string" table:style-name="ce184">
            <text:p>E06000035</text:p>
          </table:table-cell>
          <table:table-cell office:value-type="string" table:style-name="ce185">
            <text:p>Medway</text:p>
          </table:table-cell>
          <table:table-cell office:value-type="float" office:value="71" table:style-name="ce186">
            <text:p>71</text:p>
          </table:table-cell>
          <table:table-cell office:value-type="float" office:value="138052" table:style-name="ce187">
            <text:p>138,052</text:p>
          </table:table-cell>
          <table:table-cell office:value-type="float" office:value="76.880831997605796" table:style-name="ce188">
            <text:p>76.9</text:p>
          </table:table-cell>
          <table:table-cell office:value-type="float" office:value="59.344313876364602" table:style-name="ce188">
            <text:p>59.3</text:p>
          </table:table-cell>
          <table:table-cell office:value-type="float" office:value="97.808772807995197" table:style-name="ce189">
            <text:p>97.8</text:p>
          </table:table-cell>
          <table:table-cell office:value-type="float" office:value="68" table:style-name="ce186">
            <text:p>68</text:p>
          </table:table-cell>
          <table:table-cell office:value-type="float" office:value="140504" table:style-name="ce187">
            <text:p>140,504</text:p>
          </table:table-cell>
          <table:table-cell office:value-type="float" office:value="53.511939988934799" table:style-name="ce188">
            <text:p>53.5</text:p>
          </table:table-cell>
          <table:table-cell office:value-type="float" office:value="41.520617503306198" table:style-name="ce188">
            <text:p>41.5</text:p>
          </table:table-cell>
          <table:table-cell office:value-type="float" office:value="67.878040593118996" table:style-name="ce189">
            <text:p>67.9</text:p>
          </table:table-cell>
          <table:table-cell office:value-type="float" office:value="139" table:style-name="ce186">
            <text:p>139</text:p>
          </table:table-cell>
          <table:table-cell office:value-type="float" office:value="278556" table:style-name="ce187">
            <text:p>278,556</text:p>
          </table:table-cell>
          <table:table-cell office:value-type="float" office:value="63.2644849756391" table:style-name="ce188">
            <text:p>63.3</text:p>
          </table:table-cell>
          <table:table-cell office:value-type="float" office:value="53.108955932353801" table:style-name="ce188">
            <text:p>53.1</text:p>
          </table:table-cell>
          <table:table-cell office:value-type="float" office:value="74.784518234667502" table:style-name="ce189">
            <text:p>74.8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36</text:p>
          </table:table-cell>
          <table:table-cell office:value-type="string" table:style-name="ce194">
            <text:p>Bracknell Forest</text:p>
          </table:table-cell>
          <table:table-cell office:value-type="float" office:value="28" table:style-name="ce195">
            <text:p>28</text:p>
          </table:table-cell>
          <table:table-cell office:value-type="float" office:value="60841" table:style-name="ce196">
            <text:p>60,841</text:p>
          </table:table-cell>
          <table:table-cell office:value-type="float" office:value="68.912319127180695" table:style-name="ce197">
            <text:p>68.9</text:p>
          </table:table-cell>
          <table:table-cell office:value-type="float" office:value="45.367127220512501" table:style-name="ce197">
            <text:p>45.4</text:p>
          </table:table-cell>
          <table:table-cell office:value-type="float" office:value="100.151146216453" table:style-name="ce198">
            <text:p>100.2</text:p>
          </table:table-cell>
          <table:table-cell office:value-type="float" office:value="16" table:style-name="ce195">
            <text:p>16</text:p>
          </table:table-cell>
          <table:table-cell office:value-type="float" office:value="61708" table:style-name="ce196">
            <text:p>61,708</text:p>
          </table:table-cell>
          <table:table-cell office:value-type="float" office:value="29.442287200050401" table:style-name="ce197">
            <text:p>29.4</text:p>
          </table:table-cell>
          <table:table-cell office:value-type="float" office:value="16.728071333441601" table:style-name="ce197">
            <text:p>16.7</text:p>
          </table:table-cell>
          <table:table-cell office:value-type="float" office:value="47.9459629571951" table:style-name="ce198">
            <text:p>47.9</text:p>
          </table:table-cell>
          <table:table-cell office:value-type="float" office:value="44" table:style-name="ce195">
            <text:p>44</text:p>
          </table:table-cell>
          <table:table-cell office:value-type="float" office:value="122549" table:style-name="ce196">
            <text:p>122,549</text:p>
          </table:table-cell>
          <table:table-cell office:value-type="float" office:value="46.827667805500603" table:style-name="ce197">
            <text:p>46.8</text:p>
          </table:table-cell>
          <table:table-cell office:value-type="float" office:value="33.928604276682996" table:style-name="ce197">
            <text:p>33.9</text:p>
          </table:table-cell>
          <table:table-cell office:value-type="float" office:value="62.982140967252398" table:style-name="ce198">
            <text:p>63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37</text:p>
          </table:table-cell>
          <table:table-cell office:value-type="string" table:style-name="ce194">
            <text:p>West Berkshire</text:p>
          </table:table-cell>
          <table:table-cell office:value-type="float" office:value="37" table:style-name="ce195">
            <text:p>37</text:p>
          </table:table-cell>
          <table:table-cell office:value-type="float" office:value="78432" table:style-name="ce196">
            <text:p>78,432</text:p>
          </table:table-cell>
          <table:table-cell office:value-type="float" office:value="51.7994757089891" table:style-name="ce197">
            <text:p>51.8</text:p>
          </table:table-cell>
          <table:table-cell office:value-type="float" office:value="36.334566749712103" table:style-name="ce197">
            <text:p>36.3</text:p>
          </table:table-cell>
          <table:table-cell office:value-type="float" office:value="71.569835696382398" table:style-name="ce198">
            <text:p>71.6</text:p>
          </table:table-cell>
          <table:table-cell office:value-type="float" office:value="22" table:style-name="ce195">
            <text:p>22</text:p>
          </table:table-cell>
          <table:table-cell office:value-type="float" office:value="80018" table:style-name="ce196">
            <text:p>80,018</text:p>
          </table:table-cell>
          <table:table-cell office:value-type="float" office:value="24.842036165108698" table:style-name="ce197">
            <text:p>24.8</text:p>
          </table:table-cell>
          <table:table-cell office:value-type="float" office:value="15.5448035764854" table:style-name="ce197">
            <text:p>15.5</text:p>
          </table:table-cell>
          <table:table-cell office:value-type="float" office:value="37.637843994058102" table:style-name="ce198">
            <text:p>37.6</text:p>
          </table:table-cell>
          <table:table-cell office:value-type="float" office:value="59" table:style-name="ce195">
            <text:p>59</text:p>
          </table:table-cell>
          <table:table-cell office:value-type="float" office:value="158450" table:style-name="ce196">
            <text:p>158,450</text:p>
          </table:table-cell>
          <table:table-cell office:value-type="float" office:value="37.7360939604268" table:style-name="ce197">
            <text:p>37.7</text:p>
          </table:table-cell>
          <table:table-cell office:value-type="float" office:value="28.70117946921" table:style-name="ce197">
            <text:p>28.7</text:p>
          </table:table-cell>
          <table:table-cell office:value-type="float" office:value="48.7063564608722" table:style-name="ce198">
            <text:p>48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38</text:p>
          </table:table-cell>
          <table:table-cell office:value-type="string" table:style-name="ce194">
            <text:p>Reading</text:p>
          </table:table-cell>
          <table:table-cell office:value-type="float" office:value="59" table:style-name="ce195">
            <text:p>59</text:p>
          </table:table-cell>
          <table:table-cell office:value-type="float" office:value="81866" table:style-name="ce196">
            <text:p>81,866</text:p>
          </table:table-cell>
          <table:table-cell office:value-type="float" office:value="120.331696239945" table:style-name="ce197">
            <text:p>120.3</text:p>
          </table:table-cell>
          <table:table-cell office:value-type="float" office:value="91.420536161843899" table:style-name="ce197">
            <text:p>91.4</text:p>
          </table:table-cell>
          <table:table-cell office:value-type="float" office:value="155.43584864310299" table:style-name="ce198">
            <text:p>155.4</text:p>
          </table:table-cell>
          <table:table-cell office:value-type="float" office:value="41" table:style-name="ce195">
            <text:p>41</text:p>
          </table:table-cell>
          <table:table-cell office:value-type="float" office:value="79914" table:style-name="ce196">
            <text:p>79,914</text:p>
          </table:table-cell>
          <table:table-cell office:value-type="float" office:value="63.749019036485898" table:style-name="ce197">
            <text:p>63.7</text:p>
          </table:table-cell>
          <table:table-cell office:value-type="float" office:value="45.553499419426501" table:style-name="ce197">
            <text:p>45.6</text:p>
          </table:table-cell>
          <table:table-cell office:value-type="float" office:value="86.723460112737996" table:style-name="ce198">
            <text:p>86.7</text:p>
          </table:table-cell>
          <table:table-cell office:value-type="float" office:value="100" table:style-name="ce195">
            <text:p>100</text:p>
          </table:table-cell>
          <table:table-cell office:value-type="float" office:value="161780" table:style-name="ce196">
            <text:p>161,780</text:p>
          </table:table-cell>
          <table:table-cell office:value-type="float" office:value="88.338793315644693" table:style-name="ce197">
            <text:p>88.3</text:p>
          </table:table-cell>
          <table:table-cell office:value-type="float" office:value="71.774370061678994" table:style-name="ce197">
            <text:p>71.8</text:p>
          </table:table-cell>
          <table:table-cell office:value-type="float" office:value="107.560616466873" table:style-name="ce198">
            <text:p>107.6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39</text:p>
          </table:table-cell>
          <table:table-cell office:value-type="string" table:style-name="ce194">
            <text:p>Slough</text:p>
          </table:table-cell>
          <table:table-cell office:value-type="float" office:value="54" table:style-name="ce195">
            <text:p>54</text:p>
          </table:table-cell>
          <table:table-cell office:value-type="float" office:value="75632" table:style-name="ce196">
            <text:p>75,632</text:p>
          </table:table-cell>
          <table:table-cell office:value-type="float" office:value="154.487562316663" table:style-name="ce197">
            <text:p>154.5</text:p>
          </table:table-cell>
          <table:table-cell office:value-type="float" office:value="114.58840484848101" table:style-name="ce197">
            <text:p>114.6</text:p>
          </table:table-cell>
          <table:table-cell office:value-type="float" office:value="203.36468946280499" table:style-name="ce198">
            <text:p>203.4</text:p>
          </table:table-cell>
          <table:table-cell office:value-type="float" office:value="36" table:style-name="ce195">
            <text:p>36</text:p>
          </table:table-cell>
          <table:table-cell office:value-type="float" office:value="73907" table:style-name="ce196">
            <text:p>73,907</text:p>
          </table:table-cell>
          <table:table-cell office:value-type="float" office:value="77.344332413686899" table:style-name="ce197">
            <text:p>77.3</text:p>
          </table:table-cell>
          <table:table-cell office:value-type="float" office:value="53.819864674828104" table:style-name="ce197">
            <text:p>53.8</text:p>
          </table:table-cell>
          <table:table-cell office:value-type="float" office:value="107.52111245527701" table:style-name="ce198">
            <text:p>107.5</text:p>
          </table:table-cell>
          <table:table-cell office:value-type="float" office:value="90" table:style-name="ce195">
            <text:p>90</text:p>
          </table:table-cell>
          <table:table-cell office:value-type="float" office:value="149539" table:style-name="ce196">
            <text:p>149,539</text:p>
          </table:table-cell>
          <table:table-cell office:value-type="float" office:value="108.750110352883" table:style-name="ce197">
            <text:p>108.8</text:p>
          </table:table-cell>
          <table:table-cell office:value-type="float" office:value="87.132630251659194" table:style-name="ce197">
            <text:p>87.1</text:p>
          </table:table-cell>
          <table:table-cell office:value-type="float" office:value="134.03980294777401" table:style-name="ce198">
            <text:p>134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40</text:p>
          </table:table-cell>
          <table:table-cell office:value-type="string" table:style-name="ce194">
            <text:p>Windsor and Maidenhead</text:p>
          </table:table-cell>
          <table:table-cell office:value-type="float" office:value="40" table:style-name="ce195">
            <text:p>40</text:p>
          </table:table-cell>
          <table:table-cell office:value-type="float" office:value="75218" table:style-name="ce196">
            <text:p>75,218</text:p>
          </table:table-cell>
          <table:table-cell office:value-type="float" office:value="58.560903114587198" table:style-name="ce197">
            <text:p>58.6</text:p>
          </table:table-cell>
          <table:table-cell office:value-type="float" office:value="41.791011419066997" table:style-name="ce197">
            <text:p>41.8</text:p>
          </table:table-cell>
          <table:table-cell office:value-type="float" office:value="79.797305189011794" table:style-name="ce198">
            <text:p>79.8</text:p>
          </table:table-cell>
          <table:table-cell office:value-type="float" office:value="25" table:style-name="ce195">
            <text:p>25</text:p>
          </table:table-cell>
          <table:table-cell office:value-type="float" office:value="76204" table:style-name="ce196">
            <text:p>76,204</text:p>
          </table:table-cell>
          <table:table-cell office:value-type="float" office:value="25.235480266963201" table:style-name="ce197">
            <text:p>25.2</text:p>
          </table:table-cell>
          <table:table-cell office:value-type="float" office:value="16.1736993436303" table:style-name="ce197">
            <text:p>16.2</text:p>
          </table:table-cell>
          <table:table-cell office:value-type="float" office:value="37.460372473018502" table:style-name="ce198">
            <text:p>37.5</text:p>
          </table:table-cell>
          <table:table-cell office:value-type="float" office:value="65" table:style-name="ce195">
            <text:p>65</text:p>
          </table:table-cell>
          <table:table-cell office:value-type="float" office:value="151422" table:style-name="ce196">
            <text:p>151,422</text:p>
          </table:table-cell>
          <table:table-cell office:value-type="float" office:value="40.201283401284002" table:style-name="ce197">
            <text:p>40.2</text:p>
          </table:table-cell>
          <table:table-cell office:value-type="float" office:value="30.955626897590101" table:style-name="ce197">
            <text:p>31.0</text:p>
          </table:table-cell>
          <table:table-cell office:value-type="float" office:value="51.324090690484603" table:style-name="ce198">
            <text:p>51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41</text:p>
          </table:table-cell>
          <table:table-cell office:value-type="string" table:style-name="ce194">
            <text:p>Wokingham</text:p>
          </table:table-cell>
          <table:table-cell office:value-type="float" office:value="43" table:style-name="ce195">
            <text:p>43</text:p>
          </table:table-cell>
          <table:table-cell office:value-type="float" office:value="84318" table:style-name="ce196">
            <text:p>84,318</text:p>
          </table:table-cell>
          <table:table-cell office:value-type="float" office:value="62.162279836764199" table:style-name="ce197">
            <text:p>62.2</text:p>
          </table:table-cell>
          <table:table-cell office:value-type="float" office:value="44.745623559998101" table:style-name="ce197">
            <text:p>44.7</text:p>
          </table:table-cell>
          <table:table-cell office:value-type="float" office:value="84.031828771579697" table:style-name="ce198">
            <text:p>84.0</text:p>
          </table:table-cell>
          <table:table-cell office:value-type="float" office:value="27" table:style-name="ce195">
            <text:p>27</text:p>
          </table:table-cell>
          <table:table-cell office:value-type="float" office:value="86801" table:style-name="ce196">
            <text:p>86,801</text:p>
          </table:table-cell>
          <table:table-cell office:value-type="float" office:value="28.895332759812" table:style-name="ce197">
            <text:p>28.9</text:p>
          </table:table-cell>
          <table:table-cell office:value-type="float" office:value="18.944865152022501" table:style-name="ce197">
            <text:p>18.9</text:p>
          </table:table-cell>
          <table:table-cell office:value-type="float" office:value="42.1666393326513" table:style-name="ce198">
            <text:p>42.2</text:p>
          </table:table-cell>
          <table:table-cell office:value-type="float" office:value="70" table:style-name="ce195">
            <text:p>70</text:p>
          </table:table-cell>
          <table:table-cell office:value-type="float" office:value="171119" table:style-name="ce196">
            <text:p>171,119</text:p>
          </table:table-cell>
          <table:table-cell office:value-type="float" office:value="43.073221496628001" table:style-name="ce197">
            <text:p>43.1</text:p>
          </table:table-cell>
          <table:table-cell office:value-type="float" office:value="33.545325428009498" table:style-name="ce197">
            <text:p>33.5</text:p>
          </table:table-cell>
          <table:table-cell office:value-type="float" office:value="54.458165695915604" table:style-name="ce198">
            <text:p>54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42</text:p>
          </table:table-cell>
          <table:table-cell office:value-type="string" table:style-name="ce194">
            <text:p>Milton Keynes</text:p>
          </table:table-cell>
          <table:table-cell office:value-type="float" office:value="51" table:style-name="ce195">
            <text:p>51</text:p>
          </table:table-cell>
          <table:table-cell office:value-type="float" office:value="133422" table:style-name="ce196">
            <text:p>133,422</text:p>
          </table:table-cell>
          <table:table-cell office:value-type="float" office:value="64.058501386314006" table:style-name="ce197">
            <text:p>64.1</text:p>
          </table:table-cell>
          <table:table-cell office:value-type="float" office:value="47.029637320244703" table:style-name="ce197">
            <text:p>47.0</text:p>
          </table:table-cell>
          <table:table-cell office:value-type="float" office:value="85.043330360608806" table:style-name="ce198">
            <text:p>85.0</text:p>
          </table:table-cell>
          <table:table-cell office:value-type="float" office:value="54" table:style-name="ce195">
            <text:p>54</text:p>
          </table:table-cell>
          <table:table-cell office:value-type="float" office:value="136035" table:style-name="ce196">
            <text:p>136,035</text:p>
          </table:table-cell>
          <table:table-cell office:value-type="float" office:value="48.873032887230003" table:style-name="ce197">
            <text:p>48.9</text:p>
          </table:table-cell>
          <table:table-cell office:value-type="float" office:value="36.661320408744601" table:style-name="ce197">
            <text:p>36.7</text:p>
          </table:table-cell>
          <table:table-cell office:value-type="float" office:value="63.832582445614399" table:style-name="ce198">
            <text:p>63.8</text:p>
          </table:table-cell>
          <table:table-cell office:value-type="float" office:value="105" table:style-name="ce195">
            <text:p>105</text:p>
          </table:table-cell>
          <table:table-cell office:value-type="float" office:value="269457" table:style-name="ce196">
            <text:p>269,457</text:p>
          </table:table-cell>
          <table:table-cell office:value-type="float" office:value="55.148249878296397" table:style-name="ce197">
            <text:p>55.1</text:p>
          </table:table-cell>
          <table:table-cell office:value-type="float" office:value="45.012400925212503" table:style-name="ce197">
            <text:p>45.0</text:p>
          </table:table-cell>
          <table:table-cell office:value-type="float" office:value="66.867795087976404" table:style-name="ce198">
            <text:p>66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43</text:p>
          </table:table-cell>
          <table:table-cell office:value-type="string" table:style-name="ce194">
            <text:p>Brighton and Hove</text:p>
          </table:table-cell>
          <table:table-cell office:value-type="float" office:value="54" table:style-name="ce195">
            <text:p>54</text:p>
          </table:table-cell>
          <table:table-cell office:value-type="float" office:value="146153" table:style-name="ce196">
            <text:p>146,153</text:p>
          </table:table-cell>
          <table:table-cell office:value-type="float" office:value="61.128296522365503" table:style-name="ce197">
            <text:p>61.1</text:p>
          </table:table-cell>
          <table:table-cell office:value-type="float" office:value="45.854457271293199" table:style-name="ce197">
            <text:p>45.9</text:p>
          </table:table-cell>
          <table:table-cell office:value-type="float" office:value="79.839001972216806" table:style-name="ce198">
            <text:p>79.8</text:p>
          </table:table-cell>
          <table:table-cell office:value-type="float" office:value="29" table:style-name="ce195">
            <text:p>29</text:p>
          </table:table-cell>
          <table:table-cell office:value-type="float" office:value="144732" table:style-name="ce196">
            <text:p>144,732</text:p>
          </table:table-cell>
          <table:table-cell office:value-type="float" office:value="23.3490423112416" table:style-name="ce197">
            <text:p>23.3</text:p>
          </table:table-cell>
          <table:table-cell office:value-type="float" office:value="15.4906181489341" table:style-name="ce197">
            <text:p>15.5</text:p>
          </table:table-cell>
          <table:table-cell office:value-type="float" office:value="33.723604137316499" table:style-name="ce198">
            <text:p>33.7</text:p>
          </table:table-cell>
          <table:table-cell office:value-type="float" office:value="83" table:style-name="ce195">
            <text:p>83</text:p>
          </table:table-cell>
          <table:table-cell office:value-type="float" office:value="290885" table:style-name="ce196">
            <text:p>290,885</text:p>
          </table:table-cell>
          <table:table-cell office:value-type="float" office:value="38.454794452664203" table:style-name="ce197">
            <text:p>38.5</text:p>
          </table:table-cell>
          <table:table-cell office:value-type="float" office:value="30.566464469067" table:style-name="ce197">
            <text:p>30.6</text:p>
          </table:table-cell>
          <table:table-cell office:value-type="float" office:value="47.743588719187201" table:style-name="ce198">
            <text:p>47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44</text:p>
          </table:table-cell>
          <table:table-cell office:value-type="string" table:style-name="ce194">
            <text:p>Portsmouth</text:p>
          </table:table-cell>
          <table:table-cell office:value-type="float" office:value="62" table:style-name="ce195">
            <text:p>62</text:p>
          </table:table-cell>
          <table:table-cell office:value-type="float" office:value="109599" table:style-name="ce196">
            <text:p>109,599</text:p>
          </table:table-cell>
          <table:table-cell office:value-type="float" office:value="88.294773016737295" table:style-name="ce197">
            <text:p>88.3</text:p>
          </table:table-cell>
          <table:table-cell office:value-type="float" office:value="67.460954723433801" table:style-name="ce197">
            <text:p>67.5</text:p>
          </table:table-cell>
          <table:table-cell office:value-type="float" office:value="113.47040900173501" table:style-name="ce198">
            <text:p>113.5</text:p>
          </table:table-cell>
          <table:table-cell office:value-type="float" office:value="29" table:style-name="ce195">
            <text:p>29</text:p>
          </table:table-cell>
          <table:table-cell office:value-type="float" office:value="105306" table:style-name="ce196">
            <text:p>105,306</text:p>
          </table:table-cell>
          <table:table-cell office:value-type="float" office:value="30.152068861698599" table:style-name="ce197">
            <text:p>30.2</text:p>
          </table:table-cell>
          <table:table-cell office:value-type="float" office:value="20.091062276297301" table:style-name="ce197">
            <text:p>20.1</text:p>
          </table:table-cell>
          <table:table-cell office:value-type="float" office:value="43.434443635185303" table:style-name="ce198">
            <text:p>43.4</text:p>
          </table:table-cell>
          <table:table-cell office:value-type="float" office:value="91" table:style-name="ce195">
            <text:p>91</text:p>
          </table:table-cell>
          <table:table-cell office:value-type="float" office:value="214905" table:style-name="ce196">
            <text:p>214,905</text:p>
          </table:table-cell>
          <table:table-cell office:value-type="float" office:value="54.601497474812597" table:style-name="ce197">
            <text:p>54.6</text:p>
          </table:table-cell>
          <table:table-cell office:value-type="float" office:value="43.901564069531197" table:style-name="ce197">
            <text:p>43.9</text:p>
          </table:table-cell>
          <table:table-cell office:value-type="float" office:value="67.108161820065604" table:style-name="ce198">
            <text:p>67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45</text:p>
          </table:table-cell>
          <table:table-cell office:value-type="string" table:style-name="ce194">
            <text:p>Southampton</text:p>
          </table:table-cell>
          <table:table-cell office:value-type="float" office:value="59" table:style-name="ce195">
            <text:p>59</text:p>
          </table:table-cell>
          <table:table-cell office:value-type="float" office:value="129141" table:style-name="ce196">
            <text:p>129,141</text:p>
          </table:table-cell>
          <table:table-cell office:value-type="float" office:value="78.338873816822698" table:style-name="ce197">
            <text:p>78.3</text:p>
          </table:table-cell>
          <table:table-cell office:value-type="float" office:value="59.416007064002699" table:style-name="ce197">
            <text:p>59.4</text:p>
          </table:table-cell>
          <table:table-cell office:value-type="float" office:value="101.315163823905" table:style-name="ce198">
            <text:p>101.3</text:p>
          </table:table-cell>
          <table:table-cell office:value-type="float" office:value="48" table:style-name="ce195">
            <text:p>48</text:p>
          </table:table-cell>
          <table:table-cell office:value-type="float" office:value="123379" table:style-name="ce196">
            <text:p>123,379</text:p>
          </table:table-cell>
          <table:table-cell office:value-type="float" office:value="44.663714299136203" table:style-name="ce197">
            <text:p>44.7</text:p>
          </table:table-cell>
          <table:table-cell office:value-type="float" office:value="32.772386330517001" table:style-name="ce197">
            <text:p>32.8</text:p>
          </table:table-cell>
          <table:table-cell office:value-type="float" office:value="59.412871405944202" table:style-name="ce198">
            <text:p>59.4</text:p>
          </table:table-cell>
          <table:table-cell office:value-type="float" office:value="107" table:style-name="ce195">
            <text:p>107</text:p>
          </table:table-cell>
          <table:table-cell office:value-type="float" office:value="252520" table:style-name="ce196">
            <text:p>252,520</text:p>
          </table:table-cell>
          <table:table-cell office:value-type="float" office:value="58.549727521225201" table:style-name="ce197">
            <text:p>58.5</text:p>
          </table:table-cell>
          <table:table-cell office:value-type="float" office:value="47.943796622472298" table:style-name="ce197">
            <text:p>47.9</text:p>
          </table:table-cell>
          <table:table-cell office:value-type="float" office:value="70.795987605528794" table:style-name="ce198">
            <text:p>70.8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06000046</text:p>
          </table:table-cell>
          <table:table-cell office:value-type="string" table:style-name="ce194">
            <text:p>Isle of Wight</text:p>
          </table:table-cell>
          <table:table-cell office:value-type="float" office:value="25" table:style-name="ce195">
            <text:p>25</text:p>
          </table:table-cell>
          <table:table-cell office:value-type="float" office:value="69471" table:style-name="ce196">
            <text:p>69,471</text:p>
          </table:table-cell>
          <table:table-cell office:value-type="float" office:value="29.841465238740799" table:style-name="ce197">
            <text:p>29.8</text:p>
          </table:table-cell>
          <table:table-cell office:value-type="float" office:value="19.207985490201999" table:style-name="ce197">
            <text:p>19.2</text:p>
          </table:table-cell>
          <table:table-cell office:value-type="float" office:value="44.186674508415798" table:style-name="ce198">
            <text:p>44.2</text:p>
          </table:table-cell>
          <table:table-cell office:value-type="float" office:value="21" table:style-name="ce195">
            <text:p>21</text:p>
          </table:table-cell>
          <table:table-cell office:value-type="float" office:value="72300" table:style-name="ce196">
            <text:p>72,300</text:p>
          </table:table-cell>
          <table:table-cell office:value-type="float" office:value="16.8538751948876" table:style-name="ce197">
            <text:p>16.9</text:p>
          </table:table-cell>
          <table:table-cell office:value-type="float" office:value="10.391760126117999" table:style-name="ce197">
            <text:p>10.4</text:p>
          </table:table-cell>
          <table:table-cell office:value-type="float" office:value="25.815592356400401" table:style-name="ce198">
            <text:p>25.8</text:p>
          </table:table-cell>
          <table:table-cell office:value-type="float" office:value="46" table:style-name="ce195">
            <text:p>46</text:p>
          </table:table-cell>
          <table:table-cell office:value-type="float" office:value="141771" table:style-name="ce196">
            <text:p>141,771</text:p>
          </table:table-cell>
          <table:table-cell office:value-type="float" office:value="22.512098003990602" table:style-name="ce197">
            <text:p>22.5</text:p>
          </table:table-cell>
          <table:table-cell office:value-type="float" office:value="16.456640964921501" table:style-name="ce197">
            <text:p>16.5</text:p>
          </table:table-cell>
          <table:table-cell office:value-type="float" office:value="30.058046778141598" table:style-name="ce198">
            <text:p>30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10000002</text:p>
          </table:table-cell>
          <table:table-cell office:value-type="string" table:style-name="ce194">
            <text:p>Buckinghamshire</text:p>
          </table:table-cell>
          <table:table-cell office:value-type="float" office:value="113" table:style-name="ce195">
            <text:p>113</text:p>
          </table:table-cell>
          <table:table-cell office:value-type="float" office:value="266808" table:style-name="ce196">
            <text:p>266,808</text:p>
          </table:table-cell>
          <table:table-cell office:value-type="float" office:value="48.193607734050403" table:style-name="ce197">
            <text:p>48.2</text:p>
          </table:table-cell>
          <table:table-cell office:value-type="float" office:value="39.612420918839398" table:style-name="ce197">
            <text:p>39.6</text:p>
          </table:table-cell>
          <table:table-cell office:value-type="float" office:value="58.063456796697203" table:style-name="ce198">
            <text:p>58.1</text:p>
          </table:table-cell>
          <table:table-cell office:value-type="float" office:value="85" table:style-name="ce195">
            <text:p>85</text:p>
          </table:table-cell>
          <table:table-cell office:value-type="float" office:value="277165" table:style-name="ce196">
            <text:p>277,165</text:p>
          </table:table-cell>
          <table:table-cell office:value-type="float" office:value="26.171825180756102" table:style-name="ce197">
            <text:p>26.2</text:p>
          </table:table-cell>
          <table:table-cell office:value-type="float" office:value="20.8248869037782" table:style-name="ce197">
            <text:p>20.8</text:p>
          </table:table-cell>
          <table:table-cell office:value-type="float" office:value="32.455785285742202" table:style-name="ce198">
            <text:p>32.5</text:p>
          </table:table-cell>
          <table:table-cell office:value-type="float" office:value="198" table:style-name="ce195">
            <text:p>198</text:p>
          </table:table-cell>
          <table:table-cell office:value-type="float" office:value="543973" table:style-name="ce196">
            <text:p>543,973</text:p>
          </table:table-cell>
          <table:table-cell office:value-type="float" office:value="35.671321744264098" table:style-name="ce197">
            <text:p>35.7</text:p>
          </table:table-cell>
          <table:table-cell office:value-type="float" office:value="30.856480812109201" table:style-name="ce197">
            <text:p>30.9</text:p>
          </table:table-cell>
          <table:table-cell office:value-type="float" office:value="41.022030836547799" table:style-name="ce198">
            <text:p>41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10000011</text:p>
          </table:table-cell>
          <table:table-cell office:value-type="string" table:style-name="ce194">
            <text:p>East Sussex</text:p>
          </table:table-cell>
          <table:table-cell office:value-type="float" office:value="94" table:style-name="ce195">
            <text:p>94</text:p>
          </table:table-cell>
          <table:table-cell office:value-type="float" office:value="270057" table:style-name="ce196">
            <text:p>270,057</text:p>
          </table:table-cell>
          <table:table-cell office:value-type="float" office:value="29.291729353932201" table:style-name="ce197">
            <text:p>29.3</text:p>
          </table:table-cell>
          <table:table-cell office:value-type="float" office:value="23.625574981044199" table:style-name="ce197">
            <text:p>23.6</text:p>
          </table:table-cell>
          <table:table-cell office:value-type="float" office:value="35.8979215999099" table:style-name="ce198">
            <text:p>35.9</text:p>
          </table:table-cell>
          <table:table-cell office:value-type="float" office:value="70" table:style-name="ce195">
            <text:p>70</text:p>
          </table:table-cell>
          <table:table-cell office:value-type="float" office:value="287172" table:style-name="ce196">
            <text:p>287,172</text:p>
          </table:table-cell>
          <table:table-cell office:value-type="float" office:value="14.5692096516061" table:style-name="ce197">
            <text:p>14.6</text:p>
          </table:table-cell>
          <table:table-cell office:value-type="float" office:value="11.2537801475085" table:style-name="ce197">
            <text:p>11.3</text:p>
          </table:table-cell>
          <table:table-cell office:value-type="float" office:value="18.530837657304399" table:style-name="ce198">
            <text:p>18.5</text:p>
          </table:table-cell>
          <table:table-cell office:value-type="float" office:value="164" table:style-name="ce195">
            <text:p>164</text:p>
          </table:table-cell>
          <table:table-cell office:value-type="float" office:value="557229" table:style-name="ce196">
            <text:p>557,229</text:p>
          </table:table-cell>
          <table:table-cell office:value-type="float" office:value="21.017891788899401" table:style-name="ce197">
            <text:p>21.0</text:p>
          </table:table-cell>
          <table:table-cell office:value-type="float" office:value="17.875621690606899" table:style-name="ce197">
            <text:p>17.9</text:p>
          </table:table-cell>
          <table:table-cell office:value-type="float" office:value="24.546676925204999" table:style-name="ce198">
            <text:p>24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10000014</text:p>
          </table:table-cell>
          <table:table-cell office:value-type="string" table:style-name="ce194">
            <text:p>Hampshire</text:p>
          </table:table-cell>
          <table:table-cell office:value-type="float" office:value="347" table:style-name="ce195">
            <text:p>347</text:p>
          </table:table-cell>
          <table:table-cell office:value-type="float" office:value="676349" table:style-name="ce196">
            <text:p>676,349</text:p>
          </table:table-cell>
          <table:table-cell office:value-type="float" office:value="50.749284263502801" table:style-name="ce197">
            <text:p>50.7</text:p>
          </table:table-cell>
          <table:table-cell office:value-type="float" office:value="45.509405043451203" table:style-name="ce197">
            <text:p>45.5</text:p>
          </table:table-cell>
          <table:table-cell office:value-type="float" office:value="56.423370778422203" table:style-name="ce198">
            <text:p>56.4</text:p>
          </table:table-cell>
          <table:table-cell office:value-type="float" office:value="224" table:style-name="ce195">
            <text:p>224</text:p>
          </table:table-cell>
          <table:table-cell office:value-type="float" office:value="706193" table:style-name="ce196">
            <text:p>706,193</text:p>
          </table:table-cell>
          <table:table-cell office:value-type="float" office:value="24.2316466255972" table:style-name="ce197">
            <text:p>24.2</text:p>
          </table:table-cell>
          <table:table-cell office:value-type="float" office:value="21.114044871749599" table:style-name="ce197">
            <text:p>21.1</text:p>
          </table:table-cell>
          <table:table-cell office:value-type="float" office:value="27.674313687398801" table:style-name="ce198">
            <text:p>27.7</text:p>
          </table:table-cell>
          <table:table-cell office:value-type="float" office:value="571" table:style-name="ce195">
            <text:p>571</text:p>
          </table:table-cell>
          <table:table-cell office:value-type="float" office:value="1382542" table:style-name="ce196">
            <text:p>1,382,542</text:p>
          </table:table-cell>
          <table:table-cell office:value-type="float" office:value="35.538012926433296" table:style-name="ce197">
            <text:p>35.5</text:p>
          </table:table-cell>
          <table:table-cell office:value-type="float" office:value="32.668234118684097" table:style-name="ce197">
            <text:p>32.7</text:p>
          </table:table-cell>
          <table:table-cell office:value-type="float" office:value="38.591367015054303" table:style-name="ce198">
            <text:p>38.6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10000016</text:p>
          </table:table-cell>
          <table:table-cell office:value-type="string" table:style-name="ce194">
            <text:p>Kent</text:p>
          </table:table-cell>
          <table:table-cell office:value-type="float" office:value="406" table:style-name="ce195">
            <text:p>406</text:p>
          </table:table-cell>
          <table:table-cell office:value-type="float" office:value="776703" table:style-name="ce196">
            <text:p>776,703</text:p>
          </table:table-cell>
          <table:table-cell office:value-type="float" office:value="57.035989123848601" table:style-name="ce197">
            <text:p>57.0</text:p>
          </table:table-cell>
          <table:table-cell office:value-type="float" office:value="51.570419891534897" table:style-name="ce197">
            <text:p>51.6</text:p>
          </table:table-cell>
          <table:table-cell office:value-type="float" office:value="62.918863687343901" table:style-name="ce198">
            <text:p>62.9</text:p>
          </table:table-cell>
          <table:table-cell office:value-type="float" office:value="266" table:style-name="ce195">
            <text:p>266</text:p>
          </table:table-cell>
          <table:table-cell office:value-type="float" office:value="804852" table:style-name="ce196">
            <text:p>804,852</text:p>
          </table:table-cell>
          <table:table-cell office:value-type="float" office:value="27.596135673371901" table:style-name="ce197">
            <text:p>27.6</text:p>
          </table:table-cell>
          <table:table-cell office:value-type="float" office:value="24.3482852717706" table:style-name="ce197">
            <text:p>24.3</text:p>
          </table:table-cell>
          <table:table-cell office:value-type="float" office:value="31.153332473054" table:style-name="ce198">
            <text:p>31.2</text:p>
          </table:table-cell>
          <table:table-cell office:value-type="float" office:value="672" table:style-name="ce195">
            <text:p>672</text:p>
          </table:table-cell>
          <table:table-cell office:value-type="float" office:value="1581555" table:style-name="ce196">
            <text:p>1,581,555</text:p>
          </table:table-cell>
          <table:table-cell office:value-type="float" office:value="40.582837733293303" table:style-name="ce197">
            <text:p>40.6</text:p>
          </table:table-cell>
          <table:table-cell office:value-type="float" office:value="37.563767060373401" table:style-name="ce197">
            <text:p>37.6</text:p>
          </table:table-cell>
          <table:table-cell office:value-type="float" office:value="43.779448592416699" table:style-name="ce198">
            <text:p>43.8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10000025</text:p>
          </table:table-cell>
          <table:table-cell office:value-type="string" table:style-name="ce194">
            <text:p>Oxfordshire</text:p>
          </table:table-cell>
          <table:table-cell office:value-type="float" office:value="141" table:style-name="ce195">
            <text:p>141</text:p>
          </table:table-cell>
          <table:table-cell office:value-type="float" office:value="344030" table:style-name="ce196">
            <text:p>344,030</text:p>
          </table:table-cell>
          <table:table-cell office:value-type="float" office:value="47.624120919984399" table:style-name="ce197">
            <text:p>47.6</text:p>
          </table:table-cell>
          <table:table-cell office:value-type="float" office:value="40.0308395677812" table:style-name="ce197">
            <text:p>40.0</text:p>
          </table:table-cell>
          <table:table-cell office:value-type="float" office:value="56.229870025890399" table:style-name="ce198">
            <text:p>56.2</text:p>
          </table:table-cell>
          <table:table-cell office:value-type="float" office:value="101" table:style-name="ce195">
            <text:p>101</text:p>
          </table:table-cell>
          <table:table-cell office:value-type="float" office:value="347637" table:style-name="ce196">
            <text:p>347,637</text:p>
          </table:table-cell>
          <table:table-cell office:value-type="float" office:value="25.216360518525601" table:style-name="ce197">
            <text:p>25.2</text:p>
          </table:table-cell>
          <table:table-cell office:value-type="float" office:value="20.4912284079392" table:style-name="ce197">
            <text:p>20.5</text:p>
          </table:table-cell>
          <table:table-cell office:value-type="float" office:value="30.695462197084101" table:style-name="ce198">
            <text:p>30.7</text:p>
          </table:table-cell>
          <table:table-cell office:value-type="float" office:value="242" table:style-name="ce195">
            <text:p>242</text:p>
          </table:table-cell>
          <table:table-cell office:value-type="float" office:value="691667" table:style-name="ce196">
            <text:p>691,667</text:p>
          </table:table-cell>
          <table:table-cell office:value-type="float" office:value="34.746662713827902" table:style-name="ce197">
            <text:p>34.7</text:p>
          </table:table-cell>
          <table:table-cell office:value-type="float" office:value="30.4929588639034" table:style-name="ce197">
            <text:p>30.5</text:p>
          </table:table-cell>
          <table:table-cell office:value-type="float" office:value="39.426180460880801" table:style-name="ce198">
            <text:p>39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8</text:p>
          </table:table-cell>
          <table:table-cell office:value-type="string" table:style-name="ce192">
            <text:p>South East</text:p>
          </table:table-cell>
          <table:table-cell office:value-type="string" table:style-name="ce193">
            <text:p>E10000030</text:p>
          </table:table-cell>
          <table:table-cell office:value-type="string" table:style-name="ce194">
            <text:p>Surrey</text:p>
          </table:table-cell>
          <table:table-cell office:value-type="float" office:value="390" table:style-name="ce195">
            <text:p>390</text:p>
          </table:table-cell>
          <table:table-cell office:value-type="float" office:value="587530" table:style-name="ce196">
            <text:p>587,530</text:p>
          </table:table-cell>
          <table:table-cell office:value-type="float" office:value="72.183609376680906" table:style-name="ce197">
            <text:p>72.2</text:p>
          </table:table-cell>
          <table:table-cell office:value-type="float" office:value="65.165550886452493" table:style-name="ce197">
            <text:p>65.2</text:p>
          </table:table-cell>
          <table:table-cell office:value-type="float" office:value="79.748846181125202" table:style-name="ce198">
            <text:p>79.7</text:p>
          </table:table-cell>
          <table:table-cell office:value-type="float" office:value="291" table:style-name="ce195">
            <text:p>291</text:p>
          </table:table-cell>
          <table:table-cell office:value-type="float" office:value="608706" table:style-name="ce196">
            <text:p>608,706</text:p>
          </table:table-cell>
          <table:table-cell office:value-type="float" office:value="38.086302992308198" table:style-name="ce197">
            <text:p>38.1</text:p>
          </table:table-cell>
          <table:table-cell office:value-type="float" office:value="33.743669689201703" table:style-name="ce197">
            <text:p>33.7</text:p>
          </table:table-cell>
          <table:table-cell office:value-type="float" office:value="42.823508019018703" table:style-name="ce198">
            <text:p>42.8</text:p>
          </table:table-cell>
          <table:table-cell office:value-type="float" office:value="681" table:style-name="ce195">
            <text:p>681</text:p>
          </table:table-cell>
          <table:table-cell office:value-type="float" office:value="1196236" table:style-name="ce196">
            <text:p>1,196,236</text:p>
          </table:table-cell>
          <table:table-cell office:value-type="float" office:value="53.214835403619297" table:style-name="ce197">
            <text:p>53.2</text:p>
          </table:table-cell>
          <table:table-cell office:value-type="float" office:value="49.260155861344799" table:style-name="ce197">
            <text:p>49.3</text:p>
          </table:table-cell>
          <table:table-cell office:value-type="float" office:value="57.400484062809703" table:style-name="ce198">
            <text:p>57.4</text:p>
          </table:table-cell>
          <table:table-cell table:number-columns-repeated="2" table:style-name="ce190"/>
          <table:table-cell table:number-columns-repeated="16363"/>
        </table:table-row>
        <table:table-row table:style-name="ro13">
          <table:table-cell office:value-type="string" table:style-name="ce199">
            <text:p>E12000008</text:p>
          </table:table-cell>
          <table:table-cell office:value-type="string" table:style-name="ce200">
            <text:p>South East</text:p>
          </table:table-cell>
          <table:table-cell office:value-type="string" table:style-name="ce201">
            <text:p>E10000032</text:p>
          </table:table-cell>
          <table:table-cell office:value-type="string" table:style-name="ce202">
            <text:p>West Sussex</text:p>
          </table:table-cell>
          <table:table-cell office:value-type="float" office:value="195" table:style-name="ce203">
            <text:p>195</text:p>
          </table:table-cell>
          <table:table-cell office:value-type="float" office:value="420317" table:style-name="ce204">
            <text:p>420,317</text:p>
          </table:table-cell>
          <table:table-cell office:value-type="float" office:value="43.469688154364697" table:style-name="ce205">
            <text:p>43.5</text:p>
          </table:table-cell>
          <table:table-cell office:value-type="float" office:value="37.546509496938803" table:style-name="ce205">
            <text:p>37.5</text:p>
          </table:table-cell>
          <table:table-cell office:value-type="float" office:value="50.057439936944697" table:style-name="ce206">
            <text:p>50.1</text:p>
          </table:table-cell>
          <table:table-cell office:value-type="float" office:value="136" table:style-name="ce203">
            <text:p>136</text:p>
          </table:table-cell>
          <table:table-cell office:value-type="float" office:value="443663" table:style-name="ce204">
            <text:p>443,663</text:p>
          </table:table-cell>
          <table:table-cell office:value-type="float" office:value="21.082399232489099" table:style-name="ce205">
            <text:p>21.1</text:p>
          </table:table-cell>
          <table:table-cell office:value-type="float" office:value="17.6053101851425" table:style-name="ce205">
            <text:p>17.6</text:p>
          </table:table-cell>
          <table:table-cell office:value-type="float" office:value="25.032163483773299" table:style-name="ce206">
            <text:p>25.0</text:p>
          </table:table-cell>
          <table:table-cell office:value-type="float" office:value="331" table:style-name="ce203">
            <text:p>331</text:p>
          </table:table-cell>
          <table:table-cell office:value-type="float" office:value="863980" table:style-name="ce204">
            <text:p>863,980</text:p>
          </table:table-cell>
          <table:table-cell office:value-type="float" office:value="30.780024462879599" table:style-name="ce205">
            <text:p>30.8</text:p>
          </table:table-cell>
          <table:table-cell office:value-type="float" office:value="27.524585356213699" table:style-name="ce205">
            <text:p>27.5</text:p>
          </table:table-cell>
          <table:table-cell office:value-type="float" office:value="34.311965293409699" table:style-name="ce206">
            <text:p>34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82">
            <text:p>E12000009</text:p>
          </table:table-cell>
          <table:table-cell office:value-type="string" table:style-name="ce183">
            <text:p>South West</text:p>
          </table:table-cell>
          <table:table-cell office:value-type="string" table:style-name="ce184">
            <text:p>E06000022</text:p>
          </table:table-cell>
          <table:table-cell office:value-type="string" table:style-name="ce185">
            <text:p>Bath and North East Somerset</text:p>
          </table:table-cell>
          <table:table-cell office:value-type="float" office:value="30" table:style-name="ce186">
            <text:p>30</text:p>
          </table:table-cell>
          <table:table-cell office:value-type="float" office:value="95814" table:style-name="ce187">
            <text:p>95,814</text:p>
          </table:table-cell>
          <table:table-cell office:value-type="float" office:value="36.454344410580603" table:style-name="ce188">
            <text:p>36.5</text:p>
          </table:table-cell>
          <table:table-cell office:value-type="float" office:value="24.5062845736988" table:style-name="ce188">
            <text:p>24.5</text:p>
          </table:table-cell>
          <table:table-cell office:value-type="float" office:value="52.1537400240057" table:style-name="ce189">
            <text:p>52.2</text:p>
          </table:table-cell>
          <table:table-cell office:value-type="float" office:value="17" table:style-name="ce186">
            <text:p>17</text:p>
          </table:table-cell>
          <table:table-cell office:value-type="float" office:value="97468" table:style-name="ce187">
            <text:p>97,468</text:p>
          </table:table-cell>
          <table:table-cell office:value-type="float" office:value="14.702083376005101" table:style-name="ce188">
            <text:p>14.7</text:p>
          </table:table-cell>
          <table:table-cell office:value-type="float" office:value="8.4416885879124202" table:style-name="ce188">
            <text:p>8.4</text:p>
          </table:table-cell>
          <table:table-cell office:value-type="float" office:value="23.710420362147399" table:style-name="ce189">
            <text:p>23.7</text:p>
          </table:table-cell>
          <table:table-cell office:value-type="float" office:value="47" table:style-name="ce186">
            <text:p>47</text:p>
          </table:table-cell>
          <table:table-cell office:value-type="float" office:value="193282" table:style-name="ce187">
            <text:p>193,282</text:p>
          </table:table-cell>
          <table:table-cell office:value-type="float" office:value="23.8247128797492" table:style-name="ce188">
            <text:p>23.8</text:p>
          </table:table-cell>
          <table:table-cell office:value-type="float" office:value="17.464019086582301" table:style-name="ce188">
            <text:p>17.5</text:p>
          </table:table-cell>
          <table:table-cell office:value-type="float" office:value="31.732229131617999" table:style-name="ce189">
            <text:p>31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06000023</text:p>
          </table:table-cell>
          <table:table-cell office:value-type="string" table:style-name="ce194">
            <text:p>Bristol, City of</text:p>
          </table:table-cell>
          <table:table-cell office:value-type="float" office:value="67" table:style-name="ce195">
            <text:p>67</text:p>
          </table:table-cell>
          <table:table-cell office:value-type="float" office:value="232171" table:style-name="ce196">
            <text:p>232,171</text:p>
          </table:table-cell>
          <table:table-cell office:value-type="float" office:value="48.543305347551097" table:style-name="ce197">
            <text:p>48.5</text:p>
          </table:table-cell>
          <table:table-cell office:value-type="float" office:value="37.532381453621603" table:style-name="ce197">
            <text:p>37.5</text:p>
          </table:table-cell>
          <table:table-cell office:value-type="float" office:value="61.752722209501599" table:style-name="ce198">
            <text:p>61.8</text:p>
          </table:table-cell>
          <table:table-cell office:value-type="float" office:value="52" table:style-name="ce195">
            <text:p>52</text:p>
          </table:table-cell>
          <table:table-cell office:value-type="float" office:value="231206" table:style-name="ce196">
            <text:p>231,206</text:p>
          </table:table-cell>
          <table:table-cell office:value-type="float" office:value="26.7659661107967" table:style-name="ce197">
            <text:p>26.8</text:p>
          </table:table-cell>
          <table:table-cell office:value-type="float" office:value="19.844849843806902" table:style-name="ce197">
            <text:p>19.8</text:p>
          </table:table-cell>
          <table:table-cell office:value-type="float" office:value="35.277576944941103" table:style-name="ce198">
            <text:p>35.3</text:p>
          </table:table-cell>
          <table:table-cell office:value-type="float" office:value="119" table:style-name="ce195">
            <text:p>119</text:p>
          </table:table-cell>
          <table:table-cell office:value-type="float" office:value="463377" table:style-name="ce196">
            <text:p>463,377</text:p>
          </table:table-cell>
          <table:table-cell office:value-type="float" office:value="36.310697635289202" table:style-name="ce197">
            <text:p>36.3</text:p>
          </table:table-cell>
          <table:table-cell office:value-type="float" office:value="30.031502058981999" table:style-name="ce197">
            <text:p>30.0</text:p>
          </table:table-cell>
          <table:table-cell office:value-type="float" office:value="43.5069389246651" table:style-name="ce198">
            <text:p>43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06000024</text:p>
          </table:table-cell>
          <table:table-cell office:value-type="string" table:style-name="ce194">
            <text:p>North Somerset</text:p>
          </table:table-cell>
          <table:table-cell office:value-type="float" office:value="34" table:style-name="ce195">
            <text:p>34</text:p>
          </table:table-cell>
          <table:table-cell office:value-type="float" office:value="104601" table:style-name="ce196">
            <text:p>104,601</text:p>
          </table:table-cell>
          <table:table-cell office:value-type="float" office:value="29.121518456935" table:style-name="ce197">
            <text:p>29.1</text:p>
          </table:table-cell>
          <table:table-cell office:value-type="float" office:value="20.1018516291163" table:style-name="ce197">
            <text:p>20.1</text:p>
          </table:table-cell>
          <table:table-cell office:value-type="float" office:value="40.776477942135699" table:style-name="ce198">
            <text:p>40.8</text:p>
          </table:table-cell>
          <table:table-cell office:value-type="float" office:value="24" table:style-name="ce195">
            <text:p>24</text:p>
          </table:table-cell>
          <table:table-cell office:value-type="float" office:value="110451" table:style-name="ce196">
            <text:p>110,451</text:p>
          </table:table-cell>
          <table:table-cell office:value-type="float" office:value="14.8030779437396" table:style-name="ce197">
            <text:p>14.8</text:p>
          </table:table-cell>
          <table:table-cell office:value-type="float" office:value="9.3914037889293809" table:style-name="ce197">
            <text:p>9.4</text:p>
          </table:table-cell>
          <table:table-cell office:value-type="float" office:value="22.149478960858399" table:style-name="ce198">
            <text:p>22.1</text:p>
          </table:table-cell>
          <table:table-cell office:value-type="float" office:value="58" table:style-name="ce195">
            <text:p>58</text:p>
          </table:table-cell>
          <table:table-cell office:value-type="float" office:value="215052" table:style-name="ce196">
            <text:p>215,052</text:p>
          </table:table-cell>
          <table:table-cell office:value-type="float" office:value="21.377054825809001" table:style-name="ce197">
            <text:p>21.4</text:p>
          </table:table-cell>
          <table:table-cell office:value-type="float" office:value="16.201453292951001" table:style-name="ce197">
            <text:p>16.2</text:p>
          </table:table-cell>
          <table:table-cell office:value-type="float" office:value="27.671876215968101" table:style-name="ce198">
            <text:p>27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06000025</text:p>
          </table:table-cell>
          <table:table-cell office:value-type="string" table:style-name="ce194">
            <text:p>South Gloucestershire</text:p>
          </table:table-cell>
          <table:table-cell office:value-type="float" office:value="56" table:style-name="ce195">
            <text:p>56</text:p>
          </table:table-cell>
          <table:table-cell office:value-type="float" office:value="141234" table:style-name="ce196">
            <text:p>141,234</text:p>
          </table:table-cell>
          <table:table-cell office:value-type="float" office:value="48.743602494849" table:style-name="ce197">
            <text:p>48.7</text:p>
          </table:table-cell>
          <table:table-cell office:value-type="float" office:value="36.541535225120498" table:style-name="ce197">
            <text:p>36.5</text:p>
          </table:table-cell>
          <table:table-cell office:value-type="float" office:value="63.636311113168702" table:style-name="ce198">
            <text:p>63.6</text:p>
          </table:table-cell>
          <table:table-cell office:value-type="float" office:value="40" table:style-name="ce195">
            <text:p>40</text:p>
          </table:table-cell>
          <table:table-cell office:value-type="float" office:value="143859" table:style-name="ce196">
            <text:p>143,859</text:p>
          </table:table-cell>
          <table:table-cell office:value-type="float" office:value="23.960152673449301" table:style-name="ce197">
            <text:p>24.0</text:p>
          </table:table-cell>
          <table:table-cell office:value-type="float" office:value="17.0580992564268" table:style-name="ce197">
            <text:p>17.1</text:p>
          </table:table-cell>
          <table:table-cell office:value-type="float" office:value="32.700506169125298" table:style-name="ce198">
            <text:p>32.7</text:p>
          </table:table-cell>
          <table:table-cell office:value-type="float" office:value="96" table:style-name="ce195">
            <text:p>96</text:p>
          </table:table-cell>
          <table:table-cell office:value-type="float" office:value="285093" table:style-name="ce196">
            <text:p>285,093</text:p>
          </table:table-cell>
          <table:table-cell office:value-type="float" office:value="33.763202792057797" table:style-name="ce197">
            <text:p>33.8</text:p>
          </table:table-cell>
          <table:table-cell office:value-type="float" office:value="27.325608368926201" table:style-name="ce197">
            <text:p>27.3</text:p>
          </table:table-cell>
          <table:table-cell office:value-type="float" office:value="41.256682777474502" table:style-name="ce198">
            <text:p>41.3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06000026</text:p>
          </table:table-cell>
          <table:table-cell office:value-type="string" table:style-name="ce194">
            <text:p>Plymouth</text:p>
          </table:table-cell>
          <table:table-cell office:value-type="float" office:value="30" table:style-name="ce195">
            <text:p>30</text:p>
          </table:table-cell>
          <table:table-cell office:value-type="float" office:value="130306" table:style-name="ce196">
            <text:p>130,306</text:p>
          </table:table-cell>
          <table:table-cell office:value-type="float" office:value="27.681132463810901" table:style-name="ce197">
            <text:p>27.7</text:p>
          </table:table-cell>
          <table:table-cell office:value-type="float" office:value="18.586497937412702" table:style-name="ce197">
            <text:p>18.6</text:p>
          </table:table-cell>
          <table:table-cell office:value-type="float" office:value="39.631212002976" table:style-name="ce198">
            <text:p>39.6</text:p>
          </table:table-cell>
          <table:table-cell office:value-type="float" office:value="34" table:style-name="ce195">
            <text:p>34</text:p>
          </table:table-cell>
          <table:table-cell office:value-type="float" office:value="131794" table:style-name="ce196">
            <text:p>131,794</text:p>
          </table:table-cell>
          <table:table-cell office:value-type="float" office:value="23.756061168461098" table:style-name="ce197">
            <text:p>23.8</text:p>
          </table:table-cell>
          <table:table-cell office:value-type="float" office:value="16.404702894543998" table:style-name="ce197">
            <text:p>16.4</text:p>
          </table:table-cell>
          <table:table-cell office:value-type="float" office:value="33.2552793191185" table:style-name="ce198">
            <text:p>33.3</text:p>
          </table:table-cell>
          <table:table-cell office:value-type="float" office:value="64" table:style-name="ce195">
            <text:p>64</text:p>
          </table:table-cell>
          <table:table-cell office:value-type="float" office:value="262100" table:style-name="ce196">
            <text:p>262,100</text:p>
          </table:table-cell>
          <table:table-cell office:value-type="float" office:value="25.6112034337708" table:style-name="ce197">
            <text:p>25.6</text:p>
          </table:table-cell>
          <table:table-cell office:value-type="float" office:value="19.7056385274368" table:style-name="ce197">
            <text:p>19.7</text:p>
          </table:table-cell>
          <table:table-cell office:value-type="float" office:value="32.726088211386603" table:style-name="ce198">
            <text:p>32.7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06000027</text:p>
          </table:table-cell>
          <table:table-cell office:value-type="string" table:style-name="ce194">
            <text:p>Torbay</text:p>
          </table:table-cell>
          <table:table-cell office:value-type="float" office:value="34" table:style-name="ce195">
            <text:p>34</text:p>
          </table:table-cell>
          <table:table-cell office:value-type="float" office:value="66421" table:style-name="ce196">
            <text:p>66,421</text:p>
          </table:table-cell>
          <table:table-cell office:value-type="float" office:value="41.261279139701102" table:style-name="ce197">
            <text:p>41.3</text:p>
          </table:table-cell>
          <table:table-cell office:value-type="float" office:value="28.4775818567446" table:style-name="ce197">
            <text:p>28.5</text:p>
          </table:table-cell>
          <table:table-cell office:value-type="float" office:value="57.780012785648701" table:style-name="ce198">
            <text:p>57.8</text:p>
          </table:table-cell>
          <table:table-cell office:value-type="float" office:value="11" table:style-name="ce195">
            <text:p>11</text:p>
          </table:table-cell>
          <table:table-cell office:value-type="float" office:value="69843" table:style-name="ce196">
            <text:p>69,843</text:p>
          </table:table-cell>
          <table:table-cell office:value-type="float" office:value="9.9862698570237498" table:style-name="ce197">
            <text:p>10.0</text:p>
          </table:table-cell>
          <table:table-cell office:value-type="float" office:value="4.9195735895616304" table:style-name="ce197">
            <text:p>4.9</text:p>
          </table:table-cell>
          <table:table-cell office:value-type="float" office:value="17.961769179687799" table:style-name="ce198">
            <text:p>18.0</text:p>
          </table:table-cell>
          <table:table-cell office:value-type="float" office:value="45" table:style-name="ce195">
            <text:p>45</text:p>
          </table:table-cell>
          <table:table-cell office:value-type="float" office:value="136264" table:style-name="ce196">
            <text:p>136,264</text:p>
          </table:table-cell>
          <table:table-cell office:value-type="float" office:value="23.511640513302002" table:style-name="ce197">
            <text:p>23.5</text:p>
          </table:table-cell>
          <table:table-cell office:value-type="float" office:value="17.111705881799299" table:style-name="ce197">
            <text:p>17.1</text:p>
          </table:table-cell>
          <table:table-cell office:value-type="float" office:value="31.506450596603599" table:style-name="ce198">
            <text:p>31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06000030</text:p>
          </table:table-cell>
          <table:table-cell office:value-type="string" table:style-name="ce194">
            <text:p>Swindon</text:p>
          </table:table-cell>
          <table:table-cell office:value-type="float" office:value="45" table:style-name="ce195">
            <text:p>45</text:p>
          </table:table-cell>
          <table:table-cell office:value-type="float" office:value="111047" table:style-name="ce196">
            <text:p>111,047</text:p>
          </table:table-cell>
          <table:table-cell office:value-type="float" office:value="55.486449512669303" table:style-name="ce197">
            <text:p>55.5</text:p>
          </table:table-cell>
          <table:table-cell office:value-type="float" office:value="40.162985272043201" table:style-name="ce197">
            <text:p>40.2</text:p>
          </table:table-cell>
          <table:table-cell office:value-type="float" office:value="74.628549155224903" table:style-name="ce198">
            <text:p>74.6</text:p>
          </table:table-cell>
          <table:table-cell office:value-type="float" office:value="35" table:style-name="ce195">
            <text:p>35</text:p>
          </table:table-cell>
          <table:table-cell office:value-type="float" office:value="111146" table:style-name="ce196">
            <text:p>111,146</text:p>
          </table:table-cell>
          <table:table-cell office:value-type="float" office:value="32.830007256823201" table:style-name="ce197">
            <text:p>32.8</text:p>
          </table:table-cell>
          <table:table-cell office:value-type="float" office:value="22.803908731898801" table:style-name="ce197">
            <text:p>22.8</text:p>
          </table:table-cell>
          <table:table-cell office:value-type="float" office:value="45.737281183729401" table:style-name="ce198">
            <text:p>45.7</text:p>
          </table:table-cell>
          <table:table-cell office:value-type="float" office:value="80" table:style-name="ce195">
            <text:p>80</text:p>
          </table:table-cell>
          <table:table-cell office:value-type="float" office:value="222193" table:style-name="ce196">
            <text:p>222,193</text:p>
          </table:table-cell>
          <table:table-cell office:value-type="float" office:value="42.9052378295751" table:style-name="ce197">
            <text:p>42.9</text:p>
          </table:table-cell>
          <table:table-cell office:value-type="float" office:value="33.972584267797899" table:style-name="ce197">
            <text:p>34.0</text:p>
          </table:table-cell>
          <table:table-cell office:value-type="float" office:value="53.455981324857198" table:style-name="ce198">
            <text:p>53.5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06000052</text:p>
          </table:table-cell>
          <table:table-cell office:value-type="string" table:style-name="ce194">
            <text:p>Cornwall &amp; Isles of Scilly</text:p>
          </table:table-cell>
          <table:table-cell office:value-type="float" office:value="83" table:style-name="ce195">
            <text:p>83</text:p>
          </table:table-cell>
          <table:table-cell office:value-type="float" office:value="277820" table:style-name="ce196">
            <text:p>277,820</text:p>
          </table:table-cell>
          <table:table-cell office:value-type="float" office:value="27.705782617786799" table:style-name="ce197">
            <text:p>27.7</text:p>
          </table:table-cell>
          <table:table-cell office:value-type="float" office:value="21.964355331668202" table:style-name="ce197">
            <text:p>22.0</text:p>
          </table:table-cell>
          <table:table-cell office:value-type="float" office:value="34.466521198430698" table:style-name="ce198">
            <text:p>34.5</text:p>
          </table:table-cell>
          <table:table-cell office:value-type="float" office:value="43" table:style-name="ce195">
            <text:p>43</text:p>
          </table:table-cell>
          <table:table-cell office:value-type="float" office:value="293982" table:style-name="ce196">
            <text:p>293,982</text:p>
          </table:table-cell>
          <table:table-cell office:value-type="float" office:value="10.546885379377199" table:style-name="ce197">
            <text:p>10.5</text:p>
          </table:table-cell>
          <table:table-cell office:value-type="float" office:value="7.6161300210384999" table:style-name="ce197">
            <text:p>7.6</text:p>
          </table:table-cell>
          <table:table-cell office:value-type="float" office:value="14.2269429464927" table:style-name="ce198">
            <text:p>14.2</text:p>
          </table:table-cell>
          <table:table-cell office:value-type="float" office:value="127" table:style-name="ce195">
            <text:p>127</text:p>
          </table:table-cell>
          <table:table-cell office:value-type="float" office:value="571802" table:style-name="ce196">
            <text:p>571,802</text:p>
          </table:table-cell>
          <table:table-cell office:value-type="float" office:value="17.9848530812611" table:style-name="ce197">
            <text:p>18.0</text:p>
          </table:table-cell>
          <table:table-cell office:value-type="float" office:value="14.986224726984" table:style-name="ce197">
            <text:p>15.0</text:p>
          </table:table-cell>
          <table:table-cell office:value-type="float" office:value="21.406362679082001" table:style-name="ce198">
            <text:p>21.4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06000054</text:p>
          </table:table-cell>
          <table:table-cell office:value-type="string" table:style-name="ce194">
            <text:p>Wiltshire</text:p>
          </table:table-cell>
          <table:table-cell office:value-type="float" office:value="79" table:style-name="ce195">
            <text:p>79</text:p>
          </table:table-cell>
          <table:table-cell office:value-type="float" office:value="246656" table:style-name="ce196">
            <text:p>246,656</text:p>
          </table:table-cell>
          <table:table-cell office:value-type="float" office:value="32.770112269646901" table:style-name="ce197">
            <text:p>32.8</text:p>
          </table:table-cell>
          <table:table-cell office:value-type="float" office:value="25.8527454496339" table:style-name="ce197">
            <text:p>25.9</text:p>
          </table:table-cell>
          <table:table-cell office:value-type="float" office:value="40.949163856731403" table:style-name="ce198">
            <text:p>40.9</text:p>
          </table:table-cell>
          <table:table-cell office:value-type="float" office:value="62" table:style-name="ce195">
            <text:p>62</text:p>
          </table:table-cell>
          <table:table-cell office:value-type="float" office:value="253368" table:style-name="ce196">
            <text:p>253,368</text:p>
          </table:table-cell>
          <table:table-cell office:value-type="float" office:value="17.794345303950401" table:style-name="ce197">
            <text:p>17.8</text:p>
          </table:table-cell>
          <table:table-cell office:value-type="float" office:value="13.6040598338232" table:style-name="ce197">
            <text:p>13.6</text:p>
          </table:table-cell>
          <table:table-cell office:value-type="float" office:value="22.857896314331299" table:style-name="ce198">
            <text:p>22.9</text:p>
          </table:table-cell>
          <table:table-cell office:value-type="float" office:value="141" table:style-name="ce195">
            <text:p>141</text:p>
          </table:table-cell>
          <table:table-cell office:value-type="float" office:value="500024" table:style-name="ce196">
            <text:p>500,024</text:p>
          </table:table-cell>
          <table:table-cell office:value-type="float" office:value="24.634180513189701" table:style-name="ce197">
            <text:p>24.6</text:p>
          </table:table-cell>
          <table:table-cell office:value-type="float" office:value="20.725261547325498" table:style-name="ce197">
            <text:p>20.7</text:p>
          </table:table-cell>
          <table:table-cell office:value-type="float" office:value="29.064304241686099" table:style-name="ce198">
            <text:p>29.1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06000058</text:p>
          </table:table-cell>
          <table:table-cell office:value-type="string" table:style-name="ce194">
            <text:p>Bournemouth, Christchurch and Poole</text:p>
          </table:table-cell>
          <table:table-cell office:value-type="float" office:value="61" table:style-name="ce195">
            <text:p>61</text:p>
          </table:table-cell>
          <table:table-cell office:value-type="float" office:value="196612" table:style-name="ce196">
            <text:p>196,612</text:p>
          </table:table-cell>
          <table:table-cell office:value-type="float" office:value="29.845602030582601" table:style-name="ce197">
            <text:p>29.8</text:p>
          </table:table-cell>
          <table:table-cell office:value-type="float" office:value="22.795302725638599" table:style-name="ce197">
            <text:p>22.8</text:p>
          </table:table-cell>
          <table:table-cell office:value-type="float" office:value="38.378484531893697" table:style-name="ce198">
            <text:p>38.4</text:p>
          </table:table-cell>
          <table:table-cell office:value-type="float" office:value="38" table:style-name="ce195">
            <text:p>38</text:p>
          </table:table-cell>
          <table:table-cell office:value-type="float" office:value="198719" table:style-name="ce196">
            <text:p>198,719</text:p>
          </table:table-cell>
          <table:table-cell office:value-type="float" office:value="13.7402398524854" table:style-name="ce197">
            <text:p>13.7</text:p>
          </table:table-cell>
          <table:table-cell office:value-type="float" office:value="9.6062390076454705" table:style-name="ce197">
            <text:p>9.6</text:p>
          </table:table-cell>
          <table:table-cell office:value-type="float" office:value="19.007821157726799" table:style-name="ce198">
            <text:p>19.0</text:p>
          </table:table-cell>
          <table:table-cell office:value-type="float" office:value="99" table:style-name="ce195">
            <text:p>99</text:p>
          </table:table-cell>
          <table:table-cell office:value-type="float" office:value="395331" table:style-name="ce196">
            <text:p>395,331</text:p>
          </table:table-cell>
          <table:table-cell office:value-type="float" office:value="20.690586640932299" table:style-name="ce197">
            <text:p>20.7</text:p>
          </table:table-cell>
          <table:table-cell office:value-type="float" office:value="16.769069432555899" table:style-name="ce197">
            <text:p>16.8</text:p>
          </table:table-cell>
          <table:table-cell office:value-type="float" office:value="25.2446611978256" table:style-name="ce198">
            <text:p>25.2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06000059</text:p>
          </table:table-cell>
          <table:table-cell office:value-type="string" table:style-name="ce194">
            <text:p>Dorset</text:p>
          </table:table-cell>
          <table:table-cell office:value-type="float" office:value="55" table:style-name="ce195">
            <text:p>55</text:p>
          </table:table-cell>
          <table:table-cell office:value-type="float" office:value="185388" table:style-name="ce196">
            <text:p>185,388</text:p>
          </table:table-cell>
          <table:table-cell office:value-type="float" office:value="23.217909645504999" table:style-name="ce197">
            <text:p>23.2</text:p>
          </table:table-cell>
          <table:table-cell office:value-type="float" office:value="17.392581137859999" table:style-name="ce197">
            <text:p>17.4</text:p>
          </table:table-cell>
          <table:table-cell office:value-type="float" office:value="30.340706520610201" table:style-name="ce198">
            <text:p>30.3</text:p>
          </table:table-cell>
          <table:table-cell office:value-type="float" office:value="32" table:style-name="ce195">
            <text:p>32</text:p>
          </table:table-cell>
          <table:table-cell office:value-type="float" office:value="193120" table:style-name="ce196">
            <text:p>193,120</text:p>
          </table:table-cell>
          <table:table-cell office:value-type="float" office:value="9.4777045582427206" table:style-name="ce197">
            <text:p>9.5</text:p>
          </table:table-cell>
          <table:table-cell office:value-type="float" office:value="6.4415356693530299" table:style-name="ce197">
            <text:p>6.4</text:p>
          </table:table-cell>
          <table:table-cell office:value-type="float" office:value="13.432349820182599" table:style-name="ce198">
            <text:p>13.4</text:p>
          </table:table-cell>
          <table:table-cell office:value-type="float" office:value="87" table:style-name="ce195">
            <text:p>87</text:p>
          </table:table-cell>
          <table:table-cell office:value-type="float" office:value="378508" table:style-name="ce196">
            <text:p>378,508</text:p>
          </table:table-cell>
          <table:table-cell office:value-type="float" office:value="15.299764469612199" table:style-name="ce197">
            <text:p>15.3</text:p>
          </table:table-cell>
          <table:table-cell office:value-type="float" office:value="12.2041679638603" table:style-name="ce197">
            <text:p>12.2</text:p>
          </table:table-cell>
          <table:table-cell office:value-type="float" office:value="18.931013524845401" table:style-name="ce198">
            <text:p>18.9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10000008</text:p>
          </table:table-cell>
          <table:table-cell office:value-type="string" table:style-name="ce194">
            <text:p>Devon</text:p>
          </table:table-cell>
          <table:table-cell office:value-type="float" office:value="75" table:style-name="ce195">
            <text:p>75</text:p>
          </table:table-cell>
          <table:table-cell office:value-type="float" office:value="391924" table:style-name="ce196">
            <text:p>391,924</text:p>
          </table:table-cell>
          <table:table-cell office:value-type="float" office:value="16.784834755642201" table:style-name="ce197">
            <text:p>16.8</text:p>
          </table:table-cell>
          <table:table-cell office:value-type="float" office:value="13.161787149137499" table:style-name="ce197">
            <text:p>13.2</text:p>
          </table:table-cell>
          <table:table-cell office:value-type="float" office:value="21.087780554035199" table:style-name="ce198">
            <text:p>21.1</text:p>
          </table:table-cell>
          <table:table-cell office:value-type="float" office:value="59" table:style-name="ce195">
            <text:p>59</text:p>
          </table:table-cell>
          <table:table-cell office:value-type="float" office:value="410451" table:style-name="ce196">
            <text:p>410,451</text:p>
          </table:table-cell>
          <table:table-cell office:value-type="float" office:value="9.6400723040567495" table:style-name="ce197">
            <text:p>9.6</text:p>
          </table:table-cell>
          <table:table-cell office:value-type="float" office:value="7.2889342946711198" table:style-name="ce197">
            <text:p>7.3</text:p>
          </table:table-cell>
          <table:table-cell office:value-type="float" office:value="12.4948421154157" table:style-name="ce198">
            <text:p>12.5</text:p>
          </table:table-cell>
          <table:table-cell office:value-type="float" office:value="134" table:style-name="ce195">
            <text:p>134</text:p>
          </table:table-cell>
          <table:table-cell office:value-type="float" office:value="802375" table:style-name="ce196">
            <text:p>802,375</text:p>
          </table:table-cell>
          <table:table-cell office:value-type="float" office:value="12.638672105832899" table:style-name="ce197">
            <text:p>12.6</text:p>
          </table:table-cell>
          <table:table-cell office:value-type="float" office:value="10.5784053782128" table:style-name="ce197">
            <text:p>10.6</text:p>
          </table:table-cell>
          <table:table-cell office:value-type="float" office:value="14.9812436477203" table:style-name="ce198">
            <text:p>15.0</text:p>
          </table:table-cell>
          <table:table-cell table:number-columns-repeated="2" table:style-name="ce190"/>
          <table:table-cell table:number-columns-repeated="16363"/>
        </table:table-row>
        <table:table-row table:style-name="ro4">
          <table:table-cell office:value-type="string" table:style-name="ce191">
            <text:p>E12000009</text:p>
          </table:table-cell>
          <table:table-cell office:value-type="string" table:style-name="ce192">
            <text:p>South West</text:p>
          </table:table-cell>
          <table:table-cell office:value-type="string" table:style-name="ce193">
            <text:p>E10000013</text:p>
          </table:table-cell>
          <table:table-cell office:value-type="string" table:style-name="ce194">
            <text:p>Gloucestershire</text:p>
          </table:table-cell>
          <table:table-cell office:value-type="float" office:value="204" table:style-name="ce195">
            <text:p>204</text:p>
          </table:table-cell>
          <table:table-cell office:value-type="float" office:value="312572" table:style-name="ce196">
            <text:p>312,572</text:p>
          </table:table-cell>
          <table:table-cell office:value-type="float" office:value="67.889619349958195" table:style-name="ce197">
            <text:p>67.9</text:p>
          </table:table-cell>
          <table:table-cell office:value-type="float" office:value="58.734407268322002" table:style-name="ce197">
            <text:p>58.7</text:p>
          </table:table-cell>
          <table:table-cell office:value-type="float" office:value="78.047787213320603" table:style-name="ce198">
            <text:p>78.0</text:p>
          </table:table-cell>
          <table:table-cell office:value-type="float" office:value="146" table:style-name="ce195">
            <text:p>146</text:p>
          </table:table-cell>
          <table:table-cell office:value-type="float" office:value="324498" table:style-name="ce196">
            <text:p>324,498</text:p>
          </table:table-cell>
          <table:table-cell office:value-type="float" office:value="35.108491266969502" table:style-name="ce197">
            <text:p>35.1</text:p>
          </table:table-cell>
          <table:table-cell office:value-type="float" office:value="29.590530841101401" table:style-name="ce197">
            <text:p>29.6</text:p>
          </table:table-cell>
          <table:table-cell office:value-type="float" office:value="41.348617831960802" table:style-name="ce198">
            <text:p>41.3</text:p>
          </table:table-cell>
          <table:table-cell office:value-type="float" office:value="350" table:style-name="ce195">
            <text:p>350</text:p>
          </table:table-cell>
          <table:table-cell office:value-type="float" office:value="637070" table:style-name="ce196">
            <text:p>637,070</text:p>
          </table:table-cell>
          <table:table-cell office:value-type="float" office:value="49.4300561734944" table:style-name="ce197">
            <text:p>49.4</text:p>
          </table:table-cell>
          <table:table-cell office:value-type="float" office:value="44.371557434046601" table:style-name="ce197">
            <text:p>44.4</text:p>
          </table:table-cell>
          <table:table-cell office:value-type="float" office:value="54.905851840852399" table:style-name="ce198">
            <text:p>54.9</text:p>
          </table:table-cell>
          <table:table-cell table:number-columns-repeated="2" table:style-name="ce190"/>
          <table:table-cell table:number-columns-repeated="16363"/>
        </table:table-row>
        <table:table-row table:style-name="ro13">
          <table:table-cell office:value-type="string" table:style-name="ce199">
            <text:p>E12000009</text:p>
          </table:table-cell>
          <table:table-cell office:value-type="string" table:style-name="ce200">
            <text:p>South West</text:p>
          </table:table-cell>
          <table:table-cell office:value-type="string" table:style-name="ce201">
            <text:p>E10000027</text:p>
          </table:table-cell>
          <table:table-cell office:value-type="string" table:style-name="ce202">
            <text:p>Somerset</text:p>
          </table:table-cell>
          <table:table-cell office:value-type="float" office:value="62" table:style-name="ce203">
            <text:p>62</text:p>
          </table:table-cell>
          <table:table-cell office:value-type="float" office:value="274556" table:style-name="ce204">
            <text:p>274,556</text:p>
          </table:table-cell>
          <table:table-cell office:value-type="float" office:value="20.661293487184199" table:style-name="ce205">
            <text:p>20.7</text:p>
          </table:table-cell>
          <table:table-cell office:value-type="float" office:value="15.7775327252183" table:style-name="ce205">
            <text:p>15.8</text:p>
          </table:table-cell>
          <table:table-cell office:value-type="float" office:value="26.562841703172499" table:style-name="ce206">
            <text:p>26.6</text:p>
          </table:table-cell>
          <table:table-cell office:value-type="float" office:value="33" table:style-name="ce203">
            <text:p>33</text:p>
          </table:table-cell>
          <table:table-cell office:value-type="float" office:value="287669" table:style-name="ce204">
            <text:p>287,669</text:p>
          </table:table-cell>
          <table:table-cell office:value-type="float" office:value="7.7465128857495396" table:style-name="ce205">
            <text:p>7.7</text:p>
          </table:table-cell>
          <table:table-cell office:value-type="float" office:value="5.2888877032187702" table:style-name="ce205">
            <text:p>5.3</text:p>
          </table:table-cell>
          <table:table-cell office:value-type="float" office:value="10.934576895103801" table:style-name="ce206">
            <text:p>10.9</text:p>
          </table:table-cell>
          <table:table-cell office:value-type="float" office:value="95" table:style-name="ce203">
            <text:p>95</text:p>
          </table:table-cell>
          <table:table-cell office:value-type="float" office:value="562225" table:style-name="ce204">
            <text:p>562,225</text:p>
          </table:table-cell>
          <table:table-cell office:value-type="float" office:value="13.055711083472699" table:style-name="ce205">
            <text:p>13.1</text:p>
          </table:table-cell>
          <table:table-cell office:value-type="float" office:value="10.5455810925412" table:style-name="ce205">
            <text:p>10.5</text:p>
          </table:table-cell>
          <table:table-cell office:value-type="float" office:value="15.9798957750683" table:style-name="ce206">
            <text:p>16.0</text:p>
          </table:table-cell>
          <table:table-cell table:number-columns-repeated="2" table:style-name="ce190"/>
          <table:table-cell table:number-columns-repeated="16363"/>
        </table:table-row>
        <table:table-row table:style-name="ro7">
          <table:table-cell table:number-columns-repeated="2" table:style-name="ce1"/>
          <table:table-cell table:number-columns-repeated="12" table:style-name="ce112"/>
          <table:table-cell table:number-columns-repeated="16370" table:style-name="ce1"/>
        </table:table-row>
        <table:table-row table:style-name="ro4">
          <table:table-cell office:value-type="string" table:style-name="ce67">
            <text:p>Footnotes</text:p>
          </table:table-cell>
          <table:table-cell table:style-name="ce111"/>
          <table:table-cell table:number-columns-repeated="2" table:style-name="ce112"/>
          <table:table-cell table:style-name="ce51"/>
          <table:table-cell table:number-columns-repeated="4" table:style-name="ce112"/>
          <table:table-cell table:style-name="ce51"/>
          <table:table-cell table:number-columns-repeated="4" table:style-name="ce112"/>
          <table:table-cell table:style-name="ce190"/>
          <table:table-cell table:number-columns-repeated="16369" table:style-name="ce1"/>
        </table:table-row>
        <table:table-row table:style-name="ro4">
          <table:table-cell table:style-name="ce67"/>
          <table:table-cell table:style-name="ce111"/>
          <table:table-cell table:number-columns-repeated="12" table:style-name="ce112"/>
          <table:table-cell table:number-columns-repeated="16370" table:style-name="ce1"/>
        </table:table-row>
        <table:table-row table:style-name="ro4">
          <table:table-cell office:value-type="string" table:style-name="ce112">
            <text:p>Lower CL = lower 95% confidence limit</text:p>
          </table:table-cell>
          <table:table-cell table:style-name="ce111"/>
          <table:table-cell table:number-columns-repeated="12" table:style-name="ce112"/>
          <table:table-cell table:number-columns-repeated="16370" table:style-name="ce1"/>
        </table:table-row>
        <table:table-row table:style-name="ro4">
          <table:table-cell office:value-type="string" table:style-name="ce112">
            <text:p>Upper CL = upper 95% confidence limit<text:s/></text:p>
          </table:table-cell>
          <table:table-cell table:style-name="ce111"/>
          <table:table-cell table:number-columns-repeated="12" table:style-name="ce112"/>
          <table:table-cell table:number-columns-repeated="16370"/>
        </table:table-row>
        <table:table-row table:style-name="ro4">
          <table:table-cell table:style-name="ce112"/>
          <table:table-cell table:style-name="ce111"/>
          <table:table-cell table:number-columns-repeated="12" table:style-name="ce112"/>
          <table:table-cell table:number-columns-repeated="16370"/>
        </table:table-row>
        <table:table-row table:style-name="ro4">
          <table:table-cell office:value-type="string" table:style-name="ce208">
            <text:p>Due to small numbers, combined totals have been produced for Leicestershire &amp; Rutland, City of London &amp; Hackney, and Cornwall &amp; Isles of Scilly</text:p>
          </table:table-cell>
          <table:table-cell table:style-name="ce111"/>
          <table:table-cell table:number-columns-repeated="12" table:style-name="ce112"/>
          <table:table-cell table:number-columns-repeated="16370"/>
        </table:table-row>
        <table:table-row table:style-name="ro4">
          <table:table-cell table:style-name="ce112"/>
          <table:table-cell table:style-name="ce111"/>
          <table:table-cell table:number-columns-repeated="12" table:style-name="ce112"/>
          <table:table-cell table:number-columns-repeated="16370"/>
        </table:table-row>
        <table:table-row table:style-name="ro4">
          <table:table-cell office:value-type="string" table:style-name="ce209">
            <text:p>Excludes 408 records where geography could not be mapped to an English region, but these are included in the England totals</text:p>
          </table:table-cell>
          <table:table-cell table:style-name="ce111"/>
          <table:table-cell table:style-name="ce112"/>
          <table:table-cell table:style-name="ce210"/>
          <table:table-cell table:number-columns-repeated="10" table:style-name="ce112"/>
          <table:table-cell table:number-columns-repeated="16370" table:style-name="ce211"/>
        </table:table-row>
        <table:table-row table:style-name="ro4">
          <table:table-cell table:style-name="ce209"/>
          <table:table-cell table:style-name="ce111"/>
          <table:table-cell table:number-columns-repeated="12" table:style-name="ce112"/>
          <table:table-cell table:number-columns-repeated="16370" table:style-name="ce211"/>
        </table:table-row>
        <table:table-row table:style-name="ro4">
          <table:table-cell office:value-type="string" table:style-name="ce208">
            <text:p>Regions are former Government Office Regions</text:p>
          </table:table-cell>
          <table:table-cell table:style-name="ce111"/>
          <table:table-cell table:number-columns-repeated="12" table:style-name="ce112"/>
          <table:table-cell table:number-columns-repeated="16370"/>
        </table:table-row>
        <table:table-row table:style-name="ro4">
          <table:table-cell table:style-name="ce208"/>
          <table:table-cell table:style-name="ce111"/>
          <table:table-cell table:number-columns-repeated="12" table:style-name="ce112"/>
          <table:table-cell table:number-columns-repeated="16370"/>
        </table:table-row>
        <table:table-row table:style-name="ro4">
          <table:table-cell office:value-type="string" table:style-name="ce208">
            <text:p>Populations are ONS Mid 2019 population estimates</text:p>
          </table:table-cell>
          <table:table-cell table:style-name="ce111"/>
          <table:table-cell table:number-columns-repeated="12" table:style-name="ce112"/>
          <table:table-cell table:number-columns-repeated="16370"/>
        </table:table-row>
        <table:table-row table:style-name="ro4">
          <table:table-cell office:value-type="string" table:style-name="ce212">
            <text:p><text:a xlink:href="https://www.ons.gov.uk/peoplepopulationandcommunity/populationandmigration/populationestimates/bulletins/annualmidyearpopulationestimates/mid2019/relateddata">https://www.ons.gov.uk/peoplepopulationandcommunity/populationandmigration/populationestimates/bulletins/annualmidyearpopulationestimates/mid2019/relateddata</text:a></text:p>
          </table:table-cell>
          <table:table-cell table:style-name="ce111"/>
          <table:table-cell table:number-columns-repeated="12" table:style-name="ce112"/>
          <table:table-cell table:number-columns-repeated="16370"/>
        </table:table-row>
        <table:table-row table:style-name="ro4">
          <table:table-cell table:style-name="ce212"/>
          <table:table-cell table:style-name="ce111"/>
          <table:table-cell table:number-columns-repeated="12" table:style-name="ce112"/>
          <table:table-cell table:number-columns-repeated="16370"/>
        </table:table-row>
        <table:table-row table:style-name="ro4">
          <table:table-cell office:value-type="string" table:style-name="ce8">
            <text:p>Source: Public Health England COVID-19 Specific Mortality Surveillance System</text:p>
          </table:table-cell>
          <table:table-cell table:style-name="ce111"/>
          <table:table-cell table:number-columns-repeated="12" table:style-name="ce112"/>
          <table:table-cell table:number-columns-repeated="16370"/>
        </table:table-row>
        <table:table-row table:number-rows-repeated="7" table:style-name="ro4">
          <table:table-cell table:style-name="ce112"/>
          <table:table-cell table:style-name="ce111"/>
          <table:table-cell table:number-columns-repeated="12" table:style-name="ce112"/>
          <table:table-cell table:number-columns-repeated="16370"/>
        </table:table-row>
        <table:table-row table:number-rows-repeated="1048397" table:style-name="ro4">
          <table:table-cell table:number-columns-repeated="16384"/>
        </table:table-row>
      </table:table>
      <table:table table:name="Figure_2_6A_&amp;_2_6B" table:style-name="ta1">
        <table:table-column table:style-name="co33" table:default-cell-style-name="ce8"/>
        <table:table-column table:style-name="co34" table:default-cell-style-name="ce8"/>
        <table:table-column table:style-name="co12" table:number-columns-repeated="2" table:default-cell-style-name="ce8"/>
        <table:table-column table:style-name="co9" table:number-columns-repeated="2" table:default-cell-style-name="ce8"/>
        <table:table-column table:style-name="co12" table:number-columns-repeated="2" table:default-cell-style-name="ce8"/>
        <table:table-column table:style-name="co9" table:number-columns-repeated="2" table:default-cell-style-name="ce8"/>
        <table:table-column table:style-name="co35" table:default-cell-style-name="ce8"/>
        <table:table-column table:style-name="co12" table:default-cell-style-name="ce8"/>
        <table:table-column table:style-name="co9" table:number-columns-repeated="2" table:default-cell-style-name="ce8"/>
        <table:table-column table:style-name="co18" table:default-cell-style-name="ce8"/>
        <table:table-column table:style-name="co12" table:number-columns-repeated="2" table:default-cell-style-name="ce8"/>
        <table:table-column table:style-name="co9" table:number-columns-repeated="2" table:default-cell-style-name="ce8"/>
        <table:table-column table:style-name="co12" table:number-columns-repeated="2" table:default-cell-style-name="ce8"/>
        <table:table-column table:style-name="co9" table:number-columns-repeated="2" table:default-cell-style-name="ce8"/>
        <table:table-column table:style-name="co35" table:default-cell-style-name="ce8"/>
        <table:table-column table:style-name="co12" table:default-cell-style-name="ce8"/>
        <table:table-column table:style-name="co9" table:number-columns-repeated="2" table:default-cell-style-name="ce8"/>
        <table:table-column table:style-name="co18" table:default-cell-style-name="ce8"/>
        <table:table-column table:style-name="co12" table:default-cell-style-name="ce8"/>
        <table:table-column table:style-name="co36" table:default-cell-style-name="ce8"/>
        <table:table-column table:style-name="co9" table:number-columns-repeated="2" table:default-cell-style-name="ce8"/>
        <table:table-column table:style-name="co12" table:number-columns-repeated="2" table:default-cell-style-name="ce8"/>
        <table:table-column table:style-name="co9" table:number-columns-repeated="2" table:default-cell-style-name="ce8"/>
        <table:table-column table:style-name="co35" table:default-cell-style-name="ce8"/>
        <table:table-column table:style-name="co12" table:default-cell-style-name="ce8"/>
        <table:table-column table:style-name="co9" table:number-columns-repeated="2" table:default-cell-style-name="ce8"/>
        <table:table-column table:style-name="co18" table:default-cell-style-name="ce8"/>
        <table:table-column table:style-name="co6" table:number-columns-repeated="16343" table:default-cell-style-name="ce8"/>
        <table:table-row table:style-name="ro2">
          <table:table-cell office:value-type="string" table:style-name="ce3">
            <text:p>Figures 2.6A and 2.6B: Age standardised mortality rates per 100,000 population, for all cause deaths and deaths mentioning COVID-19,<text:s/></text:p>
          </table:table-cell>
          <table:table-cell table:number-columns-repeated="10" table:style-name="ce213"/>
          <table:table-cell table:style-name="ce1"/>
          <table:table-cell table:number-columns-repeated="16372" table:style-name="ce213"/>
        </table:table-row>
        <table:table-row table:style-name="ro2">
          <table:table-cell office:value-type="string" table:style-name="ce3">
            <text:p>21 March to 8 May 2020, compared with baseline mortality rates (2014 to 2018), by region and sex, England.</text:p>
          </table:table-cell>
          <table:table-cell table:number-columns-repeated="10" table:style-name="ce213"/>
          <table:table-cell table:style-name="ce1"/>
          <table:table-cell table:number-columns-repeated="16372" table:style-name="ce213"/>
        </table:table-row>
        <table:table-row table:style-name="ro5">
          <table:table-cell table:style-name="ce3"/>
          <table:table-cell table:number-columns-repeated="10" table:style-name="ce213"/>
          <table:table-cell table:style-name="ce1"/>
          <table:table-cell table:number-columns-repeated="16372" table:style-name="ce213"/>
        </table:table-row>
        <table:table-row table:style-name="ro6">
          <table:table-cell office:value-type="string" table:style-name="ce75">
            <text:p><text:a xlink:href="#Contents.A1">Back to contents</text:a></text:p>
          </table:table-cell>
          <table:table-cell table:number-columns-repeated="16383" table:style-name="ce8"/>
        </table:table-row>
        <table:table-row table:style-name="ro6">
          <table:table-cell office:value-type="string" table:style-name="ce10">
            <text:p><text:a xlink:href="#'Figure_2_6A_&amp;_2_6B'.A21">See footnotes for data descriptions</text:a></text:p>
          </table:table-cell>
          <table:table-cell table:number-columns-repeated="16383" table:style-name="ce8"/>
        </table:table-row>
        <table:table-row table:style-name="ro7">
          <table:table-cell table:number-columns-repeated="16384" table:style-name="ce8"/>
        </table:table-row>
        <table:table-row table:style-name="ro18">
          <table:table-cell table:number-columns-spanned="2" table:number-rows-spanned="2" table:style-name="ce261"/>
          <table:covered-table-cell/>
          <table:table-cell office:value-type="string" table:number-columns-spanned="13" table:number-rows-spanned="1" table:style-name="ce262">
            <text:p>Male</text:p>
          </table:table-cell>
          <table:covered-table-cell table:number-columns-repeated="12"/>
          <table:table-cell office:value-type="string" table:number-columns-spanned="13" table:number-rows-spanned="1" table:style-name="ce262">
            <text:p>Female</text:p>
          </table:table-cell>
          <table:covered-table-cell table:number-columns-repeated="12"/>
          <table:table-cell office:value-type="string" table:number-columns-spanned="13" table:number-rows-spanned="1" table:style-name="ce262">
            <text:p>Persons</text:p>
          </table:table-cell>
          <table:covered-table-cell table:number-columns-repeated="12"/>
          <table:table-cell table:number-columns-repeated="16343"/>
        </table:table-row>
        <table:table-row table:style-name="ro21">
          <table:covered-table-cell/>
          <table:covered-table-cell/>
          <table:table-cell office:value-type="string" table:number-columns-spanned="4" table:number-rows-spanned="1" table:style-name="ce263">
            <text:p>All cause 2020</text:p>
          </table:table-cell>
          <table:covered-table-cell table:number-columns-repeated="3"/>
          <table:table-cell office:value-type="string" table:number-columns-spanned="4" table:number-rows-spanned="1" table:style-name="ce264">
            <text:p>COVID-19</text:p>
          </table:table-cell>
          <table:covered-table-cell table:number-columns-repeated="3"/>
          <table:table-cell office:value-type="string" table:number-columns-spanned="4" table:number-rows-spanned="1" table:style-name="ce265">
            <text:p>All cause baseline</text:p>
          </table:table-cell>
          <table:covered-table-cell table:number-columns-repeated="3"/>
          <table:table-cell office:value-type="string" table:style-name="ce214">
            <text:p>All cause 2020 compared with all cause baseline</text:p>
          </table:table-cell>
          <table:table-cell office:value-type="string" table:number-columns-spanned="4" table:number-rows-spanned="1" table:style-name="ce263">
            <text:p>All cause 2020</text:p>
          </table:table-cell>
          <table:covered-table-cell table:number-columns-repeated="3"/>
          <table:table-cell office:value-type="string" table:number-columns-spanned="4" table:number-rows-spanned="1" table:style-name="ce264">
            <text:p>COVID-19</text:p>
          </table:table-cell>
          <table:covered-table-cell table:number-columns-repeated="3"/>
          <table:table-cell office:value-type="string" table:number-columns-spanned="4" table:number-rows-spanned="1" table:style-name="ce265">
            <text:p>All cause baseline</text:p>
          </table:table-cell>
          <table:covered-table-cell table:number-columns-repeated="3"/>
          <table:table-cell office:value-type="string" table:style-name="ce214">
            <text:p>All cause 2020 compared with all cause baseline</text:p>
          </table:table-cell>
          <table:table-cell office:value-type="string" table:number-columns-spanned="4" table:number-rows-spanned="1" table:style-name="ce263">
            <text:p>All cause 2020</text:p>
          </table:table-cell>
          <table:covered-table-cell table:number-columns-repeated="3"/>
          <table:table-cell office:value-type="string" table:number-columns-spanned="4" table:number-rows-spanned="1" table:style-name="ce264">
            <text:p>COVID-19</text:p>
          </table:table-cell>
          <table:covered-table-cell table:number-columns-repeated="3"/>
          <table:table-cell office:value-type="string" table:number-columns-spanned="4" table:number-rows-spanned="1" table:style-name="ce265">
            <text:p>All cause baseline</text:p>
          </table:table-cell>
          <table:covered-table-cell table:number-columns-repeated="3"/>
          <table:table-cell office:value-type="string" table:style-name="ce214">
            <text:p>All cause 2020 compared with all cause baseline</text:p>
          </table:table-cell>
          <table:table-cell table:number-columns-repeated="16343"/>
        </table:table-row>
        <table:table-row table:style-name="ro18">
          <table:table-cell office:value-type="string" table:style-name="ce215">
            <text:p>Area Code</text:p>
          </table:table-cell>
          <table:table-cell office:value-type="string" table:style-name="ce216">
            <text:p>Area Name</text:p>
          </table:table-cell>
          <table:table-cell office:value-type="string" table:style-name="ce217">
            <text:p>Deaths</text:p>
          </table:table-cell>
          <table:table-cell office:value-type="string" table:style-name="ce218">
            <text:p>Rate</text:p>
          </table:table-cell>
          <table:table-cell office:value-type="string" table:style-name="ce218">
            <text:p>Lower CL</text:p>
          </table:table-cell>
          <table:table-cell office:value-type="string" table:style-name="ce219">
            <text:p>Upper CL</text:p>
          </table:table-cell>
          <table:table-cell office:value-type="string" table:style-name="ce220">
            <text:p>Deaths</text:p>
          </table:table-cell>
          <table:table-cell office:value-type="string" table:style-name="ce218">
            <text:p>Rate</text:p>
          </table:table-cell>
          <table:table-cell office:value-type="string" table:style-name="ce218">
            <text:p>Lower CL</text:p>
          </table:table-cell>
          <table:table-cell office:value-type="string" table:style-name="ce219">
            <text:p>Upper CL</text:p>
          </table:table-cell>
          <table:table-cell office:value-type="string" table:style-name="ce218">
            <text:p>Deaths</text:p>
          </table:table-cell>
          <table:table-cell office:value-type="string" table:style-name="ce218">
            <text:p>Rate</text:p>
          </table:table-cell>
          <table:table-cell office:value-type="string" table:style-name="ce218">
            <text:p>Lower CL</text:p>
          </table:table-cell>
          <table:table-cell office:value-type="string" table:style-name="ce221">
            <text:p>Upper CL</text:p>
          </table:table-cell>
          <table:table-cell office:value-type="string" table:style-name="ce222">
            <text:p>Ratio</text:p>
          </table:table-cell>
          <table:table-cell office:value-type="string" table:style-name="ce217">
            <text:p>Deaths</text:p>
          </table:table-cell>
          <table:table-cell office:value-type="string" table:style-name="ce218">
            <text:p>Rate</text:p>
          </table:table-cell>
          <table:table-cell office:value-type="string" table:style-name="ce218">
            <text:p>Lower CL</text:p>
          </table:table-cell>
          <table:table-cell office:value-type="string" table:style-name="ce219">
            <text:p>Upper CL</text:p>
          </table:table-cell>
          <table:table-cell office:value-type="string" table:style-name="ce220">
            <text:p>Deaths</text:p>
          </table:table-cell>
          <table:table-cell office:value-type="string" table:style-name="ce218">
            <text:p>Rate</text:p>
          </table:table-cell>
          <table:table-cell office:value-type="string" table:style-name="ce218">
            <text:p>Lower CL</text:p>
          </table:table-cell>
          <table:table-cell office:value-type="string" table:style-name="ce219">
            <text:p>Upper CL</text:p>
          </table:table-cell>
          <table:table-cell office:value-type="string" table:style-name="ce218">
            <text:p>Deaths</text:p>
          </table:table-cell>
          <table:table-cell office:value-type="string" table:style-name="ce218">
            <text:p>Rate</text:p>
          </table:table-cell>
          <table:table-cell office:value-type="string" table:style-name="ce218">
            <text:p>Lower CL</text:p>
          </table:table-cell>
          <table:table-cell office:value-type="string" table:style-name="ce221">
            <text:p>Upper CL</text:p>
          </table:table-cell>
          <table:table-cell office:value-type="string" table:style-name="ce222">
            <text:p>Ratio</text:p>
          </table:table-cell>
          <table:table-cell office:value-type="string" table:style-name="ce217">
            <text:p>Deaths</text:p>
          </table:table-cell>
          <table:table-cell office:value-type="string" table:style-name="ce218">
            <text:p>Rate</text:p>
          </table:table-cell>
          <table:table-cell office:value-type="string" table:style-name="ce218">
            <text:p>Lower CL</text:p>
          </table:table-cell>
          <table:table-cell office:value-type="string" table:style-name="ce219">
            <text:p>Upper CL</text:p>
          </table:table-cell>
          <table:table-cell office:value-type="string" table:style-name="ce220">
            <text:p>Deaths</text:p>
          </table:table-cell>
          <table:table-cell office:value-type="string" table:style-name="ce218">
            <text:p>Rate</text:p>
          </table:table-cell>
          <table:table-cell office:value-type="string" table:style-name="ce218">
            <text:p>Lower CL</text:p>
          </table:table-cell>
          <table:table-cell office:value-type="string" table:style-name="ce219">
            <text:p>Upper CL</text:p>
          </table:table-cell>
          <table:table-cell office:value-type="string" table:style-name="ce218">
            <text:p>Deaths</text:p>
          </table:table-cell>
          <table:table-cell office:value-type="string" table:style-name="ce218">
            <text:p>Rate</text:p>
          </table:table-cell>
          <table:table-cell office:value-type="string" table:style-name="ce218">
            <text:p>Lower CL</text:p>
          </table:table-cell>
          <table:table-cell office:value-type="string" table:style-name="ce221">
            <text:p>Upper CL</text:p>
          </table:table-cell>
          <table:table-cell office:value-type="string" table:style-name="ce222">
            <text:p>Ratio</text:p>
          </table:table-cell>
          <table:table-cell table:number-columns-repeated="16343"/>
        </table:table-row>
        <table:table-row table:style-name="ro9">
          <table:table-cell office:value-type="string" table:style-name="ce223">
            <text:p>E12000001</text:p>
          </table:table-cell>
          <table:table-cell office:value-type="string" table:style-name="ce224">
            <text:p>North East</text:p>
          </table:table-cell>
          <table:table-cell office:value-type="float" office:value="3001" table:style-name="ce225">
            <text:p>3,001</text:p>
          </table:table-cell>
          <table:table-cell office:value-type="float" office:value="2003.9" table:style-name="ce226">
            <text:p>2,003.9</text:p>
          </table:table-cell>
          <table:table-cell office:value-type="float" office:value="1930.7" table:style-name="ce226">
            <text:p>1,930.7</text:p>
          </table:table-cell>
          <table:table-cell office:value-type="float" office:value="2079" table:style-name="ce227">
            <text:p>2,079.0</text:p>
          </table:table-cell>
          <table:table-cell office:value-type="float" office:value="975" table:style-name="ce228">
            <text:p>975</text:p>
          </table:table-cell>
          <table:table-cell office:value-type="float" office:value="660.1" table:style-name="ce226">
            <text:p>660.1</text:p>
          </table:table-cell>
          <table:table-cell office:value-type="float" office:value="618.1" table:style-name="ce226">
            <text:p>618.1</text:p>
          </table:table-cell>
          <table:table-cell office:value-type="float" office:value="704.2" table:style-name="ce227">
            <text:p>704.2</text:p>
          </table:table-cell>
          <table:table-cell office:value-type="float" office:value="68071" table:style-name="ce229">
            <text:p>68,071</text:p>
          </table:table-cell>
          <table:table-cell office:value-type="float" office:value="1270.3" table:style-name="ce226">
            <text:p>1,270.3</text:p>
          </table:table-cell>
          <table:table-cell office:value-type="float" office:value="1260.4000000000001" table:style-name="ce226">
            <text:p>1,260.4</text:p>
          </table:table-cell>
          <table:table-cell office:value-type="float" office:value="1280.2" table:style-name="ce230">
            <text:p>1,280.2</text:p>
          </table:table-cell>
          <table:table-cell office:value-type="float" office:value="1.6" table:style-name="ce231">
            <text:p>1.6</text:p>
          </table:table-cell>
          <table:table-cell office:value-type="float" office:value="3109" table:style-name="ce225">
            <text:p>3,109</text:p>
          </table:table-cell>
          <table:table-cell office:value-type="float" office:value="1503.6" table:style-name="ce226">
            <text:p>1,503.6</text:p>
          </table:table-cell>
          <table:table-cell office:value-type="float" office:value="1450.9" table:style-name="ce226">
            <text:p>1,450.9</text:p>
          </table:table-cell>
          <table:table-cell office:value-type="float" office:value="1557.7" table:style-name="ce227">
            <text:p>1,557.7</text:p>
          </table:table-cell>
          <table:table-cell office:value-type="float" office:value="944" table:style-name="ce228">
            <text:p>944</text:p>
          </table:table-cell>
          <table:table-cell office:value-type="float" office:value="451" table:style-name="ce226">
            <text:p>451.0</text:p>
          </table:table-cell>
          <table:table-cell office:value-type="float" office:value="422.5" table:style-name="ce226">
            <text:p>422.5</text:p>
          </table:table-cell>
          <table:table-cell office:value-type="float" office:value="480.8" table:style-name="ce227">
            <text:p>480.8</text:p>
          </table:table-cell>
          <table:table-cell office:value-type="float" office:value="71193" table:style-name="ce229">
            <text:p>71,193</text:p>
          </table:table-cell>
          <table:table-cell office:value-type="float" office:value="963.3" table:style-name="ce226">
            <text:p>963.3</text:p>
          </table:table-cell>
          <table:table-cell office:value-type="float" office:value="956.2" table:style-name="ce226">
            <text:p>956.2</text:p>
          </table:table-cell>
          <table:table-cell office:value-type="float" office:value="970.5" table:style-name="ce230">
            <text:p>970.5</text:p>
          </table:table-cell>
          <table:table-cell office:value-type="float" office:value="1.6" table:style-name="ce231">
            <text:p>1.6</text:p>
          </table:table-cell>
          <table:table-cell office:value-type="float" office:value="6110" table:style-name="ce225">
            <text:p>6,110</text:p>
          </table:table-cell>
          <table:table-cell office:value-type="float" office:value="1720.3" table:style-name="ce226">
            <text:p>1,720.3</text:p>
          </table:table-cell>
          <table:table-cell office:value-type="float" office:value="1677.1" table:style-name="ce226">
            <text:p>1,677.1</text:p>
          </table:table-cell>
          <table:table-cell office:value-type="float" office:value="1764.3" table:style-name="ce227">
            <text:p>1,764.3</text:p>
          </table:table-cell>
          <table:table-cell office:value-type="float" office:value="1919" table:style-name="ce228">
            <text:p>1,919</text:p>
          </table:table-cell>
          <table:table-cell office:value-type="float" office:value="536.5" table:style-name="ce226">
            <text:p>536.5</text:p>
          </table:table-cell>
          <table:table-cell office:value-type="float" office:value="512.6" table:style-name="ce226">
            <text:p>512.6</text:p>
          </table:table-cell>
          <table:table-cell office:value-type="float" office:value="561.20000000000005" table:style-name="ce227">
            <text:p>561.2</text:p>
          </table:table-cell>
          <table:table-cell office:value-type="float" office:value="139264" table:style-name="ce229">
            <text:p>139,264</text:p>
          </table:table-cell>
          <table:table-cell office:value-type="float" office:value="1099.4000000000001" table:style-name="ce226">
            <text:p>1,099.4</text:p>
          </table:table-cell>
          <table:table-cell office:value-type="float" office:value="1093.5999999999999" table:style-name="ce226">
            <text:p>1,093.6</text:p>
          </table:table-cell>
          <table:table-cell office:value-type="float" office:value="1105.2" table:style-name="ce230">
            <text:p>1,105.2</text:p>
          </table:table-cell>
          <table:table-cell office:value-type="float" office:value="1.6" table:style-name="ce231">
            <text:p>1.6</text:p>
          </table:table-cell>
          <table:table-cell table:number-columns-repeated="16343"/>
        </table:table-row>
        <table:table-row table:style-name="ro9">
          <table:table-cell office:value-type="string" table:style-name="ce232">
            <text:p>E12000002</text:p>
          </table:table-cell>
          <table:table-cell office:value-type="string" table:style-name="ce233">
            <text:p>North West</text:p>
          </table:table-cell>
          <table:table-cell office:value-type="float" office:value="8608" table:style-name="ce234">
            <text:p>8,608</text:p>
          </table:table-cell>
          <table:table-cell office:value-type="float" office:value="2145.9" table:style-name="ce235">
            <text:p>2,145.9</text:p>
          </table:table-cell>
          <table:table-cell office:value-type="float" office:value="2099.8000000000002" table:style-name="ce235">
            <text:p>2,099.8</text:p>
          </table:table-cell>
          <table:table-cell office:value-type="float" office:value="2192.6999999999998" table:style-name="ce236">
            <text:p>2,192.7</text:p>
          </table:table-cell>
          <table:table-cell office:value-type="float" office:value="3031" table:style-name="ce237">
            <text:p>3,031</text:p>
          </table:table-cell>
          <table:table-cell office:value-type="float" office:value="759.5" table:style-name="ce235">
            <text:p>759.5</text:p>
          </table:table-cell>
          <table:table-cell office:value-type="float" office:value="732.2" table:style-name="ce235">
            <text:p>732.2</text:p>
          </table:table-cell>
          <table:table-cell office:value-type="float" office:value="787.6" table:style-name="ce236">
            <text:p>787.6</text:p>
          </table:table-cell>
          <table:table-cell office:value-type="float" office:value="173892" table:style-name="ce238">
            <text:p>173,892</text:p>
          </table:table-cell>
          <table:table-cell office:value-type="float" office:value="1230.4000000000001" table:style-name="ce235">
            <text:p>1,230.4</text:p>
          </table:table-cell>
          <table:table-cell office:value-type="float" office:value="1224.5" table:style-name="ce235">
            <text:p>1,224.5</text:p>
          </table:table-cell>
          <table:table-cell office:value-type="float" office:value="1236.4000000000001" table:style-name="ce239">
            <text:p>1,236.4</text:p>
          </table:table-cell>
          <table:table-cell office:value-type="float" office:value="1.7" table:style-name="ce240">
            <text:p>1.7</text:p>
          </table:table-cell>
          <table:table-cell office:value-type="float" office:value="8266" table:style-name="ce234">
            <text:p>8,266</text:p>
          </table:table-cell>
          <table:table-cell office:value-type="float" office:value="1521.4" table:style-name="ce235">
            <text:p>1,521.4</text:p>
          </table:table-cell>
          <table:table-cell office:value-type="float" office:value="1488.6" table:style-name="ce235">
            <text:p>1,488.6</text:p>
          </table:table-cell>
          <table:table-cell office:value-type="float" office:value="1554.7" table:style-name="ce236">
            <text:p>1,554.7</text:p>
          </table:table-cell>
          <table:table-cell office:value-type="float" office:value="2428" table:style-name="ce237">
            <text:p>2,428</text:p>
          </table:table-cell>
          <table:table-cell office:value-type="float" office:value="444.4" table:style-name="ce235">
            <text:p>444.4</text:p>
          </table:table-cell>
          <table:table-cell office:value-type="float" office:value="426.8" table:style-name="ce235">
            <text:p>426.8</text:p>
          </table:table-cell>
          <table:table-cell office:value-type="float" office:value="462.6" table:style-name="ce236">
            <text:p>462.6</text:p>
          </table:table-cell>
          <table:table-cell office:value-type="float" office:value="180975" table:style-name="ce238">
            <text:p>180,975</text:p>
          </table:table-cell>
          <table:table-cell office:value-type="float" office:value="930.8" table:style-name="ce235">
            <text:p>930.8</text:p>
          </table:table-cell>
          <table:table-cell office:value-type="float" office:value="926.5" table:style-name="ce235">
            <text:p>926.5</text:p>
          </table:table-cell>
          <table:table-cell office:value-type="float" office:value="935.1" table:style-name="ce239">
            <text:p>935.1</text:p>
          </table:table-cell>
          <table:table-cell office:value-type="float" office:value="1.6" table:style-name="ce240">
            <text:p>1.6</text:p>
          </table:table-cell>
          <table:table-cell office:value-type="float" office:value="16874" table:style-name="ce234">
            <text:p>16,874</text:p>
          </table:table-cell>
          <table:table-cell office:value-type="float" office:value="1800.4" table:style-name="ce235">
            <text:p>1,800.4</text:p>
          </table:table-cell>
          <table:table-cell office:value-type="float" office:value="1773.2" table:style-name="ce235">
            <text:p>1,773.2</text:p>
          </table:table-cell>
          <table:table-cell office:value-type="float" office:value="1827.8" table:style-name="ce236">
            <text:p>1,827.8</text:p>
          </table:table-cell>
          <table:table-cell office:value-type="float" office:value="5459" table:style-name="ce237">
            <text:p>5,459</text:p>
          </table:table-cell>
          <table:table-cell office:value-type="float" office:value="580.6" table:style-name="ce235">
            <text:p>580.6</text:p>
          </table:table-cell>
          <table:table-cell office:value-type="float" office:value="565.20000000000005" table:style-name="ce235">
            <text:p>565.2</text:p>
          </table:table-cell>
          <table:table-cell office:value-type="float" office:value="596.20000000000005" table:style-name="ce236">
            <text:p>596.2</text:p>
          </table:table-cell>
          <table:table-cell office:value-type="float" office:value="354867" table:style-name="ce238">
            <text:p>354,867</text:p>
          </table:table-cell>
          <table:table-cell office:value-type="float" office:value="1064.7" table:style-name="ce235">
            <text:p>1,064.7</text:p>
          </table:table-cell>
          <table:table-cell office:value-type="float" office:value="1061.2" table:style-name="ce235">
            <text:p>1,061.2</text:p>
          </table:table-cell>
          <table:table-cell office:value-type="float" office:value="1068.2" table:style-name="ce239">
            <text:p>1,068.2</text:p>
          </table:table-cell>
          <table:table-cell office:value-type="float" office:value="1.7" table:style-name="ce240">
            <text:p>1.7</text:p>
          </table:table-cell>
          <table:table-cell table:number-columns-repeated="16343"/>
        </table:table-row>
        <table:table-row table:style-name="ro9">
          <table:table-cell office:value-type="string" table:style-name="ce232">
            <text:p>E12000003</text:p>
          </table:table-cell>
          <table:table-cell office:value-type="string" table:style-name="ce241">
            <text:p>Yorkshire and The Humber</text:p>
          </table:table-cell>
          <table:table-cell office:value-type="float" office:value="5660" table:style-name="ce234">
            <text:p>5,660</text:p>
          </table:table-cell>
          <table:table-cell office:value-type="float" office:value="1910.6" table:style-name="ce235">
            <text:p>1,910.6</text:p>
          </table:table-cell>
          <table:table-cell office:value-type="float" office:value="1859.9" table:style-name="ce235">
            <text:p>1,859.9</text:p>
          </table:table-cell>
          <table:table-cell office:value-type="float" office:value="1962.4" table:style-name="ce236">
            <text:p>1,962.4</text:p>
          </table:table-cell>
          <table:table-cell office:value-type="float" office:value="1728" table:style-name="ce237">
            <text:p>1,728</text:p>
          </table:table-cell>
          <table:table-cell office:value-type="float" office:value="589.1" table:style-name="ce235">
            <text:p>589.1</text:p>
          </table:table-cell>
          <table:table-cell office:value-type="float" office:value="560.9" table:style-name="ce235">
            <text:p>560.9</text:p>
          </table:table-cell>
          <table:table-cell office:value-type="float" office:value="618.29999999999995" table:style-name="ce236">
            <text:p>618.3</text:p>
          </table:table-cell>
          <table:table-cell office:value-type="float" office:value="126463" table:style-name="ce238">
            <text:p>126,463</text:p>
          </table:table-cell>
          <table:table-cell office:value-type="float" office:value="1206.0999999999999" table:style-name="ce235">
            <text:p>1,206.1</text:p>
          </table:table-cell>
          <table:table-cell office:value-type="float" office:value="1199.2" table:style-name="ce235">
            <text:p>1,199.2</text:p>
          </table:table-cell>
          <table:table-cell office:value-type="float" office:value="1212.9000000000001" table:style-name="ce239">
            <text:p>1,212.9</text:p>
          </table:table-cell>
          <table:table-cell office:value-type="float" office:value="1.6" table:style-name="ce240">
            <text:p>1.6</text:p>
          </table:table-cell>
          <table:table-cell office:value-type="float" office:value="5489" table:style-name="ce234">
            <text:p>5,489</text:p>
          </table:table-cell>
          <table:table-cell office:value-type="float" office:value="1333.5" table:style-name="ce235">
            <text:p>1,333.5</text:p>
          </table:table-cell>
          <table:table-cell office:value-type="float" office:value="1298.2" table:style-name="ce235">
            <text:p>1,298.2</text:p>
          </table:table-cell>
          <table:table-cell office:value-type="float" office:value="1369.5" table:style-name="ce236">
            <text:p>1,369.5</text:p>
          </table:table-cell>
          <table:table-cell office:value-type="float" office:value="1359" table:style-name="ce237">
            <text:p>1,359</text:p>
          </table:table-cell>
          <table:table-cell office:value-type="float" office:value="328.7" table:style-name="ce235">
            <text:p>328.7</text:p>
          </table:table-cell>
          <table:table-cell office:value-type="float" office:value="311.3" table:style-name="ce235">
            <text:p>311.3</text:p>
          </table:table-cell>
          <table:table-cell office:value-type="float" office:value="346.8" table:style-name="ce236">
            <text:p>346.8</text:p>
          </table:table-cell>
          <table:table-cell office:value-type="float" office:value="131493" table:style-name="ce238">
            <text:p>131,493</text:p>
          </table:table-cell>
          <table:table-cell office:value-type="float" office:value="893.5" table:style-name="ce235">
            <text:p>893.5</text:p>
          </table:table-cell>
          <table:table-cell office:value-type="float" office:value="888.7" table:style-name="ce235">
            <text:p>888.7</text:p>
          </table:table-cell>
          <table:table-cell office:value-type="float" office:value="898.4" table:style-name="ce239">
            <text:p>898.4</text:p>
          </table:table-cell>
          <table:table-cell office:value-type="float" office:value="1.5" table:style-name="ce240">
            <text:p>1.5</text:p>
          </table:table-cell>
          <table:table-cell office:value-type="float" office:value="11149" table:style-name="ce234">
            <text:p>11,149</text:p>
          </table:table-cell>
          <table:table-cell office:value-type="float" office:value="1585.8" table:style-name="ce235">
            <text:p>1,585.8</text:p>
          </table:table-cell>
          <table:table-cell office:value-type="float" office:value="1556.4" table:style-name="ce235">
            <text:p>1,556.4</text:p>
          </table:table-cell>
          <table:table-cell office:value-type="float" office:value="1615.7" table:style-name="ce236">
            <text:p>1,615.7</text:p>
          </table:table-cell>
          <table:table-cell office:value-type="float" office:value="3087" table:style-name="ce237">
            <text:p>3,087</text:p>
          </table:table-cell>
          <table:table-cell office:value-type="float" office:value="438.5" table:style-name="ce235">
            <text:p>438.5</text:p>
          </table:table-cell>
          <table:table-cell office:value-type="float" office:value="423.1" table:style-name="ce235">
            <text:p>423.1</text:p>
          </table:table-cell>
          <table:table-cell office:value-type="float" office:value="454.3" table:style-name="ce236">
            <text:p>454.3</text:p>
          </table:table-cell>
          <table:table-cell office:value-type="float" office:value="257956" table:style-name="ce238">
            <text:p>257,956</text:p>
          </table:table-cell>
          <table:table-cell office:value-type="float" office:value="1030.5999999999999" table:style-name="ce235">
            <text:p>1,030.6</text:p>
          </table:table-cell>
          <table:table-cell office:value-type="float" office:value="1026.5999999999999" table:style-name="ce235">
            <text:p>1,026.6</text:p>
          </table:table-cell>
          <table:table-cell office:value-type="float" office:value="1034.5999999999999" table:style-name="ce239">
            <text:p>1,034.6</text:p>
          </table:table-cell>
          <table:table-cell office:value-type="float" office:value="1.5" table:style-name="ce240">
            <text:p>1.5</text:p>
          </table:table-cell>
          <table:table-cell table:number-columns-repeated="16343"/>
        </table:table-row>
        <table:table-row table:style-name="ro9">
          <table:table-cell office:value-type="string" table:style-name="ce232">
            <text:p>E12000004</text:p>
          </table:table-cell>
          <table:table-cell office:value-type="string" table:style-name="ce233">
            <text:p>East Midlands</text:p>
          </table:table-cell>
          <table:table-cell office:value-type="float" office:value="4862" table:style-name="ce234">
            <text:p>4,862</text:p>
          </table:table-cell>
          <table:table-cell office:value-type="float" office:value="1790" table:style-name="ce235">
            <text:p>1,790.0</text:p>
          </table:table-cell>
          <table:table-cell office:value-type="float" office:value="1738.7" table:style-name="ce235">
            <text:p>1,738.7</text:p>
          </table:table-cell>
          <table:table-cell office:value-type="float" office:value="1842.3" table:style-name="ce236">
            <text:p>1,842.3</text:p>
          </table:table-cell>
          <table:table-cell office:value-type="float" office:value="1395" table:style-name="ce237">
            <text:p>1,395</text:p>
          </table:table-cell>
          <table:table-cell office:value-type="float" office:value="518.6" table:style-name="ce235">
            <text:p>518.6</text:p>
          </table:table-cell>
          <table:table-cell office:value-type="float" office:value="491.1" table:style-name="ce235">
            <text:p>491.1</text:p>
          </table:table-cell>
          <table:table-cell office:value-type="float" office:value="547.29999999999995" table:style-name="ce236">
            <text:p>547.3</text:p>
          </table:table-cell>
          <table:table-cell office:value-type="float" office:value="109724" table:style-name="ce238">
            <text:p>109,724</text:p>
          </table:table-cell>
          <table:table-cell office:value-type="float" office:value="1155.4000000000001" table:style-name="ce235">
            <text:p>1,155.4</text:p>
          </table:table-cell>
          <table:table-cell office:value-type="float" office:value="1148.4000000000001" table:style-name="ce235">
            <text:p>1,148.4</text:p>
          </table:table-cell>
          <table:table-cell office:value-type="float" office:value="1162.5" table:style-name="ce239">
            <text:p>1,162.5</text:p>
          </table:table-cell>
          <table:table-cell office:value-type="float" office:value="1.5" table:style-name="ce240">
            <text:p>1.5</text:p>
          </table:table-cell>
          <table:table-cell office:value-type="float" office:value="4618" table:style-name="ce234">
            <text:p>4,618</text:p>
          </table:table-cell>
          <table:table-cell office:value-type="float" office:value="1248.5999999999999" table:style-name="ce235">
            <text:p>1,248.6</text:p>
          </table:table-cell>
          <table:table-cell office:value-type="float" office:value="1212.7" table:style-name="ce235">
            <text:p>1,212.7</text:p>
          </table:table-cell>
          <table:table-cell office:value-type="float" office:value="1285.4000000000001" table:style-name="ce236">
            <text:p>1,285.4</text:p>
          </table:table-cell>
          <table:table-cell office:value-type="float" office:value="1138" table:style-name="ce237">
            <text:p>1,138</text:p>
          </table:table-cell>
          <table:table-cell office:value-type="float" office:value="306.7" table:style-name="ce235">
            <text:p>306.7</text:p>
          </table:table-cell>
          <table:table-cell office:value-type="float" office:value="289" table:style-name="ce235">
            <text:p>289.0</text:p>
          </table:table-cell>
          <table:table-cell office:value-type="float" office:value="325.10000000000002" table:style-name="ce236">
            <text:p>325.1</text:p>
          </table:table-cell>
          <table:table-cell office:value-type="float" office:value="112855" table:style-name="ce238">
            <text:p>112,855</text:p>
          </table:table-cell>
          <table:table-cell office:value-type="float" office:value="859.7" table:style-name="ce235">
            <text:p>859.7</text:p>
          </table:table-cell>
          <table:table-cell office:value-type="float" office:value="854.7" table:style-name="ce235">
            <text:p>854.7</text:p>
          </table:table-cell>
          <table:table-cell office:value-type="float" office:value="864.8" table:style-name="ce239">
            <text:p>864.8</text:p>
          </table:table-cell>
          <table:table-cell office:value-type="float" office:value="1.5" table:style-name="ce240">
            <text:p>1.5</text:p>
          </table:table-cell>
          <table:table-cell office:value-type="float" office:value="9480" table:style-name="ce234">
            <text:p>9,480</text:p>
          </table:table-cell>
          <table:table-cell office:value-type="float" office:value="1486.1" table:style-name="ce235">
            <text:p>1,486.1</text:p>
          </table:table-cell>
          <table:table-cell office:value-type="float" office:value="1456.2" table:style-name="ce235">
            <text:p>1,456.2</text:p>
          </table:table-cell>
          <table:table-cell office:value-type="float" office:value="1516.4" table:style-name="ce236">
            <text:p>1,516.4</text:p>
          </table:table-cell>
          <table:table-cell office:value-type="float" office:value="2533" table:style-name="ce237">
            <text:p>2,533</text:p>
          </table:table-cell>
          <table:table-cell office:value-type="float" office:value="396.5" table:style-name="ce235">
            <text:p>396.5</text:p>
          </table:table-cell>
          <table:table-cell office:value-type="float" office:value="381.2" table:style-name="ce235">
            <text:p>381.2</text:p>
          </table:table-cell>
          <table:table-cell office:value-type="float" office:value="412.3" table:style-name="ce236">
            <text:p>412.3</text:p>
          </table:table-cell>
          <table:table-cell office:value-type="float" office:value="222579" table:style-name="ce238">
            <text:p>222,579</text:p>
          </table:table-cell>
          <table:table-cell office:value-type="float" office:value="989.8" table:style-name="ce235">
            <text:p>989.8</text:p>
          </table:table-cell>
          <table:table-cell office:value-type="float" office:value="985.7" table:style-name="ce235">
            <text:p>985.7</text:p>
          </table:table-cell>
          <table:table-cell office:value-type="float" office:value="993.9" table:style-name="ce239">
            <text:p>993.9</text:p>
          </table:table-cell>
          <table:table-cell office:value-type="float" office:value="1.5" table:style-name="ce240">
            <text:p>1.5</text:p>
          </table:table-cell>
          <table:table-cell table:number-columns-repeated="16343"/>
        </table:table-row>
        <table:table-row table:style-name="ro9">
          <table:table-cell office:value-type="string" table:style-name="ce232">
            <text:p>E12000005</text:p>
          </table:table-cell>
          <table:table-cell office:value-type="string" table:style-name="ce233">
            <text:p>West Midlands</text:p>
          </table:table-cell>
          <table:table-cell office:value-type="float" office:value="7025" table:style-name="ce234">
            <text:p>7,025</text:p>
          </table:table-cell>
          <table:table-cell office:value-type="float" office:value="2158.1" table:style-name="ce235">
            <text:p>2,158.1</text:p>
          </table:table-cell>
          <table:table-cell office:value-type="float" office:value="2107" table:style-name="ce235">
            <text:p>2,107.0</text:p>
          </table:table-cell>
          <table:table-cell office:value-type="float" office:value="2210.1999999999998" table:style-name="ce236">
            <text:p>2,210.2</text:p>
          </table:table-cell>
          <table:table-cell office:value-type="float" office:value="2453" table:style-name="ce237">
            <text:p>2,453</text:p>
          </table:table-cell>
          <table:table-cell office:value-type="float" office:value="752.1" table:style-name="ce235">
            <text:p>752.1</text:p>
          </table:table-cell>
          <table:table-cell office:value-type="float" office:value="722.1" table:style-name="ce235">
            <text:p>722.1</text:p>
          </table:table-cell>
          <table:table-cell office:value-type="float" office:value="783" table:style-name="ce236">
            <text:p>783.0</text:p>
          </table:table-cell>
          <table:table-cell office:value-type="float" office:value="134441" table:style-name="ce238">
            <text:p>134,441</text:p>
          </table:table-cell>
          <table:table-cell office:value-type="float" office:value="1173" table:style-name="ce235">
            <text:p>1,173.0</text:p>
          </table:table-cell>
          <table:table-cell office:value-type="float" office:value="1166.5999999999999" table:style-name="ce235">
            <text:p>1,166.6</text:p>
          </table:table-cell>
          <table:table-cell office:value-type="float" office:value="1179.5" table:style-name="ce239">
            <text:p>1,179.5</text:p>
          </table:table-cell>
          <table:table-cell office:value-type="float" office:value="1.8" table:style-name="ce240">
            <text:p>1.8</text:p>
          </table:table-cell>
          <table:table-cell office:value-type="float" office:value="6334" table:style-name="ce234">
            <text:p>6,334</text:p>
          </table:table-cell>
          <table:table-cell office:value-type="float" office:value="1419.9" table:style-name="ce235">
            <text:p>1,419.9</text:p>
          </table:table-cell>
          <table:table-cell office:value-type="float" office:value="1384.9" table:style-name="ce235">
            <text:p>1,384.9</text:p>
          </table:table-cell>
          <table:table-cell office:value-type="float" office:value="1455.5" table:style-name="ce236">
            <text:p>1,455.5</text:p>
          </table:table-cell>
          <table:table-cell office:value-type="float" office:value="1832" table:style-name="ce237">
            <text:p>1,832</text:p>
          </table:table-cell>
          <table:table-cell office:value-type="float" office:value="412.2" table:style-name="ce235">
            <text:p>412.2</text:p>
          </table:table-cell>
          <table:table-cell office:value-type="float" office:value="393.4" table:style-name="ce235">
            <text:p>393.4</text:p>
          </table:table-cell>
          <table:table-cell office:value-type="float" office:value="431.7" table:style-name="ce236">
            <text:p>431.7</text:p>
          </table:table-cell>
          <table:table-cell office:value-type="float" office:value="137169" table:style-name="ce238">
            <text:p>137,169</text:p>
          </table:table-cell>
          <table:table-cell office:value-type="float" office:value="858.4" table:style-name="ce235">
            <text:p>858.4</text:p>
          </table:table-cell>
          <table:table-cell office:value-type="float" office:value="853.8" table:style-name="ce235">
            <text:p>853.8</text:p>
          </table:table-cell>
          <table:table-cell office:value-type="float" office:value="863" table:style-name="ce239">
            <text:p>863.0</text:p>
          </table:table-cell>
          <table:table-cell office:value-type="float" office:value="1.7" table:style-name="ce240">
            <text:p>1.7</text:p>
          </table:table-cell>
          <table:table-cell office:value-type="float" office:value="13359" table:style-name="ce234">
            <text:p>13,359</text:p>
          </table:table-cell>
          <table:table-cell office:value-type="float" office:value="1743" table:style-name="ce235">
            <text:p>1,743.0</text:p>
          </table:table-cell>
          <table:table-cell office:value-type="float" office:value="1713.5" table:style-name="ce235">
            <text:p>1,713.5</text:p>
          </table:table-cell>
          <table:table-cell office:value-type="float" office:value="1772.9" table:style-name="ce236">
            <text:p>1,772.9</text:p>
          </table:table-cell>
          <table:table-cell office:value-type="float" office:value="4285" table:style-name="ce237">
            <text:p>4,285</text:p>
          </table:table-cell>
          <table:table-cell office:value-type="float" office:value="557.4" table:style-name="ce235">
            <text:p>557.4</text:p>
          </table:table-cell>
          <table:table-cell office:value-type="float" office:value="540.79999999999995" table:style-name="ce235">
            <text:p>540.8</text:p>
          </table:table-cell>
          <table:table-cell office:value-type="float" office:value="574.4" table:style-name="ce236">
            <text:p>574.4</text:p>
          </table:table-cell>
          <table:table-cell office:value-type="float" office:value="271610" table:style-name="ce238">
            <text:p>271,610</text:p>
          </table:table-cell>
          <table:table-cell office:value-type="float" office:value="997.9" table:style-name="ce235">
            <text:p>997.9</text:p>
          </table:table-cell>
          <table:table-cell office:value-type="float" office:value="994.1" table:style-name="ce235">
            <text:p>994.1</text:p>
          </table:table-cell>
          <table:table-cell office:value-type="float" office:value="1001.6" table:style-name="ce239">
            <text:p>1,001.6</text:p>
          </table:table-cell>
          <table:table-cell office:value-type="float" office:value="1.7" table:style-name="ce240">
            <text:p>1.7</text:p>
          </table:table-cell>
          <table:table-cell table:number-columns-repeated="16343"/>
        </table:table-row>
        <table:table-row table:style-name="ro9">
          <table:table-cell office:value-type="string" table:style-name="ce232">
            <text:p>E12000006</text:p>
          </table:table-cell>
          <table:table-cell office:value-type="string" table:style-name="ce233">
            <text:p>East of England</text:p>
          </table:table-cell>
          <table:table-cell office:value-type="float" office:value="6684" table:style-name="ce234">
            <text:p>6,684</text:p>
          </table:table-cell>
          <table:table-cell office:value-type="float" office:value="1808.6" table:style-name="ce235">
            <text:p>1,808.6</text:p>
          </table:table-cell>
          <table:table-cell office:value-type="float" office:value="1764.9" table:style-name="ce235">
            <text:p>1,764.9</text:p>
          </table:table-cell>
          <table:table-cell office:value-type="float" office:value="1853" table:style-name="ce236">
            <text:p>1,853.0</text:p>
          </table:table-cell>
          <table:table-cell office:value-type="float" office:value="2065" table:style-name="ce237">
            <text:p>2,065</text:p>
          </table:table-cell>
          <table:table-cell office:value-type="float" office:value="556" table:style-name="ce235">
            <text:p>556.0</text:p>
          </table:table-cell>
          <table:table-cell office:value-type="float" office:value="532" table:style-name="ce235">
            <text:p>532.0</text:p>
          </table:table-cell>
          <table:table-cell office:value-type="float" office:value="580.79999999999995" table:style-name="ce236">
            <text:p>580.8</text:p>
          </table:table-cell>
          <table:table-cell office:value-type="float" office:value="137678" table:style-name="ce238">
            <text:p>137,678</text:p>
          </table:table-cell>
          <table:table-cell office:value-type="float" office:value="1066.7" table:style-name="ce235">
            <text:p>1,066.7</text:p>
          </table:table-cell>
          <table:table-cell office:value-type="float" office:value="1061" table:style-name="ce235">
            <text:p>1,061.0</text:p>
          </table:table-cell>
          <table:table-cell office:value-type="float" office:value="1072.4000000000001" table:style-name="ce239">
            <text:p>1,072.4</text:p>
          </table:table-cell>
          <table:table-cell office:value-type="float" office:value="1.7" table:style-name="ce240">
            <text:p>1.7</text:p>
          </table:table-cell>
          <table:table-cell office:value-type="float" office:value="6279" table:style-name="ce234">
            <text:p>6,279</text:p>
          </table:table-cell>
          <table:table-cell office:value-type="float" office:value="1223.3" table:style-name="ce235">
            <text:p>1,223.3</text:p>
          </table:table-cell>
          <table:table-cell office:value-type="float" office:value="1192.9000000000001" table:style-name="ce235">
            <text:p>1,192.9</text:p>
          </table:table-cell>
          <table:table-cell office:value-type="float" office:value="1254.3" table:style-name="ce236">
            <text:p>1,254.3</text:p>
          </table:table-cell>
          <table:table-cell office:value-type="float" office:value="1448" table:style-name="ce237">
            <text:p>1,448</text:p>
          </table:table-cell>
          <table:table-cell office:value-type="float" office:value="285.2" table:style-name="ce235">
            <text:p>285.2</text:p>
          </table:table-cell>
          <table:table-cell office:value-type="float" office:value="270.5" table:style-name="ce235">
            <text:p>270.5</text:p>
          </table:table-cell>
          <table:table-cell office:value-type="float" office:value="300.39999999999998" table:style-name="ce236">
            <text:p>300.4</text:p>
          </table:table-cell>
          <table:table-cell office:value-type="float" office:value="144549" table:style-name="ce238">
            <text:p>144,549</text:p>
          </table:table-cell>
          <table:table-cell office:value-type="float" office:value="798.1" table:style-name="ce235">
            <text:p>798.1</text:p>
          </table:table-cell>
          <table:table-cell office:value-type="float" office:value="793.9" table:style-name="ce235">
            <text:p>793.9</text:p>
          </table:table-cell>
          <table:table-cell office:value-type="float" office:value="802.3" table:style-name="ce239">
            <text:p>802.3</text:p>
          </table:table-cell>
          <table:table-cell office:value-type="float" office:value="1.5" table:style-name="ce240">
            <text:p>1.5</text:p>
          </table:table-cell>
          <table:table-cell office:value-type="float" office:value="12963" table:style-name="ce234">
            <text:p>12,963</text:p>
          </table:table-cell>
          <table:table-cell office:value-type="float" office:value="1480.2" table:style-name="ce235">
            <text:p>1,480.2</text:p>
          </table:table-cell>
          <table:table-cell office:value-type="float" office:value="1454.7" table:style-name="ce235">
            <text:p>1,454.7</text:p>
          </table:table-cell>
          <table:table-cell office:value-type="float" office:value="1506" table:style-name="ce236">
            <text:p>1,506.0</text:p>
          </table:table-cell>
          <table:table-cell office:value-type="float" office:value="3513" table:style-name="ce237">
            <text:p>3,513</text:p>
          </table:table-cell>
          <table:table-cell office:value-type="float" office:value="401.3" table:style-name="ce235">
            <text:p>401.3</text:p>
          </table:table-cell>
          <table:table-cell office:value-type="float" office:value="388.1" table:style-name="ce235">
            <text:p>388.1</text:p>
          </table:table-cell>
          <table:table-cell office:value-type="float" office:value="414.9" table:style-name="ce236">
            <text:p>414.9</text:p>
          </table:table-cell>
          <table:table-cell office:value-type="float" office:value="282227" table:style-name="ce238">
            <text:p>282,227</text:p>
          </table:table-cell>
          <table:table-cell office:value-type="float" office:value="917" table:style-name="ce235">
            <text:p>917.0</text:p>
          </table:table-cell>
          <table:table-cell office:value-type="float" office:value="913.6" table:style-name="ce235">
            <text:p>913.6</text:p>
          </table:table-cell>
          <table:table-cell office:value-type="float" office:value="920.4" table:style-name="ce239">
            <text:p>920.4</text:p>
          </table:table-cell>
          <table:table-cell office:value-type="float" office:value="1.6" table:style-name="ce240">
            <text:p>1.6</text:p>
          </table:table-cell>
          <table:table-cell table:number-columns-repeated="16343"/>
        </table:table-row>
        <table:table-row table:style-name="ro9">
          <table:table-cell office:value-type="string" table:style-name="ce232">
            <text:p>E12000007</text:p>
          </table:table-cell>
          <table:table-cell office:value-type="string" table:style-name="ce233">
            <text:p>London</text:p>
          </table:table-cell>
          <table:table-cell office:value-type="float" office:value="8592" table:style-name="ce234">
            <text:p>8,592</text:p>
          </table:table-cell>
          <table:table-cell office:value-type="float" office:value="2490.1" table:style-name="ce235">
            <text:p>2,490.1</text:p>
          </table:table-cell>
          <table:table-cell office:value-type="float" office:value="2436.6" table:style-name="ce235">
            <text:p>2,436.6</text:p>
          </table:table-cell>
          <table:table-cell office:value-type="float" office:value="2544.5" table:style-name="ce236">
            <text:p>2,544.5</text:p>
          </table:table-cell>
          <table:table-cell office:value-type="float" office:value="4391" table:style-name="ce237">
            <text:p>4,391</text:p>
          </table:table-cell>
          <table:table-cell office:value-type="float" office:value="1269.5999999999999" table:style-name="ce235">
            <text:p>1,269.6</text:p>
          </table:table-cell>
          <table:table-cell office:value-type="float" office:value="1231.5999999999999" table:style-name="ce235">
            <text:p>1,231.6</text:p>
          </table:table-cell>
          <table:table-cell office:value-type="float" office:value="1308.4000000000001" table:style-name="ce236">
            <text:p>1,308.4</text:p>
          </table:table-cell>
          <table:table-cell office:value-type="float" office:value="123897" table:style-name="ce238">
            <text:p>123,897</text:p>
          </table:table-cell>
          <table:table-cell office:value-type="float" office:value="1025.4000000000001" table:style-name="ce235">
            <text:p>1,025.4</text:p>
          </table:table-cell>
          <table:table-cell office:value-type="float" office:value="1019.5" table:style-name="ce235">
            <text:p>1,019.5</text:p>
          </table:table-cell>
          <table:table-cell office:value-type="float" office:value="1031.3" table:style-name="ce239">
            <text:p>1,031.3</text:p>
          </table:table-cell>
          <table:table-cell office:value-type="float" office:value="2.4" table:style-name="ce240">
            <text:p>2.4</text:p>
          </table:table-cell>
          <table:table-cell office:value-type="float" office:value="7279" table:style-name="ce234">
            <text:p>7,279</text:p>
          </table:table-cell>
          <table:table-cell office:value-type="float" office:value="1575.7" table:style-name="ce235">
            <text:p>1,575.7</text:p>
          </table:table-cell>
          <table:table-cell office:value-type="float" office:value="1539.4" table:style-name="ce235">
            <text:p>1,539.4</text:p>
          </table:table-cell>
          <table:table-cell office:value-type="float" office:value="1612.7" table:style-name="ce236">
            <text:p>1,612.7</text:p>
          </table:table-cell>
          <table:table-cell office:value-type="float" office:value="2978" table:style-name="ce237">
            <text:p>2,978</text:p>
          </table:table-cell>
          <table:table-cell office:value-type="float" office:value="654.4" table:style-name="ce235">
            <text:p>654.4</text:p>
          </table:table-cell>
          <table:table-cell office:value-type="float" office:value="630.9" table:style-name="ce235">
            <text:p>630.9</text:p>
          </table:table-cell>
          <table:table-cell office:value-type="float" office:value="678.6" table:style-name="ce236">
            <text:p>678.6</text:p>
          </table:table-cell>
          <table:table-cell office:value-type="float" office:value="122644" table:style-name="ce238">
            <text:p>122,644</text:p>
          </table:table-cell>
          <table:table-cell office:value-type="float" office:value="746.6" table:style-name="ce235">
            <text:p>746.6</text:p>
          </table:table-cell>
          <table:table-cell office:value-type="float" office:value="742.4" table:style-name="ce235">
            <text:p>742.4</text:p>
          </table:table-cell>
          <table:table-cell office:value-type="float" office:value="750.8" table:style-name="ce239">
            <text:p>750.8</text:p>
          </table:table-cell>
          <table:table-cell office:value-type="float" office:value="2.1" table:style-name="ce240">
            <text:p>2.1</text:p>
          </table:table-cell>
          <table:table-cell office:value-type="float" office:value="15871" table:style-name="ce234">
            <text:p>15,871</text:p>
          </table:table-cell>
          <table:table-cell office:value-type="float" office:value="1984.5" table:style-name="ce235">
            <text:p>1,984.5</text:p>
          </table:table-cell>
          <table:table-cell office:value-type="float" office:value="1953.4" table:style-name="ce235">
            <text:p>1,953.4</text:p>
          </table:table-cell>
          <table:table-cell office:value-type="float" office:value="2015.9" table:style-name="ce236">
            <text:p>2,015.9</text:p>
          </table:table-cell>
          <table:table-cell office:value-type="float" office:value="7369" table:style-name="ce237">
            <text:p>7,369</text:p>
          </table:table-cell>
          <table:table-cell office:value-type="float" office:value="924.8" table:style-name="ce235">
            <text:p>924.8</text:p>
          </table:table-cell>
          <table:table-cell office:value-type="float" office:value="903.6" table:style-name="ce235">
            <text:p>903.6</text:p>
          </table:table-cell>
          <table:table-cell office:value-type="float" office:value="946.4" table:style-name="ce236">
            <text:p>946.4</text:p>
          </table:table-cell>
          <table:table-cell office:value-type="float" office:value="246541" table:style-name="ce238">
            <text:p>246,541</text:p>
          </table:table-cell>
          <table:table-cell office:value-type="float" office:value="871.7" table:style-name="ce235">
            <text:p>871.7</text:p>
          </table:table-cell>
          <table:table-cell office:value-type="float" office:value="868.2" table:style-name="ce235">
            <text:p>868.2</text:p>
          </table:table-cell>
          <table:table-cell office:value-type="float" office:value="875.1" table:style-name="ce239">
            <text:p>875.1</text:p>
          </table:table-cell>
          <table:table-cell office:value-type="float" office:value="2.2999999999999998" table:style-name="ce240">
            <text:p>2.3</text:p>
          </table:table-cell>
          <table:table-cell table:number-columns-repeated="16343"/>
        </table:table-row>
        <table:table-row table:style-name="ro9">
          <table:table-cell office:value-type="string" table:style-name="ce232">
            <text:p>E12000008</text:p>
          </table:table-cell>
          <table:table-cell office:value-type="string" table:style-name="ce233">
            <text:p>South East</text:p>
          </table:table-cell>
          <table:table-cell office:value-type="float" office:value="8959" table:style-name="ce234">
            <text:p>8,959</text:p>
          </table:table-cell>
          <table:table-cell office:value-type="float" office:value="1658.2" table:style-name="ce235">
            <text:p>1,658.2</text:p>
          </table:table-cell>
          <table:table-cell office:value-type="float" office:value="1623.8" table:style-name="ce235">
            <text:p>1,623.8</text:p>
          </table:table-cell>
          <table:table-cell office:value-type="float" office:value="1693.2" table:style-name="ce236">
            <text:p>1,693.2</text:p>
          </table:table-cell>
          <table:table-cell office:value-type="float" office:value="2809" table:style-name="ce237">
            <text:p>2,809</text:p>
          </table:table-cell>
          <table:table-cell office:value-type="float" office:value="520.20000000000005" table:style-name="ce235">
            <text:p>520.2</text:p>
          </table:table-cell>
          <table:table-cell office:value-type="float" office:value="501" table:style-name="ce235">
            <text:p>501.0</text:p>
          </table:table-cell>
          <table:table-cell office:value-type="float" office:value="540" table:style-name="ce236">
            <text:p>540.0</text:p>
          </table:table-cell>
          <table:table-cell office:value-type="float" office:value="194823" table:style-name="ce238">
            <text:p>194,823</text:p>
          </table:table-cell>
          <table:table-cell office:value-type="float" office:value="1037.0999999999999" table:style-name="ce235">
            <text:p>1,037.1</text:p>
          </table:table-cell>
          <table:table-cell office:value-type="float" office:value="1032.5" table:style-name="ce235">
            <text:p>1,032.5</text:p>
          </table:table-cell>
          <table:table-cell office:value-type="float" office:value="1041.8" table:style-name="ce239">
            <text:p>1,041.8</text:p>
          </table:table-cell>
          <table:table-cell office:value-type="float" office:value="1.6" table:style-name="ce240">
            <text:p>1.6</text:p>
          </table:table-cell>
          <table:table-cell office:value-type="float" office:value="8930" table:style-name="ce234">
            <text:p>8,930</text:p>
          </table:table-cell>
          <table:table-cell office:value-type="float" office:value="1167.9000000000001" table:style-name="ce235">
            <text:p>1,167.9</text:p>
          </table:table-cell>
          <table:table-cell office:value-type="float" office:value="1143.5" table:style-name="ce235">
            <text:p>1,143.5</text:p>
          </table:table-cell>
          <table:table-cell office:value-type="float" office:value="1192.7" table:style-name="ce236">
            <text:p>1,192.7</text:p>
          </table:table-cell>
          <table:table-cell office:value-type="float" office:value="2264" table:style-name="ce237">
            <text:p>2,264</text:p>
          </table:table-cell>
          <table:table-cell office:value-type="float" office:value="294.89999999999998" table:style-name="ce235">
            <text:p>294.9</text:p>
          </table:table-cell>
          <table:table-cell office:value-type="float" office:value="282.8" table:style-name="ce235">
            <text:p>282.8</text:p>
          </table:table-cell>
          <table:table-cell office:value-type="float" office:value="307.5" table:style-name="ce236">
            <text:p>307.5</text:p>
          </table:table-cell>
          <table:table-cell office:value-type="float" office:value="208164" table:style-name="ce238">
            <text:p>208,164</text:p>
          </table:table-cell>
          <table:table-cell office:value-type="float" office:value="772" table:style-name="ce235">
            <text:p>772.0</text:p>
          </table:table-cell>
          <table:table-cell office:value-type="float" office:value="768.6" table:style-name="ce235">
            <text:p>768.6</text:p>
          </table:table-cell>
          <table:table-cell office:value-type="float" office:value="775.4" table:style-name="ce239">
            <text:p>775.4</text:p>
          </table:table-cell>
          <table:table-cell office:value-type="float" office:value="1.5" table:style-name="ce240">
            <text:p>1.5</text:p>
          </table:table-cell>
          <table:table-cell office:value-type="float" office:value="17889" table:style-name="ce234">
            <text:p>17,889</text:p>
          </table:table-cell>
          <table:table-cell office:value-type="float" office:value="1385" table:style-name="ce235">
            <text:p>1,385.0</text:p>
          </table:table-cell>
          <table:table-cell office:value-type="float" office:value="1364.7" table:style-name="ce235">
            <text:p>1,364.7</text:p>
          </table:table-cell>
          <table:table-cell office:value-type="float" office:value="1405.5" table:style-name="ce236">
            <text:p>1,405.5</text:p>
          </table:table-cell>
          <table:table-cell office:value-type="float" office:value="5073" table:style-name="ce237">
            <text:p>5,073</text:p>
          </table:table-cell>
          <table:table-cell office:value-type="float" office:value="392.2" table:style-name="ce235">
            <text:p>392.2</text:p>
          </table:table-cell>
          <table:table-cell office:value-type="float" office:value="381.4" table:style-name="ce235">
            <text:p>381.4</text:p>
          </table:table-cell>
          <table:table-cell office:value-type="float" office:value="403.1" table:style-name="ce236">
            <text:p>403.1</text:p>
          </table:table-cell>
          <table:table-cell office:value-type="float" office:value="402987" table:style-name="ce238">
            <text:p>402,987</text:p>
          </table:table-cell>
          <table:table-cell office:value-type="float" office:value="889.9" table:style-name="ce235">
            <text:p>889.9</text:p>
          </table:table-cell>
          <table:table-cell office:value-type="float" office:value="887.2" table:style-name="ce235">
            <text:p>887.2</text:p>
          </table:table-cell>
          <table:table-cell office:value-type="float" office:value="892.7" table:style-name="ce239">
            <text:p>892.7</text:p>
          </table:table-cell>
          <table:table-cell office:value-type="float" office:value="1.6" table:style-name="ce240">
            <text:p>1.6</text:p>
          </table:table-cell>
          <table:table-cell table:number-columns-repeated="16343"/>
        </table:table-row>
        <table:table-row table:style-name="ro8">
          <table:table-cell office:value-type="string" table:style-name="ce242">
            <text:p>E12000009</text:p>
          </table:table-cell>
          <table:table-cell office:value-type="string" table:style-name="ce243">
            <text:p>South West</text:p>
          </table:table-cell>
          <table:table-cell office:value-type="float" office:value="5483" table:style-name="ce244">
            <text:p>5,483</text:p>
          </table:table-cell>
          <table:table-cell office:value-type="float" office:value="1500" table:style-name="ce245">
            <text:p>1,500.0</text:p>
          </table:table-cell>
          <table:table-cell office:value-type="float" office:value="1460.1" table:style-name="ce245">
            <text:p>1,460.1</text:p>
          </table:table-cell>
          <table:table-cell office:value-type="float" office:value="1540.7" table:style-name="ce246">
            <text:p>1,540.7</text:p>
          </table:table-cell>
          <table:table-cell office:value-type="float" office:value="1212" table:style-name="ce247">
            <text:p>1,212</text:p>
          </table:table-cell>
          <table:table-cell office:value-type="float" office:value="330.9" table:style-name="ce245">
            <text:p>330.9</text:p>
          </table:table-cell>
          <table:table-cell office:value-type="float" office:value="312.3" table:style-name="ce245">
            <text:p>312.3</text:p>
          </table:table-cell>
          <table:table-cell office:value-type="float" office:value="350.3" table:style-name="ce246">
            <text:p>350.3</text:p>
          </table:table-cell>
          <table:table-cell office:value-type="float" office:value="136741" table:style-name="ce248">
            <text:p>136,741</text:p>
          </table:table-cell>
          <table:table-cell office:value-type="float" office:value="1070.5" table:style-name="ce245">
            <text:p>1,070.5</text:p>
          </table:table-cell>
          <table:table-cell office:value-type="float" office:value="1064.8" table:style-name="ce245">
            <text:p>1,064.8</text:p>
          </table:table-cell>
          <table:table-cell office:value-type="float" office:value="1076.3" table:style-name="ce249">
            <text:p>1,076.3</text:p>
          </table:table-cell>
          <table:table-cell office:value-type="float" office:value="1.4" table:style-name="ce250">
            <text:p>1.4</text:p>
          </table:table-cell>
          <table:table-cell office:value-type="float" office:value="5240" table:style-name="ce244">
            <text:p>5,240</text:p>
          </table:table-cell>
          <table:table-cell office:value-type="float" office:value="1015.6" table:style-name="ce245">
            <text:p>1,015.6</text:p>
          </table:table-cell>
          <table:table-cell office:value-type="float" office:value="987.9" table:style-name="ce245">
            <text:p>987.9</text:p>
          </table:table-cell>
          <table:table-cell office:value-type="float" office:value="1043.9000000000001" table:style-name="ce246">
            <text:p>1,043.9</text:p>
          </table:table-cell>
          <table:table-cell office:value-type="float" office:value="975" table:style-name="ce247">
            <text:p>975</text:p>
          </table:table-cell>
          <table:table-cell office:value-type="float" office:value="184.6" table:style-name="ce245">
            <text:p>184.6</text:p>
          </table:table-cell>
          <table:table-cell office:value-type="float" office:value="173" table:style-name="ce245">
            <text:p>173.0</text:p>
          </table:table-cell>
          <table:table-cell office:value-type="float" office:value="196.7" table:style-name="ce246">
            <text:p>196.7</text:p>
          </table:table-cell>
          <table:table-cell office:value-type="float" office:value="144944" table:style-name="ce248">
            <text:p>144,944</text:p>
          </table:table-cell>
          <table:table-cell office:value-type="float" office:value="787.4" table:style-name="ce245">
            <text:p>787.4</text:p>
          </table:table-cell>
          <table:table-cell office:value-type="float" office:value="783.3" table:style-name="ce245">
            <text:p>783.3</text:p>
          </table:table-cell>
          <table:table-cell office:value-type="float" office:value="791.5" table:style-name="ce249">
            <text:p>791.5</text:p>
          </table:table-cell>
          <table:table-cell office:value-type="float" office:value="1.3" table:style-name="ce250">
            <text:p>1.3</text:p>
          </table:table-cell>
          <table:table-cell office:value-type="float" office:value="10723" table:style-name="ce244">
            <text:p>10,723</text:p>
          </table:table-cell>
          <table:table-cell office:value-type="float" office:value="1226.9000000000001" table:style-name="ce245">
            <text:p>1,226.9</text:p>
          </table:table-cell>
          <table:table-cell office:value-type="float" office:value="1203.7" table:style-name="ce245">
            <text:p>1,203.7</text:p>
          </table:table-cell>
          <table:table-cell office:value-type="float" office:value="1250.5" table:style-name="ce246">
            <text:p>1,250.5</text:p>
          </table:table-cell>
          <table:table-cell office:value-type="float" office:value="2187" table:style-name="ce247">
            <text:p>2,187</text:p>
          </table:table-cell>
          <table:table-cell office:value-type="float" office:value="247.6" table:style-name="ce245">
            <text:p>247.6</text:p>
          </table:table-cell>
          <table:table-cell office:value-type="float" office:value="237.3" table:style-name="ce245">
            <text:p>237.3</text:p>
          </table:table-cell>
          <table:table-cell office:value-type="float" office:value="258.2" table:style-name="ce246">
            <text:p>258.2</text:p>
          </table:table-cell>
          <table:table-cell office:value-type="float" office:value="281685" table:style-name="ce248">
            <text:p>281,685</text:p>
          </table:table-cell>
          <table:table-cell office:value-type="float" office:value="912.5" table:style-name="ce245">
            <text:p>912.5</text:p>
          </table:table-cell>
          <table:table-cell office:value-type="float" office:value="909.1" table:style-name="ce245">
            <text:p>909.1</text:p>
          </table:table-cell>
          <table:table-cell office:value-type="float" office:value="915.9" table:style-name="ce249">
            <text:p>915.9</text:p>
          </table:table-cell>
          <table:table-cell office:value-type="float" office:value="1.3" table:style-name="ce250">
            <text:p>1.3</text:p>
          </table:table-cell>
          <table:table-cell table:number-columns-repeated="16343"/>
        </table:table-row>
        <table:table-row table:style-name="ro8">
          <table:table-cell office:value-type="string" table:style-name="ce251">
            <text:p>E92000001</text:p>
          </table:table-cell>
          <table:table-cell office:value-type="string" table:style-name="ce252">
            <text:p>England</text:p>
          </table:table-cell>
          <table:table-cell office:value-type="float" office:value="58874" table:style-name="ce253">
            <text:p>58,874</text:p>
          </table:table-cell>
          <table:table-cell office:value-type="float" office:value="1917.2" table:style-name="ce254">
            <text:p>1,917.2</text:p>
          </table:table-cell>
          <table:table-cell office:value-type="float" office:value="1901.5" table:style-name="ce254">
            <text:p>1,901.5</text:p>
          </table:table-cell>
          <table:table-cell office:value-type="float" office:value="1933" table:style-name="ce255">
            <text:p>1,933.0</text:p>
          </table:table-cell>
          <table:table-cell office:value-type="float" office:value="20059" table:style-name="ce256">
            <text:p>20,059</text:p>
          </table:table-cell>
          <table:table-cell office:value-type="float" office:value="653" table:style-name="ce254">
            <text:p>653.0</text:p>
          </table:table-cell>
          <table:table-cell office:value-type="float" office:value="643.79999999999995" table:style-name="ce254">
            <text:p>643.8</text:p>
          </table:table-cell>
          <table:table-cell office:value-type="float" office:value="662.2" table:style-name="ce255">
            <text:p>662.2</text:p>
          </table:table-cell>
          <table:table-cell office:value-type="float" office:value="1205730" table:style-name="ce257">
            <text:p>1,205,730</text:p>
          </table:table-cell>
          <table:table-cell office:value-type="float" office:value="1121.3" table:style-name="ce254">
            <text:p>1,121.3</text:p>
          </table:table-cell>
          <table:table-cell office:value-type="float" office:value="1119.2" table:style-name="ce254">
            <text:p>1,119.2</text:p>
          </table:table-cell>
          <table:table-cell office:value-type="float" office:value="1123.3" table:style-name="ce258">
            <text:p>1,123.3</text:p>
          </table:table-cell>
          <table:table-cell office:value-type="float" office:value="1.7" table:style-name="ce259">
            <text:p>1.7</text:p>
          </table:table-cell>
          <table:table-cell office:value-type="float" office:value="55544" table:style-name="ce253">
            <text:p>55,544</text:p>
          </table:table-cell>
          <table:table-cell office:value-type="float" office:value="1313.9" table:style-name="ce254">
            <text:p>1,313.9</text:p>
          </table:table-cell>
          <table:table-cell office:value-type="float" office:value="1303" table:style-name="ce254">
            <text:p>1,303.0</text:p>
          </table:table-cell>
          <table:table-cell office:value-type="float" office:value="1325" table:style-name="ce255">
            <text:p>1,325.0</text:p>
          </table:table-cell>
          <table:table-cell office:value-type="float" office:value="15366" table:style-name="ce256">
            <text:p>15,366</text:p>
          </table:table-cell>
          <table:table-cell office:value-type="float" office:value="364.4" table:style-name="ce254">
            <text:p>364.4</text:p>
          </table:table-cell>
          <table:table-cell office:value-type="float" office:value="358.6" table:style-name="ce254">
            <text:p>358.6</text:p>
          </table:table-cell>
          <table:table-cell office:value-type="float" office:value="370.2" table:style-name="ce255">
            <text:p>370.2</text:p>
          </table:table-cell>
          <table:table-cell office:value-type="float" office:value="1253986" table:style-name="ce257">
            <text:p>1,253,986</text:p>
          </table:table-cell>
          <table:table-cell office:value-type="float" office:value="833.8" table:style-name="ce254">
            <text:p>833.8</text:p>
          </table:table-cell>
          <table:table-cell office:value-type="float" office:value="832.4" table:style-name="ce254">
            <text:p>832.4</text:p>
          </table:table-cell>
          <table:table-cell office:value-type="float" office:value="835.3" table:style-name="ce258">
            <text:p>835.3</text:p>
          </table:table-cell>
          <table:table-cell office:value-type="float" office:value="1.6" table:style-name="ce259">
            <text:p>1.6</text:p>
          </table:table-cell>
          <table:table-cell office:value-type="float" office:value="114418" table:style-name="ce253">
            <text:p>114,418</text:p>
          </table:table-cell>
          <table:table-cell office:value-type="float" office:value="1580.6" table:style-name="ce254">
            <text:p>1,580.6</text:p>
          </table:table-cell>
          <table:table-cell office:value-type="float" office:value="1571.4" table:style-name="ce254">
            <text:p>1,571.4</text:p>
          </table:table-cell>
          <table:table-cell office:value-type="float" office:value="1589.8" table:style-name="ce255">
            <text:p>1,589.8</text:p>
          </table:table-cell>
          <table:table-cell office:value-type="float" office:value="35425" table:style-name="ce256">
            <text:p>35,425</text:p>
          </table:table-cell>
          <table:table-cell office:value-type="float" office:value="488.9" table:style-name="ce254">
            <text:p>488.9</text:p>
          </table:table-cell>
          <table:table-cell office:value-type="float" office:value="483.8" table:style-name="ce254">
            <text:p>483.8</text:p>
          </table:table-cell>
          <table:table-cell office:value-type="float" office:value="494.1" table:style-name="ce255">
            <text:p>494.1</text:p>
          </table:table-cell>
          <table:table-cell office:value-type="float" office:value="2459716" table:style-name="ce257">
            <text:p>2,459,716</text:p>
          </table:table-cell>
          <table:table-cell office:value-type="float" office:value="961.5" table:style-name="ce254">
            <text:p>961.5</text:p>
          </table:table-cell>
          <table:table-cell office:value-type="float" office:value="960.3" table:style-name="ce254">
            <text:p>960.3</text:p>
          </table:table-cell>
          <table:table-cell office:value-type="float" office:value="962.7" table:style-name="ce258">
            <text:p>962.7</text:p>
          </table:table-cell>
          <table:table-cell office:value-type="float" office:value="1.6" table:style-name="ce259">
            <text:p>1.6</text:p>
          </table:table-cell>
          <table:table-cell table:number-columns-repeated="16343"/>
        </table:table-row>
        <table:table-row table:style-name="ro7">
          <table:table-cell table:number-columns-repeated="16384" table:style-name="ce8"/>
        </table:table-row>
        <table:table-row table:style-name="ro8">
          <table:table-cell office:value-type="string" table:style-name="ce169">
            <text:p>Footnotes</text:p>
          </table:table-cell>
          <table:table-cell table:number-columns-repeated="16383" table:style-name="ce8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8">
            <text:p>All cause 2020 deaths based on all deaths registerd in England between 21 March and 08 May 2020.</text:p>
          </table:table-cell>
          <table:table-cell table:number-columns-repeated="16383" table:style-name="ce8"/>
        </table:table-row>
        <table:table-row table:style-name="ro9">
          <table:table-cell office:value-type="string" table:style-name="ce8">
            <text:p>COVID-19 deaths based on all deaths mentioning COVID-19 registered in England between 21 March and 08 May 2020.</text:p>
          </table:table-cell>
          <table:table-cell table:number-columns-repeated="16383" table:style-name="ce8"/>
        </table:table-row>
        <table:table-row table:style-name="ro9">
          <table:table-cell office:value-type="string" table:style-name="ce8">
            <text:p>All cause baseline deaths based on all deaths recorded in England registered 2014 and 2018.</text:p>
          </table:table-cell>
          <table:table-cell table:number-columns-repeated="16383" table:style-name="ce8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12">
            <text:p>Lower CL = lower 95% confidence limit</text:p>
          </table:table-cell>
          <table:table-cell table:number-columns-repeated="16383" table:style-name="ce8"/>
        </table:table-row>
        <table:table-row table:style-name="ro9">
          <table:table-cell office:value-type="string" table:style-name="ce112">
            <text:p>Upper CL = upper 95% confidence limit<text:s/></text:p>
          </table:table-cell>
          <table:table-cell table:number-columns-repeated="16383" table:style-name="ce8"/>
        </table:table-row>
        <table:table-row table:style-name="ro9">
          <table:table-cell table:style-name="ce112"/>
          <table:table-cell table:number-columns-repeated="16383" table:style-name="ce8"/>
        </table:table-row>
        <table:table-row table:style-name="ro9">
          <table:table-cell office:value-type="string" table:style-name="ce208">
            <text:p>Populations for 2020 deaths are ONS provisional Mid 2019 population estimates</text:p>
          </table:table-cell>
          <table:table-cell table:number-columns-repeated="16383" table:style-name="ce8"/>
        </table:table-row>
        <table:table-row table:style-name="ro9">
          <table:table-cell office:value-type="string" table:style-name="ce172">
            <text:p><text:a xlink:href="https://www.ons.gov.uk/peoplepopulationandcommunity/populationandmigration/populationestimates/bulletins/annualmidyearpopulationestimates/mid2019/relateddata">https://www.ons.gov.uk/peoplepopulationandcommunity/populationandmigration/populationestimates/bulletins/annualmidyearpopulationestimates/mid2019/relateddata</text:a></text:p>
          </table:table-cell>
          <table:table-cell table:number-columns-repeated="16383" table:style-name="ce8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208">
            <text:p>Populations for baseline deaths are ONS Mid 2014-Mid 2018 population estimates</text:p>
          </table:table-cell>
          <table:table-cell table:number-columns-repeated="16383"/>
        </table:table-row>
        <table:table-row table:style-name="ro4">
          <table:table-cell office:value-type="string" table:style-name="ce73">
            <text:p><text:a xlink:href="https://www.ons.gov.uk/peoplepopulationandcommunity/populationandmigration/populationestimates/datasets/populationestimatesforukenglandandwalesscotlandandnorthernireland">https://www.ons.gov.uk/peoplepopulationandcommunity/populationandmigration/populationestimates/datasets/populationestimatesforukenglandandwalesscotlandandnorthernireland</text:a></text:p>
          </table:table-cell>
          <table:table-cell table:number-columns-repeated="16383"/>
        </table:table-row>
        <table:table-row table:style-name="ro9">
          <table:table-cell table:style-name="ce260"/>
          <table:table-cell table:number-columns-repeated="16383"/>
        </table:table-row>
        <table:table-row table:style-name="ro9">
          <table:table-cell office:value-type="string" table:style-name="ce208">
            <text:p>Source: Public Health England analysis of Office for National Statistics (ONS) data</text:p>
          </table:table-cell>
          <table:table-cell table:number-columns-repeated="16383"/>
        </table:table-row>
        <table:table-row table:number-rows-repeated="104854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_32_2" style:display-name="Comma 2" style:family="table-cell" style:data-style-name="N38"/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Leigh Dowd</meta:initial-creator>
    <dc:creator>Allan Baker</dc:creator>
    <meta:creation-date>2020-05-27T08:07:46Z</meta:creation-date>
    <dc:date>2020-07-08T11:10:32Z</dc:date>
  </office:meta>
</office:document-meta>
</file>